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66.29mm"/>
    </style:style>
    <style:style style:name="co12" style:family="table-column">
      <style:table-column-properties fo:break-before="auto" style:column-width="69.23mm"/>
    </style:style>
    <style:style style:name="co13" style:family="table-column">
      <style:table-column-properties fo:break-before="auto" style:column-width="53.11mm"/>
    </style:style>
    <style:style style:name="co14" style:family="table-column">
      <style:table-column-properties fo:break-before="auto" style:column-width="44.71mm"/>
    </style:style>
    <style:style style:name="co15" style:family="table-column">
      <style:table-column-properties fo:break-before="auto" style:column-width="49.94mm"/>
    </style:style>
    <style:style style:name="co16" style:family="table-column">
      <style:table-column-properties fo:break-before="auto" style:column-width="66.62mm"/>
    </style:style>
    <style:style style:name="co17" style:family="table-column">
      <style:table-column-properties fo:break-before="auto" style:column-width="72.81mm"/>
    </style:style>
    <style:style style:name="co18" style:family="table-column">
      <style:table-column-properties fo:break-before="auto" style:column-width="40.16mm"/>
    </style:style>
    <style:style style:name="co19" style:family="table-column">
      <style:table-column-properties fo:break-before="auto" style:column-width="109.29mm"/>
    </style:style>
    <style:style style:name="co20" style:family="table-column">
      <style:table-column-properties fo:break-before="auto" style:column-width="12.91mm"/>
    </style:style>
    <style:style style:name="co21" style:family="table-column">
      <style:table-column-properties fo:break-before="auto" style:column-width="22.67mm"/>
    </style:style>
    <style:style style:name="co22" style:family="table-column">
      <style:table-column-properties fo:break-before="auto" style:column-width="65.69mm"/>
    </style:style>
    <style:style style:name="co23" style:family="table-column">
      <style:table-column-properties fo:break-before="auto" style:column-width="34.31mm"/>
    </style:style>
    <style:style style:name="co24" style:family="table-column">
      <style:table-column-properties fo:break-before="auto" style:column-width="9.23mm"/>
    </style:style>
    <style:style style:name="co25" style:family="table-column">
      <style:table-column-properties fo:break-before="auto" style:column-width="80.75mm"/>
    </style:style>
    <style:style style:name="co26" style:family="table-column">
      <style:table-column-properties fo:break-before="auto" style:column-width="62.76mm"/>
    </style:style>
    <style:style style:name="co27" style:family="table-column">
      <style:table-column-properties fo:break-before="auto" style:column-width="62.02mm"/>
    </style:style>
    <style:style style:name="co28" style:family="table-column">
      <style:table-column-properties fo:break-before="auto" style:column-width="6.99mm"/>
    </style:style>
    <style:style style:name="co29" style:family="table-column">
      <style:table-column-properties fo:break-before="auto" style:column-width="31.61mm"/>
    </style:style>
    <style:style style:name="co30" style:family="table-column">
      <style:table-column-properties fo:break-before="auto" style:column-width="4.11mm"/>
    </style:style>
    <style:style style:name="co31" style:family="table-column">
      <style:table-column-properties fo:break-before="auto" style:column-width="10.14mm"/>
    </style:style>
    <style:style style:name="co32" style:family="table-column">
      <style:table-column-properties fo:break-before="auto" style:column-width="20.9mm"/>
    </style:style>
    <style:style style:name="co33" style:family="table-column">
      <style:table-column-properties fo:break-before="auto" style:column-width="5.94mm"/>
    </style:style>
    <style:style style:name="co34" style:family="table-column">
      <style:table-column-properties fo:break-before="auto" style:column-width="7.14mm"/>
    </style:style>
    <style:style style:name="co35" style:family="table-column">
      <style:table-column-properties fo:break-before="auto" style:column-width="6.84mm"/>
    </style:style>
    <style:style style:name="co36" style:family="table-column">
      <style:table-column-properties fo:break-before="auto" style:column-width="16.26mm"/>
    </style:style>
    <style:style style:name="co37" style:family="table-column">
      <style:table-column-properties fo:break-before="auto" style:column-width="10.65mm"/>
    </style:style>
    <style:style style:name="co38" style:family="table-column">
      <style:table-column-properties fo:break-before="auto" style:column-width="4.73mm"/>
    </style:style>
    <style:style style:name="co39" style:family="table-column">
      <style:table-column-properties fo:break-before="auto" style:column-width="12.93mm"/>
    </style:style>
    <style:style style:name="co40" style:family="table-column">
      <style:table-column-properties fo:break-before="auto" style:column-width="4.41mm"/>
    </style:style>
    <style:style style:name="co41" style:family="table-column">
      <style:table-column-properties fo:break-before="auto" style:column-width="31.75mm"/>
    </style:style>
    <style:style style:name="co42" style:family="table-column">
      <style:table-column-properties fo:break-before="auto" style:column-width="57.22mm"/>
    </style:style>
    <style:style style:name="co43" style:family="table-column">
      <style:table-column-properties fo:break-before="auto" style:column-width="95.37mm"/>
    </style:style>
    <style:style style:name="co44" style:family="table-column">
      <style:table-column-properties fo:break-before="auto" style:column-width="98.6mm"/>
    </style:style>
    <style:style style:name="co45" style:family="table-column">
      <style:table-column-properties fo:break-before="auto" style:column-width="95.29mm"/>
    </style:style>
    <style:style style:name="co46" style:family="table-column">
      <style:table-column-properties fo:break-before="auto" style:column-width="37.57mm"/>
    </style:style>
    <style:style style:name="co47" style:family="table-column">
      <style:table-column-properties fo:break-before="auto" style:column-width="99.2mm"/>
    </style:style>
    <style:style style:name="co48" style:family="table-column">
      <style:table-column-properties fo:break-before="auto" style:column-width="23.53mm"/>
    </style:style>
    <style:style style:name="co49" style:family="table-column">
      <style:table-column-properties fo:break-before="auto" style:column-width="46.46mm"/>
    </style:style>
    <style:style style:name="co50" style:family="table-column">
      <style:table-column-properties fo:break-before="auto" style:column-width="17.52mm"/>
    </style:style>
    <style:style style:name="co51" style:family="table-column">
      <style:table-column-properties fo:break-before="auto" style:column-width="8.91mm"/>
    </style:style>
    <style:style style:name="co52" style:family="table-column">
      <style:table-column-properties fo:break-before="auto" style:column-width="9.82mm"/>
    </style:style>
    <style:style style:name="co53" style:family="table-column">
      <style:table-column-properties fo:break-before="auto" style:column-width="23.05mm"/>
    </style:style>
    <style:style style:name="co54" style:family="table-column">
      <style:table-column-properties fo:break-before="auto" style:column-width="24.29mm"/>
    </style:style>
    <style:style style:name="co55" style:family="table-column">
      <style:table-column-properties fo:break-before="auto" style:column-width="19.67mm"/>
    </style:style>
    <style:style style:name="co56" style:family="table-column">
      <style:table-column-properties fo:break-before="auto" style:column-width="15.36mm"/>
    </style:style>
    <style:style style:name="co57" style:family="table-column">
      <style:table-column-properties fo:break-before="auto" style:column-width="13.21mm"/>
    </style:style>
    <style:style style:name="co58" style:family="table-column">
      <style:table-column-properties fo:break-before="auto" style:column-width="72.2mm"/>
    </style:style>
    <style:style style:name="co59" style:family="table-column">
      <style:table-column-properties fo:break-before="auto" style:column-width="109.47mm"/>
    </style:style>
    <style:style style:name="co60" style:family="table-column">
      <style:table-column-properties fo:break-before="auto" style:column-width="55.97mm"/>
    </style:style>
    <style:style style:name="co61" style:family="table-column">
      <style:table-column-properties fo:break-before="auto" style:column-width="259.12mm"/>
    </style:style>
    <style:style style:name="co62" style:family="table-column">
      <style:table-column-properties fo:break-before="auto" style:column-width="13.56mm"/>
    </style:style>
    <style:style style:name="co63" style:family="table-column">
      <style:table-column-properties fo:break-before="auto" style:column-width="27.76mm"/>
    </style:style>
    <style:style style:name="co64" style:family="table-column">
      <style:table-column-properties fo:break-before="auto" style:column-width="4.5mm"/>
    </style:style>
    <style:style style:name="co65" style:family="table-column">
      <style:table-column-properties fo:break-before="auto" style:column-width="81.46mm"/>
    </style:style>
    <style:style style:name="co66" style:family="table-column">
      <style:table-column-properties fo:break-before="auto" style:column-width="10mm"/>
    </style:style>
    <style:style style:name="co67" style:family="table-column">
      <style:table-column-properties fo:break-before="auto" style:column-width="44.06mm"/>
    </style:style>
    <style:style style:name="co68" style:family="table-column">
      <style:table-column-properties fo:break-before="auto" style:column-width="17.32mm"/>
    </style:style>
    <style:style style:name="co69" style:family="table-column">
      <style:table-column-properties fo:break-before="auto" style:column-width="42.12mm"/>
    </style:style>
    <style:style style:name="co70" style:family="table-column">
      <style:table-column-properties fo:break-before="auto" style:column-width="42.9mm"/>
    </style:style>
    <style:style style:name="co71" style:family="table-column">
      <style:table-column-properties fo:break-before="auto" style:column-width="112.27mm"/>
    </style:style>
    <style:style style:name="co72" style:family="table-column">
      <style:table-column-properties fo:break-before="auto" style:column-width="69.04mm"/>
    </style:style>
    <style:style style:name="co73" style:family="table-column">
      <style:table-column-properties fo:break-before="auto" style:column-width="147.67mm"/>
    </style:style>
    <style:style style:name="co74" style:family="table-column">
      <style:table-column-properties fo:break-before="auto" style:column-width="75.37mm"/>
    </style:style>
    <style:style style:name="co75" style:family="table-column">
      <style:table-column-properties fo:break-before="auto" style:column-width="4.76mm"/>
    </style:style>
    <style:style style:name="co76" style:family="table-column">
      <style:table-column-properties fo:break-before="auto" style:column-width="5.06mm"/>
    </style:style>
    <style:style style:name="co77" style:family="table-column">
      <style:table-column-properties fo:break-before="auto" style:column-width="13.53mm"/>
    </style:style>
    <style:style style:name="co78" style:family="table-column">
      <style:table-column-properties fo:break-before="auto" style:column-width="11.38mm"/>
    </style:style>
    <style:style style:name="co79" style:family="table-column">
      <style:table-column-properties fo:break-before="auto" style:column-width="15.06mm"/>
    </style:style>
    <style:style style:name="co80" style:family="table-column">
      <style:table-column-properties fo:break-before="auto" style:column-width="14.75mm"/>
    </style:style>
    <style:style style:name="co81" style:family="table-column">
      <style:table-column-properties fo:break-before="auto" style:column-width="2.77mm"/>
    </style:style>
    <style:style style:name="co82" style:family="table-column">
      <style:table-column-properties fo:break-before="auto" style:column-width="3.88mm"/>
    </style:style>
    <style:style style:name="co83" style:family="table-column">
      <style:table-column-properties fo:break-before="auto" style:column-width="3.6mm"/>
    </style:style>
    <style:style style:name="co84" style:family="table-column">
      <style:table-column-properties fo:break-before="auto" style:column-width="5.26mm"/>
    </style:style>
    <style:style style:name="co85" style:family="table-column">
      <style:table-column-properties fo:break-before="auto" style:column-width="5.59mm"/>
    </style:style>
    <style:style style:name="co86" style:family="table-column">
      <style:table-column-properties fo:break-before="auto" style:column-width="6.7mm"/>
    </style:style>
    <style:style style:name="co87" style:family="table-column">
      <style:table-column-properties fo:break-before="auto" style:column-width="39.53mm"/>
    </style:style>
    <style:style style:name="co88" style:family="table-column">
      <style:table-column-properties fo:break-before="auto" style:column-width="49.42mm"/>
    </style:style>
    <style:style style:name="co89" style:family="table-column">
      <style:table-column-properties fo:break-before="auto" style:column-width="40.04mm"/>
    </style:style>
    <style:style style:name="co90" style:family="table-column">
      <style:table-column-properties fo:break-before="auto" style:column-width="19.93mm"/>
    </style:style>
    <style:style style:name="co91" style:family="table-column">
      <style:table-column-properties fo:break-before="auto" style:column-width="22.79mm"/>
    </style:style>
    <style:style style:name="co92" style:family="table-column">
      <style:table-column-properties fo:break-before="auto" style:column-width="141.48mm"/>
    </style:style>
    <style:style style:name="co93" style:family="table-column">
      <style:table-column-properties fo:break-before="auto" style:column-width="158.4mm"/>
    </style:style>
    <style:style style:name="co94" style:family="table-column">
      <style:table-column-properties fo:break-before="auto" style:column-width="41.28mm"/>
    </style:style>
    <style:style style:name="co95" style:family="table-column">
      <style:table-column-properties fo:break-before="auto" style:column-width="25.08mm"/>
    </style:style>
    <style:style style:name="co96" style:family="table-column">
      <style:table-column-properties fo:break-before="auto" style:column-width="44.13mm"/>
    </style:style>
    <style:style style:name="co97" style:family="table-column">
      <style:table-column-properties fo:break-before="auto" style:column-width="67.27mm"/>
    </style:style>
    <style:style style:name="co98" style:family="table-column">
      <style:table-column-properties fo:break-before="auto" style:column-width="7.99mm"/>
    </style:style>
    <style:style style:name="co99" style:family="table-column">
      <style:table-column-properties fo:break-before="auto" style:column-width="8.29mm"/>
    </style:style>
    <style:style style:name="co100" style:family="table-column">
      <style:table-column-properties fo:break-before="auto" style:column-width="6.69mm"/>
    </style:style>
    <style:style style:name="co101" style:family="table-column">
      <style:table-column-properties fo:break-before="auto" style:column-width="104.26mm"/>
    </style:style>
    <style:style style:name="co102" style:family="table-column">
      <style:table-column-properties fo:break-before="auto" style:column-width="4.3mm"/>
    </style:style>
    <style:style style:name="co103" style:family="table-column">
      <style:table-column-properties fo:break-before="auto" style:column-width="10.76mm"/>
    </style:style>
    <style:style style:name="co104" style:family="table-column">
      <style:table-column-properties fo:break-before="auto" style:column-width="10.44mm"/>
    </style:style>
    <style:style style:name="co105" style:family="table-column">
      <style:table-column-properties fo:break-before="auto" style:column-width="18.45mm"/>
    </style:style>
    <style:style style:name="co106" style:family="table-column">
      <style:table-column-properties fo:break-before="auto" style:column-width="14.13mm"/>
    </style:style>
    <style:style style:name="co107" style:family="table-column">
      <style:table-column-properties fo:break-before="auto" style:column-width="6.76mm"/>
    </style:style>
    <style:style style:name="co108" style:family="table-column">
      <style:table-column-properties fo:break-before="auto" style:column-width="7.67mm"/>
    </style:style>
    <style:style style:name="co109" style:family="table-column">
      <style:table-column-properties fo:break-before="auto" style:column-width="6.14mm"/>
    </style:style>
    <style:style style:name="co110" style:family="table-column">
      <style:table-column-properties fo:break-before="auto" style:column-width="5.52mm"/>
    </style:style>
    <style:style style:name="co111" style:family="table-column">
      <style:table-column-properties fo:break-before="auto" style:column-width="4.45mm"/>
    </style:style>
    <style:style style:name="co112" style:family="table-column">
      <style:table-column-properties fo:break-before="auto" style:column-width="43.96mm"/>
    </style:style>
    <style:style style:name="co113" style:family="table-column">
      <style:table-column-properties fo:break-before="auto" style:column-width="39.95mm"/>
    </style:style>
    <style:style style:name="co114" style:family="table-column">
      <style:table-column-properties fo:break-before="auto" style:column-width="113.42mm"/>
    </style:style>
    <style:style style:name="co115" style:family="table-column">
      <style:table-column-properties fo:break-before="auto" style:column-width="44.98mm"/>
    </style:style>
    <style:style style:name="co116" style:family="table-column">
      <style:table-column-properties fo:break-before="auto" style:column-width="20.94mm"/>
    </style:style>
    <style:style style:name="co117" style:family="table-column">
      <style:table-column-properties fo:break-before="auto" style:column-width="23.44mm"/>
    </style:style>
    <style:style style:name="co118" style:family="table-column">
      <style:table-column-properties fo:break-before="auto" style:column-width="23.69mm"/>
    </style:style>
    <style:style style:name="co119" style:family="table-column">
      <style:table-column-properties fo:break-before="auto" style:column-width="32.61mm"/>
    </style:style>
    <style:style style:name="co120" style:family="table-column">
      <style:table-column-properties fo:break-before="auto" style:column-width="59.43mm"/>
    </style:style>
    <style:style style:name="co121" style:family="table-column">
      <style:table-column-properties fo:break-before="auto" style:column-width="29.53mm"/>
    </style:style>
    <style:style style:name="co122" style:family="table-column">
      <style:table-column-properties fo:break-before="auto" style:column-width="5.49mm"/>
    </style:style>
    <style:style style:name="co123" style:family="table-column">
      <style:table-column-properties fo:break-before="auto" style:column-width="60.48mm"/>
    </style:style>
    <style:style style:name="co124" style:family="table-column">
      <style:table-column-properties fo:break-before="auto" style:column-width="19.86mm"/>
    </style:style>
    <style:style style:name="co125" style:family="table-column">
      <style:table-column-properties fo:break-before="auto" style:column-width="8.47mm"/>
    </style:style>
    <style:style style:name="co126" style:family="table-column">
      <style:table-column-properties fo:break-before="auto" style:column-width="7.55mm"/>
    </style:style>
    <style:style style:name="co127" style:family="table-column">
      <style:table-column-properties fo:break-before="auto" style:column-width="13.78mm"/>
    </style:style>
    <style:style style:name="co128" style:family="table-column">
      <style:table-column-properties fo:break-before="auto" style:column-width="40.11mm"/>
    </style:style>
    <style:style style:name="co129" style:family="table-column">
      <style:table-column-properties fo:break-before="auto" style:column-width="10.3mm"/>
    </style:style>
    <style:style style:name="co130" style:family="table-column">
      <style:table-column-properties fo:break-before="auto" style:column-width="8.93mm"/>
    </style:style>
    <style:style style:name="co131" style:family="table-column">
      <style:table-column-properties fo:break-before="auto" style:column-width="9.95mm"/>
    </style:style>
    <style:style style:name="co132" style:family="table-column">
      <style:table-column-properties fo:break-before="auto" style:column-width="5.7mm"/>
    </style:style>
    <style:style style:name="co133" style:family="table-column">
      <style:table-column-properties fo:break-before="auto" style:column-width="8.8mm"/>
    </style:style>
    <style:style style:name="co134" style:family="table-column">
      <style:table-column-properties fo:break-before="auto" style:column-width="5.03mm"/>
    </style:style>
    <style:style style:name="co135" style:family="table-column">
      <style:table-column-properties fo:break-before="auto" style:column-width="48.68mm"/>
    </style:style>
    <style:style style:name="co136" style:family="table-column">
      <style:table-column-properties fo:break-before="auto" style:column-width="128.22mm"/>
    </style:style>
    <style:style style:name="co137" style:family="table-column">
      <style:table-column-properties fo:break-before="auto" style:column-width="109.77mm"/>
    </style:style>
    <style:style style:name="co138" style:family="table-column">
      <style:table-column-properties fo:break-before="auto" style:column-width="97.88mm"/>
    </style:style>
    <style:style style:name="co139" style:family="table-column">
      <style:table-column-properties fo:break-before="auto" style:column-width="27.66mm"/>
    </style:style>
    <style:style style:name="co140" style:family="table-column">
      <style:table-column-properties fo:break-before="auto" style:column-width="24.99mm"/>
    </style:style>
    <style:style style:name="co141" style:family="table-column">
      <style:table-column-properties fo:break-before="auto" style:column-width="18.24mm"/>
    </style:style>
    <style:style style:name="co142" style:family="table-column">
      <style:table-column-properties fo:break-before="auto" style:column-width="52.05mm"/>
    </style:style>
    <style:style style:name="co143" style:family="table-column">
      <style:table-column-properties fo:break-before="auto" style:column-width="90.4mm"/>
    </style:style>
    <style:style style:name="co144" style:family="table-column">
      <style:table-column-properties fo:break-before="auto" style:column-width="29.21mm"/>
    </style:style>
    <style:style style:name="co145" style:family="table-column">
      <style:table-column-properties fo:break-before="auto" style:column-width="135.31mm"/>
    </style:style>
    <style:style style:name="co146" style:family="table-column">
      <style:table-column-properties fo:break-before="auto" style:column-width="54.5mm"/>
    </style:style>
    <style:style style:name="co147" style:family="table-column">
      <style:table-column-properties fo:break-before="auto" style:column-width="29.9mm"/>
    </style:style>
    <style:style style:name="co148" style:family="table-column">
      <style:table-column-properties fo:break-before="auto" style:column-width="82.43mm"/>
    </style:style>
    <style:style style:name="co149" style:family="table-column">
      <style:table-column-properties fo:break-before="auto" style:column-width="52.72mm"/>
    </style:style>
    <style:style style:name="co150" style:family="table-column">
      <style:table-column-properties fo:break-before="auto" style:column-width="78.55mm"/>
    </style:style>
    <style:style style:name="co151" style:family="table-column">
      <style:table-column-properties fo:break-before="auto" style:column-width="4.99mm"/>
    </style:style>
    <style:style style:name="co152" style:family="table-column">
      <style:table-column-properties fo:break-before="auto" style:column-width="34.04mm"/>
    </style:style>
    <style:style style:name="co153" style:family="table-column">
      <style:table-column-properties fo:break-before="auto" style:column-width="46.8mm"/>
    </style:style>
    <style:style style:name="co154" style:family="table-column">
      <style:table-column-properties fo:break-before="auto" style:column-width="8.24mm"/>
    </style:style>
    <style:style style:name="co155" style:family="table-column">
      <style:table-column-properties fo:break-before="auto" style:column-width="7.88mm"/>
    </style:style>
    <style:style style:name="co156" style:family="table-column">
      <style:table-column-properties fo:break-before="auto" style:column-width="14.41mm"/>
    </style:style>
    <style:style style:name="co157" style:family="table-column">
      <style:table-column-properties fo:break-before="auto" style:column-width="12.01mm"/>
    </style:style>
    <style:style style:name="co158" style:family="table-column">
      <style:table-column-properties fo:break-before="auto" style:column-width="12.35mm"/>
    </style:style>
    <style:style style:name="co159" style:family="table-column">
      <style:table-column-properties fo:break-before="auto" style:column-width="4.04mm"/>
    </style:style>
    <style:style style:name="co160" style:family="table-column">
      <style:table-column-properties fo:break-before="auto" style:column-width="3.9mm"/>
    </style:style>
    <style:style style:name="co161" style:family="table-column">
      <style:table-column-properties fo:break-before="auto" style:column-width="16.16mm"/>
    </style:style>
    <style:style style:name="co162" style:family="table-column">
      <style:table-column-properties fo:break-before="auto" style:column-width="4.16mm"/>
    </style:style>
    <style:style style:name="co163" style:family="table-column">
      <style:table-column-properties fo:break-before="auto" style:column-width="12.89mm"/>
    </style:style>
    <style:style style:name="co164" style:family="table-column">
      <style:table-column-properties fo:break-before="auto" style:column-width="3.83mm"/>
    </style:style>
    <style:style style:name="co165" style:family="table-column">
      <style:table-column-properties fo:break-before="auto" style:column-width="68.53mm"/>
    </style:style>
    <style:style style:name="co166" style:family="table-column">
      <style:table-column-properties fo:break-before="auto" style:column-width="67.79mm"/>
    </style:style>
    <style:style style:name="co167" style:family="table-column">
      <style:table-column-properties fo:break-before="auto" style:column-width="67.05mm"/>
    </style:style>
    <style:style style:name="co168" style:family="table-column">
      <style:table-column-properties fo:break-before="auto" style:column-width="81.05mm"/>
    </style:style>
    <style:style style:name="co169" style:family="table-column">
      <style:table-column-properties fo:break-before="auto" style:column-width="19.97mm"/>
    </style:style>
    <style:style style:name="co170" style:family="table-column">
      <style:table-column-properties fo:break-before="auto" style:column-width="153.3mm"/>
    </style:style>
    <style:style style:name="co171" style:family="table-column">
      <style:table-column-properties fo:break-before="auto" style:column-width="117.33mm"/>
    </style:style>
    <style:style style:name="co172" style:family="table-column">
      <style:table-column-properties fo:break-before="auto" style:column-width="94.63mm"/>
    </style:style>
    <style:style style:name="co173" style:family="table-column">
      <style:table-column-properties fo:break-before="auto" style:column-width="54.26mm"/>
    </style:style>
    <style:style style:name="co174" style:family="table-column">
      <style:table-column-properties fo:break-before="auto" style:column-width="45.42mm"/>
    </style:style>
    <style:style style:name="co175" style:family="table-column">
      <style:table-column-properties fo:break-before="auto" style:column-width="63.71mm"/>
    </style:style>
    <style:style style:name="co176" style:family="table-column">
      <style:table-column-properties fo:break-before="auto" style:column-width="70.96mm"/>
    </style:style>
    <style:style style:name="co177" style:family="table-column">
      <style:table-column-properties fo:break-before="auto" style:column-width="64.54mm"/>
    </style:style>
    <style:style style:name="co178" style:family="table-column">
      <style:table-column-properties fo:break-before="auto" style:column-width="28.8mm"/>
    </style:style>
    <style:style style:name="co179" style:family="table-column">
      <style:table-column-properties fo:break-before="auto" style:column-width="101.56mm"/>
    </style:style>
    <style:style style:name="co180" style:family="table-column">
      <style:table-column-properties fo:break-before="auto" style:column-width="31.03mm"/>
    </style:style>
    <style:style style:name="co181" style:family="table-column">
      <style:table-column-properties fo:break-before="auto" style:column-width="121.66mm"/>
    </style:style>
    <style:style style:name="co182" style:family="table-column">
      <style:table-column-properties fo:break-before="auto" style:column-width="184.3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20.6mm" fo:break-before="auto" style:use-optimal-row-height="true"/>
    </style:style>
    <style:style style:name="ro5" style:family="table-row">
      <style:table-row-properties style:row-height="12.52mm" fo:break-before="auto" style:use-optimal-row-height="true"/>
    </style:style>
    <style:style style:name="ro6" style:family="table-row">
      <style:table-row-properties style:row-height="4.52mm" fo:break-before="auto" style:use-optimal-row-height="false"/>
    </style:style>
    <style:style style:name="ro7" style:family="table-row">
      <style:table-row-properties style:row-height="34.41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7.15mm" fo:break-before="auto" style:use-optimal-row-height="true"/>
    </style:style>
    <style:style style:name="ro11" style:family="table-row">
      <style:table-row-properties style:row-height="69.27mm" fo:break-before="auto" style:use-optimal-row-height="true"/>
    </style:style>
    <style:style style:name="ro12" style:family="table-row">
      <style:table-row-properties style:row-height="47.17mm" fo:break-before="auto" style:use-optimal-row-height="true"/>
    </style:style>
    <style:style style:name="ro13" style:family="table-row">
      <style:table-row-properties style:row-height="8.48mm" fo:break-before="auto" style:use-optimal-row-height="true"/>
    </style:style>
    <style:style style:name="ro14" style:family="table-row">
      <style:table-row-properties style:row-height="4.52mm" fo:break-before="auto" style:use-optimal-row-height="true"/>
    </style:style>
    <style:style style:name="ro15" style:family="table-row">
      <style:table-row-properties style:row-height="4.5mm" fo:break-before="auto" style:use-optimal-row-height="false"/>
    </style:style>
    <style:style style:name="ro16" style:family="table-row">
      <style:table-row-properties style:row-height="40.8mm" fo:break-before="auto" style:use-optimal-row-height="true"/>
    </style:style>
    <style:style style:name="ro17" style:family="table-row">
      <style:table-row-properties style:row-height="16.56mm" fo:break-before="auto" style:use-optimal-row-height="true"/>
    </style:style>
    <style:style style:name="ro18" style:family="table-row">
      <style:table-row-properties style:row-height="8.93mm" fo:break-before="auto" style:use-optimal-row-height="true"/>
    </style:style>
    <style:style style:name="ro19" style:family="table-row">
      <style:table-row-properties style:row-height="36.69mm" fo:break-before="auto" style:use-optimal-row-height="false"/>
    </style:style>
    <style:style style:name="ro20" style:family="table-row">
      <style:table-row-properties style:row-height="22.52mm" fo:break-before="auto" style:use-optimal-row-height="false"/>
    </style:style>
    <style:style style:name="ro21" style:family="table-row">
      <style:table-row-properties style:row-height="19.74mm" fo:break-before="auto" style:use-optimal-row-height="false"/>
    </style:style>
    <style:style style:name="ro22" style:family="table-row">
      <style:table-row-properties style:row-height="33.66mm" fo:break-before="auto" style:use-optimal-row-height="false"/>
    </style:style>
    <style:style style:name="ro23" style:family="table-row">
      <style:table-row-properties style:row-height="11.38mm" fo:break-before="auto" style:use-optimal-row-height="false"/>
    </style:style>
    <style:style style:name="ro24" style:family="table-row">
      <style:table-row-properties style:row-height="68.63mm" fo:break-before="auto" style:use-optimal-row-height="true"/>
    </style:style>
    <style:style style:name="ro25" style:family="table-row">
      <style:table-row-properties style:row-height="64.17mm" fo:break-before="auto" style:use-optimal-row-height="true"/>
    </style:style>
    <style:style style:name="ro26" style:family="table-row">
      <style:table-row-properties style:row-height="55.67mm" fo:break-before="auto" style:use-optimal-row-height="true"/>
    </style:style>
    <style:style style:name="ro27" style:family="table-row">
      <style:table-row-properties style:row-height="5.73mm" fo:break-before="auto" style:use-optimal-row-height="false"/>
    </style:style>
    <style:style style:name="ro28" style:family="table-row">
      <style:table-row-properties style:row-height="20.5mm" fo:break-before="auto" style:use-optimal-row-height="false"/>
    </style:style>
    <style:style style:name="ro29" style:family="table-row">
      <style:table-row-properties style:row-height="15.95mm" fo:break-before="auto" style:use-optimal-row-height="false"/>
    </style:style>
    <style:style style:name="ro30" style:family="table-row">
      <style:table-row-properties style:row-height="14.68mm" fo:break-before="auto" style:use-optimal-row-height="false"/>
    </style:style>
    <style:style style:name="ro31" style:family="table-row">
      <style:table-row-properties style:row-height="9.61mm" fo:break-before="auto" style:use-optimal-row-height="false"/>
    </style:style>
    <style:style style:name="ro32" style:family="table-row">
      <style:table-row-properties style:row-height="51.42mm" fo:break-before="auto" style:use-optimal-row-height="true"/>
    </style:style>
    <style:style style:name="ro33" style:family="table-row">
      <style:table-row-properties style:row-height="17.41mm" fo:break-before="auto" style:use-optimal-row-height="true"/>
    </style:style>
    <style:style style:name="ro34" style:family="table-row">
      <style:table-row-properties style:row-height="13.16mm" fo:break-before="auto" style:use-optimal-row-height="true"/>
    </style:style>
    <style:style style:name="ro35" style:family="table-row">
      <style:table-row-properties style:row-height="30.16mm" fo:break-before="auto" style:use-optimal-row-height="true"/>
    </style:style>
    <style:style style:name="ro36" style:family="table-row">
      <style:table-row-properties style:row-height="38.66mm" fo:break-before="auto" style:use-optimal-row-height="true"/>
    </style:style>
    <style:style style:name="ro37" style:family="table-row">
      <style:table-row-properties style:row-height="14.87mm" fo:break-before="auto" style:use-optimal-row-height="true"/>
    </style:style>
    <style:style style:name="ro38" style:family="table-row">
      <style:table-row-properties style:row-height="25.7mm" fo:break-before="auto" style:use-optimal-row-height="true"/>
    </style:style>
    <style:style style:name="ro39" style:family="table-row">
      <style:table-row-properties style:row-height="7mm" fo:break-before="auto" style:use-optimal-row-height="fals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3" style:family="table-cell" style:parent-style-name="Default" style:data-style-name="N0">
      <style:table-cell-properties fo:background-color="transparent"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background-color="transparent"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8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13" style:family="table-cell" style:parent-style-name="Default" style:data-style-name="N0">
      <style:table-cell-properties style:text-align-source="fix" style:repeat-content="false" fo:background-color="transparent"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ackground-color="transparent"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f80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background-color="transparent"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background-color="transparent"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style:text-align-source="fix" style:repeat-content="false" fo:background-color="transparent"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background-color="#ff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37">
      <style:table-cell-properties fo:border-bottom="0.99pt solid #000000" fo:background-color="transparent"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49" style:family="table-cell" style:parent-style-name="Default">
      <style:table-cell-properties fo:background-color="#ff8000"/>
    </style:style>
    <style:style style:name="ce95" style:family="table-cell" style:parent-style-name="Default">
      <style:table-cell-properties fo:background-color="transparent" fo:border="0.06pt solid #000000"/>
    </style:style>
    <style:style style:name="ce462" style:family="table-cell" style:parent-style-name="Default">
      <style:table-cell-properties fo:background-color="transparent" fo:border="0.06pt solid #000000"/>
    </style:style>
    <style:style style:name="ce52" style:family="table-cell" style:parent-style-name="Default">
      <style:table-cell-properties fo:background-color="transparent"/>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53" style:family="table-cell" style:parent-style-name="Default">
      <style:table-cell-properties fo:background-color="transparent"/>
      <style:text-properties fo:font-size="6pt" style:font-size-asian="6pt" style:font-size-complex="6pt"/>
    </style:style>
    <style:style style:name="ce54" style:family="table-cell" style:parent-style-name="Default">
      <style:table-cell-properties fo:background-color="#ff8000"/>
      <style:text-properties fo:font-size="6pt" style:font-size-asian="6pt" style:font-size-complex="6pt"/>
    </style:style>
    <style:style style:name="ce10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table-cell-properties fo:background-color="#66ffff"/>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68" style:family="table-cell" style:parent-style-name="Default">
      <style:table-cell-properties fo:background-color="#00ffff"/>
      <style:text-properties fo:font-size="6pt" style:font-size-asian="6pt" style:font-size-complex="6pt"/>
    </style:style>
    <style:style style:name="ce398" style:family="table-cell" style:parent-style-name="Default">
      <style:table-cell-properties fo:background-color="#00ffff"/>
    </style:style>
    <style:style style:name="ce72" style:family="table-cell" style:parent-style-name="Default" style:data-style-name="N0">
      <style:table-cell-properties style:text-align-source="fix" style:repeat-content="false" fo:background-color="transparent"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style:text-align-source="fix" style:repeat-content="false" fo:background-color="transparent"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transparen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6" style:family="table-cell" style:parent-style-name="Default" style:data-style-name="N0">
      <style:table-cell-properties fo:background-color="#ff8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9"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table-cell-properties fo:background-color="transparent"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4" style:family="table-cell" style:parent-style-name="Default" style:data-style-name="N0">
      <style:table-cell-properties fo:background-color="transparent"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6"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7" style:family="table-cell" style:parent-style-name="Default">
      <style:table-cell-properties fo:background-color="#ff00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8" style:family="table-cell" style:parent-style-name="Default" style:data-style-name="N0">
      <style:table-cell-properties fo:background-color="#ff00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text-properties style:use-window-font-color="true" fo:font-size="10pt" style:font-size-asian="10pt" style:font-size-complex="10pt"/>
    </style:style>
    <style:style style:name="ce90" style:family="table-cell" style:parent-style-name="Default">
      <style:table-cell-properties fo:background-color="transparent" fo:border="0.06pt solid #000000"/>
      <style:text-properties fo:font-weight="bold" style:font-weight-asian="bold" style:font-weight-complex="bold"/>
    </style:style>
    <style:style style:name="ce458" style:family="table-cell" style:parent-style-name="Default">
      <style:table-cell-properties fo:background-color="#ff0000" fo:border="0.06pt solid #000000"/>
    </style:style>
    <style:style style:name="ce17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64" style:family="table-cell" style:parent-style-name="Default">
      <style:text-properties fo:font-size="6pt" style:font-size-asian="6pt" style:font-size-complex="6pt"/>
    </style:style>
    <style:style style:name="ce40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62" style:family="table-cell" style:parent-style-name="Default">
      <style:table-cell-properties fo:border="0.06pt solid #000000"/>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233"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background-color="#ff80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ackground-color="transparent"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table-cell-properties fo:background-color="#ff8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0" style:family="table-cell" style:parent-style-name="Default" style:data-style-name="N0">
      <style:table-cell-properties fo:background-color="transparent"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1" style:family="table-cell" style:parent-style-name="Default" style:data-style-name="N0">
      <style:table-cell-properties fo:background-color="transparent"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transparent"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3" style:family="table-cell" style:parent-style-name="Default">
      <style:table-cell-properties fo:background-color="#ff0000"/>
    </style:style>
    <style:style style:name="ce24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4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28" style:family="table-cell" style:parent-style-name="Default">
      <style:table-cell-properties fo:border="0.06pt solid #000000"/>
      <style:text-properties fo:font-weight="bold" style:font-weight-asian="bold" style:font-weight-complex="bold"/>
    </style:style>
    <style:style style:name="ce569" style:family="table-cell" style:parent-style-name="Default">
      <style:table-cell-properties fo:background-color="#e6ff00" fo:border="0.06pt solid #000000"/>
    </style:style>
    <style:style style:name="ce265"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6"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7"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8"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26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0" style:family="table-cell" style:parent-style-name="Default">
      <style:text-properties fo:font-weight="bold" style:font-weight-asian="bold" style:font-weight-complex="bold"/>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m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4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6])" office:value-type="float" office:value="176" calcext:value-type="float">
            <text:p>176</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5])" office:value-type="float" office:value="65" calcext:value-type="float">
            <text:p>65</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1" table:number-rows-repeated="1048559">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ce82"/>
        <table:table-column table:style-name="co12" table:default-cell-style-name="ce82"/>
        <table:table-column table:style-name="co13" table:default-cell-style-name="ce82"/>
        <table:table-column table:style-name="co14" table:default-cell-style-name="ce82"/>
        <table:table-column table:style-name="co15" table:default-cell-style-name="ce82"/>
        <table:table-column table:style-name="co16" table:default-cell-style-name="ce82"/>
        <table:table-column table:style-name="co17" table:default-cell-style-name="ce82"/>
        <table:table-column table:style-name="co18" table:number-columns-repeated="4" table:default-cell-style-name="ce82"/>
        <table:table-column table:style-name="co19" table:default-cell-style-name="ce82"/>
        <table:table-column table:style-name="co20" table:default-cell-style-name="ce82"/>
        <table:table-column table:style-name="co21" table:default-cell-style-name="ce82"/>
        <table:table-column table:style-name="co22" table:default-cell-style-name="ce82"/>
        <table:table-column table:style-name="co23" table:number-columns-repeated="2" table:default-cell-style-name="ce82"/>
        <table:table-column table:style-name="co24" table:default-cell-style-name="ce82"/>
        <table:table-column table:style-name="co25" table:default-cell-style-name="ce82"/>
        <table:table-column table:style-name="co26" table:default-cell-style-name="ce82"/>
        <table:table-column table:style-name="co27" table:default-cell-style-name="ce82"/>
        <table:table-column table:style-name="co28" table:number-columns-repeated="2" table:default-cell-style-name="ce82"/>
        <table:table-column table:style-name="co29" table:default-cell-style-name="ce82"/>
        <table:table-column table:style-name="co30" table:default-cell-style-name="ce82"/>
        <table:table-column table:style-name="co31" table:default-cell-style-name="ce82"/>
        <table:table-column table:style-name="co32" table:default-cell-style-name="ce82"/>
        <table:table-column table:style-name="co30" table:number-columns-repeated="2" table:default-cell-style-name="ce82"/>
        <table:table-column table:style-name="co33" table:default-cell-style-name="ce82"/>
        <table:table-column table:style-name="co34" table:number-columns-repeated="2" table:default-cell-style-name="ce82"/>
        <table:table-column table:style-name="co35" table:default-cell-style-name="ce82"/>
        <table:table-column table:style-name="co21" table:default-cell-style-name="ce82"/>
        <table:table-column table:style-name="co36" table:default-cell-style-name="ce82"/>
        <table:table-column table:style-name="co30" table:number-columns-repeated="3" table:default-cell-style-name="ce82"/>
        <table:table-column table:style-name="co37" table:default-cell-style-name="ce82"/>
        <table:table-column table:style-name="co30" table:number-columns-repeated="4" table:default-cell-style-name="ce82"/>
        <table:table-column table:style-name="co38" table:default-cell-style-name="ce82"/>
        <table:table-column table:style-name="co30" table:number-columns-repeated="2" table:default-cell-style-name="ce82"/>
        <table:table-column table:style-name="co39" table:default-cell-style-name="ce82"/>
        <table:table-column table:style-name="co30" table:default-cell-style-name="ce82"/>
        <table:table-column table:style-name="co40" table:default-cell-style-name="ce82"/>
        <table:table-column table:style-name="co41" table:number-columns-repeated="212" table:default-cell-style-name="ce82"/>
        <table:table-column table:style-name="co10" table:number-columns-repeated="763" table:default-cell-style-name="ce82"/>
        <table:table-row table:style-name="ro3">
          <table:table-cell table:style-name="ce3"/>
          <table:table-cell table:style-name="ce13" office:value-type="string" calcext:value-type="string" table:number-columns-spanned="10" table:number-rows-spanned="1">
            <text:p>Déchets</text:p>
          </table:table-cell>
          <table:covered-table-cell table:style-name="ce13"/>
          <table:covered-table-cell table:number-columns-repeated="8"/>
          <table:table-cell table:number-columns-repeated="12"/>
          <table:table-cell table:formula="of:=GETHASHDATAS(&quot;_hashGarbagesDatas&quot;; ROW([.A5]); ROW([.A176]);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dec_polystyrene',&#10;   'aluminium':'dec_barquetteAluminium,dec_papierAluminium',&#10;   'quiche':'dec_barquetteAluminium',&#10;   'polystyrene':'dec_barquette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osse':'dec_brosseadent',&#10;   'dent':'dec_brosseadent',&#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dec_papierMetallis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Metallise,dec_papierMetallise,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beurre':'dec_papierMetallise',&#10;   'cadeau':'dec_papierCadeau',&#10;   'peint':'dec_papierPeint',&#10;   'crepon':'dec_papierPeint',&#10;   'parpaing':'dec_parpaing',&#10;   'antirouille':'dec_peintureAntirouille',&#10;   'peripherique':'dec_peripheriquesInformatiques',&#10;   'informatiques':'dec_peripheriquesInformatiques',&#10;   'ecran':'dec_peripheriquesInformatiques,dec_televiseurs',&#10;   'clavier':'dec_peripheriquesInformatiques',&#10;   'souris':'dec_peripheriquesInformatiques',&#10;   'imprimante':'dec_peripheriquesInformatiques',&#10;   'piano':'dec_piano',&#10;   'accumulateur':'dec_piles',&#10;   'planche':'dec_plancheBois',&#10;   'plante':'dec_plante',&#10;   'pneu':'dec_pneu',&#10;   'jambon':'dec_polystyrene',&#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v':'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dec_polystyrene',&#10;   'pizza':'dec_barquetteAluminium,dec_emballagesEnCartonPlat',&#10;   'quiche':'dec_barquetteAluminium',&#10;   'polystyrene':'dec_barquette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toothbrush':'dec_brosseadent',&#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dec_papierMetallis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papierMetallise,dec_papierMetallise,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butter':'dec_papierMetallise',&#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ham':'dec_polystyrene',&#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dec_polystyrene',</text:p>
            <text:p>   'aluminium':'dec_barquetteAluminium,dec_papierAluminium',</text:p>
            <text:p>   'quiche':'dec_barquetteAluminium',</text:p>
            <text:p>   'polystyrene':'dec_barquette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osse':'dec_brosseadent',</text:p>
            <text:p>   'dent':'dec_brosseadent',</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dec_papierMetallis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Metallise,dec_papierMetallise,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beurre':'dec_papierMetallise',</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dec_televiseur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jambon':'dec_polystyrene',</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v':'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dec_polystyrene',</text:p>
            <text:p>   'pizza':'dec_barquetteAluminium,dec_emballagesEnCartonPlat',</text:p>
            <text:p>   'quiche':'dec_barquetteAluminium',</text:p>
            <text:p>   'polystyrene':'dec_barquette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toothbrush':'dec_brosseadent',</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dec_papierMetallis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papierMetallise,dec_papierMetallise,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butter':'dec_papierMetallise',</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ham':'dec_polystyrene',</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995"/>
        </table:table-row>
        <table:table-row table:style-name="ro1">
          <table:table-cell table:style-name="ce3" office:value-type="string" calcext:value-type="string" table:number-columns-spanned="11" table:number-rows-spanned="1">
            <text:p>Ces donnée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999"/>
        </table:table-row>
        <table:table-row table:style-name="ro1">
          <table:table-cell table:style-name="ce4" table:number-columns-spanned="11" table:number-rows-spanned="1"/>
          <table:covered-table-cell table:number-columns-repeated="10"/>
          <table:table-cell table:style-name="ce4"/>
          <table:table-cell table:style-name="ce41" table:number-columns-repeated="5"/>
          <table:table-cell/>
          <table:table-cell table:style-name="ce95" office:value-type="string" calcext:value-type="string" table:number-columns-spanned="2" table:number-rows-spanned="1">
            <text:p>Champs calculés</text:p>
          </table:table-cell>
          <table:covered-table-cell table:style-name="ce95"/>
          <table:table-cell table:style-name="ce462" table:number-columns-repeated="2"/>
          <table:table-cell/>
          <table:table-cell office:value-type="string" calcext:value-type="string">
            <text:p>Extraction JS</text:p>
          </table:table-cell>
          <table:table-cell office:value-type="string" calcext:value-type="string">
            <text:p><text:s/></text:p>
          </table:table-cell>
          <table:table-cell table:number-columns-repeated="999"/>
        </table:table-row>
        <table:table-row table:style-name="ro4">
          <table:table-cell table:style-name="ce6" office:value-type="string" calcext:value-type="string">
            <text:p>code</text:p>
          </table:table-cell>
          <table:table-cell table:style-name="ce14" office:value-type="string" calcext:value-type="string">
            <text:p>libellé</text:p>
          </table:table-cell>
          <table:table-cell table:style-name="ce14" office:value-type="string" calcext:value-type="string">
            <text:p>libellé_en</text:p>
          </table:table-cell>
          <table:table-cell table:style-name="ce14" office:value-type="string" calcext:value-type="string">
            <text:p>catégorie (ou sous-catégories) usuelles</text:p>
          </table:table-cell>
          <table:table-cell table:style-name="ce14" office:value-type="string" calcext:value-type="string">
            <text:p>catégorie de traitement</text:p>
          </table:table-cell>
          <table:table-cell table:style-name="ce14" office:value-type="string" calcext:value-type="string">
            <text:p>modes de collecte</text:p>
          </table:table-cell>
          <table:table-cell table:style-name="ce14" office:value-type="string" calcext:value-type="string">
            <text:p>concerne</text:p>
          </table:table-cell>
          <table:table-cell table:style-name="ce14" office:value-type="string" calcext:value-type="string">
            <text:p>concerne_en</text:p>
          </table:table-cell>
          <table:table-cell table:style-name="ce14" office:value-type="string" calcext:value-type="string">
            <text:p>Mots clés autre</text:p>
          </table:table-cell>
          <table:table-cell table:style-name="ce14" office:value-type="string" calcext:value-type="string">
            <text:p>mots clés autres en</text:p>
          </table:table-cell>
          <table:table-cell table:style-name="ce56" office:value-type="string" calcext:value-type="string">
            <text:p>conseils</text:p>
          </table:table-cell>
          <table:table-cell table:style-name="ce63" office:value-type="string" calcext:value-type="string">
            <text:p>Images</text:p>
          </table:table-cell>
          <table:table-cell table:style-name="ce17" office:value-type="string" calcext:value-type="string">
            <text:p>Image secondaire</text:p>
          </table:table-cell>
          <table:table-cell table:style-name="ce348" office:value-type="string" calcext:value-type="string">
            <text:p>Source</text:p>
          </table:table-cell>
          <table:table-cell table:style-name="ce348" office:value-type="string" calcext:value-type="string">
            <text:p>Parrain</text:p>
          </table:table-cell>
          <table:table-cell table:style-name="ce348" office:value-type="string" calcext:value-type="string">
            <text:p>Mot du parrain</text:p>
          </table:table-cell>
          <table:table-cell table:style-name="ce348"/>
          <table:table-cell/>
          <table:table-cell table:style-name="ce462" office:value-type="string" calcext:value-type="string">
            <text:p>Grande image pour groovy</text:p>
          </table:table-cell>
          <table:table-cell table:style-name="ce462" office:value-type="string" calcext:value-type="string">
            <text:p>Mots_cles_complet</text:p>
          </table:table-cell>
          <table:table-cell table:style-name="ce462" office:value-type="string" calcext:value-type="string">
            <text:p>Mots_cles_complet_en</text:p>
          </table:table-cell>
          <table:table-cell table:style-name="ce462" office:value-type="string" calcext:value-type="string">
            <text:p><text:s/></text:p>
          </table:table-cell>
          <table:table-cell/>
          <table:table-cell table:style-name="ce52"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cides</text:p>
          </table:table-cell>
          <table:table-cell table:style-name="ce290" office:value-type="string" calcext:value-type="string">
            <text:p>Acides</text:p>
          </table:table-cell>
          <table:table-cell table:style-name="ce290" office:value-type="string" calcext:value-type="string">
            <text:p>Acid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cide, base, produit chimique</text:p>
          </table:table-cell>
          <table:table-cell table:style-name="ce290" office:value-type="string" calcext:value-type="string">
            <text:p>acid, base, chemical</text:p>
          </table:table-cell>
          <table:table-cell table:style-name="ce290" table:number-columns-repeated="2"/>
          <table:table-cell table:style-name="ce319"/>
          <table:table-cell table:style-name="ce116" office:value-type="string" calcext:value-type="string">
            <text:p>bouteille_acide_chlorhydri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53"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erosols</text:p>
          </table:table-cell>
          <table:table-cell table:style-name="ce290" office:value-type="string" calcext:value-type="string">
            <text:p>Aérosols</text:p>
          </table:table-cell>
          <table:table-cell table:style-name="ce290" office:value-type="string" calcext:value-type="string">
            <text:p>Aerosol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29" office:value-type="string" calcext:value-type="string">
            <text:p>cons_sansbouchon,</text:p>
          </table:table-cell>
          <table:table-cell table:style-name="ce116" office:value-type="string" calcext:value-type="string">
            <text:p>aerosol_mini.png</text:p>
          </table:table-cell>
          <table:table-cell table:style-name="ce17"/>
          <table:table-cell table:style-name="ce354" office:value-type="string" calcext:value-type="string">
            <text:p>MieuxTrierANantes 02/2015</text:p>
          </table:table-cell>
          <table:table-cell table:style-name="ce48" office:value-type="string" calcext:value-type="string">
            <text:p>Damien Mérienne (dam_sense) étant donné qu'on ne se rappelle jamais comment faire avec les aérosols, bah on a décidé de les parrainer.</text:p>
          </table:table-cell>
          <table:table-cell table:style-name="ce559" office:value-type="string" calcext:value-type="string">
            <text:p>dam_sense</text:p>
          </table:table-cell>
          <table:table-cell table:style-name="ce354"/>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53"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genda</text:p>
          </table:table-cell>
          <table:table-cell table:style-name="ce290" office:value-type="string" calcext:value-type="string">
            <text:p>Agenda</text:p>
          </table:table-cell>
          <table:table-cell table:style-name="ce290" office:value-type="string" calcext:value-type="string">
            <text:p>Diary</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cide,agenda</text:p>
          </table:table-cell>
          <table:table-cell table:style-name="ce290" office:value-type="string" calcext:value-type="string">
            <text:p>acid agenda</text:p>
          </table:table-cell>
          <table:table-cell table:style-name="ce290" table:number-columns-repeated="2"/>
          <table:table-cell table:style-name="ce319"/>
          <table:table-cell table:style-name="ce116" office:value-type="string" calcext:value-type="string">
            <text:p>agenda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48"/>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53"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mpouleBasseConso</text:p>
          </table:table-cell>
          <table:table-cell table:style-name="ce290" office:value-type="string" calcext:value-type="string">
            <text:p>Ampoule basse consommation</text:p>
          </table:table-cell>
          <table:table-cell table:style-name="ce290" office:value-type="string" calcext:value-type="string">
            <text:p>Energy Efficient Lightbulb</text:p>
          </table:table-cell>
          <table:table-cell table:style-name="ce290" office:value-type="string" calcext:value-type="string">
            <text:p>cu_divers</text:p>
          </table:table-cell>
          <table:table-cell table:style-name="ce304" office:value-type="string" calcext:value-type="string">
            <text:p>cat_ampouleseco</text:p>
          </table:table-cell>
          <table:table-cell table:style-name="ce290"/>
          <table:table-cell table:style-name="ce290" office:value-type="string" calcext:value-type="string">
            <text:p>ampoule basse consommation, ampoule à économie d'énergie, lampe à économie d'énergie</text:p>
          </table:table-cell>
          <table:table-cell table:style-name="ce290" office:value-type="string" calcext:value-type="string">
            <text:p>energy saving bulb, energy saving bulb, energy saving lamp</text:p>
          </table:table-cell>
          <table:table-cell table:style-name="ce290" table:number-columns-repeated="2"/>
          <table:table-cell table:style-name="ce319" office:value-type="string" calcext:value-type="string">
            <text:p>cons_ampoulemercure,cons_recuppdv2</text:p>
          </table:table-cell>
          <table:table-cell table:style-name="ce116" office:value-type="string" calcext:value-type="string">
            <text:p>ampoules_basse_consommati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53"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mpouleClassique</text:p>
          </table:table-cell>
          <table:table-cell table:style-name="ce290" office:value-type="string" calcext:value-type="string">
            <text:p>Ampoule classique</text:p>
          </table:table-cell>
          <table:table-cell table:style-name="ce290" office:value-type="string" calcext:value-type="string">
            <text:p>Conventional bulb</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ampoule classique, ampoule à incandescence, ampoule à filament</text:p>
          </table:table-cell>
          <table:table-cell table:style-name="ce290" office:value-type="string" calcext:value-type="string">
            <text:p>conventional bulb, incandescent bulb, filament bulb</text:p>
          </table:table-cell>
          <table:table-cell table:style-name="ce290" table:number-columns-repeated="2"/>
          <table:table-cell table:style-name="ce319"/>
          <table:table-cell table:style-name="ce116" office:value-type="string" calcext:value-type="string">
            <text:p>ampou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53"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nuaire</text:p>
          </table:table-cell>
          <table:table-cell table:style-name="ce290" office:value-type="string" calcext:value-type="string">
            <text:p>Annuaire</text:p>
          </table:table-cell>
          <table:table-cell table:style-name="ce290" office:value-type="string" calcext:value-type="string">
            <text:p>Year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nnuaire</text:p>
          </table:table-cell>
          <table:table-cell table:style-name="ce290" office:value-type="string" calcext:value-type="string">
            <text:p>directory</text:p>
          </table:table-cell>
          <table:table-cell table:style-name="ce290" table:number-columns-repeated="2"/>
          <table:table-cell table:style-name="ce319"/>
          <table:table-cell table:style-name="ce116" office:value-type="string" calcext:value-type="string">
            <text:p>annuaire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53"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tiFourmis</text:p>
          </table:table-cell>
          <table:table-cell table:style-name="ce290" office:value-type="string" calcext:value-type="string">
            <text:p>Anti-fourmis</text:p>
          </table:table-cell>
          <table:table-cell table:style-name="ce290" office:value-type="string" calcext:value-type="string">
            <text:p>A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fourmi</text:p>
          </table:table-cell>
          <table:table-cell table:style-name="ce290" office:value-type="string" calcext:value-type="string">
            <text:p>Ant</text:p>
          </table:table-cell>
          <table:table-cell table:style-name="ce290" table:number-columns-repeated="2"/>
          <table:table-cell table:style-name="ce319"/>
          <table:table-cell table:style-name="ce116" office:value-type="string" calcext:value-type="string">
            <text:p>images_non_libres_temp/antifourmi_jardinbio_mini.png</text:p>
          </table:table-cell>
          <table:table-cell table:style-name="ce116"/>
          <table:table-cell table:style-name="ce354" office:value-type="string" calcext:value-type="string">
            <text:p>MieuxTrierANantes 02/2015</text:p>
          </table:table-cell>
          <table:table-cell table:style-name="ce354" table:number-columns-repeated="2"/>
          <table:table-cell table:style-name="ce439"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53"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tigel</text:p>
          </table:table-cell>
          <table:table-cell table:style-name="ce290" office:value-type="string" calcext:value-type="string">
            <text:p>Antigel</text:p>
          </table:table-cell>
          <table:table-cell table:style-name="ce290" office:value-type="string" calcext:value-type="string">
            <text:p>Antifreez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gel</text:p>
          </table:table-cell>
          <table:table-cell table:style-name="ce290" office:value-type="string" calcext:value-type="string">
            <text:p>antifreeze</text:p>
          </table:table-cell>
          <table:table-cell table:style-name="ce290" table:number-columns-repeated="2"/>
          <table:table-cell table:style-name="ce319"/>
          <table:table-cell table:style-name="ce116" office:value-type="string" calcext:value-type="string">
            <text:p>images_non_libres_temp/antigel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53"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Electronique</text:p>
          </table:table-cell>
          <table:table-cell table:style-name="ce290" office:value-type="string" calcext:value-type="string">
            <text:p>Appareil électronique</text:p>
          </table:table-cell>
          <table:table-cell table:style-name="ce290" office:value-type="string" calcext:value-type="string">
            <text:p>Electronic device</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électronique,outillage alimenté par électricité</text:p>
          </table:table-cell>
          <table:table-cell table:style-name="ce290" office:value-type="string" calcext:value-type="string">
            <text:p>electronic equipment, tools powered by Electricité</text:p>
          </table:table-cell>
          <table:table-cell table:style-name="ce290" table:number-columns-repeated="2"/>
          <table:table-cell table:style-name="ce319"/>
          <table:table-cell table:style-name="ce116" office:value-type="string" calcext:value-type="string">
            <text:p>images_non_libres_temp/outillage_electrique_mini.png</text:p>
          </table:table-cell>
          <table:table-cell table:style-name="ce116"/>
          <table:table-cell table:style-name="ce354" office:value-type="string" calcext:value-type="string">
            <text:p>MieuxTrierANantes 02/2015</text:p>
          </table:table-cell>
          <table:table-cell table:style-name="ce354" office:value-type="string" calcext:value-type="string">
            <text:p>Vanessa Viavant (Vns)</text:p>
          </table:table-cell>
          <table:table-cell table:style-name="ce354" office:value-type="string" calcext:value-type="string">
            <text:p>Vns</text:p>
          </table:table-cell>
          <table:table-cell table:style-name="ce3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53"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sChauffant</text:p>
          </table:table-cell>
          <table:table-cell table:style-name="ce290" office:value-type="string" calcext:value-type="string">
            <text:p>Appareil chauffant</text:p>
          </table:table-cell>
          <table:table-cell table:style-name="ce290" office:value-type="string" calcext:value-type="string">
            <text:p>Heating device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chauffant, appareil de chauffage, chauffage, appareil de cuisson, four</text:p>
          </table:table-cell>
          <table:table-cell table:style-name="ce290" office:value-type="string" calcext:value-type="string">
            <text:p>heating devices, heating equipment, heating, cooking appliance, oven</text:p>
          </table:table-cell>
          <table:table-cell table:style-name="ce290" table:number-columns-repeated="2"/>
          <table:table-cell table:style-name="ce319"/>
          <table:table-cell table:style-name="ce116" office:value-type="string" calcext:value-type="string">
            <text:p>chauffage_soufflant_mini.png</text:p>
          </table:table-cell>
          <table:table-cell table:style-name="ce116"/>
          <table:table-cell table:style-name="ce44" office:value-type="string" calcext:value-type="string">
            <text:p>MieuxTrierANantes 02/2015</text:p>
          </table:table-cell>
          <table:table-cell table:style-name="ce44"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53"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sElectromenager</text:p>
          </table:table-cell>
          <table:table-cell table:style-name="ce290" office:value-type="string" calcext:value-type="string">
            <text:p>Appareil électroménager</text:p>
          </table:table-cell>
          <table:table-cell table:style-name="ce290" office:value-type="string" calcext:value-type="string">
            <text:p>Domestic appliance</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90"/>
          <table:table-cell table:style-name="ce290" office:value-type="string" calcext:value-type="string">
            <text:p>appareil électroménager,petit électroménager</text:p>
          </table:table-cell>
          <table:table-cell table:style-name="ce290" office:value-type="string" calcext:value-type="string">
            <text:p>household appliances, small appliances</text:p>
          </table:table-cell>
          <table:table-cell table:style-name="ce290" table:number-columns-repeated="2"/>
          <table:table-cell table:style-name="ce319"/>
          <table:table-cell table:style-name="ce116" office:value-type="string" calcext:value-type="string">
            <text:p>machine_a_caf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53"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ilLessive</text:p>
          </table:table-cell>
          <table:table-cell table:style-name="ce290" office:value-type="string" calcext:value-type="string">
            <text:p>Baril lessive</text:p>
          </table:table-cell>
          <table:table-cell table:style-name="ce290" office:value-type="string" calcext:value-type="string">
            <text:p>Laundry barre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aril de lessive, paquet de lessives, baril en carton</text:p>
          </table:table-cell>
          <table:table-cell table:style-name="ce290" office:value-type="string" calcext:value-type="string">
            <text:p>barrel of laundry detergents packets, cardboard barrels</text:p>
          </table:table-cell>
          <table:table-cell table:style-name="ce290" table:number-columns-repeated="2"/>
          <table:table-cell table:style-name="ce319"/>
          <table:table-cell table:style-name="ce116" office:value-type="string" calcext:value-type="string">
            <text:p>baril_less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53"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quetteAluminium</text:p>
          </table:table-cell>
          <table:table-cell table:style-name="ce290" office:value-type="string" calcext:value-type="string">
            <text:p>Barquette aluminium</text:p>
          </table:table-cell>
          <table:table-cell table:style-name="ce290" office:value-type="string" calcext:value-type="string">
            <text:p>Aluminum tray</text:p>
          </table:table-cell>
          <table:table-cell table:style-name="ce290" office:value-type="string" calcext:value-type="string">
            <text:p>cu_metal</text:p>
          </table:table-cell>
          <table:table-cell table:style-name="ce290" office:value-type="string" calcext:value-type="string">
            <text:p>cat_allu</text:p>
          </table:table-cell>
          <table:table-cell table:style-name="ce290"/>
          <table:table-cell table:style-name="ce290" office:value-type="string" calcext:value-type="string">
            <text:p>barquette aluminium, barquette quiche</text:p>
          </table:table-cell>
          <table:table-cell table:style-name="ce290" office:value-type="string" calcext:value-type="string">
            <text:p>aluminum tray, tray pizza, quiche tray</text:p>
          </table:table-cell>
          <table:table-cell table:style-name="ce290" table:number-columns-repeated="2"/>
          <table:table-cell table:style-name="ce319"/>
          <table:table-cell table:style-name="ce116" office:value-type="string" calcext:value-type="string">
            <text:p>barquette_aluminium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53"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quettePolystyrene</text:p>
          </table:table-cell>
          <table:table-cell table:style-name="ce290" office:value-type="string" calcext:value-type="string">
            <text:p>Barquette polystyrène</text:p>
          </table:table-cell>
          <table:table-cell table:style-name="ce290" office:value-type="string" calcext:value-type="string">
            <text:p>Polystyrene tray</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arquette polystyrène, barquette plastique</text:p>
          </table:table-cell>
          <table:table-cell table:style-name="ce290" office:value-type="string" calcext:value-type="string">
            <text:p>polystyrene, plastic tray tray</text:p>
          </table:table-cell>
          <table:table-cell table:style-name="ce290" table:number-columns-repeated="2"/>
          <table:table-cell table:style-name="ce319"/>
          <table:table-cell table:style-name="ce116" office:value-type="string" calcext:value-type="string">
            <text:p>barquette_polystyren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53"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plastique_emballag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jaune&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plastique_emballag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tteriesVoiture</text:p>
          </table:table-cell>
          <table:table-cell table:style-name="ce290" office:value-type="string" calcext:value-type="string">
            <text:p>Batteries voiture</text:p>
          </table:table-cell>
          <table:table-cell table:style-name="ce290" office:value-type="string" calcext:value-type="string">
            <text:p>Car Batteries</text:p>
          </table:table-cell>
          <table:table-cell table:style-name="ce290" office:value-type="string" calcext:value-type="string">
            <text:p>cu_toxique</text:p>
          </table:table-cell>
          <table:table-cell table:style-name="ce290" office:value-type="string" calcext:value-type="string">
            <text:p>cat_batterie</text:p>
          </table:table-cell>
          <table:table-cell table:style-name="ce290"/>
          <table:table-cell table:style-name="ce290" office:value-type="string" calcext:value-type="string">
            <text:p>batterie de voiture</text:p>
          </table:table-cell>
          <table:table-cell table:style-name="ce290" office:value-type="string" calcext:value-type="string">
            <text:p>car battery</text:p>
          </table:table-cell>
          <table:table-cell table:style-name="ce290" table:number-columns-repeated="2"/>
          <table:table-cell table:style-name="ce100" office:value-type="string" calcext:value-type="string">
            <text:p>cons_batterievoiture</text:p>
          </table:table-cell>
          <table:table-cell table:style-name="ce116" office:value-type="string" calcext:value-type="string">
            <text:p>batterie_voi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53"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idonDHuileMoteurVide</text:p>
          </table:table-cell>
          <table:table-cell table:style-name="ce290" office:value-type="string" calcext:value-type="string">
            <text:p>Bidon d'huile moteur vide</text:p>
          </table:table-cell>
          <table:table-cell table:style-name="ce290" office:value-type="string" calcext:value-type="string">
            <text:p>Empty motor oil can</text:p>
          </table:table-cell>
          <table:table-cell table:style-name="ce290" office:value-type="string" calcext:value-type="string">
            <text:p>cu_toxique</text:p>
          </table:table-cell>
          <table:table-cell table:style-name="ce290" office:value-type="string" calcext:value-type="string">
            <text:p>cat_omr</text:p>
          </table:table-cell>
          <table:table-cell table:style-name="ce290"/>
          <table:table-cell table:style-name="ce290" office:value-type="string" calcext:value-type="string">
            <text:p>bidon d'huile moteur vide</text:p>
          </table:table-cell>
          <table:table-cell table:style-name="ce290" office:value-type="string" calcext:value-type="string">
            <text:p>empty can of engine oil</text:p>
          </table:table-cell>
          <table:table-cell table:style-name="ce290" table:number-columns-repeated="2"/>
          <table:table-cell table:style-name="ce319"/>
          <table:table-cell table:style-name="ce116" office:value-type="string" calcext:value-type="string">
            <text:p>huile_moteur.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53"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idonMetal</text:p>
          </table:table-cell>
          <table:table-cell table:style-name="ce290" office:value-type="string" calcext:value-type="string">
            <text:p>Bidon métal vide</text:p>
          </table:table-cell>
          <table:table-cell table:style-name="ce290" office:value-type="string" calcext:value-type="string">
            <text:p>Canister vacuum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idon de métal vide</text:p>
          </table:table-cell>
          <table:table-cell table:style-name="ce290" office:value-type="string" calcext:value-type="string">
            <text:p>empty metal container</text:p>
          </table:table-cell>
          <table:table-cell table:style-name="ce290" table:number-columns-repeated="2"/>
          <table:table-cell table:style-name="ce319"/>
          <table:table-cell table:style-name="ce116" office:value-type="string" calcext:value-type="string">
            <text:p>bidon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53"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calEnVerre</text:p>
          </table:table-cell>
          <table:table-cell table:style-name="ce290" office:value-type="string" calcext:value-type="string">
            <text:p>Bocal verre</text:p>
          </table:table-cell>
          <table:table-cell table:style-name="ce290" office:value-type="string" calcext:value-type="string">
            <text:p>Glass jar</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cal en verre, nutella, pâte a tartiner, pot en verre</text:p>
          </table:table-cell>
          <table:table-cell table:style-name="ce290" office:value-type="string" calcext:value-type="string">
            <text:p>glass jar, chocolate, spreadable paste, glass jar</text:p>
          </table:table-cell>
          <table:table-cell table:style-name="ce290" table:number-columns-repeated="2"/>
          <table:table-cell table:style-name="ce319" office:value-type="string" calcext:value-type="string">
            <text:p>cons_sansbouchon,cons_couverclemetal,cons_potsmoutarde</text:p>
          </table:table-cell>
          <table:table-cell table:style-name="ce116" office:value-type="string" calcext:value-type="string">
            <text:p>bocal_v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53"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AOeufsEnPlastique</text:p>
          </table:table-cell>
          <table:table-cell table:style-name="ce290" office:value-type="string" calcext:value-type="string">
            <text:p>Boîte à œufs plastique</text:p>
          </table:table-cell>
          <table:table-cell table:style-name="ce290" office:value-type="string" calcext:value-type="string">
            <text:p>Plastic Egg Box</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oîte à œuf en plastique</text:p>
          </table:table-cell>
          <table:table-cell table:style-name="ce290" office:value-type="string" calcext:value-type="string">
            <text:p>plastic egg carton</text:p>
          </table:table-cell>
          <table:table-cell table:style-name="ce290" table:number-columns-repeated="2"/>
          <table:table-cell table:style-name="ce319"/>
          <table:table-cell table:style-name="ce116" office:value-type="string" calcext:value-type="string">
            <text:p>boite_a_oeufs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53"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plastique_emballag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jaune&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plastique_emballag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CamembertEnBois</text:p>
          </table:table-cell>
          <table:table-cell table:style-name="ce290" office:value-type="string" calcext:value-type="string">
            <text:p>Boîte camembert bois</text:p>
          </table:table-cell>
          <table:table-cell table:style-name="ce290" office:value-type="string" calcext:value-type="string">
            <text:p>Wooden box camembert</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boîte camembert en bois</text:p>
          </table:table-cell>
          <table:table-cell table:style-name="ce290" office:value-type="string" calcext:value-type="string">
            <text:p>box wooden camembert</text:p>
          </table:table-cell>
          <table:table-cell table:style-name="ce290" table:number-columns-repeated="2"/>
          <table:table-cell table:style-name="ce319"/>
          <table:table-cell table:style-name="ce116" office:value-type="string" calcext:value-type="string">
            <text:p>boite_camembe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53"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Conserve</text:p>
          </table:table-cell>
          <table:table-cell table:style-name="ce290" office:value-type="string" calcext:value-type="string">
            <text:p>Boîte conserve</text:p>
          </table:table-cell>
          <table:table-cell table:style-name="ce290" office:value-type="string" calcext:value-type="string">
            <text:p>Box preserve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îte de conserve, conserve</text:p>
          </table:table-cell>
          <table:table-cell table:style-name="ce290" office:value-type="string" calcext:value-type="string">
            <text:p>tin, canned</text:p>
          </table:table-cell>
          <table:table-cell table:style-name="ce290" table:number-columns-repeated="2"/>
          <table:table-cell table:style-name="ce319"/>
          <table:table-cell table:style-name="ce116" office:value-type="string" calcext:value-type="string">
            <text:p>conserve_ratatouil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53"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Metallique</text:p>
          </table:table-cell>
          <table:table-cell table:style-name="ce290" office:value-type="string" calcext:value-type="string">
            <text:p>Boite métallique</text:p>
          </table:table-cell>
          <table:table-cell table:style-name="ce290" office:value-type="string" calcext:value-type="string">
            <text:p>Metal box</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ite métallique</text:p>
          </table:table-cell>
          <table:table-cell table:style-name="ce290" office:value-type="string" calcext:value-type="string">
            <text:p>metal box</text:p>
          </table:table-cell>
          <table:table-cell table:style-name="ce290" table:number-columns-repeated="2"/>
          <table:table-cell table:style-name="ce319"/>
          <table:table-cell table:style-name="ce116" office:value-type="string" calcext:value-type="string">
            <text:p>boite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53"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OeufsEnCarton</text:p>
          </table:table-cell>
          <table:table-cell table:style-name="ce290" office:value-type="string" calcext:value-type="string">
            <text:p>Boîte œufs carton</text:p>
          </table:table-cell>
          <table:table-cell table:style-name="ce290" office:value-type="string" calcext:value-type="string">
            <text:p>Cardboard egg box</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oîte à œuf en carton</text:p>
          </table:table-cell>
          <table:table-cell table:style-name="ce290" office:value-type="string" calcext:value-type="string">
            <text:p>egg carton</text:p>
          </table:table-cell>
          <table:table-cell table:style-name="ce290" table:number-columns-repeated="2"/>
          <table:table-cell table:style-name="ce319"/>
          <table:table-cell table:style-name="ce116" office:value-type="string" calcext:value-type="string">
            <text:p>boite_a_oeuf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53"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mbeMousseARaser</text:p>
          </table:table-cell>
          <table:table-cell table:style-name="ce290" office:value-type="string" calcext:value-type="string">
            <text:p>Bombe mousse à raser</text:p>
          </table:table-cell>
          <table:table-cell table:style-name="ce290" office:value-type="string" calcext:value-type="string">
            <text:p>Bomb shaving foam</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mbe mousse à raser</text:p>
          </table:table-cell>
          <table:table-cell table:style-name="ce290" office:value-type="string" calcext:value-type="string">
            <text:p>shaving foam bomb</text:p>
          </table:table-cell>
          <table:table-cell table:style-name="ce290" table:number-columns-repeated="2"/>
          <table:table-cell table:style-name="ce439" office:value-type="string" calcext:value-type="string">
            <text:p>cons_sansbouchon</text:p>
          </table:table-cell>
          <table:table-cell table:style-name="ce116" office:value-type="string" calcext:value-type="string">
            <text:p>mousse_a_ra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53"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mbePeinture</text:p>
          </table:table-cell>
          <table:table-cell table:style-name="ce290" office:value-type="string" calcext:value-type="string">
            <text:p>Bombe peinture</text:p>
          </table:table-cell>
          <table:table-cell table:style-name="ce290" office:value-type="string" calcext:value-type="string">
            <text:p>Paint bomb</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bombe de peinture, peinture aérosol</text:p>
          </table:table-cell>
          <table:table-cell table:style-name="ce290" office:value-type="string" calcext:value-type="string">
            <text:p>spray paint, spray paint</text:p>
          </table:table-cell>
          <table:table-cell table:style-name="ce290" table:number-columns-repeated="2"/>
          <table:table-cell table:style-name="ce439" office:value-type="string" calcext:value-type="string">
            <text:p>cons_sansbouchon,cons_pastoxique</text:p>
          </table:table-cell>
          <table:table-cell table:style-name="ce116" office:value-type="string" calcext:value-type="string">
            <text:p>peinture_aeroso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53"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chonLiege</text:p>
          </table:table-cell>
          <table:table-cell table:style-name="ce290" office:value-type="string" calcext:value-type="string">
            <text:p>Bouchon liège</text:p>
          </table:table-cell>
          <table:table-cell table:style-name="ce290" office:value-type="string" calcext:value-type="string">
            <text:p>Cor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chon de liège</text:p>
          </table:table-cell>
          <table:table-cell table:style-name="ce290" office:value-type="string" calcext:value-type="string">
            <text:p>Cork</text:p>
          </table:table-cell>
          <table:table-cell table:style-name="ce290" table:number-columns-repeated="2"/>
          <table:table-cell table:style-name="ce15" office:value-type="string" calcext:value-type="string">
            <text:p>cons_bouchonliege</text:p>
          </table:table-cell>
          <table:table-cell table:style-name="ce116" office:value-type="string" calcext:value-type="string">
            <text:p>bouchon_lieg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53"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chonPlastique</text:p>
          </table:table-cell>
          <table:table-cell table:style-name="ce290" office:value-type="string" calcext:value-type="string">
            <text:p>Bouchon plastique</text:p>
          </table:table-cell>
          <table:table-cell table:style-name="ce290" office:value-type="string" calcext:value-type="string">
            <text:p>Plastic cap</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chon plastique</text:p>
          </table:table-cell>
          <table:table-cell table:style-name="ce290" office:value-type="string" calcext:value-type="string">
            <text:p>plastic cap</text:p>
          </table:table-cell>
          <table:table-cell table:style-name="ce290" table:number-columns-repeated="2"/>
          <table:table-cell table:style-name="ce319"/>
          <table:table-cell office:value-type="string" calcext:value-type="string">
            <text:p>bouchon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53"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gie</text:p>
          </table:table-cell>
          <table:table-cell table:style-name="ce290" office:value-type="string" calcext:value-type="string">
            <text:p>Bougie</text:p>
          </table:table-cell>
          <table:table-cell table:style-name="ce290" office:value-type="string" calcext:value-type="string">
            <text:p>Candl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gie</text:p>
          </table:table-cell>
          <table:table-cell table:style-name="ce290" office:value-type="string" calcext:value-type="string">
            <text:p>candle</text:p>
          </table:table-cell>
          <table:table-cell table:style-name="ce290" table:number-columns-repeated="2"/>
          <table:table-cell table:style-name="ce319"/>
          <table:table-cell table:style-name="ce116" office:value-type="string" calcext:value-type="string">
            <text:p>images_non_libres_temp/bougie_mini.png</text:p>
          </table:table-cell>
          <table:table-cell table:style-name="ce17"/>
          <table:table-cell table:style-name="ce348" office:value-type="string" calcext:value-type="string">
            <text:p>07/2015</text:p>
          </table:table-cell>
          <table:table-cell table:style-name="ce348"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53"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DhuileAlimentaire</text:p>
          </table:table-cell>
          <table:table-cell table:style-name="ce290" office:value-type="string" calcext:value-type="string">
            <text:p>Bouteille d'huile</text:p>
          </table:table-cell>
          <table:table-cell table:style-name="ce290" office:value-type="string" calcext:value-type="string">
            <text:p>Oil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huile, bouteille d'eau</text:p>
          </table:table-cell>
          <table:table-cell table:style-name="ce290" office:value-type="string" calcext:value-type="string">
            <text:p>oil bottle, water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grande_bouteille_hu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53"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DhuileEnVerre</text:p>
          </table:table-cell>
          <table:table-cell table:style-name="ce290" office:value-type="string" calcext:value-type="string">
            <text:p>Bouteille d'huile verre</text:p>
          </table:table-cell>
          <table:table-cell table:style-name="ce290" office:value-type="string" calcext:value-type="string">
            <text:p>Glass oil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d'huile en verre</text:p>
          </table:table-cell>
          <table:table-cell table:style-name="ce290" office:value-type="string" calcext:value-type="string">
            <text:p>glass oil bottle</text:p>
          </table:table-cell>
          <table:table-cell table:style-name="ce290" table:number-columns-repeated="2"/>
          <table:table-cell table:style-name="ce319" office:value-type="string" calcext:value-type="string">
            <text:p>,cons_sansbouchon</text:p>
          </table:table-cell>
          <table:table-cell table:style-name="ce116" office:value-type="string" calcext:value-type="string">
            <text:p>bouteille_huile_ol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53"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Gaz</text:p>
          </table:table-cell>
          <table:table-cell table:style-name="ce290" office:value-type="string" calcext:value-type="string">
            <text:p>Bouteille de gaz</text:p>
          </table:table-cell>
          <table:table-cell table:style-name="ce290" office:value-type="string" calcext:value-type="string">
            <text:p>Gas cylinder</text:p>
          </table:table-cell>
          <table:table-cell table:style-name="ce290" office:value-type="string" calcext:value-type="string">
            <text:p>cu_metal</text:p>
          </table:table-cell>
          <table:table-cell table:style-name="ce290" office:value-type="string" calcext:value-type="string">
            <text:p>cat_ddm_gros</text:p>
          </table:table-cell>
          <table:table-cell table:style-name="ce100"/>
          <table:table-cell table:style-name="ce290" office:value-type="string" calcext:value-type="string">
            <text:p>bouteille de gaz</text:p>
          </table:table-cell>
          <table:table-cell table:style-name="ce290" office:value-type="string" calcext:value-type="string">
            <text:p>gas cylinder</text:p>
          </table:table-cell>
          <table:table-cell table:style-name="ce290" table:number-columns-repeated="2"/>
          <table:table-cell table:style-name="ce319"/>
          <table:table-cell table:style-name="ce116" office:value-type="string" calcext:value-type="string">
            <text:p>bouteille_gaz_mini.png</text:p>
          </table:table-cell>
          <table:table-cell table:style-name="ce17"/>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53"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Lait</text:p>
          </table:table-cell>
          <table:table-cell table:style-name="ce290" office:value-type="string" calcext:value-type="string">
            <text:p>Bouteille lait</text:p>
          </table:table-cell>
          <table:table-cell table:style-name="ce290" office:value-type="string" calcext:value-type="string">
            <text:p>Milk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e lait</text:p>
          </table:table-cell>
          <table:table-cell table:style-name="ce290" office:value-type="string" calcext:value-type="string">
            <text:p>bottle of milk</text:p>
          </table:table-cell>
          <table:table-cell table:style-name="ce290" table:number-columns-repeated="2"/>
          <table:table-cell table:style-name="ce319" office:value-type="string" calcext:value-type="string">
            <text:p>cons_bouchon,cons_bouchonamour,cons_capsulelait,cons_bouteillepaspet</text:p>
          </table:table-cell>
          <table:table-cell table:style-name="ce116" office:value-type="string" calcext:value-type="string">
            <text:p>bouteille_lai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53"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lastique</text:p>
          </table:table-cell>
          <table:table-cell table:style-name="ce290" office:value-type="string" calcext:value-type="string">
            <text:p>Bouteille plastique</text:p>
          </table:table-cell>
          <table:table-cell table:style-name="ce290" office:value-type="string" calcext:value-type="string">
            <text:p>Plastic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en plastique, bouteille de soda</text:p>
          </table:table-cell>
          <table:table-cell table:style-name="ce290" office:value-type="string" calcext:value-type="string">
            <text:p>plastic bottle, bottle of soda</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transparente_mini.png</text:p>
          </table:table-cell>
          <table:table-cell table:style-name="ce17"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53"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roduitMenagerNonVide</text:p>
          </table:table-cell>
          <table:table-cell table:style-name="ce290" office:value-type="string" calcext:value-type="string">
            <text:p>Bouteille produit ménager non vide</text:p>
          </table:table-cell>
          <table:table-cell table:style-name="ce290" office:value-type="string" calcext:value-type="string">
            <text:p>Bottle household product not empty</text:p>
          </table:table-cell>
          <table:table-cell table:style-name="ce290" office:value-type="string" calcext:value-type="string">
            <text:p>cu_plastique</text:p>
          </table:table-cell>
          <table:table-cell table:style-name="ce70" office:value-type="string" calcext:value-type="string">
            <text:p>cat_omr</text:p>
          </table:table-cell>
          <table:table-cell table:style-name="ce290"/>
          <table:table-cell table:style-name="ce290" office:value-type="string" calcext:value-type="string">
            <text:p>bouteille produit ménager non vide</text:p>
          </table:table-cell>
          <table:table-cell table:style-name="ce290" office:value-type="string" calcext:value-type="string">
            <text:p>household product bottles not empty</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53"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quot;,&#10;      &quot;image&quot;:&quot;images_non_libres_temp/bouteille_produit_menager_mini.png&quot;,&#10;      &quot;modco&quot;:&quot;modco_bacbleuhorsnantes,modco_bacbleunantes,modco_sacbleu&quot;,&#10;      &quot;recyc&quot;:&quot;NON&quot;,&#10;      &quot;src&quot;:&quot;MieuxTrierANantes 04/2020&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text:p>
            <text:p>      "descr":"bouteille produit ménager non vide",</text:p>
            <text:p>      "descr_en":"household product bottles not empty",</text:p>
            <text:p>      "mots_cles":"bouteille,produit,menager,non,vide,",</text:p>
            <text:p>      "mots_cles_en":"household,product,bottles,not,empty,",</text:p>
            <text:p>      "cons":"cons_bouchon,cons_bouchonamour,",</text:p>
            <text:p>      "image":"images_non_libres_temp/bouteille_produit_menager_mini.png",</text:p>
            <text:p>      "modco":"modco_bacbleuhorsnantes,modco_bacbleunantes,modco_sacbleu",</text:p>
            <text:p>      "recyc":"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roduitMenagerVide</text:p>
          </table:table-cell>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vid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53"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sSirop</text:p>
          </table:table-cell>
          <table:table-cell table:style-name="ce290" office:value-type="string" calcext:value-type="string">
            <text:p>Bouteilles sirop (métal)</text:p>
          </table:table-cell>
          <table:table-cell table:style-name="ce290" office:value-type="string" calcext:value-type="string">
            <text:p>Syrup bottles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uteille de sirop métal</text:p>
          </table:table-cell>
          <table:table-cell table:style-name="ce290" office:value-type="string" calcext:value-type="string">
            <text:p>syrup bottles (metal)</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sirop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53"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Verre</text:p>
          </table:table-cell>
          <table:table-cell table:style-name="ce290" office:value-type="string" calcext:value-type="string">
            <text:p>Bouteille verre</text:p>
          </table:table-cell>
          <table:table-cell table:style-name="ce290" office:value-type="string" calcext:value-type="string">
            <text:p>Glass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en verre, bouteille de vin, bouteille de bière</text:p>
          </table:table-cell>
          <table:table-cell table:style-name="ce290" office:value-type="string" calcext:value-type="string">
            <text:p>glass bottle, wine bottle, beer bottle</text:p>
          </table:table-cell>
          <table:table-cell table:style-name="ce290" table:number-columns-repeated="2"/>
          <table:table-cell table:style-name="ce30" office:value-type="string" calcext:value-type="string">
            <text:p>cons_sansbouchon</text:p>
          </table:table-cell>
          <table:table-cell table:style-name="ce116" office:value-type="string" calcext:value-type="string">
            <text:p>bouteille_mini.png</text:p>
          </table:table-cell>
          <table:table-cell table:style-name="ce17"/>
          <table:table-cell table:style-name="ce348" office:value-type="string" calcext:value-type="string">
            <text:p>MieuxTrierANantes 02/2015</text:p>
          </table:table-cell>
          <table:table-cell table:style-name="ce348" office:value-type="string" calcext:value-type="string">
            <text:p>Françoise Renoulin (fsefleur).Je souhaite parrainer la canette de bière en verre, pour lui offrir une seconde vie et si possible qu'elle retrouve un jour le chemin du frigo.</text:p>
          </table:table-cell>
          <table:table-cell table:style-name="ce348"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53"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ranchage</text:p>
          </table:table-cell>
          <table:table-cell table:style-name="ce290" office:value-type="string" calcext:value-type="string">
            <text:p>Branchage feuillage</text:p>
          </table:table-cell>
          <table:table-cell table:style-name="ce290" office:value-type="string" calcext:value-type="string">
            <text:p>Foliage branches</text:p>
          </table:table-cell>
          <table:table-cell table:style-name="ce290" office:value-type="string" calcext:value-type="string">
            <text:p>cu_vertbois</text:p>
          </table:table-cell>
          <table:table-cell table:style-name="ce18" office:value-type="string" calcext:value-type="string">
            <text:p>cat_organiquegros</text:p>
          </table:table-cell>
          <table:table-cell table:style-name="ce290"/>
          <table:table-cell table:style-name="ce290" office:value-type="string" calcext:value-type="string">
            <text:p>branchage, feuillage, taille d'arbre</text:p>
          </table:table-cell>
          <table:table-cell table:style-name="ce290" office:value-type="string" calcext:value-type="string">
            <text:p>branches, foliage, tree size</text:p>
          </table:table-cell>
          <table:table-cell table:style-name="ce290" table:number-columns-repeated="2"/>
          <table:table-cell table:style-name="ce319"/>
          <table:table-cell table:style-name="ce116" office:value-type="string" calcext:value-type="string">
            <text:p>feuillages_mini.png</text:p>
          </table:table-cell>
          <table:table-cell table:style-name="ce17"/>
          <table:table-cell table:style-name="ce354" office:value-type="string" calcext:value-type="string">
            <text:p>MieuxTrierANantes 12/2014</text:p>
          </table:table-cell>
          <table:table-cell table:style-name="ce354"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53"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70" office:value-type="string" calcext:value-type="string">
            <text:p>dec_brosseadent</text:p>
          </table:table-cell>
          <table:table-cell table:number-columns-repeated="2" table:style-name="ce70" office:value-type="string" calcext:value-type="string">
            <text:p>Brosse à dent</text:p>
          </table:table-cell>
          <table:table-cell table:style-name="ce70" office:value-type="string" calcext:value-type="string">
            <text:p>cu_plastique</text:p>
          </table:table-cell>
          <table:table-cell table:style-name="ce19" office:value-type="string" calcext:value-type="string">
            <text:p>cat_omr</text:p>
          </table:table-cell>
          <table:table-cell table:style-name="ce70"/>
          <table:table-cell table:style-name="ce70" office:value-type="string" calcext:value-type="string">
            <text:p>brosse à dent</text:p>
          </table:table-cell>
          <table:table-cell table:style-name="ce70" office:value-type="string" calcext:value-type="string">
            <text:p>toothbrush</text:p>
          </table:table-cell>
          <table:table-cell table:style-name="ce70" table:number-columns-repeated="2"/>
          <table:table-cell table:style-name="ce32" office:value-type="string" calcext:value-type="string">
            <text:p>cons_brosseadent</text:p>
          </table:table-cell>
          <table:table-cell table:style-name="ce37" office:value-type="string" calcext:value-type="string">
            <text:p>brosse_a_dent.png</text:p>
          </table:table-cell>
          <table:table-cell table:style-name="ce42"/>
          <table:table-cell table:style-name="ce45" office:value-type="string" calcext:value-type="string">
            <text:p>04/2020</text:p>
          </table:table-cell>
          <table:table-cell table:style-name="ce45" table:number-columns-repeated="3"/>
          <table:table-cell table:style-name="ce49"/>
          <table:table-cell table:style-name="ce49" table:formula="of:=SUBSTITUTE([.L43];&quot;_petit&quot;;&quot;&quot;)" office:value-type="string" office:string-value="brosse_a_dent.png" calcext:value-type="string">
            <text:p>brosse_a_dent.png</text:p>
          </table:table-cell>
          <table:table-cell table:style-name="ce49" table:formula="of:=CONCATENATE(UTILTRANSFORMEENMOTSCLES([.G43]);&quot;,&quot;;[.I43])" office:value-type="string" office:string-value="brosse,dent," calcext:value-type="string">
            <text:p>brosse,dent,</text:p>
          </table:table-cell>
          <table:table-cell table:style-name="ce49" table:formula="of:=CONCATENATE(UTILTRANSFORMEENMOTSCLES([.H43]);&quot;,&quot;;[.J43])" office:value-type="string" office:string-value="toothbrush," calcext:value-type="string">
            <text:p>toothbrush,</text:p>
          </table:table-cell>
          <table:table-cell table:style-name="ce49" table:number-columns-repeated="2"/>
          <table:table-cell table:style-name="ce54" table:formula="of:=JSONDECHETS([.A43];[.B43];[.C43];[.D43];[.E43];[.F43];[.T43];[.U43];[.G43];[.H43];[.K43];[.L43];[.M43];[.N43];[.P43])" office:value-type="string" office:string-value="   {&quot;code&quot;:&quot;dec_brosseadent&quot;,&#10;      &quot;type&quot;:&quot;Ressource / objet usagé&quot;,&#10;      &quot;type_en&quot;:&quot;Resource / Used object&quot;,&#10;      &quot;nom&quot;:&quot;Brosse à dent&quot;,&#10;      &quot;nom_en&quot;:&quot;Brosse à dent&quot;,&#10;      &quot;cat_usuel&quot;:&quot;cu_plastique&quot;,&#10;      &quot;cat_trait&quot;:&quot;cat_omr&quot;,&#10;      &quot;descr&quot;:&quot;brosse à dent&quot;,&#10;      &quot;descr_en&quot;:&quot;toothbrush&quot;,&#10;      &quot;mots_cles&quot;:&quot;brosse,dent,&quot;,&#10;      &quot;mots_cles_en&quot;:&quot;toothbrush,&quot;,&#10;      &quot;cons&quot;:&quot;cons_brosseadent,&quot;,&#10;      &quot;image&quot;:&quot;brosse_a_dent.png&quot;,&#10;      &quot;modco&quot;:&quot;modco_bacbleuhorsnantes,modco_bacbleunantes,modco_sacbleu&quot;,&#10;      &quot;recyc&quot;:&quot;NON&quot;,&#10;      &quot;src&quot;:&quot;04/2020&quot;&#10;   }," calcext:value-type="string">
            <text:p>   {"code":"dec_brosseadent",</text:p>
            <text:p>      "type":"Ressource / objet usagé",</text:p>
            <text:p>      "type_en":"Resource / Used object",</text:p>
            <text:p>      "nom":"Brosse à dent",</text:p>
            <text:p>      "nom_en":"Brosse à dent",</text:p>
            <text:p>      "cat_usuel":"cu_plastique",</text:p>
            <text:p>      "cat_trait":"cat_omr",</text:p>
            <text:p>      "descr":"brosse à dent",</text:p>
            <text:p>      "descr_en":"toothbrush",</text:p>
            <text:p>      "mots_cles":"brosse,dent,",</text:p>
            <text:p>      "mots_cles_en":"toothbrush,",</text:p>
            <text:p>      "cons":"cons_brosseadent,",</text:p>
            <text:p>      "image":"brosse_a_dent.png",</text:p>
            <text:p>      "modco":"modco_bacbleuhorsnantes,modco_bacbleunantes,modco_sacbleu",</text:p>
            <text:p>      "recyc":"NON",</text:p>
            <text:p>      "src":"04/2020"</text:p>
            <text:p>   },</text:p>
          </table:table-cell>
          <table:table-cell table:number-columns-repeated="1000"/>
        </table:table-row>
        <table:table-row table:style-name="ro2">
          <table:table-cell table:style-name="ce290" office:value-type="string" calcext:value-type="string">
            <text:p>dec_briqueAlimentaire</text:p>
          </table:table-cell>
          <table:table-cell table:style-name="ce290" office:value-type="string" calcext:value-type="string">
            <text:p>Brique alimentaire</text:p>
          </table:table-cell>
          <table:table-cell table:style-name="ce290" office:value-type="string" calcext:value-type="string">
            <text:p>Food Brick</text:p>
          </table:table-cell>
          <table:table-cell table:style-name="ce290" office:value-type="string" calcext:value-type="string">
            <text:p>cu_plastique</text:p>
          </table:table-cell>
          <table:table-cell table:style-name="ce290" office:value-type="string" calcext:value-type="string">
            <text:p>cat_ela</text:p>
          </table:table-cell>
          <table:table-cell table:style-name="ce290"/>
          <table:table-cell table:style-name="ce290" office:value-type="string" calcext:value-type="string">
            <text:p>brique alimentaire, brique de lait, tétra pack</text:p>
          </table:table-cell>
          <table:table-cell table:style-name="ce290" office:value-type="string" calcext:value-type="string">
            <text:p>Food brick milk carton tetra pack</text:p>
          </table:table-cell>
          <table:table-cell table:style-name="ce290" table:number-columns-repeated="2"/>
          <table:table-cell table:style-name="ce319" office:value-type="string" calcext:value-type="string">
            <text:p>bouchon_brique,cons_tetrapak,cons_bouchon,cons_bouchonamour</text:p>
          </table:table-cell>
          <table:table-cell table:style-name="ce116" office:value-type="string" calcext:value-type="string">
            <text:p>brique_alimen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4];&quot;_petit&quot;;&quot;&quot;)" office:value-type="string" office:string-value="brique_alimentaire_mini.png" calcext:value-type="string">
            <text:p>brique_alimentaire_mini.png</text:p>
          </table:table-cell>
          <table:table-cell table:formula="of:=CONCATENATE(UTILTRANSFORMEENMOTSCLES([.G44]);&quot;,&quot;;[.I44])" office:value-type="string" office:string-value="brique,alimentaire,brique,lait,tetra,pack," calcext:value-type="string">
            <text:p>brique,alimentaire,brique,lait,tetra,pack,</text:p>
          </table:table-cell>
          <table:table-cell table:formula="of:=CONCATENATE(UTILTRANSFORMEENMOTSCLES([.H44]);&quot;,&quot;;[.J44])" office:value-type="string" office:string-value="food,brick,milk,carton,tetra,pack," calcext:value-type="string">
            <text:p>food,brick,milk,carton,tetra,pack,</text:p>
          </table:table-cell>
          <table:table-cell table:number-columns-repeated="2"/>
          <table:table-cell table:style-name="ce53" table:formula="of:=JSONDECHETS([.A44];[.B44];[.C44];[.D44];[.E44];[.F44];[.T44];[.U44];[.G44];[.H44];[.K44];[.L44];[.M44];[.N44];[.P44])"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getteBois</text:p>
          </table:table-cell>
          <table:table-cell table:style-name="ce290" office:value-type="string" calcext:value-type="string">
            <text:p>Cagette bois</text:p>
          </table:table-cell>
          <table:table-cell table:style-name="ce290" office:value-type="string" calcext:value-type="string">
            <text:p>Wooden crates</text:p>
          </table:table-cell>
          <table:table-cell table:style-name="ce290" office:value-type="string" calcext:value-type="string">
            <text:p>cu_vertbois</text:p>
          </table:table-cell>
          <table:table-cell table:style-name="ce290" office:value-type="string" calcext:value-type="string">
            <text:p>cat_omr</text:p>
          </table:table-cell>
          <table:table-cell/>
          <table:table-cell table:style-name="ce290" office:value-type="string" calcext:value-type="string">
            <text:p>cagette bois, cageot</text:p>
          </table:table-cell>
          <table:table-cell table:style-name="ce290" office:value-type="string" calcext:value-type="string">
            <text:p>crate wood crate</text:p>
          </table:table-cell>
          <table:table-cell table:style-name="ce290" table:number-columns-repeated="2"/>
          <table:table-cell table:style-name="ce319"/>
          <table:table-cell table:style-name="ce116" office:value-type="string" calcext:value-type="string">
            <text:p>ca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45];&quot;_petit&quot;;&quot;&quot;)" office:value-type="string" office:string-value="cagette_mini.png" calcext:value-type="string">
            <text:p>cagette_mini.png</text:p>
          </table:table-cell>
          <table:table-cell table:formula="of:=CONCATENATE(UTILTRANSFORMEENMOTSCLES([.G45]);&quot;,&quot;;[.I45])" office:value-type="string" office:string-value="cagette,bois,cageot," calcext:value-type="string">
            <text:p>cagette,bois,cageot,</text:p>
          </table:table-cell>
          <table:table-cell table:formula="of:=CONCATENATE(UTILTRANSFORMEENMOTSCLES([.H45]);&quot;,&quot;;[.J45])" office:value-type="string" office:string-value="crate,wood,crate," calcext:value-type="string">
            <text:p>crate,wood,crate,</text:p>
          </table:table-cell>
          <table:table-cell table:number-columns-repeated="2"/>
          <table:table-cell table:style-name="ce53" table:formula="of:=JSONDECHETS([.A45];[.B45];[.C45];[.D45];[.E45];[.F45];[.T45];[.U45];[.G45];[.H45];[.K45];[.L45];[.M45];[.N45];[.P45])"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hier</text:p>
          </table:table-cell>
          <table:table-cell table:style-name="ce290" office:value-type="string" calcext:value-type="string">
            <text:p>Cahier</text:p>
          </table:table-cell>
          <table:table-cell table:style-name="ce290" office:value-type="string" calcext:value-type="string">
            <text:p>Note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hier, cahier, bloc note sans spirale, carnet</text:p>
          </table:table-cell>
          <table:table-cell table:style-name="ce290" office:value-type="string" calcext:value-type="string">
            <text:p>notebook, notebook, notebook (no spiral), notebook</text:p>
          </table:table-cell>
          <table:table-cell table:style-name="ce290" office:value-type="string" calcext:value-type="string">
            <text:p>spirale</text:p>
          </table:table-cell>
          <table:table-cell table:style-name="ce290" office:value-type="string" calcext:value-type="string">
            <text:p>spiral</text:p>
          </table:table-cell>
          <table:table-cell table:style-name="ce33" office:value-type="string" calcext:value-type="string">
            <text:p>cons_spirale</text:p>
          </table:table-cell>
          <table:table-cell table:style-name="ce116" office:value-type="string" calcext:value-type="string">
            <text:p>bloc_note_mini.png</text:p>
          </table:table-cell>
          <table:table-cell table:style-name="ce17" office:value-type="string" calcext:value-type="string">
            <text:p>cahier_mini.png</text:p>
          </table:table-cell>
          <table:table-cell table:style-name="ce348" office:value-type="string" calcext:value-type="string">
            <text:p>MieuxTrierANantes 02/2015</text:p>
          </table:table-cell>
          <table:table-cell table:style-name="ce348" table:number-columns-repeated="3"/>
          <table:table-cell/>
          <table:table-cell table:formula="of:=SUBSTITUTE([.L46];&quot;_petit&quot;;&quot;&quot;)" office:value-type="string" office:string-value="bloc_note_mini.png" calcext:value-type="string">
            <text:p>bloc_note_mini.png</text:p>
          </table:table-cell>
          <table:table-cell table:formula="of:=CONCATENATE(UTILTRANSFORMEENMOTSCLES([.G46]);&quot;,&quot;;[.I46])" office:value-type="string" office:string-value="cahier,cahier,bloc,note,sans,spirale,carnet,spirale" calcext:value-type="string">
            <text:p>cahier,cahier,bloc,note,sans,spirale,carnet,spirale</text:p>
          </table:table-cell>
          <table:table-cell table:formula="of:=CONCATENATE(UTILTRANSFORMEENMOTSCLES([.H46]);&quot;,&quot;;[.J46])" office:value-type="string" office:string-value="notebook,notebook,notebook,no,spiral,notebook,spiral" calcext:value-type="string">
            <text:p>notebook,notebook,notebook,no,spiral,notebook,spiral</text:p>
          </table:table-cell>
          <table:table-cell table:number-columns-repeated="2"/>
          <table:table-cell table:style-name="ce53" table:formula="of:=JSONDECHETS([.A46];[.B46];[.C46];[.D46];[.E46];[.F46];[.T46];[.U46];[.G46];[.H46];[.K46];[.L46];[.M46];[.N46];[.P46])"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lendrier</text:p>
          </table:table-cell>
          <table:table-cell table:style-name="ce290" office:value-type="string" calcext:value-type="string">
            <text:p>Calendrier</text:p>
          </table:table-cell>
          <table:table-cell table:style-name="ce290" office:value-type="string" calcext:value-type="string">
            <text:p>Calenda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lendrier</text:p>
          </table:table-cell>
          <table:table-cell table:style-name="ce290" office:value-type="string" calcext:value-type="string">
            <text:p>calendar</text:p>
          </table:table-cell>
          <table:table-cell table:style-name="ce290" table:number-columns-repeated="2"/>
          <table:table-cell table:style-name="ce319"/>
          <table:table-cell table:style-name="ce116" office:value-type="string" calcext:value-type="string">
            <text:p>calendr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7];&quot;_petit&quot;;&quot;&quot;)" office:value-type="string" office:string-value="calendrier_mini.png" calcext:value-type="string">
            <text:p>calendrier_mini.png</text:p>
          </table:table-cell>
          <table:table-cell table:formula="of:=CONCATENATE(UTILTRANSFORMEENMOTSCLES([.G47]);&quot;,&quot;;[.I47])" office:value-type="string" office:string-value="calendrier," calcext:value-type="string">
            <text:p>calendrier,</text:p>
          </table:table-cell>
          <table:table-cell table:formula="of:=CONCATENATE(UTILTRANSFORMEENMOTSCLES([.H47]);&quot;,&quot;;[.J47])" office:value-type="string" office:string-value="calendar," calcext:value-type="string">
            <text:p>calendar,</text:p>
          </table:table-cell>
          <table:table-cell table:number-columns-repeated="2"/>
          <table:table-cell table:style-name="ce53" table:formula="of:=JSONDECHETS([.A47];[.B47];[.C47];[.D47];[.E47];[.F47];[.T47];[.U47];[.G47];[.H47];[.K47];[.L47];[.M47];[.N47];[.P47])"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netteSoda</text:p>
          </table:table-cell>
          <table:table-cell table:style-name="ce290" office:value-type="string" calcext:value-type="string">
            <text:p>Canette soda</text:p>
          </table:table-cell>
          <table:table-cell table:style-name="ce290" office:value-type="string" calcext:value-type="string">
            <text:p>Soda can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canette de soda</text:p>
          </table:table-cell>
          <table:table-cell table:style-name="ce290" office:value-type="string" calcext:value-type="string">
            <text:p>can of soda</text:p>
          </table:table-cell>
          <table:table-cell table:style-name="ce290" table:number-columns-repeated="2"/>
          <table:table-cell table:style-name="ce319"/>
          <table:table-cell table:style-name="ce116" office:value-type="string" calcext:value-type="string">
            <text:p>can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8];&quot;_petit&quot;;&quot;&quot;)" office:value-type="string" office:string-value="cannette_mini.png" calcext:value-type="string">
            <text:p>cannette_mini.png</text:p>
          </table:table-cell>
          <table:table-cell table:formula="of:=CONCATENATE(UTILTRANSFORMEENMOTSCLES([.G48]);&quot;,&quot;;[.I48])" office:value-type="string" office:string-value="canette,soda," calcext:value-type="string">
            <text:p>canette,soda,</text:p>
          </table:table-cell>
          <table:table-cell table:formula="of:=CONCATENATE(UTILTRANSFORMEENMOTSCLES([.H48]);&quot;,&quot;;[.J48])" office:value-type="string" office:string-value="can,of,soda," calcext:value-type="string">
            <text:p>can,of,soda,</text:p>
          </table:table-cell>
          <table:table-cell table:number-columns-repeated="2"/>
          <table:table-cell table:style-name="ce53" table:formula="of:=JSONDECHETS([.A48];[.B48];[.C48];[.D48];[.E48];[.F48];[.T48];[.U48];[.G48];[.H48];[.K48];[.L48];[.M48];[.N48];[.P48])"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psuleCafe</text:p>
          </table:table-cell>
          <table:table-cell table:style-name="ce290" office:value-type="string" calcext:value-type="string">
            <text:p>Capsule café</text:p>
          </table:table-cell>
          <table:table-cell table:style-name="ce290" office:value-type="string" calcext:value-type="string">
            <text:p>capsule coffee</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439"/>
          <table:table-cell table:style-name="ce290" office:value-type="string" calcext:value-type="string">
            <text:p>capsule de café, capsule métal ou plastique dosette café</text:p>
          </table:table-cell>
          <table:table-cell table:style-name="ce290" office:value-type="string" calcext:value-type="string">
            <text:p>coffee capsule, metal or plastic capsule coffee pod</text:p>
          </table:table-cell>
          <table:table-cell table:number-columns-repeated="2" table:style-name="ce290" office:value-type="string" calcext:value-type="string">
            <text:p>nespresso</text:p>
          </table:table-cell>
          <table:table-cell table:style-name="ce319" office:value-type="string" calcext:value-type="string">
            <text:p>cons_nespresso,cons_trop_petit</text:p>
          </table:table-cell>
          <table:table-cell table:style-name="ce116" office:value-type="string" calcext:value-type="string">
            <text:p>dosette_cafe_plastique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49];&quot;_petit&quot;;&quot;&quot;)" office:value-type="string" office:string-value="dosette_cafe_plastique_mini.png" calcext:value-type="string">
            <text:p>dosette_cafe_plastique_mini.png</text:p>
          </table:table-cell>
          <table:table-cell table:formula="of:=CONCATENATE(UTILTRANSFORMEENMOTSCLES([.G49]);&quot;,&quot;;[.I49])" office:value-type="string" office:string-value="capsule,cafe,capsule,metal,ou,plastique,dosette,cafe,nespresso" calcext:value-type="string">
            <text:p>capsule,cafe,capsule,metal,ou,plastique,dosette,cafe,nespresso</text:p>
          </table:table-cell>
          <table:table-cell table:formula="of:=CONCATENATE(UTILTRANSFORMEENMOTSCLES([.H49]);&quot;,&quot;;[.J49])" office:value-type="string" office:string-value="coffee,capsule,metal,or,plastic,capsule,coffee,pod,nespresso" calcext:value-type="string">
            <text:p>coffee,capsule,metal,or,plastic,capsule,coffee,pod,nespresso</text:p>
          </table:table-cell>
          <table:table-cell table:number-columns-repeated="2"/>
          <table:table-cell table:style-name="ce53" table:formula="of:=JSONDECHETS([.A49];[.B49];[.C49];[.D49];[.E49];[.F49];[.T49];[.U49];[.G49];[.H49];[.K49];[.L49];[.M49];[.N49];[.P49])"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metal_petit&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jaunenantes,modco_bacbleuhorsnantes,modco_sacjaune&quot;,&#10;      &quot;recyc&quot;:&quot;OUI_ET_NON&quot;,&#10;      &quot;src&quot;:&quot;MieuxTrierANantes 04/2020&quot;&#10;   }," calcext:value-type="string">
            <text:p>   {"code":"dec_capsuleCafe",</text:p>
            <text:p>      "type":"Ressource / objet usagé",</text:p>
            <text:p>      "type_en":"Resource / Used object",</text:p>
            <text:p>      "nom":"Capsule café",</text:p>
            <text:p>      "nom_en":"capsule coffee",</text:p>
            <text:p>      "cat_usuel":"cu_metal",</text:p>
            <text:p>      "cat_trait":"cat_metal_petit",</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ePostale</text:p>
          </table:table-cell>
          <table:table-cell table:style-name="ce290" office:value-type="string" calcext:value-type="string">
            <text:p>Carte postale</text:p>
          </table:table-cell>
          <table:table-cell table:style-name="ce290" office:value-type="string" calcext:value-type="string">
            <text:p>Post card</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e postale</text:p>
          </table:table-cell>
          <table:table-cell table:style-name="ce290" office:value-type="string" calcext:value-type="string">
            <text:p>Post card</text:p>
          </table:table-cell>
          <table:table-cell table:style-name="ce290" table:number-columns-repeated="2"/>
          <table:table-cell table:style-name="ce319"/>
          <table:table-cell table:style-name="ce116" office:value-type="string" calcext:value-type="string">
            <text:p>carte_posta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0];&quot;_petit&quot;;&quot;&quot;)" office:value-type="string" office:string-value="carte_postale_mini.png" calcext:value-type="string">
            <text:p>carte_postale_mini.png</text:p>
          </table:table-cell>
          <table:table-cell table:formula="of:=CONCATENATE(UTILTRANSFORMEENMOTSCLES([.G50]);&quot;,&quot;;[.I50])" office:value-type="string" office:string-value="carte,postale," calcext:value-type="string">
            <text:p>carte,postale,</text:p>
          </table:table-cell>
          <table:table-cell table:formula="of:=CONCATENATE(UTILTRANSFORMEENMOTSCLES([.H50]);&quot;,&quot;;[.J50])" office:value-type="string" office:string-value="post,card," calcext:value-type="string">
            <text:p>post,card,</text:p>
          </table:table-cell>
          <table:table-cell table:number-columns-repeated="2"/>
          <table:table-cell table:style-name="ce53" table:formula="of:=JSONDECHETS([.A50];[.B50];[.C50];[.D50];[.E50];[.F50];[.T50];[.U50];[.G50];[.H50];[.K50];[.L50];[.M50];[.N50];[.P50])"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onPetitsOuGrands</text:p>
          </table:table-cell>
          <table:table-cell table:style-name="ce290" office:value-type="string" calcext:value-type="string">
            <text:p>Carton (petits ou grands)</text:p>
          </table:table-cell>
          <table:table-cell table:style-name="ce290" office:value-type="string" calcext:value-type="string">
            <text:p>Cardboard (small or larg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on (petit ou grands)</text:p>
          </table:table-cell>
          <table:table-cell table:style-name="ce290" office:value-type="string" calcext:value-type="string">
            <text:p>cardboard (small or large)</text:p>
          </table:table-cell>
          <table:table-cell table:style-name="ce290" table:number-columns-repeated="2"/>
          <table:table-cell table:style-name="ce319"/>
          <table:table-cell table:style-name="ce116" office:value-type="string" calcext:value-type="string">
            <text:p>cart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1];&quot;_petit&quot;;&quot;&quot;)" office:value-type="string" office:string-value="carton_mini.png" calcext:value-type="string">
            <text:p>carton_mini.png</text:p>
          </table:table-cell>
          <table:table-cell table:formula="of:=CONCATENATE(UTILTRANSFORMEENMOTSCLES([.G51]);&quot;,&quot;;[.I51])" office:value-type="string" office:string-value="carton,petit,ou,grands,," calcext:value-type="string">
            <text:p>carton,petit,ou,grands,,</text:p>
          </table:table-cell>
          <table:table-cell table:formula="of:=CONCATENATE(UTILTRANSFORMEENMOTSCLES([.H51]);&quot;,&quot;;[.J51])" office:value-type="string" office:string-value="cardboard,small,or,large,," calcext:value-type="string">
            <text:p>cardboard,small,or,large,,</text:p>
          </table:table-cell>
          <table:table-cell table:number-columns-repeated="2"/>
          <table:table-cell table:style-name="ce53" table:formula="of:=JSONDECHETS([.A51];[.B51];[.C51];[.D51];[.E51];[.F51];[.T51];[.U51];[.G51];[.H51];[.K51];[.L51];[.M51];[.N51];[.P51])"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ouchesEncres</text:p>
          </table:table-cell>
          <table:table-cell table:style-name="ce290" office:value-type="string" calcext:value-type="string">
            <text:p>Cartouches encres</text:p>
          </table:table-cell>
          <table:table-cell table:style-name="ce290" office:value-type="string" calcext:value-type="string">
            <text:p>Ink cartridges</text:p>
          </table:table-cell>
          <table:table-cell table:style-name="ce290" office:value-type="string" calcext:value-type="string">
            <text:p>cu_toxique</text:p>
          </table:table-cell>
          <table:table-cell table:style-name="ce18" office:value-type="string" calcext:value-type="string">
            <text:p>cat_cartouche</text:p>
          </table:table-cell>
          <table:table-cell/>
          <table:table-cell table:style-name="ce290" office:value-type="string" calcext:value-type="string">
            <text:p>cartouche encres</text:p>
          </table:table-cell>
          <table:table-cell table:style-name="ce290" office:value-type="string" calcext:value-type="string">
            <text:p>ink cartridges</text:p>
          </table:table-cell>
          <table:table-cell table:style-name="ce290" table:number-columns-repeated="2"/>
          <table:table-cell table:style-name="ce319"/>
          <table:table-cell table:style-name="ce116" office:value-type="string" calcext:value-type="string">
            <text:p>cartouches_imprimante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2];&quot;_petit&quot;;&quot;&quot;)" office:value-type="string" office:string-value="cartouches_imprimantes_mini.png" calcext:value-type="string">
            <text:p>cartouches_imprimantes_mini.png</text:p>
          </table:table-cell>
          <table:table-cell table:formula="of:=CONCATENATE(UTILTRANSFORMEENMOTSCLES([.G52]);&quot;,&quot;;[.I52])" office:value-type="string" office:string-value="cartouche,encres," calcext:value-type="string">
            <text:p>cartouche,encres,</text:p>
          </table:table-cell>
          <table:table-cell table:formula="of:=CONCATENATE(UTILTRANSFORMEENMOTSCLES([.H52]);&quot;,&quot;;[.J52])" office:value-type="string" office:string-value="ink,cartridges," calcext:value-type="string">
            <text:p>ink,cartridges,</text:p>
          </table:table-cell>
          <table:table-cell table:number-columns-repeated="2"/>
          <table:table-cell table:style-name="ce53" table:formula="of:=JSONDECHETS([.A52];[.B52];[.C52];[.D52];[.E52];[.F52];[.T52];[.U52];[.G52];[.H52];[.K52];[.L52];[.M52];[.N52];[.P52])"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dDvdK7</text:p>
          </table:table-cell>
          <table:table-cell table:style-name="ce290" office:value-type="string" calcext:value-type="string">
            <text:p>CD/DVD/K7</text:p>
          </table:table-cell>
          <table:table-cell table:style-name="ce290" office:value-type="string" calcext:value-type="string">
            <text:p>CD / DVD / K7</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D/DVD/K7, cassette audio, cassette vidéo, appareil photo, caméra</text:p>
          </table:table-cell>
          <table:table-cell table:style-name="ce290" office:value-type="string" calcext:value-type="string">
            <text:p>CD / DVD / K7, audio cassettes, video cassettes</text:p>
          </table:table-cell>
          <table:table-cell table:style-name="ce290" table:number-columns-repeated="3"/>
          <table:table-cell table:style-name="ce319" office:value-type="string" calcext:value-type="string">
            <text:p>cd_sansemballage_mini.png</text:p>
          </table:table-cell>
          <table:table-cell table:style-name="ce116" office:value-type="string" calcext:value-type="string">
            <text:p>pochette_cd_mini.png</text:p>
          </table:table-cell>
          <table:table-cell table:style-name="ce348" office:value-type="string" calcext:value-type="string">
            <text:p>MieuxTrierANantes 02/2015</text:p>
          </table:table-cell>
          <table:table-cell table:style-name="ce348" table:number-columns-repeated="3"/>
          <table:table-cell/>
          <table:table-cell table:formula="of:=SUBSTITUTE([.L53];&quot;_petit&quot;;&quot;&quot;)" office:value-type="string" office:string-value="cd_sansemballage_mini.png" calcext:value-type="string">
            <text:p>cd_sansemballage_mini.png</text:p>
          </table:table-cell>
          <table:table-cell table:formula="of:=CONCATENATE(UTILTRANSFORMEENMOTSCLES([.G53]);&quot;,&quot;;[.I53])" office:value-type="string" office:string-value="cd/dvd/k7,cassette,audio,cassette,video,appareil,photo,camera," calcext:value-type="string">
            <text:p>cd/dvd/k7,cassette,audio,cassette,video,appareil,photo,camera,</text:p>
          </table:table-cell>
          <table:table-cell table:formula="of:=CONCATENATE(UTILTRANSFORMEENMOTSCLES([.H53]);&quot;,&quot;;[.J53])" office:value-type="string" office:string-value="cd,/,dvd,/,k7,audio,cassettes,video,cassettes," calcext:value-type="string">
            <text:p>cd,/,dvd,/,k7,audio,cassettes,video,cassettes,</text:p>
          </table:table-cell>
          <table:table-cell table:number-columns-repeated="2"/>
          <table:table-cell table:style-name="ce53" table:formula="of:=JSONDECHETS([.A53];[.B53];[.C53];[.D53];[.E53];[.F53];[.T53];[.U53];[.G53];[.H53];[.K53];[.L53];[.M53];[.N53];[.P53])"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haussureEnBonEtat</text:p>
          </table:table-cell>
          <table:table-cell table:style-name="ce290" office:value-type="string" calcext:value-type="string">
            <text:p>Chaussure bon état</text:p>
          </table:table-cell>
          <table:table-cell table:style-name="ce290" office:value-type="string" calcext:value-type="string">
            <text:p>Good shoe</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chaussure en bon état, bote en bon état</text:p>
          </table:table-cell>
          <table:table-cell table:style-name="ce439" office:value-type="string" calcext:value-type="string">
            <text:p>shoe in good condition, in good condition bote</text:p>
          </table:table-cell>
          <table:table-cell table:style-name="ce439" table:number-columns-repeated="2"/>
          <table:table-cell table:style-name="ce290"/>
          <table:table-cell table:style-name="ce319" office:value-type="string" calcext:value-type="string">
            <text:p>chaussures_mini.png</text:p>
          </table:table-cell>
          <table:table-cell table:style-name="ce17"/>
          <table:table-cell table:style-name="ce352" office:value-type="string" calcext:value-type="string">
            <text:p>MieuxTrierANantes 02/2015</text:p>
          </table:table-cell>
          <table:table-cell table:style-name="ce352" table:number-columns-repeated="3"/>
          <table:table-cell/>
          <table:table-cell table:formula="of:=SUBSTITUTE([.L54];&quot;_petit&quot;;&quot;&quot;)" office:value-type="string" office:string-value="chaussures_mini.png" calcext:value-type="string">
            <text:p>chaussures_mini.png</text:p>
          </table:table-cell>
          <table:table-cell table:formula="of:=CONCATENATE(UTILTRANSFORMEENMOTSCLES([.G54]);&quot;,&quot;;[.I54])" office:value-type="string" office:string-value="chaussure,bon,etat,bote,bon,etat," calcext:value-type="string">
            <text:p>chaussure,bon,etat,bote,bon,etat,</text:p>
          </table:table-cell>
          <table:table-cell table:formula="of:=CONCATENATE(UTILTRANSFORMEENMOTSCLES([.H54]);&quot;,&quot;;[.J54])" office:value-type="string" office:string-value="shoe,in,good,condition,in,good,condition,bote," calcext:value-type="string">
            <text:p>shoe,in,good,condition,in,good,condition,bote,</text:p>
          </table:table-cell>
          <table:table-cell table:number-columns-repeated="2"/>
          <table:table-cell table:style-name="ce53" table:formula="of:=JSONDECHETS([.A54];[.B54];[.C54];[.D54];[.E54];[.F54];[.T54];[.U54];[.G54];[.H54];[.K54];[.L54];[.M54];[.N54];[.P54])"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haussuresUsagees</text:p>
          </table:table-cell>
          <table:table-cell table:style-name="ce290" office:value-type="string" calcext:value-type="string">
            <text:p>Chaussures usagées</text:p>
          </table:table-cell>
          <table:table-cell table:style-name="ce290" office:value-type="string" calcext:value-type="string">
            <text:p>Used shoes</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chaussure usagées, bote usagée, chaussure en mauvais état</text:p>
          </table:table-cell>
          <table:table-cell table:style-name="ce290" office:value-type="string" calcext:value-type="string">
            <text:p>used shoes, used bote, worn footwear</text:p>
          </table:table-cell>
          <table:table-cell table:style-name="ce290" table:number-columns-repeated="3"/>
          <table:table-cell table:style-name="ce15" office:value-type="string" calcext:value-type="string">
            <text:p>images_non_libres_temp/chaussures_usagee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5];&quot;_petit&quot;;&quot;&quot;)" office:value-type="string" office:string-value="images_non_libres_temp/chaussures_usagees_mini.png" calcext:value-type="string">
            <text:p>images_non_libres_temp/chaussures_usagees_mini.png</text:p>
          </table:table-cell>
          <table:table-cell table:formula="of:=CONCATENATE(UTILTRANSFORMEENMOTSCLES([.G55]);&quot;,&quot;;[.I55])" office:value-type="string" office:string-value="chaussure,usagees,bote,usagee,chaussure,mauvais,etat," calcext:value-type="string">
            <text:p>chaussure,usagees,bote,usagee,chaussure,mauvais,etat,</text:p>
          </table:table-cell>
          <table:table-cell table:formula="of:=CONCATENATE(UTILTRANSFORMEENMOTSCLES([.H55]);&quot;,&quot;;[.J55])" office:value-type="string" office:string-value="used,shoes,used,bote,worn,footwear," calcext:value-type="string">
            <text:p>used,shoes,used,bote,worn,footwear,</text:p>
          </table:table-cell>
          <table:table-cell table:number-columns-repeated="2"/>
          <table:table-cell table:style-name="ce53" table:formula="of:=JSONDECHETS([.A55];[.B55];[.C55];[.D55];[.E55];[.F55];[.T55];[.U55];[.G55];[.H55];[.K55];[.L55];[.M55];[.N55];[.P55])"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igarette</text:p>
          </table:table-cell>
          <table:table-cell table:number-columns-repeated="2" table:style-name="ce290" office:value-type="string" calcext:value-type="string">
            <text:p>Cigarett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igarette, mégot, cigare</text:p>
          </table:table-cell>
          <table:table-cell table:style-name="ce290" office:value-type="string" calcext:value-type="string">
            <text:p>cigarette, cigarette, cigar</text:p>
          </table:table-cell>
          <table:table-cell table:style-name="ce290" table:number-columns-repeated="2"/>
          <table:table-cell table:style-name="ce319"/>
          <table:table-cell table:style-name="ce116" office:value-type="string" calcext:value-type="string">
            <text:p>mego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6];&quot;_petit&quot;;&quot;&quot;)" office:value-type="string" office:string-value="megot_mini.png" calcext:value-type="string">
            <text:p>megot_mini.png</text:p>
          </table:table-cell>
          <table:table-cell table:formula="of:=CONCATENATE(UTILTRANSFORMEENMOTSCLES([.G56]);&quot;,&quot;;[.I56])" office:value-type="string" office:string-value="cigarette,megot,cigare," calcext:value-type="string">
            <text:p>cigarette,megot,cigare,</text:p>
          </table:table-cell>
          <table:table-cell table:formula="of:=CONCATENATE(UTILTRANSFORMEENMOTSCLES([.H56]);&quot;,&quot;;[.J56])" office:value-type="string" office:string-value="cigarette,cigarette,cigar," calcext:value-type="string">
            <text:p>cigarette,cigarette,cigar,</text:p>
          </table:table-cell>
          <table:table-cell table:number-columns-repeated="2"/>
          <table:table-cell table:style-name="ce53" table:formula="of:=JSONDECHETS([.A56];[.B56];[.C56];[.D56];[.E56];[.F56];[.T56];[.U56];[.G56];[.H56];[.K56];[.L56];[.M56];[.N56];[.P56])"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lasseur</text:p>
          </table:table-cell>
          <table:table-cell table:style-name="ce290" office:value-type="string" calcext:value-type="string">
            <text:p>Classeur</text:p>
          </table:table-cell>
          <table:table-cell table:style-name="ce290" office:value-type="string" calcext:value-type="string">
            <text:p>Bind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classeur</text:p>
          </table:table-cell>
          <table:table-cell table:style-name="ce290" office:value-type="string" calcext:value-type="string">
            <text:p>binder</text:p>
          </table:table-cell>
          <table:table-cell table:style-name="ce290" table:number-columns-repeated="2"/>
          <table:table-cell table:style-name="ce319"/>
          <table:table-cell table:style-name="ce116" office:value-type="string" calcext:value-type="string">
            <text:p>classeur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7];&quot;_petit&quot;;&quot;&quot;)" office:value-type="string" office:string-value="classeur_mini.png" calcext:value-type="string">
            <text:p>classeur_mini.png</text:p>
          </table:table-cell>
          <table:table-cell table:formula="of:=CONCATENATE(UTILTRANSFORMEENMOTSCLES([.G57]);&quot;,&quot;;[.I57])" office:value-type="string" office:string-value="classeur," calcext:value-type="string">
            <text:p>classeur,</text:p>
          </table:table-cell>
          <table:table-cell table:formula="of:=CONCATENATE(UTILTRANSFORMEENMOTSCLES([.H57]);&quot;,&quot;;[.J57])" office:value-type="string" office:string-value="binder," calcext:value-type="string">
            <text:p>binder,</text:p>
          </table:table-cell>
          <table:table-cell table:number-columns-repeated="2"/>
          <table:table-cell table:style-name="ce53" table:formula="of:=JSONDECHETS([.A57];[.B57];[.C57];[.D57];[.E57];[.F57];[.T57];[.U57];[.G57];[.H57];[.K57];[.L57];[.M57];[.N57];[.P57])"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lles</text:p>
          </table:table-cell>
          <table:table-cell table:style-name="ce290" office:value-type="string" calcext:value-type="string">
            <text:p>Colles</text:p>
          </table:table-cell>
          <table:table-cell table:style-name="ce290" office:value-type="string" calcext:value-type="string">
            <text:p>Glu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colles</text:p>
          </table:table-cell>
          <table:table-cell table:style-name="ce290" office:value-type="string" calcext:value-type="string">
            <text:p>glues</text:p>
          </table:table-cell>
          <table:table-cell table:style-name="ce290" table:number-columns-repeated="2"/>
          <table:table-cell table:style-name="ce319"/>
          <table:table-cell table:style-name="ce116" office:value-type="string" calcext:value-type="string">
            <text:p>colle_a_boi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8];&quot;_petit&quot;;&quot;&quot;)" office:value-type="string" office:string-value="colle_a_bois_mini.png" calcext:value-type="string">
            <text:p>colle_a_bois_mini.png</text:p>
          </table:table-cell>
          <table:table-cell table:formula="of:=CONCATENATE(UTILTRANSFORMEENMOTSCLES([.G58]);&quot;,&quot;;[.I58])" office:value-type="string" office:string-value="colles," calcext:value-type="string">
            <text:p>colles,</text:p>
          </table:table-cell>
          <table:table-cell table:formula="of:=CONCATENATE(UTILTRANSFORMEENMOTSCLES([.H58]);&quot;,&quot;;[.J58])" office:value-type="string" office:string-value="glues," calcext:value-type="string">
            <text:p>glues,</text:p>
          </table:table-cell>
          <table:table-cell table:number-columns-repeated="2"/>
          <table:table-cell table:style-name="ce53" table:formula="of:=JSONDECHETS([.A58];[.B58];[.C58];[.D58];[.E58];[.F58];[.T58];[.U58];[.G58];[.H58];[.K58];[.L58];[.M58];[.N58];[.P58])"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ngelateurs</text:p>
          </table:table-cell>
          <table:table-cell table:style-name="ce290" office:value-type="string" calcext:value-type="string">
            <text:p>congélateurs</text:p>
          </table:table-cell>
          <table:table-cell table:style-name="ce290" office:value-type="string" calcext:value-type="string">
            <text:p>Freezer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congélateurs</text:p>
          </table:table-cell>
          <table:table-cell table:style-name="ce290" office:value-type="string" calcext:value-type="string">
            <text:p>Freezers</text:p>
          </table:table-cell>
          <table:table-cell table:style-name="ce290" table:number-columns-repeated="2"/>
          <table:table-cell table:style-name="ce319"/>
          <table:table-cell table:style-name="ce116" office:value-type="string" calcext:value-type="string">
            <text:p>congel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59];&quot;_petit&quot;;&quot;&quot;)" office:value-type="string" office:string-value="congelateur_mini.png" calcext:value-type="string">
            <text:p>congelateur_mini.png</text:p>
          </table:table-cell>
          <table:table-cell table:formula="of:=CONCATENATE(UTILTRANSFORMEENMOTSCLES([.G59]);&quot;,&quot;;[.I59])" office:value-type="string" office:string-value="congelateurs," calcext:value-type="string">
            <text:p>congelateurs,</text:p>
          </table:table-cell>
          <table:table-cell table:formula="of:=CONCATENATE(UTILTRANSFORMEENMOTSCLES([.H59]);&quot;,&quot;;[.J59])" office:value-type="string" office:string-value="freezers," calcext:value-type="string">
            <text:p>freezers,</text:p>
          </table:table-cell>
          <table:table-cell table:number-columns-repeated="2"/>
          <table:table-cell table:style-name="ce53" table:formula="of:=JSONDECHETS([.A59];[.B59];[.C59];[.D59];[.E59];[.F59];[.T59];[.U59];[.G59];[.H59];[.K59];[.L59];[.M59];[.N59];[.P59])"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tonTige</text:p>
          </table:table-cell>
          <table:table-cell table:style-name="ce290" office:value-type="string" calcext:value-type="string">
            <text:p>Coton tige</text:p>
          </table:table-cell>
          <table:table-cell table:style-name="ce290" office:value-type="string" calcext:value-type="string">
            <text:p>Q-tip</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ton tige</text:p>
          </table:table-cell>
          <table:table-cell table:style-name="ce290" office:value-type="string" calcext:value-type="string">
            <text:p>Q-tip</text:p>
          </table:table-cell>
          <table:table-cell table:style-name="ce290" table:number-columns-repeated="2"/>
          <table:table-cell table:style-name="ce319"/>
          <table:table-cell table:style-name="ce116" office:value-type="string" calcext:value-type="string">
            <text:p>cotons_tiges_mini.png</text:p>
          </table:table-cell>
          <table:table-cell table:style-name="ce17"/>
          <table:table-cell table:style-name="ce354" office:value-type="string" calcext:value-type="string">
            <text:p>MieuxTrierANantes 02/2015</text:p>
          </table:table-cell>
          <table:table-cell table:style-name="ce354" office:value-type="string" calcext:value-type="string">
            <text:p>Cre (Claire Renoulin)</text:p>
          </table:table-cell>
          <table:table-cell table:style-name="ce354" office:value-type="string" calcext:value-type="string">
            <text:p>Cre</text:p>
          </table:table-cell>
          <table:table-cell table:style-name="ce354"/>
          <table:table-cell/>
          <table:table-cell table:formula="of:=SUBSTITUTE([.L60];&quot;_petit&quot;;&quot;&quot;)" office:value-type="string" office:string-value="cotons_tiges_mini.png" calcext:value-type="string">
            <text:p>cotons_tiges_mini.png</text:p>
          </table:table-cell>
          <table:table-cell table:formula="of:=CONCATENATE(UTILTRANSFORMEENMOTSCLES([.G60]);&quot;,&quot;;[.I60])" office:value-type="string" office:string-value="coton,tige," calcext:value-type="string">
            <text:p>coton,tige,</text:p>
          </table:table-cell>
          <table:table-cell table:formula="of:=CONCATENATE(UTILTRANSFORMEENMOTSCLES([.H60]);&quot;,&quot;;[.J60])" office:value-type="string" office:string-value="q,tip," calcext:value-type="string">
            <text:p>q,tip,</text:p>
          </table:table-cell>
          <table:table-cell table:number-columns-repeated="2"/>
          <table:table-cell table:style-name="ce53" table:formula="of:=JSONDECHETS([.A60];[.B60];[.C60];[.D60];[.E60];[.F60];[.T60];[.U60];[.G60];[.H60];[.K60];[.L60];[.M60];[.N60];[.P60])"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cheBebe</text:p>
          </table:table-cell>
          <table:table-cell table:style-name="ce290" office:value-type="string" calcext:value-type="string">
            <text:p>Couche bébé</text:p>
          </table:table-cell>
          <table:table-cell table:style-name="ce290" office:value-type="string" calcext:value-type="string">
            <text:p>Baby's di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uche bébé</text:p>
          </table:table-cell>
          <table:table-cell table:style-name="ce290" office:value-type="string" calcext:value-type="string">
            <text:p>baby's diaper</text:p>
          </table:table-cell>
          <table:table-cell table:style-name="ce290" table:number-columns-repeated="2"/>
          <table:table-cell table:style-name="ce319" office:value-type="string" calcext:value-type="string">
            <text:p>cons_dec_coucheBebe</text:p>
          </table:table-cell>
          <table:table-cell table:style-name="ce116" office:value-type="string" calcext:value-type="string">
            <text:p>couche_beb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1];&quot;_petit&quot;;&quot;&quot;)" office:value-type="string" office:string-value="couche_bebe_mini.png" calcext:value-type="string">
            <text:p>couche_bebe_mini.png</text:p>
          </table:table-cell>
          <table:table-cell table:formula="of:=CONCATENATE(UTILTRANSFORMEENMOTSCLES([.G61]);&quot;,&quot;;[.I61])" office:value-type="string" office:string-value="couche,bebe," calcext:value-type="string">
            <text:p>couche,bebe,</text:p>
          </table:table-cell>
          <table:table-cell table:formula="of:=CONCATENATE(UTILTRANSFORMEENMOTSCLES([.H61]);&quot;,&quot;;[.J61])" office:value-type="string" office:string-value="baby,s,diaper," calcext:value-type="string">
            <text:p>baby,s,diaper,</text:p>
          </table:table-cell>
          <table:table-cell table:number-columns-repeated="2"/>
          <table:table-cell table:style-name="ce53" table:formula="of:=JSONDECHETS([.A61];[.B61];[.C61];[.D61];[.E61];[.F61];[.T61];[.U61];[.G61];[.H61];[.K61];[.L61];[.M61];[.N61];[.P61])"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verclePotEnVerre</text:p>
          </table:table-cell>
          <table:table-cell table:style-name="ce290" office:value-type="string" calcext:value-type="string">
            <text:p>Couvercle métallique</text:p>
          </table:table-cell>
          <table:table-cell table:style-name="ce290" office:value-type="string" calcext:value-type="string">
            <text:p>Metal cover</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couvercle de pot en verre, couvercle métallique, capsule bière, opercule</text:p>
          </table:table-cell>
          <table:table-cell table:style-name="ce290" office:value-type="string" calcext:value-type="string">
            <text:p>glass jar cover, metal cover, beer capsule,cap</text:p>
          </table:table-cell>
          <table:table-cell table:style-name="ce290" table:number-columns-repeated="2"/>
          <table:table-cell table:style-name="ce319" office:value-type="string" calcext:value-type="string">
            <text:p>cons_trop_petit</text:p>
          </table:table-cell>
          <table:table-cell table:style-name="ce116" office:value-type="string" calcext:value-type="string">
            <text:p>couvercle_boc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62];&quot;_petit&quot;;&quot;&quot;)" office:value-type="string" office:string-value="couvercle_bocal_mini.png" calcext:value-type="string">
            <text:p>couvercle_bocal_mini.png</text:p>
          </table:table-cell>
          <table:table-cell table:formula="of:=CONCATENATE(UTILTRANSFORMEENMOTSCLES([.G62]);&quot;,&quot;;[.I62])" office:value-type="string" office:string-value="couvercle,pot,verre,couvercle,metallique,capsule,biere,opercule," calcext:value-type="string">
            <text:p>couvercle,pot,verre,couvercle,metallique,capsule,biere,opercule,</text:p>
          </table:table-cell>
          <table:table-cell table:formula="of:=CONCATENATE(UTILTRANSFORMEENMOTSCLES([.H62]);&quot;,&quot;;[.J62])" office:value-type="string" office:string-value="glass,jar,cover,metal,cover,beer,capsule,cap," calcext:value-type="string">
            <text:p>glass,jar,cover,metal,cover,beer,capsule,cap,</text:p>
          </table:table-cell>
          <table:table-cell table:number-columns-repeated="2"/>
          <table:table-cell table:style-name="ce53" table:formula="of:=JSONDECHETS([.A62];[.B62];[.C62];[.D62];[.E62];[.F62];[.T62];[.U62];[.G62];[.H62];[.K62];[.L62];[.M62];[.N62];[.P62])"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metal_petit&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jaunenantes,modco_bacbleuhorsnantes,modco_sacjaune&quot;,&#10;      &quot;recyc&quot;:&quot;OUI_ET_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metal_petit",</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verts</text:p>
          </table:table-cell>
          <table:table-cell table:style-name="ce290" office:value-type="string" calcext:value-type="string">
            <text:p>Couverts</text:p>
          </table:table-cell>
          <table:table-cell table:style-name="ce290" office:value-type="string" calcext:value-type="string">
            <text:p>Cutlery</text:p>
          </table:table-cell>
          <table:table-cell table:style-name="ce290" office:value-type="string" calcext:value-type="string">
            <text:p>cu_metal</text:p>
          </table:table-cell>
          <table:table-cell table:style-name="ce70" office:value-type="string" calcext:value-type="string">
            <text:p>cat_acier</text:p>
          </table:table-cell>
          <table:table-cell table:style-name="ce290"/>
          <table:table-cell table:style-name="ce290" office:value-type="string" calcext:value-type="string">
            <text:p>couverts, couteau, cuillère, fourchette</text:p>
          </table:table-cell>
          <table:table-cell table:style-name="ce290" office:value-type="string" calcext:value-type="string">
            <text:p>cutlery,knife, spoon, fork</text:p>
          </table:table-cell>
          <table:table-cell table:style-name="ce290" table:number-columns-repeated="2"/>
          <table:table-cell table:style-name="ce319"/>
          <table:table-cell table:style-name="ce116" office:value-type="string" calcext:value-type="string">
            <text:p>fourchette_mini.png</text:p>
          </table:table-cell>
          <table:table-cell table:style-name="ce17" office:value-type="string" calcext:value-type="string">
            <text:p>couteau_mini.png, cuill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63];&quot;_petit&quot;;&quot;&quot;)" office:value-type="string" office:string-value="fourchette_mini.png" calcext:value-type="string">
            <text:p>fourchette_mini.png</text:p>
          </table:table-cell>
          <table:table-cell table:formula="of:=CONCATENATE(UTILTRANSFORMEENMOTSCLES([.G63]);&quot;,&quot;;[.I63])" office:value-type="string" office:string-value="couverts,couteau,cuillere,fourchette," calcext:value-type="string">
            <text:p>couverts,couteau,cuillere,fourchette,</text:p>
          </table:table-cell>
          <table:table-cell table:formula="of:=CONCATENATE(UTILTRANSFORMEENMOTSCLES([.H63]);&quot;,&quot;;[.J63])" office:value-type="string" office:string-value="cutlery,knife,spoon,fork," calcext:value-type="string">
            <text:p>cutlery,knife,spoon,fork,</text:p>
          </table:table-cell>
          <table:table-cell table:number-columns-repeated="2"/>
          <table:table-cell table:style-name="ce53" table:formula="of:=JSONDECHETS([.A63];[.B63];[.C63];[.D63];[.E63];[.F63];[.T63];[.U63];[.G63];[.H63];[.K63];[.L63];[.M63];[.N63];[.P63])"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acier&quot;,&#10;      &quot;descr&quot;:&quot;couverts, couteau, cuillère, fourchette&quot;,&#10;      &quot;descr_en&quot;:&quot;cutlery,knife, spoon, fork&quot;,&#10;      &quot;mots_cles&quot;:&quot;couverts,couteau,cuillere,fourchette,&quot;,&#10;      &quot;mots_cles_en&quot;:&quot;cutlery,knife,spoon,fork,&quot;,&#10;      &quot;cons&quot;:&quot;cons_ferraille,cons_acier&quot;,&#10;      &quot;image&quot;:&quot;fourchette_mini.png&quot;,&#10;      &quot;image_secondaire&quot;:&quot;couteau_mini.png, cuillere_mini.png&quot;,&#10;      &quot;modco&quot;:&quot;modco_decheterie,modco_ecopoint,modco_bacjaunehorsnantes,modco_sacjaune,modco_contembjournmag&quot;,&#10;      &quot;recyc&quot;:&quot;OUI&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acier",</text:p>
            <text:p>      "descr":"couverts, couteau, cuillère, fourchette",</text:p>
            <text:p>      "descr_en":"cutlery,knife, spoon, fork",</text:p>
            <text:p>      "mots_cles":"couverts,couteau,cuillere,fourchette,",</text:p>
            <text:p>      "mots_cles_en":"cutlery,knife,spoon,fork,",</text:p>
            <text:p>      "cons":"cons_ferraille,cons_acier",</text:p>
            <text:p>      "image":"fourchette_mini.png",</text:p>
            <text:p>      "image_secondaire":"couteau_mini.png, cuiller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remeEnTube</text:p>
          </table:table-cell>
          <table:table-cell table:style-name="ce290" office:value-type="string" calcext:value-type="string">
            <text:p>Crème en tube</text:p>
          </table:table-cell>
          <table:table-cell table:style-name="ce290" office:value-type="string" calcext:value-type="string">
            <text:p>Tube cream</text:p>
          </table:table-cell>
          <table:table-cell table:style-name="ce290" office:value-type="string" calcext:value-type="string">
            <text:p>cu_plastique</text:p>
          </table:table-cell>
          <table:table-cell table:style-name="ce19" office:value-type="string" calcext:value-type="string">
            <text:p>cat_plastique_emballage </text:p>
          </table:table-cell>
          <table:table-cell table:style-name="ce290"/>
          <table:table-cell table:style-name="ce290" office:value-type="string" calcext:value-type="string">
            <text:p>crème en tube</text:p>
          </table:table-cell>
          <table:table-cell table:style-name="ce290" office:value-type="string" calcext:value-type="string">
            <text:p>cream tube</text:p>
          </table:table-cell>
          <table:table-cell table:style-name="ce290" table:number-columns-repeated="2"/>
          <table:table-cell table:style-name="ce319"/>
          <table:table-cell table:style-name="ce38" office:value-type="string" calcext:value-type="string">
            <text:p>creme_mai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4];&quot;_petit&quot;;&quot;&quot;)" office:value-type="string" office:string-value="creme_main_mini.png" calcext:value-type="string">
            <text:p>creme_main_mini.png</text:p>
          </table:table-cell>
          <table:table-cell table:formula="of:=CONCATENATE(UTILTRANSFORMEENMOTSCLES([.G64]);&quot;,&quot;;[.I64])" office:value-type="string" office:string-value="creme,tube," calcext:value-type="string">
            <text:p>creme,tube,</text:p>
          </table:table-cell>
          <table:table-cell table:formula="of:=CONCATENATE(UTILTRANSFORMEENMOTSCLES([.H64]);&quot;,&quot;;[.J64])" office:value-type="string" office:string-value="cream,tube," calcext:value-type="string">
            <text:p>cream,tube,</text:p>
          </table:table-cell>
          <table:table-cell table:number-columns-repeated="2"/>
          <table:table-cell table:style-name="ce53" table:formula="of:=JSONDECHETS([.A64];[.B64];[.C64];[.D64];[.E64];[.F64];[.T64];[.U64];[.G64];[.H64];[.K64];[.L64];[.M64];[.N64];[.P64])"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plastique_emballage &quot;,&#10;      &quot;descr&quot;:&quot;crème en tube&quot;,&#10;      &quot;descr_en&quot;:&quot;cream tube&quot;,&#10;      &quot;mots_cles&quot;:&quot;creme,tube,&quot;,&#10;      &quot;mots_cles_en&quot;:&quot;cream,tube,&quot;,&#10;      &quot;image&quot;:&quot;creme_main_mini.png&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plastique_emballage ",</text:p>
            <text:p>      "descr":"crème en tube",</text:p>
            <text:p>      "descr_en":"cream tube",</text:p>
            <text:p>      "mots_cles":"creme,tube,",</text:p>
            <text:p>      "mots_cles_en":"cream,tube,",</text:p>
            <text:p>      "image":"creme_main_mini.png",</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remeEtDentifriceTube</text:p>
          </table:table-cell>
          <table:table-cell table:style-name="ce290" office:value-type="string" calcext:value-type="string">
            <text:p>Crème et dentifrice (tube)</text:p>
          </table:table-cell>
          <table:table-cell table:style-name="ce290" office:value-type="string" calcext:value-type="string">
            <text:p>Cream and toothpaste (tube)</text:p>
          </table:table-cell>
          <table:table-cell table:style-name="ce290" office:value-type="string" calcext:value-type="string">
            <text:p>cu_divers</text:p>
          </table:table-cell>
          <table:table-cell table:style-name="ce20" office:value-type="string" calcext:value-type="string">
            <text:p>cat_plastique_emballage</text:p>
          </table:table-cell>
          <table:table-cell table:style-name="ce439"/>
          <table:table-cell table:style-name="ce290" office:value-type="string" calcext:value-type="string">
            <text:p>crème et dentifrice (tube), crème en tube, tube de dentifrice</text:p>
          </table:table-cell>
          <table:table-cell table:style-name="ce290" office:value-type="string" calcext:value-type="string">
            <text:p>cream and toothpaste (tube), tube cream, toothpaste</text:p>
          </table:table-cell>
          <table:table-cell table:style-name="ce290" table:number-columns-repeated="2"/>
          <table:table-cell table:style-name="ce15"/>
          <table:table-cell table:style-name="ce116" office:value-type="string" calcext:value-type="string">
            <text:p>dentifrice_mini.png</text:p>
          </table:table-cell>
          <table:table-cell table:style-name="ce17" office:value-type="string" calcext:value-type="string">
            <text:p>creme_main_mini.png</text:p>
          </table:table-cell>
          <table:table-cell table:style-name="ce354" office:value-type="string" calcext:value-type="string">
            <text:p>MieuxTrierANantes 02/2015</text:p>
          </table:table-cell>
          <table:table-cell table:style-name="ce354" table:number-columns-repeated="3"/>
          <table:table-cell/>
          <table:table-cell table:formula="of:=SUBSTITUTE([.L65];&quot;_petit&quot;;&quot;&quot;)" office:value-type="string" office:string-value="dentifrice_mini.png" calcext:value-type="string">
            <text:p>dentifrice_mini.png</text:p>
          </table:table-cell>
          <table:table-cell table:formula="of:=CONCATENATE(UTILTRANSFORMEENMOTSCLES([.G65]);&quot;,&quot;;[.I65])" office:value-type="string" office:string-value="creme,dentifrice,tube,creme,tube,tube,dentifrice," calcext:value-type="string">
            <text:p>creme,dentifrice,tube,creme,tube,tube,dentifrice,</text:p>
          </table:table-cell>
          <table:table-cell table:formula="of:=CONCATENATE(UTILTRANSFORMEENMOTSCLES([.H65]);&quot;,&quot;;[.J65])" office:value-type="string" office:string-value="cream,and,toothpaste,tube,tube,cream,toothpaste," calcext:value-type="string">
            <text:p>cream,and,toothpaste,tube,tube,cream,toothpaste,</text:p>
          </table:table-cell>
          <table:table-cell table:number-columns-repeated="2"/>
          <table:table-cell table:style-name="ce53" table:formula="of:=JSONDECHETS([.A65];[.B65];[.C65];[.D65];[.E65];[.F65];[.T65];[.U65];[.G65];[.H65];[.K65];[.L65];[.M65];[.N65];[.P65])"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plastique_emballage&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pasuniquementbouteilleflacon&quot;,&#10;      &quot;image&quot;:&quot;dentifrice_mini.png&quot;,&#10;      &quot;image_secondaire&quot;:&quot;creme_main_mini.png&quot;,&#10;      &quot;modco&quot;:&quot;modco_bacjaunenantes,modco_bacbleuhorsnantes,modco_sacjaune&quot;,&#10;      &quot;recyc&quot;:&quot;OUI_ET_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plastique_emballage",</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pasuniquementbouteilleflacon",</text:p>
            <text:p>      "image":"dentifrice_mini.png",</text:p>
            <text:p>      "image_secondaire":"creme_main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boucheurLiquide</text:p>
          </table:table-cell>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table:number-columns-repeated="2"/>
          <table:table-cell table:style-name="ce319"/>
          <table:table-cell table:style-name="ce116" office:value-type="string" calcext:value-type="string">
            <text:p>desinfectant_toilett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6];&quot;_petit&quot;;&quot;&quot;)" office:value-type="string" office:string-value="desinfectant_toilette_mini.png" calcext:value-type="string">
            <text:p>desinfectant_toilette_mini.png</text:p>
          </table:table-cell>
          <table:table-cell table:formula="of:=CONCATENATE(UTILTRANSFORMEENMOTSCLES([.G66]);&quot;,&quot;;[.I66])" office:value-type="string" office:string-value="deboucheur,liquide," calcext:value-type="string">
            <text:p>deboucheur,liquide,</text:p>
          </table:table-cell>
          <table:table-cell table:formula="of:=CONCATENATE(UTILTRANSFORMEENMOTSCLES([.H66]);&quot;,&quot;;[.J66])" office:value-type="string" office:string-value="liquid,drain,cleaner," calcext:value-type="string">
            <text:p>liquid,drain,cleaner,</text:p>
          </table:table-cell>
          <table:table-cell table:number-columns-repeated="2"/>
          <table:table-cell table:style-name="ce53" table:formula="of:=JSONDECHETS([.A66];[.B66];[.C66];[.D66];[.E66];[.F66];[.T66];[.U66];[.G66];[.H66];[.K66];[.L66];[.M66];[.N66];[.P66])"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odorantStick</text:p>
          </table:table-cell>
          <table:table-cell table:style-name="ce290" office:value-type="string" calcext:value-type="string">
            <text:p>Déodorant stick</text:p>
          </table:table-cell>
          <table:table-cell table:style-name="ce290" office:value-type="string" calcext:value-type="string">
            <text:p>Deodorant stic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déodorant stick, déodorant à bille</text:p>
          </table:table-cell>
          <table:table-cell table:style-name="ce290" office:value-type="string" calcext:value-type="string">
            <text:p>deodorant stick, deodorant ball</text:p>
          </table:table-cell>
          <table:table-cell table:style-name="ce290" table:number-columns-repeated="2"/>
          <table:table-cell table:style-name="ce319"/>
          <table:table-cell table:style-name="ce116" office:value-type="string" calcext:value-type="string">
            <text:p>stick_deodorant.png</text:p>
          </table:table-cell>
          <table:table-cell table:style-name="ce17"/>
          <table:table-cell table:style-name="ce354" office:value-type="string" calcext:value-type="string">
            <text:p>MieuxTrierANantes 01/2015</text:p>
          </table:table-cell>
          <table:table-cell table:style-name="ce354" table:number-columns-repeated="3"/>
          <table:table-cell/>
          <table:table-cell table:formula="of:=SUBSTITUTE([.L67];&quot;_petit&quot;;&quot;&quot;)" office:value-type="string" office:string-value="stick_deodorant.png" calcext:value-type="string">
            <text:p>stick_deodorant.png</text:p>
          </table:table-cell>
          <table:table-cell table:formula="of:=CONCATENATE(UTILTRANSFORMEENMOTSCLES([.G67]);&quot;,&quot;;[.I67])" office:value-type="string" office:string-value="deodorant,stick,deodorant,bille," calcext:value-type="string">
            <text:p>deodorant,stick,deodorant,bille,</text:p>
          </table:table-cell>
          <table:table-cell table:formula="of:=CONCATENATE(UTILTRANSFORMEENMOTSCLES([.H67]);&quot;,&quot;;[.J67])" office:value-type="string" office:string-value="deodorant,stick,deodorant,ball," calcext:value-type="string">
            <text:p>deodorant,stick,deodorant,ball,</text:p>
          </table:table-cell>
          <table:table-cell table:number-columns-repeated="2"/>
          <table:table-cell table:style-name="ce53" table:formula="of:=JSONDECHETS([.A67];[.B67];[.C67];[.D67];[.E67];[.F67];[.T67];[.U67];[.G67];[.H67];[.K67];[.L67];[.M67];[.N67];[.P67])"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tachant</text:p>
          </table:table-cell>
          <table:table-cell table:style-name="ce290" office:value-type="string" calcext:value-type="string">
            <text:p>Détachant</text:p>
          </table:table-cell>
          <table:table-cell table:style-name="ce290" office:value-type="string" calcext:value-type="string">
            <text:p>Stain</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détachant (c'est un produit toxique)</text:p>
          </table:table-cell>
          <table:table-cell table:style-name="ce290" office:value-type="string" calcext:value-type="string">
            <text:p>stain (that is toxic)</text:p>
          </table:table-cell>
          <table:table-cell table:style-name="ce290" table:number-columns-repeated="2"/>
          <table:table-cell table:style-name="ce319"/>
          <table:table-cell table:style-name="ce116" office:value-type="string" calcext:value-type="string">
            <text:p>detacheur_universel_vet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8];&quot;_petit&quot;;&quot;&quot;)" office:value-type="string" office:string-value="detacheur_universel_vetement_mini.png" calcext:value-type="string">
            <text:p>detacheur_universel_vetement_mini.png</text:p>
          </table:table-cell>
          <table:table-cell table:formula="of:=CONCATENATE(UTILTRANSFORMEENMOTSCLES([.G68]);&quot;,&quot;;[.I68])" office:value-type="string" office:string-value="detachant,c,est,un,produit,toxique,," calcext:value-type="string">
            <text:p>detachant,c,est,un,produit,toxique,,</text:p>
          </table:table-cell>
          <table:table-cell table:formula="of:=CONCATENATE(UTILTRANSFORMEENMOTSCLES([.H68]);&quot;,&quot;;[.J68])" office:value-type="string" office:string-value="stain,that,is,toxic,," calcext:value-type="string">
            <text:p>stain,that,is,toxic,,</text:p>
          </table:table-cell>
          <table:table-cell table:number-columns-repeated="2"/>
          <table:table-cell table:style-name="ce53" table:formula="of:=JSONDECHETS([.A68];[.B68];[.C68];[.D68];[.E68];[.F68];[.T68];[.U68];[.G68];[.H68];[.K68];[.L68];[.M68];[.N68];[.P68])"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iamant</text:p>
          </table:table-cell>
          <table:table-cell table:style-name="ce290" office:value-type="string" calcext:value-type="string">
            <text:p>Diamant</text:p>
          </table:table-cell>
          <table:table-cell table:style-name="ce559" office:value-type="string" calcext:value-type="string">
            <text:p>Diamond </text:p>
          </table:table-cell>
          <table:table-cell table:style-name="ce290" office:value-type="string" calcext:value-type="string">
            <text:p>cu_divers</text:p>
          </table:table-cell>
          <table:table-cell table:style-name="ce290" office:value-type="string" calcext:value-type="string">
            <text:p>cat_humour</text:p>
          </table:table-cell>
          <table:table-cell/>
          <table:table-cell table:style-name="ce290" office:value-type="string" calcext:value-type="string">
            <text:p>diamant,pierre précieuse</text:p>
          </table:table-cell>
          <table:table-cell table:style-name="ce290" office:value-type="string" calcext:value-type="string">
            <text:p>diamond,precious stone</text:p>
          </table:table-cell>
          <table:table-cell table:style-name="ce290" table:number-columns-repeated="2"/>
          <table:table-cell table:style-name="ce319"/>
          <table:table-cell table:style-name="ce116" office:value-type="string" calcext:value-type="string">
            <text:p>images_externes_libres/diamant.png</text:p>
          </table:table-cell>
          <table:table-cell table:style-name="ce17"/>
          <table:table-cell table:style-name="ce354" office:value-type="string" calcext:value-type="string">
            <text:p>MieuxTrierANantes 10/2017</text:p>
          </table:table-cell>
          <table:table-cell table:style-name="ce354" table:number-columns-repeated="2"/>
          <table:table-cell table:style-name="ce290"/>
          <table:table-cell/>
          <table:table-cell table:formula="of:=SUBSTITUTE([.L69];&quot;_petit&quot;;&quot;&quot;)" office:value-type="string" office:string-value="images_externes_libres/diamant.png" calcext:value-type="string">
            <text:p>images_externes_libres/diamant.png</text:p>
          </table:table-cell>
          <table:table-cell table:formula="of:=CONCATENATE(UTILTRANSFORMEENMOTSCLES([.G69]);&quot;,&quot;;[.I69])" office:value-type="string" office:string-value="diamant,pierre,precieuse," calcext:value-type="string">
            <text:p>diamant,pierre,precieuse,</text:p>
          </table:table-cell>
          <table:table-cell table:formula="of:=CONCATENATE(UTILTRANSFORMEENMOTSCLES([.H69]);&quot;,&quot;;[.J69])" office:value-type="string" office:string-value="diamond,precious,stone," calcext:value-type="string">
            <text:p>diamond,precious,stone,</text:p>
          </table:table-cell>
          <table:table-cell table:number-columns-repeated="2"/>
          <table:table-cell table:style-name="ce53" table:formula="of:=JSONDECHETS([.A69];[.B69];[.C69];[.D69];[.E69];[.F69];[.T69];[.U69];[.G69];[.H69];[.K69];[.L69];[.M69];[.N69];[.P69])"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auJavel</text:p>
          </table:table-cell>
          <table:table-cell table:style-name="ce290" office:value-type="string" calcext:value-type="string">
            <text:p>Eau Javel</text:p>
          </table:table-cell>
          <table:table-cell table:style-name="ce290" office:value-type="string" calcext:value-type="string">
            <text:p>Javel wa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au de Javel</text:p>
          </table:table-cell>
          <table:table-cell table:style-name="ce290" office:value-type="string" calcext:value-type="string">
            <text:p>bleach</text:p>
          </table:table-cell>
          <table:table-cell table:style-name="ce290" table:number-columns-repeated="2"/>
          <table:table-cell table:style-name="ce319" office:value-type="string" calcext:value-type="string">
            <text:p>cons_pasbouchonamour</text:p>
          </table:table-cell>
          <table:table-cell table:style-name="ce116" office:value-type="string" calcext:value-type="string">
            <text:p>bouteille_eau_de_javel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70];&quot;_petit&quot;;&quot;&quot;)" office:value-type="string" office:string-value="bouteille_eau_de_javel_mini.png" calcext:value-type="string">
            <text:p>bouteille_eau_de_javel_mini.png</text:p>
          </table:table-cell>
          <table:table-cell table:formula="of:=CONCATENATE(UTILTRANSFORMEENMOTSCLES([.G70]);&quot;,&quot;;[.I70])" office:value-type="string" office:string-value="eau,javel," calcext:value-type="string">
            <text:p>eau,javel,</text:p>
          </table:table-cell>
          <table:table-cell table:formula="of:=CONCATENATE(UTILTRANSFORMEENMOTSCLES([.H70]);&quot;,&quot;;[.J70])" office:value-type="string" office:string-value="bleach," calcext:value-type="string">
            <text:p>bleach,</text:p>
          </table:table-cell>
          <table:table-cell table:number-columns-repeated="2"/>
          <table:table-cell table:style-name="ce53" table:formula="of:=JSONDECHETS([.A70];[.B70];[.C70];[.D70];[.E70];[.F70];[.T70];[.U70];[.G70];[.H70];[.K70];[.L70];[.M70];[.N70];[.P70])"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mballagesEnCartonPlat</text:p>
          </table:table-cell>
          <table:table-cell table:style-name="ce290" office:value-type="string" calcext:value-type="string">
            <text:p>Emballages carton plat</text:p>
          </table:table-cell>
          <table:table-cell table:style-name="ce290" office:value-type="string" calcext:value-type="string">
            <text:p>Boxboard packaging</text:p>
          </table:table-cell>
          <table:table-cell table:style-name="ce290" office:value-type="string" calcext:value-type="string">
            <text:p>cu_papierscartons</text:p>
          </table:table-cell>
          <table:table-cell table:style-name="ce21" office:value-type="string" calcext:value-type="string">
            <text:p>cat_papiercarton</text:p>
          </table:table-cell>
          <table:table-cell table:style-name="ce290"/>
          <table:table-cell table:style-name="ce290" office:value-type="string" calcext:value-type="string">
            <text:p>emballage en carton plat, Suremballage carton, cartonnette, céréale, pizza</text:p>
          </table:table-cell>
          <table:table-cell table:style-name="ce290" office:value-type="string" calcext:value-type="string">
            <text:p>boxboard packaging, Overwrapping cardboard, cardboard, cereal box, pizza box</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carto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1];&quot;_petit&quot;;&quot;&quot;)" office:value-type="string" office:string-value="cartonette_mini.png" calcext:value-type="string">
            <text:p>cartonette_mini.png</text:p>
          </table:table-cell>
          <table:table-cell table:formula="of:=CONCATENATE(UTILTRANSFORMEENMOTSCLES([.G71]);&quot;,&quot;;[.I71])" office:value-type="string" office:string-value="emballage,carton,plat,suremballage,carton,cartonnette,cereale,pizza," calcext:value-type="string">
            <text:p>emballage,carton,plat,suremballage,carton,cartonnette,cereale,pizza,</text:p>
          </table:table-cell>
          <table:table-cell table:formula="of:=CONCATENATE(UTILTRANSFORMEENMOTSCLES([.H71]);&quot;,&quot;;[.J71])"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53" table:formula="of:=JSONDECHETS([.A71];[.B71];[.C71];[.D71];[.E71];[.F71];[.T71];[.U71];[.G71];[.H71];[.K71];[.L71];[.M71];[.N71];[.P71])"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ngraisChimiques</text:p>
          </table:table-cell>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table:number-columns-repeated="2"/>
          <table:table-cell table:style-name="ce319"/>
          <table:table-cell table:style-name="ce116" office:value-type="string" calcext:value-type="string">
            <text:p>images_non_libres_temp/engra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72];&quot;_petit&quot;;&quot;&quot;)" office:value-type="string" office:string-value="images_non_libres_temp/engrais_mini.png" calcext:value-type="string">
            <text:p>images_non_libres_temp/engrais_mini.png</text:p>
          </table:table-cell>
          <table:table-cell table:formula="of:=CONCATENATE(UTILTRANSFORMEENMOTSCLES([.G72]);&quot;,&quot;;[.I72])" office:value-type="string" office:string-value="engrais,chimiques," calcext:value-type="string">
            <text:p>engrais,chimiques,</text:p>
          </table:table-cell>
          <table:table-cell table:formula="of:=CONCATENATE(UTILTRANSFORMEENMOTSCLES([.H72]);&quot;,&quot;;[.J72])" office:value-type="string" office:string-value="chemical,fertilizers," calcext:value-type="string">
            <text:p>chemical,fertilizers,</text:p>
          </table:table-cell>
          <table:table-cell table:number-columns-repeated="2"/>
          <table:table-cell table:style-name="ce53" table:formula="of:=JSONDECHETS([.A72];[.B72];[.C72];[.D72];[.E72];[.F72];[.T72];[.U72];[.G72];[.H72];[.K72];[.L72];[.M72];[.N72];[.P72])"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nveloppe</text:p>
          </table:table-cell>
          <table:table-cell table:style-name="ce290" office:value-type="string" calcext:value-type="string">
            <text:p>Enveloppe</text:p>
          </table:table-cell>
          <table:table-cell table:style-name="ce290" office:value-type="string" calcext:value-type="string">
            <text:p>Envelop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nveloppe</text:p>
          </table:table-cell>
          <table:table-cell table:style-name="ce290" office:value-type="string" calcext:value-type="string">
            <text:p>envelope</text:p>
          </table:table-cell>
          <table:table-cell table:style-name="ce290" table:number-columns-repeated="2"/>
          <table:table-cell table:style-name="ce319" office:value-type="string" calcext:value-type="string">
            <text:p>cons_fenetre_enveloppe</text:p>
          </table:table-cell>
          <table:table-cell table:style-name="ce116" office:value-type="string" calcext:value-type="string">
            <text:p>envelopp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3];&quot;_petit&quot;;&quot;&quot;)" office:value-type="string" office:string-value="enveloppes_mini.png" calcext:value-type="string">
            <text:p>enveloppes_mini.png</text:p>
          </table:table-cell>
          <table:table-cell table:formula="of:=CONCATENATE(UTILTRANSFORMEENMOTSCLES([.G73]);&quot;,&quot;;[.I73])" office:value-type="string" office:string-value="enveloppe," calcext:value-type="string">
            <text:p>enveloppe,</text:p>
          </table:table-cell>
          <table:table-cell table:formula="of:=CONCATENATE(UTILTRANSFORMEENMOTSCLES([.H73]);&quot;,&quot;;[.J73])" office:value-type="string" office:string-value="envelope," calcext:value-type="string">
            <text:p>envelope,</text:p>
          </table:table-cell>
          <table:table-cell table:number-columns-repeated="2"/>
          <table:table-cell table:style-name="ce53" table:formula="of:=JSONDECHETS([.A73];[.B73];[.C73];[.D73];[.E73];[.F73];[.T73];[.U73];[.G73];[.H73];[.K73];[.L73];[.M73];[.N73];[.P73])"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peluchuresRestesRepas</text:p>
          </table:table-cell>
          <table:table-cell table:style-name="ce290" office:value-type="string" calcext:value-type="string">
            <text:p>Épluchures / restes repas</text:p>
          </table:table-cell>
          <table:table-cell table:style-name="ce290" office:value-type="string" calcext:value-type="string">
            <text:p>Peelings / scraps meals</text:p>
          </table:table-cell>
          <table:table-cell table:style-name="ce290" office:value-type="string" calcext:value-type="string">
            <text:p>cu_vertbois</text:p>
          </table:table-cell>
          <table:table-cell table:style-name="ce290" office:value-type="string" calcext:value-type="string">
            <text:p>cat_organique</text:p>
          </table:table-cell>
          <table:table-cell table:style-name="ce290"/>
          <table:table-cell table:style-name="ce290" office:value-type="string" calcext:value-type="string">
            <text:p>épluchures, reste de repas, nourriture</text:p>
          </table:table-cell>
          <table:table-cell table:style-name="ce290" office:value-type="string" calcext:value-type="string">
            <text:p>peeling, food scraps, food</text:p>
          </table:table-cell>
          <table:table-cell table:style-name="ce290"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90"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9"/>
          <table:table-cell table:style-name="ce116" office:value-type="string" calcext:value-type="string">
            <text:p>epeluchure_mini.png</text:p>
          </table:table-cell>
          <table:table-cell table:style-name="ce17"/>
          <table:table-cell table:style-name="ce290" office:value-type="string" calcext:value-type="string">
            <text:p>MieuxTrierANantes 02/2015</text:p>
          </table:table-cell>
          <table:table-cell table:style-name="ce290" office:value-type="string" calcext:value-type="string">
            <text:p>Gwendal Meillarec.Je veux parrainer les épluchures qui vont au compost.</text:p>
          </table:table-cell>
          <table:table-cell table:style-name="ce290" office:value-type="string" calcext:value-type="string">
            <text:p>Gwendal Meillarec</text:p>
          </table:table-cell>
          <table:table-cell table:style-name="ce290"/>
          <table:table-cell/>
          <table:table-cell table:formula="of:=SUBSTITUTE([.L74];&quot;_petit&quot;;&quot;&quot;)" office:value-type="string" office:string-value="epeluchure_mini.png" calcext:value-type="string">
            <text:p>epeluchure_mini.png</text:p>
          </table:table-cell>
          <table:table-cell table:formula="of:=CONCATENATE(UTILTRANSFORMEENMOTSCLES([.G74]);&quot;,&quot;;[.I74])"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4]);&quot;,&quot;;[.J74])"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53" table:formula="of:=JSONDECHETS([.A74];[.B74];[.C74];[.D74];[.E74];[.F74];[.T74];[.U74];[.G74];[.H74];[.K74];[.L74];[.M74];[.N74];[.P74])"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quipementsAudioEtVideo</text:p>
          </table:table-cell>
          <table:table-cell table:style-name="ce290" office:value-type="string" calcext:value-type="string">
            <text:p>Équipements audio et vidéo</text:p>
          </table:table-cell>
          <table:table-cell table:style-name="ce290" office:value-type="string" calcext:value-type="string">
            <text:p>Audio and video equipment</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équipement audio et vidéo</text:p>
          </table:table-cell>
          <table:table-cell table:style-name="ce290" office:value-type="string" calcext:value-type="string">
            <text:p>audio and video equipment</text:p>
          </table:table-cell>
          <table:table-cell table:style-name="ce290" table:number-columns-repeated="2"/>
          <table:table-cell table:style-name="ce319"/>
          <table:table-cell table:style-name="ce116" office:value-type="string" calcext:value-type="string">
            <text:p>chaine_hifi_mini.png</text:p>
          </table:table-cell>
          <table:table-cell table:style-name="ce17"/>
          <table:table-cell table:style-name="ce44" office:value-type="string" calcext:value-type="string">
            <text:p>www</text:p>
          </table:table-cell>
          <table:table-cell table:style-name="ce44" table:number-columns-repeated="3"/>
          <table:table-cell/>
          <table:table-cell table:formula="of:=SUBSTITUTE([.L75];&quot;_petit&quot;;&quot;&quot;)" office:value-type="string" office:string-value="chaine_hifi_mini.png" calcext:value-type="string">
            <text:p>chaine_hifi_mini.png</text:p>
          </table:table-cell>
          <table:table-cell table:formula="of:=CONCATENATE(UTILTRANSFORMEENMOTSCLES([.G75]);&quot;,&quot;;[.I75])" office:value-type="string" office:string-value="equipement,audio,video," calcext:value-type="string">
            <text:p>equipement,audio,video,</text:p>
          </table:table-cell>
          <table:table-cell table:formula="of:=CONCATENATE(UTILTRANSFORMEENMOTSCLES([.H75]);&quot;,&quot;;[.J75])" office:value-type="string" office:string-value="audio,and,video,equipment," calcext:value-type="string">
            <text:p>audio,and,video,equipment,</text:p>
          </table:table-cell>
          <table:table-cell table:number-columns-repeated="2"/>
          <table:table-cell table:style-name="ce53" table:formula="of:=JSONDECHETS([.A75];[.B75];[.C75];[.D75];[.E75];[.F75];[.T75];[.U75];[.G75];[.H75];[.K75];[.L75];[.M75];[.N75];[.P75])"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enceTerebenthine</text:p>
          </table:table-cell>
          <table:table-cell table:style-name="ce290" office:value-type="string" calcext:value-type="string">
            <text:p>Essence térébenthine</text:p>
          </table:table-cell>
          <table:table-cell table:style-name="ce290" office:value-type="string" calcext:value-type="string">
            <text:p>Turpentine Essenc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ssence de térébenthine</text:p>
          </table:table-cell>
          <table:table-cell table:style-name="ce290" office:value-type="string" calcext:value-type="string">
            <text:p>turpentine</text:p>
          </table:table-cell>
          <table:table-cell table:style-name="ce290" table:number-columns-repeated="2"/>
          <table:table-cell table:style-name="ce319"/>
          <table:table-cell table:style-name="ce116" office:value-type="string" calcext:value-type="string">
            <text:p>images_non_libres_temp/essence_therebent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76];&quot;_petit&quot;;&quot;&quot;)" office:value-type="string" office:string-value="images_non_libres_temp/essence_therebentine_mini.png" calcext:value-type="string">
            <text:p>images_non_libres_temp/essence_therebentine_mini.png</text:p>
          </table:table-cell>
          <table:table-cell table:formula="of:=CONCATENATE(UTILTRANSFORMEENMOTSCLES([.G76]);&quot;,&quot;;[.I76])" office:value-type="string" office:string-value="essence,terebenthine," calcext:value-type="string">
            <text:p>essence,terebenthine,</text:p>
          </table:table-cell>
          <table:table-cell table:formula="of:=CONCATENATE(UTILTRANSFORMEENMOTSCLES([.H76]);&quot;,&quot;;[.J76])" office:value-type="string" office:string-value="turpentine," calcext:value-type="string">
            <text:p>turpentine,</text:p>
          </table:table-cell>
          <table:table-cell table:number-columns-repeated="2"/>
          <table:table-cell table:style-name="ce53" table:formula="of:=JSONDECHETS([.A76];[.B76];[.C76];[.D76];[.E76];[.F76];[.T76];[.U76];[.G76];[.H76];[.K76];[.L76];[.M76];[.N76];[.P76])"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uiToutRouleauCarton</text:p>
          </table:table-cell>
          <table:table-cell table:style-name="ce290" office:value-type="string" calcext:value-type="string">
            <text:p>Essuie-tout (rouleau carton)</text:p>
          </table:table-cell>
          <table:table-cell table:style-name="ce290" office:value-type="string" calcext:value-type="string">
            <text:p>Towels (cardboard rol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ssuie-tout (rouleau carton), rouleau carton papier toilette</text:p>
          </table:table-cell>
          <table:table-cell table:style-name="ce290" office:value-type="string" calcext:value-type="string">
            <text:p>towels (roll cardboard), cardboard toilet paper roll</text:p>
          </table:table-cell>
          <table:table-cell table:style-name="ce290" table:number-columns-repeated="2"/>
          <table:table-cell table:style-name="ce319"/>
          <table:table-cell table:style-name="ce39" office:value-type="string" calcext:value-type="string">
            <text:p>rouleau_carton_essui_tou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7];&quot;_petit&quot;;&quot;&quot;)" office:value-type="string" office:string-value="rouleau_carton_essui_tout_mini.png" calcext:value-type="string">
            <text:p>rouleau_carton_essui_tout_mini.png</text:p>
          </table:table-cell>
          <table:table-cell table:formula="of:=CONCATENATE(UTILTRANSFORMEENMOTSCLES([.G77]);&quot;,&quot;;[.I77])" office:value-type="string" office:string-value="essuie,tout,rouleau,carton,rouleau,carton,papier,toilette," calcext:value-type="string">
            <text:p>essuie,tout,rouleau,carton,rouleau,carton,papier,toilette,</text:p>
          </table:table-cell>
          <table:table-cell table:formula="of:=CONCATENATE(UTILTRANSFORMEENMOTSCLES([.H77]);&quot;,&quot;;[.J77])" office:value-type="string" office:string-value="towels,roll,cardboard,cardboard,toilet,paper,roll," calcext:value-type="string">
            <text:p>towels,roll,cardboard,cardboard,toilet,paper,roll,</text:p>
          </table:table-cell>
          <table:table-cell table:number-columns-repeated="2"/>
          <table:table-cell table:style-name="ce53" table:formula="of:=JSONDECHETS([.A77];[.B77];[.C77];[.D77];[.E77];[.F77];[.T77];[.U77];[.G77];[.H77];[.K77];[.L77];[.M77];[.N77];[.P77])"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uiToutSaufRouleauCarton</text:p>
          </table:table-cell>
          <table:table-cell table:style-name="ce290" office:value-type="string" calcext:value-type="string">
            <text:p>Essuie-tout (sauf rouleau carton)</text:p>
          </table:table-cell>
          <table:table-cell table:style-name="ce290" office:value-type="string" calcext:value-type="string">
            <text:p>Towels (except cardboard roll)</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304" office:value-type="string" calcext:value-type="string">
            <text:p>essuie-tout (sauf rouleau carton), sopalin, papier absorbant, papier toilette</text:p>
          </table:table-cell>
          <table:table-cell table:style-name="ce304" office:value-type="string" calcext:value-type="string">
            <text:p>towels (except cardboard roll), paper towels, paper towels, toilet paper</text:p>
          </table:table-cell>
          <table:table-cell table:style-name="ce304" table:number-columns-repeated="2"/>
          <table:table-cell table:style-name="ce319" office:value-type="string" calcext:value-type="string">
            <text:p>cons_souille</text:p>
          </table:table-cell>
          <table:table-cell table:style-name="ce116" office:value-type="string" calcext:value-type="string">
            <text:p>essui_tou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8];&quot;_petit&quot;;&quot;&quot;)" office:value-type="string" office:string-value="essui_tout_mini.png" calcext:value-type="string">
            <text:p>essui_tout_mini.png</text:p>
          </table:table-cell>
          <table:table-cell table:formula="of:=CONCATENATE(UTILTRANSFORMEENMOTSCLES([.G78]);&quot;,&quot;;[.I78])"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8]);&quot;,&quot;;[.J78])"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53" table:formula="of:=JSONDECHETS([.A78];[.B78];[.C78];[.D78];[.E78];[.F78];[.T78];[.U78];[.G78];[.H78];[.K78];[.L78];[.M78];[.N78];[.P78])"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mPlastique</text:p>
          </table:table-cell>
          <table:table-cell table:style-name="ce290" office:value-type="string" calcext:value-type="string">
            <text:p>Film plastique</text:p>
          </table:table-cell>
          <table:table-cell table:style-name="ce290" office:value-type="string" calcext:value-type="string">
            <text:p>Plastic fil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film plastique</text:p>
          </table:table-cell>
          <table:table-cell table:style-name="ce290" office:value-type="string" calcext:value-type="string">
            <text:p>plastic film</text:p>
          </table:table-cell>
          <table:table-cell table:style-name="ce290" table:number-columns-repeated="2"/>
          <table:table-cell table:style-name="ce319"/>
          <table:table-cell table:style-name="ce116" office:value-type="string" calcext:value-type="string">
            <text:p>film_plastiqu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9];&quot;_petit&quot;;&quot;&quot;)" office:value-type="string" office:string-value="film_plastique_mini.png" calcext:value-type="string">
            <text:p>film_plastique_mini.png</text:p>
          </table:table-cell>
          <table:table-cell table:formula="of:=CONCATENATE(UTILTRANSFORMEENMOTSCLES([.G79]);&quot;,&quot;;[.I79])" office:value-type="string" office:string-value="film,plastique," calcext:value-type="string">
            <text:p>film,plastique,</text:p>
          </table:table-cell>
          <table:table-cell table:formula="of:=CONCATENATE(UTILTRANSFORMEENMOTSCLES([.H79]);&quot;,&quot;;[.J79])" office:value-type="string" office:string-value="plastic,film," calcext:value-type="string">
            <text:p>plastic,film,</text:p>
          </table:table-cell>
          <table:table-cell table:number-columns-repeated="2"/>
          <table:table-cell table:style-name="ce53" table:formula="of:=JSONDECHETS([.A79];[.B79];[.C79];[.D79];[.E79];[.F79];[.T79];[.U79];[.G79];[.H79];[.K79];[.L79];[.M79];[.N79];[.P79])"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plastique_emballag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jaune&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plastique_emballag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msPhotographiques</text:p>
          </table:table-cell>
          <table:table-cell table:style-name="ce290" office:value-type="string" calcext:value-type="string">
            <text:p>Films photographiques</text:p>
          </table:table-cell>
          <table:table-cell table:style-name="ce290" office:value-type="string" calcext:value-type="string">
            <text:p>Photographic Film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m photographiques, diapositive, pellicule</text:p>
          </table:table-cell>
          <table:table-cell table:style-name="ce290" office:value-type="string" calcext:value-type="string">
            <text:p>photographic film, slide, film</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80];&quot;_petit&quot;;&quot;&quot;)" office:value-type="string" office:string-value="films_mini.png" calcext:value-type="string">
            <text:p>films_mini.png</text:p>
          </table:table-cell>
          <table:table-cell table:formula="of:=CONCATENATE(UTILTRANSFORMEENMOTSCLES([.G80]);&quot;,&quot;;[.I80])" office:value-type="string" office:string-value="film,photographiques,diapositive,pellicule," calcext:value-type="string">
            <text:p>film,photographiques,diapositive,pellicule,</text:p>
          </table:table-cell>
          <table:table-cell table:formula="of:=CONCATENATE(UTILTRANSFORMEENMOTSCLES([.H80]);&quot;,&quot;;[.J80])" office:value-type="string" office:string-value="photographic,film,slide,film," calcext:value-type="string">
            <text:p>photographic,film,slide,film,</text:p>
          </table:table-cell>
          <table:table-cell table:number-columns-repeated="2"/>
          <table:table-cell table:style-name="ce53" table:formula="of:=JSONDECHETS([.A80];[.B80];[.C80];[.D80];[.E80];[.F80];[.T80];[.U80];[.G80];[.H80];[.K80];[.L80];[.M80];[.N80];[.P80])"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treAHuile</text:p>
          </table:table-cell>
          <table:table-cell table:style-name="ce290" office:value-type="string" calcext:value-type="string">
            <text:p>Filtre à huile</text:p>
          </table:table-cell>
          <table:table-cell table:style-name="ce290" office:value-type="string" calcext:value-type="string">
            <text:p>Oil Fil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tre à huile</text:p>
          </table:table-cell>
          <table:table-cell table:style-name="ce290" office:value-type="string" calcext:value-type="string">
            <text:p>oil filter</text:p>
          </table:table-cell>
          <table:table-cell table:style-name="ce290" table:number-columns-repeated="2"/>
          <table:table-cell table:style-name="ce319"/>
          <table:table-cell table:style-name="ce116" office:value-type="string" calcext:value-type="string">
            <text:p>images_non_libres_temp/filtre_huile_petit.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81];&quot;_petit&quot;;&quot;&quot;)" office:value-type="string" office:string-value="images_non_libres_temp/filtre_huile.png" calcext:value-type="string">
            <text:p>images_non_libres_temp/filtre_huile.png</text:p>
          </table:table-cell>
          <table:table-cell table:formula="of:=CONCATENATE(UTILTRANSFORMEENMOTSCLES([.G81]);&quot;,&quot;;[.I81])" office:value-type="string" office:string-value="filtre,huile," calcext:value-type="string">
            <text:p>filtre,huile,</text:p>
          </table:table-cell>
          <table:table-cell table:formula="of:=CONCATENATE(UTILTRANSFORMEENMOTSCLES([.H81]);&quot;,&quot;;[.J81])" office:value-type="string" office:string-value="oil,filter," calcext:value-type="string">
            <text:p>oil,filter,</text:p>
          </table:table-cell>
          <table:table-cell table:number-columns-repeated="2"/>
          <table:table-cell table:style-name="ce53" table:formula="of:=JSONDECHETS([.A81];[.B81];[.C81];[.D81];[.E81];[.F81];[.T81];[.U81];[.G81];[.H81];[.K81];[.L81];[.M81];[.N81];[.P81])"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laconProduitsDentretien</text:p>
          </table:table-cell>
          <table:table-cell table:style-name="ce290" office:value-type="string" calcext:value-type="string">
            <text:p>Flacon de produits d'entretien</text:p>
          </table:table-cell>
          <table:table-cell table:style-name="ce290" office:value-type="string" calcext:value-type="string">
            <text:p>Bottle of cleaning products</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produit d'entretien, Flacon produit ménager vide, flacon de produit d'entretien</text:p>
          </table:table-cell>
          <table:table-cell table:style-name="ce290" office:value-type="string" calcext:value-type="string">
            <text:p>bottle of cleaning products, household product empty bottle, bottle of cleaning products</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white_spirit_mini.png</text:p>
          </table:table-cell>
          <table:table-cell table:style-name="ce17"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bouteille_white_spirit_mini.png" calcext:value-type="string">
            <text:p>bouteille_white_spirit_mini.png</text:p>
          </table:table-cell>
          <table:table-cell table:formula="of:=CONCATENATE(UTILTRANSFORMEENMOTSCLES([.G82]);&quot;,&quot;;[.I82])"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2]);&quot;,&quot;;[.J82])"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53" table:formula="of:=JSONDECHETS([.A82];[.B82];[.C82];[.D82];[.E82];[.F82];[.T82];[.U82];[.G82];[.H82];[.K82];[.L82];[.M82];[.N82];[.P82])"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laconSavon</text:p>
          </table:table-cell>
          <table:table-cell table:style-name="ce290" office:value-type="string" calcext:value-type="string">
            <text:p>Flacon savon</text:p>
          </table:table-cell>
          <table:table-cell table:style-name="ce290" office:value-type="string" calcext:value-type="string">
            <text:p>Soap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savon, Flacon en plastique, flacon de savon</text:p>
          </table:table-cell>
          <table:table-cell table:style-name="ce290" office:value-type="string" calcext:value-type="string">
            <text:p>soap bottle, plastic bottle, soap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flacon_savon_mini.png</text:p>
          </table:table-cell>
          <table:table-cell table:style-name="ce17"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3];&quot;_petit&quot;;&quot;&quot;)" office:value-type="string" office:string-value="flacon_savon_mini.png" calcext:value-type="string">
            <text:p>flacon_savon_mini.png</text:p>
          </table:table-cell>
          <table:table-cell table:formula="of:=CONCATENATE(UTILTRANSFORMEENMOTSCLES([.G83]);&quot;,&quot;;[.I83])" office:value-type="string" office:string-value="flacon,savon,flacon,plastique,flacon,savon," calcext:value-type="string">
            <text:p>flacon,savon,flacon,plastique,flacon,savon,</text:p>
          </table:table-cell>
          <table:table-cell table:formula="of:=CONCATENATE(UTILTRANSFORMEENMOTSCLES([.H83]);&quot;,&quot;;[.J83])" office:value-type="string" office:string-value="soap,bottle,plastic,bottle,soap,bottle," calcext:value-type="string">
            <text:p>soap,bottle,plastic,bottle,soap,bottle,</text:p>
          </table:table-cell>
          <table:table-cell table:number-columns-repeated="2"/>
          <table:table-cell table:style-name="ce53" table:formula="of:=JSONDECHETS([.A83];[.B83];[.C83];[.D83];[.E83];[.F83];[.T83];[.U83];[.G83];[.H83];[.K83];[.L83];[.M83];[.N83];[.P83])"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ongicides</text:p>
          </table:table-cell>
          <table:table-cell table:style-name="ce290" office:value-type="string" calcext:value-type="string">
            <text:p>Fongicide</text:p>
          </table:table-cell>
          <table:table-cell table:style-name="ce290" office:value-type="string" calcext:value-type="string">
            <text:p>Fung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ongicide</text:p>
          </table:table-cell>
          <table:table-cell table:style-name="ce290" office:value-type="string" calcext:value-type="string">
            <text:p>fungicide</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84];&quot;_petit&quot;;&quot;&quot;)" office:value-type="string" office:string-value="images_non_libres_temp/fongicide_mini.png" calcext:value-type="string">
            <text:p>images_non_libres_temp/fongicide_mini.png</text:p>
          </table:table-cell>
          <table:table-cell table:formula="of:=CONCATENATE(UTILTRANSFORMEENMOTSCLES([.G84]);&quot;,&quot;;[.I84])" office:value-type="string" office:string-value="fongicide," calcext:value-type="string">
            <text:p>fongicide,</text:p>
          </table:table-cell>
          <table:table-cell table:formula="of:=CONCATENATE(UTILTRANSFORMEENMOTSCLES([.H84]);&quot;,&quot;;[.J84])" office:value-type="string" office:string-value="fungicide," calcext:value-type="string">
            <text:p>fungicide,</text:p>
          </table:table-cell>
          <table:table-cell table:number-columns-repeated="2"/>
          <table:table-cell table:style-name="ce53" table:formula="of:=JSONDECHETS([.A84];[.B84];[.C84];[.D84];[.E84];[.F84];[.T84];[.U84];[.G84];[.H84];[.K84];[.L84];[.M84];[.N84];[.P84])"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ournituresHorsPapier</text:p>
          </table:table-cell>
          <table:table-cell table:style-name="ce290" office:value-type="string" calcext:value-type="string">
            <text:p>Fournitures (hors papier)</text:p>
          </table:table-cell>
          <table:table-cell table:style-name="ce290" office:value-type="string" calcext:value-type="string">
            <text:p>Supplies (except P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3"/>
          <table:table-cell table:style-name="ce290" office:value-type="string" calcext:value-type="string">
            <text:p>fourniture (hor papier), fourniture de bureau, crayon, stylo, feutre, gomme, agrafeuse, règle, compas, pochette plastique, classeur, trombone, taille-crayon, ciseaux</text:p>
          </table:table-cell>
          <table:table-cell table:style-name="ce290" office:value-type="string" calcext:value-type="string">
            <text:p>supplies (except paper), office supplies, pencil, pen, marker, eraser, stapler, ruler, compass, plastic bag, binder, paper clip, pencil sharpener, scissors</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5];&quot;_petit&quot;;&quot;&quot;)" office:value-type="string" office:string-value="crayon_mini.png" calcext:value-type="string">
            <text:p>crayon_mini.png</text:p>
          </table:table-cell>
          <table:table-cell table:formula="of:=CONCATENATE(UTILTRANSFORMEENMOTSCLES([.G85]);&quot;,&quot;;[.I85])"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5]);&quot;,&quot;;[.J85])"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53" table:formula="of:=JSONDECHETS([.A85];[.B85];[.C85];[.D85];[.E85];[.F85];[.T85];[.U85];[.G85];[.H85];[.K85];[.L85];[.M85];[.N85];[.P85])"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azon</text:p>
          </table:table-cell>
          <table:table-cell table:style-name="ce290" office:value-type="string" calcext:value-type="string">
            <text:p>Gazon</text:p>
          </table:table-cell>
          <table:table-cell table:style-name="ce290" office:value-type="string" calcext:value-type="string">
            <text:p>Turf</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4"/>
          <table:table-cell table:style-name="ce290" office:value-type="string" calcext:value-type="string">
            <text:p>gazon, pelouse, herbe</text:p>
          </table:table-cell>
          <table:table-cell table:style-name="ce290" office:value-type="string" calcext:value-type="string">
            <text:p>grass, lawn, grass</text:p>
          </table:table-cell>
          <table:table-cell table:style-name="ce290" table:number-columns-repeated="2"/>
          <table:table-cell table:style-name="ce319"/>
          <table:table-cell table:style-name="ce116" office:value-type="string" calcext:value-type="string">
            <text:p>pelou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6];&quot;_petit&quot;;&quot;&quot;)" office:value-type="string" office:string-value="pelouse_mini.png" calcext:value-type="string">
            <text:p>pelouse_mini.png</text:p>
          </table:table-cell>
          <table:table-cell table:formula="of:=CONCATENATE(UTILTRANSFORMEENMOTSCLES([.G86]);&quot;,&quot;;[.I86])" office:value-type="string" office:string-value="gazon,pelouse,herbe," calcext:value-type="string">
            <text:p>gazon,pelouse,herbe,</text:p>
          </table:table-cell>
          <table:table-cell table:formula="of:=CONCATENATE(UTILTRANSFORMEENMOTSCLES([.H86]);&quot;,&quot;;[.J86])" office:value-type="string" office:string-value="grass,lawn,grass," calcext:value-type="string">
            <text:p>grass,lawn,grass,</text:p>
          </table:table-cell>
          <table:table-cell table:number-columns-repeated="2"/>
          <table:table-cell table:style-name="ce53" table:formula="of:=JSONDECHETS([.A86];[.B86];[.C86];[.D86];[.E86];[.F86];[.T86];[.U86];[.G86];[.H86];[.K86];[.L86];[.M86];[.N86];[.P86])"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ravat</text:p>
          </table:table-cell>
          <table:table-cell table:style-name="ce290" office:value-type="string" calcext:value-type="string">
            <text:p>Gravât</text:p>
          </table:table-cell>
          <table:table-cell table:style-name="ce290" office:value-type="string" calcext:value-type="string">
            <text:p>Engrave</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gravât</text:p>
          </table:table-cell>
          <table:table-cell table:style-name="ce290" office:value-type="string" calcext:value-type="string">
            <text:p>engrave</text:p>
          </table:table-cell>
          <table:table-cell table:style-name="ce290" table:number-columns-repeated="2"/>
          <table:table-cell table:style-name="ce319"/>
          <table:table-cell table:style-name="ce116" office:value-type="string" calcext:value-type="string">
            <text:p>grav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54" office:value-type="string" calcext:value-type="string">
            <text:p>mis dans matériaux</text:p>
          </table:table-cell>
          <table:table-cell/>
          <table:table-cell table:formula="of:=SUBSTITUTE([.L87];&quot;_petit&quot;;&quot;&quot;)" office:value-type="string" office:string-value="gravat_mini.png" calcext:value-type="string">
            <text:p>gravat_mini.png</text:p>
          </table:table-cell>
          <table:table-cell table:formula="of:=CONCATENATE(UTILTRANSFORMEENMOTSCLES([.G87]);&quot;,&quot;;[.I87])" office:value-type="string" office:string-value="gravat," calcext:value-type="string">
            <text:p>gravat,</text:p>
          </table:table-cell>
          <table:table-cell table:formula="of:=CONCATENATE(UTILTRANSFORMEENMOTSCLES([.H87]);&quot;,&quot;;[.J87])" office:value-type="string" office:string-value="engrave," calcext:value-type="string">
            <text:p>engrave,</text:p>
          </table:table-cell>
          <table:table-cell table:number-columns-repeated="2"/>
          <table:table-cell table:style-name="ce53" table:formula="of:=JSONDECHETS([.A87];[.B87];[.C87];[.D87];[.E87];[.F87];[.T87];[.U87];[.G87];[.H87];[.K87];[.L87];[.M87];[.N87];[.P87])"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rillage</text:p>
          </table:table-cell>
          <table:table-cell table:style-name="ce290" office:value-type="string" calcext:value-type="string">
            <text:p>Grillage</text:p>
          </table:table-cell>
          <table:table-cell table:style-name="ce290" office:value-type="string" calcext:value-type="string">
            <text:p>Roasting</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grillage, clôture</text:p>
          </table:table-cell>
          <table:table-cell table:style-name="ce290" office:value-type="string" calcext:value-type="string">
            <text:p>fence, fence</text:p>
          </table:table-cell>
          <table:table-cell table:style-name="ce290" table:number-columns-repeated="2"/>
          <table:table-cell table:style-name="ce319"/>
          <table:table-cell table:style-name="ce116" office:value-type="string" calcext:value-type="string">
            <text:p>grill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8];&quot;_petit&quot;;&quot;&quot;)" office:value-type="string" office:string-value="grillage_mini.png" calcext:value-type="string">
            <text:p>grillage_mini.png</text:p>
          </table:table-cell>
          <table:table-cell table:formula="of:=CONCATENATE(UTILTRANSFORMEENMOTSCLES([.G88]);&quot;,&quot;;[.I88])" office:value-type="string" office:string-value="grillage,cloture," calcext:value-type="string">
            <text:p>grillage,cloture,</text:p>
          </table:table-cell>
          <table:table-cell table:formula="of:=CONCATENATE(UTILTRANSFORMEENMOTSCLES([.H88]);&quot;,&quot;;[.J88])" office:value-type="string" office:string-value="fence,fence," calcext:value-type="string">
            <text:p>fence,fence,</text:p>
          </table:table-cell>
          <table:table-cell table:number-columns-repeated="2"/>
          <table:table-cell table:style-name="ce53" table:formula="of:=JSONDECHETS([.A88];[.B88];[.C88];[.D88];[.E88];[.F88];[.T88];[.U88];[.G88];[.H88];[.K88];[.L88];[.M88];[.N88];[.P88])"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uitare</text:p>
          </table:table-cell>
          <table:table-cell table:style-name="ce290" office:value-type="string" calcext:value-type="string">
            <text:p>Guitare</text:p>
          </table:table-cell>
          <table:table-cell table:style-name="ce290" office:value-type="string" calcext:value-type="string">
            <text:p>Guitar</text:p>
          </table:table-cell>
          <table:table-cell table:style-name="ce290" office:value-type="string" calcext:value-type="string">
            <text:p>cu_divers</text:p>
          </table:table-cell>
          <table:table-cell table:style-name="ce18" office:value-type="string" calcext:value-type="string">
            <text:p>cat_instrument</text:p>
          </table:table-cell>
          <table:table-cell table:style-name="ce290"/>
          <table:table-cell table:style-name="ce290" office:value-type="string" calcext:value-type="string">
            <text:p>guitare</text:p>
          </table:table-cell>
          <table:table-cell table:style-name="ce290" office:value-type="string" calcext:value-type="string">
            <text:p>guitar</text:p>
          </table:table-cell>
          <table:table-cell table:style-name="ce290" table:number-columns-repeated="2"/>
          <table:table-cell table:style-name="ce319"/>
          <table:table-cell table:style-name="ce116" office:value-type="string" calcext:value-type="string">
            <text:p>guita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9];&quot;_petit&quot;;&quot;&quot;)" office:value-type="string" office:string-value="guitare_mini.png" calcext:value-type="string">
            <text:p>guitare_mini.png</text:p>
          </table:table-cell>
          <table:table-cell table:formula="of:=CONCATENATE(UTILTRANSFORMEENMOTSCLES([.G89]);&quot;,&quot;;[.I89])" office:value-type="string" office:string-value="guitare," calcext:value-type="string">
            <text:p>guitare,</text:p>
          </table:table-cell>
          <table:table-cell table:formula="of:=CONCATENATE(UTILTRANSFORMEENMOTSCLES([.H89]);&quot;,&quot;;[.J89])" office:value-type="string" office:string-value="guitar," calcext:value-type="string">
            <text:p>guitar,</text:p>
          </table:table-cell>
          <table:table-cell table:number-columns-repeated="2"/>
          <table:table-cell table:style-name="ce53" table:formula="of:=JSONDECHETS([.A89];[.B89];[.C89];[.D89];[.E89];[.F89];[.T89];[.U89];[.G89];[.H89];[.K89];[.L89];[.M89];[.N89];[.P89])"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erbicides</text:p>
          </table:table-cell>
          <table:table-cell table:number-columns-repeated="2" table:style-name="ce290" office:value-type="string" calcext:value-type="string">
            <text:p>Herb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erbicide, désherbant</text:p>
          </table:table-cell>
          <table:table-cell table:style-name="ce290" office:value-type="string" calcext:value-type="string">
            <text:p>herbicide, weedkiller</text:p>
          </table:table-cell>
          <table:table-cell table:style-name="ce290" table:number-columns-repeated="2"/>
          <table:table-cell table:style-name="ce319"/>
          <table:table-cell table:style-name="ce116" office:value-type="string" calcext:value-type="string">
            <text:p>desherba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90];&quot;_petit&quot;;&quot;&quot;)" office:value-type="string" office:string-value="desherbant_mini.png" calcext:value-type="string">
            <text:p>desherbant_mini.png</text:p>
          </table:table-cell>
          <table:table-cell table:formula="of:=CONCATENATE(UTILTRANSFORMEENMOTSCLES([.G90]);&quot;,&quot;;[.I90])" office:value-type="string" office:string-value="herbicide,desherbant," calcext:value-type="string">
            <text:p>herbicide,desherbant,</text:p>
          </table:table-cell>
          <table:table-cell table:formula="of:=CONCATENATE(UTILTRANSFORMEENMOTSCLES([.H90]);&quot;,&quot;;[.J90])" office:value-type="string" office:string-value="herbicide,weedkiller," calcext:value-type="string">
            <text:p>herbicide,weedkiller,</text:p>
          </table:table-cell>
          <table:table-cell table:number-columns-repeated="2"/>
          <table:table-cell table:style-name="ce53" table:formula="of:=JSONDECHETS([.A90];[.B90];[.C90];[.D90];[.E90];[.F90];[.T90];[.U90];[.G90];[.H90];[.K90];[.L90];[.M90];[.N90];[.P90])"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Alimentaire</text:p>
          </table:table-cell>
          <table:table-cell table:style-name="ce290" office:value-type="string" calcext:value-type="string">
            <text:p>Huile alimentaire</text:p>
          </table:table-cell>
          <table:table-cell table:style-name="ce559" office:value-type="string" calcext:value-type="string">
            <text:p>Edible oil</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huile alimentaire, huile de friture</text:p>
          </table:table-cell>
          <table:table-cell table:style-name="ce290" office:value-type="string" calcext:value-type="string">
            <text:p>edible oil, cooking oil</text:p>
          </table:table-cell>
          <table:table-cell table:style-name="ce290" table:number-columns-repeated="2"/>
          <table:table-cell table:style-name="ce319" office:value-type="string" calcext:value-type="string">
            <text:p>cons_huileAlimentaire</text:p>
          </table:table-cell>
          <table:table-cell table:style-name="ce116" office:value-type="string" calcext:value-type="string">
            <text:p>images_non_libres_temp/huile_vegetale_mini.png</text:p>
          </table:table-cell>
          <table:table-cell table:style-name="ce17"/>
          <table:table-cell table:style-name="ce354" office:value-type="string" calcext:value-type="string">
            <text:p>09/2015</text:p>
          </table:table-cell>
          <table:table-cell table:style-name="ce354" table:number-columns-repeated="2"/>
          <table:table-cell table:style-name="ce290"/>
          <table:table-cell table:number-columns-repeated="2"/>
          <table:table-cell table:formula="of:=CONCATENATE(UTILTRANSFORMEENMOTSCLES([.G91]);&quot;,&quot;;[.I91])" office:value-type="string" office:string-value="huile,alimentaire,huile,friture," calcext:value-type="string">
            <text:p>huile,alimentaire,huile,friture,</text:p>
          </table:table-cell>
          <table:table-cell table:formula="of:=CONCATENATE(UTILTRANSFORMEENMOTSCLES([.H91]);&quot;,&quot;;[.J91])" office:value-type="string" office:string-value="edible,oil,cooking,oil," calcext:value-type="string">
            <text:p>edible,oil,cooking,oil,</text:p>
          </table:table-cell>
          <table:table-cell table:number-columns-repeated="2"/>
          <table:table-cell table:style-name="ce53" table:formula="of:=JSONDECHETS([.A91];[.B91];[.C91];[.D91];[.E91];[.F91];[.T91];[.U91];[.G91];[.H91];[.K91];[.L91];[.M91];[.N91];[.P91])"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s&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s",</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Minerale</text:p>
          </table:table-cell>
          <table:table-cell table:style-name="ce290" office:value-type="string" calcext:value-type="string">
            <text:p>Huile moteur</text:p>
          </table:table-cell>
          <table:table-cell table:style-name="ce290" office:value-type="string" calcext:value-type="string">
            <text:p>Engine oil</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minérale,huile voiture,huile moteur</text:p>
          </table:table-cell>
          <table:table-cell table:style-name="ce290" office:value-type="string" calcext:value-type="string">
            <text:p>mineral oil, oil car, engine oil</text:p>
          </table:table-cell>
          <table:table-cell table:style-name="ce290" table:number-columns-repeated="2"/>
          <table:table-cell table:style-name="ce319"/>
          <table:table-cell table:style-name="ce116" office:value-type="string" calcext:value-type="string">
            <text:p>images_non_libres_temp/huile_minera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2];&quot;_petit&quot;;&quot;&quot;)" office:value-type="string" office:string-value="images_non_libres_temp/huile_minerale_mini.png" calcext:value-type="string">
            <text:p>images_non_libres_temp/huile_minerale_mini.png</text:p>
          </table:table-cell>
          <table:table-cell table:formula="of:=CONCATENATE(UTILTRANSFORMEENMOTSCLES([.G92]);&quot;,&quot;;[.I92])" office:value-type="string" office:string-value="huile,minerale,huile,voiture,huile,moteur," calcext:value-type="string">
            <text:p>huile,minerale,huile,voiture,huile,moteur,</text:p>
          </table:table-cell>
          <table:table-cell table:formula="of:=CONCATENATE(UTILTRANSFORMEENMOTSCLES([.H92]);&quot;,&quot;;[.J92])" office:value-type="string" office:string-value="mineral,oil,oil,car,engine,oil," calcext:value-type="string">
            <text:p>mineral,oil,oil,car,engine,oil,</text:p>
          </table:table-cell>
          <table:table-cell table:number-columns-repeated="2"/>
          <table:table-cell table:style-name="ce53" table:formula="of:=JSONDECHETS([.A92];[.B92];[.C92];[.D92];[.E92];[.F92];[.T92];[.U92];[.G92];[.H92];[.K92];[.L92];[.M92];[.N92];[.P92])"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Vidange</text:p>
          </table:table-cell>
          <table:table-cell table:style-name="ce290" office:value-type="string" calcext:value-type="string">
            <text:p>Huile vidange</text:p>
          </table:table-cell>
          <table:table-cell table:style-name="ce290" office:value-type="string" calcext:value-type="string">
            <text:p>Oil dra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de vidange</text:p>
          </table:table-cell>
          <table:table-cell table:style-name="ce290" office:value-type="string" calcext:value-type="string">
            <text:p>waste oil</text:p>
          </table:table-cell>
          <table:table-cell table:style-name="ce290" table:number-columns-repeated="2"/>
          <table:table-cell table:style-name="ce319"/>
          <table:table-cell table:style-name="ce116" office:value-type="string" calcext:value-type="string">
            <text:p>images_non_libres_temp/huile_vidang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3];&quot;_petit&quot;;&quot;&quot;)" office:value-type="string" office:string-value="images_non_libres_temp/huile_vidange_mini.png" calcext:value-type="string">
            <text:p>images_non_libres_temp/huile_vidange_mini.png</text:p>
          </table:table-cell>
          <table:table-cell table:formula="of:=CONCATENATE(UTILTRANSFORMEENMOTSCLES([.G93]);&quot;,&quot;;[.I93])" office:value-type="string" office:string-value="huile,vidange," calcext:value-type="string">
            <text:p>huile,vidange,</text:p>
          </table:table-cell>
          <table:table-cell table:formula="of:=CONCATENATE(UTILTRANSFORMEENMOTSCLES([.H93]);&quot;,&quot;;[.J93])" office:value-type="string" office:string-value="waste,oil," calcext:value-type="string">
            <text:p>waste,oil,</text:p>
          </table:table-cell>
          <table:table-cell table:number-columns-repeated="2"/>
          <table:table-cell table:style-name="ce53" table:formula="of:=JSONDECHETS([.A93];[.B93];[.C93];[.D93];[.E93];[.F93];[.T93];[.U93];[.G93];[.H93];[.K93];[.L93];[.M93];[.N93];[.P93])"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insecticides</text:p>
          </table:table-cell>
          <table:table-cell table:number-columns-repeated="2" table:style-name="ce290" office:value-type="string" calcext:value-type="string">
            <text:p>Insecticid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number-columns-repeated="2" table:style-name="ce290" office:value-type="string" calcext:value-type="string">
            <text:p>insecticides</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94];&quot;_petit&quot;;&quot;&quot;)" office:value-type="string" office:string-value="images_non_libres_temp/fongicide_mini.png" calcext:value-type="string">
            <text:p>images_non_libres_temp/fongicide_mini.png</text:p>
          </table:table-cell>
          <table:table-cell table:formula="of:=CONCATENATE(UTILTRANSFORMEENMOTSCLES([.G94]);&quot;,&quot;;[.I94])" office:value-type="string" office:string-value="insecticides," calcext:value-type="string">
            <text:p>insecticides,</text:p>
          </table:table-cell>
          <table:table-cell table:formula="of:=CONCATENATE(UTILTRANSFORMEENMOTSCLES([.H94]);&quot;,&quot;;[.J94])" office:value-type="string" office:string-value="insecticides," calcext:value-type="string">
            <text:p>insecticides,</text:p>
          </table:table-cell>
          <table:table-cell table:number-columns-repeated="2"/>
          <table:table-cell table:style-name="ce53" table:formula="of:=JSONDECHETS([.A94];[.B94];[.C94];[.D94];[.E94];[.F94];[.T94];[.U94];[.G94];[.H94];[.K94];[.L94];[.M94];[.N94];[.P94])"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etsAlimentesParElectricite</text:p>
          </table:table-cell>
          <table:table-cell table:style-name="ce290" office:value-type="string" calcext:value-type="string">
            <text:p>Jouet alimenté par électricité</text:p>
          </table:table-cell>
          <table:table-cell table:style-name="ce290" office:value-type="string" calcext:value-type="string">
            <text:p>Toy powered by electricity</text:p>
          </table:table-cell>
          <table:table-cell table:style-name="ce290" office:value-type="string" calcext:value-type="string">
            <text:p>cu_encombrantelectronique</text:p>
          </table:table-cell>
          <table:table-cell table:style-name="ce290" office:value-type="string" calcext:value-type="string">
            <text:p>cat_jouetpile</text:p>
          </table:table-cell>
          <table:table-cell table:style-name="ce290"/>
          <table:table-cell table:style-name="ce290" office:value-type="string" calcext:value-type="string">
            <text:p>jouet alimenté par électricité, jeu avec pile, train électrique</text:p>
          </table:table-cell>
          <table:table-cell table:style-name="ce290" office:value-type="string" calcext:value-type="string">
            <text:p>toy powered by electricity, with battery set, electric train</text:p>
          </table:table-cell>
          <table:table-cell table:style-name="ce290" table:number-columns-repeated="2"/>
          <table:table-cell table:style-name="ce319"/>
          <table:table-cell table:style-name="ce116" office:value-type="string" calcext:value-type="string">
            <text:p>jeu_enfant_avec_p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5];&quot;_petit&quot;;&quot;&quot;)" office:value-type="string" office:string-value="jeu_enfant_avec_pile_mini.png" calcext:value-type="string">
            <text:p>jeu_enfant_avec_pile_mini.png</text:p>
          </table:table-cell>
          <table:table-cell table:formula="of:=CONCATENATE(UTILTRANSFORMEENMOTSCLES([.G95]);&quot;,&quot;;[.I95])" office:value-type="string" office:string-value="jouet,alimente,par,electricite,jeu,avec,pile,train,electrique," calcext:value-type="string">
            <text:p>jouet,alimente,par,electricite,jeu,avec,pile,train,electrique,</text:p>
          </table:table-cell>
          <table:table-cell table:formula="of:=CONCATENATE(UTILTRANSFORMEENMOTSCLES([.H95]);&quot;,&quot;;[.J95])" office:value-type="string" office:string-value="toy,powered,by,electricity,with,battery,set,electric,train," calcext:value-type="string">
            <text:p>toy,powered,by,electricity,with,battery,set,electric,train,</text:p>
          </table:table-cell>
          <table:table-cell table:number-columns-repeated="2"/>
          <table:table-cell table:style-name="ce53" table:formula="of:=JSONDECHETS([.A95];[.B95];[.C95];[.D95];[.E95];[.F95];[.T95];[.U95];[.G95];[.H95];[.K95];[.L95];[.M95];[.N95];[.P95])"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etsNonElectroniques</text:p>
          </table:table-cell>
          <table:table-cell table:style-name="ce290" office:value-type="string" calcext:value-type="string">
            <text:p>Jouet non électronique</text:p>
          </table:table-cell>
          <table:table-cell table:style-name="ce290" office:value-type="string" calcext:value-type="string">
            <text:p>Non-electronic toy</text:p>
          </table:table-cell>
          <table:table-cell table:style-name="ce290" office:value-type="string" calcext:value-type="string">
            <text:p>cu_divers</text:p>
          </table:table-cell>
          <table:table-cell table:style-name="ce290" office:value-type="string" calcext:value-type="string">
            <text:p>cat_jouet</text:p>
          </table:table-cell>
          <table:table-cell/>
          <table:table-cell table:style-name="ce290" office:value-type="string" calcext:value-type="string">
            <text:p>jouet non électronique, jeu, peluche, poupée, petite voiture</text:p>
          </table:table-cell>
          <table:table-cell table:style-name="ce290" office:value-type="string" calcext:value-type="string">
            <text:p>non-electronic toy, game, toy, doll, toy car</text:p>
          </table:table-cell>
          <table:table-cell table:style-name="ce290" table:number-columns-repeated="2"/>
          <table:table-cell table:style-name="ce319"/>
          <table:table-cell table:style-name="ce116" office:value-type="string" calcext:value-type="string">
            <text:p>petite_voiture_mini.png</text:p>
          </table:table-cell>
          <table:table-cell table:style-name="ce17" office:value-type="string" calcext:value-type="string">
            <text:p>jouet_enfant_mini.png</text:p>
          </table:table-cell>
          <table:table-cell table:style-name="ce354" office:value-type="string" calcext:value-type="string">
            <text:p>MieuxTrierANantes 02/2015</text:p>
          </table:table-cell>
          <table:table-cell table:style-name="ce354" table:number-columns-repeated="3"/>
          <table:table-cell/>
          <table:table-cell table:formula="of:=SUBSTITUTE([.L96];&quot;_petit&quot;;&quot;&quot;)" office:value-type="string" office:string-value="petite_voiture_mini.png" calcext:value-type="string">
            <text:p>petite_voiture_mini.png</text:p>
          </table:table-cell>
          <table:table-cell table:formula="of:=CONCATENATE(UTILTRANSFORMEENMOTSCLES([.G96]);&quot;,&quot;;[.I96])" office:value-type="string" office:string-value="jouet,non,electronique,jeu,peluche,poupee,petite,voiture," calcext:value-type="string">
            <text:p>jouet,non,electronique,jeu,peluche,poupee,petite,voiture,</text:p>
          </table:table-cell>
          <table:table-cell table:formula="of:=CONCATENATE(UTILTRANSFORMEENMOTSCLES([.H96]);&quot;,&quot;;[.J96])" office:value-type="string" office:string-value="non,electronic,toy,game,toy,doll,toy,car," calcext:value-type="string">
            <text:p>non,electronic,toy,game,toy,doll,toy,car,</text:p>
          </table:table-cell>
          <table:table-cell table:number-columns-repeated="2"/>
          <table:table-cell table:style-name="ce53" table:formula="of:=JSONDECHETS([.A96];[.B96];[.C96];[.D96];[.E96];[.F96];[.T96];[.U96];[.G96];[.H96];[.K96];[.L96];[.M96];[.N96];[.P96])"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rnal</text:p>
          </table:table-cell>
          <table:table-cell table:style-name="ce290" office:value-type="string" calcext:value-type="string">
            <text:p>Journal</text:p>
          </table:table-cell>
          <table:table-cell table:style-name="ce290" office:value-type="string" calcext:value-type="string">
            <text:p>News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journal, revue</text:p>
          </table:table-cell>
          <table:table-cell table:style-name="ce290" office:value-type="string" calcext:value-type="string">
            <text:p>newspaper, magazine</text:p>
          </table:table-cell>
          <table:table-cell table:style-name="ce290" table:number-columns-repeated="2"/>
          <table:table-cell table:style-name="ce319"/>
          <table:table-cell table:style-name="ce116" office:value-type="string" calcext:value-type="string">
            <text:p>journ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7];&quot;_petit&quot;;&quot;&quot;)" office:value-type="string" office:string-value="journal_mini.png" calcext:value-type="string">
            <text:p>journal_mini.png</text:p>
          </table:table-cell>
          <table:table-cell table:formula="of:=CONCATENATE(UTILTRANSFORMEENMOTSCLES([.G97]);&quot;,&quot;;[.I97])" office:value-type="string" office:string-value="journal,revue," calcext:value-type="string">
            <text:p>journal,revue,</text:p>
          </table:table-cell>
          <table:table-cell table:formula="of:=CONCATENATE(UTILTRANSFORMEENMOTSCLES([.H97]);&quot;,&quot;;[.J97])" office:value-type="string" office:string-value="newspaper,magazine," calcext:value-type="string">
            <text:p>newspaper,magazine,</text:p>
          </table:table-cell>
          <table:table-cell table:number-columns-repeated="2"/>
          <table:table-cell table:style-name="ce53" table:formula="of:=JSONDECHETS([.A97];[.B97];[.C97];[.D97];[.E97];[.F97];[.T97];[.U97];[.G97];[.H97];[.K97];[.L97];[.M97];[.N97];[.P97])"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ine</text:p>
          </table:table-cell>
          <table:table-cell table:style-name="ce290" office:value-type="string" calcext:value-type="string">
            <text:p>Laine</text:p>
          </table:table-cell>
          <table:table-cell table:style-name="ce290" office:value-type="string" calcext:value-type="string">
            <text:p>Wool</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290" office:value-type="string" calcext:value-type="string">
            <text:p>laine</text:p>
          </table:table-cell>
          <table:table-cell table:style-name="ce290" office:value-type="string" calcext:value-type="string">
            <text:p>wool</text:p>
          </table:table-cell>
          <table:table-cell table:style-name="ce290" table:number-columns-repeated="2"/>
          <table:table-cell table:style-name="ce319"/>
          <table:table-cell table:style-name="ce116" office:value-type="string" calcext:value-type="string">
            <text:p>pelotes_laine_mini.png</text:p>
          </table:table-cell>
          <table:table-cell table:style-name="ce116" office:value-type="string" calcext:value-type="string">
            <text:p>images_non_libres_temp/bouteille_produit_menager_mini.png</text:p>
          </table:table-cell>
          <table:table-cell table:style-name="ce348" office:value-type="string" calcext:value-type="string">
            <text:p>MieuxTrierANantes 02/2015</text:p>
          </table:table-cell>
          <table:table-cell table:style-name="ce348" office:value-type="string" calcext:value-type="string">
            <text:p>Clarin-Le Roux Gaelane (Mokkona)</text:p>
          </table:table-cell>
          <table:table-cell table:style-name="ce348" office:value-type="string" calcext:value-type="string">
            <text:p>Mokkona</text:p>
          </table:table-cell>
          <table:table-cell table:style-name="ce348"/>
          <table:table-cell/>
          <table:table-cell table:formula="of:=SUBSTITUTE([.L98];&quot;_petit&quot;;&quot;&quot;)" office:value-type="string" office:string-value="pelotes_laine_mini.png" calcext:value-type="string">
            <text:p>pelotes_laine_mini.png</text:p>
          </table:table-cell>
          <table:table-cell table:formula="of:=CONCATENATE(UTILTRANSFORMEENMOTSCLES([.G98]);&quot;,&quot;;[.I98])" office:value-type="string" office:string-value="laine," calcext:value-type="string">
            <text:p>laine,</text:p>
          </table:table-cell>
          <table:table-cell table:formula="of:=CONCATENATE(UTILTRANSFORMEENMOTSCLES([.H98]);&quot;,&quot;;[.J98])" office:value-type="string" office:string-value="wool," calcext:value-type="string">
            <text:p>wool,</text:p>
          </table:table-cell>
          <table:table-cell table:number-columns-repeated="2"/>
          <table:table-cell table:style-name="ce53" table:formula="of:=JSONDECHETS([.A98];[.B98];[.C98];[.D98];[.E98];[.F98];[.T98];[.U98];[.G98];[.H98];[.K98];[.L98];[.M98];[.N98];[.P98])"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ineVerre</text:p>
          </table:table-cell>
          <table:table-cell table:style-name="ce290" office:value-type="string" calcext:value-type="string">
            <text:p>Laine de verre</text:p>
          </table:table-cell>
          <table:table-cell table:style-name="ce290" office:value-type="string" calcext:value-type="string">
            <text:p>Glass wool</text:p>
          </table:table-cell>
          <table:table-cell table:style-name="ce290" office:value-type="string" calcext:value-type="string">
            <text:p>cu_divers</text:p>
          </table:table-cell>
          <table:table-cell table:style-name="ce18" office:value-type="string" calcext:value-type="string">
            <text:p>cat_materiaux</text:p>
          </table:table-cell>
          <table:table-cell table:style-name="ce290"/>
          <table:table-cell table:style-name="ce290" office:value-type="string" calcext:value-type="string">
            <text:p>laine de verre, laine de verre, laine de roche</text:p>
          </table:table-cell>
          <table:table-cell table:style-name="ce290" office:value-type="string" calcext:value-type="string">
            <text:p>glass wool, glass wool, rock wool</text:p>
          </table:table-cell>
          <table:table-cell table:style-name="ce290" table:number-columns-repeated="2"/>
          <table:table-cell table:style-name="ce319"/>
          <table:table-cell table:style-name="ce116" office:value-type="string" calcext:value-type="string">
            <text:p>laine_roche_mini.png</text:p>
          </table:table-cell>
          <table:table-cell table:style-name="ce116"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9];&quot;_petit&quot;;&quot;&quot;)" office:value-type="string" office:string-value="laine_roche_mini.png" calcext:value-type="string">
            <text:p>laine_roche_mini.png</text:p>
          </table:table-cell>
          <table:table-cell table:formula="of:=CONCATENATE(UTILTRANSFORMEENMOTSCLES([.G99]);&quot;,&quot;;[.I99])" office:value-type="string" office:string-value="laine,verre,laine,verre,laine,roche," calcext:value-type="string">
            <text:p>laine,verre,laine,verre,laine,roche,</text:p>
          </table:table-cell>
          <table:table-cell table:formula="of:=CONCATENATE(UTILTRANSFORMEENMOTSCLES([.H99]);&quot;,&quot;;[.J99])" office:value-type="string" office:string-value="glass,wool,glass,wool,rock,wool," calcext:value-type="string">
            <text:p>glass,wool,glass,wool,rock,wool,</text:p>
          </table:table-cell>
          <table:table-cell table:number-columns-repeated="2"/>
          <table:table-cell table:style-name="ce53" table:formula="of:=JSONDECHETS([.A99];[.B99];[.C99];[.D99];[.E99];[.F99];[.T99];[.U99];[.G99];[.H99];[.K99];[.L99];[.M99];[.N99];[.P99])"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mpe</text:p>
          </table:table-cell>
          <table:table-cell table:style-name="ce290" office:value-type="string" calcext:value-type="string">
            <text:p>Lampe</text:p>
          </table:table-cell>
          <table:table-cell table:style-name="ce290" office:value-type="string" calcext:value-type="string">
            <text:p>Lamp</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lampe</text:p>
          </table:table-cell>
          <table:table-cell table:style-name="ce290" office:value-type="string" calcext:value-type="string">
            <text:p>lamp</text:p>
          </table:table-cell>
          <table:table-cell table:style-name="ce290" table:number-columns-repeated="2"/>
          <table:table-cell table:style-name="ce319"/>
          <table:table-cell table:style-name="ce116" office:value-type="string" calcext:value-type="string">
            <text:p>lampe_chevet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00];&quot;_petit&quot;;&quot;&quot;)" office:value-type="string" office:string-value="lampe_chevet_mini.png" calcext:value-type="string">
            <text:p>lampe_chevet_mini.png</text:p>
          </table:table-cell>
          <table:table-cell table:formula="of:=CONCATENATE(UTILTRANSFORMEENMOTSCLES([.G100]);&quot;,&quot;;[.I100])" office:value-type="string" office:string-value="lampe," calcext:value-type="string">
            <text:p>lampe,</text:p>
          </table:table-cell>
          <table:table-cell table:formula="of:=CONCATENATE(UTILTRANSFORMEENMOTSCLES([.H100]);&quot;,&quot;;[.J100])" office:value-type="string" office:string-value="lamp," calcext:value-type="string">
            <text:p>lamp,</text:p>
          </table:table-cell>
          <table:table-cell table:number-columns-repeated="2"/>
          <table:table-cell table:style-name="ce53" table:formula="of:=JSONDECHETS([.A100];[.B100];[.C100];[.D100];[.E100];[.F100];[.T100];[.U100];[.G100];[.H100];[.K100];[.L100];[.M100];[.N100];[.P100])"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ngette</text:p>
          </table:table-cell>
          <table:table-cell table:style-name="ce290" office:value-type="string" calcext:value-type="string">
            <text:p>Lingette</text:p>
          </table:table-cell>
          <table:table-cell table:style-name="ce290" office:value-type="string" calcext:value-type="string">
            <text:p>Wip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ngette</text:p>
          </table:table-cell>
          <table:table-cell table:style-name="ce290" office:value-type="string" calcext:value-type="string">
            <text:p>wipe</text:p>
          </table:table-cell>
          <table:table-cell table:style-name="ce290" table:number-columns-repeated="2"/>
          <table:table-cell table:style-name="ce319"/>
          <table:table-cell table:style-name="ce116" office:value-type="string" calcext:value-type="string">
            <text:p>lin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1];&quot;_petit&quot;;&quot;&quot;)" office:value-type="string" office:string-value="lingette_mini.png" calcext:value-type="string">
            <text:p>lingette_mini.png</text:p>
          </table:table-cell>
          <table:table-cell table:formula="of:=CONCATENATE(UTILTRANSFORMEENMOTSCLES([.G101]);&quot;,&quot;;[.I101])" office:value-type="string" office:string-value="lingette," calcext:value-type="string">
            <text:p>lingette,</text:p>
          </table:table-cell>
          <table:table-cell table:formula="of:=CONCATENATE(UTILTRANSFORMEENMOTSCLES([.H101]);&quot;,&quot;;[.J101])" office:value-type="string" office:string-value="wipe," calcext:value-type="string">
            <text:p>wipe,</text:p>
          </table:table-cell>
          <table:table-cell table:number-columns-repeated="2"/>
          <table:table-cell table:style-name="ce53" table:formula="of:=JSONDECHETS([.A101];[.B101];[.C101];[.D101];[.E101];[.F101];[.T101];[.U101];[.G101];[.H101];[.K101];[.L101];[.M101];[.N101];[.P101])"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quideRefroidissement</text:p>
          </table:table-cell>
          <table:table-cell table:style-name="ce290" office:value-type="string" calcext:value-type="string">
            <text:p>Liquide refroidissement</text:p>
          </table:table-cell>
          <table:table-cell table:style-name="ce290" office:value-type="string" calcext:value-type="string">
            <text:p>Liquid cool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liquide de refroidissement</text:p>
          </table:table-cell>
          <table:table-cell table:style-name="ce290" office:value-type="string" calcext:value-type="string">
            <text:p>cooling liquid</text:p>
          </table:table-cell>
          <table:table-cell table:style-name="ce290" table:number-columns-repeated="2"/>
          <table:table-cell table:style-name="ce319"/>
          <table:table-cell table:style-name="ce116" office:value-type="string" calcext:value-type="string">
            <text:p>images_non_libres_temp/liquide_refroidiss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2];&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2]);&quot;,&quot;;[.I102])" office:value-type="string" office:string-value="liquide,refroidissement," calcext:value-type="string">
            <text:p>liquide,refroidissement,</text:p>
          </table:table-cell>
          <table:table-cell table:formula="of:=CONCATENATE(UTILTRANSFORMEENMOTSCLES([.H102]);&quot;,&quot;;[.J102])" office:value-type="string" office:string-value="cooling,liquid," calcext:value-type="string">
            <text:p>cooling,liquid,</text:p>
          </table:table-cell>
          <table:table-cell table:number-columns-repeated="2"/>
          <table:table-cell table:style-name="ce53" table:formula="of:=JSONDECHETS([.A102];[.B102];[.C102];[.D102];[.E102];[.F102];[.T102];[.U102];[.G102];[.H102];[.K102];[.L102];[.M102];[.N102];[.P102])"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tierePourAnimaux</text:p>
          </table:table-cell>
          <table:table-cell table:style-name="ce290" office:value-type="string" calcext:value-type="string">
            <text:p>Litière pour animaux</text:p>
          </table:table-cell>
          <table:table-cell table:style-name="ce290" office:value-type="string" calcext:value-type="string">
            <text:p>Animal bedding</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tière pour animaux</text:p>
          </table:table-cell>
          <table:table-cell table:style-name="ce290" office:value-type="string" calcext:value-type="string">
            <text:p>animal litter</text:p>
          </table:table-cell>
          <table:table-cell table:style-name="ce290" table:number-columns-repeated="2"/>
          <table:table-cell table:style-name="ce319"/>
          <table:table-cell table:style-name="ce116" office:value-type="string" calcext:value-type="string">
            <text:p>images_non_libres_temp/litie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3];&quot;_petit&quot;;&quot;&quot;)" office:value-type="string" office:string-value="images_non_libres_temp/litiere_mini.png" calcext:value-type="string">
            <text:p>images_non_libres_temp/litiere_mini.png</text:p>
          </table:table-cell>
          <table:table-cell table:formula="of:=CONCATENATE(UTILTRANSFORMEENMOTSCLES([.G103]);&quot;,&quot;;[.I103])" office:value-type="string" office:string-value="litiere,animaux," calcext:value-type="string">
            <text:p>litiere,animaux,</text:p>
          </table:table-cell>
          <table:table-cell table:formula="of:=CONCATENATE(UTILTRANSFORMEENMOTSCLES([.H103]);&quot;,&quot;;[.J103])" office:value-type="string" office:string-value="animal,litter," calcext:value-type="string">
            <text:p>animal,litter,</text:p>
          </table:table-cell>
          <table:table-cell table:number-columns-repeated="2"/>
          <table:table-cell table:style-name="ce53" table:formula="of:=JSONDECHETS([.A103];[.B103];[.C103];[.D103];[.E103];[.F103];[.T103];[.U103];[.G103];[.H103];[.K103];[.L103];[.M103];[.N103];[.P103])"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vre</text:p>
          </table:table-cell>
          <table:table-cell table:style-name="ce290" office:value-type="string" calcext:value-type="string">
            <text:p>Livre</text:p>
          </table:table-cell>
          <table:table-cell table:style-name="ce290" office:value-type="string" calcext:value-type="string">
            <text:p>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livre, bd, bande dessinée</text:p>
          </table:table-cell>
          <table:table-cell table:style-name="ce290" office:value-type="string" calcext:value-type="string">
            <text:p>book, comics, comic</text:p>
          </table:table-cell>
          <table:table-cell table:style-name="ce290" table:number-columns-repeated="2"/>
          <table:table-cell table:style-name="ce319"/>
          <table:table-cell table:style-name="ce116" office:value-type="string" calcext:value-type="string">
            <text:p>li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4];&quot;_petit&quot;;&quot;&quot;)" office:value-type="string" office:string-value="livre_mini.png" calcext:value-type="string">
            <text:p>livre_mini.png</text:p>
          </table:table-cell>
          <table:table-cell table:formula="of:=CONCATENATE(UTILTRANSFORMEENMOTSCLES([.G104]);&quot;,&quot;;[.I104])" office:value-type="string" office:string-value="livre,bd,bande,dessinee," calcext:value-type="string">
            <text:p>livre,bd,bande,dessinee,</text:p>
          </table:table-cell>
          <table:table-cell table:formula="of:=CONCATENATE(UTILTRANSFORMEENMOTSCLES([.H104]);&quot;,&quot;;[.J104])" office:value-type="string" office:string-value="book,comics,comic," calcext:value-type="string">
            <text:p>book,comics,comic,</text:p>
          </table:table-cell>
          <table:table-cell table:number-columns-repeated="2"/>
          <table:table-cell table:style-name="ce53" table:formula="of:=JSONDECHETS([.A104];[.B104];[.C104];[.D104];[.E104];[.F104];[.T104];[.U104];[.G104];[.H104];[.K104];[.L104];[.M104];[.N104];[.P104])"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unette</text:p>
          </table:table-cell>
          <table:table-cell table:style-name="ce290" office:value-type="string" calcext:value-type="string">
            <text:p>Lunette</text:p>
          </table:table-cell>
          <table:table-cell table:style-name="ce290" office:value-type="string" calcext:value-type="string">
            <text:p>Glasses</text:p>
          </table:table-cell>
          <table:table-cell table:style-name="ce290" office:value-type="string" calcext:value-type="string">
            <text:p>cu_divers</text:p>
          </table:table-cell>
          <table:table-cell table:style-name="ce18" office:value-type="string" calcext:value-type="string">
            <text:p>cat_lunette</text:p>
          </table:table-cell>
          <table:table-cell table:style-name="ce290"/>
          <table:table-cell table:style-name="ce290" office:value-type="string" calcext:value-type="string">
            <text:p>lunette</text:p>
          </table:table-cell>
          <table:table-cell table:style-name="ce290" office:value-type="string" calcext:value-type="string">
            <text:p>glasses</text:p>
          </table:table-cell>
          <table:table-cell table:style-name="ce290" table:number-columns-repeated="2"/>
          <table:table-cell table:style-name="ce319"/>
          <table:table-cell table:style-name="ce116" office:value-type="string" calcext:value-type="string">
            <text:p>lun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5];&quot;_petit&quot;;&quot;&quot;)" office:value-type="string" office:string-value="lunette_mini.png" calcext:value-type="string">
            <text:p>lunette_mini.png</text:p>
          </table:table-cell>
          <table:table-cell table:formula="of:=CONCATENATE(UTILTRANSFORMEENMOTSCLES([.G105]);&quot;,&quot;;[.I105])" office:value-type="string" office:string-value="lunette," calcext:value-type="string">
            <text:p>lunette,</text:p>
          </table:table-cell>
          <table:table-cell table:formula="of:=CONCATENATE(UTILTRANSFORMEENMOTSCLES([.H105]);&quot;,&quot;;[.J105])" office:value-type="string" office:string-value="glasses," calcext:value-type="string">
            <text:p>glasses,</text:p>
          </table:table-cell>
          <table:table-cell table:number-columns-repeated="2"/>
          <table:table-cell table:style-name="ce53" table:formula="of:=JSONDECHETS([.A105];[.B105];[.C105];[.D105];[.E105];[.F105];[.T105];[.U105];[.G105];[.H105];[.K105];[.L105];[.M105];[.N105];[.P105])"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gazine</text:p>
          </table:table-cell>
          <table:table-cell table:number-columns-repeated="2" table:style-name="ce290" office:value-type="string" calcext:value-type="string">
            <text:p>Magazin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magazine, revue</text:p>
          </table:table-cell>
          <table:table-cell table:style-name="ce290" office:value-type="string" calcext:value-type="string">
            <text:p>magazine, journal</text:p>
          </table:table-cell>
          <table:table-cell table:style-name="ce290" table:number-columns-repeated="2"/>
          <table:table-cell table:style-name="ce319"/>
          <table:table-cell table:style-name="ce116" office:value-type="string" calcext:value-type="string">
            <text:p>magazin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6];&quot;_petit&quot;;&quot;&quot;)" office:value-type="string" office:string-value="magazines_mini.png" calcext:value-type="string">
            <text:p>magazines_mini.png</text:p>
          </table:table-cell>
          <table:table-cell table:formula="of:=CONCATENATE(UTILTRANSFORMEENMOTSCLES([.G106]);&quot;,&quot;;[.I106])" office:value-type="string" office:string-value="magazine,revue," calcext:value-type="string">
            <text:p>magazine,revue,</text:p>
          </table:table-cell>
          <table:table-cell table:formula="of:=CONCATENATE(UTILTRANSFORMEENMOTSCLES([.H106]);&quot;,&quot;;[.J106])" office:value-type="string" office:string-value="magazine,journal," calcext:value-type="string">
            <text:p>magazine,journal,</text:p>
          </table:table-cell>
          <table:table-cell table:number-columns-repeated="2"/>
          <table:table-cell table:style-name="ce53" table:formula="of:=JSONDECHETS([.A106];[.B106];[.C106];[.D106];[.E106];[.F106];[.T106];[.U106];[.G106];[.H106];[.K106];[.L106];[.M106];[.N106];[.P106])"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sticCarrosserie</text:p>
          </table:table-cell>
          <table:table-cell table:style-name="ce290" office:value-type="string" calcext:value-type="string">
            <text:p>Mastic carrosserie</text:p>
          </table:table-cell>
          <table:table-cell table:style-name="ce290" office:value-type="string" calcext:value-type="string">
            <text:p>Mastic Body</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astic de carrosserie</text:p>
          </table:table-cell>
          <table:table-cell table:style-name="ce290" office:value-type="string" calcext:value-type="string">
            <text:p>body filler</text:p>
          </table:table-cell>
          <table:table-cell table:style-name="ce290" table:number-columns-repeated="2"/>
          <table:table-cell table:style-name="ce319"/>
          <table:table-cell table:style-name="ce116" office:value-type="string" calcext:value-type="string">
            <text:p>images_non_libres_temp/mastic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7];&quot;_petit&quot;;&quot;&quot;)" office:value-type="string" office:string-value="images_non_libres_temp/mastic_mini.png" calcext:value-type="string">
            <text:p>images_non_libres_temp/mastic_mini.png</text:p>
          </table:table-cell>
          <table:table-cell table:formula="of:=CONCATENATE(UTILTRANSFORMEENMOTSCLES([.G107]);&quot;,&quot;;[.I107])" office:value-type="string" office:string-value="mastic,carrosserie," calcext:value-type="string">
            <text:p>mastic,carrosserie,</text:p>
          </table:table-cell>
          <table:table-cell table:formula="of:=CONCATENATE(UTILTRANSFORMEENMOTSCLES([.H107]);&quot;,&quot;;[.J107])" office:value-type="string" office:string-value="body,filler," calcext:value-type="string">
            <text:p>body,filler,</text:p>
          </table:table-cell>
          <table:table-cell table:number-columns-repeated="2"/>
          <table:table-cell table:style-name="ce53" table:formula="of:=JSONDECHETS([.A107];[.B107];[.C107];[.D107];[.E107];[.F107];[.T107];[.U107];[.G107];[.H107];[.K107];[.L107];[.M107];[.N107];[.P107])"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telas</text:p>
          </table:table-cell>
          <table:table-cell table:style-name="ce290" office:value-type="string" calcext:value-type="string">
            <text:p>Matelas</text:p>
          </table:table-cell>
          <table:table-cell table:style-name="ce290" office:value-type="string" calcext:value-type="string">
            <text:p>Mattress</text:p>
          </table:table-cell>
          <table:table-cell table:style-name="ce290" office:value-type="string" calcext:value-type="string">
            <text:p>cu_vetementtissu</text:p>
          </table:table-cell>
          <table:table-cell table:style-name="ce290" office:value-type="string" calcext:value-type="string">
            <text:p>cat_meuble</text:p>
          </table:table-cell>
          <table:table-cell table:style-name="ce290"/>
          <table:table-cell table:style-name="ce290" office:value-type="string" calcext:value-type="string">
            <text:p>matelas</text:p>
          </table:table-cell>
          <table:table-cell table:style-name="ce290" office:value-type="string" calcext:value-type="string">
            <text:p>mattress</text:p>
          </table:table-cell>
          <table:table-cell table:style-name="ce290" table:number-columns-repeated="2"/>
          <table:table-cell table:style-name="ce319"/>
          <table:table-cell table:style-name="ce116" office:value-type="string" calcext:value-type="string">
            <text:p>matela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8];&quot;_petit&quot;;&quot;&quot;)" office:value-type="string" office:string-value="matelas_mini.png" calcext:value-type="string">
            <text:p>matelas_mini.png</text:p>
          </table:table-cell>
          <table:table-cell table:formula="of:=CONCATENATE(UTILTRANSFORMEENMOTSCLES([.G108]);&quot;,&quot;;[.I108])" office:value-type="string" office:string-value="matelas," calcext:value-type="string">
            <text:p>matelas,</text:p>
          </table:table-cell>
          <table:table-cell table:formula="of:=CONCATENATE(UTILTRANSFORMEENMOTSCLES([.H108]);&quot;,&quot;;[.J108])" office:value-type="string" office:string-value="mattress," calcext:value-type="string">
            <text:p>mattress,</text:p>
          </table:table-cell>
          <table:table-cell table:number-columns-repeated="2"/>
          <table:table-cell table:style-name="ce53" table:formula="of:=JSONDECHETS([.A108];[.B108];[.C108];[.D108];[.E108];[.F108];[.T108];[.U108];[.G108];[.H108];[.K108];[.L108];[.M108];[.N108];[.P108])"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edicaments</text:p>
          </table:table-cell>
          <table:table-cell table:style-name="ce290" office:value-type="string" calcext:value-type="string">
            <text:p>Médicament</text:p>
          </table:table-cell>
          <table:table-cell table:style-name="ce290" office:value-type="string" calcext:value-type="string">
            <text:p>Drug</text:p>
          </table:table-cell>
          <table:table-cell table:style-name="ce290" office:value-type="string" calcext:value-type="string">
            <text:p>cu_toxique</text:p>
          </table:table-cell>
          <table:table-cell table:style-name="ce290" office:value-type="string" calcext:value-type="string">
            <text:p>cat_medicament</text:p>
          </table:table-cell>
          <table:table-cell/>
          <table:table-cell table:style-name="ce290" office:value-type="string" calcext:value-type="string">
            <text:p>médicament</text:p>
          </table:table-cell>
          <table:table-cell table:style-name="ce290" office:value-type="string" calcext:value-type="string">
            <text:p>drug</text:p>
          </table:table-cell>
          <table:table-cell table:style-name="ce290" table:number-columns-repeated="2"/>
          <table:table-cell table:style-name="ce17" office:value-type="string" calcext:value-type="string">
            <text:p>cons_recupmedicament,cons_medicamentembal</text:p>
          </table:table-cell>
          <table:table-cell table:style-name="ce116" office:value-type="string" calcext:value-type="string">
            <text:p>medicament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medicament</text:p>
          </table:table-cell>
          <table:table-cell/>
          <table:table-cell table:formula="of:=SUBSTITUTE([.L109];&quot;_petit&quot;;&quot;&quot;)" office:value-type="string" office:string-value="medicaments_mini.png" calcext:value-type="string">
            <text:p>medicaments_mini.png</text:p>
          </table:table-cell>
          <table:table-cell table:formula="of:=CONCATENATE(UTILTRANSFORMEENMOTSCLES([.G109]);&quot;,&quot;;[.I109])" office:value-type="string" office:string-value="medicament," calcext:value-type="string">
            <text:p>medicament,</text:p>
          </table:table-cell>
          <table:table-cell table:formula="of:=CONCATENATE(UTILTRANSFORMEENMOTSCLES([.H109]);&quot;,&quot;;[.J109])" office:value-type="string" office:string-value="drug," calcext:value-type="string">
            <text:p>drug,</text:p>
          </table:table-cell>
          <table:table-cell table:number-columns-repeated="2"/>
          <table:table-cell table:style-name="ce53" table:formula="of:=JSONDECHETS([.A109];[.B109];[.C109];[.D109];[.E109];[.F109];[.T109];[.U109];[.G109];[.H109];[.K109];[.L109];[.M109];[.N109];[.P109])" office:value-type="string" office:string-value="   {&quot;code&quot;:&quot;dec_medicaments&quot;,&#10;      &quot;type&quot;:&quot;Ressource / objet usagé&quot;,&#10;      &quot;type_en&quot;:&quot;Resource / Used object&quot;,&#10;      &quot;nom&quot;:&quot;Médicament&quot;,&#10;      &quot;nom_en&quot;:&quot;Drug&quot;,&#10;      &quot;cat_usuel&quot;:&quot;cu_toxique&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cu_toxique",</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euble</text:p>
          </table:table-cell>
          <table:table-cell table:style-name="ce290" office:value-type="string" calcext:value-type="string">
            <text:p>Meuble</text:p>
          </table:table-cell>
          <table:table-cell table:style-name="ce290" office:value-type="string" calcext:value-type="string">
            <text:p>Furniture</text:p>
          </table:table-cell>
          <table:table-cell table:style-name="ce290" office:value-type="string" calcext:value-type="string">
            <text:p>cu_divers</text:p>
          </table:table-cell>
          <table:table-cell table:style-name="ce290" office:value-type="string" calcext:value-type="string">
            <text:p>cat_meuble</text:p>
          </table:table-cell>
          <table:table-cell table:style-name="ce290"/>
          <table:table-cell table:style-name="ce290" office:value-type="string" calcext:value-type="string">
            <text:p>meuble,canapé,fauteuil,armoire</text:p>
          </table:table-cell>
          <table:table-cell table:style-name="ce290" office:value-type="string" calcext:value-type="string">
            <text:p>furniture</text:p>
          </table:table-cell>
          <table:table-cell table:style-name="ce290" table:number-columns-repeated="2"/>
          <table:table-cell table:style-name="ce15"/>
          <table:table-cell table:style-name="ce116" office:value-type="string" calcext:value-type="string">
            <text:p>canap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0];&quot;_petit&quot;;&quot;&quot;)" office:value-type="string" office:string-value="canape_mini.png" calcext:value-type="string">
            <text:p>canape_mini.png</text:p>
          </table:table-cell>
          <table:table-cell table:formula="of:=CONCATENATE(UTILTRANSFORMEENMOTSCLES([.G110]);&quot;,&quot;;[.I110])" office:value-type="string" office:string-value="meuble,canape,fauteuil,armoire," calcext:value-type="string">
            <text:p>meuble,canape,fauteuil,armoire,</text:p>
          </table:table-cell>
          <table:table-cell table:formula="of:=CONCATENATE(UTILTRANSFORMEENMOTSCLES([.H110]);&quot;,&quot;;[.J110])" office:value-type="string" office:string-value="furniture," calcext:value-type="string">
            <text:p>furniture,</text:p>
          </table:table-cell>
          <table:table-cell table:number-columns-repeated="2"/>
          <table:table-cell table:style-name="ce53" table:formula="of:=JSONDECHETS([.A110];[.B110];[.C110];[.D110];[.E110];[.F110];[.T110];[.U110];[.G110];[.H110];[.K110];[.L110];[.M110];[.N110];[.P110])"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iroir</text:p>
          </table:table-cell>
          <table:table-cell table:style-name="ce290" office:value-type="string" calcext:value-type="string">
            <text:p>Miroir</text:p>
          </table:table-cell>
          <table:table-cell table:style-name="ce290" office:value-type="string" calcext:value-type="string">
            <text:p>Mirror</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miroir</text:p>
          </table:table-cell>
          <table:table-cell table:style-name="ce290" office:value-type="string" calcext:value-type="string">
            <text:p>mirror</text:p>
          </table:table-cell>
          <table:table-cell table:style-name="ce290" table:number-columns-repeated="2"/>
          <table:table-cell table:style-name="ce319"/>
          <table:table-cell table:style-name="ce116" office:value-type="string" calcext:value-type="string">
            <text:p>miroi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1];&quot;_petit&quot;;&quot;&quot;)" office:value-type="string" office:string-value="miroir_mini.png" calcext:value-type="string">
            <text:p>miroir_mini.png</text:p>
          </table:table-cell>
          <table:table-cell table:formula="of:=CONCATENATE(UTILTRANSFORMEENMOTSCLES([.G111]);&quot;,&quot;;[.I111])" office:value-type="string" office:string-value="miroir," calcext:value-type="string">
            <text:p>miroir,</text:p>
          </table:table-cell>
          <table:table-cell table:formula="of:=CONCATENATE(UTILTRANSFORMEENMOTSCLES([.H111]);&quot;,&quot;;[.J111])" office:value-type="string" office:string-value="mirror," calcext:value-type="string">
            <text:p>mirror,</text:p>
          </table:table-cell>
          <table:table-cell table:number-columns-repeated="2"/>
          <table:table-cell table:style-name="ce53" table:formula="of:=JSONDECHETS([.A111];[.B111];[.C111];[.D111];[.E111];[.F111];[.T111];[.U111];[.G111];[.H111];[.K111];[.L111];[.M111];[.N111];[.P111])"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quette</text:p>
          </table:table-cell>
          <table:table-cell table:style-name="ce290" office:value-type="string" calcext:value-type="string">
            <text:p>Moquette</text:p>
          </table:table-cell>
          <table:table-cell table:style-name="ce290" office:value-type="string" calcext:value-type="string">
            <text:p>Carpe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quette</text:p>
          </table:table-cell>
          <table:table-cell table:style-name="ce290" office:value-type="string" calcext:value-type="string">
            <text:p>carpet</text:p>
          </table:table-cell>
          <table:table-cell table:style-name="ce290" table:number-columns-repeated="2"/>
          <table:table-cell table:style-name="ce319"/>
          <table:table-cell table:style-name="ce116" office:value-type="string" calcext:value-type="string">
            <text:p>moqu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2];&quot;_petit&quot;;&quot;&quot;)" office:value-type="string" office:string-value="moquette_mini.png" calcext:value-type="string">
            <text:p>moquette_mini.png</text:p>
          </table:table-cell>
          <table:table-cell table:formula="of:=CONCATENATE(UTILTRANSFORMEENMOTSCLES([.G112]);&quot;,&quot;;[.I112])" office:value-type="string" office:string-value="moquette," calcext:value-type="string">
            <text:p>moquette,</text:p>
          </table:table-cell>
          <table:table-cell table:formula="of:=CONCATENATE(UTILTRANSFORMEENMOTSCLES([.H112]);&quot;,&quot;;[.J112])" office:value-type="string" office:string-value="carpet," calcext:value-type="string">
            <text:p>carpet,</text:p>
          </table:table-cell>
          <table:table-cell table:number-columns-repeated="2"/>
          <table:table-cell table:style-name="ce53" table:formula="of:=JSONDECHETS([.A112];[.B112];[.C112];[.D112];[.E112];[.F112];[.T112];[.U112];[.G112];[.H112];[.K112];[.L112];[.M112];[.N112];[.P112])"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rtAuxRats</text:p>
          </table:table-cell>
          <table:table-cell table:style-name="ce290" office:value-type="string" calcext:value-type="string">
            <text:p>Mort aux rats</text:p>
          </table:table-cell>
          <table:table-cell table:style-name="ce290" office:value-type="string" calcext:value-type="string">
            <text:p>Rat poiso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ort aux rats, raticide </text:p>
          </table:table-cell>
          <table:table-cell table:style-name="ce290" office:value-type="string" calcext:value-type="string">
            <text:p>rat poison, rat poison</text:p>
          </table:table-cell>
          <table:table-cell table:style-name="ce290" table:number-columns-repeated="2"/>
          <table:table-cell table:style-name="ce319"/>
          <table:table-cell table:style-name="ce116" office:value-type="string" calcext:value-type="string">
            <text:p>mortaur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3];&quot;_petit&quot;;&quot;&quot;)" office:value-type="string" office:string-value="mortaurat_mini.png" calcext:value-type="string">
            <text:p>mortaurat_mini.png</text:p>
          </table:table-cell>
          <table:table-cell table:formula="of:=CONCATENATE(UTILTRANSFORMEENMOTSCLES([.G113]);&quot;,&quot;;[.I113])" office:value-type="string" office:string-value="mort,rats,raticide,," calcext:value-type="string">
            <text:p>mort,rats,raticide,,</text:p>
          </table:table-cell>
          <table:table-cell table:formula="of:=CONCATENATE(UTILTRANSFORMEENMOTSCLES([.H113]);&quot;,&quot;;[.J113])" office:value-type="string" office:string-value="rat,poison,rat,poison," calcext:value-type="string">
            <text:p>rat,poison,rat,poison,</text:p>
          </table:table-cell>
          <table:table-cell table:number-columns-repeated="2"/>
          <table:table-cell table:style-name="ce53" table:formula="of:=JSONDECHETS([.A113];[.B113];[.C113];[.D113];[.E113];[.F113];[.T113];[.U113];[.G113];[.H113];[.K113];[.L113];[.M113];[.N113];[.P113])"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uchoir</text:p>
          </table:table-cell>
          <table:table-cell table:style-name="ce290" office:value-type="string" calcext:value-type="string">
            <text:p>Mouchoir</text:p>
          </table:table-cell>
          <table:table-cell table:style-name="ce290" office:value-type="string" calcext:value-type="string">
            <text:p>Tissu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uchoir</text:p>
          </table:table-cell>
          <table:table-cell table:style-name="ce290" office:value-type="string" calcext:value-type="string">
            <text:p>tissue</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mouchoir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14];&quot;_petit&quot;;&quot;&quot;)" office:value-type="string" office:string-value="mouchoirs_mini.png" calcext:value-type="string">
            <text:p>mouchoirs_mini.png</text:p>
          </table:table-cell>
          <table:table-cell table:formula="of:=CONCATENATE(UTILTRANSFORMEENMOTSCLES([.G114]);&quot;,&quot;;[.I114])" office:value-type="string" office:string-value="mouchoir," calcext:value-type="string">
            <text:p>mouchoir,</text:p>
          </table:table-cell>
          <table:table-cell table:formula="of:=CONCATENATE(UTILTRANSFORMEENMOTSCLES([.H114]);&quot;,&quot;;[.J114])" office:value-type="string" office:string-value="tissue," calcext:value-type="string">
            <text:p>tissue,</text:p>
          </table:table-cell>
          <table:table-cell table:number-columns-repeated="2"/>
          <table:table-cell table:style-name="ce53" table:formula="of:=JSONDECHETS([.A114];[.B114];[.C114];[.D114];[.E114];[.F114];[.T114];[.U114];[.G114];[.H114];[.K114];[.L114];[.M114];[.N114];[.P114])"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aphtaline</text:p>
          </table:table-cell>
          <table:table-cell table:style-name="ce290" office:value-type="string" calcext:value-type="string">
            <text:p>Naphtaline</text:p>
          </table:table-cell>
          <table:table-cell table:style-name="ce290" office:value-type="string" calcext:value-type="string">
            <text:p>Naphthalen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aphtaline, antimite</text:p>
          </table:table-cell>
          <table:table-cell table:style-name="ce290" office:value-type="string" calcext:value-type="string">
            <text:p>mothballs, moth</text:p>
          </table:table-cell>
          <table:table-cell table:style-name="ce290" table:number-columns-repeated="2"/>
          <table:table-cell table:style-name="ce319"/>
          <table:table-cell table:style-name="ce116" office:value-type="string" calcext:value-type="string">
            <text:p>images_non_libres_temp/naphtal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5];&quot;_petit&quot;;&quot;&quot;)" office:value-type="string" office:string-value="images_non_libres_temp/naphtaline_mini.png" calcext:value-type="string">
            <text:p>images_non_libres_temp/naphtaline_mini.png</text:p>
          </table:table-cell>
          <table:table-cell table:formula="of:=CONCATENATE(UTILTRANSFORMEENMOTSCLES([.G115]);&quot;,&quot;;[.I115])" office:value-type="string" office:string-value="naphtaline,antimite," calcext:value-type="string">
            <text:p>naphtaline,antimite,</text:p>
          </table:table-cell>
          <table:table-cell table:formula="of:=CONCATENATE(UTILTRANSFORMEENMOTSCLES([.H115]);&quot;,&quot;;[.J115])" office:value-type="string" office:string-value="mothballs,moth," calcext:value-type="string">
            <text:p>mothballs,moth,</text:p>
          </table:table-cell>
          <table:table-cell table:number-columns-repeated="2"/>
          <table:table-cell table:style-name="ce53" table:formula="of:=JSONDECHETS([.A115];[.B115];[.C115];[.D115];[.E115];[.F115];[.T115];[.U115];[.G115];[.H115];[.K115];[.L115];[.M115];[.N115];[.P115])"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90"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116" office:value-type="string" calcext:value-type="string">
            <text:p>neo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6];&quot;_petit&quot;;&quot;&quot;)" office:value-type="string" office:string-value="neon_mini.png" calcext:value-type="string">
            <text:p>neon_mini.png</text:p>
          </table:table-cell>
          <table:table-cell table:formula="of:=CONCATENATE(UTILTRANSFORMEENMOTSCLES([.G116]);&quot;,&quot;;[.I116])" office:value-type="string" office:string-value="neon," calcext:value-type="string">
            <text:p>neon,</text:p>
          </table:table-cell>
          <table:table-cell table:formula="of:=CONCATENATE(UTILTRANSFORMEENMOTSCLES([.H116]);&quot;,&quot;;[.J116])" office:value-type="string" office:string-value="neon," calcext:value-type="string">
            <text:p>neon,</text:p>
          </table:table-cell>
          <table:table-cell table:number-columns-repeated="2"/>
          <table:table-cell table:style-name="ce53" table:formula="of:=JSONDECHETS([.A116];[.B116];[.C116];[.D116];[.E116];[.F116];[.T116];[.U116];[.G116];[.H116];[.K116];[.L116];[.M116];[.N116];[.P116])"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ttoyantsALAmmoniac</text:p>
          </table:table-cell>
          <table:table-cell table:style-name="ce290" office:value-type="string" calcext:value-type="string">
            <text:p>Nettoyant à l'ammoniac</text:p>
          </table:table-cell>
          <table:table-cell table:style-name="ce290" office:value-type="string" calcext:value-type="string">
            <text:p>Cleaner ammonia</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à l'ammoniac</text:p>
          </table:table-cell>
          <table:table-cell table:style-name="ce290" office:value-type="string" calcext:value-type="string">
            <text:p>cleaner with ammonia</text:p>
          </table:table-cell>
          <table:table-cell table:style-name="ce290" table:number-columns-repeated="2"/>
          <table:table-cell table:style-name="ce319"/>
          <table:table-cell table:style-name="ce116" office:value-type="string" calcext:value-type="string">
            <text:p>bouteille_ammonia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7];&quot;_petit&quot;;&quot;&quot;)" office:value-type="string" office:string-value="bouteille_ammoniaque_mini.png" calcext:value-type="string">
            <text:p>bouteille_ammoniaque_mini.png</text:p>
          </table:table-cell>
          <table:table-cell table:formula="of:=CONCATENATE(UTILTRANSFORMEENMOTSCLES([.G117]);&quot;,&quot;;[.I117])" office:value-type="string" office:string-value="nettoyant,l,ammoniac," calcext:value-type="string">
            <text:p>nettoyant,l,ammoniac,</text:p>
          </table:table-cell>
          <table:table-cell table:formula="of:=CONCATENATE(UTILTRANSFORMEENMOTSCLES([.H117]);&quot;,&quot;;[.J117])" office:value-type="string" office:string-value="cleaner,with,ammonia," calcext:value-type="string">
            <text:p>cleaner,with,ammonia,</text:p>
          </table:table-cell>
          <table:table-cell table:number-columns-repeated="2"/>
          <table:table-cell table:style-name="ce53" table:formula="of:=JSONDECHETS([.A117];[.B117];[.C117];[.D117];[.E117];[.F117];[.T117];[.U117];[.G117];[.H117];[.K117];[.L117];[.M117];[.N117];[.P117])"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ttoyantsCuivreEtArgenterie</text:p>
          </table:table-cell>
          <table:table-cell table:style-name="ce290" office:value-type="string" calcext:value-type="string">
            <text:p>Nettoyants cuivre et argenterie</text:p>
          </table:table-cell>
          <table:table-cell table:style-name="ce290" office:value-type="string" calcext:value-type="string">
            <text:p>Copper and silver clean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cuivre et argenterie</text:p>
          </table:table-cell>
          <table:table-cell table:style-name="ce290" office:value-type="string" calcext:value-type="string">
            <text:p>copper and silver cleaners</text:p>
          </table:table-cell>
          <table:table-cell table:style-name="ce290" table:number-columns-repeated="2"/>
          <table:table-cell table:style-name="ce319"/>
          <table:table-cell table:style-name="ce116" office:value-type="string" calcext:value-type="string">
            <text:p>nettoyant_cuiv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8];&quot;_petit&quot;;&quot;&quot;)" office:value-type="string" office:string-value="nettoyant_cuivre_mini.png" calcext:value-type="string">
            <text:p>nettoyant_cuivre_mini.png</text:p>
          </table:table-cell>
          <table:table-cell table:formula="of:=CONCATENATE(UTILTRANSFORMEENMOTSCLES([.G118]);&quot;,&quot;;[.I118])" office:value-type="string" office:string-value="nettoyant,cuivre,argenterie," calcext:value-type="string">
            <text:p>nettoyant,cuivre,argenterie,</text:p>
          </table:table-cell>
          <table:table-cell table:formula="of:=CONCATENATE(UTILTRANSFORMEENMOTSCLES([.H118]);&quot;,&quot;;[.J118])" office:value-type="string" office:string-value="copper,and,silver,cleaners," calcext:value-type="string">
            <text:p>copper,and,silver,cleaners,</text:p>
          </table:table-cell>
          <table:table-cell table:number-columns-repeated="2"/>
          <table:table-cell table:style-name="ce53" table:formula="of:=JSONDECHETS([.A118];[.B118];[.C118];[.D118];[.E118];[.F118];[.T118];[.U118];[.G118];[.H118];[.K118];[.L118];[.M118];[.N118];[.P118])"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bjetEnTerreCuite</text:p>
          </table:table-cell>
          <table:table-cell table:style-name="ce290" office:value-type="string" calcext:value-type="string">
            <text:p>Objet terre cuite</text:p>
          </table:table-cell>
          <table:table-cell table:style-name="ce290" office:value-type="string" calcext:value-type="string">
            <text:p>Clay object</text:p>
          </table:table-cell>
          <table:table-cell table:style-name="ce290" office:value-type="string" calcext:value-type="string">
            <text:p>cu_divers</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objet en terre cuite</text:p>
          </table:table-cell>
          <table:table-cell table:style-name="ce290" office:value-type="string" calcext:value-type="string">
            <text:p>terracotta object</text:p>
          </table:table-cell>
          <table:table-cell table:style-name="ce290" table:number-columns-repeated="2"/>
          <table:table-cell table:style-name="ce319"/>
          <table:table-cell table:style-name="ce116" office:value-type="string" calcext:value-type="string">
            <text:p>terre_cui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9];&quot;_petit&quot;;&quot;&quot;)" office:value-type="string" office:string-value="terre_cuite_mini.png" calcext:value-type="string">
            <text:p>terre_cuite_mini.png</text:p>
          </table:table-cell>
          <table:table-cell table:formula="of:=CONCATENATE(UTILTRANSFORMEENMOTSCLES([.G119]);&quot;,&quot;;[.I119])" office:value-type="string" office:string-value="objet,terre,cuite," calcext:value-type="string">
            <text:p>objet,terre,cuite,</text:p>
          </table:table-cell>
          <table:table-cell table:formula="of:=CONCATENATE(UTILTRANSFORMEENMOTSCLES([.H119]);&quot;,&quot;;[.J119])" office:value-type="string" office:string-value="terracotta,object," calcext:value-type="string">
            <text:p>terracotta,object,</text:p>
          </table:table-cell>
          <table:table-cell table:number-columns-repeated="2"/>
          <table:table-cell table:style-name="ce53" table:formula="of:=JSONDECHETS([.A119];[.B119];[.C119];[.D119];[.E119];[.F119];[.T119];[.U119];[.G119];[.H119];[.K119];[.L119];[.M119];[.N119];[.P119])"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rdinateursPortables</text:p>
          </table:table-cell>
          <table:table-cell table:style-name="ce290" office:value-type="string" calcext:value-type="string">
            <text:p>Ordinateurs portables</text:p>
          </table:table-cell>
          <table:table-cell table:style-name="ce290" office:value-type="string" calcext:value-type="string">
            <text:p>Laptop</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ordinateur portables</text:p>
          </table:table-cell>
          <table:table-cell table:style-name="ce290" office:value-type="string" calcext:value-type="string">
            <text:p>laptop</text:p>
          </table:table-cell>
          <table:table-cell table:style-name="ce290" table:number-columns-repeated="2"/>
          <table:table-cell table:style-name="ce319"/>
          <table:table-cell table:style-name="ce116" office:value-type="string" calcext:value-type="string">
            <text:p>ordi_portable_mini.png</text:p>
          </table:table-cell>
          <table:table-cell table:style-name="ce17"/>
          <table:table-cell table:style-name="ce44" office:value-type="string" calcext:value-type="string">
            <text:p>MieuxTrierANantes 02/2015</text:p>
          </table:table-cell>
          <table:table-cell table:style-name="ce44" table:number-columns-repeated="2"/>
          <table:table-cell table:style-name="ce290" office:value-type="string" calcext:value-type="string">
            <text:p>scu_medicament</text:p>
          </table:table-cell>
          <table:table-cell/>
          <table:table-cell table:formula="of:=SUBSTITUTE([.L120];&quot;_petit&quot;;&quot;&quot;)" office:value-type="string" office:string-value="ordi_portable_mini.png" calcext:value-type="string">
            <text:p>ordi_portable_mini.png</text:p>
          </table:table-cell>
          <table:table-cell table:formula="of:=CONCATENATE(UTILTRANSFORMEENMOTSCLES([.G120]);&quot;,&quot;;[.I120])" office:value-type="string" office:string-value="ordinateur,portables," calcext:value-type="string">
            <text:p>ordinateur,portables,</text:p>
          </table:table-cell>
          <table:table-cell table:formula="of:=CONCATENATE(UTILTRANSFORMEENMOTSCLES([.H120]);&quot;,&quot;;[.J120])" office:value-type="string" office:string-value="laptop," calcext:value-type="string">
            <text:p>laptop,</text:p>
          </table:table-cell>
          <table:table-cell table:number-columns-repeated="2"/>
          <table:table-cell table:style-name="ce53" table:formula="of:=JSONDECHETS([.A120];[.B120];[.C120];[.D120];[.E120];[.F120];[.T120];[.U120];[.G120];[.H120];[.K120];[.L120];[.M120];[.N120];[.P120])" office:value-type="string" office:string-value="   {&quot;code&quot;:&quot;dec_ordinateursPortables&quot;,&#10;      &quot;type&quot;:&quot;Ressource / objet usagé&quot;,&#10;      &quot;type_en&quot;:&quot;Resource / Used object&quot;,&#10;      &quot;nom&quot;:&quot;Ordinateurs portables&quot;,&#10;      &quot;nom_en&quot;:&quot;Laptop&quot;,&#10;      &quot;cat_usuel&quot;:&quot;cu_encombrantelectronique&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cu_encombrantelectronique",</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utilsBricolageOuJardinage</text:p>
          </table:table-cell>
          <table:table-cell table:style-name="ce290" office:value-type="string" calcext:value-type="string">
            <text:p>outils bricolage ou jardinage</text:p>
          </table:table-cell>
          <table:table-cell table:style-name="ce290" office:value-type="string" calcext:value-type="string">
            <text:p>DIY or gardening tools</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outil bricolage ou jardinage, marteau, tournevis, cisaille, scie, râteau, hache</text:p>
          </table:table-cell>
          <table:table-cell table:style-name="ce290" office:value-type="string" calcext:value-type="string">
            <text:p>DIY or gardening tools, hammer, screwdrivers, shears, saw, rake, ax</text:p>
          </table:table-cell>
          <table:table-cell table:style-name="ce290" table:number-columns-repeated="2"/>
          <table:table-cell table:style-name="ce319"/>
          <table:table-cell table:style-name="ce116" office:value-type="string" calcext:value-type="string">
            <text:p>tournevis_mini.png</text:p>
          </table:table-cell>
          <table:table-cell table:style-name="ce17" office:value-type="string" calcext:value-type="string">
            <text:p>marteau_2_mini.png</text:p>
          </table:table-cell>
          <table:table-cell table:style-name="ce354" office:value-type="string" calcext:value-type="string">
            <text:p>MieuxTrierANantes 02/2015</text:p>
          </table:table-cell>
          <table:table-cell table:style-name="ce354" table:number-columns-repeated="3"/>
          <table:table-cell/>
          <table:table-cell table:formula="of:=SUBSTITUTE([.L121];&quot;_petit&quot;;&quot;&quot;)" office:value-type="string" office:string-value="tournevis_mini.png" calcext:value-type="string">
            <text:p>tournevis_mini.png</text:p>
          </table:table-cell>
          <table:table-cell table:formula="of:=CONCATENATE(UTILTRANSFORMEENMOTSCLES([.G121]);&quot;,&quot;;[.I121])"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1]);&quot;,&quot;;[.J121])" office:value-type="string" office:string-value="diy,or,gardening,tools,hammer,screwdrivers,shears,saw,rake,ax," calcext:value-type="string">
            <text:p>diy,or,gardening,tools,hammer,screwdrivers,shears,saw,rake,ax,</text:p>
          </table:table-cell>
          <table:table-cell table:number-columns-repeated="2"/>
          <table:table-cell table:style-name="ce53" table:formula="of:=JSONDECHETS([.A121];[.B121];[.C121];[.D121];[.E121];[.F121];[.T121];[.U121];[.G121];[.H121];[.K121];[.L121];[.M121];[.N121];[.P121])"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text:p>
          </table:table-cell>
          <table:table-cell table:style-name="ce290" office:value-type="string" calcext:value-type="string">
            <text:p>Papier</text:p>
          </table:table-cell>
          <table:table-cell table:style-name="ce290" office:value-type="string" calcext:value-type="string">
            <text:p>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papier, prospectus, publicité, feuille (imprimée ou non)</text:p>
          </table:table-cell>
          <table:table-cell table:style-name="ce290" office:value-type="string" calcext:value-type="string">
            <text:p>paper, prospectuses, advertising, film (printed or not)</text:p>
          </table:table-cell>
          <table:table-cell table:style-name="ce290" table:number-columns-repeated="2"/>
          <table:table-cell table:style-name="ce319"/>
          <table:table-cell table:style-name="ce116" office:value-type="string" calcext:value-type="string">
            <text:p>feuilles_petit_2.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2];&quot;_petit&quot;;&quot;&quot;)" office:value-type="string" office:string-value="feuilles_2.png" calcext:value-type="string">
            <text:p>feuilles_2.png</text:p>
          </table:table-cell>
          <table:table-cell table:formula="of:=CONCATENATE(UTILTRANSFORMEENMOTSCLES([.G122]);&quot;,&quot;;[.I122])" office:value-type="string" office:string-value="papier,prospectus,publicite,feuille,imprimee,ou,non,," calcext:value-type="string">
            <text:p>papier,prospectus,publicite,feuille,imprimee,ou,non,,</text:p>
          </table:table-cell>
          <table:table-cell table:formula="of:=CONCATENATE(UTILTRANSFORMEENMOTSCLES([.H122]);&quot;,&quot;;[.J122])" office:value-type="string" office:string-value="paper,prospectuses,advertising,film,printed,or,not,," calcext:value-type="string">
            <text:p>paper,prospectuses,advertising,film,printed,or,not,,</text:p>
          </table:table-cell>
          <table:table-cell table:number-columns-repeated="2"/>
          <table:table-cell table:style-name="ce53" table:formula="of:=JSONDECHETS([.A122];[.B122];[.C122];[.D122];[.E122];[.F122];[.T122];[.U122];[.G122];[.H122];[.K122];[.L122];[.M122];[.N122];[.P122])"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Metallise</text:p>
          </table:table-cell>
          <table:table-cell table:style-name="ce290" office:value-type="string" calcext:value-type="string">
            <text:p>Papier métallisé</text:p>
          </table:table-cell>
          <table:table-cell table:style-name="ce290" office:value-type="string" calcext:value-type="string">
            <text:p>Metallized paper</text:p>
          </table:table-cell>
          <table:table-cell table:style-name="ce290" office:value-type="string" calcext:value-type="string">
            <text:p>cu_divers</text:p>
          </table:table-cell>
          <table:table-cell table:style-name="ce70" office:value-type="string" calcext:value-type="string">
            <text:p>cat_plastique_emballage</text:p>
          </table:table-cell>
          <table:table-cell table:style-name="ce290"/>
          <table:table-cell table:style-name="ce290" office:value-type="string" calcext:value-type="string">
            <text:p>Papier beurre, papier café</text:p>
          </table:table-cell>
          <table:table-cell table:style-name="ce290" office:value-type="string" calcext:value-type="string">
            <text:p>butter paper, coffee paper</text:p>
          </table:table-cell>
          <table:table-cell table:style-name="ce290" table:number-columns-repeated="2"/>
          <table:table-cell table:style-name="ce319"/>
          <table:table-cell table:style-name="ce116" office:value-type="string" calcext:value-type="string">
            <text:p>papier_metallise.png</text:p>
          </table:table-cell>
          <table:table-cell table:style-name="ce17"/>
          <table:table-cell table:style-name="ce354" office:value-type="string" calcext:value-type="string">
            <text:p>MieuxTrierANantes 10/2018</text:p>
          </table:table-cell>
          <table:table-cell table:style-name="ce354" table:number-columns-repeated="3"/>
          <table:table-cell/>
          <table:table-cell table:formula="of:=SUBSTITUTE([.L123];&quot;_petit&quot;;&quot;&quot;)" office:value-type="string" office:string-value="papier_metallise.png" calcext:value-type="string">
            <text:p>papier_metallise.png</text:p>
          </table:table-cell>
          <table:table-cell table:formula="of:=CONCATENATE(UTILTRANSFORMEENMOTSCLES([.G123]);&quot;,&quot;;[.I123])" office:value-type="string" office:string-value="papier,beurre,papier,cafe," calcext:value-type="string">
            <text:p>papier,beurre,papier,cafe,</text:p>
          </table:table-cell>
          <table:table-cell table:formula="of:=CONCATENATE(UTILTRANSFORMEENMOTSCLES([.H123]);&quot;,&quot;;[.J123])" office:value-type="string" office:string-value="butter,paper,coffee,paper," calcext:value-type="string">
            <text:p>butter,paper,coffee,paper,</text:p>
          </table:table-cell>
          <table:table-cell table:number-columns-repeated="2"/>
          <table:table-cell table:style-name="ce53" table:formula="of:=JSONDECHETS([.A123];[.B123];[.C123];[.D123];[.E123];[.F123];[.T123];[.U123];[.G123];[.H123];[.K123];[.L123];[.M123];[.N123];[.P123])" office:value-type="string" office:string-value="   {&quot;code&quot;:&quot;dec_papierMetallise&quot;,&#10;      &quot;type&quot;:&quot;Ressource / objet usagé&quot;,&#10;      &quot;type_en&quot;:&quot;Resource / Used object&quot;,&#10;      &quot;nom&quot;:&quot;Papier métallisé&quot;,&#10;      &quot;nom_en&quot;:&quot;Metallized paper&quot;,&#10;      &quot;cat_usuel&quot;:&quot;cu_divers&quot;,&#10;      &quot;cat_trait&quot;:&quot;cat_plastique_emballage&quot;,&#10;      &quot;descr&quot;:&quot;Papier beurre, papier café&quot;,&#10;      &quot;descr_en&quot;:&quot;butter paper, coffee paper&quot;,&#10;      &quot;mots_cles&quot;:&quot;papier,beurre,papier,cafe,&quot;,&#10;      &quot;mots_cles_en&quot;:&quot;butter,paper,coffee,paper,&quot;,&#10;      &quot;cons&quot;:&quot;cons_pasuniquementbouteilleflacon&quot;,&#10;      &quot;image&quot;:&quot;papier_metallise.png&quot;,&#10;      &quot;modco&quot;:&quot;modco_bacjaunenantes,modco_bacbleuhorsnantes,modco_sacjaune&quot;,&#10;      &quot;recyc&quot;:&quot;OUI_ET_NON&quot;,&#10;      &quot;src&quot;:&quot;MieuxTrierANantes 10/2018&quot;&#10;   }," calcext:value-type="string">
            <text:p>   {"code":"dec_papierMetallise",</text:p>
            <text:p>      "type":"Ressource / objet usagé",</text:p>
            <text:p>      "type_en":"Resource / Used object",</text:p>
            <text:p>      "nom":"Papier métallisé",</text:p>
            <text:p>      "nom_en":"Metallized paper",</text:p>
            <text:p>      "cat_usuel":"cu_divers",</text:p>
            <text:p>      "cat_trait":"cat_plastique_emballage",</text:p>
            <text:p>      "descr":"Papier beurre, papier café",</text:p>
            <text:p>      "descr_en":"butter paper, coffee paper",</text:p>
            <text:p>      "mots_cles":"papier,beurre,papier,cafe,",</text:p>
            <text:p>      "mots_cles_en":"butter,paper,coffee,paper,",</text:p>
            <text:p>      "cons":"cons_pasuniquementbouteilleflacon",</text:p>
            <text:p>      "image":"papier_metallise.png",</text:p>
            <text:p>      "modco":"modco_bacjaunenantes,modco_bacbleuhorsnantes,modco_sacjaune",</text:p>
            <text:p>      "recyc":"OUI_ET_NON",</text:p>
            <text:p>      "src":"MieuxTrierANantes 10/2018"</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Aluminium</text:p>
          </table:table-cell>
          <table:table-cell table:style-name="ce290" office:value-type="string" calcext:value-type="string">
            <text:p>Papier aluminium</text:p>
          </table:table-cell>
          <table:table-cell table:style-name="ce290" office:value-type="string" calcext:value-type="string">
            <text:p>Aluminum foil</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papier aluminium</text:p>
          </table:table-cell>
          <table:table-cell table:style-name="ce290" office:value-type="string" calcext:value-type="string">
            <text:p>aluminum foil</text:p>
          </table:table-cell>
          <table:table-cell table:style-name="ce290" table:number-columns-repeated="2"/>
          <table:table-cell table:style-name="ce319" office:value-type="string" calcext:value-type="string">
            <text:p>cons_papieralu</text:p>
          </table:table-cell>
          <table:table-cell table:style-name="ce116" office:value-type="string" calcext:value-type="string">
            <text:p>papier_al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4];&quot;_petit&quot;;&quot;&quot;)" office:value-type="string" office:string-value="papier_alu_mini.png" calcext:value-type="string">
            <text:p>papier_alu_mini.png</text:p>
          </table:table-cell>
          <table:table-cell table:formula="of:=CONCATENATE(UTILTRANSFORMEENMOTSCLES([.G124]);&quot;,&quot;;[.I124])" office:value-type="string" office:string-value="papier,aluminium," calcext:value-type="string">
            <text:p>papier,aluminium,</text:p>
          </table:table-cell>
          <table:table-cell table:formula="of:=CONCATENATE(UTILTRANSFORMEENMOTSCLES([.H124]);&quot;,&quot;;[.J124])" office:value-type="string" office:string-value="aluminum,foil," calcext:value-type="string">
            <text:p>aluminum,foil,</text:p>
          </table:table-cell>
          <table:table-cell table:number-columns-repeated="2"/>
          <table:table-cell table:style-name="ce53" table:formula="of:=JSONDECHETS([.A124];[.B124];[.C124];[.D124];[.E124];[.F124];[.T124];[.U124];[.G124];[.H124];[.K124];[.L124];[.M124];[.N124];[.P124])"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metal_petit&quot;,&#10;      &quot;descr&quot;:&quot;papier aluminium&quot;,&#10;      &quot;descr_en&quot;:&quot;aluminum foil&quot;,&#10;      &quot;mots_cles&quot;:&quot;papier,aluminium,&quot;,&#10;      &quot;mots_cles_en&quot;:&quot;aluminum,foil,&quot;,&#10;      &quot;cons&quot;:&quot;cons_papieralu,&quot;,&#10;      &quot;image&quot;:&quot;papier_alu_mini.png&quot;,&#10;      &quot;modco&quot;:&quot;modco_bacjaunenantes,modco_bacbleuhorsnantes,modco_sacjaune&quot;,&#10;      &quot;recyc&quot;:&quot;OUI_ET_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metal_petit",</text:p>
            <text:p>      "descr":"papier aluminium",</text:p>
            <text:p>      "descr_en":"aluminum foil",</text:p>
            <text:p>      "mots_cles":"papier,aluminium,",</text:p>
            <text:p>      "mots_cles_en":"aluminum,foil,",</text:p>
            <text:p>      "cons":"cons_papieralu,",</text:p>
            <text:p>      "image":"papier_alu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Cadeau</text:p>
          </table:table-cell>
          <table:table-cell table:style-name="ce290" office:value-type="string" calcext:value-type="string">
            <text:p>Papier cadeau</text:p>
          </table:table-cell>
          <table:table-cell table:style-name="ce290" office:value-type="string" calcext:value-type="string">
            <text:p>Gift wrap</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cadeau</text:p>
          </table:table-cell>
          <table:table-cell table:style-name="ce290" office:value-type="string" calcext:value-type="string">
            <text:p>gift wrap</text:p>
          </table:table-cell>
          <table:table-cell table:style-name="ce290" table:number-columns-repeated="2"/>
          <table:table-cell table:style-name="ce319"/>
          <table:table-cell table:style-name="ce116" office:value-type="string" calcext:value-type="string">
            <text:p>papier_cadea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5];&quot;_petit&quot;;&quot;&quot;)" office:value-type="string" office:string-value="papier_cadeau_mini.png" calcext:value-type="string">
            <text:p>papier_cadeau_mini.png</text:p>
          </table:table-cell>
          <table:table-cell table:formula="of:=CONCATENATE(UTILTRANSFORMEENMOTSCLES([.G125]);&quot;,&quot;;[.I125])" office:value-type="string" office:string-value="papier,cadeau," calcext:value-type="string">
            <text:p>papier,cadeau,</text:p>
          </table:table-cell>
          <table:table-cell table:formula="of:=CONCATENATE(UTILTRANSFORMEENMOTSCLES([.H125]);&quot;,&quot;;[.J125])" office:value-type="string" office:string-value="gift,wrap," calcext:value-type="string">
            <text:p>gift,wrap,</text:p>
          </table:table-cell>
          <table:table-cell table:number-columns-repeated="2"/>
          <table:table-cell table:style-name="ce53" table:formula="of:=JSONDECHETS([.A125];[.B125];[.C125];[.D125];[.E125];[.F125];[.T125];[.U125];[.G125];[.H125];[.K125];[.L125];[.M125];[.N125];[.P125])"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Peint</text:p>
          </table:table-cell>
          <table:table-cell table:style-name="ce290" office:value-type="string" calcext:value-type="string">
            <text:p>Papier peint</text:p>
          </table:table-cell>
          <table:table-cell table:style-name="ce290" office:value-type="string" calcext:value-type="string">
            <text:p>Wallpap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peint, crépon</text:p>
          </table:table-cell>
          <table:table-cell table:style-name="ce290" office:value-type="string" calcext:value-type="string">
            <text:p>wallpaper, crepe</text:p>
          </table:table-cell>
          <table:table-cell table:style-name="ce290" table:number-columns-repeated="2"/>
          <table:table-cell table:style-name="ce319"/>
          <table:table-cell table:style-name="ce39" office:value-type="string" calcext:value-type="string">
            <text:p>papier_pein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6];&quot;_petit&quot;;&quot;&quot;)" office:value-type="string" office:string-value="papier_peint_mini.png" calcext:value-type="string">
            <text:p>papier_peint_mini.png</text:p>
          </table:table-cell>
          <table:table-cell table:formula="of:=CONCATENATE(UTILTRANSFORMEENMOTSCLES([.G126]);&quot;,&quot;;[.I126])" office:value-type="string" office:string-value="papier,peint,crepon," calcext:value-type="string">
            <text:p>papier,peint,crepon,</text:p>
          </table:table-cell>
          <table:table-cell table:formula="of:=CONCATENATE(UTILTRANSFORMEENMOTSCLES([.H126]);&quot;,&quot;;[.J126])" office:value-type="string" office:string-value="wallpaper,crepe," calcext:value-type="string">
            <text:p>wallpaper,crepe,</text:p>
          </table:table-cell>
          <table:table-cell table:number-columns-repeated="2"/>
          <table:table-cell table:style-name="ce53" table:formula="of:=JSONDECHETS([.A126];[.B126];[.C126];[.D126];[.E126];[.F126];[.T126];[.U126];[.G126];[.H126];[.K126];[.L126];[.M126];[.N126];[.P126])"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rpaing</text:p>
          </table:table-cell>
          <table:table-cell table:style-name="ce290" office:value-type="string" calcext:value-type="string">
            <text:p>Parpaing</text:p>
          </table:table-cell>
          <table:table-cell table:style-name="ce290" office:value-type="string" calcext:value-type="string">
            <text:p>Cinderblock</text:p>
          </table:table-cell>
          <table:table-cell table:style-name="ce290" office:value-type="string" calcext:value-type="string">
            <text:p>cu_encombrantelectronique</text:p>
          </table:table-cell>
          <table:table-cell table:style-name="ce290" office:value-type="string" calcext:value-type="string">
            <text:p>cat_materiaux</text:p>
          </table:table-cell>
          <table:table-cell table:style-name="ce290"/>
          <table:table-cell table:style-name="ce290" office:value-type="string" calcext:value-type="string">
            <text:p>parpaing</text:p>
          </table:table-cell>
          <table:table-cell table:style-name="ce290" office:value-type="string" calcext:value-type="string">
            <text:p>cinderblock</text:p>
          </table:table-cell>
          <table:table-cell table:style-name="ce290" table:number-columns-repeated="2"/>
          <table:table-cell table:style-name="ce319"/>
          <table:table-cell table:style-name="ce116" office:value-type="string" calcext:value-type="string">
            <text:p>parpaing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7];&quot;_petit&quot;;&quot;&quot;)" office:value-type="string" office:string-value="parpaing_mini.png" calcext:value-type="string">
            <text:p>parpaing_mini.png</text:p>
          </table:table-cell>
          <table:table-cell table:formula="of:=CONCATENATE(UTILTRANSFORMEENMOTSCLES([.G127]);&quot;,&quot;;[.I127])" office:value-type="string" office:string-value="parpaing," calcext:value-type="string">
            <text:p>parpaing,</text:p>
          </table:table-cell>
          <table:table-cell table:formula="of:=CONCATENATE(UTILTRANSFORMEENMOTSCLES([.H127]);&quot;,&quot;;[.J127])" office:value-type="string" office:string-value="cinderblock," calcext:value-type="string">
            <text:p>cinderblock,</text:p>
          </table:table-cell>
          <table:table-cell table:number-columns-repeated="2"/>
          <table:table-cell table:style-name="ce53" table:formula="of:=JSONDECHETS([.A127];[.B127];[.C127];[.D127];[.E127];[.F127];[.T127];[.U127];[.G127];[.H127];[.K127];[.L127];[.M127];[.N127];[.P127])"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intureAntirouille</text:p>
          </table:table-cell>
          <table:table-cell table:style-name="ce290" office:value-type="string" calcext:value-type="string">
            <text:p>Peinture antirouille</text:p>
          </table:table-cell>
          <table:table-cell table:style-name="ce290" office:value-type="string" calcext:value-type="string">
            <text:p>Rust Pai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antirouille</text:p>
          </table:table-cell>
          <table:table-cell table:style-name="ce290" office:value-type="string" calcext:value-type="string">
            <text:p>antirust paint</text:p>
          </table:table-cell>
          <table:table-cell table:style-name="ce290" table:number-columns-repeated="2"/>
          <table:table-cell table:style-name="ce100" office:value-type="string" calcext:value-type="string">
            <text:p>cons_pastoxique</text:p>
          </table:table-cell>
          <table:table-cell table:style-name="ce116" office:value-type="string" calcext:value-type="string">
            <text:p>images_non_libres_temp/antirouil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28];&quot;_petit&quot;;&quot;&quot;)" office:value-type="string" office:string-value="images_non_libres_temp/antirouille_mini.png" calcext:value-type="string">
            <text:p>images_non_libres_temp/antirouille_mini.png</text:p>
          </table:table-cell>
          <table:table-cell table:formula="of:=CONCATENATE(UTILTRANSFORMEENMOTSCLES([.G128]);&quot;,&quot;;[.I128])" office:value-type="string" office:string-value="peinture,antirouille," calcext:value-type="string">
            <text:p>peinture,antirouille,</text:p>
          </table:table-cell>
          <table:table-cell table:formula="of:=CONCATENATE(UTILTRANSFORMEENMOTSCLES([.H128]);&quot;,&quot;;[.J128])" office:value-type="string" office:string-value="antirust,paint," calcext:value-type="string">
            <text:p>antirust,paint,</text:p>
          </table:table-cell>
          <table:table-cell table:number-columns-repeated="2"/>
          <table:table-cell table:style-name="ce53" table:formula="of:=JSONDECHETS([.A128];[.B128];[.C128];[.D128];[.E128];[.F128];[.T128];[.U128];[.G128];[.H128];[.K128];[.L128];[.M128];[.N128];[.P128])"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inturesHuileEtEau</text:p>
          </table:table-cell>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table:number-columns-repeated="2"/>
          <table:table-cell table:style-name="ce319"/>
          <table:table-cell table:style-name="ce116" office:value-type="string" calcext:value-type="string">
            <text:p>pein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29];&quot;_petit&quot;;&quot;&quot;)" office:value-type="string" office:string-value="peinture_mini.png" calcext:value-type="string">
            <text:p>peinture_mini.png</text:p>
          </table:table-cell>
          <table:table-cell table:formula="of:=CONCATENATE(UTILTRANSFORMEENMOTSCLES([.G129]);&quot;,&quot;;[.I129])" office:value-type="string" office:string-value="peinture,huile,eau," calcext:value-type="string">
            <text:p>peinture,huile,eau,</text:p>
          </table:table-cell>
          <table:table-cell table:formula="of:=CONCATENATE(UTILTRANSFORMEENMOTSCLES([.H129]);&quot;,&quot;;[.J129])" office:value-type="string" office:string-value="water,and,oil,painting," calcext:value-type="string">
            <text:p>water,and,oil,painting,</text:p>
          </table:table-cell>
          <table:table-cell table:number-columns-repeated="2"/>
          <table:table-cell table:style-name="ce53" table:formula="of:=JSONDECHETS([.A129];[.B129];[.C129];[.D129];[.E129];[.F129];[.T129];[.U129];[.G129];[.H129];[.K129];[.L129];[.M129];[.N129];[.P129])"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ripheriquesInformatiques</text:p>
          </table:table-cell>
          <table:table-cell table:style-name="ce290" office:value-type="string" calcext:value-type="string">
            <text:p>Périphériques informatiques</text:p>
          </table:table-cell>
          <table:table-cell table:style-name="ce290" office:value-type="string" calcext:value-type="string">
            <text:p>Computer Peripherals</text:p>
          </table:table-cell>
          <table:table-cell table:style-name="ce290" office:value-type="string" calcext:value-type="string">
            <text:p>cu_encombrantelectronique</text:p>
          </table:table-cell>
          <table:table-cell table:style-name="ce18" office:value-type="string" calcext:value-type="string">
            <text:p>cat_info</text:p>
          </table:table-cell>
          <table:table-cell/>
          <table:table-cell table:style-name="ce290" office:value-type="string" calcext:value-type="string">
            <text:p>périphérique informatiques, écran, clavier, souris, imprimante</text:p>
          </table:table-cell>
          <table:table-cell table:style-name="ce290" office:value-type="string" calcext:value-type="string">
            <text:p>computer peripherals, monitor, keyboard, mouse, printer</text:p>
          </table:table-cell>
          <table:table-cell table:style-name="ce290" table:number-columns-repeated="2"/>
          <table:table-cell table:style-name="ce319"/>
          <table:table-cell table:style-name="ce116" office:value-type="string" calcext:value-type="string">
            <text:p>clavier_ordi_mini.png</text:p>
          </table:table-cell>
          <table:table-cell table:style-name="ce17" office:value-type="string" calcext:value-type="string">
            <text:p>souris_mini.png</text:p>
          </table:table-cell>
          <table:table-cell table:style-name="ce44" office:value-type="string" calcext:value-type="string">
            <text:p>MieuxTrierANantes 02/2015</text:p>
          </table:table-cell>
          <table:table-cell table:style-name="ce44" table:number-columns-repeated="3"/>
          <table:table-cell/>
          <table:table-cell table:formula="of:=SUBSTITUTE([.L130];&quot;_petit&quot;;&quot;&quot;)" office:value-type="string" office:string-value="clavier_ordi_mini.png" calcext:value-type="string">
            <text:p>clavier_ordi_mini.png</text:p>
          </table:table-cell>
          <table:table-cell table:formula="of:=CONCATENATE(UTILTRANSFORMEENMOTSCLES([.G130]);&quot;,&quot;;[.I130])" office:value-type="string" office:string-value="peripherique,informatiques,ecran,clavier,souris,imprimante," calcext:value-type="string">
            <text:p>peripherique,informatiques,ecran,clavier,souris,imprimante,</text:p>
          </table:table-cell>
          <table:table-cell table:formula="of:=CONCATENATE(UTILTRANSFORMEENMOTSCLES([.H130]);&quot;,&quot;;[.J130])" office:value-type="string" office:string-value="computer,peripherals,monitor,keyboard,mouse,printer," calcext:value-type="string">
            <text:p>computer,peripherals,monitor,keyboard,mouse,printer,</text:p>
          </table:table-cell>
          <table:table-cell table:number-columns-repeated="2"/>
          <table:table-cell table:style-name="ce53" table:formula="of:=JSONDECHETS([.A130];[.B130];[.C130];[.D130];[.E130];[.F130];[.T130];[.U130];[.G130];[.H130];[.K130];[.L130];[.M130];[.N130];[.P130])"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iano</text:p>
          </table:table-cell>
          <table:table-cell table:number-columns-repeated="2" table:style-name="ce290" office:value-type="string" calcext:value-type="string">
            <text:p>Piano</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number-columns-repeated="2" table:style-name="ce290" office:value-type="string" calcext:value-type="string">
            <text:p>piano</text:p>
          </table:table-cell>
          <table:table-cell table:style-name="ce290" table:number-columns-repeated="2"/>
          <table:table-cell table:style-name="ce319"/>
          <table:table-cell table:style-name="ce40" office:value-type="string" calcext:value-type="string">
            <text:p>images_non_libres_temp/piano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1];&quot;_petit&quot;;&quot;&quot;)" office:value-type="string" office:string-value="images_non_libres_temp/piano_mini.png" calcext:value-type="string">
            <text:p>images_non_libres_temp/piano_mini.png</text:p>
          </table:table-cell>
          <table:table-cell table:formula="of:=CONCATENATE(UTILTRANSFORMEENMOTSCLES([.G131]);&quot;,&quot;;[.I131])" office:value-type="string" office:string-value="piano," calcext:value-type="string">
            <text:p>piano,</text:p>
          </table:table-cell>
          <table:table-cell table:formula="of:=CONCATENATE(UTILTRANSFORMEENMOTSCLES([.H131]);&quot;,&quot;;[.J131])" office:value-type="string" office:string-value="piano," calcext:value-type="string">
            <text:p>piano,</text:p>
          </table:table-cell>
          <table:table-cell table:number-columns-repeated="2"/>
          <table:table-cell table:style-name="ce53" table:formula="of:=JSONDECHETS([.A131];[.B131];[.C131];[.D131];[.E131];[.F131];[.T131];[.U131];[.G131];[.H131];[.K131];[.L131];[.M131];[.N131];[.P131])"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iles</text:p>
          </table:table-cell>
          <table:table-cell table:style-name="ce290" office:value-type="string" calcext:value-type="string">
            <text:p>Pile</text:p>
          </table:table-cell>
          <table:table-cell table:style-name="ce290" office:value-type="string" calcext:value-type="string">
            <text:p>Battery</text:p>
          </table:table-cell>
          <table:table-cell table:style-name="ce290" office:value-type="string" calcext:value-type="string">
            <text:p>cu_toxique</text:p>
          </table:table-cell>
          <table:table-cell table:style-name="ce18" office:value-type="string" calcext:value-type="string">
            <text:p>cat_pile</text:p>
          </table:table-cell>
          <table:table-cell/>
          <table:table-cell table:style-name="ce290" office:value-type="string" calcext:value-type="string">
            <text:p>pile, petit accumulateur</text:p>
          </table:table-cell>
          <table:table-cell table:style-name="ce290" office:value-type="string" calcext:value-type="string">
            <text:p>small battery</text:p>
          </table:table-cell>
          <table:table-cell table:style-name="ce290" table:number-columns-repeated="2"/>
          <table:table-cell table:style-name="ce319" office:value-type="string" calcext:value-type="string">
            <text:p>cons_pilerechargeable,cons_recuppdv2</text:p>
          </table:table-cell>
          <table:table-cell table:style-name="ce116" office:value-type="string" calcext:value-type="string">
            <text:p>pile_45_mini.png</text:p>
          </table:table-cell>
          <table:table-cell table:style-name="ce17" office:value-type="string" calcext:value-type="string">
            <text:p>pile9v_mini.png</text:p>
          </table:table-cell>
          <table:table-cell table:style-name="ce354" office:value-type="string" calcext:value-type="string">
            <text:p>MieuxTrierANantes 12/2014</text:p>
          </table:table-cell>
          <table:table-cell table:style-name="ce354" table:number-columns-repeated="2"/>
          <table:table-cell table:style-name="ce290" office:value-type="string" calcext:value-type="string">
            <text:p>scu_toxiquedivers</text:p>
          </table:table-cell>
          <table:table-cell/>
          <table:table-cell table:formula="of:=SUBSTITUTE([.L132];&quot;_petit&quot;;&quot;&quot;)" office:value-type="string" office:string-value="pile_45_mini.png" calcext:value-type="string">
            <text:p>pile_45_mini.png</text:p>
          </table:table-cell>
          <table:table-cell table:formula="of:=CONCATENATE(UTILTRANSFORMEENMOTSCLES([.G132]);&quot;,&quot;;[.I132])" office:value-type="string" office:string-value="pile,petit,accumulateur," calcext:value-type="string">
            <text:p>pile,petit,accumulateur,</text:p>
          </table:table-cell>
          <table:table-cell table:formula="of:=CONCATENATE(UTILTRANSFORMEENMOTSCLES([.H132]);&quot;,&quot;;[.J132])" office:value-type="string" office:string-value="small,battery," calcext:value-type="string">
            <text:p>small,battery,</text:p>
          </table:table-cell>
          <table:table-cell table:number-columns-repeated="2"/>
          <table:table-cell table:style-name="ce53" table:formula="of:=JSONDECHETS([.A132];[.B132];[.C132];[.D132];[.E132];[.F132];[.T132];[.U132];[.G132];[.H132];[.K132];[.L132];[.M132];[.N132];[.P132])"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lancheBois</text:p>
          </table:table-cell>
          <table:table-cell table:style-name="ce290" office:value-type="string" calcext:value-type="string">
            <text:p>Planche bois</text:p>
          </table:table-cell>
          <table:table-cell table:style-name="ce290" office:value-type="string" calcext:value-type="string">
            <text:p>Plank</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planche de bois</text:p>
          </table:table-cell>
          <table:table-cell table:style-name="ce290" office:value-type="string" calcext:value-type="string">
            <text:p>plank of wood</text:p>
          </table:table-cell>
          <table:table-cell table:style-name="ce290" table:number-columns-repeated="2"/>
          <table:table-cell table:style-name="ce319"/>
          <table:table-cell table:style-name="ce116" office:value-type="string" calcext:value-type="string">
            <text:p>planche_bois_mini.png</text:p>
          </table:table-cell>
          <table:table-cell table:style-name="ce17"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3];&quot;_petit&quot;;&quot;&quot;)" office:value-type="string" office:string-value="planche_bois_mini.png" calcext:value-type="string">
            <text:p>planche_bois_mini.png</text:p>
          </table:table-cell>
          <table:table-cell table:formula="of:=CONCATENATE(UTILTRANSFORMEENMOTSCLES([.G133]);&quot;,&quot;;[.I133])" office:value-type="string" office:string-value="planche,bois," calcext:value-type="string">
            <text:p>planche,bois,</text:p>
          </table:table-cell>
          <table:table-cell table:formula="of:=CONCATENATE(UTILTRANSFORMEENMOTSCLES([.H133]);&quot;,&quot;;[.J133])" office:value-type="string" office:string-value="plank,of,wood," calcext:value-type="string">
            <text:p>plank,of,wood,</text:p>
          </table:table-cell>
          <table:table-cell table:number-columns-repeated="2"/>
          <table:table-cell table:style-name="ce53" table:formula="of:=JSONDECHETS([.A133];[.B133];[.C133];[.D133];[.E133];[.F133];[.T133];[.U133];[.G133];[.H133];[.K133];[.L133];[.M133];[.N133];[.P133])"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lante</text:p>
          </table:table-cell>
          <table:table-cell table:style-name="ce290" office:value-type="string" calcext:value-type="string">
            <text:p>Plante</text:p>
          </table:table-cell>
          <table:table-cell table:style-name="ce290" office:value-type="string" calcext:value-type="string">
            <text:p>Plant</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90"/>
          <table:table-cell table:style-name="ce290" office:value-type="string" calcext:value-type="string">
            <text:p>plante</text:p>
          </table:table-cell>
          <table:table-cell table:style-name="ce290" office:value-type="string" calcext:value-type="string">
            <text:p>plant</text:p>
          </table:table-cell>
          <table:table-cell table:style-name="ce290" table:number-columns-repeated="2"/>
          <table:table-cell table:style-name="ce319"/>
          <table:table-cell table:style-name="ce116" office:value-type="string" calcext:value-type="string">
            <text:p>plan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4];&quot;_petit&quot;;&quot;&quot;)" office:value-type="string" office:string-value="plante_mini.png" calcext:value-type="string">
            <text:p>plante_mini.png</text:p>
          </table:table-cell>
          <table:table-cell table:formula="of:=CONCATENATE(UTILTRANSFORMEENMOTSCLES([.G134]);&quot;,&quot;;[.I134])" office:value-type="string" office:string-value="plante," calcext:value-type="string">
            <text:p>plante,</text:p>
          </table:table-cell>
          <table:table-cell table:formula="of:=CONCATENATE(UTILTRANSFORMEENMOTSCLES([.H134]);&quot;,&quot;;[.J134])" office:value-type="string" office:string-value="plant," calcext:value-type="string">
            <text:p>plant,</text:p>
          </table:table-cell>
          <table:table-cell table:number-columns-repeated="2"/>
          <table:table-cell table:style-name="ce53" table:formula="of:=JSONDECHETS([.A134];[.B134];[.C134];[.D134];[.E134];[.F134];[.T134];[.U134];[.G134];[.H134];[.K134];[.L134];[.M134];[.N134];[.P134])"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neu</text:p>
          </table:table-cell>
          <table:table-cell table:style-name="ce290" office:value-type="string" calcext:value-type="string">
            <text:p>Pneu</text:p>
          </table:table-cell>
          <table:table-cell table:style-name="ce290" office:value-type="string" calcext:value-type="string">
            <text:p>Tire</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pneu</text:p>
          </table:table-cell>
          <table:table-cell table:style-name="ce290" office:value-type="string" calcext:value-type="string">
            <text:p>tire</text:p>
          </table:table-cell>
          <table:table-cell table:style-name="ce290" table:number-columns-repeated="2"/>
          <table:table-cell table:style-name="ce319"/>
          <table:table-cell table:style-name="ce116" office:value-type="string" calcext:value-type="string">
            <text:p>pneu_mini.png</text:p>
          </table:table-cell>
          <table:table-cell table:style-name="ce17"/>
          <table:table-cell table:style-name="ce348" office:value-type="string" calcext:value-type="string">
            <text:p>MieuxTrierANantes 02/2017</text:p>
          </table:table-cell>
          <table:table-cell table:style-name="ce348" table:number-columns-repeated="3"/>
          <table:table-cell/>
          <table:table-cell table:formula="of:=SUBSTITUTE([.L135];&quot;_petit&quot;;&quot;&quot;)" office:value-type="string" office:string-value="pneu_mini.png" calcext:value-type="string">
            <text:p>pneu_mini.png</text:p>
          </table:table-cell>
          <table:table-cell table:formula="of:=CONCATENATE(UTILTRANSFORMEENMOTSCLES([.G135]);&quot;,&quot;;[.I135])" office:value-type="string" office:string-value="pneu," calcext:value-type="string">
            <text:p>pneu,</text:p>
          </table:table-cell>
          <table:table-cell table:formula="of:=CONCATENATE(UTILTRANSFORMEENMOTSCLES([.H135]);&quot;,&quot;;[.J135])" office:value-type="string" office:string-value="tire," calcext:value-type="string">
            <text:p>tire,</text:p>
          </table:table-cell>
          <table:table-cell table:number-columns-repeated="2"/>
          <table:table-cell table:style-name="ce53" table:formula="of:=JSONDECHETS([.A135];[.B135];[.C135];[.D135];[.E135];[.F135];[.T135];[.U135];[.G135];[.H135];[.K135];[.L135];[.M135];[.N135];[.P135])"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lystyrene</text:p>
          </table:table-cell>
          <table:table-cell table:style-name="ce290" office:value-type="string" calcext:value-type="string">
            <text:p>Polystyrène</text:p>
          </table:table-cell>
          <table:table-cell table:style-name="ce290" office:value-type="string" calcext:value-type="string">
            <text:p>Polystyrene</text:p>
          </table:table-cell>
          <table:table-cell table:style-name="ce290" office:value-type="string" calcext:value-type="string">
            <text:p>cu_plastique</text:p>
          </table:table-cell>
          <table:table-cell table:style-name="ce70" office:value-type="string" calcext:value-type="string">
            <text:p>cat_plastique_emballage</text:p>
          </table:table-cell>
          <table:table-cell table:style-name="ce290"/>
          <table:table-cell table:style-name="ce70" office:value-type="string" calcext:value-type="string">
            <text:p>barquette de polystyrène, barquette de jambon</text:p>
          </table:table-cell>
          <table:table-cell table:style-name="ce70" office:value-type="string" calcext:value-type="string">
            <text:p>polystyrene tray, ham tray</text:p>
          </table:table-cell>
          <table:table-cell table:style-name="ce290" table:number-columns-repeated="2"/>
          <table:table-cell table:style-name="ce319"/>
          <table:table-cell table:style-name="ce116" office:value-type="string" calcext:value-type="string">
            <text:p>polystyrene_mini.png</text:p>
          </table:table-cell>
          <table:table-cell table:style-name="ce17"/>
          <table:table-cell table:style-name="ce47" office:value-type="string" calcext:value-type="string">
            <text:p>MieuxTrierANantes 04/2020</text:p>
          </table:table-cell>
          <table:table-cell table:style-name="ce348" table:number-columns-repeated="3"/>
          <table:table-cell/>
          <table:table-cell table:formula="of:=SUBSTITUTE([.L136];&quot;_petit&quot;;&quot;&quot;)" office:value-type="string" office:string-value="polystyrene_mini.png" calcext:value-type="string">
            <text:p>polystyrene_mini.png</text:p>
          </table:table-cell>
          <table:table-cell table:formula="of:=CONCATENATE(UTILTRANSFORMEENMOTSCLES([.G136]);&quot;,&quot;;[.I136])" office:value-type="string" office:string-value="barquette,polystyrene,barquette,jambon," calcext:value-type="string">
            <text:p>barquette,polystyrene,barquette,jambon,</text:p>
          </table:table-cell>
          <table:table-cell table:formula="of:=CONCATENATE(UTILTRANSFORMEENMOTSCLES([.H136]);&quot;,&quot;;[.J136])" office:value-type="string" office:string-value="polystyrene,tray,ham,tray," calcext:value-type="string">
            <text:p>polystyrene,tray,ham,tray,</text:p>
          </table:table-cell>
          <table:table-cell table:number-columns-repeated="2"/>
          <table:table-cell table:style-name="ce53" table:formula="of:=JSONDECHETS([.A136];[.B136];[.C136];[.D136];[.E136];[.F136];[.T136];[.U136];[.G136];[.H136];[.K136];[.L136];[.M136];[.N136];[.P136])"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plastique_emballage&quot;,&#10;      &quot;descr&quot;:&quot;barquette de polystyrène, barquette de jambon&quot;,&#10;      &quot;descr_en&quot;:&quot;polystyrene tray, ham tray&quot;,&#10;      &quot;mots_cles&quot;:&quot;barquette,polystyrene,barquette,jambon,&quot;,&#10;      &quot;mots_cles_en&quot;:&quot;polystyrene,tray,ham,tray,&quot;,&#10;      &quot;cons&quot;:&quot;cons_pasuniquementbouteilleflacon&quot;,&#10;      &quot;image&quot;:&quot;polystyrene_mini.png&quot;,&#10;      &quot;modco&quot;:&quot;modco_bacjaunenantes,modco_bacbleuhorsnantes,modco_sacjaune&quot;,&#10;      &quot;recyc&quot;:&quot;OUI_ET_NON&quot;,&#10;      &quot;src&quot;:&quot;MieuxTrierANantes 04/2020&quot;&#10;   }," calcext:value-type="string">
            <text:p>   {"code":"dec_polystyrene",</text:p>
            <text:p>      "type":"Ressource / objet usagé",</text:p>
            <text:p>      "type_en":"Resource / Used object",</text:p>
            <text:p>      "nom":"Polystyrène",</text:p>
            <text:p>      "nom_en":"Polystyrene",</text:p>
            <text:p>      "cat_usuel":"cu_plastique",</text:p>
            <text:p>      "cat_trait":"cat_plastique_emballage",</text:p>
            <text:p>      "descr":"barquette de polystyrène, barquette de jambon",</text:p>
            <text:p>      "descr_en":"polystyrene tray, ham tray",</text:p>
            <text:p>      "mots_cles":"barquette,polystyrene,barquette,jambon,",</text:p>
            <text:p>      "mots_cles_en":"polystyrene,tray,ham,tray,",</text:p>
            <text:p>      "cons":"cons_pasuniquementbouteilleflacon",</text:p>
            <text:p>      "image":"polystyren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rcelaine</text:p>
          </table:table-cell>
          <table:table-cell table:style-name="ce290" office:value-type="string" calcext:value-type="string">
            <text:p>Porcelaine</text:p>
          </table:table-cell>
          <table:table-cell table:style-name="ce290" office:value-type="string" calcext:value-type="string">
            <text:p>Porcelain</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rcelaine, vase</text:p>
          </table:table-cell>
          <table:table-cell table:style-name="ce290" office:value-type="string" calcext:value-type="string">
            <text:p>porcelain vase</text:p>
          </table:table-cell>
          <table:table-cell table:style-name="ce290" table:number-columns-repeated="2"/>
          <table:table-cell table:style-name="ce34"/>
          <table:table-cell table:style-name="ce116" office:value-type="string" calcext:value-type="string">
            <text:p>vase_mini.png</text:p>
          </table:table-cell>
          <table:table-cell table:style-name="ce17" office:value-type="string" calcext:value-type="string">
            <text:p>thei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37];&quot;_petit&quot;;&quot;&quot;)" office:value-type="string" office:string-value="vase_mini.png" calcext:value-type="string">
            <text:p>vase_mini.png</text:p>
          </table:table-cell>
          <table:table-cell table:formula="of:=CONCATENATE(UTILTRANSFORMEENMOTSCLES([.G137]);&quot;,&quot;;[.I137])" office:value-type="string" office:string-value="porcelaine,vase," calcext:value-type="string">
            <text:p>porcelaine,vase,</text:p>
          </table:table-cell>
          <table:table-cell table:formula="of:=CONCATENATE(UTILTRANSFORMEENMOTSCLES([.H137]);&quot;,&quot;;[.J137])" office:value-type="string" office:string-value="porcelain,vase," calcext:value-type="string">
            <text:p>porcelain,vase,</text:p>
          </table:table-cell>
          <table:table-cell table:number-columns-repeated="2"/>
          <table:table-cell table:style-name="ce53" table:formula="of:=JSONDECHETS([.A137];[.B137];[.C137];[.D137];[.E137];[.F137];[.T137];[.U137];[.G137];[.H137];[.K137];[.L137];[.M137];[.N137];[.P137])"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CremeFraîche</text:p>
          </table:table-cell>
          <table:table-cell table:style-name="ce290" office:value-type="string" calcext:value-type="string">
            <text:p>Pot crème fraîche</text:p>
          </table:table-cell>
          <table:table-cell table:style-name="ce290" office:value-type="string" calcext:value-type="string">
            <text:p>Pot crea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crème fraîche</text:p>
          </table:table-cell>
          <table:table-cell table:style-name="ce290" office:value-type="string" calcext:value-type="string">
            <text:p>cream pot</text:p>
          </table:table-cell>
          <table:table-cell table:style-name="ce290" table:number-columns-repeated="2"/>
          <table:table-cell/>
          <table:table-cell table:style-name="ce116" office:value-type="string" calcext:value-type="string">
            <text:p>pot_creme_fraich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8];&quot;_petit&quot;;&quot;&quot;)" office:value-type="string" office:string-value="pot_creme_fraiche_mini.png" calcext:value-type="string">
            <text:p>pot_creme_fraiche_mini.png</text:p>
          </table:table-cell>
          <table:table-cell table:formula="of:=CONCATENATE(UTILTRANSFORMEENMOTSCLES([.G138]);&quot;,&quot;;[.I138])" office:value-type="string" office:string-value="pot,creme,fraiche," calcext:value-type="string">
            <text:p>pot,creme,fraiche,</text:p>
          </table:table-cell>
          <table:table-cell table:formula="of:=CONCATENATE(UTILTRANSFORMEENMOTSCLES([.H138]);&quot;,&quot;;[.J138])" office:value-type="string" office:string-value="cream,pot," calcext:value-type="string">
            <text:p>cream,pot,</text:p>
          </table:table-cell>
          <table:table-cell table:number-columns-repeated="2"/>
          <table:table-cell table:style-name="ce53" table:formula="of:=JSONDECHETS([.A138];[.B138];[.C138];[.D138];[.E138];[.F138];[.T138];[.U138];[.G138];[.H138];[.K138];[.L138];[.M138];[.N138];[.P138])"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plastique_emballage&quot;,&#10;      &quot;descr&quot;:&quot;pot de crème fraîche&quot;,&#10;      &quot;descr_en&quot;:&quot;cream pot&quot;,&#10;      &quot;mots_cles&quot;:&quot;pot,creme,fraiche,&quot;,&#10;      &quot;mots_cles_en&quot;:&quot;cream,pot,&quot;,&#10;      &quot;cons&quot;:&quot;cons_pasuniquementbouteilleflacon&quot;,&#10;      &quot;image&quot;:&quot;pot_creme_fraiche_mini.png&quot;,&#10;      &quot;modco&quot;:&quot;modco_bacjaunenantes,modco_bacbleuhorsnantes,modco_sacjaune&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plastique_emballage",</text:p>
            <text:p>      "descr":"pot de crème fraîche",</text:p>
            <text:p>      "descr_en":"cream pot",</text:p>
            <text:p>      "mots_cles":"pot,creme,fraiche,",</text:p>
            <text:p>      "mots_cles_en":"cream,pot,",</text:p>
            <text:p>      "cons":"cons_pasuniquementbouteilleflacon",</text:p>
            <text:p>      "image":"pot_creme_fraich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erie</text:p>
          </table:table-cell>
          <table:table-cell table:style-name="ce290" office:value-type="string" calcext:value-type="string">
            <text:p>Poterie</text:p>
          </table:table-cell>
          <table:table-cell table:style-name="ce290" office:value-type="string" calcext:value-type="string">
            <text:p>Pottery</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terie,pot</text:p>
          </table:table-cell>
          <table:table-cell table:style-name="ce290" office:value-type="string" calcext:value-type="string">
            <text:p>pottery</text:p>
          </table:table-cell>
          <table:table-cell table:style-name="ce290" table:number-columns-repeated="2"/>
          <table:table-cell table:style-name="ce319"/>
          <table:table-cell table:style-name="ce116" office:value-type="string" calcext:value-type="string">
            <text:p>pot_en_t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9];&quot;_petit&quot;;&quot;&quot;)" office:value-type="string" office:string-value="pot_en_terre_mini.png" calcext:value-type="string">
            <text:p>pot_en_terre_mini.png</text:p>
          </table:table-cell>
          <table:table-cell table:formula="of:=CONCATENATE(UTILTRANSFORMEENMOTSCLES([.G139]);&quot;,&quot;;[.I139])" office:value-type="string" office:string-value="poterie,pot," calcext:value-type="string">
            <text:p>poterie,pot,</text:p>
          </table:table-cell>
          <table:table-cell table:formula="of:=CONCATENATE(UTILTRANSFORMEENMOTSCLES([.H139]);&quot;,&quot;;[.J139])" office:value-type="string" office:string-value="pottery," calcext:value-type="string">
            <text:p>pottery,</text:p>
          </table:table-cell>
          <table:table-cell table:number-columns-repeated="2"/>
          <table:table-cell table:style-name="ce53" table:formula="of:=JSONDECHETS([.A139];[.B139];[.C139];[.D139];[.E139];[.F139];[.T139];[.U139];[.G139];[.H139];[.K139];[.L139];[.M139];[.N139];[.P139])"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Peinture</text:p>
          </table:table-cell>
          <table:table-cell table:style-name="ce290" office:value-type="string" calcext:value-type="string">
            <text:p>Pot peinture</text:p>
          </table:table-cell>
          <table:table-cell table:style-name="ce290" office:value-type="string" calcext:value-type="string">
            <text:p>Paint Po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ot de peinture, peinture à huile, peinture à l'eau, peinture, acrylique, peinture glycéro</text:p>
          </table:table-cell>
          <table:table-cell table:style-name="ce290" office:value-type="string" calcext:value-type="string">
            <text:p>can of paint, oil painting, water painting, painting, acrylic, oil-based paint</text:p>
          </table:table-cell>
          <table:table-cell table:style-name="ce290" table:number-columns-repeated="2"/>
          <table:table-cell table:style-name="ce319"/>
          <table:table-cell table:style-name="ce116" office:value-type="string" calcext:value-type="string">
            <text:p>peinture_acrylique_mini.png</text:p>
          </table:table-cell>
          <table:table-cell table:style-name="ce17" office:value-type="string" calcext:value-type="string">
            <text:p>pot_peintu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40];&quot;_petit&quot;;&quot;&quot;)" office:value-type="string" office:string-value="peinture_acrylique_mini.png" calcext:value-type="string">
            <text:p>peinture_acrylique_mini.png</text:p>
          </table:table-cell>
          <table:table-cell table:formula="of:=CONCATENATE(UTILTRANSFORMEENMOTSCLES([.G140]);&quot;,&quot;;[.I140])"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40]);&quot;,&quot;;[.J140])"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53" table:formula="of:=JSONDECHETS([.A140];[.B140];[.C140];[.D140];[.E140];[.F140];[.T140];[.U140];[.G140];[.H140];[.K140];[.L140];[.M140];[.N140];[.P140])"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Yaourt</text:p>
          </table:table-cell>
          <table:table-cell table:style-name="ce290" office:value-type="string" calcext:value-type="string">
            <text:p>Pot yaourt</text:p>
          </table:table-cell>
          <table:table-cell table:style-name="ce290" office:value-type="string" calcext:value-type="string">
            <text:p>Yoghurt pot</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yaourt</text:p>
          </table:table-cell>
          <table:table-cell table:style-name="ce290" office:value-type="string" calcext:value-type="string">
            <text:p>yoghurt pot</text:p>
          </table:table-cell>
          <table:table-cell table:style-name="ce290" table:number-columns-repeated="2"/>
          <table:table-cell table:style-name="ce319"/>
          <table:table-cell table:style-name="ce116" office:value-type="string" calcext:value-type="string">
            <text:p>yaou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1];&quot;_petit&quot;;&quot;&quot;)" office:value-type="string" office:string-value="yaourt_mini.png" calcext:value-type="string">
            <text:p>yaourt_mini.png</text:p>
          </table:table-cell>
          <table:table-cell table:formula="of:=CONCATENATE(UTILTRANSFORMEENMOTSCLES([.G141]);&quot;,&quot;;[.I141])" office:value-type="string" office:string-value="pot,yaourt," calcext:value-type="string">
            <text:p>pot,yaourt,</text:p>
          </table:table-cell>
          <table:table-cell table:formula="of:=CONCATENATE(UTILTRANSFORMEENMOTSCLES([.H141]);&quot;,&quot;;[.J141])" office:value-type="string" office:string-value="yoghurt,pot," calcext:value-type="string">
            <text:p>yoghurt,pot,</text:p>
          </table:table-cell>
          <table:table-cell table:number-columns-repeated="2"/>
          <table:table-cell table:style-name="ce53" table:formula="of:=JSONDECHETS([.A141];[.B141];[.C141];[.D141];[.E141];[.F141];[.T141];[.U141];[.G141];[.H141];[.K141];[.L141];[.M141];[.N141];[.P141])"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plastique_emballag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jaune&quot;,&#10;      &quot;recyc&quot;:&quot;OUI_ET_NON&quot;,&#10;      &quot;src&quot;:&quot;MieuxTrierANantes 02/2015&quot;&#10;   }," calcext:value-type="string">
            <text:p>   {"code":"dec_potYaourt",</text:p>
            <text:p>      "type":"Ressource / objet usagé",</text:p>
            <text:p>      "type_en":"Resource / Used object",</text:p>
            <text:p>      "nom":"Pot yaourt",</text:p>
            <text:p>      "nom_en":"Yoghurt pot",</text:p>
            <text:p>      "cat_usuel":"cu_plastique",</text:p>
            <text:p>      "cat_trait":"cat_plastique_emballage",</text:p>
            <text:p>      "descr":"pot de yaourt",</text:p>
            <text:p>      "descr_en":"yoghurt pot",</text:p>
            <text:p>      "mots_cles":"pot,yaourt,",</text:p>
            <text:p>      "mots_cles_en":"yoghurt,pot,",</text:p>
            <text:p>      "cons":"cons_pasuniquementbouteilleflacon",</text:p>
            <text:p>      "image":"yaourt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Phytosanitaire</text:p>
          </table:table-cell>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table:number-columns-repeated="2"/>
          <table:table-cell table:style-name="ce319"/>
          <table:table-cell table:style-name="ce116" office:value-type="string" calcext:value-type="string">
            <text:p>phytosani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2];&quot;_petit&quot;;&quot;&quot;)" office:value-type="string" office:string-value="phytosanitaire_mini.png" calcext:value-type="string">
            <text:p>phytosanitaire_mini.png</text:p>
          </table:table-cell>
          <table:table-cell table:formula="of:=CONCATENATE(UTILTRANSFORMEENMOTSCLES([.G142]);&quot;,&quot;;[.I142])" office:value-type="string" office:string-value="produit,phytosanitaire," calcext:value-type="string">
            <text:p>produit,phytosanitaire,</text:p>
          </table:table-cell>
          <table:table-cell table:formula="of:=CONCATENATE(UTILTRANSFORMEENMOTSCLES([.H142]);&quot;,&quot;;[.J142])" office:value-type="string" office:string-value="plant,health,product," calcext:value-type="string">
            <text:p>plant,health,product,</text:p>
          </table:table-cell>
          <table:table-cell table:number-columns-repeated="2"/>
          <table:table-cell table:style-name="ce53" table:formula="of:=JSONDECHETS([.A142];[.B142];[.C142];[.D142];[.E142];[.F142];[.T142];[.U142];[.G142];[.H142];[.K142];[.L142];[.M142];[.N142];[.P142])"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Beaute</text:p>
          </table:table-cell>
          <table:table-cell table:style-name="ce290" office:value-type="string" calcext:value-type="string">
            <text:p>Produit beauté</text:p>
          </table:table-cell>
          <table:table-cell table:style-name="ce290" office:value-type="string" calcext:value-type="string">
            <text:p>Beauty Produc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produit de beauté, cosmétique, rouge à lèvres, maquillage, vernis</text:p>
          </table:table-cell>
          <table:table-cell table:style-name="ce290" office:value-type="string" calcext:value-type="string">
            <text:p>beauty products, cosmetics, lipstick, makeup, polish</text:p>
          </table:table-cell>
          <table:table-cell table:style-name="ce290" table:number-columns-repeated="2"/>
          <table:table-cell table:style-name="ce319"/>
          <table:table-cell table:style-name="ce116" office:value-type="string" calcext:value-type="string">
            <text:p>rouge_a_le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3];&quot;_petit&quot;;&quot;&quot;)" office:value-type="string" office:string-value="rouge_a_levre_mini.png" calcext:value-type="string">
            <text:p>rouge_a_levre_mini.png</text:p>
          </table:table-cell>
          <table:table-cell table:formula="of:=CONCATENATE(UTILTRANSFORMEENMOTSCLES([.G143]);&quot;,&quot;;[.I143])" office:value-type="string" office:string-value="produit,beaute,cosmetique,rouge,levres,maquillage,vernis," calcext:value-type="string">
            <text:p>produit,beaute,cosmetique,rouge,levres,maquillage,vernis,</text:p>
          </table:table-cell>
          <table:table-cell table:formula="of:=CONCATENATE(UTILTRANSFORMEENMOTSCLES([.H143]);&quot;,&quot;;[.J143])" office:value-type="string" office:string-value="beauty,products,cosmetics,lipstick,makeup,polish," calcext:value-type="string">
            <text:p>beauty,products,cosmetics,lipstick,makeup,polish,</text:p>
          </table:table-cell>
          <table:table-cell table:number-columns-repeated="2"/>
          <table:table-cell table:style-name="ce53" table:formula="of:=JSONDECHETS([.A143];[.B143];[.C143];[.D143];[.E143];[.F143];[.T143];[.U143];[.G143];[.H143];[.K143];[.L143];[.M143];[.N143];[.P143])"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DEntretien</text:p>
          </table:table-cell>
          <table:table-cell table:style-name="ce290" office:value-type="string" calcext:value-type="string">
            <text:p>Produit d'entretien</text:p>
          </table:table-cell>
          <table:table-cell table:style-name="ce290" office:value-type="string" calcext:value-type="string">
            <text:p>Cleaning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ntretien, nettoyant à sol</text:p>
          </table:table-cell>
          <table:table-cell table:style-name="ce290" office:value-type="string" calcext:value-type="string">
            <text:p>maintenance product, floor cleaner</text:p>
          </table:table-cell>
          <table:table-cell table:style-name="ce290" table:number-columns-repeated="2"/>
          <table:table-cell table:style-name="ce319"/>
          <table:table-cell table:style-name="ce116" office:value-type="string" calcext:value-type="string">
            <text:p>produits_entretie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4];&quot;_petit&quot;;&quot;&quot;)" office:value-type="string" office:string-value="produits_entretien_mini.png" calcext:value-type="string">
            <text:p>produits_entretien_mini.png</text:p>
          </table:table-cell>
          <table:table-cell table:formula="of:=CONCATENATE(UTILTRANSFORMEENMOTSCLES([.G144]);&quot;,&quot;;[.I144])" office:value-type="string" office:string-value="produit,entretien,nettoyant,sol," calcext:value-type="string">
            <text:p>produit,entretien,nettoyant,sol,</text:p>
          </table:table-cell>
          <table:table-cell table:formula="of:=CONCATENATE(UTILTRANSFORMEENMOTSCLES([.H144]);&quot;,&quot;;[.J144])" office:value-type="string" office:string-value="maintenance,product,floor,cleaner," calcext:value-type="string">
            <text:p>maintenance,product,floor,cleaner,</text:p>
          </table:table-cell>
          <table:table-cell table:number-columns-repeated="2"/>
          <table:table-cell table:style-name="ce53" table:formula="of:=JSONDECHETS([.A144];[.B144];[.C144];[.D144];[.E144];[.F144];[.T144];[.U144];[.G144];[.H144];[.K144];[.L144];[.M144];[.N144];[.P144])"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TraitementDuBois</text:p>
          </table:table-cell>
          <table:table-cell table:style-name="ce290" office:value-type="string" calcext:value-type="string">
            <text:p>Produit traitement bois</text:p>
          </table:table-cell>
          <table:table-cell table:style-name="ce290" office:value-type="string" calcext:value-type="string">
            <text:p>Wood treatment product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 traitement du bois</text:p>
          </table:table-cell>
          <table:table-cell table:style-name="ce290" office:value-type="string" calcext:value-type="string">
            <text:p>Product woodworking</text:p>
          </table:table-cell>
          <table:table-cell table:style-name="ce290" table:number-columns-repeated="2"/>
          <table:table-cell table:style-name="ce319"/>
          <table:table-cell table:style-name="ce17" office:value-type="string" calcext:value-type="string">
            <text:p>traitement_de_bois_mini.png</text:p>
          </table:table-cell>
          <table:table-cell table:style-name="ce116" office:value-type="string" calcext:value-type="string">
            <text:p>teinte_a_bois_mini.png</text:p>
          </table:table-cell>
          <table:table-cell table:style-name="ce354" office:value-type="string" calcext:value-type="string">
            <text:p>MieuxTrierANantes 02/2015</text:p>
          </table:table-cell>
          <table:table-cell table:style-name="ce354" table:number-columns-repeated="3"/>
          <table:table-cell/>
          <table:table-cell table:formula="of:=SUBSTITUTE([.L145];&quot;_petit&quot;;&quot;&quot;)" office:value-type="string" office:string-value="traitement_de_bois_mini.png" calcext:value-type="string">
            <text:p>traitement_de_bois_mini.png</text:p>
          </table:table-cell>
          <table:table-cell table:formula="of:=CONCATENATE(UTILTRANSFORMEENMOTSCLES([.G145]);&quot;,&quot;;[.I145])" office:value-type="string" office:string-value="produit,traitement,bois," calcext:value-type="string">
            <text:p>produit,traitement,bois,</text:p>
          </table:table-cell>
          <table:table-cell table:formula="of:=CONCATENATE(UTILTRANSFORMEENMOTSCLES([.H145]);&quot;,&quot;;[.J145])" office:value-type="string" office:string-value="product,woodworking," calcext:value-type="string">
            <text:p>product,woodworking,</text:p>
          </table:table-cell>
          <table:table-cell table:number-columns-repeated="2"/>
          <table:table-cell table:style-name="ce53" table:formula="of:=JSONDECHETS([.A145];[.B145];[.C145];[.D145];[.E145];[.F145];[.T145];[.U145];[.G145];[.H145];[.K145];[.L145];[.M145];[.N145];[.P145])"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adiographie</text:p>
          </table:table-cell>
          <table:table-cell table:style-name="ce290" office:value-type="string" calcext:value-type="string">
            <text:p>Radiographie</text:p>
          </table:table-cell>
          <table:table-cell table:style-name="ce290" office:value-type="string" calcext:value-type="string">
            <text:p>Radiograph</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adiographie</text:p>
          </table:table-cell>
          <table:table-cell table:style-name="ce290" office:value-type="string" calcext:value-type="string">
            <text:p>radiograph</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6];&quot;_petit&quot;;&quot;&quot;)" office:value-type="string" office:string-value="films_mini.png" calcext:value-type="string">
            <text:p>films_mini.png</text:p>
          </table:table-cell>
          <table:table-cell table:formula="of:=CONCATENATE(UTILTRANSFORMEENMOTSCLES([.G146]);&quot;,&quot;;[.I146])" office:value-type="string" office:string-value="radiographie," calcext:value-type="string">
            <text:p>radiographie,</text:p>
          </table:table-cell>
          <table:table-cell table:formula="of:=CONCATENATE(UTILTRANSFORMEENMOTSCLES([.H146]);&quot;,&quot;;[.J146])" office:value-type="string" office:string-value="radiograph," calcext:value-type="string">
            <text:p>radiograph,</text:p>
          </table:table-cell>
          <table:table-cell table:number-columns-repeated="2"/>
          <table:table-cell table:style-name="ce53" table:formula="of:=JSONDECHETS([.A146];[.B146];[.C146];[.D146];[.E146];[.F146];[.T146];[.U146];[.G146];[.H146];[.K146];[.L146];[.M146];[.N146];[.P146])"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asoirJetable</text:p>
          </table:table-cell>
          <table:table-cell table:style-name="ce290" office:value-type="string" calcext:value-type="string">
            <text:p>Rasoir jetable</text:p>
          </table:table-cell>
          <table:table-cell table:style-name="ce290" office:value-type="string" calcext:value-type="string">
            <text:p>Disposable razo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rasoir jetable</text:p>
          </table:table-cell>
          <table:table-cell table:style-name="ce290" office:value-type="string" calcext:value-type="string">
            <text:p>disposable razor</text:p>
          </table:table-cell>
          <table:table-cell table:style-name="ce290" table:number-columns-repeated="2"/>
          <table:table-cell table:style-name="ce319"/>
          <table:table-cell table:style-name="ce116" office:value-type="string" calcext:value-type="string">
            <text:p>rasoir_jetab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7];&quot;_petit&quot;;&quot;&quot;)" office:value-type="string" office:string-value="rasoir_jetable_mini.png" calcext:value-type="string">
            <text:p>rasoir_jetable_mini.png</text:p>
          </table:table-cell>
          <table:table-cell table:formula="of:=CONCATENATE(UTILTRANSFORMEENMOTSCLES([.G147]);&quot;,&quot;;[.I147])" office:value-type="string" office:string-value="rasoir,jetable," calcext:value-type="string">
            <text:p>rasoir,jetable,</text:p>
          </table:table-cell>
          <table:table-cell table:formula="of:=CONCATENATE(UTILTRANSFORMEENMOTSCLES([.H147]);&quot;,&quot;;[.J147])" office:value-type="string" office:string-value="disposable,razor," calcext:value-type="string">
            <text:p>disposable,razor,</text:p>
          </table:table-cell>
          <table:table-cell table:number-columns-repeated="2"/>
          <table:table-cell table:style-name="ce53" table:formula="of:=JSONDECHETS([.A147];[.B147];[.C147];[.D147];[.E147];[.F147];[.T147];[.U147];[.G147];[.H147];[.K147];[.L147];[.M147];[.N147];[.P147])"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curantsPourFour</text:p>
          </table:table-cell>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table:number-columns-repeated="2"/>
          <table:table-cell table:style-name="ce319"/>
          <table:table-cell table:style-name="ce38" office:value-type="string" calcext:value-type="string">
            <text:p>nettoyant_four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48];&quot;_petit&quot;;&quot;&quot;)" office:value-type="string" office:string-value="nettoyant_four_mini.png" calcext:value-type="string">
            <text:p>nettoyant_four_mini.png</text:p>
          </table:table-cell>
          <table:table-cell table:formula="of:=CONCATENATE(UTILTRANSFORMEENMOTSCLES([.G148]);&quot;,&quot;;[.I148])" office:value-type="string" office:string-value="recurant,four," calcext:value-type="string">
            <text:p>recurant,four,</text:p>
          </table:table-cell>
          <table:table-cell table:formula="of:=CONCATENATE(UTILTRANSFORMEENMOTSCLES([.H148]);&quot;,&quot;;[.J148])" office:value-type="string" office:string-value="scouring,oven," calcext:value-type="string">
            <text:p>scouring,oven,</text:p>
          </table:table-cell>
          <table:table-cell table:number-columns-repeated="2"/>
          <table:table-cell table:style-name="ce53" table:formula="of:=JSONDECHETS([.A148];[.B148];[.C148];[.D148];[.E148];[.F148];[.T148];[.U148];[.G148];[.H148];[.K148];[.L148];[.M148];[.N148];[.P148])"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curantsPourToilette</text:p>
          </table:table-cell>
          <table:table-cell table:style-name="ce290" office:value-type="string" calcext:value-type="string">
            <text:p>Récurant pour toilette</text:p>
          </table:table-cell>
          <table:table-cell table:style-name="ce290" office:value-type="string" calcext:value-type="string">
            <text:p>Scouring toile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toilette</text:p>
          </table:table-cell>
          <table:table-cell table:style-name="ce290" office:value-type="string" calcext:value-type="string">
            <text:p>scouring for toilet</text:p>
          </table:table-cell>
          <table:table-cell table:style-name="ce290" table:number-columns-repeated="2"/>
          <table:table-cell table:style-name="ce319"/>
          <table:table-cell table:style-name="ce116" office:value-type="string" calcext:value-type="string">
            <text:p>images_non_libres_temp/produit_sanitai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149];&quot;_petit&quot;;&quot;&quot;)" office:value-type="string" office:string-value="images_non_libres_temp/produit_sanitaire_mini.png" calcext:value-type="string">
            <text:p>images_non_libres_temp/produit_sanitaire_mini.png</text:p>
          </table:table-cell>
          <table:table-cell table:formula="of:=CONCATENATE(UTILTRANSFORMEENMOTSCLES([.G149]);&quot;,&quot;;[.I149])" office:value-type="string" office:string-value="recurant,toilette," calcext:value-type="string">
            <text:p>recurant,toilette,</text:p>
          </table:table-cell>
          <table:table-cell table:formula="of:=CONCATENATE(UTILTRANSFORMEENMOTSCLES([.H149]);&quot;,&quot;;[.J149])" office:value-type="string" office:string-value="scouring,for,toilet," calcext:value-type="string">
            <text:p>scouring,for,toilet,</text:p>
          </table:table-cell>
          <table:table-cell table:number-columns-repeated="2"/>
          <table:table-cell table:style-name="ce53" table:formula="of:=JSONDECHETS([.A149];[.B149];[.C149];[.D149];[.E149];[.F149];[.T149];[.U149];[.G149];[.H149];[.K149];[.L149];[.M149];[.N149];[.P149])"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frigerateur</text:p>
          </table:table-cell>
          <table:table-cell table:style-name="ce290" office:value-type="string" calcext:value-type="string">
            <text:p>Réfrigérateur</text:p>
          </table:table-cell>
          <table:table-cell table:style-name="ce290" office:value-type="string" calcext:value-type="string">
            <text:p>Refrigerator</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réfrigérateur</text:p>
          </table:table-cell>
          <table:table-cell table:style-name="ce290" office:value-type="string" calcext:value-type="string">
            <text:p>refrigerator</text:p>
          </table:table-cell>
          <table:table-cell table:style-name="ce290" table:number-columns-repeated="2"/>
          <table:table-cell table:style-name="ce319"/>
          <table:table-cell table:style-name="ce116" office:value-type="string" calcext:value-type="string">
            <text:p>refriger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0];&quot;_petit&quot;;&quot;&quot;)" office:value-type="string" office:string-value="refrigerateur_mini.png" calcext:value-type="string">
            <text:p>refrigerateur_mini.png</text:p>
          </table:table-cell>
          <table:table-cell table:formula="of:=CONCATENATE(UTILTRANSFORMEENMOTSCLES([.G150]);&quot;,&quot;;[.I150])" office:value-type="string" office:string-value="refrigerateur," calcext:value-type="string">
            <text:p>refrigerateur,</text:p>
          </table:table-cell>
          <table:table-cell table:formula="of:=CONCATENATE(UTILTRANSFORMEENMOTSCLES([.H150]);&quot;,&quot;;[.J150])" office:value-type="string" office:string-value="refrigerator," calcext:value-type="string">
            <text:p>refrigerator,</text:p>
          </table:table-cell>
          <table:table-cell table:number-columns-repeated="2"/>
          <table:table-cell table:style-name="ce53" table:formula="of:=JSONDECHETS([.A150];[.B150];[.C150];[.D150];[.E150];[.F150];[.T150];[.U150];[.G150];[.H150];[.K150];[.L150];[.M150];[.N150];[.P150])"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sines</text:p>
          </table:table-cell>
          <table:table-cell table:style-name="ce290" office:value-type="string" calcext:value-type="string">
            <text:p>Résine</text:p>
          </table:table-cell>
          <table:table-cell table:style-name="ce290" office:value-type="string" calcext:value-type="string">
            <text:p>Res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sine</text:p>
          </table:table-cell>
          <table:table-cell table:style-name="ce290" office:value-type="string" calcext:value-type="string">
            <text:p>resin</text:p>
          </table:table-cell>
          <table:table-cell table:style-name="ce290" table:number-columns-repeated="2"/>
          <table:table-cell table:style-name="ce319"/>
          <table:table-cell table:style-name="ce116" office:value-type="string" calcext:value-type="string">
            <text:p>images_non_libres_temp/res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51];&quot;_petit&quot;;&quot;&quot;)" office:value-type="string" office:string-value="images_non_libres_temp/resine_mini.png" calcext:value-type="string">
            <text:p>images_non_libres_temp/resine_mini.png</text:p>
          </table:table-cell>
          <table:table-cell table:formula="of:=CONCATENATE(UTILTRANSFORMEENMOTSCLES([.G151]);&quot;,&quot;;[.I151])" office:value-type="string" office:string-value="resine," calcext:value-type="string">
            <text:p>resine,</text:p>
          </table:table-cell>
          <table:table-cell table:formula="of:=CONCATENATE(UTILTRANSFORMEENMOTSCLES([.H151]);&quot;,&quot;;[.J151])" office:value-type="string" office:string-value="resin," calcext:value-type="string">
            <text:p>resin,</text:p>
          </table:table-cell>
          <table:table-cell table:number-columns-repeated="2"/>
          <table:table-cell table:style-name="ce53" table:formula="of:=JSONDECHETS([.A151];[.B151];[.C151];[.D151];[.E151];[.F151];[.T151];[.U151];[.G151];[.H151];[.K151];[.L151];[.M151];[.N151];[.P151])"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velateurEtFixateurPhoto</text:p>
          </table:table-cell>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table:number-columns-repeated="2"/>
          <table:table-cell table:style-name="ce319"/>
          <table:table-cell table:style-name="ce116" office:value-type="string" calcext:value-type="string">
            <text:p>images_non_libres_temp/fixateur_photo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52];&quot;_petit&quot;;&quot;&quot;)" office:value-type="string" office:string-value="images_non_libres_temp/fixateur_photo_mini.png" calcext:value-type="string">
            <text:p>images_non_libres_temp/fixateur_photo_mini.png</text:p>
          </table:table-cell>
          <table:table-cell table:formula="of:=CONCATENATE(UTILTRANSFORMEENMOTSCLES([.G152]);&quot;,&quot;;[.I152])" office:value-type="string" office:string-value="revelateur,fixateur,photo," calcext:value-type="string">
            <text:p>revelateur,fixateur,photo,</text:p>
          </table:table-cell>
          <table:table-cell table:formula="of:=CONCATENATE(UTILTRANSFORMEENMOTSCLES([.H152]);&quot;,&quot;;[.J152])" office:value-type="string" office:string-value="developer,and,fixer,photo," calcext:value-type="string">
            <text:p>developer,and,fixer,photo,</text:p>
          </table:table-cell>
          <table:table-cell table:number-columns-repeated="2"/>
          <table:table-cell table:style-name="ce53" table:formula="of:=JSONDECHETS([.A152];[.B152];[.C152];[.D152];[.E152];[.F152];[.T152];[.U152];[.G152];[.H152];[.K152];[.L152];[.M152];[.N152];[.P152])"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acEnPapier</text:p>
          </table:table-cell>
          <table:table-cell table:style-name="ce290" office:value-type="string" calcext:value-type="string">
            <text:p>Sac papier</text:p>
          </table:table-cell>
          <table:table-cell table:style-name="ce290" office:value-type="string" calcext:value-type="string">
            <text:p>Paper bag</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sac en papier</text:p>
          </table:table-cell>
          <table:table-cell table:style-name="ce290" office:value-type="string" calcext:value-type="string">
            <text:p>paper bag</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sac_pap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3];&quot;_petit&quot;;&quot;&quot;)" office:value-type="string" office:string-value="sac_papier_mini.png" calcext:value-type="string">
            <text:p>sac_papier_mini.png</text:p>
          </table:table-cell>
          <table:table-cell table:formula="of:=CONCATENATE(UTILTRANSFORMEENMOTSCLES([.G153]);&quot;,&quot;;[.I153])" office:value-type="string" office:string-value="sac,papier," calcext:value-type="string">
            <text:p>sac,papier,</text:p>
          </table:table-cell>
          <table:table-cell table:formula="of:=CONCATENATE(UTILTRANSFORMEENMOTSCLES([.H153]);&quot;,&quot;;[.J153])" office:value-type="string" office:string-value="paper,bag," calcext:value-type="string">
            <text:p>paper,bag,</text:p>
          </table:table-cell>
          <table:table-cell table:number-columns-repeated="2"/>
          <table:table-cell table:style-name="ce53" table:formula="of:=JSONDECHETS([.A153];[.B153];[.C153];[.D153];[.E153];[.F153];[.T153];[.U153];[.G153];[.H153];[.K153];[.L153];[.M153];[.N153];[.P153])"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acPlastique</text:p>
          </table:table-cell>
          <table:table-cell table:style-name="ce290" office:value-type="string" calcext:value-type="string">
            <text:p>Sac plastique</text:p>
          </table:table-cell>
          <table:table-cell table:style-name="ce290" office:value-type="string" calcext:value-type="string">
            <text:p>Plastic bag</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sac plastique</text:p>
          </table:table-cell>
          <table:table-cell table:style-name="ce290" office:value-type="string" calcext:value-type="string">
            <text:p>plastic bag</text:p>
          </table:table-cell>
          <table:table-cell table:style-name="ce290" table:number-columns-repeated="2"/>
          <table:table-cell table:style-name="ce319"/>
          <table:table-cell table:style-name="ce116" office:value-type="string" calcext:value-type="string">
            <text:p>sac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4];&quot;_petit&quot;;&quot;&quot;)" office:value-type="string" office:string-value="sac_plastique_mini.png" calcext:value-type="string">
            <text:p>sac_plastique_mini.png</text:p>
          </table:table-cell>
          <table:table-cell table:formula="of:=CONCATENATE(UTILTRANSFORMEENMOTSCLES([.G154]);&quot;,&quot;;[.I154])" office:value-type="string" office:string-value="sac,plastique," calcext:value-type="string">
            <text:p>sac,plastique,</text:p>
          </table:table-cell>
          <table:table-cell table:formula="of:=CONCATENATE(UTILTRANSFORMEENMOTSCLES([.H154]);&quot;,&quot;;[.J154])" office:value-type="string" office:string-value="plastic,bag," calcext:value-type="string">
            <text:p>plastic,bag,</text:p>
          </table:table-cell>
          <table:table-cell table:number-columns-repeated="2"/>
          <table:table-cell table:style-name="ce53" table:formula="of:=JSONDECHETS([.A154];[.B154];[.C154];[.D154];[.E154];[.F154];[.T154];[.U154];[.G154];[.H154];[.K154];[.L154];[.M154];[.N154];[.P154])"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plastique_emballag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jaune&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plastique_emballag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cooter</text:p>
          </table:table-cell>
          <table:table-cell table:number-columns-repeated="2" table:style-name="ce290" office:value-type="string" calcext:value-type="string">
            <text:p>Scooter</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scooter, mobylette</text:p>
          </table:table-cell>
          <table:table-cell table:style-name="ce290" office:value-type="string" calcext:value-type="string">
            <text:p>scooter, moped</text:p>
          </table:table-cell>
          <table:table-cell table:style-name="ce290" table:number-columns-repeated="2"/>
          <table:table-cell table:style-name="ce319"/>
          <table:table-cell table:style-name="ce116" office:value-type="string" calcext:value-type="string">
            <text:p>scoot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5];&quot;_petit&quot;;&quot;&quot;)" office:value-type="string" office:string-value="scooter_mini.png" calcext:value-type="string">
            <text:p>scooter_mini.png</text:p>
          </table:table-cell>
          <table:table-cell table:formula="of:=CONCATENATE(UTILTRANSFORMEENMOTSCLES([.G155]);&quot;,&quot;;[.I155])" office:value-type="string" office:string-value="scooter,mobylette," calcext:value-type="string">
            <text:p>scooter,mobylette,</text:p>
          </table:table-cell>
          <table:table-cell table:formula="of:=CONCATENATE(UTILTRANSFORMEENMOTSCLES([.H155]);&quot;,&quot;;[.J155])" office:value-type="string" office:string-value="scooter,moped," calcext:value-type="string">
            <text:p>scooter,moped,</text:p>
          </table:table-cell>
          <table:table-cell table:number-columns-repeated="2"/>
          <table:table-cell table:style-name="ce53" table:formula="of:=JSONDECHETS([.A155];[.B155];[.C155];[.D155];[.E155];[.F155];[.T155];[.U155];[.G155];[.H155];[.K155];[.L155];[.M155];[.N155];[.P155])"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olvants</text:p>
          </table:table-cell>
          <table:table-cell table:style-name="ce290" office:value-type="string" calcext:value-type="string">
            <text:p>Solvant</text:p>
          </table:table-cell>
          <table:table-cell table:style-name="ce290" office:value-type="string" calcext:value-type="string">
            <text:p>Solve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solvant, diluant, white spirit</text:p>
          </table:table-cell>
          <table:table-cell table:style-name="ce290" office:value-type="string" calcext:value-type="string">
            <text:p>solvent, thinner, white spirit</text:p>
          </table:table-cell>
          <table:table-cell table:style-name="ce290" table:number-columns-repeated="2"/>
          <table:table-cell table:style-name="ce319"/>
          <table:table-cell table:style-name="ce116" office:value-type="string" calcext:value-type="string">
            <text:p>bouteille_white_spirit_2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6];&quot;_petit&quot;;&quot;&quot;)" office:value-type="string" office:string-value="bouteille_white_spirit_2_mini.png" calcext:value-type="string">
            <text:p>bouteille_white_spirit_2_mini.png</text:p>
          </table:table-cell>
          <table:table-cell table:formula="of:=CONCATENATE(UTILTRANSFORMEENMOTSCLES([.G156]);&quot;,&quot;;[.I156])" office:value-type="string" office:string-value="solvant,diluant,white,spirit," calcext:value-type="string">
            <text:p>solvant,diluant,white,spirit,</text:p>
          </table:table-cell>
          <table:table-cell table:formula="of:=CONCATENATE(UTILTRANSFORMEENMOTSCLES([.H156]);&quot;,&quot;;[.J156])" office:value-type="string" office:string-value="solvent,thinner,white,spirit," calcext:value-type="string">
            <text:p>solvent,thinner,white,spirit,</text:p>
          </table:table-cell>
          <table:table-cell table:number-columns-repeated="2"/>
          <table:table-cell table:style-name="ce53" table:formula="of:=JSONDECHETS([.A156];[.B156];[.C156];[.D156];[.E156];[.F156];[.T156];[.U156];[.G156];[.H156];[.K156];[.L156];[.M156];[.N156];[.P156])"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tylo</text:p>
          </table:table-cell>
          <table:table-cell table:style-name="ce290" office:value-type="string" calcext:value-type="string">
            <text:p>Stylo</text:p>
          </table:table-cell>
          <table:table-cell table:style-name="ce290" office:value-type="string" calcext:value-type="string">
            <text:p>Pen</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stylo, crayon</text:p>
          </table:table-cell>
          <table:table-cell table:style-name="ce290" office:value-type="string" calcext:value-type="string">
            <text:p>pen, pencil</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7];&quot;_petit&quot;;&quot;&quot;)" office:value-type="string" office:string-value="crayon_mini.png" calcext:value-type="string">
            <text:p>crayon_mini.png</text:p>
          </table:table-cell>
          <table:table-cell table:formula="of:=CONCATENATE(UTILTRANSFORMEENMOTSCLES([.G157]);&quot;,&quot;;[.I157])" office:value-type="string" office:string-value="stylo,crayon," calcext:value-type="string">
            <text:p>stylo,crayon,</text:p>
          </table:table-cell>
          <table:table-cell table:formula="of:=CONCATENATE(UTILTRANSFORMEENMOTSCLES([.H157]);&quot;,&quot;;[.J157])" office:value-type="string" office:string-value="pen,pencil," calcext:value-type="string">
            <text:p>pen,pencil,</text:p>
          </table:table-cell>
          <table:table-cell table:number-columns-repeated="2"/>
          <table:table-cell table:style-name="ce53" table:formula="of:=JSONDECHETS([.A157];[.B157];[.C157];[.D157];[.E157];[.F157];[.T157];[.U157];[.G157];[.H157];[.K157];[.L157];[.M157];[.N157];[.P157])"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quot;,&#10;      &quot;descr&quot;:&quot;stylo, crayon&quot;,&#10;      &quot;descr_en&quot;:&quot;pen, pencil&quot;,&#10;      &quot;mots_cles&quot;:&quot;stylo,crayon,&quot;,&#10;      &quot;mots_cles_en&quot;:&quot;pen,pencil,&quot;,&#10;      &quot;image&quot;:&quot;crayon_mini.png&quot;,&#10;      &quot;modco&quot;:&quot;modco_bacbleuhorsnantes,modco_bacbleunantes,modco_sacbleu&quot;,&#10;      &quot;recyc&quot;:&quot;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text:p>
            <text:p>      "descr":"stylo, crayon",</text:p>
            <text:p>      "descr_en":"pen, pencil",</text:p>
            <text:p>      "mots_cles":"stylo,crayon,",</text:p>
            <text:p>      "mots_cles_en":"pen,pencil,",</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ableARepasser</text:p>
          </table:table-cell>
          <table:table-cell table:style-name="ce290" office:value-type="string" calcext:value-type="string">
            <text:p>Table à repasser</text:p>
          </table:table-cell>
          <table:table-cell table:style-name="ce290" office:value-type="string" calcext:value-type="string">
            <text:p>Ironing board</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3"/>
          <table:table-cell table:style-name="ce290" office:value-type="string" calcext:value-type="string">
            <text:p>table à repasser</text:p>
          </table:table-cell>
          <table:table-cell table:style-name="ce290" office:value-type="string" calcext:value-type="string">
            <text:p>ironing board</text:p>
          </table:table-cell>
          <table:table-cell table:style-name="ce290" table:number-columns-repeated="2"/>
          <table:table-cell table:style-name="ce319"/>
          <table:table-cell table:style-name="ce116" office:value-type="string" calcext:value-type="string">
            <text:p>table_a_repas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8];&quot;_petit&quot;;&quot;&quot;)" office:value-type="string" office:string-value="table_a_repasser_mini.png" calcext:value-type="string">
            <text:p>table_a_repasser_mini.png</text:p>
          </table:table-cell>
          <table:table-cell table:formula="of:=CONCATENATE(UTILTRANSFORMEENMOTSCLES([.G158]);&quot;,&quot;;[.I158])" office:value-type="string" office:string-value="table,repasser," calcext:value-type="string">
            <text:p>table,repasser,</text:p>
          </table:table-cell>
          <table:table-cell table:formula="of:=CONCATENATE(UTILTRANSFORMEENMOTSCLES([.H158]);&quot;,&quot;;[.J158])" office:value-type="string" office:string-value="ironing,board," calcext:value-type="string">
            <text:p>ironing,board,</text:p>
          </table:table-cell>
          <table:table-cell table:number-columns-repeated="2"/>
          <table:table-cell table:style-name="ce53" table:formula="of:=JSONDECHETS([.A158];[.B158];[.C158];[.D158];[.E158];[.F158];[.T158];[.U158];[.G158];[.H158];[.K158];[.L158];[.M158];[.N158];[.P158])"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elephonie</text:p>
          </table:table-cell>
          <table:table-cell table:style-name="ce290" office:value-type="string" calcext:value-type="string">
            <text:p>Téléphonie</text:p>
          </table:table-cell>
          <table:table-cell table:style-name="ce290" office:value-type="string" calcext:value-type="string">
            <text:p>Telephony</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phonie</text:p>
          </table:table-cell>
          <table:table-cell table:style-name="ce290" office:value-type="string" calcext:value-type="string">
            <text:p>telephony</text:p>
          </table:table-cell>
          <table:table-cell table:style-name="ce290" table:number-columns-repeated="2"/>
          <table:table-cell table:style-name="ce319"/>
          <table:table-cell table:style-name="ce116" office:value-type="string" calcext:value-type="string">
            <text:p>telephone_fixe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9];&quot;_petit&quot;;&quot;&quot;)" office:value-type="string" office:string-value="telephone_fixe_mini.png" calcext:value-type="string">
            <text:p>telephone_fixe_mini.png</text:p>
          </table:table-cell>
          <table:table-cell table:formula="of:=CONCATENATE(UTILTRANSFORMEENMOTSCLES([.G159]);&quot;,&quot;;[.I159])" office:value-type="string" office:string-value="telephonie," calcext:value-type="string">
            <text:p>telephonie,</text:p>
          </table:table-cell>
          <table:table-cell table:formula="of:=CONCATENATE(UTILTRANSFORMEENMOTSCLES([.H159]);&quot;,&quot;;[.J159])" office:value-type="string" office:string-value="telephony," calcext:value-type="string">
            <text:p>telephony,</text:p>
          </table:table-cell>
          <table:table-cell table:number-columns-repeated="2"/>
          <table:table-cell table:style-name="ce53" table:formula="of:=JSONDECHETS([.A159];[.B159];[.C159];[.D159];[.E159];[.F159];[.T159];[.U159];[.G159];[.H159];[.K159];[.L159];[.M159];[.N159];[.P159])"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559" office:value-type="string" calcext:value-type="string">
            <text:p>dec_telephone_portable</text:p>
          </table:table-cell>
          <table:table-cell table:style-name="ce559" office:value-type="string" calcext:value-type="string">
            <text:p>Téléphone portable</text:p>
          </table:table-cell>
          <table:table-cell table:style-name="ce559" office:value-type="string" calcext:value-type="string">
            <text:p>Mobile phone</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559" office:value-type="string" calcext:value-type="string">
            <text:p>téléphone mobile,smartphone</text:p>
          </table:table-cell>
          <table:table-cell table:style-name="ce559" office:value-type="string" calcext:value-type="string">
            <text:p>hone,mobile,smartphone</text:p>
          </table:table-cell>
          <table:table-cell table:style-name="ce290" table:number-columns-repeated="2"/>
          <table:table-cell table:style-name="ce559" office:value-type="string" calcext:value-type="string">
            <text:p>cons_modular_phone</text:p>
          </table:table-cell>
          <table:table-cell table:style-name="ce559" office:value-type="string" calcext:value-type="string">
            <text:p>telephone_mini.png</text:p>
          </table:table-cell>
          <table:table-cell table:style-name="ce17"/>
          <table:table-cell table:style-name="ce559" office:value-type="string" calcext:value-type="string">
            <text:p>MieuxTrierANantes 03/2018</text:p>
          </table:table-cell>
          <table:table-cell table:style-name="ce44" table:number-columns-repeated="3"/>
          <table:table-cell/>
          <table:table-cell table:formula="of:=SUBSTITUTE([.L160];&quot;_petit&quot;;&quot;&quot;)" office:value-type="string" office:string-value="telephone_mini.png" calcext:value-type="string">
            <text:p>telephone_mini.png</text:p>
          </table:table-cell>
          <table:table-cell table:formula="of:=CONCATENATE(UTILTRANSFORMEENMOTSCLES([.G160]);&quot;,&quot;;[.I160])" office:value-type="string" office:string-value="telephone,mobile,smartphone," calcext:value-type="string">
            <text:p>telephone,mobile,smartphone,</text:p>
          </table:table-cell>
          <table:table-cell table:formula="of:=CONCATENATE(UTILTRANSFORMEENMOTSCLES([.H160]);&quot;,&quot;;[.J160])" office:value-type="string" office:string-value="hone,mobile,smartphone," calcext:value-type="string">
            <text:p>hone,mobile,smartphone,</text:p>
          </table:table-cell>
          <table:table-cell table:number-columns-repeated="2"/>
          <table:table-cell table:style-name="ce53" table:formula="of:=JSONDECHETS([.A160];[.B160];[.C160];[.D160];[.E160];[.F160];[.T160];[.U160];[.G160];[.H160];[.K160];[.L160];[.M160];[.N160];[.P160])"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eleviseurs</text:p>
          </table:table-cell>
          <table:table-cell table:style-name="ce290" office:value-type="string" calcext:value-type="string">
            <text:p>Téléviseur</text:p>
          </table:table-cell>
          <table:table-cell table:style-name="ce290" office:value-type="string" calcext:value-type="string">
            <text:p>TV</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viseur,télévision,écran,tv</text:p>
          </table:table-cell>
          <table:table-cell table:style-name="ce290" office:value-type="string" calcext:value-type="string">
            <text:p>TV</text:p>
          </table:table-cell>
          <table:table-cell table:style-name="ce290" table:number-columns-repeated="2"/>
          <table:table-cell table:style-name="ce319"/>
          <table:table-cell table:style-name="ce116" office:value-type="string" calcext:value-type="string">
            <text:p>televis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61];&quot;_petit&quot;;&quot;&quot;)" office:value-type="string" office:string-value="televiseur_mini.png" calcext:value-type="string">
            <text:p>televiseur_mini.png</text:p>
          </table:table-cell>
          <table:table-cell table:formula="of:=CONCATENATE(UTILTRANSFORMEENMOTSCLES([.G161]);&quot;,&quot;;[.I161])" office:value-type="string" office:string-value="televiseur,television,ecran,tv," calcext:value-type="string">
            <text:p>televiseur,television,ecran,tv,</text:p>
          </table:table-cell>
          <table:table-cell table:formula="of:=CONCATENATE(UTILTRANSFORMEENMOTSCLES([.H161]);&quot;,&quot;;[.J161])" office:value-type="string" office:string-value="tv," calcext:value-type="string">
            <text:p>tv,</text:p>
          </table:table-cell>
          <table:table-cell table:number-columns-repeated="2"/>
          <table:table-cell table:style-name="ce53" table:formula="of:=JSONDECHETS([.A161];[.B161];[.C161];[.D161];[.E161];[.F161];[.T161];[.U161];[.G161];[.H161];[.K161];[.L161];[.M161];[.N161];[.P161])"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hermometreAMercure</text:p>
          </table:table-cell>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table:number-columns-repeated="2"/>
          <table:table-cell table:style-name="ce319"/>
          <table:table-cell table:style-name="ce116" office:value-type="string" calcext:value-type="string">
            <text:p>thermometre_merc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2];&quot;_petit&quot;;&quot;&quot;)" office:value-type="string" office:string-value="thermometre_mercure_mini.png" calcext:value-type="string">
            <text:p>thermometre_mercure_mini.png</text:p>
          </table:table-cell>
          <table:table-cell table:formula="of:=CONCATENATE(UTILTRANSFORMEENMOTSCLES([.G162]);&quot;,&quot;;[.I162])" office:value-type="string" office:string-value="thermometre,mercure," calcext:value-type="string">
            <text:p>thermometre,mercure,</text:p>
          </table:table-cell>
          <table:table-cell table:formula="of:=CONCATENATE(UTILTRANSFORMEENMOTSCLES([.H162]);&quot;,&quot;;[.J162])" office:value-type="string" office:string-value="mercury,thermometer," calcext:value-type="string">
            <text:p>mercury,thermometer,</text:p>
          </table:table-cell>
          <table:table-cell table:number-columns-repeated="2"/>
          <table:table-cell table:style-name="ce53" table:formula="of:=JSONDECHETS([.A162];[.B162];[.C162];[.D162];[.E162];[.F162];[.T162];[.U162];[.G162];[.H162];[.K162];[.L162];[.M162];[.N162];[.P162])"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rompette</text:p>
          </table:table-cell>
          <table:table-cell table:style-name="ce290" office:value-type="string" calcext:value-type="string">
            <text:p>Trompette</text:p>
          </table:table-cell>
          <table:table-cell table:style-name="ce290" office:value-type="string" calcext:value-type="string">
            <text:p>Trumpet</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style-name="ce290" office:value-type="string" calcext:value-type="string">
            <text:p>trompette</text:p>
          </table:table-cell>
          <table:table-cell table:style-name="ce290" office:value-type="string" calcext:value-type="string">
            <text:p>trumpet</text:p>
          </table:table-cell>
          <table:table-cell table:style-name="ce290" table:number-columns-repeated="2"/>
          <table:table-cell table:style-name="ce319"/>
          <table:table-cell table:style-name="ce116" office:value-type="string" calcext:value-type="string">
            <text:p>images_non_libres_temp/tromp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3];&quot;_petit&quot;;&quot;&quot;)" office:value-type="string" office:string-value="images_non_libres_temp/trompette_mini.png" calcext:value-type="string">
            <text:p>images_non_libres_temp/trompette_mini.png</text:p>
          </table:table-cell>
          <table:table-cell table:formula="of:=CONCATENATE(UTILTRANSFORMEENMOTSCLES([.G163]);&quot;,&quot;;[.I163])" office:value-type="string" office:string-value="trompette," calcext:value-type="string">
            <text:p>trompette,</text:p>
          </table:table-cell>
          <table:table-cell table:formula="of:=CONCATENATE(UTILTRANSFORMEENMOTSCLES([.H163]);&quot;,&quot;;[.J163])" office:value-type="string" office:string-value="trumpet," calcext:value-type="string">
            <text:p>trumpet,</text:p>
          </table:table-cell>
          <table:table-cell table:number-columns-repeated="2"/>
          <table:table-cell table:style-name="ce53" table:formula="of:=JSONDECHETS([.A163];[.B163];[.C163];[.D163];[.E163];[.F163];[.T163];[.U163];[.G163];[.H163];[.K163];[.L163];[.M163];[.N163];[.P163])"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rottinnette</text:p>
          </table:table-cell>
          <table:table-cell table:style-name="ce290" office:value-type="string" calcext:value-type="string">
            <text:p>Trottinette</text:p>
          </table:table-cell>
          <table:table-cell table:style-name="ce290" office:value-type="string" calcext:value-type="string">
            <text:p>Scooter</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trottinette</text:p>
          </table:table-cell>
          <table:table-cell table:style-name="ce290" office:value-type="string" calcext:value-type="string">
            <text:p>scooter</text:p>
          </table:table-cell>
          <table:table-cell table:style-name="ce290" table:number-columns-repeated="2"/>
          <table:table-cell table:style-name="ce319"/>
          <table:table-cell table:style-name="ce116" office:value-type="string" calcext:value-type="string">
            <text:p>trottinette_mini.png</text:p>
          </table:table-cell>
          <table:table-cell table:style-name="ce17"/>
          <table:table-cell table:style-name="ce354" office:value-type="string" calcext:value-type="string">
            <text:p>MieuxTrierANantes 12/2014</text:p>
          </table:table-cell>
          <table:table-cell table:style-name="ce354" table:number-columns-repeated="2"/>
          <table:table-cell table:style-name="ce348"/>
          <table:table-cell/>
          <table:table-cell table:formula="of:=SUBSTITUTE([.L164];&quot;_petit&quot;;&quot;&quot;)" office:value-type="string" office:string-value="trottinette_mini.png" calcext:value-type="string">
            <text:p>trottinette_mini.png</text:p>
          </table:table-cell>
          <table:table-cell table:formula="of:=CONCATENATE(UTILTRANSFORMEENMOTSCLES([.G164]);&quot;,&quot;;[.I164])" office:value-type="string" office:string-value="trottinette," calcext:value-type="string">
            <text:p>trottinette,</text:p>
          </table:table-cell>
          <table:table-cell table:formula="of:=CONCATENATE(UTILTRANSFORMEENMOTSCLES([.H164]);&quot;,&quot;;[.J164])" office:value-type="string" office:string-value="scooter," calcext:value-type="string">
            <text:p>scooter,</text:p>
          </table:table-cell>
          <table:table-cell table:number-columns-repeated="2"/>
          <table:table-cell table:style-name="ce53" table:formula="of:=JSONDECHETS([.A164];[.B164];[.C164];[.D164];[.E164];[.F164];[.T164];[.U164];[.G164];[.H164];[.K164];[.L164];[.M164];[.N164];[.P164])"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ubeFluorescent</text:p>
          </table:table-cell>
          <table:table-cell table:style-name="ce290" office:value-type="string" calcext:value-type="string">
            <text:p>Tube fluorescent</text:p>
          </table:table-cell>
          <table:table-cell table:style-name="ce290" office:value-type="string" calcext:value-type="string">
            <text:p>Fluorescent Tub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ube fluorescent, tube fluo</text:p>
          </table:table-cell>
          <table:table-cell table:style-name="ce290" office:value-type="string" calcext:value-type="string">
            <text:p>fluorescent lamp, fluorescent tube</text:p>
          </table:table-cell>
          <table:table-cell table:style-name="ce290" table:number-columns-repeated="2"/>
          <table:table-cell table:style-name="ce319"/>
          <table:table-cell table:style-name="ce116" office:value-type="string" calcext:value-type="string">
            <text:p>images_non_libres_temp/tube_flouoresc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65];&quot;_petit&quot;;&quot;&quot;)" office:value-type="string" office:string-value="images_non_libres_temp/tube_flouorescent_mini.png" calcext:value-type="string">
            <text:p>images_non_libres_temp/tube_flouorescent_mini.png</text:p>
          </table:table-cell>
          <table:table-cell table:formula="of:=CONCATENATE(UTILTRANSFORMEENMOTSCLES([.G165]);&quot;,&quot;;[.I165])" office:value-type="string" office:string-value="tube,fluorescent,tube,fluo," calcext:value-type="string">
            <text:p>tube,fluorescent,tube,fluo,</text:p>
          </table:table-cell>
          <table:table-cell table:formula="of:=CONCATENATE(UTILTRANSFORMEENMOTSCLES([.H165]);&quot;,&quot;;[.J165])" office:value-type="string" office:string-value="fluorescent,lamp,fluorescent,tube," calcext:value-type="string">
            <text:p>fluorescent,lamp,fluorescent,tube,</text:p>
          </table:table-cell>
          <table:table-cell table:number-columns-repeated="2"/>
          <table:table-cell table:style-name="ce53" table:formula="of:=JSONDECHETS([.A165];[.B165];[.C165];[.D165];[.E165];[.F165];[.T165];[.U165];[.G165];[.H165];[.K165];[.L165];[.M165];[.N165];[.P165])"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uyauDarrosage</text:p>
          </table:table-cell>
          <table:table-cell table:style-name="ce290" office:value-type="string" calcext:value-type="string">
            <text:p>Tuyau arrosage</text:p>
          </table:table-cell>
          <table:table-cell table:style-name="ce290" office:value-type="string" calcext:value-type="string">
            <text:p>Watering hos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tuyau d'arrosage</text:p>
          </table:table-cell>
          <table:table-cell table:style-name="ce290" office:value-type="string" calcext:value-type="string">
            <text:p>garden hose</text:p>
          </table:table-cell>
          <table:table-cell table:style-name="ce290" table:number-columns-repeated="2"/>
          <table:table-cell table:style-name="ce319"/>
          <table:table-cell table:style-name="ce116" office:value-type="string" calcext:value-type="string">
            <text:p>tuyau_arro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6];&quot;_petit&quot;;&quot;&quot;)" office:value-type="string" office:string-value="tuyau_arrosage_mini.png" calcext:value-type="string">
            <text:p>tuyau_arrosage_mini.png</text:p>
          </table:table-cell>
          <table:table-cell table:formula="of:=CONCATENATE(UTILTRANSFORMEENMOTSCLES([.G166]);&quot;,&quot;;[.I166])" office:value-type="string" office:string-value="tuyau,arrosage," calcext:value-type="string">
            <text:p>tuyau,arrosage,</text:p>
          </table:table-cell>
          <table:table-cell table:formula="of:=CONCATENATE(UTILTRANSFORMEENMOTSCLES([.H166]);&quot;,&quot;;[.J166])" office:value-type="string" office:string-value="garden,hose," calcext:value-type="string">
            <text:p>garden,hose,</text:p>
          </table:table-cell>
          <table:table-cell table:number-columns-repeated="2"/>
          <table:table-cell table:style-name="ce53" table:formula="of:=JSONDECHETS([.A166];[.B166];[.C166];[.D166];[.E166];[.F166];[.T166];[.U166];[.G166];[.H166];[.K166];[.L166];[.M166];[.N166];[.P166])"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quot;,&#10;      &quot;descr&quot;:&quot;tuyau d'arrosage&quot;,&#10;      &quot;descr_en&quot;:&quot;garden hose&quot;,&#10;      &quot;mots_cles&quot;:&quot;tuyau,arrosage,&quot;,&#10;      &quot;mots_cles_en&quot;:&quot;garden,hose,&quot;,&#10;      &quot;image&quot;:&quot;tuyau_arrosage_mini.png&quot;,&#10;      &quot;modco&quot;:&quot;modco_bacbleuhorsnantes,modco_bacbleunantes,modco_sacbleu&quot;,&#10;      &quot;recyc&quot;:&quot;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text:p>
            <text:p>      "descr":"tuyau d'arrosage",</text:p>
            <text:p>      "descr_en":"garden hose",</text:p>
            <text:p>      "mots_cles":"tuyau,arrosage,",</text:p>
            <text:p>      "mots_cles_en":"garden,hose,",</text:p>
            <text:p>      "image":"tuyau_arro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UstensileCuisine</text:p>
          </table:table-cell>
          <table:table-cell table:style-name="ce290" office:value-type="string" calcext:value-type="string">
            <text:p>Ustensile cuisine</text:p>
          </table:table-cell>
          <table:table-cell table:style-name="ce290" office:value-type="string" calcext:value-type="string">
            <text:p>Kitchen Utensil</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ustensile de cuisine, casserole, marmite, cocotte, poêle, wok, spatule</text:p>
          </table:table-cell>
          <table:table-cell table:style-name="ce290" office:value-type="string" calcext:value-type="string">
            <text:p>kitchen utensil, pot, pot, casserole, frying pan, wok spatula</text:p>
          </table:table-cell>
          <table:table-cell table:style-name="ce290" table:number-columns-repeated="2"/>
          <table:table-cell table:style-name="ce319"/>
          <table:table-cell table:style-name="ce116" office:value-type="string" calcext:value-type="string">
            <text:p>spatule_cuisin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7];&quot;_petit&quot;;&quot;&quot;)" office:value-type="string" office:string-value="spatule_cuisine_mini.png" calcext:value-type="string">
            <text:p>spatule_cuisine_mini.png</text:p>
          </table:table-cell>
          <table:table-cell table:formula="of:=CONCATENATE(UTILTRANSFORMEENMOTSCLES([.G167]);&quot;,&quot;;[.I167])" office:value-type="string" office:string-value="ustensile,cuisine,casserole,marmite,cocotte,poele,wok,spatule," calcext:value-type="string">
            <text:p>ustensile,cuisine,casserole,marmite,cocotte,poele,wok,spatule,</text:p>
          </table:table-cell>
          <table:table-cell table:formula="of:=CONCATENATE(UTILTRANSFORMEENMOTSCLES([.H167]);&quot;,&quot;;[.J167])" office:value-type="string" office:string-value="kitchen,utensil,pot,pot,casserole,frying,pan,wok,spatula," calcext:value-type="string">
            <text:p>kitchen,utensil,pot,pot,casserole,frying,pan,wok,spatula,</text:p>
          </table:table-cell>
          <table:table-cell table:number-columns-repeated="2"/>
          <table:table-cell table:style-name="ce53" table:formula="of:=JSONDECHETS([.A167];[.B167];[.C167];[.D167];[.E167];[.F167];[.T167];[.U167];[.G167];[.H167];[.K167];[.L167];[.M167];[.N167];[.P167])"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Carton</text:p>
          </table:table-cell>
          <table:table-cell table:style-name="ce290" office:value-type="string" calcext:value-type="string">
            <text:p>Vaisselle carton</text:p>
          </table:table-cell>
          <table:table-cell table:style-name="ce290" office:value-type="string" calcext:value-type="string">
            <text:p>Cardboard dishes</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vaisselle carton, assiette carton, gobelet carton</text:p>
          </table:table-cell>
          <table:table-cell table:style-name="ce290" office:value-type="string" calcext:value-type="string">
            <text:p>cardboard tableware, cardboard plate, paper cup</text:p>
          </table:table-cell>
          <table:table-cell table:style-name="ce290" table:number-columns-repeated="2"/>
          <table:table-cell table:style-name="ce319"/>
          <table:table-cell table:style-name="ce116" office:value-type="string" calcext:value-type="string">
            <text:p>assiette_cart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8];&quot;_petit&quot;;&quot;&quot;)" office:value-type="string" office:string-value="assiette_carton_mini.png" calcext:value-type="string">
            <text:p>assiette_carton_mini.png</text:p>
          </table:table-cell>
          <table:table-cell table:formula="of:=CONCATENATE(UTILTRANSFORMEENMOTSCLES([.G168]);&quot;,&quot;;[.I168])" office:value-type="string" office:string-value="vaisselle,carton,assiette,carton,gobelet,carton," calcext:value-type="string">
            <text:p>vaisselle,carton,assiette,carton,gobelet,carton,</text:p>
          </table:table-cell>
          <table:table-cell table:formula="of:=CONCATENATE(UTILTRANSFORMEENMOTSCLES([.H168]);&quot;,&quot;;[.J168])" office:value-type="string" office:string-value="cardboard,tableware,cardboard,plate,paper,cup," calcext:value-type="string">
            <text:p>cardboard,tableware,cardboard,plate,paper,cup,</text:p>
          </table:table-cell>
          <table:table-cell table:number-columns-repeated="2"/>
          <table:table-cell table:style-name="ce53" table:formula="of:=JSONDECHETS([.A168];[.B168];[.C168];[.D168];[.E168];[.F168];[.T168];[.U168];[.G168];[.H168];[.K168];[.L168];[.M168];[.N168];[.P168])"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Plastique</text:p>
          </table:table-cell>
          <table:table-cell table:style-name="ce290" office:value-type="string" calcext:value-type="string">
            <text:p>Vaisselle plastique</text:p>
          </table:table-cell>
          <table:table-cell table:style-name="ce290" office:value-type="string" calcext:value-type="string">
            <text:p>Plastic war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vaisselle plastique, gobelet plastique, couvert plastique, couteau plastique, fourchette plastique, cuillère plastique</text:p>
          </table:table-cell>
          <table:table-cell table:style-name="ce290" office:value-type="string" calcext:value-type="string">
            <text:p>plastic tableware, plastic cup, plastic cover, plastic knife, plastic fork, plastic spoon</text:p>
          </table:table-cell>
          <table:table-cell table:style-name="ce290" table:number-columns-repeated="2"/>
          <table:table-cell table:style-name="ce319" office:value-type="string" calcext:value-type="string">
            <text:p>cons_remplacergobelet,cons_vaissellebiodegradable</text:p>
          </table:table-cell>
          <table:table-cell table:style-name="ce116" office:value-type="string" calcext:value-type="string">
            <text:p>gobelet_plastique_mini.png</text:p>
          </table:table-cell>
          <table:table-cell table:style-name="ce17"/>
          <table:table-cell table:style-name="ce354" office:value-type="string" calcext:value-type="string">
            <text:p>MieuxTrierANantes 14/2014</text:p>
          </table:table-cell>
          <table:table-cell table:style-name="ce354" table:number-columns-repeated="3"/>
          <table:table-cell/>
          <table:table-cell table:formula="of:=SUBSTITUTE([.L169];&quot;_petit&quot;;&quot;&quot;)" office:value-type="string" office:string-value="gobelet_plastique_mini.png" calcext:value-type="string">
            <text:p>gobelet_plastique_mini.png</text:p>
          </table:table-cell>
          <table:table-cell table:formula="of:=CONCATENATE(UTILTRANSFORMEENMOTSCLES([.G169]);&quot;,&quot;;[.I169])"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9]);&quot;,&quot;;[.J169])"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53" table:formula="of:=JSONDECHETS([.A169];[.B169];[.C169];[.D169];[.E169];[.F169];[.T169];[.U169];[.G169];[.H169];[.K169];[.L169];[.M169];[.N169];[.P169])"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quot;,&#10;      &quot;image&quot;:&quot;gobelet_plastique_mini.png&quot;,&#10;      &quot;modco&quot;:&quot;modco_bacbleuhorsnantes,modco_bacbleunantes,modco_sacbleu&quot;,&#10;      &quot;recyc&quot;:&quot;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text:p>
            <text:p>      "image":"gobelet_plastique_mini.png",</text:p>
            <text:p>      "modco":"modco_bacbleuhorsnantes,modco_bacbleunantes,modco_sacbleu",</text:p>
            <text:p>      "recyc":"NON",</text:p>
            <text:p>      "src":"MieuxTrierANantes 14/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VerrePorcelaine</text:p>
          </table:table-cell>
          <table:table-cell table:style-name="ce290" office:value-type="string" calcext:value-type="string">
            <text:p>Vaisselle (verre, porcelaine...)</text:p>
          </table:table-cell>
          <table:table-cell table:style-name="ce290" office:value-type="string" calcext:value-type="string">
            <text:p>Dishes (glass, porcelain ...)</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assiette, tasse, bol, plat, verre à boire, poterie, porcelaine, faïence, carafe, verre</text:p>
          </table:table-cell>
          <table:table-cell table:style-name="ce290" office:value-type="string" calcext:value-type="string">
            <text:p>plate, cup, bowl, dish, drinking glass, pottery, porcelain, earthenware jug, glass</text:p>
          </table:table-cell>
          <table:table-cell table:style-name="ce290" table:number-columns-repeated="2"/>
          <table:table-cell/>
          <table:table-cell table:style-name="ce116" office:value-type="string" calcext:value-type="string">
            <text:p>assiette_mini.png</text:p>
          </table:table-cell>
          <table:table-cell table:style-name="ce17" office:value-type="string" calcext:value-type="string">
            <text:p>bol_mini.png, tasse_mini.png, plat_en_faience_mini.png</text:p>
          </table:table-cell>
          <table:table-cell table:style-name="ce348" office:value-type="string" calcext:value-type="string">
            <text:p>MieuxTrierANantes 02/2015</text:p>
          </table:table-cell>
          <table:table-cell table:style-name="ce348" table:number-columns-repeated="3"/>
          <table:table-cell/>
          <table:table-cell table:formula="of:=SUBSTITUTE([.L170];&quot;_petit&quot;;&quot;&quot;)" office:value-type="string" office:string-value="assiette_mini.png" calcext:value-type="string">
            <text:p>assiette_mini.png</text:p>
          </table:table-cell>
          <table:table-cell table:formula="of:=CONCATENATE(UTILTRANSFORMEENMOTSCLES([.G170]);&quot;,&quot;;[.I170])"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70]);&quot;,&quot;;[.J170])"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53" table:formula="of:=JSONDECHETS([.A170];[.B170];[.C170];[.D170];[.E170];[.F170];[.T170];[.U170];[.G170];[.H170];[.K170];[.L170];[.M170];[.N170];[.P170])"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lo</text:p>
          </table:table-cell>
          <table:table-cell table:style-name="ce290" office:value-type="string" calcext:value-type="string">
            <text:p>Vélo</text:p>
          </table:table-cell>
          <table:table-cell table:style-name="ce290" office:value-type="string" calcext:value-type="string">
            <text:p>Bike</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vélo, bicyclette, skateboard</text:p>
          </table:table-cell>
          <table:table-cell table:style-name="ce290" office:value-type="string" calcext:value-type="string">
            <text:p>bike, bicycle, bike, skateboard</text:p>
          </table:table-cell>
          <table:table-cell table:style-name="ce290" table:number-columns-repeated="2"/>
          <table:table-cell table:style-name="ce319"/>
          <table:table-cell table:style-name="ce116" office:value-type="string" calcext:value-type="string">
            <text:p>veloenfant_mini.png</text:p>
          </table:table-cell>
          <table:table-cell table:style-name="ce17" office:value-type="string" calcext:value-type="string">
            <text:p>skateboard_mini.png</text:p>
          </table:table-cell>
          <table:table-cell table:style-name="ce348" office:value-type="string" calcext:value-type="string">
            <text:p>MieuxTrierANantes 02/2015</text:p>
          </table:table-cell>
          <table:table-cell table:style-name="ce559" office:value-type="string" calcext:value-type="string">
            <text:p>Fabien Lamiré (Falblam)</text:p>
          </table:table-cell>
          <table:table-cell table:style-name="ce348" office:value-type="string" calcext:value-type="string">
            <text:p>Falblam</text:p>
          </table:table-cell>
          <table:table-cell table:style-name="ce348"/>
          <table:table-cell/>
          <table:table-cell table:formula="of:=SUBSTITUTE([.L171];&quot;_petit&quot;;&quot;&quot;)" office:value-type="string" office:string-value="veloenfant_mini.png" calcext:value-type="string">
            <text:p>veloenfant_mini.png</text:p>
          </table:table-cell>
          <table:table-cell table:formula="of:=CONCATENATE(UTILTRANSFORMEENMOTSCLES([.G171]);&quot;,&quot;;[.I171])" office:value-type="string" office:string-value="velo,bicyclette,skateboard," calcext:value-type="string">
            <text:p>velo,bicyclette,skateboard,</text:p>
          </table:table-cell>
          <table:table-cell table:formula="of:=CONCATENATE(UTILTRANSFORMEENMOTSCLES([.H171]);&quot;,&quot;;[.J171])" office:value-type="string" office:string-value="bike,bicycle,bike,skateboard," calcext:value-type="string">
            <text:p>bike,bicycle,bike,skateboard,</text:p>
          </table:table-cell>
          <table:table-cell table:number-columns-repeated="2"/>
          <table:table-cell table:style-name="ce53" table:formula="of:=JSONDECHETS([.A171];[.B171];[.C171];[.D171];[.E171];[.F171];[.T171];[.U171];[.G171];[.H171];[.K171];[.L171];[.M171];[.N171];[.P171])"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tementEnBonEtat</text:p>
          </table:table-cell>
          <table:table-cell table:style-name="ce290" office:value-type="string" calcext:value-type="string">
            <text:p>Vêtement bon état</text:p>
          </table:table-cell>
          <table:table-cell table:style-name="ce290" office:value-type="string" calcext:value-type="string">
            <text:p>Clothing good condition</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vêtement bon état, pantalon, chemise, pull, veste, jupe, robe</text:p>
          </table:table-cell>
          <table:table-cell table:style-name="ce439" office:value-type="string" calcext:value-type="string">
            <text:p>Clothing,pants, shirt, sweater, jacket, skirt, dress</text:p>
          </table:table-cell>
          <table:table-cell table:style-name="ce439" table:number-columns-repeated="2"/>
          <table:table-cell table:style-name="ce319"/>
          <table:table-cell table:style-name="ce116" office:value-type="string" calcext:value-type="string">
            <text:p>chemi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2];&quot;_petit&quot;;&quot;&quot;)" office:value-type="string" office:string-value="chemise_mini.png" calcext:value-type="string">
            <text:p>chemise_mini.png</text:p>
          </table:table-cell>
          <table:table-cell table:formula="of:=CONCATENATE(UTILTRANSFORMEENMOTSCLES([.G172]);&quot;,&quot;;[.I172])" office:value-type="string" office:string-value="vetement,bon,etat,pantalon,chemise,pull,veste,jupe,robe," calcext:value-type="string">
            <text:p>vetement,bon,etat,pantalon,chemise,pull,veste,jupe,robe,</text:p>
          </table:table-cell>
          <table:table-cell table:formula="of:=CONCATENATE(UTILTRANSFORMEENMOTSCLES([.H172]);&quot;,&quot;;[.J172])" office:value-type="string" office:string-value="clothing,pants,shirt,sweater,jacket,skirt,dress," calcext:value-type="string">
            <text:p>clothing,pants,shirt,sweater,jacket,skirt,dress,</text:p>
          </table:table-cell>
          <table:table-cell table:number-columns-repeated="2"/>
          <table:table-cell table:style-name="ce53" table:formula="of:=JSONDECHETS([.A172];[.B172];[.C172];[.D172];[.E172];[.F172];[.T172];[.U172];[.G172];[.H172];[.K172];[.L172];[.M172];[.N172];[.P172])"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tementUsage</text:p>
          </table:table-cell>
          <table:table-cell table:style-name="ce290" office:value-type="string" calcext:value-type="string">
            <text:p>Vêtement usagé</text:p>
          </table:table-cell>
          <table:table-cell table:style-name="ce290" office:value-type="string" calcext:value-type="string">
            <text:p>Used Clothing</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vêtement usagé, vêtement mauvais état, pantalon, chemise, pull, veste, jupe, robe</text:p>
          </table:table-cell>
          <table:table-cell table:style-name="ce290" office:value-type="string" calcext:value-type="string">
            <text:p>Clothing,pants, shirt, sweater, jacket, skirt, dress</text:p>
          </table:table-cell>
          <table:table-cell table:style-name="ce290" table:number-columns-repeated="2"/>
          <table:table-cell table:style-name="ce319" office:value-type="string" calcext:value-type="string">
            <text:p>cons_lerelais</text:p>
          </table:table-cell>
          <table:table-cell table:style-name="ce116" office:value-type="string" calcext:value-type="string">
            <text:p>jean_u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3];&quot;_petit&quot;;&quot;&quot;)" office:value-type="string" office:string-value="jean_usage_mini.png" calcext:value-type="string">
            <text:p>jean_usage_mini.png</text:p>
          </table:table-cell>
          <table:table-cell table:formula="of:=CONCATENATE(UTILTRANSFORMEENMOTSCLES([.G173]);&quot;,&quot;;[.I173])"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3]);&quot;,&quot;;[.J173])" office:value-type="string" office:string-value="clothing,pants,shirt,sweater,jacket,skirt,dress," calcext:value-type="string">
            <text:p>clothing,pants,shirt,sweater,jacket,skirt,dress,</text:p>
          </table:table-cell>
          <table:table-cell table:number-columns-repeated="2"/>
          <table:table-cell table:style-name="ce53" table:formula="of:=JSONDECHETS([.A173];[.B173];[.C173];[.D173];[.E173];[.F173];[.T173];[.U173];[.G173];[.H173];[.K173];[.L173];[.M173];[.N173];[.P173])"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rreaboire</text:p>
          </table:table-cell>
          <table:table-cell table:style-name="ce290" office:value-type="string" calcext:value-type="string">
            <text:p>Verre à boire</text:p>
          </table:table-cell>
          <table:table-cell table:style-name="ce290" office:value-type="string" calcext:value-type="string">
            <text:p>Drinking glass</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erre à boire</text:p>
          </table:table-cell>
          <table:table-cell table:style-name="ce290" office:value-type="string" calcext:value-type="string">
            <text:p>drinking glass</text:p>
          </table:table-cell>
          <table:table-cell table:style-name="ce290" table:number-columns-repeated="2"/>
          <table:table-cell table:style-name="ce319"/>
          <table:table-cell table:style-name="ce116" office:value-type="string" calcext:value-type="string">
            <text:p>verre_a_boire_petit.png</text:p>
          </table:table-cell>
          <table:table-cell table:style-name="ce17"/>
          <table:table-cell table:style-name="ce348" office:value-type="string" calcext:value-type="string">
            <text:p>MieuxTrierANantes 12/2013</text:p>
          </table:table-cell>
          <table:table-cell table:style-name="ce348" table:number-columns-repeated="3"/>
          <table:table-cell/>
          <table:table-cell table:formula="of:=SUBSTITUTE([.L174];&quot;_petit&quot;;&quot;&quot;)" office:value-type="string" office:string-value="verre_a_boire.png" calcext:value-type="string">
            <text:p>verre_a_boire.png</text:p>
          </table:table-cell>
          <table:table-cell table:formula="of:=CONCATENATE(UTILTRANSFORMEENMOTSCLES([.G174]);&quot;,&quot;;[.I174])" office:value-type="string" office:string-value="verre,boire," calcext:value-type="string">
            <text:p>verre,boire,</text:p>
          </table:table-cell>
          <table:table-cell table:formula="of:=CONCATENATE(UTILTRANSFORMEENMOTSCLES([.H174]);&quot;,&quot;;[.J174])" office:value-type="string" office:string-value="drinking,glass," calcext:value-type="string">
            <text:p>drinking,glass,</text:p>
          </table:table-cell>
          <table:table-cell table:number-columns-repeated="2"/>
          <table:table-cell table:style-name="ce53" table:formula="of:=JSONDECHETS([.A174];[.B174];[.C174];[.D174];[.E174];[.F174];[.T174];[.U174];[.G174];[.H174];[.K174];[.L174];[.M174];[.N174];[.P174])"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itre</text:p>
          </table:table-cell>
          <table:table-cell table:style-name="ce290" office:value-type="string" calcext:value-type="string">
            <text:p>Vitre</text:p>
          </table:table-cell>
          <table:table-cell table:style-name="ce290" office:value-type="string" calcext:value-type="string">
            <text:p>Window</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itre</text:p>
          </table:table-cell>
          <table:table-cell table:style-name="ce290" office:value-type="string" calcext:value-type="string">
            <text:p>window</text:p>
          </table:table-cell>
          <table:table-cell table:style-name="ce290" table:number-columns-repeated="2"/>
          <table:table-cell table:style-name="ce319"/>
          <table:table-cell table:style-name="ce116" office:value-type="string" calcext:value-type="string">
            <text:p>images_non_libres_temp/vit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5];&quot;_petit&quot;;&quot;&quot;)" office:value-type="string" office:string-value="images_non_libres_temp/vitre_mini.png" calcext:value-type="string">
            <text:p>images_non_libres_temp/vitre_mini.png</text:p>
          </table:table-cell>
          <table:table-cell table:formula="of:=CONCATENATE(UTILTRANSFORMEENMOTSCLES([.G175]);&quot;,&quot;;[.I175])" office:value-type="string" office:string-value="vitre," calcext:value-type="string">
            <text:p>vitre,</text:p>
          </table:table-cell>
          <table:table-cell table:formula="of:=CONCATENATE(UTILTRANSFORMEENMOTSCLES([.H175]);&quot;,&quot;;[.J175])" office:value-type="string" office:string-value="window," calcext:value-type="string">
            <text:p>window,</text:p>
          </table:table-cell>
          <table:table-cell table:number-columns-repeated="2"/>
          <table:table-cell table:style-name="ce53" table:formula="of:=JSONDECHETS([.A175];[.B175];[.C175];[.D175];[.E175];[.F175];[.T175];[.U175];[.G175];[.H175];[.K175];[.L175];[.M175];[.N175];[.P175])"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oiture</text:p>
          </table:table-cell>
          <table:table-cell table:style-name="ce290" office:value-type="string" calcext:value-type="string">
            <text:p>Voiture</text:p>
          </table:table-cell>
          <table:table-cell table:style-name="ce290" office:value-type="string" calcext:value-type="string">
            <text:p>Car</text:p>
          </table:table-cell>
          <table:table-cell table:style-name="ce290" office:value-type="string" calcext:value-type="string">
            <text:p>cu_divers</text:p>
          </table:table-cell>
          <table:table-cell table:style-name="ce290" office:value-type="string" calcext:value-type="string">
            <text:p>cat_voiture</text:p>
          </table:table-cell>
          <table:table-cell/>
          <table:table-cell table:style-name="ce290" office:value-type="string" calcext:value-type="string">
            <text:p>voiture</text:p>
          </table:table-cell>
          <table:table-cell table:style-name="ce290" office:value-type="string" calcext:value-type="string">
            <text:p>car</text:p>
          </table:table-cell>
          <table:table-cell table:style-name="ce290" table:number-columns-repeated="2"/>
          <table:table-cell table:style-name="ce319"/>
          <table:table-cell table:style-name="ce116" office:value-type="string" calcext:value-type="string">
            <text:p>voit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6];&quot;_petit&quot;;&quot;&quot;)" office:value-type="string" office:string-value="voiture_mini.png" calcext:value-type="string">
            <text:p>voiture_mini.png</text:p>
          </table:table-cell>
          <table:table-cell table:formula="of:=CONCATENATE(UTILTRANSFORMEENMOTSCLES([.G176]);&quot;,&quot;;[.I176])" office:value-type="string" office:string-value="voiture," calcext:value-type="string">
            <text:p>voiture,</text:p>
          </table:table-cell>
          <table:table-cell table:formula="of:=CONCATENATE(UTILTRANSFORMEENMOTSCLES([.H176]);&quot;,&quot;;[.J176])" office:value-type="string" office:string-value="car," calcext:value-type="string">
            <text:p>car,</text:p>
          </table:table-cell>
          <table:table-cell table:number-columns-repeated="2"/>
          <table:table-cell table:style-name="ce53" table:formula="of:=JSONDECHETS([.A176];[.B176];[.C176];[.D176];[.E176];[.F176];[.T176];[.U176];[.G176];[.H176];[.K176];[.L176];[.M176];[.N176];[.P176])"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table:table-cell table:style-name="ce15" table:number-columns-repeated="2"/>
          <table:table-cell table:style-name="ce17" table:number-columns-repeated="3"/>
          <table:table-cell table:style-name="ce348" office:value-type="string" calcext:value-type="string">
            <text:p><text:s text:c="2"/></text:p>
          </table:table-cell>
          <table:table-cell table:style-name="ce348" table:number-columns-repeated="3"/>
          <table:table-cell table:style-name="ce319"/>
          <table:table-cell table:style-name="ce116"/>
          <table:table-cell table:style-name="ce17"/>
          <table:table-cell table:style-name="ce348" table:number-columns-repeated="4"/>
          <table:table-cell table:number-columns-repeated="6"/>
          <table:table-cell table:style-name="ce53" office:value-type="string" calcext:value-type="string">
            <text:p>{} ];</text:p>
          </table:table-cell>
          <table:table-cell office:value-type="string" calcext:value-type="string">
            <text:p><text:s/></text:p>
          </table:table-cell>
          <table:table-cell table:number-columns-repeated="999"/>
        </table:table-row>
        <table:table-row table:style-name="ro2">
          <table:table-cell table:style-name="ce290" table:number-columns-repeated="6"/>
          <table:table-cell table:style-name="ce290" office:value-type="string" calcext:value-type="string">
            <text:p><text:s text:c="2"/></text:p>
          </table:table-cell>
          <table:table-cell table:style-name="ce290" table:number-columns-repeated="3"/>
          <table:table-cell table:style-name="ce319"/>
          <table:table-cell table:style-name="ce116"/>
          <table:table-cell table:style-name="ce17"/>
          <table:table-cell table:style-name="ce348" table:number-columns-repeated="4"/>
          <table:table-cell table:number-columns-repeated="7"/>
          <table:table-cell office:value-type="string" calcext:value-type="string">
            <text:p><text:s/></text:p>
          </table:table-cell>
          <table:table-cell table:number-columns-repeated="999"/>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1" table:number-rows-repeated="6">
          <table:table-cell table:number-columns-repeated="1024"/>
        </table:table-row>
        <table:table-row table:style-name="ro1">
          <table:table-cell office:value-type="string" calcext:value-type="string">
            <text:p>a</text:p>
          </table:table-cell>
          <table:table-cell table:number-columns-repeated="1023"/>
        </table:table-row>
        <table:table-row table:style-name="ro1" table:number-rows-repeated="11">
          <table:table-cell table:number-columns-repeated="1024"/>
        </table:table-row>
        <table:table-row table:style-name="ro5">
          <table:table-cell table:style-name="ce290" office:value-type="string" calcext:value-type="string">
            <text:p>dec_enduitsEtVernis</text:p>
          </table:table-cell>
          <table:table-cell table:style-name="ce290" office:value-type="string" calcext:value-type="string">
            <text:p>Enduits et vernis</text:p>
          </table:table-cell>
          <table:table-cell table:style-name="ce290"/>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duits et vernis</text:p>
          </table:table-cell>
          <table:table-cell table:style-name="ce290" table:number-columns-repeated="3"/>
          <table:table-cell table:style-name="ce319"/>
          <table:table-cell table:style-name="ce116" office:value-type="string" calcext:value-type="string">
            <text:p>vern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200];&quot;_petit&quot;;&quot;&quot;)" office:value-type="string" office:string-value="vernis_mini.png" calcext:value-type="string">
            <text:p>vernis_mini.png</text:p>
          </table:table-cell>
          <table:table-cell office:value-type="string" calcext:value-type="string">
            <text:p><text:s/></text:p>
          </table:table-cell>
          <table:table-cell table:number-columns-repeated="1004"/>
        </table:table-row>
        <table:table-row table:style-name="ro1" table:number-rows-repeated="1048375">
          <table:table-cell table:number-columns-repeated="1024"/>
        </table:table-row>
        <table:table-row table:style-name="ro1">
          <table:table-cell table:number-columns-repeated="1024"/>
        </table:table-row>
      </table:table>
      <table:table table:name="Docs" table:style-name="ta2" table:print="false">
        <office:forms form:automatic-focus="false" form:apply-design-mode="false"/>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21"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number-columns-repeated="7" table:default-cell-style-name="Default"/>
        <table:table-column table:style-name="co50" table:default-cell-style-name="Default"/>
        <table:table-column table:style-name="co3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1" table:default-cell-style-name="Default"/>
        <table:table-column table:style-name="co32" table:default-cell-style-name="Default"/>
        <table:table-column table:style-name="co30" table:number-columns-repeated="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21" table:default-cell-style-name="Default"/>
        <table:table-column table:style-name="co36" table:default-cell-style-name="Default"/>
        <table:table-column table:style-name="co30" table:number-columns-repeated="3" table:default-cell-style-name="Default"/>
        <table:table-column table:style-name="co37" table:default-cell-style-name="Default"/>
        <table:table-column table:style-name="co30" table:number-columns-repeated="4" table:default-cell-style-name="Default"/>
        <table:table-column table:style-name="co38" table:default-cell-style-name="Default"/>
        <table:table-column table:style-name="co30" table:number-columns-repeated="2" table:default-cell-style-name="Default"/>
        <table:table-column table:style-name="co39" table:default-cell-style-name="Default"/>
        <table:table-column table:style-name="co30" table:default-cell-style-name="Default"/>
        <table:table-column table:style-name="co40" table:default-cell-style-name="Default"/>
        <table:table-column table:style-name="co41" table:number-columns-repeated="212" table:default-cell-style-name="Default"/>
        <table:table-row table:style-name="ro2">
          <table:table-cell table:style-name="ce101"/>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0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01"/>
          <table:table-cell table:number-columns-repeated="4"/>
          <table:table-cell office:value-type="string" calcext:value-type="string">
            <text:p><text:s/></text:p>
          </table:table-cell>
          <table:table-cell table:number-columns-repeated="252"/>
        </table:table-row>
        <table:table-row table:style-name="ro2">
          <table:table-cell table:style-name="ce103" table:number-columns-spanned="7" table:number-rows-spanned="1"/>
          <table:covered-table-cell table:number-columns-repeated="6"/>
          <table:table-cell table:number-columns-repeated="2"/>
          <table:table-cell table:style-name="ce103"/>
          <table:table-cell table:style-name="ce1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104" office:value-type="string" calcext:value-type="string">
            <text:p>code</text:p>
          </table:table-cell>
          <table:table-cell table:style-name="ce108" office:value-type="string" calcext:value-type="string">
            <text:p>nom</text:p>
          </table:table-cell>
          <table:table-cell table:style-name="ce108" office:value-type="string" calcext:value-type="string">
            <text:p>nom_en</text:p>
          </table:table-cell>
          <table:table-cell table:style-name="ce108" office:value-type="string" calcext:value-type="string">
            <text:p>mots clés</text:p>
          </table:table-cell>
          <table:table-cell table:style-name="ce108" office:value-type="string" calcext:value-type="string">
            <text:p>mots clés en</text:p>
          </table:table-cell>
          <table:table-cell table:style-name="ce108" office:value-type="string" calcext:value-type="string">
            <text:p>file</text:p>
          </table:table-cell>
          <table:table-cell table:style-name="ce108" office:value-type="string" calcext:value-type="string">
            <text:p>url</text:p>
          </table:table-cell>
          <table:table-cell table:style-name="ce114" office:value-type="string" calcext:value-type="string">
            <text:p>Description</text:p>
          </table:table-cell>
          <table:table-cell table:style-name="ce114" office:value-type="string" calcext:value-type="string">
            <text:p>Description en</text:p>
          </table:table-cell>
          <table:table-cell table:style-name="ce117" office:value-type="string" calcext:value-type="string">
            <text:p>Images</text:p>
          </table:table-cell>
          <table:table-cell table:style-name="ce119"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compostage</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trisacs</text:p>
          </table:table-cell>
          <table:table-cell table:style-name="ce289" office:value-type="string" calcext:value-type="string">
            <text:p>Tri’Sac - Consignes de tri</text:p>
          </table:table-cell>
          <table:table-cell table:style-name="ce144" office:value-type="string" calcext:value-type="string">
            <text:p>Tri'Sac - sorting instructions</text:p>
          </table:table-cell>
          <table:table-cell table:style-name="ce289" office:value-type="string" calcext:value-type="string">
            <text:p>trisac,consigne</text:p>
          </table:table-cell>
          <table:table-cell table:style-name="ce144"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144" office:value-type="string" calcext:value-type="string">
            <text:p>Map collection days in Nantes</text:p>
          </table:table-cell>
          <table:table-cell table:style-name="ce289" office:value-type="string" calcext:value-type="string">
            <text:p>nantes,horaires,collecte,mémo</text:p>
          </table:table-cell>
          <table:table-cell table:style-name="ce144"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144"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144"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144"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144"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144"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144"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144"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144"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144"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144"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144" office:value-type="string" calcext:value-type="string">
            <text:p>Memo Rezé on web site 'Nantes Métropole '</text:p>
          </table:table-cell>
          <table:table-cell table:style-name="ce289" office:value-type="string" calcext:value-type="string">
            <text:p>reze,horaires,collecte,mémo</text:p>
          </table:table-cell>
          <table:table-cell table:style-name="ce144"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144"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144"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144"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144"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144"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144"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144"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144"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144" office:value-type="string" calcext:value-type="string">
            <text:p>Presentation of 'Envie 44'</text:p>
          </table:table-cell>
          <table:table-cell table:style-name="ce289" office:value-type="string" calcext:value-type="string">
            <text:p>envie</text:p>
          </table:table-cell>
          <table:table-cell table:style-name="ce144"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office:forms form:automatic-focus="false" form:apply-design-mode="false"/>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41" table:default-cell-style-name="ce82"/>
        <table:table-column table:style-name="co62" table:default-cell-style-name="ce82"/>
        <table:table-column table:style-name="co63" table:number-columns-repeated="2" table:default-cell-style-name="ce82"/>
        <table:table-column table:style-name="co29" table:default-cell-style-name="ce82"/>
        <table:table-column table:style-name="co64" table:default-cell-style-name="ce82"/>
        <table:table-column table:style-name="co65" table:default-cell-style-name="ce82"/>
        <table:table-column table:style-name="co66" table:number-columns-repeated="17" table:default-cell-style-name="ce82"/>
        <table:table-column table:style-name="co41" table:number-columns-repeated="230" table:default-cell-style-name="ce82"/>
        <table:table-column table:style-name="co10" table:number-columns-repeated="766" table:default-cell-style-name="ce82"/>
        <table:table-row table:style-name="ro2">
          <table:table-cell table:style-name="ce72" office:value-type="string" calcext:value-type="string" table:number-columns-spanned="6" table:number-rows-spanned="1">
            <text:p>Conseils et fiches</text:p>
          </table:table-cell>
          <table:covered-table-cell table:number-columns-repeated="5"/>
          <table:table-cell table:number-columns-repeated="1018"/>
        </table:table-row>
        <table:table-row table:style-name="ro2">
          <table:table-cell table:style-name="ce73"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8"/>
        </table:table-row>
        <table:table-row table:style-name="ro2">
          <table:table-cell table:style-name="ce41" table:number-columns-repeated="5"/>
          <table:table-cell table:number-columns-repeated="6"/>
          <table:table-cell office:value-type="string" calcext:value-type="string">
            <text:p><text:s/></text:p>
          </table:table-cell>
          <table:table-cell table:number-columns-repeated="1012"/>
        </table:table-row>
        <table:table-row table:style-name="ro2">
          <table:table-cell table:style-name="ce74" office:value-type="string" calcext:value-type="string">
            <text:p>Code</text:p>
          </table:table-cell>
          <table:table-cell table:style-name="ce74"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79" office:value-type="string" calcext:value-type="string">
            <text:p>Nom_en</text:p>
          </table:table-cell>
          <table:table-cell table:style-name="ce79" office:value-type="string" calcext:value-type="string">
            <text:p>Description</text:p>
          </table:table-cell>
          <table:table-cell table:style-name="ce79" office:value-type="string" calcext:value-type="string">
            <text:p>Description_en</text:p>
          </table:table-cell>
          <table:table-cell table:style-name="ce79" office:value-type="string" calcext:value-type="string">
            <text:p>Fiche</text:p>
          </table:table-cell>
          <table:table-cell table:style-name="ce79" office:value-type="string" calcext:value-type="string">
            <text:p>Fiche OLD</text:p>
          </table:table-cell>
          <table:table-cell table:style-name="ce90" office:value-type="string" calcext:value-type="string">
            <text:p>Date vérif</text:p>
          </table:table-cell>
          <table:table-cell table:style-name="ce90" office:value-type="string" calcext:value-type="string">
            <text:p>Source</text:p>
          </table:table-cell>
          <table:table-cell/>
          <table:table-cell table:style-name="ce52"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1012"/>
        </table:table-row>
        <table:table-row table:style-name="ro7">
          <table:table-cell table:style-name="ce439" office:value-type="string" calcext:value-type="string">
            <text:p>cons_acier</text:p>
          </table:table-cell>
          <table:table-cell table:style-name="ce439" office:value-type="string" calcext:value-type="string">
            <text:p>L'acier disparaît en 5-10 ans.</text:p>
          </table:table-cell>
          <table:table-cell table:style-name="ce100" office:value-type="string" calcext:value-type="string">
            <text:p>Steel disappears in 5-10 years.</text:p>
          </table:table-cell>
          <table:table-cell table:style-name="ce100" office:value-type="string" calcext:value-type="string">
            <text:p>L'acier se recycle très facilement, mais à l'air libre, il met de 5 à 10 ans à disparaître.</text:p>
          </table:table-cell>
          <table:table-cell table:style-name="ce100" office:value-type="string" calcext:value-type="string">
            <text:p>Steel can be recycled easily, but in the open air, it puts 5 to 10 years to disappear.</text:p>
          </table:table-cell>
          <table:table-cell table:number-columns-repeated="2" table:style-name="ce100" office:value-type="string" calcext:value-type="string">
            <text:p>fiche_acier</text:p>
          </table:table-cell>
          <table:table-cell table:style-name="ce95" office:value-type="string" calcext:value-type="string">
            <text:p>Vérif le 03/2013</text:p>
          </table:table-cell>
          <table:table-cell table:style-name="ce95"/>
          <table:table-cell/>
          <table:table-cell table:formula="of:=JSONCONSEIL([.A5];[.B5];[.C5];[.D5];[.E5];[.G5];[.H5];[.I5])"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alloproprete</text:p>
          </table:table-cell>
          <table:table-cell table:style-name="ce100" office:value-type="string" calcext:value-type="string">
            <text:p>Des questions ... 02 40 41 9000</text:p>
          </table:table-cell>
          <table:table-cell table:style-name="ce100" office:value-type="string" calcext:value-type="string">
            <text:p>Questions ? 02 40 41 9000</text:p>
          </table:table-cell>
          <table:table-cell table:style-name="ce100" office:value-type="string" calcext:value-type="string">
            <text:p>AlloNantes est un numéro gratuit pour les Nantais (notamment pour les questions sur le tri). Ouvert de 8h à 19h du lundi au vendredi, et le samedi de 8h à 13h.</text:p>
          </table:table-cell>
          <table:table-cell table:style-name="ce100" office:value-type="string" calcext:value-type="string">
            <text:p>AlloNantes is a free number for Nantais (including questions about sorting). Open from 8 am to 19h from Monday to Friday, and Saturday from 8 to 13h.</text:p>
          </table:table-cell>
          <table:table-cell table:style-name="ce95" table:number-columns-repeated="4"/>
          <table:table-cell/>
          <table:table-cell table:formula="of:=JSONCONSEIL([.A6];[.B6];[.C6];[.D6];[.E6];[.G6];[.H6];[.I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llu</text:p>
          </table:table-cell>
          <table:table-cell table:style-name="ce439" office:value-type="string" calcext:value-type="string">
            <text:p>L'aluminium se recycle à 100%</text:p>
          </table:table-cell>
          <table:table-cell table:style-name="ce100" office:value-type="string" calcext:value-type="string">
            <text:p>Aluminium can be recycled to 100%!</text:p>
          </table:table-cell>
          <table:table-cell table:style-name="ce100" office:value-type="string" calcext:value-type="string">
            <text:p>Il peut être recyclé à l'infini sans perdre ses caractéristiques physiques.</text:p>
          </table:table-cell>
          <table:table-cell table:style-name="ce100" office:value-type="string" calcext:value-type="string">
            <text:p>It can be recycled infinitely without losing its physical characteristics.</text:p>
          </table:table-cell>
          <table:table-cell table:style-name="ce100" table:number-columns-repeated="2"/>
          <table:table-cell table:style-name="ce95" table:number-columns-repeated="2"/>
          <table:table-cell/>
          <table:table-cell table:formula="of:=JSONCONSEIL([.A7];[.B7];[.C7];[.D7];[.E7];[.G7];[.H7];[.I7])"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mpoulemercure</text:p>
          </table:table-cell>
          <table:table-cell table:style-name="ce439" office:value-type="string" calcext:value-type="string">
            <text:p>Le mercure est toxique</text:p>
          </table:table-cell>
          <table:table-cell table:style-name="ce100" office:value-type="string" calcext:value-type="string">
            <text:p>Mercury is toxic</text:p>
          </table:table-cell>
          <table:table-cell table:style-name="ce100" office:value-type="string" calcext:value-type="string">
            <text:p>Ce sont des produits toxiques car contiennent un peu de mercure. C'est pourquoi il faut les ramener en déchèterie ou les points de ventes (supermachés, magasins de bricolage...).</text:p>
          </table:table-cell>
          <table:table-cell table:style-name="ce100" office:value-type="string" calcext:value-type="string">
            <text:p>These are toxic because contain some mercury. That is why we must bring them to recycling center or sales points (Supermarkets, DIY stores ...).</text:p>
          </table:table-cell>
          <table:table-cell table:style-name="ce100" table:number-columns-repeated="2"/>
          <table:table-cell table:style-name="ce95" table:number-columns-repeated="2"/>
          <table:table-cell/>
          <table:table-cell table:formula="of:=JSONCONSEIL([.A8];[.B8];[.C8];[.D8];[.E8];[.G8];[.H8];[.I8])"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rcencielvalorena</text:p>
          </table:table-cell>
          <table:table-cell table:style-name="ce439" office:value-type="string" calcext:value-type="string">
            <text:p>2 sites d'incinération</text:p>
          </table:table-cell>
          <table:table-cell table:style-name="ce100" office:value-type="string" calcext:value-type="string">
            <text:p>2 burning sites</text:p>
          </table:table-cell>
          <table:table-cell table:style-name="ce100" office:value-type="string" calcext:value-type="string">
            <text:p>Les ordures ménagères sont incinérées à l'usine d'Arc en Ciel (Couëron) et Valoréna (Nantes). Une partie de l'énergie récupérée alimente un réseau de chauffage urbain.</text:p>
          </table:table-cell>
          <table:table-cell table:style-name="ce100" office:value-type="string" calcext:value-type="string">
            <text:p>Household waste is incinerated at the plant Arc en Ciel (Couëron) and Valoréna (Nantes). Part of the recovered energy powers a district heating network.</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9];[.B9];[.C9];[.D9];[.E9];[.G9];[.H9];[.I9])"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assocompostage</text:p>
          </table:table-cell>
          <table:table-cell table:style-name="ce100" office:value-type="string" calcext:value-type="string">
            <text:p>2 assos sur compostage à Nantes</text:p>
          </table:table-cell>
          <table:table-cell table:style-name="ce100" office:value-type="string" calcext:value-type="string">
            <text:p>2 assos on composting in Nantes</text:p>
          </table:table-cell>
          <table:table-cell table:style-name="ce100" table:number-columns-repeated="2"/>
          <table:table-cell table:style-name="ce95" table:number-columns-repeated="4"/>
          <table:table-cell/>
          <table:table-cell table:formula="of:=JSONCONSEIL([.A10];[.B10];[.C10];[.D10];[.E10];[.G10];[.H10];[.I10])"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ac_casse</text:p>
          </table:table-cell>
          <table:table-cell table:style-name="ce439" office:value-type="string" calcext:value-type="string">
            <text:p>Bac cassé</text:p>
          </table:table-cell>
          <table:table-cell table:style-name="ce100" office:value-type="string" calcext:value-type="string">
            <text:p>Broken tray</text:p>
          </table:table-cell>
          <table:table-cell table:style-name="ce10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0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11];[.B11];[.C11];[.D11];[.E11];[.G11];[.H11];[.I11])"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acs</text:p>
          </table:table-cell>
          <table:table-cell table:style-name="ce78" office:value-type="string" calcext:value-type="string">
            <text:p>Rappels sur les bacs</text:p>
          </table:table-cell>
          <table:table-cell table:style-name="ce78" office:value-type="string" calcext:value-type="string">
            <text:p>Reminders on the bins</text:p>
          </table:table-cell>
          <table:table-cell table:style-name="ce100" office:value-type="string" calcext:value-type="string">
            <text:p>Les déchets recyclables dans le bac jaune, les déchets non recyclables dans le bac bleu.</text:p>
          </table:table-cell>
          <table:table-cell table:style-name="ce85" office:value-type="string" calcext:value-type="string">
            <text:p>Recyclable waste in the yellow bin, non-recyclable waste in the blue bin.</text:p>
          </table:table-cell>
          <table:table-cell table:number-columns-repeated="2" table:style-name="ce100" office:value-type="string" calcext:value-type="string">
            <text:p>fiche_bacjaune</text:p>
          </table:table-cell>
          <table:table-cell table:style-name="ce95" table:number-columns-repeated="2"/>
          <table:table-cell/>
          <table:table-cell table:formula="of:=JSONCONSEIL([.A12];[.B12];[.C12];[.D12];[.E12];[.G12];[.H12];[.I12])"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atterievoiture</text:p>
          </table:table-cell>
          <table:table-cell table:style-name="ce100" office:value-type="string" calcext:value-type="string">
            <text:p>Rapportez votre vieille batterie à un vendeur</text:p>
          </table:table-cell>
          <table:table-cell table:style-name="ce559" office:value-type="string" calcext:value-type="string">
            <text:p>Return your old battery to a seller </text:p>
          </table:table-cell>
          <table:table-cell table:style-name="ce100"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8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165" table:number-columns-repeated="2"/>
          <table:table-cell table:style-name="ce95" office:value-type="string" calcext:value-type="string">
            <text:p>09/2018</text:p>
          </table:table-cell>
          <table:table-cell table:style-name="ce95"/>
          <table:table-cell/>
          <table:table-cell table:formula="of:=JSONCONSEIL([.A13];[.B13];[.C13];[.D13];[.E13];[.G13];[.H13];[.I13])"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text:p>
          </table:table-cell>
          <table:table-cell table:style-name="ce439" office:value-type="string" calcext:value-type="string">
            <text:p>Bouchons acceptés</text:p>
          </table:table-cell>
          <table:table-cell table:style-name="ce100" office:value-type="string" calcext:value-type="string">
            <text:p>Plugs accepted</text:p>
          </table:table-cell>
          <table:table-cell table:style-name="ce80" office:value-type="string" calcext:value-type="string">
            <text:p>Vous pouvez mettre les bouchons des bouteilles en plastique.</text:p>
          </table:table-cell>
          <table:table-cell table:style-name="ce165" office:value-type="string" calcext:value-type="string">
            <text:p>You can put the plastic plugs.</text:p>
          </table:table-cell>
          <table:table-cell table:style-name="ce100" table:number-columns-repeated="2"/>
          <table:table-cell table:style-name="ce95" table:number-columns-repeated="2"/>
          <table:table-cell/>
          <table:table-cell table:formula="of:=JSONCONSEIL([.A14];[.B14];[.C14];[.D14];[.E14];[.G14];[.H14];[.I14])" office:value-type="string" office:string-value="   {&#10;      &quot;code&quot;:&quot;cons_bouchon&quot;,&#10;      &quot;nom&quot;:&quot;Bouchons acceptés&quot;,&#10;      &quot;nom_en&quot;:&quot;Plugs accepted&quot;,&#10;      &quot;descr&quot;:&quot;Vous pouvez mettre les bouchons des bouteilles en plastique.&quot;,&#10;      &quot;descr_en&quot;:&quot;You can put the plastic plugs.&quot;&#10;   }," calcext:value-type="string">
            <text:p>   {</text:p>
            <text:p>      "code":"cons_bouchon",</text:p>
            <text:p>      "nom":"Bouchons acceptés",</text:p>
            <text:p>      "nom_en":"Plugs accepted",</text:p>
            <text:p>      "descr":"Vous pouvez mettre les bouchons des bouteilles en plastique.",</text:p>
            <text:p>      "descr_en":"You can put the plastic plug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amour</text:p>
          </table:table-cell>
          <table:table-cell table:style-name="ce439" office:value-type="string" calcext:value-type="string">
            <text:p>Bouchon d'amour récupère les bouchons des bouteilles plastique</text:p>
          </table:table-cell>
          <table:table-cell table:style-name="ce100" office:value-type="string" calcext:value-type="string">
            <text:p>Love stopper recovers plastic plugs</text:p>
          </table:table-cell>
          <table:table-cell table:style-name="ce165" office:value-type="string" calcext:value-type="string">
            <text:p>Bouchons acceptés : eau, lait, soda, huile, vinaigre, shampooing...&lt;br/&gt;Bouchons refusés : produits toxiques, détergents, liège, vin, compote, crème fraîche, liquide vaisselle, aérosols, dentifrice.</text:p>
          </table:table-cell>
          <table:table-cell table:style-name="ce165" office:value-type="string" calcext:value-type="string">
            <text:p>Plugs accepted: water, milk, soda, oil, vinegar, shampoo ... &lt;br/&gt; plugs refused: toxic chemicals, detergents, cork, wine, sauce, cream, dishwashing liquid, aerosols, toothpaste.</text:p>
          </table:table-cell>
          <table:table-cell table:number-columns-repeated="2" table:style-name="ce100" office:value-type="string" calcext:value-type="string">
            <text:p>fiche_bouchon_amour</text:p>
          </table:table-cell>
          <table:table-cell table:style-name="ce95" table:number-columns-repeated="2"/>
          <table:table-cell/>
          <table:table-cell table:formula="of:=JSONCONSEIL([.A15];[.B15];[.C15];[.D15];[.E15];[.G15];[.H15];[.I15])" office:value-type="string" office:string-value="   {&#10;      &quot;code&quot;:&quot;cons_bouchonamour&quot;,&#10;      &quot;nom&quot;:&quot;Bouchon d'amour récupère les bouchons des bouteilles plastique&quot;,&#10;      &quot;nom_en&quot;:&quot;Love stopper recovers plastic plugs&quot;,&#10;      &quot;descr&quot;:&quot;Bouchons acceptés : eau, lait, soda, huile, vinaigre, shampooing...&lt;br/&gt;Bouchons refusés : produits toxiques, détergents, liège, vin, compote, crème fraîche, liquide vaisselle, aérosols, dentifrice.&quot;,&#10;      &quot;descr_en&quot;:&quot;Plugs accepted: water, milk, soda, oil, vinegar, shampoo ... &lt;br/&gt; plugs refused: toxic chemicals, detergents, cork, wine, sauce, cream, dishwashing liquid, aerosols, toothpaste.&quot;,&#10;      &quot;fiche&quot;:&quot;fiche_bouchon_amour&quot;&#10;   }," calcext:value-type="string">
            <text:p>   {</text:p>
            <text:p>      "code":"cons_bouchonamour",</text:p>
            <text:p>      "nom":"Bouchon d'amour récupère les bouchons des bouteilles plastique",</text:p>
            <text:p>      "nom_en":"Love stopper recovers plastic plugs",</text:p>
            <text:p>      "descr":"Bouchons acceptés : eau, lait, soda, huile, vinaigre, shampooing...&lt;br/&gt;Bouchons refusés : produits toxiques, détergents, liège, vin, compote, crème fraîche, liquide vaisselle, aérosols, dentifrice.",</text:p>
            <text:p>      "descr_en":"Plugs accepted: water, milk, soda, oil, vinegar, shampoo ... &lt;br/&gt; plugs refused: toxic chemicals, detergents, cork, wine, sauce, cream, dishwashing liquid, aerosols, toothpaste.",</text:p>
            <text:p>      "fiche":"fiche_bouchon_amour"</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liege</text:p>
          </table:table-cell>
          <table:table-cell table:style-name="ce439" office:value-type="string" calcext:value-type="string">
            <text:p>Action Cancer 44 récupère les bouchons de liège</text:p>
          </table:table-cell>
          <table:table-cell table:style-name="ce100" office:value-type="string" calcext:value-type="string">
            <text:p>Cancer 44 retrieves corks</text:p>
          </table:table-cell>
          <table:table-cell table:style-name="ce16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6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100" table:number-columns-repeated="2"/>
          <table:table-cell table:style-name="ce95" table:number-columns-repeated="2"/>
          <table:table-cell/>
          <table:table-cell table:formula="of:=JSONCONSEIL([.A16];[.B16];[.C16];[.D16];[.E16];[.G16];[.H16];[.I16])"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outeillepaspet</text:p>
          </table:table-cell>
          <table:table-cell table:style-name="ce100" office:value-type="string" calcext:value-type="string">
            <text:p>Peut-on recycler les nouvelles bouteilles plastiques ...</text:p>
          </table:table-cell>
          <table:table-cell table:style-name="ce100" office:value-type="string" calcext:value-type="string">
            <text:p>Can the new plastic bottles be recycled ?</text:p>
          </table:table-cell>
          <table:table-cell table:style-name="ce100" office:value-type="string" calcext:value-type="string">
            <text:p>Selon les consignes de Nantes Métropole (04/2017) les nouvelles plastiques (celles qui sont brillantes, qui ne sont pas en PET) peuvent être mises au recyclage.</text:p>
          </table:table-cell>
          <table:table-cell table:style-name="ce86" office:value-type="string" calcext:value-type="string">
            <text:p>According to the instructions of Nantes Métropole (04/2017) the new plastics (those which are brilliant, which are not in PET) can be recycled.</text:p>
          </table:table-cell>
          <table:table-cell table:style-name="ce165" table:number-columns-repeated="2"/>
          <table:table-cell table:style-name="ce95" office:value-type="string" calcext:value-type="string">
            <text:p>Vérif le 04/2017</text:p>
          </table:table-cell>
          <table:table-cell table:style-name="ce95"/>
          <table:table-cell/>
          <table:table-cell table:formula="of:=JSONCONSEIL([.A17];[.B17];[.C17];[.D17];[.E17];[.G17];[.H17];[.I17])"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1012"/>
        </table:table-row>
        <table:table-row table:style-name="ro2">
          <table:table-cell table:style-name="ce76" office:value-type="string" calcext:value-type="string">
            <text:p>cons_brosseadent </text:p>
          </table:table-cell>
          <table:table-cell table:style-name="ce76" office:value-type="string" calcext:value-type="string">
            <text:p>Remplacer les brosses à dent en plastique</text:p>
          </table:table-cell>
          <table:table-cell table:style-name="ce76" office:value-type="string" calcext:value-type="string">
            <text:p>Replace plastic toothbrushes</text:p>
          </table:table-cell>
          <table:table-cell table:style-name="ce438"/>
          <table:table-cell table:style-name="ce87"/>
          <table:table-cell table:style-name="ce88" table:number-columns-repeated="2"/>
          <table:table-cell table:style-name="ce458" table:number-columns-repeated="2"/>
          <table:table-cell table:style-name="ce49"/>
          <table:table-cell table:style-name="ce49" table:formula="of:=JSONCONSEIL([.A18];[.B18];[.C18];[.D18];[.E18];[.G18];[.H18];[.I18])" office:value-type="string" office:string-value="   {&#10;      &quot;code&quot;:&quot;cons_brosseadent &quot;,&#10;      &quot;nom&quot;:&quot;Remplacer les brosses à dent en plastique&quot;,&#10;      &quot;nom_en&quot;:&quot;Replace plastic toothbrushes&quot;&#10;   }," calcext:value-type="string">
            <text:p>   {</text:p>
            <text:p>      "code":"cons_brosseadent ",</text:p>
            <text:p>      "nom":"Remplacer les brosses à dent en plastique",</text:p>
            <text:p>      "nom_en":"Replace plastic toothbrushes"</text:p>
            <text:p>   },</text:p>
          </table:table-cell>
          <table:table-cell table:number-columns-repeated="1013"/>
        </table:table-row>
        <table:table-row table:style-name="ro2">
          <table:table-cell table:style-name="ce439" office:value-type="string" calcext:value-type="string">
            <text:p>cons_capsulelait</text:p>
          </table:table-cell>
          <table:table-cell table:style-name="ce439" office:value-type="string" calcext:value-type="string">
            <text:p>Que faire de l'opercule …</text:p>
          </table:table-cell>
          <table:table-cell table:style-name="ce100" office:value-type="string" calcext:value-type="string">
            <text:p>What of the metal cap …</text:p>
          </table:table-cell>
          <table:table-cell table:style-name="ce100" office:value-type="string" calcext:value-type="string">
            <text:p>La capsule doit être mis dans les déchets ménagers ('bac bleu' ou 'sac bleu'). Ils sont rejetées par le processus de tri du fait de leur taille.</text:p>
          </table:table-cell>
          <table:table-cell table:style-name="ce100" office:value-type="string" calcext:value-type="string">
            <text:p>The capsule should be placed in household waste ('blue box' or 'blue bag'). they are rejected by the sorting process due to their size.</text:p>
          </table:table-cell>
          <table:table-cell table:style-name="ce100" table:number-columns-repeated="2"/>
          <table:table-cell table:style-name="ce95" table:number-columns-repeated="2"/>
          <table:table-cell/>
          <table:table-cell table:formula="of:=JSONCONSEIL([.A19];[.B19];[.C19];[.D19];[.E19];[.G19];[.H19];[.I19])"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collecte6h14h</text:p>
          </table:table-cell>
          <table:table-cell table:style-name="ce78" office:value-type="string" calcext:value-type="string">
            <text:p>Les collectes ont lieu de 6h à 14h</text:p>
          </table:table-cell>
          <table:table-cell table:style-name="ce78" office:value-type="string" calcext:value-type="string">
            <text:p>Collections take place from 6 to 14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5" table:number-columns-repeated="4"/>
          <table:table-cell/>
          <table:table-cell table:formula="of:=JSONCONSEIL([.A20];[.B20];[.C20];[.D20];[.E20];[.G20];[.H20];[.I20])"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collecte6h21h</text:p>
          </table:table-cell>
          <table:table-cell table:style-name="ce78" office:value-type="string" calcext:value-type="string">
            <text:p>Les collectes ont lieu de 6h à 21h</text:p>
          </table:table-cell>
          <table:table-cell table:style-name="ce78" office:value-type="string" calcext:value-type="string">
            <text:p>Collections take place from 6 to 21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5" table:number-columns-repeated="4"/>
          <table:table-cell/>
          <table:table-cell table:formula="of:=JSONCONSEIL([.A21];[.B21];[.C21];[.D21];[.E21];[.G21];[.H21];[.I21])"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collectes_bacs</text:p>
          </table:table-cell>
          <table:table-cell table:style-name="ce439" office:value-type="string" calcext:value-type="string">
            <text:p>Une collecte par semaine pour les bacs</text:p>
          </table:table-cell>
          <table:table-cell table:style-name="ce100" office:value-type="string" calcext:value-type="string">
            <text:p>Per week for a collection bins</text:p>
          </table:table-cell>
          <table:table-cell table:style-name="ce100" office:value-type="string" calcext:value-type="string">
            <text:p>Depuis lundi 2 janvier 2012, il y a une collecte de bac jaune par semaine, et une collecte de bac bleu par semaine également.</text:p>
          </table:table-cell>
          <table:table-cell table:style-name="ce100" office:value-type="string" calcext:value-type="string">
            <text:p>Since Monday, January 2, 2012, there is a yellow bin collection week, and a blue bin collection week also.</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22];[.B22];[.C22];[.D22];[.E22];[.G22];[.H22];[.I22])"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compostage</text:p>
          </table:table-cell>
          <table:table-cell table:style-name="ce439" office:value-type="string" calcext:value-type="string">
            <text:p>Compostage</text:p>
          </table:table-cell>
          <table:table-cell table:style-name="ce100" office:value-type="string" calcext:value-type="string">
            <text:p>Composting</text:p>
          </table:table-cell>
          <table:table-cell table:style-name="ce100"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00" office:value-type="string" calcext:value-type="string">
            <text:p>You can deposit the compost kitchen scraps (vegetable peelings, coffee grounds ...), the garden (leaves ...), home (hair, towels ...). Avoid dairy products and meats.</text:p>
          </table:table-cell>
          <table:table-cell table:number-columns-repeated="2" table:style-name="ce100" office:value-type="string" calcext:value-type="string">
            <text:p>fiche_compostage</text:p>
          </table:table-cell>
          <table:table-cell table:style-name="ce95" office:value-type="string" calcext:value-type="string">
            <text:p>Vérif le 04/2013</text:p>
          </table:table-cell>
          <table:table-cell table:style-name="ce95"/>
          <table:table-cell/>
          <table:table-cell table:formula="of:=JSONCONSEIL([.A23];[.B23];[.C23];[.D23];[.E23];[.G23];[.H23];[.I23])"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1012"/>
        </table:table-row>
        <table:table-row table:style-name="ro2">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100" office:value-type="string" calcext:value-type="string">
            <text:p>Metal plugs</text:p>
          </table:table-cell>
          <table:table-cell table:style-name="ce100" office:value-type="string" calcext:value-type="string">
            <text:p>Les bouchons métalliques peuvent se mettre avec le métal.</text:p>
          </table:table-cell>
          <table:table-cell table:style-name="ce100" office:value-type="string" calcext:value-type="string">
            <text:p>The metal caps can get with the metal.</text:p>
          </table:table-cell>
          <table:table-cell table:style-name="ce100" table:number-columns-repeated="2"/>
          <table:table-cell table:style-name="ce95" office:value-type="string" calcext:value-type="string">
            <text:p>Vérif le 06/2013</text:p>
          </table:table-cell>
          <table:table-cell table:style-name="ce95"/>
          <table:table-cell/>
          <table:table-cell table:formula="of:=JSONCONSEIL([.A24];[.B24];[.C24];[.D24];[.E24];[.G24];[.H24];[.I24])"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dec_coucheBebe</text:p>
          </table:table-cell>
          <table:table-cell table:style-name="ce100" office:value-type="string" calcext:value-type="string">
            <text:p>Couches lavables</text:p>
          </table:table-cell>
          <table:table-cell table:style-name="ce100" office:value-type="string" calcext:value-type="string">
            <text:p>Cloth diapers</text:p>
          </table:table-cell>
          <table:table-cell table:style-name="ce10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10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95" table:number-columns-repeated="4"/>
          <table:table-cell/>
          <table:table-cell table:formula="of:=JSONCONSEIL([.A25];[.B25];[.C25];[.D25];[.E25];[.G25];[.H25];[.I2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echetecolimite2metres</text:p>
          </table:table-cell>
          <table:table-cell table:style-name="ce100" office:value-type="string" calcext:value-type="string">
            <text:p>Limite de 2 mètres</text:p>
          </table:table-cell>
          <table:table-cell table:style-name="ce100" office:value-type="string" calcext:value-type="string">
            <text:p>Limit of 2 meters</text:p>
          </table:table-cell>
          <table:table-cell table:style-name="ce100" office:value-type="string" calcext:value-type="string">
            <text:p>Une barre limite les véhicules de plus de 2 mètres de haut, sauf pour les déchèteries de La Chapelle-sur-Erdre et de Saint-Sébastien-sur-Loire.</text:p>
          </table:table-cell>
          <table:table-cell table:style-name="ce100" office:value-type="string" calcext:value-type="string">
            <text:p>A bar limit vehicles over 2 meters high, except for waste collection centers in La Chapelle-sur-Erdre and Saint-Sébastien-sur-Loire.</text:p>
          </table:table-cell>
          <table:table-cell table:style-name="ce100" table:number-columns-repeated="2"/>
          <table:table-cell table:style-name="ce95" table:number-columns-repeated="2"/>
          <table:table-cell/>
          <table:table-cell table:formula="of:=JSONCONSEIL([.A26];[.B26];[.C26];[.D26];[.E26];[.G26];[.H26];[.I26])"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echeterieecopointquartheure</text:p>
          </table:table-cell>
          <table:table-cell table:style-name="ce100" office:value-type="string" calcext:value-type="string">
            <text:p>Venir 15 minutes avant la fin</text:p>
          </table:table-cell>
          <table:table-cell table:style-name="ce100" office:value-type="string" calcext:value-type="string">
            <text:p>Come 15 minutes before the end</text:p>
          </table:table-cell>
          <table:table-cell table:style-name="ce100" office:value-type="string" calcext:value-type="string">
            <text:p>Venir un quart d'heure avant la fermeture (le gardien refusera éventuellement l'entrée)</text:p>
          </table:table-cell>
          <table:table-cell table:style-name="ce100" office:value-type="string" calcext:value-type="string">
            <text:p>Coming fifteen minutes before closing (the guardian may refuse entry)</text:p>
          </table:table-cell>
          <table:table-cell table:style-name="ce100" table:number-columns-repeated="2"/>
          <table:table-cell table:style-name="ce95" table:number-columns-repeated="2"/>
          <table:table-cell/>
          <table:table-cell table:formula="of:=JSONCONSEIL([.A27];[.B27];[.C27];[.D27];[.E27];[.G27];[.H27];[.I27])"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deuxiemevie</text:p>
          </table:table-cell>
          <table:table-cell table:style-name="ce439" office:value-type="string" calcext:value-type="string">
            <text:p>Deuxième vie</text:p>
          </table:table-cell>
          <table:table-cell table:style-name="ce100" office:value-type="string" calcext:value-type="string">
            <text:p>Second Life</text:p>
          </table:table-cell>
          <table:table-cell table:style-name="ce100" office:value-type="string" calcext:value-type="string">
            <text:p>L'association \"Deuxième vie\" recence les associations et entreprises spécialisées qui redonnent une vie au déchet.&lt;br/&gt;&lt;a href='http :\\www.deuxieme-vie.org' &gt;www.deuxieme-vie.org&lt;/a&gt;</text:p>
          </table:table-cell>
          <table:table-cell table:style-name="ce100" office:value-type="string" calcext:value-type="string">
            <text:p>The association 'Deuxième vie' recency associations and specialized firms that restore life to waste. &lt;br/&gt;&lt;a href='http :\\www.deuxieme-vie.org'&gt;www.deuxieme-vie.org&lt;/a&gt;</text:p>
          </table:table-cell>
          <table:table-cell table:style-name="ce100" table:number-columns-repeated="2"/>
          <table:table-cell table:style-name="ce95" table:number-columns-repeated="2"/>
          <table:table-cell/>
          <table:table-cell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achat</text:p>
          </table:table-cell>
          <table:table-cell table:style-name="ce100" office:value-type="string" calcext:value-type="string">
            <text:p>Achats de sacs Trisacs</text:p>
          </table:table-cell>
          <table:table-cell table:style-name="ce100" office:value-type="string" calcext:value-type="string">
            <text:p>Trisacs shopping bags (2.20 € the 30 bags roll)</text:p>
          </table:table-cell>
          <table:table-cell table:style-name="ce10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10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95" table:number-columns-repeated="2"/>
          <table:table-cell table:style-name="ce95" office:value-type="string" calcext:value-type="string">
            <text:p>Vérif le 04/2013</text:p>
          </table:table-cell>
          <table:table-cell table:style-name="ce95"/>
          <table:table-cell/>
          <table:table-cell table:formula="of:=JSONCONSEIL([.A29];[.B29];[.C29];[.D29];[.E29];[.G29];[.H29];[.I29])"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piecesobligatoires</text:p>
          </table:table-cell>
          <table:table-cell table:style-name="ce100" office:value-type="string" calcext:value-type="string">
            <text:p>Amener carte retrait pour <text:s/>'dépôt' et <text:s/>'rendez-vous'</text:p>
          </table:table-cell>
          <table:table-cell table:style-name="ce100" office:value-type="string" calcext:value-type="string">
            <text:p>Bring card withdrawal for 'deposit' and 'go'</text:p>
          </table:table-cell>
          <table:table-cell table:style-name="ce100" office:value-type="string" calcext:value-type="string">
            <text:p>Pour le retrait, munissez-vous de votre carte de retrait, envoyée par courrier.&lt;br/&gt;&lt;IMG SRC='resources/images/carte_retrait_trisacs.png' /&gt;</text:p>
          </table:table-cell>
          <table:table-cell table:style-name="ce100" office:value-type="string" calcext:value-type="string">
            <text:p>For removal, please have your ATM card, sent by mail. &lt;br/&gt; &lt;IMG SRC='resources/images/carte_retrait_trisacs.png' /&gt;</text:p>
          </table:table-cell>
          <table:table-cell table:style-name="ce95" table:number-columns-repeated="2"/>
          <table:table-cell table:style-name="ce95" office:value-type="string" calcext:value-type="string">
            <text:p>A VERIFIER</text:p>
          </table:table-cell>
          <table:table-cell table:style-name="ce95"/>
          <table:table-cell/>
          <table:table-cell table:formula="of:=JSONCONSEIL([.A30];[.B30];[.C30];[.D30];[.E30];[.G30];[.H30];[.I30])"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relais</text:p>
          </table:table-cell>
          <table:table-cell table:style-name="ce100" office:value-type="string" calcext:value-type="string">
            <text:p>Retrait de sacs en relais - 3 rouleaux par retrait, 2 retraits par an</text:p>
          </table:table-cell>
          <table:table-cell table:style-name="ce100" office:value-type="string" calcext:value-type="string">
            <text:p>Relay bags withdrawal (3 rolls per withdrawal, two withdrawals per year)</text:p>
          </table:table-cell>
          <table:table-cell table:style-name="ce100" office:value-type="string" calcext:value-type="string">
            <text:p>Les relais sont des lieux de réapprovisionnement destinés à dépanner : vous pouvez retirer 3 rouleaux de sacs (bleus et/ou jaunes). Vous pouvez vous y rendre 2 fois par an.</text:p>
          </table:table-cell>
          <table:table-cell table:style-name="ce100" office:value-type="string" calcext:value-type="string">
            <text:p>Relays are restocking places for help: You can remove 3 rolls of bags (blue and / or yellow). You can go there 2 times a year.</text:p>
          </table:table-cell>
          <table:table-cell table:style-name="ce95" table:number-columns-repeated="2"/>
          <table:table-cell table:style-name="ce95" office:value-type="string" calcext:value-type="string">
            <text:p>Vérif le 04/2013</text:p>
          </table:table-cell>
          <table:table-cell table:style-name="ce95"/>
          <table:table-cell/>
          <table:table-cell table:formula="of:=JSONCONSEIL([.A31];[.B31];[.C31];[.D31];[.E31];[.G31];[.H31];[.I31])"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ecoparticipation</text:p>
          </table:table-cell>
          <table:table-cell table:style-name="ce439" office:value-type="string" calcext:value-type="string">
            <text:p>Écoparticipation</text:p>
          </table:table-cell>
          <table:table-cell table:style-name="ce100" office:value-type="string" calcext:value-type="string">
            <text:p>Environmental fee</text:p>
          </table:table-cell>
          <table:table-cell table:style-name="ce100"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00"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32];[.B32];[.C32];[.D32];[.E32];[.G32];[.H32];[.I32])"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encombrants</text:p>
          </table:table-cell>
          <table:table-cell table:style-name="ce439" office:value-type="string" calcext:value-type="string">
            <text:p>Collecte des encombrants</text:p>
          </table:table-cell>
          <table:table-cell table:style-name="ce100" office:value-type="string" calcext:value-type="string">
            <text:p>Collection of bulky</text:p>
          </table:table-cell>
          <table:table-cell table:style-name="ce100"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00"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number-columns-repeated="2" table:style-name="ce100" office:value-type="string" calcext:value-type="string">
            <text:p>fiche_encombrant</text:p>
          </table:table-cell>
          <table:table-cell table:style-name="ce95" office:value-type="string" calcext:value-type="string">
            <text:p>Vérif le 03/2013</text:p>
          </table:table-cell>
          <table:table-cell table:style-name="ce95"/>
          <table:table-cell/>
          <table:table-cell table:formula="of:=JSONCONSEIL([.A33];[.B33];[.C33];[.D33];[.E33];[.G33];[.H33];[.I3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1012"/>
        </table:table-row>
        <table:table-row table:style-name="ro2">
          <table:table-cell table:style-name="ce165" office:value-type="string" calcext:value-type="string">
            <text:p>cons_fenetre_enveloppe</text:p>
          </table:table-cell>
          <table:table-cell table:style-name="ce100" office:value-type="string" calcext:value-type="string">
            <text:p>Suppression fenêtre</text:p>
          </table:table-cell>
          <table:table-cell table:style-name="ce100" office:value-type="string" calcext:value-type="string">
            <text:p>Removal window</text:p>
          </table:table-cell>
          <table:table-cell table:style-name="ce100" office:value-type="string" calcext:value-type="string">
            <text:p>La fenêtre en plastique peut être laissée <text:s/>(source : AlloPropreté le 07/08/2013)</text:p>
          </table:table-cell>
          <table:table-cell table:style-name="ce100" office:value-type="string" calcext:value-type="string">
            <text:p>The plastic window can be left (source: AlloPropreté the 07/08/2013)</text:p>
          </table:table-cell>
          <table:table-cell table:style-name="ce100" table:number-columns-repeated="2"/>
          <table:table-cell table:style-name="ce95" table:number-columns-repeated="2"/>
          <table:table-cell/>
          <table:table-cell table:formula="of:=JSONCONSEIL([.A34];[.B34];[.C34];[.D34];[.E34];[.G34];[.H34];[.I34])"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huileAlimentaire</text:p>
          </table:table-cell>
          <table:table-cell table:style-name="ce100" office:value-type="string" calcext:value-type="string">
            <text:p>Mettre dans une bouteille</text:p>
          </table:table-cell>
          <table:table-cell table:style-name="ce100" office:value-type="string" calcext:value-type="string">
            <text:p>Put in a bottle</text:p>
          </table:table-cell>
          <table:table-cell table:style-name="ce170" office:value-type="string" calcext:value-type="string">
            <text:p>Mettre l'huile dans une bouteille que vous déposez dans le sac bleu ou dans le bac bleu.</text:p>
          </table:table-cell>
          <table:table-cell table:style-name="ce100" office:value-type="string" calcext:value-type="string">
            <text:p>Put the oil in a bottle you drop in the blue bag or in the blue bin.</text:p>
          </table:table-cell>
          <table:table-cell table:style-name="ce100" table:number-columns-repeated="2"/>
          <table:table-cell table:style-name="ce95" table:number-columns-repeated="2"/>
          <table:table-cell/>
          <table:table-cell table:formula="of:=JSONCONSEIL([.A35];[.B35];[.C35];[.D35];[.E35];[.G35];[.H35];[.I35])"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lerelais</text:p>
          </table:table-cell>
          <table:table-cell table:style-name="ce78" office:value-type="string" calcext:value-type="string">
            <text:p>Vous pouvez déposer dans les conteneurs 'Le Relais'</text:p>
          </table:table-cell>
          <table:table-cell table:style-name="ce78" office:value-type="string" calcext:value-type="string">
            <text:p>You can file in the containers 'Le Relais'</text:p>
          </table:table-cell>
          <table:table-cell table:style-name="ce100" office:value-type="string" calcext:value-type="string">
            <text:p>Vêtements, linge de maison, chaussures (liées par paire), maroquinerie &lt;B&gt;dans un sac bien fermé&lt;/B&gt;.</text:p>
          </table:table-cell>
          <table:table-cell table:style-name="ce100" office:value-type="string" calcext:value-type="string">
            <text:p>Clothing, linens, shoes (linked in pairs), leather goods &lt;B&gt; in a sealed bag &lt;/b&gt;.</text:p>
          </table:table-cell>
          <table:table-cell table:number-columns-repeated="2" table:style-name="ce95" office:value-type="string" calcext:value-type="string">
            <text:p>fiche_contvet</text:p>
          </table:table-cell>
          <table:table-cell table:style-name="ce95" table:number-columns-repeated="2"/>
          <table:table-cell/>
          <table:table-cell table:formula="of:=JSONCONSEIL([.A36];[.B36];[.C36];[.D36];[.E36];[.G36];[.H36];[.I36])"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1012"/>
        </table:table-row>
        <table:table-row table:style-name="ro2">
          <table:table-cell table:style-name="ce17" office:value-type="string" calcext:value-type="string">
            <text:p>cons_medicamentembal</text:p>
          </table:table-cell>
          <table:table-cell table:style-name="ce100" office:value-type="string" calcext:value-type="string">
            <text:p>Trier séparément les emballages.</text:p>
          </table:table-cell>
          <table:table-cell table:style-name="ce100" office:value-type="string" calcext:value-type="string">
            <text:p>Sort packaging separately.</text:p>
          </table:table-cell>
          <table:table-cell table:style-name="ce100" office:value-type="string" calcext:value-type="string">
            <text:p>Les emballages et les notices peuvent être mis au recyclage (carton-papier).</text:p>
          </table:table-cell>
          <table:table-cell table:style-name="ce100" office:value-type="string" calcext:value-type="string">
            <text:p>Packaging and instructions can be recycled (paperboard).</text:p>
          </table:table-cell>
          <table:table-cell table:style-name="ce100" table:number-columns-repeated="2"/>
          <table:table-cell table:style-name="ce95" table:number-columns-repeated="2"/>
          <table:table-cell/>
          <table:table-cell table:formula="of:=JSONCONSEIL([.A37];[.B37];[.C37];[.D37];[.E37];[.G37];[.H37];[.I37])"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office:value-type="string" calcext:value-type="string">
            <text:p><text:s/></text:p>
          </table:table-cell>
          <table:table-cell table:number-columns-repeated="1012"/>
        </table:table-row>
        <table:table-row table:style-name="ro2">
          <table:table-cell table:style-name="ce559" office:value-type="string" calcext:value-type="string">
            <text:p>cons_modular_phone</text:p>
          </table:table-cell>
          <table:table-cell table:style-name="ce559" office:value-type="string" calcext:value-type="string">
            <text:p>70 kilos de matières rares.. pourquoi ne pas essayer le smartphone modulaire…</text:p>
          </table:table-cell>
          <table:table-cell table:style-name="ce559" office:value-type="string" calcext:value-type="string">
            <text:p>70 kilos of rare materials .. why not try the modular smartphone…</text:p>
          </table:table-cell>
          <table:table-cell table:style-name="ce559"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559"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165" table:number-columns-repeated="2"/>
          <table:table-cell table:style-name="ce95" table:number-columns-repeated="2"/>
          <table:table-cell/>
          <table:table-cell table:formula="of:=JSONCONSEIL([.A38];[.B38];[.C38];[.D38];[.E38];[.G38];[.H38];[.I38])"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nbconteneurverre</text:p>
          </table:table-cell>
          <table:table-cell table:style-name="ce439" office:value-type="string" calcext:value-type="string">
            <text:p>879 conteneurs en verre</text:p>
          </table:table-cell>
          <table:table-cell table:style-name="ce100" office:value-type="string" calcext:value-type="string">
            <text:p>879 glass containers</text:p>
          </table:table-cell>
          <table:table-cell table:style-name="ce100" office:value-type="string" calcext:value-type="string">
            <text:p>IL y a 879 conteneurs verres sur l la communauté urbaine, soit 1 conteneur pour 625 habitants.</text:p>
          </table:table-cell>
          <table:table-cell table:style-name="ce100" office:value-type="string" calcext:value-type="string">
            <text:p>THERE are 879 glass containers on the urban community, or 1 container for 625 inhabitants.</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39];[.B39];[.C39];[.D39];[.E39];[.G39];[.H39];[.I39])"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nespresso</text:p>
          </table:table-cell>
          <table:table-cell table:style-name="ce100" office:value-type="string" calcext:value-type="string">
            <text:p>Nespresso récupère ses capsules et soutien le recyclage du petit aluminium.</text:p>
          </table:table-cell>
          <table:table-cell table:style-name="ce100" office:value-type="string" calcext:value-type="string">
            <text:p>Nespresso capsules and recovers its support recycling aluminum small.</text:p>
          </table:table-cell>
          <table:table-cell table:style-name="ce10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10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95" table:number-columns-repeated="4"/>
          <table:table-cell/>
          <table:table-cell table:formula="of:=JSONCONSEIL([.A40];[.B40];[.C40];[.D40];[.E40];[.G40];[.H40];[.I40])"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table:number-columns-repeated="1013"/>
        </table:table-row>
        <table:table-row table:style-name="ro2">
          <table:table-cell table:style-name="ce439" office:value-type="string" calcext:value-type="string">
            <text:p>cons_noeudtrisac</text:p>
          </table:table-cell>
          <table:table-cell table:style-name="ce439" office:value-type="string" calcext:value-type="string">
            <text:p>Double nœud</text:p>
          </table:table-cell>
          <table:table-cell table:style-name="ce100" office:value-type="string" calcext:value-type="string">
            <text:p>Double knot</text:p>
          </table:table-cell>
          <table:table-cell table:style-name="ce100" office:value-type="string" calcext:value-type="string">
            <text:p>Les sacs doivent être fermés par un double nœud.</text:p>
          </table:table-cell>
          <table:table-cell table:style-name="ce100" office:value-type="string" calcext:value-type="string">
            <text:p>Bags must be closed with a double kno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1];[.B41];[.C41];[.D41];[.E41];[.G41];[.H41];[.I41])"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numerosencombrants</text:p>
          </table:table-cell>
          <table:table-cell table:style-name="ce439" office:value-type="string" calcext:value-type="string">
            <text:p>Numéros de téléphones des encombrants</text:p>
          </table:table-cell>
          <table:table-cell table:style-name="ce100" office:value-type="string" calcext:value-type="string">
            <text:p>Bulky telephone numbers</text:p>
          </table:table-cell>
          <table:table-cell table:style-name="ce10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0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2];[.B42];[.C42];[.D42];[.E42];[.G42];[.H42];[.I42])"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1012"/>
        </table:table-row>
        <table:table-row table:style-name="ro8">
          <table:table-cell table:style-name="ce439" office:value-type="string" calcext:value-type="string">
            <text:p>cons_papieralu</text:p>
          </table:table-cell>
          <table:table-cell table:style-name="ce439" office:value-type="string" calcext:value-type="string">
            <text:p>Petit aluminium non recyclé</text:p>
          </table:table-cell>
          <table:table-cell table:style-name="ce100" office:value-type="string" calcext:value-type="string">
            <text:p>Breakfast not recycled aluminum</text:p>
          </table:table-cell>
          <table:table-cell table:style-name="ce100"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00"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100" table:number-columns-repeated="2"/>
          <table:table-cell table:style-name="ce95" table:number-columns-repeated="2"/>
          <table:table-cell/>
          <table:table-cell table:formula="of:=JSONCONSEIL([.A43];[.B43];[.C43];[.D43];[.E43];[.G43];[.H43];[.I43])"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bouchonamour</text:p>
          </table:table-cell>
          <table:table-cell table:style-name="ce439" office:value-type="string" calcext:value-type="string">
            <text:p>Ne pas mettre dans les bouchons d'amour</text:p>
          </table:table-cell>
          <table:table-cell table:style-name="ce100" office:value-type="string" calcext:value-type="string">
            <text:p>Do not place in the caps of love</text:p>
          </table:table-cell>
          <table:table-cell table:style-name="ce100" office:value-type="string" calcext:value-type="string">
            <text:p>Les bouchons suivant sont refusés : produits toxiques, détergents.</text:p>
          </table:table-cell>
          <table:table-cell table:style-name="ce100" office:value-type="string" calcext:value-type="string">
            <text:p>The following plugs are rejected: toxic chemicals, detergents.</text:p>
          </table:table-cell>
          <table:table-cell table:style-name="ce100" table:number-columns-repeated="2"/>
          <table:table-cell table:style-name="ce95" table:number-columns-repeated="2"/>
          <table:table-cell/>
          <table:table-cell table:formula="of:=JSONCONSEIL([.A44];[.B44];[.C44];[.D44];[.E44];[.G44];[.H44];[.I44])"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sacpoubelle</text:p>
          </table:table-cell>
          <table:table-cell table:style-name="ce439" office:value-type="string" calcext:value-type="string">
            <text:p>Utiliser uniquement les sacs Tri'sac.</text:p>
          </table:table-cell>
          <table:table-cell table:style-name="ce100" office:value-type="string" calcext:value-type="string">
            <text:p>Use Tri'sac bags only.</text:p>
          </table:table-cell>
          <table:table-cell table:style-name="ce100" office:value-type="string" calcext:value-type="string">
            <text:p>N'utilisez pas d'autres types de sacs poubelles que les sacs jaunes et bleus de Tri'sac.</text:p>
          </table:table-cell>
          <table:table-cell table:style-name="ce100" office:value-type="string" calcext:value-type="string">
            <text:p>Do not use other types of trash bags that yellow and blue bags Tri'sac.</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5];[.B45];[.C45];[.D45];[.E45];[.G45];[.H45];[.I45])"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pastoxique</text:p>
          </table:table-cell>
          <table:table-cell table:style-name="ce100" office:value-type="string" calcext:value-type="string">
            <text:p>Non recyclable car présence produits toxiques</text:p>
          </table:table-cell>
          <table:table-cell table:style-name="ce100" office:value-type="string" calcext:value-type="string">
            <text:p>Not recyclable as presence toxic</text:p>
          </table:table-cell>
          <table:table-cell table:style-name="ce100" office:value-type="string" calcext:value-type="string">
            <text:p>Les bombes de peintures contiennent des produits toxiques, et ne peuvent pas être recyclées (contrairement aux bombes aérosols comme les déodorants).</text:p>
          </table:table-cell>
          <table:table-cell table:style-name="ce100" office:value-type="string" calcext:value-type="string">
            <text:p>Paints bombs contain toxic products and can not be recycled (unlike aerosols such as deodorants).</text:p>
          </table:table-cell>
          <table:table-cell table:style-name="ce95" table:number-columns-repeated="4"/>
          <table:table-cell/>
          <table:table-cell table:formula="of:=JSONCONSEIL([.A46];[.B46];[.C46];[.D46];[.E46];[.G46];[.H46];[.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uniquementbouteilleflacon</text:p>
          </table:table-cell>
          <table:table-cell table:style-name="ce439" office:value-type="string" calcext:value-type="string">
            <text:p>Tous les plastiques dans les bacs jaunes nantais</text:p>
          </table:table-cell>
          <table:table-cell table:style-name="ce100" office:value-type="string" calcext:value-type="string">
            <text:p>All plastics in the yellow bins Nantes</text:p>
          </table:table-cell>
          <table:table-cell table:style-name="ce95"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95"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number-columns-repeated="2" table:style-name="ce100" office:value-type="string" calcext:value-type="string">
            <text:p>fiche_pet</text:p>
          </table:table-cell>
          <table:table-cell table:style-name="ce95" table:number-columns-repeated="2"/>
          <table:table-cell/>
          <table:table-cell table:formula="of:=JSONCONSEIL([.A47];[.B47];[.C47];[.D47];[.E47];[.G47];[.H47];[.I47])"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ilerechargeable</text:p>
          </table:table-cell>
          <table:table-cell table:style-name="ce439" office:value-type="string" calcext:value-type="string">
            <text:p>Pile rechargeable</text:p>
          </table:table-cell>
          <table:table-cell table:style-name="ce100" office:value-type="string" calcext:value-type="string">
            <text:p>Rechargeable battery</text:p>
          </table:table-cell>
          <table:table-cell table:style-name="ce100" office:value-type="string" calcext:value-type="string">
            <text:p>Selon une étude réalisée en 2007 par Bio Intelligence Service, les piles rechargeables ont jusqu'à 32 fois moins d'impact sur l'environnement que les piles jetables.</text:p>
          </table:table-cell>
          <table:table-cell table:style-name="ce100" office:value-type="string" calcext:value-type="string">
            <text:p>According to a 2007 study by Bio Intelligence Service, rechargeable batteries have up to 32 times less environmental impact than disposable batteries.</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8];[.B48];[.C48];[.D48];[.E48];[.G48];[.H48];[.I48])"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plus2vers</text:p>
          </table:table-cell>
          <table:table-cell table:style-name="ce100" office:value-type="string" calcext:value-type="string">
            <text:p>Asso Plus2vers : partage de lombrics et conseils sur le lombricompostage</text:p>
          </table:table-cell>
          <table:table-cell table:style-name="ce100" office:value-type="string" calcext:value-type="string">
            <text:p>Asso Plus2vers: sharing earthworms and advice on vermicomposting</text:p>
          </table:table-cell>
          <table:table-cell table:style-name="ce10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10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95" table:number-columns-repeated="4"/>
          <table:table-cell/>
          <table:table-cell table:formula="of:=JSONCONSEIL([.A49];[.B49];[.C49];[.D49];[.E49];[.G49];[.H49];[.I49])"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otsmoutarde</text:p>
          </table:table-cell>
          <table:table-cell table:style-name="ce439" office:value-type="string" calcext:value-type="string">
            <text:p>Les verres des pots de moutarde et Nutella</text:p>
          </table:table-cell>
          <table:table-cell table:style-name="ce100" office:value-type="string" calcext:value-type="string">
            <text:p>The glasses mustard pots and nutella</text:p>
          </table:table-cell>
          <table:table-cell table:style-name="ce100" office:value-type="string" calcext:value-type="string">
            <text:p>Les pots de moutarde et de Nutella (qui peuvent être transformés en verre à boire) peuvent être recyclés (conseil AlloPropreté 05/2014).</text:p>
          </table:table-cell>
          <table:table-cell table:style-name="ce100" office:value-type="string" calcext:value-type="string">
            <text:p>Mustard Pots and Nutella (which can be turned into drinking glass) can be recycled (board AlloPropreté 05/2014).</text:p>
          </table:table-cell>
          <table:table-cell table:style-name="ce100" table:number-columns-repeated="2"/>
          <table:table-cell table:style-name="ce95" table:number-columns-repeated="2"/>
          <table:table-cell/>
          <table:table-cell table:formula="of:=JSONCONSEIL([.A50];[.B50];[.C50];[.D50];[.E50];[.G50];[.H50];[.I50])"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proximite</text:p>
          </table:table-cell>
          <table:table-cell table:style-name="ce100" office:value-type="string" calcext:value-type="string">
            <text:p>Des questions ... 0800 800 868</text:p>
          </table:table-cell>
          <table:table-cell table:style-name="ce100" office:value-type="string" calcext:value-type="string">
            <text:p>Questions ? 0800 800 868</text:p>
          </table:table-cell>
          <table:table-cell table:style-name="ce100"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00"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number-columns-repeated="2" table:style-name="ce89" office:value-type="string" calcext:value-type="string">
            <text:p>fiche_telephone</text:p>
          </table:table-cell>
          <table:table-cell table:style-name="ce95" table:number-columns-repeated="2"/>
          <table:table-cell/>
          <table:table-cell table:formula="of:=JSONCONSEIL([.A51];[.B51];[.C51];[.D51];[.E51];[.G51];[.H51];[.I51])"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1012"/>
        </table:table-row>
        <table:table-row table:style-name="ro2">
          <table:table-cell table:style-name="ce17" office:value-type="string" calcext:value-type="string">
            <text:p>cons_recupmedicament</text:p>
          </table:table-cell>
          <table:table-cell table:style-name="ce100" office:value-type="string" calcext:value-type="string">
            <text:p>Récupération des médicaments</text:p>
          </table:table-cell>
          <table:table-cell table:style-name="ce100" office:value-type="string" calcext:value-type="string">
            <text:p>Retrieving drugs</text:p>
          </table:table-cell>
          <table:table-cell table:style-name="ce100" office:value-type="string" calcext:value-type="string">
            <text:p>Les pharmacies ont l'obligation de récupérer les anciens médicaments, avec ou sans conditionnement.</text:p>
          </table:table-cell>
          <table:table-cell table:style-name="ce100" office:value-type="string" calcext:value-type="string">
            <text:p>Pharmacies have the obligation to recover the older drugs, with or without conditioning.</text:p>
          </table:table-cell>
          <table:table-cell table:number-columns-repeated="2" table:style-name="ce100" office:value-type="string" calcext:value-type="string">
            <text:p>fiche_medicament</text:p>
          </table:table-cell>
          <table:table-cell table:style-name="ce95" table:number-columns-repeated="2"/>
          <table:table-cell/>
          <table:table-cell table:formula="of:=JSONCONSEIL([.A52];[.B52];[.C52];[.D52];[.E52];[.G52];[.H52];[.I52])"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cuppdv1</text:p>
          </table:table-cell>
          <table:table-cell table:style-name="ce439" office:value-type="string" calcext:value-type="string">
            <text:p>Les magasins récupèrent l'ancien pour l'achat d'un nouveau</text:p>
          </table:table-cell>
          <table:table-cell table:style-name="ce100" office:value-type="string" calcext:value-type="string">
            <text:p>The stores recover the old device for the purchase of a new</text:p>
          </table:table-cell>
          <table:table-cell table:style-name="ce100"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100" office:value-type="string" calcext:value-type="string">
            <text:p>You buy a new appliance, the distributor is now required to take the former for the purchase or delivery. This is the principle of the recovery 'one for one'.</text:p>
          </table:table-cell>
          <table:table-cell table:number-columns-repeated="2" table:style-name="ce100" office:value-type="string" calcext:value-type="string">
            <text:p>fiche_reprise</text:p>
          </table:table-cell>
          <table:table-cell table:style-name="ce95" office:value-type="string" calcext:value-type="string">
            <text:p><text:s/></text:p>
          </table:table-cell>
          <table:table-cell table:style-name="ce95"/>
          <table:table-cell/>
          <table:table-cell table:formula="of:=JSONCONSEIL([.A53];[.B53];[.C53];[.D53];[.E53];[.G53];[.H53];[.I53])"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cuppdv2</text:p>
          </table:table-cell>
          <table:table-cell table:style-name="ce439" office:value-type="string" calcext:value-type="string">
            <text:p>Les magasins qui les vendent récupèrent : cartouches d'imprimantes, piles, ampoules basse consommation, néon</text:p>
          </table:table-cell>
          <table:table-cell table:style-name="ce100" office:value-type="string" calcext:value-type="string">
            <text:p>Stores that sell them recover: printer cartridges, batteries, energy saving light bulbs, neon</text:p>
          </table:table-cell>
          <table:table-cell table:style-name="ce17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70" office:value-type="string" calcext:value-type="string">
            <text:p>The outlets are obliged to recover the used items they sell: printer cartridges, batteries, energy saving light bulbs, fluorescent tubes (neons).</text:p>
          </table:table-cell>
          <table:table-cell table:number-columns-repeated="3" table:style-name="ce95" office:value-type="string" calcext:value-type="string">
            <text:p><text:s/></text:p>
          </table:table-cell>
          <table:table-cell table:style-name="ce95"/>
          <table:table-cell/>
          <table:table-cell table:formula="of:=JSONCONSEIL([.A54];[.B54];[.C54];[.D54];[.E54];[.G54];[.H54];[.I54])"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mplacergobelet</text:p>
          </table:table-cell>
          <table:table-cell table:style-name="ce439" office:value-type="string" calcext:value-type="string">
            <text:p>Supprimer la vaisselle jetable</text:p>
          </table:table-cell>
          <table:table-cell table:style-name="ce100" office:value-type="string" calcext:value-type="string">
            <text:p>Remove disposable tableware</text:p>
          </table:table-cell>
          <table:table-cell table:style-name="ce100" office:value-type="string" calcext:value-type="string">
            <text:p>Utiliser de préférence de la vaiselle en plastique dur, que l'on ne jette pas : verre, tasse, gobelet...</text:p>
          </table:table-cell>
          <table:table-cell table:style-name="ce100" office:value-type="string" calcext:value-type="string">
            <text:p>Preferably use of hard plastic dishes, we do not throw glass, cup, cup ...</text:p>
          </table:table-cell>
          <table:table-cell table:style-name="ce100" table:number-columns-repeated="2"/>
          <table:table-cell table:style-name="ce95" table:number-columns-repeated="2"/>
          <table:table-cell/>
          <table:table-cell table:formula="of:=JSONCONSEIL([.A55];[.B55];[.C55];[.D55];[.E55];[.G55];[.H55];[.I55])"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sacs</text:p>
          </table:table-cell>
          <table:table-cell table:style-name="ce78" office:value-type="string" calcext:value-type="string">
            <text:p>Rappels sur les sacs</text:p>
          </table:table-cell>
          <table:table-cell table:style-name="ce78" office:value-type="string" calcext:value-type="string">
            <text:p>Reminders on bags</text:p>
          </table:table-cell>
          <table:table-cell table:style-name="ce100" office:value-type="string" calcext:value-type="string">
            <text:p>Les sacs sont à déposer dans le même bac, les déchets recyclables dans le sac jaune, les déchets non recyclables dans le sac bleu.</text:p>
          </table:table-cell>
          <table:table-cell table:style-name="ce85" office:value-type="string" calcext:value-type="string">
            <text:p>Bags are to be deposited in the same bin, recyclable waste in the yolk sac, non-recyclable waste in the blue bag.</text:p>
          </table:table-cell>
          <table:table-cell table:number-columns-repeated="2" table:style-name="ce100" office:value-type="string" calcext:value-type="string">
            <text:p>fiche_sacjaune</text:p>
          </table:table-cell>
          <table:table-cell table:style-name="ce95" table:number-columns-repeated="2"/>
          <table:table-cell/>
          <table:table-cell table:formula="of:=JSONCONSEIL([.A56];[.B56];[.C56];[.D56];[.E56];[.G56];[.H56];[.I56])"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ans_bouchon_ni_couvercle</text:p>
          </table:table-cell>
          <table:table-cell table:style-name="ce439" office:value-type="string" calcext:value-type="string">
            <text:p>Ni bouchon ni couvercle</text:p>
          </table:table-cell>
          <table:table-cell table:style-name="ce100" office:value-type="string" calcext:value-type="string">
            <text:p>Neither cap or cover</text:p>
          </table:table-cell>
          <table:table-cell table:style-name="ce100" office:value-type="string" calcext:value-type="string">
            <text:p>Ne pas mettre de bouchons, de couvercles ou de collerettes de plomb (autour des bouteilles en verre)</text:p>
          </table:table-cell>
          <table:table-cell table:style-name="ce100" office:value-type="string" calcext:value-type="string">
            <text:p>Do not put caps, lids or lead collars (around glass bottles)</text:p>
          </table:table-cell>
          <table:table-cell table:style-name="ce100" table:number-columns-repeated="2"/>
          <table:table-cell table:style-name="ce95" table:number-columns-repeated="2"/>
          <table:table-cell/>
          <table:table-cell table:formula="of:=JSONCONSEIL([.A57];[.B57];[.C57];[.D57];[.E57];[.G57];[.H57];[.I57])"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ansbouchon</text:p>
          </table:table-cell>
          <table:table-cell table:style-name="ce439" office:value-type="string" calcext:value-type="string">
            <text:p>Que faire du bouchon / couvercle …</text:p>
          </table:table-cell>
          <table:table-cell table:style-name="ce100" office:value-type="string" calcext:value-type="string">
            <text:p>What cap / lid?</text:p>
          </table:table-cell>
          <table:table-cell table:style-name="ce100"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00" office:value-type="string" calcext:value-type="string">
            <text:p>The cap / lid must be ordered separately (although it can be sorted). See &lt;br/&gt; waste &lt;i&gt; Plastic cap '&lt;/ i&gt; and waste &lt;i&gt;' Metal cover '&lt;/ i&gt;.</text:p>
          </table:table-cell>
          <table:table-cell table:style-name="ce100" table:number-columns-repeated="2"/>
          <table:table-cell table:style-name="ce95" table:number-columns-repeated="2"/>
          <table:table-cell/>
          <table:table-cell table:formula="of:=JSONCONSEIL([.A58];[.B58];[.C58];[.D58];[.E58];[.G58];[.H58];[.I58])"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ouille</text:p>
          </table:table-cell>
          <table:table-cell table:style-name="ce439" office:value-type="string" calcext:value-type="string">
            <text:p>Papiers souillés</text:p>
          </table:table-cell>
          <table:table-cell table:style-name="ce100" office:value-type="string" calcext:value-type="string">
            <text:p>Soiled paper</text:p>
          </table:table-cell>
          <table:table-cell table:style-name="ce100" office:value-type="string" calcext:value-type="string">
            <text:p>Les papiers sales (tachés de nourriture...) sont considérés comme souillés et ne peuvent être recyclés.</text:p>
          </table:table-cell>
          <table:table-cell table:style-name="ce100" office:value-type="string" calcext:value-type="string">
            <text:p>Dirty paper (stained food ...) are considered contaminated and can not be recycled.</text:p>
          </table:table-cell>
          <table:table-cell table:style-name="ce100" table:number-columns-repeated="2"/>
          <table:table-cell table:style-name="ce95" table:number-columns-repeated="2"/>
          <table:table-cell/>
          <table:table-cell table:formula="of:=JSONCONSEIL([.A59];[.B59];[.C59];[.D59];[.E59];[.G59];[.H59];[.I59])"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spirale</text:p>
          </table:table-cell>
          <table:table-cell table:style-name="ce100" office:value-type="string" calcext:value-type="string">
            <text:p>Doit-on supprimer les spirales ...</text:p>
          </table:table-cell>
          <table:table-cell table:style-name="ce100" office:value-type="string" calcext:value-type="string">
            <text:p>Should we remove the spirals ?</text:p>
          </table:table-cell>
          <table:table-cell table:style-name="ce100" office:value-type="string" calcext:value-type="string">
            <text:p>Non ce n'est pas obligatoire.</text:p>
          </table:table-cell>
          <table:table-cell table:style-name="ce86" office:value-type="string" calcext:value-type="string">
            <text:p>No this is not mandatory. </text:p>
          </table:table-cell>
          <table:table-cell table:style-name="ce165" table:number-columns-repeated="2"/>
          <table:table-cell table:style-name="ce95" office:value-type="string" calcext:value-type="string">
            <text:p>Vérif le 09/2015</text:p>
          </table:table-cell>
          <table:table-cell table:style-name="ce95"/>
          <table:table-cell/>
          <table:table-cell table:formula="of:=JSONCONSEIL([.A60];[.B60];[.C60];[.D60];[.E60];[.G60];[.H60];[.I60])"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tetrapak</text:p>
          </table:table-cell>
          <table:table-cell table:style-name="ce100" office:value-type="string" calcext:value-type="string">
            <text:p>Recyclage Tétrapak</text:p>
          </table:table-cell>
          <table:table-cell table:style-name="ce100" office:value-type="string" calcext:value-type="string">
            <text:p>Tetrapak recycling</text:p>
          </table:table-cell>
          <table:table-cell table:style-name="ce100" office:value-type="string" calcext:value-type="string">
            <text:p>Les Tétra Pak se recyclent : le carton est récupéré, le reste est très rarement récupéré. Préféré les emballages en verre.</text:p>
          </table:table-cell>
          <table:table-cell table:style-name="ce100" office:value-type="string" calcext:value-type="string">
            <text:p>The Tetra Pak recycling: cardboard is collected, the rest is rarely recovered. Preferred glass packaging.</text:p>
          </table:table-cell>
          <table:table-cell table:number-columns-repeated="2" table:style-name="ce100" office:value-type="string" calcext:value-type="string">
            <text:p>fiche_tetrapak</text:p>
          </table:table-cell>
          <table:table-cell table:style-name="ce95" table:number-columns-repeated="2"/>
          <table:table-cell/>
          <table:table-cell table:formula="of:=JSONCONSEIL([.A61];[.B61];[.C61];[.D61];[.E61];[.G61];[.H61];[.I6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toxique</text:p>
          </table:table-cell>
          <table:table-cell table:style-name="ce100" office:value-type="string" calcext:value-type="string">
            <text:p>Produit toxique</text:p>
          </table:table-cell>
          <table:table-cell table:style-name="ce100" office:value-type="string" calcext:value-type="string">
            <text:p>Toxicant</text:p>
          </table:table-cell>
          <table:table-cell table:style-name="ce100" office:value-type="string" calcext:value-type="string">
            <text:p>Les produits toxiques ne doivent pas être mis avec les ordures ménagères. Ils doivent être déposés dans les déchèteries et écopoints.</text:p>
          </table:table-cell>
          <table:table-cell table:style-name="ce100" office:value-type="string" calcext:value-type="string">
            <text:p>Toxic products should not be placed with household waste. They must be deposited in the waste collection centers and ecopoints.</text:p>
          </table:table-cell>
          <table:table-cell table:style-name="ce95" table:number-columns-repeated="4"/>
          <table:table-cell/>
          <table:table-cell table:formula="of:=JSONCONSEIL([.A62];[.B62];[.C62];[.D62];[.E62];[.G62];[.H62];[.I62])"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trisac</text:p>
          </table:table-cell>
          <table:table-cell table:style-name="ce439" office:value-type="string" calcext:value-type="string">
            <text:p>Quoi mettre dans les Tri'sac</text:p>
          </table:table-cell>
          <table:table-cell table:style-name="ce100" office:value-type="string" calcext:value-type="string">
            <text:p>What to put in Tri'sac</text:p>
          </table:table-cell>
          <table:table-cell table:style-name="ce100" office:value-type="string" calcext:value-type="string">
            <text:p>Les sacs Trisac sont bleus pour les ordures ménagères, jaunes pour les déchets recyclables (emballages carton, bouteilles plastiques, papier).</text:p>
          </table:table-cell>
          <table:table-cell table:style-name="ce100" office:value-type="string" calcext:value-type="string">
            <text:p>The Trisac blue bags are for household waste, yellow for recyclable waste (cardboard packaging, plastic bottles, paper).</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63];[.B63];[.C63];[.D63];[.E63];[.G63];[.H63];[.I63])"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trop_petit</text:p>
          </table:table-cell>
          <table:table-cell table:style-name="ce100" office:value-type="string" calcext:value-type="string">
            <text:p>Trop petit pour être trié</text:p>
          </table:table-cell>
          <table:table-cell table:style-name="ce100" office:value-type="string" calcext:value-type="string">
            <text:p>Too small to be sorted</text:p>
          </table:table-cell>
          <table:table-cell table:style-name="ce100" office:value-type="string" calcext:value-type="string">
            <text:p>Ce matériau pourrait être récyclé, mais étant trop petit (ou ne représentant pas assez de matières) il doit être mis avec les ordures ménagères.</text:p>
          </table:table-cell>
          <table:table-cell table:style-name="ce100" office:value-type="string" calcext:value-type="string">
            <text:p>This material could be recycled, but is too small (or not representative enough materials) it must be put in household waste.</text:p>
          </table:table-cell>
          <table:table-cell table:style-name="ce95" table:number-columns-repeated="2"/>
          <table:table-cell table:style-name="ce95" office:value-type="string" calcext:value-type="string">
            <text:p>Vérif le 04/2015</text:p>
          </table:table-cell>
          <table:table-cell table:style-name="ce95"/>
          <table:table-cell/>
          <table:table-cell table:formula="of:=JSONCONSEIL([.A64];[.B64];[.C64];[.D64];[.E64];[.G64];[.H64];[.I64])"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table:number-columns-repeated="1013"/>
        </table:table-row>
        <table:table-row table:style-name="ro2">
          <table:table-cell table:style-name="ce439" office:value-type="string" calcext:value-type="string">
            <text:p>cons_vaissellebiodegradable</text:p>
          </table:table-cell>
          <table:table-cell table:style-name="ce439" office:value-type="string" calcext:value-type="string">
            <text:p>Vaisselle bio-dégradable</text:p>
          </table:table-cell>
          <table:table-cell table:style-name="ce100" office:value-type="string" calcext:value-type="string">
            <text:p>Biodegradable Tableware</text:p>
          </table:table-cell>
          <table:table-cell table:style-name="ce84" office:value-type="string" calcext:value-type="string">
            <text:p>A base de fibre de canne à sucre, la vaiselle bio-dégradable.</text:p>
          </table:table-cell>
          <table:table-cell table:style-name="ce84" office:value-type="string" calcext:value-type="string">
            <text:p>A basic sugar cane fiber, biodegradable dishes.</text:p>
          </table:table-cell>
          <table:table-cell table:style-name="ce100" table:number-columns-repeated="2"/>
          <table:table-cell table:style-name="ce95" table:number-columns-repeated="2"/>
          <table:table-cell/>
          <table:table-cell table:formula="of:=JSONCONSEIL([.A65];[.B65];[.C65];[.D65];[.E65];[.G65];[.H65];[.I65])"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verre</text:p>
          </table:table-cell>
          <table:table-cell table:style-name="ce439" office:value-type="string" calcext:value-type="string">
            <text:p>Recyclage du verre</text:p>
          </table:table-cell>
          <table:table-cell table:style-name="ce100" office:value-type="string" calcext:value-type="string">
            <text:p>Glass recycling</text:p>
          </table:table-cell>
          <table:table-cell table:style-name="ce100" office:value-type="string" calcext:value-type="string">
            <text:p>Seul le 'verre d'emballage' (bouteille, bocaux) peut être recyclé (on peut l'intégrer au calcin utilisé dans les fours verriers)</text:p>
          </table:table-cell>
          <table:table-cell table:style-name="ce100" office:value-type="string" calcext:value-type="string">
            <text:p>Only the 'glass packaging' (bottles, jars) can be recycled (we can integrate it into the cullet used in glass furnaces)</text:p>
          </table:table-cell>
          <table:table-cell table:number-columns-repeated="2" table:style-name="ce100" office:value-type="string" calcext:value-type="string">
            <text:p>fiche_verre</text:p>
          </table:table-cell>
          <table:table-cell table:style-name="ce95" table:number-columns-repeated="2"/>
          <table:table-cell/>
          <table:table-cell table:formula="of:=JSONCONSEIL([.A66];[.B66];[.C66];[.D66];[.E66];[.G66];[.H66];[.I66])"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vider_paslaver</text:p>
          </table:table-cell>
          <table:table-cell table:style-name="ce100" office:value-type="string" calcext:value-type="string">
            <text:p>Vidé, mais pas lavé</text:p>
          </table:table-cell>
          <table:table-cell table:style-name="ce100" office:value-type="string" calcext:value-type="string">
            <text:p>Emptied but not washed</text:p>
          </table:table-cell>
          <table:table-cell table:style-name="ce100" office:value-type="string" calcext:value-type="string">
            <text:p>Ne laver les éléments triés (ceci est réalisé dans les centres de tri). Il suffit de les vider.</text:p>
          </table:table-cell>
          <table:table-cell table:style-name="ce100" office:value-type="string" calcext:value-type="string">
            <text:p>Only wash the sorted elements (this is done in the sorting centers). Simply empty.</text:p>
          </table:table-cell>
          <table:table-cell table:style-name="ce95" table:number-columns-repeated="2"/>
          <table:table-cell table:style-name="ce95" office:value-type="string" calcext:value-type="string">
            <text:p>A INTEGRER</text:p>
          </table:table-cell>
          <table:table-cell table:style-name="ce95"/>
          <table:table-cell/>
          <table:table-cell table:formula="of:=JSONCONSEIL([.A67];[.B67];[.C67];[.D67];[.E67];[.G67];[.H67];[.I67])"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1012"/>
        </table:table-row>
        <table:table-row table:style-name="ro2">
          <table:table-cell table:number-columns-repeated="10"/>
          <table:table-cell table:style-name="ce53" office:value-type="string" calcext:value-type="string">
            <text:p>{} ];</text:p>
          </table:table-cell>
          <table:table-cell office:value-type="string" calcext:value-type="string">
            <text:p><text:s/></text:p>
          </table:table-cell>
          <table:table-cell table:number-columns-repeated="1012"/>
        </table:table-row>
        <table:table-row table:style-name="ro2">
          <table:table-cell table:number-columns-repeated="11"/>
          <table:table-cell table:style-name="ce53" table:number-columns-repeated="16"/>
          <table:table-cell table:number-columns-repeated="997"/>
        </table:table-row>
        <table:table-row table:style-name="ro2" table:number-rows-repeated="2">
          <table:table-cell table:number-columns-repeated="1024"/>
        </table:table-row>
        <table:table-row table:style-name="ro2">
          <table:table-cell table:number-columns-repeated="3"/>
          <table:table-cell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1020"/>
        </table:table-row>
        <table:table-row table:style-name="ro2">
          <table:table-cell table:style-name="ce439" office:value-type="string" calcext:value-type="string">
            <text:p>cons_coupant</text:p>
          </table:table-cell>
          <table:table-cell table:style-name="ce439" office:value-type="string" calcext:value-type="string">
            <text:p>Coupant</text:p>
          </table:table-cell>
          <table:table-cell table:style-name="ce439"/>
          <table:table-cell table:style-name="ce15" office:value-type="string" calcext:value-type="string">
            <text:p>Certains déchets non valorisables (vaisselle, faïence, miroir) ne peuvent être mis dans les sacs poubelles car ils déchireraient les sacs, ou seraient dangereux à manipuler.</text:p>
          </table:table-cell>
          <table:table-cell table:style-name="ce15"/>
          <table:table-cell table:style-name="ce348" table:number-columns-repeated="2"/>
          <table:table-cell table:number-columns-repeated="1017"/>
        </table:table-row>
        <table:table-row table:style-name="ro2" table:number-rows-repeated="65478">
          <table:table-cell table:number-columns-repeated="1024"/>
        </table:table-row>
        <table:table-row table:style-name="ro9">
          <table:table-cell table:number-columns-repeated="1024"/>
        </table:table-row>
        <table:table-row table:style-name="ro1" table:number-rows-repeated="983023">
          <table:table-cell table:number-columns-repeated="1024"/>
        </table:table-row>
        <table:table-row table:style-name="ro1">
          <table:table-cell table:number-columns-repeated="1024"/>
        </table:table-row>
      </table:table>
      <table:table table:name="Commentaires" table:style-name="ta3" table:print="false">
        <table:table-column table:style-name="co67" table:default-cell-style-name="Default"/>
        <table:table-column table:style-name="co68" table:default-cell-style-name="Default"/>
        <table:table-column table:style-name="co21"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64" table:default-cell-style-name="Default"/>
        <table:table-column table:style-name="co74" table:default-cell-style-name="Default"/>
        <table:table-column table:style-name="co64" table:default-cell-style-name="Default"/>
        <table:table-column table:style-name="co75" table:default-cell-style-name="Default"/>
        <table:table-column table:style-name="co41" table:default-cell-style-name="Default"/>
        <table:table-column table:style-name="co76" table:default-cell-style-name="Default"/>
        <table:table-column table:style-name="co77" table:default-cell-style-name="Default"/>
        <table:table-column table:style-name="co78" table:number-columns-repeated="4"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41" table:number-columns-repeated="233" table:default-cell-style-name="Default"/>
        <table:table-row table:style-name="ro2">
          <table:table-cell table:style-name="ce179" office:value-type="string" calcext:value-type="string" table:number-columns-spanned="9" table:number-rows-spanned="1">
            <text:p>FAQ</text:p>
          </table:table-cell>
          <table:covered-table-cell table:number-columns-repeated="3" table:style-name="ce179"/>
          <table:covered-table-cell table:number-columns-repeated="5"/>
          <table:table-cell table:number-columns-repeated="254"/>
        </table:table-row>
        <table:table-row table:style-name="ro2">
          <table:table-cell table:style-name="ce145" office:value-type="string" calcext:value-type="string" table:number-columns-spanned="9" table:number-rows-spanned="1">
            <text:p>Commentaires associés à un élément de l'application.</text:p>
          </table:table-cell>
          <table:covered-table-cell table:number-columns-repeated="3" table:style-name="ce14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1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81" office:value-type="string" calcext:value-type="string">
            <text:p>Code</text:p>
          </table:table-cell>
          <table:table-cell table:style-name="ce181" office:value-type="string" calcext:value-type="string">
            <text:p>Type</text:p>
          </table:table-cell>
          <table:table-cell table:style-name="ce181" office:value-type="string" calcext:value-type="string">
            <text:p>Auteurs</text:p>
          </table:table-cell>
          <table:table-cell table:style-name="ce181" office:value-type="string" calcext:value-type="string">
            <text:p>Dates</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182" office:value-type="string" calcext:value-type="string">
            <text:p>faq_papierparticuli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l existe des papiers cadeaux qui peuvent être recyclés.</text:p>
          </table:table-cell>
          <table:table-cell table:style-name="ce182" office:value-type="string" calcext:value-type="string">
            <text:p>There are gifts paper that can be recycled.</text:p>
          </table:table-cell>
          <table:table-cell table:style-name="ce18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8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182" office:value-type="string" calcext:value-type="string">
            <text:p>faq_imagemanquant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mage manquante ou incorrecte</text:p>
          </table:table-cell>
          <table:table-cell table:style-name="ce182" office:value-type="string" calcext:value-type="string">
            <text:p>Missing or incorrect picture</text:p>
          </table:table-cell>
          <table:table-cell table:style-name="ce18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18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182" office:value-type="string" calcext:value-type="string">
            <text:p>faq_cons_nbconteneurverr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nfo inutile ?</text:p>
          </table:table-cell>
          <table:table-cell table:style-name="ce182" office:value-type="string" calcext:value-type="string">
            <text:p>Useless info ?</text:p>
          </table:table-cell>
          <table:table-cell table:style-name="ce182" office:value-type="string" calcext:value-type="string">
            <text:p>Est-ce utile comme info ?</text:p>
          </table:table-cell>
          <table:table-cell table:style-name="ce182" office:value-type="string" calcext:value-type="string">
            <text:p>Is it useful as info?</text:p>
          </table:table-cell>
          <table:table-cell table:style-name="ce182"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uai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1" calcext:value-type="date">
            <text:p>01/06/13</text:p>
          </table:table-cell>
          <table:table-cell table:style-name="ce182" office:value-type="string" calcext:value-type="string">
            <text:p>Quartiers administratifs</text:p>
          </table:table-cell>
          <table:table-cell table:style-name="ce182" office:value-type="string" calcext:value-type="string">
            <text:p>Administrative districts</text:p>
          </table:table-cell>
          <table:table-cell table:style-name="ce18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182"/>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fiche_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Conseils Compostri</text:p>
          </table:table-cell>
          <table:table-cell table:style-name="ce182" office:value-type="string" calcext:value-type="string">
            <text:p>Compostri tips</text:p>
          </table:table-cell>
          <table:table-cell table:style-name="ce182" office:value-type="string" calcext:value-type="string">
            <text:p>En réalité on peut mettre les déchets type branches, coquilles de noix et noisettes... à condition de les découper en petits morceaux.</text:p>
          </table:table-cell>
          <table:table-cell table:style-name="ce182"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fiche_lombri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Retour d'expérience</text:p>
          </table:table-cell>
          <table:table-cell table:style-name="ce182" office:value-type="string" calcext:value-type="string">
            <text:p>Feedback</text:p>
          </table:table-cell>
          <table:table-cell table:style-name="ce18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2" office:value-type="string" calcext:value-type="string">
            <text:p>I killed my entire colony once with vacuum dust (too many synthetic elements such as dust clothes). &lt;br/&gt; I put garlic and users handkerchiefs &lt;br/&gt;</text:p>
          </table:table-cell>
          <table:table-cell table:style-name="ce182"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donnees_ourecycl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Données de <text:a xlink:href="http://ourecycler.fr/" xlink:type="simple">http://ourecycler.fr/</text:a> non exploitables</text:p>
          </table:table-cell>
          <table:table-cell table:style-name="ce182" office:value-type="string" calcext:value-type="string">
            <text:p>Unusable data http://ourecycler.fr/</text:p>
          </table:table-cell>
          <table:table-cell table:style-name="ce18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182"/>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modco_contmpb</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6-15" calcext:value-type="date">
            <text:p>15/06/13</text:p>
          </table:table-cell>
          <table:table-cell table:style-name="ce182" office:value-type="string" calcext:value-type="string">
            <text:p>Pas de brique ni de métal </text:p>
          </table:table-cell>
          <table:table-cell table:style-name="ce182" office:value-type="string" calcext:value-type="string">
            <text:p>No brick or metal</text:p>
          </table:table-cell>
          <table:table-cell table:style-name="ce18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182"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pb_plastiqu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table:table-cell table:style-name="ce182" office:value-type="string" calcext:value-type="string">
            <text:p>Pb plastique</text:p>
          </table:table-cell>
          <table:table-cell table:style-name="ce182" office:value-type="string" calcext:value-type="string">
            <text:p>plastic Pb</text:p>
          </table:table-cell>
          <table:table-cell table:style-name="ce182" office:value-type="string" calcext:value-type="string">
            <text:p>Les plastiques sont mis dans la catégorie de traitement cat_emr, alors qu'il existe des conteneurs réservés aux plastiques (donc pas à tous les emr)</text:p>
          </table:table-cell>
          <table:table-cell table:style-name="ce182" office:value-type="string" calcext:value-type="string">
            <text:p>Plastics are used in the treatment cat_emr category, while there are reserved for plastic containers (ie not at all emr)</text:p>
          </table:table-cell>
          <table:table-cell table:style-name="ce182"/>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bouteillegaz</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Bouteille de gaz</text:p>
          </table:table-cell>
          <table:table-cell table:style-name="ce182" office:value-type="string" calcext:value-type="string">
            <text:p>Gas cylinder</text:p>
          </table:table-cell>
          <table:table-cell table:style-name="ce182" office:value-type="string" calcext:value-type="string">
            <text:p>Témoignage : les écopoints ne les acceptent pas.</text:p>
          </table:table-cell>
          <table:table-cell table:style-name="ce182" office:value-type="string" calcext:value-type="string">
            <text:p>Testimony: ecopoints do not accept.</text:p>
          </table:table-cell>
          <table:table-cell table:style-name="ce183"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c_depotamiant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Dépôt amiante</text:p>
          </table:table-cell>
          <table:table-cell table:style-name="ce182" office:value-type="string" calcext:value-type="string">
            <text:p>Asbestos deposit</text:p>
          </table:table-cell>
          <table:table-cell table:style-name="ce18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182"/>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c_nantesecologi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4-11" calcext:value-type="date">
            <text:p>11/04/14</text:p>
          </table:table-cell>
          <table:table-cell table:style-name="ce182" office:value-type="string" calcext:value-type="string">
            <text:p>La réinsertion par le tri</text:p>
          </table:table-cell>
          <table:table-cell table:style-name="ce182" office:value-type="string" calcext:value-type="string">
            <text:p>Reintegration by sorting</text:p>
          </table:table-cell>
          <table:table-cell table:style-name="ce18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83"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183" office:value-type="string" calcext:value-type="string">
            <text:p>fac_coucheBebe</text:p>
          </table:table-cell>
          <table:table-cell table:style-name="ce182"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182" office:value-type="string" calcext:value-type="string">
            <text:p>Couches lavables oui mais les couches imperméables</text:p>
          </table:table-cell>
          <table:table-cell table:style-name="ce182" office:value-type="string" calcext:value-type="string">
            <text:p>Cloth diapers yes but impermeable layers</text:p>
          </table:table-cell>
          <table:table-cell table:style-name="ce18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82" office:value-type="string" calcext:value-type="string">
            <text:p>Among some cloth diapers are really better (eg model 'Bum Genius') because they are waterproof. The people who told me they had stopped all cottons old layers.</text:p>
          </table:table-cell>
          <table:table-cell table:style-name="ce183"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cons_coupan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4-12" calcext:value-type="date">
            <text:p>12/04/13</text:p>
          </table:table-cell>
          <table:table-cell table:style-name="ce182" office:value-type="string" calcext:value-type="string">
            <text:p>Conseil coupant admis</text:p>
          </table:table-cell>
          <table:table-cell table:style-name="ce182" office:value-type="string" calcext:value-type="string">
            <text:p>Council admitted cutting</text:p>
          </table:table-cell>
          <table:table-cell table:style-name="ce182" office:value-type="string" calcext:value-type="string">
            <text:p>Depuis un an les documentations de Nantes Métropôle signalent que l'on peut mettre les déchets coupants dans les sacs.</text:p>
          </table:table-cell>
          <table:table-cell table:style-name="ce182" office:value-type="string" calcext:value-type="string">
            <text:p>For a year the documentations of Nantes Métropôle report that can be put sharps waste in the bags.</text:p>
          </table:table-cell>
          <table:table-cell table:style-name="ce183"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182"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panneaux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Panneaux Écotox / site Internet pas à jour</text:p>
          </table:table-cell>
          <table:table-cell table:style-name="ce182"/>
          <table:table-cell table:style-name="ce18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Usage Écotox</text:p>
          </table:table-cell>
          <table:table-cell table:style-name="ce182"/>
          <table:table-cell table:style-name="ce18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64"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number-columns-repeated="4" table:default-cell-style-name="Default"/>
        <table:table-column table:style-name="co96" table:default-cell-style-name="Default"/>
        <table:table-column table:style-name="co97" table:default-cell-style-name="Default"/>
        <table:table-column table:style-name="co98" table:number-columns-repeated="2"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76" table:number-columns-repeated="3" table:default-cell-style-name="Default"/>
        <table:table-column table:style-name="co41" table:number-columns-repeated="233" table:default-cell-style-name="Default"/>
        <table:table-row table:style-name="ro3">
          <table:table-cell table:style-name="ce17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3">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3">
          <table:table-cell table:style-name="ce148" table:number-columns-repeated="11"/>
          <table:table-cell table:number-columns-repeated="254"/>
        </table:table-row>
        <table:table-row table:style-name="ro3">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113" office:value-type="string" calcext:value-type="string">
            <text:p>_Image</text:p>
          </table:table-cell>
          <table:table-cell table:style-name="ce113" office:value-type="string" calcext:value-type="string">
            <text:p>Mots clés</text:p>
          </table:table-cell>
          <table:table-cell table:style-name="ce113" office:value-type="string" calcext:value-type="string">
            <text:p>Mots clés en</text:p>
          </table:table-cell>
          <table:table-cell table:style-name="ce113" office:value-type="string" calcext:value-type="string">
            <text:p>URL</text:p>
          </table:table-cell>
          <table:table-cell table:style-name="ce362" office:value-type="string" calcext:value-type="string">
            <text:p>_Bouton</text:p>
          </table:table-cell>
          <table:table-cell table:style-name="ce362" office:value-type="string" calcext:value-type="string">
            <text:p>Source</text:p>
          </table:table-cell>
          <table:table-cell table:style-name="ce362" office:value-type="string" calcext:value-type="string">
            <text:p>Catégorie</text:p>
          </table:table-cell>
          <table:table-cell table:style-name="ce362"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3">
          <table:table-cell office:value-type="string" calcext:value-type="string">
            <text:p>fiche_aremacs</text:p>
          </table:table-cell>
          <table:table-cell office:value-type="string" calcext:value-type="string">
            <text:p>Aremacs</text:p>
          </table:table-cell>
          <table:table-cell table:style-name="ce144" office:value-type="string" calcext:value-type="string">
            <text:p>Aremacs</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bacjaune</text:p>
          </table:table-cell>
          <table:table-cell table:style-name="ce182" office:value-type="string" calcext:value-type="string">
            <text:p>Bacs jaunes et bleus</text:p>
          </table:table-cell>
          <table:table-cell table:style-name="ce144" office:value-type="string" calcext:value-type="string">
            <text:p>Yellow and blue bin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144" office:value-type="string" calcext:value-type="string">
            <text:p>bin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144" office:value-type="string" calcext:value-type="string">
            <text:p>caps,love</text:p>
          </table:table-cell>
          <table:table-cell table:style-name="ce144" office:value-type="string" calcext:value-type="string">
            <text:p>http://www.bouchonsdamour.com/les-bons-bouchon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144" office:value-type="string" calcext:value-type="string">
            <text:p>Collection of bulk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144" office:value-type="string" calcext:value-type="string">
            <text:p>collection,bulky</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mpostage</text:p>
          </table:table-cell>
          <table:table-cell table:style-name="ce303" office:value-type="string" calcext:value-type="string">
            <text:p>Compostage</text:p>
          </table:table-cell>
          <table:table-cell table:style-name="ce144" office:value-type="string" calcext:value-type="string">
            <text:p>Compost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144" office:value-type="string" calcext:value-type="string">
            <text:p>compostri</text:p>
          </table:table-cell>
          <table:table-cell table:style-name="ce144" office:value-type="string" calcext:value-type="string">
            <text:p><text:a xlink:href="https://www.ekopedia.fr/wiki/Compost" xlink:type="simple">https://www.ekopedia.fr/wiki/Compost</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compostri</text:p>
          </table:table-cell>
          <table:table-cell office:value-type="string" calcext:value-type="string">
            <text:p>Compostri</text:p>
          </table:table-cell>
          <table:table-cell table:style-name="ce144" office:value-type="string" calcext:value-type="string">
            <text:p>Compostr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144" office:value-type="string" calcext:value-type="string">
            <text:p>container,packaging,newspaper,magazine</text:p>
          </table:table-cell>
          <table:table-cell table:style-name="ce144" office:value-type="string" calcext:value-type="string">
            <text:p>http://www.compostri.fr</text:p>
          </table:table-cell>
          <table:table-cell table:style-name="ce362" office:value-type="string" calcext:value-type="string">
            <text:p>fiche</text:p>
          </table:table-cell>
          <table:table-cell table:style-name="ce362" office:value-type="string" calcext:value-type="string">
            <text:p>Envoyé par Compostri 01/2018</text:p>
          </table:table-cell>
          <table:table-cell table:style-name="ce362" office:value-type="string" calcext:value-type="string">
            <text:p>initiative_locale</text:p>
          </table:table-cell>
          <table:table-cell table:style-name="ce362"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44" office:value-type="string" calcext:value-type="string">
            <text:p>Cont. embal. journ. Mag.</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144" office:value-type="string" calcext:value-type="string">
            <text:p>containers,clothing</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ntvet</text:p>
          </table:table-cell>
          <table:table-cell table:style-name="ce303" office:value-type="string" calcext:value-type="string">
            <text:p>Conteneurs vêtements</text:p>
          </table:table-cell>
          <table:table-cell table:style-name="ce144" office:value-type="string" calcext:value-type="string">
            <text:p>Containers cloth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144" office:value-type="string" calcext:value-type="string">
            <text:p>Cloth diaper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44" office:value-type="string" calcext:value-type="string">
            <text:p>Paper cardboard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144" office:value-type="string" calcext:value-type="string">
            <text:p>container,paper,cardboard</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mpb</text:p>
          </table:table-cell>
          <table:table-cell table:style-name="ce182" office:value-type="string" calcext:value-type="string">
            <text:p>Conteneur plastique</text:p>
          </table:table-cell>
          <table:table-cell table:style-name="ce144" office:value-type="string" calcext:value-type="string">
            <text:p>Plastic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144" office:value-type="string" calcext:value-type="string">
            <text:p>container,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verre</text:p>
          </table:table-cell>
          <table:table-cell table:style-name="ce182" office:value-type="string" calcext:value-type="string">
            <text:p>Conteneur verre</text:p>
          </table:table-cell>
          <table:table-cell table:style-name="ce144" office:value-type="string" calcext:value-type="string">
            <text:p>Glass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144" office:value-type="string" calcext:value-type="string">
            <text:p>container,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44" office:value-type="string" calcext:value-type="string">
            <text:p>Déchèteries / écopoint</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nantes/ecopoint_viarme_mini.png</text:p>
          </table:table-cell>
          <table:table-cell table:style-name="ce182" office:value-type="string" calcext:value-type="string">
            <text:p>déchèteries,écopoint</text:p>
          </table:table-cell>
          <table:table-cell table:style-name="ce144" office:value-type="string" calcext:value-type="string">
            <text:p>déchèteries,ecopoint</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144" office:value-type="string" calcext:value-type="string">
            <text:p>Green tax</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144" office:value-type="string" calcext:value-type="string">
            <text:p>greentax</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gos</text:p>
          </table:table-cell>
          <table:table-cell table:style-name="ce291" office:value-type="string" calcext:value-type="string">
            <text:p>Logos utilisés</text:p>
          </table:table-cell>
          <table:table-cell table:style-name="ce144" office:value-type="string" calcext:value-type="string">
            <text:p>Logos used</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144" office:value-type="string" calcext:value-type="string">
            <text:p>logo,eco-emballage,adelphe,cyclamed,pet,pehd,peld,pp,pse,triman</text:p>
          </table:table-cell>
          <table:table-cell table:style-name="ce144" office:value-type="string" calcext:value-type="string">
            <text:p>http://www.lemballageecologique.com/actualites/symboles-logos-recyclage-emballages-plastique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mbricompost</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144" office:value-type="string" calcext:value-type="string">
            <text:p>Plus2vers - exchange of earthworm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144" office:value-type="string" calcext:value-type="string">
            <text:p>plus2vers,exchange,,earthworms</text:p>
          </table:table-cell>
          <table:table-cell table:style-name="ce144" office:value-type="string" calcext:value-type="string">
            <text:p>https://plus2vers.fr,https://lesboitesvertes.fr</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3">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144" office:value-type="string" calcext:value-type="string">
            <text:p>Drugs recovery</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144" office:value-type="string" calcext:value-type="string">
            <text:p>recovery,medicin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44" office:value-type="string" calcext:value-type="string">
            <text:p>Collect 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144" office:value-type="string" calcext:value-type="string">
            <text:p>getbags,yellow,and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cier</text:p>
          </table:table-cell>
          <table:table-cell table:style-name="ce291" office:value-type="string" calcext:value-type="string">
            <text:p>Recyclage acier</text:p>
          </table:table-cell>
          <table:table-cell table:style-name="ce144" office:value-type="string" calcext:value-type="string">
            <text:p>Steel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144" office:value-type="string" calcext:value-type="string">
            <text:p>recycling,steel</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et</text:p>
          </table:table-cell>
          <table:table-cell table:style-name="ce291" office:value-type="string" calcext:value-type="string">
            <text:p>Recyclage plastique</text:p>
          </table:table-cell>
          <table:table-cell table:style-name="ce144" office:value-type="string" calcext:value-type="string">
            <text:p>Plastic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144" office:value-type="string" calcext:value-type="string">
            <text:p>recycling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tetrapak</text:p>
          </table:table-cell>
          <table:table-cell table:style-name="ce291" office:value-type="string" calcext:value-type="string">
            <text:p>Recyclage Tétrapak</text:p>
          </table:table-cell>
          <table:table-cell table:style-name="ce144" office:value-type="string" calcext:value-type="string">
            <text:p>Tetrapak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144" office:value-type="string" calcext:value-type="string">
            <text:p>recycling,tetrapak</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erre</text:p>
          </table:table-cell>
          <table:table-cell table:style-name="ce291" office:value-type="string" calcext:value-type="string">
            <text:p>Recyclage verre</text:p>
          </table:table-cell>
          <table:table-cell table:style-name="ce144" office:value-type="string" calcext:value-type="string">
            <text:p>Glass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144" office:value-type="string" calcext:value-type="string">
            <text:p>recycling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velo</text:p>
          </table:table-cell>
          <table:table-cell office:value-type="string" calcext:value-type="string">
            <text:p>Réemploi vélo</text:p>
          </table:table-cell>
          <table:table-cell table:style-name="ce144" office:value-type="string" calcext:value-type="string">
            <text:p>Reuse bike</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144" office:value-type="string" calcext:value-type="string">
            <text:p>reuse,bike,atao,place,autour</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reprise</text:p>
          </table:table-cell>
          <table:table-cell table:style-name="ce182" office:value-type="string" calcext:value-type="string">
            <text:p>Reprise magasins</text:p>
          </table:table-cell>
          <table:table-cell table:style-name="ce359" office:value-type="string" calcext:value-type="string">
            <text:p>Resumption store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144" office:value-type="string" calcext:value-type="string">
            <text:p>recovery,store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sacjaune</text:p>
          </table:table-cell>
          <table:table-cell table:style-name="ce182" office:value-type="string" calcext:value-type="string">
            <text:p>Sacs jaunes et bleus</text:p>
          </table:table-cell>
          <table:table-cell table:style-name="ce144" office:value-type="string" calcext:value-type="string">
            <text:p>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144" office:value-type="string" calcext:value-type="string">
            <text:p>bag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44" office:value-type="string" calcext:value-type="string">
            <text:p>Phone number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144" office:value-type="string" calcext:value-type="string">
            <text:p>allo,allonantes,proximity,telephone,phone,call,doubt,question</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jaimetesbocaux</text:p>
          </table:table-cell>
          <table:table-cell table:number-columns-repeated="2" table:style-name="ce182" office:value-type="string" calcext:value-type="string">
            <text:p>Collectif J’aime tes Bocaux et tes sacs auss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144" office:value-type="string" calcext:value-type="string">
            <text:p><text:a xlink:href="https://www.facebook.com/Jaime-tes-bocaux-1147296918725687/" xlink:type="simple">https://www.facebook.com/Jaime-tes-bocaux-1147296918725687/</text:a></text:p>
          </table:table-cell>
          <table:table-cell table:style-name="ce362" office:value-type="string" calcext:value-type="string">
            <text:p>fiche</text:p>
          </table:table-cell>
          <table:table-cell table:style-name="ce362" office:value-type="string" calcext:value-type="string">
            <text:p>Mieux trier à Nantes 10/2017</text:p>
          </table:table-cell>
          <table:table-cell table:style-name="ce362" office:value-type="string" calcext:value-type="string">
            <text:p>consigne_locale</text:p>
          </table:table-cell>
          <table:table-cell table:style-name="ce362"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rcenciel</text:p>
          </table:table-cell>
          <table:table-cell table:style-name="ce291" office:value-type="string" calcext:value-type="string">
            <text:p>Usine Arc-en-ciel</text:p>
          </table:table-cell>
          <table:table-cell table:style-name="ce144" office:value-type="string" calcext:value-type="string">
            <text:p>Arc-en-ciel Factor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144" office:value-type="string" calcext:value-type="string">
            <text:p>factory,arc-en-ciel,coueron</text:p>
          </table:table-cell>
          <table:table-cell office:value-type="string" calcext:value-type="string">
            <text:p>http://www.usine-arcenciel.fr/accueil.html</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tabout</text:p>
          </table:table-cell>
          <table:table-cell table:style-name="ce144" office:value-type="string" calcext:value-type="string">
            <text:p>Bout' à Bout' - consigne de verre</text:p>
          </table:table-cell>
          <table:table-cell table:style-name="ce144" office:value-type="string" calcext:value-type="string">
            <text:p>Bout' à Bout'</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144" office:value-type="string" calcext:value-type="string">
            <text:p>setpoint, bottle, glass, Boutabout,bout</text:p>
          </table:table-cell>
          <table:table-cell table:style-name="ce144" office:value-type="string" calcext:value-type="string">
            <text:p>http://www.boutabout.org/</text:p>
          </table:table-cell>
          <table:table-cell table:style-name="ce362" office:value-type="string" calcext:value-type="string">
            <text:p>fiche</text:p>
          </table:table-cell>
          <table:table-cell table:style-name="ce362" office:value-type="string" calcext:value-type="string">
            <text:p>Mail envoyé par la structure le 10/2017,</text:p>
          </table:table-cell>
          <table:table-cell table:style-name="ce362"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alorena</text:p>
          </table:table-cell>
          <table:table-cell table:style-name="ce291" office:value-type="string" calcext:value-type="string">
            <text:p>Usine Valorena</text:p>
          </table:table-cell>
          <table:table-cell table:style-name="ce144" office:value-type="string" calcext:value-type="string">
            <text:p>Valorena factory </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144"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number-columns-repeated="3" table:style-name="ce144" office:value-type="string" calcext:value-type="string">
            <text:p>Oasis Environnement</text:p>
          </table:table-cell>
          <table:table-cell table:style-name="ce144" office:value-type="string" calcext:value-type="string">
            <text:p>Association accompagnant les entreprises souhaitant recycler</text:p>
          </table:table-cell>
          <table:table-cell table:style-name="ce144"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144" office:value-type="string" calcext:value-type="string">
            <text:p>nantes/logo_oasis_environnement_mini.jpg</text:p>
          </table:table-cell>
          <table:table-cell table:style-name="ce144" office:value-type="string" calcext:value-type="string">
            <text:p>oasis,environnement,entreprise,accompagnement</text:p>
          </table:table-cell>
          <table:table-cell table:style-name="ce144" office:value-type="string" calcext:value-type="string">
            <text:p>oasis,environnement,business,support</text:p>
          </table:table-cell>
          <table:table-cell table:style-name="ce144" office:value-type="string" calcext:value-type="string">
            <text:p><text:a xlink:href="http://www.oasis-environnement.org/" xlink:type="simple">http://www.oasis-environnement.org/</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olutionrecyclage</text:p>
          </table:table-cell>
          <table:table-cell table:number-columns-repeated="2" table:style-name="ce144" office:value-type="string" calcext:value-type="string">
            <text:p>Solution recyclage</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144" office:value-type="string" calcext:value-type="string">
            <text:p>nantes/logo_solutionrecyclage_mini.png</text:p>
          </table:table-cell>
          <table:table-cell table:style-name="ce144" office:value-type="string" calcext:value-type="string">
            <text:p>solution,recyclage,entreprise,carton,bouteille,moquette ,gobelet</text:p>
          </table:table-cell>
          <table:table-cell table:style-name="ce144" office:value-type="string" calcext:value-type="string">
            <text:p>solution, recycling company, bottle, carton, carpet beaker </text:p>
          </table:table-cell>
          <table:table-cell table:style-name="ce144" office:value-type="string" calcext:value-type="string">
            <text:p>http://www.solution-recyclage.fr,<text:a xlink:href="http://www.youtube.com/watch?v=mmBruXXhBWA" xlink:type="simple">http://www.youtube.com/watch?v=mmBruXXhBWA</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144"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rec</text:p>
          </table:table-cell>
          <table:table-cell table:number-columns-repeated="2" table:style-name="ce144" office:value-type="string" calcext:value-type="string">
            <text:p>Paprec</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144"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44"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44" office:value-type="string" calcext:value-type="string">
            <text:p>nantes/logo_paprec_group_mini.png</text:p>
          </table:table-cell>
          <table:table-cell table:style-name="ce144" office:value-type="string" calcext:value-type="string">
            <text:p>entrepris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arbres</text:p>
          </table:table-cell>
          <table:table-cell table:number-columns-repeated="2" table:style-name="ce144" office:value-type="string" calcext:value-type="string">
            <text:p>ARBRES</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44"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44" office:value-type="string" calcext:value-type="string">
            <text:p>nantes/association_arbres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iersdelespoir</text:p>
          </table:table-cell>
          <table:table-cell table:number-columns-repeated="2" table:style-name="ce144" office:value-type="string" calcext:value-type="string">
            <text:p>Les Papiers de l'espoir</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44"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44" office:value-type="string" calcext:value-type="string">
            <text:p>nantes/logo_papierdelespoir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tationsservices</text:p>
          </table:table-cell>
          <table:table-cell table:number-columns-repeated="2" table:style-name="ce144" office:value-type="string" calcext:value-type="string">
            <text:p>Stations services</text:p>
          </table:table-cell>
          <table:table-cell table:style-name="ce144" office:value-type="string" calcext:value-type="string">
            <text:p>Association spécialisée dans récupération de matériaux</text:p>
          </table:table-cell>
          <table:table-cell table:style-name="ce144" office:value-type="string" calcext:value-type="string">
            <text:p>Association specialized in materials recovery</text:p>
          </table:table-cell>
          <table:table-cell table:style-name="ce144"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44" office:value-type="string" calcext:value-type="string">
            <text:p>We recover the own raw materials that could then be resold at very low prices to be creative reuse.&lt;br/&gt;Open to individuals and companies.</text:p>
          </table:table-cell>
          <table:table-cell table:style-name="ce144" office:value-type="string" calcext:value-type="string">
            <text:p>nantes/logo_stationsservices_mini.png</text:p>
          </table:table-cell>
          <table:table-cell table:style-name="ce144" office:value-type="string" calcext:value-type="string">
            <text:p>entreprise,matériaux</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recyclivre</text:p>
          </table:table-cell>
          <table:table-cell table:number-columns-repeated="2" table:style-name="ce144" office:value-type="string" calcext:value-type="string">
            <text:p>RecycLivre</text:p>
          </table:table-cell>
          <table:table-cell table:style-name="ce144" office:value-type="string" calcext:value-type="string">
            <text:p>Entreprise spécialisée dans récupération de livre</text:p>
          </table:table-cell>
          <table:table-cell table:style-name="ce144" office:value-type="string" calcext:value-type="string">
            <text:p>Company specialized in books recovery</text:p>
          </table:table-cell>
          <table:table-cell table:style-name="ce144"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44"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44" office:value-type="string" calcext:value-type="string">
            <text:p>nantes/logo_recyclivre_mini.png</text:p>
          </table:table-cell>
          <table:table-cell table:style-name="ce144" office:value-type="string" calcext:value-type="string">
            <text:p>entreprise,recyclivre,livr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144"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tion_tricyclerie</text:p>
          </table:table-cell>
          <table:table-cell table:style-name="ce291" office:value-type="string" calcext:value-type="string">
            <text:p>Tricyclerie</text:p>
          </table:table-cell>
          <table:table-cell table:style-name="ce144"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144"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144"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144"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144"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362" office:value-type="string" calcext:value-type="string">
            <text:p>fiche</text:p>
          </table:table-cell>
          <table:table-cell table:style-name="ce144" office:value-type="string" calcext:value-type="string">
            <text:p>MieuxTrierANantes 10/17, avec l'accord de publication de Sakaïdé </text:p>
          </table:table-cell>
          <table:table-cell table:style-name="ce362" office:value-type="string" calcext:value-type="string">
            <text:p>zero_dechet_nantes</text:p>
          </table:table-cell>
          <table:table-cell table:style-name="ce362"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144" office:value-type="string" calcext:value-type="string">
            <text:p>Butt recycling with MéGO (by Encova)</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144" office:value-type="string" calcext:value-type="string">
            <text:p>butts</text:p>
          </table:table-cell>
          <table:table-cell table:style-name="ce144"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144"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Auteur <text:a xlink:href="mailto:charles.duvergey@laposte.net" xlink:type="simple">charles.duvergey@laposte.net</text:a></text:p>
          </table:table-cell>
          <table:table-cell table:style-name="ce362" office:value-type="string" calcext:value-type="string">
            <text:p>zero_dechet_nantes</text:p>
          </table:table-cell>
          <table:table-cell table:style-name="ce362"/>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number-columns-repeated="3"/>
          <table:table-cell table:style-name="ce291" table:number-columns-repeated="4"/>
          <table:table-cell table:style-name="ce144"/>
          <table:table-cell table:style-name="ce532"/>
          <table:table-cell table:style-name="ce362"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3">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number-rows-repeated="1048518">
          <table:table-cell table:number-columns-repeated="265"/>
        </table:table-row>
        <table:table-row table:style-name="ro3">
          <table:table-cell table:number-columns-repeated="265"/>
        </table:table-row>
      </table:table>
      <table:table table:name="CategoriesUsuelle" table:style-name="ta5" table:print="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21" table:default-cell-style-name="Default"/>
        <table:table-column table:style-name="co122" table:number-columns-repeated="3" table:default-cell-style-name="Default"/>
        <table:table-column table:style-name="co123" table:default-cell-style-name="Default"/>
        <table:table-column table:style-name="co30" table:number-columns-repeated="2" table:default-cell-style-name="Default"/>
        <table:table-column table:style-name="co124" table:number-columns-repeated="2" table:default-cell-style-name="Default"/>
        <table:table-column table:style-name="co30" table:default-cell-style-name="Default"/>
        <table:table-column table:style-name="co124" table:number-columns-repeated="2" table:default-cell-style-name="Default"/>
        <table:table-column table:style-name="co125" table:number-columns-repeated="3" table:default-cell-style-name="Default"/>
        <table:table-column table:style-name="co126" table:default-cell-style-name="Default"/>
        <table:table-column table:style-name="co127" table:default-cell-style-name="Default"/>
        <table:table-column table:style-name="co128" table:default-cell-style-name="Default"/>
        <table:table-column table:style-name="co21" table:default-cell-style-name="Default"/>
        <table:table-column table:style-name="co129" table:default-cell-style-name="Default"/>
        <table:table-column table:style-name="co130" table:default-cell-style-name="Default"/>
        <table:table-column table:style-name="co131" table:default-cell-style-name="Default"/>
        <table:table-column table:style-name="co34" table:number-columns-repeated="3" table:default-cell-style-name="Default"/>
        <table:table-column table:style-name="co132" table:default-cell-style-name="Default"/>
        <table:table-column table:style-name="co107" table:number-columns-repeated="3" table:default-cell-style-name="Default"/>
        <table:table-column table:style-name="co133" table:default-cell-style-name="Default"/>
        <table:table-column table:style-name="co21" table:default-cell-style-name="Default"/>
        <table:table-column table:style-name="co36" table:default-cell-style-name="Default"/>
        <table:table-column table:style-name="co30" table:default-cell-style-name="Default"/>
        <table:table-column table:style-name="co134" table:number-columns-repeated="6" table:default-cell-style-name="Default"/>
        <table:table-column table:style-name="co39" table:default-cell-style-name="Default"/>
        <table:table-column table:style-name="co134" table:default-cell-style-name="Default"/>
        <table:table-column table:style-name="co40" table:default-cell-style-name="Default"/>
        <table:table-column table:style-name="co41" table:number-columns-repeated="219" table:default-cell-style-name="Default"/>
        <table:table-row table:style-name="ro1">
          <table:table-cell table:style-name="ce17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3">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Sous-catégories</text:p>
          </table:table-cell>
          <table:table-cell table:style-name="ce181" office:value-type="string" calcext:value-type="string">
            <text:p>EstSousCatégorie</text:p>
          </table:table-cell>
          <table:table-cell table:style-name="ce181" office:value-type="string" calcext:value-type="string">
            <text:p>Bouton</text:p>
          </table:table-cell>
          <table:table-cell table:style-name="ce181" office:value-type="string" calcext:value-type="string">
            <text:p>Source</text:p>
          </table:table-cell>
          <table:table-cell table:style-name="ce181" office:value-type="string" calcext:value-type="string">
            <text:p>Image</text:p>
          </table:table-cell>
          <table:table-cell table:style-name="ce181" office:value-type="string" calcext:value-type="string">
            <text:p>Statut</text:p>
          </table:table-cell>
          <table:table-cell table:style-name="ce181"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182" office:value-type="string" calcext:value-type="string">
            <text:p>cu_plastique</text:p>
          </table:table-cell>
          <table:table-cell table:style-name="ce182" office:value-type="string" calcext:value-type="string">
            <text:p>Plastique Brique</text:p>
          </table:table-cell>
          <table:table-cell table:style-name="ce426" office:value-type="string" calcext:value-type="string">
            <text:p>Plastic Brick</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outeille_lai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papierscartons</text:p>
          </table:table-cell>
          <table:table-cell table:style-name="ce182" office:value-type="string" calcext:value-type="string">
            <text:p>Papier Carton</text:p>
          </table:table-cell>
          <table:table-cell table:style-name="ce426" office:value-type="string" calcext:value-type="string">
            <text:p>Paper Cardboar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ourn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metal</text:p>
          </table:table-cell>
          <table:table-cell table:style-name="ce182" office:value-type="string" calcext:value-type="string">
            <text:p>Métal</text:p>
          </table:table-cell>
          <table:table-cell table:style-name="ce426" office:value-type="string" calcext:value-type="string">
            <text:p>Metal</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idon_met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tbois</text:p>
          </table:table-cell>
          <table:table-cell table:style-name="ce182" office:value-type="string" calcext:value-type="string">
            <text:p>Déchet vert Bois</text:p>
          </table:table-cell>
          <table:table-cell table:style-name="ce426" office:value-type="string" calcext:value-type="string">
            <text:p>Green waste Woo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epeluch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revaisselle</text:p>
          </table:table-cell>
          <table:table-cell table:style-name="ce182" office:value-type="string" calcext:value-type="string">
            <text:p>Verre Vaisselle</text:p>
          </table:table-cell>
          <table:table-cell table:style-name="ce426" office:value-type="string" calcext:value-type="string">
            <text:p>Glass tableware</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vas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tementtissu</text:p>
          </table:table-cell>
          <table:table-cell table:style-name="ce182" office:value-type="string" calcext:value-type="string">
            <text:p>Vêtement Tissu</text:p>
          </table:table-cell>
          <table:table-cell table:style-name="ce538" office:value-type="string" calcext:value-type="string">
            <text:p>Clothing Fabr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ean_usag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encombrantelectronique</text:p>
          </table:table-cell>
          <table:table-cell table:style-name="ce182" office:value-type="string" calcext:value-type="string">
            <text:p>Encombrant Élec.</text:p>
          </table:table-cell>
          <table:table-cell table:style-name="ce426" office:value-type="string" calcext:value-type="string">
            <text:p>Bulky Electron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efrigerateur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divers</text:p>
          </table:table-cell>
          <table:table-cell table:style-name="ce182" office:value-type="string" calcext:value-type="string">
            <text:p>Divers</text:p>
          </table:table-cell>
          <table:table-cell table:style-name="ce426" office:value-type="string" calcext:value-type="string">
            <text:p>Various</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ouge_a_lev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toxique</text:p>
          </table:table-cell>
          <table:table-cell table:style-name="ce182" office:value-type="string" calcext:value-type="string">
            <text:p>Toxique</text:p>
          </table:table-cell>
          <table:table-cell table:style-name="ce426" office:value-type="string" calcext:value-type="string">
            <text:p>toxic </text:p>
          </table:table-cell>
          <table:table-cell table:style-name="ce182"/>
          <table:table-cell table:style-name="ce182"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182" office:value-type="string" calcext:value-type="string">
            <text:p>scu_medicament</text:p>
          </table:table-cell>
          <table:table-cell table:style-name="ce182" office:value-type="string" calcext:value-type="string">
            <text:p>Médicament</text:p>
          </table:table-cell>
          <table:table-cell table:style-name="ce426" office:value-type="string" calcext:value-type="string">
            <text:p>Drug</text:p>
          </table:table-cell>
          <table:table-cell table:style-name="ce182" table:number-columns-repeated="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3" office:value-type="string" calcext:value-type="string">
            <text:p>medicaments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jardin</text:p>
          </table:table-cell>
          <table:table-cell table:style-name="ce182" office:value-type="string" calcext:value-type="string">
            <text:p>Déchet toxique du Jardinage</text:p>
          </table:table-cell>
          <table:table-cell table:style-name="ce426" office:value-type="string" calcext:value-type="string">
            <text:p>Toxic Waste of Gardening</text:p>
          </table:table-cell>
          <table:table-cell table:style-name="ce182" office:value-type="string" calcext:value-type="string">
            <text:p><text:s/>Engrais chimiques, herbicides, fongicides, insecticide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herban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garage</text:p>
          </table:table-cell>
          <table:table-cell table:style-name="ce182" office:value-type="string" calcext:value-type="string">
            <text:p>Déchet toxique du Garage</text:p>
          </table:table-cell>
          <table:table-cell table:style-name="ce426" office:value-type="string" calcext:value-type="string">
            <text:p>Toxic Waste Garage</text:p>
          </table:table-cell>
          <table:table-cell table:style-name="ce182" office:value-type="string" calcext:value-type="string">
            <text:p><text:s/>Antigel, liquide de refroidissement, mastic de carrosserie, peinture antirouille, huile minérale, filtre à huil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cuisine</text:p>
          </table:table-cell>
          <table:table-cell table:style-name="ce182" office:value-type="string" calcext:value-type="string">
            <text:p>Déchet toxique de la Cuisine</text:p>
          </table:table-cell>
          <table:table-cell table:style-name="ce426" office:value-type="string" calcext:value-type="string">
            <text:p>Toxic Waste in the Kitchen</text:p>
          </table:table-cell>
          <table:table-cell table:style-name="ce182" office:value-type="string" calcext:value-type="string">
            <text:p>Nettoyants cuivre et argenterie, nettoyants à l'ammoniac, récurant pour four...</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541" office:value-type="string" calcext:value-type="string">
            <text:p>bouteille_ammoniaqu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sdb</text:p>
          </table:table-cell>
          <table:table-cell table:style-name="ce182" office:value-type="string" calcext:value-type="string">
            <text:p>Déchet toxique de la Salle de bain</text:p>
          </table:table-cell>
          <table:table-cell table:style-name="ce426" office:value-type="string" calcext:value-type="string">
            <text:p>Toxic Waste in the bathroom</text:p>
          </table:table-cell>
          <table:table-cell table:style-name="ce182" office:value-type="string" calcext:value-type="string">
            <text:p>Déboucheur liquide, détachant, eau de Javel, nettoyants à sol, récurant pour toilette, thermomètres à mercur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infectant_toilett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brico</text:p>
          </table:table-cell>
          <table:table-cell table:style-name="ce182" office:value-type="string" calcext:value-type="string">
            <text:p>Déchet toxique du Bricolage</text:p>
          </table:table-cell>
          <table:table-cell table:style-name="ce426" office:value-type="string" calcext:value-type="string">
            <text:p>Toxic Waste of Housing</text:p>
          </table:table-cell>
          <table:table-cell table:style-name="ce182" office:value-type="string" calcext:value-type="string">
            <text:p>Colles, produits de traitement du bois, enduits et vernis, peintures huile et eau, <text:s/>laques, résines, diluants, solvan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pein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parasite</text:p>
          </table:table-cell>
          <table:table-cell table:style-name="ce182"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182" office:value-type="string" calcext:value-type="string">
            <text:p>Anti-fourmis, insecticides, naphtaline, mort aux ra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mortaura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divers</text:p>
          </table:table-cell>
          <table:table-cell table:style-name="ce182" office:value-type="string" calcext:value-type="string">
            <text:p>Déchet toxique divers</text:p>
          </table:table-cell>
          <table:table-cell table:style-name="ce426" office:value-type="string" calcext:value-type="string">
            <text:p>Various toxic waste</text:p>
          </table:table-cell>
          <table:table-cell table:style-name="ce182" office:value-type="string" calcext:value-type="string">
            <text:p>acides, bases, essence de térébenthine, radiographie, révélateur et fixateur photo, néon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pile_45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1">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1" table:number-rows-repeated="5">
          <table:table-cell table:style-name="ce537" table:number-columns-repeated="14"/>
          <table:table-cell table:number-columns-repeated="257"/>
        </table:table-row>
        <table:table-row table:style-name="ro1">
          <table:table-cell table:number-columns-repeated="271"/>
        </table:table-row>
        <table:table-row table:style-name="ro2">
          <table:table-cell table:style-name="ce182" office:value-type="string" calcext:value-type="string">
            <text:p>cu_electronique</text:p>
          </table:table-cell>
          <table:table-cell table:style-name="ce183" office:value-type="string" calcext:value-type="string">
            <text:p>Électronique</text:p>
          </table:table-cell>
          <table:table-cell table:style-name="ce183"/>
          <table:table-cell table:style-name="ce182" table:number-columns-repeated="2"/>
          <table:table-cell table:style-name="ce540" office:value-type="string" calcext:value-type="string">
            <text:p>false</text:p>
          </table:table-cell>
          <table:table-cell table:style-name="ce182"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number-rows-repeated="4">
          <table:table-cell table:number-columns-repeated="271"/>
        </table:table-row>
        <table:table-row table:style-name="ro1">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1"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30" table:default-cell-style-name="Default"/>
        <table:table-column table:style-name="co41" table:number-columns-repeated="217" table:default-cell-style-name="Default"/>
        <table:table-row table:style-name="ro1">
          <table:table-cell table:style-name="ce17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148"/>
          <table:table-cell table:style-name="ce23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Modes De Collectes</text:p>
          </table:table-cell>
          <table:table-cell table:style-name="ce181" office:value-type="string" calcext:value-type="string">
            <text:p>description</text:p>
          </table:table-cell>
          <table:table-cell table:style-name="ce181" office:value-type="string" calcext:value-type="string">
            <text:p>Conseil</text:p>
          </table:table-cell>
          <table:table-cell table:style-name="ce1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233" office:value-type="string" calcext:value-type="string">
            <text:p>cat_omr</text:p>
          </table:table-cell>
          <table:table-cell table:style-name="ce233" office:value-type="string" calcext:value-type="string">
            <text:p>Ordures Ménagères Résiduelles (OMR)</text:p>
          </table:table-cell>
          <table:table-cell table:style-name="ce238" office:value-type="string" calcext:value-type="string">
            <text:p>modco_bacbleuhorsnantes,modco_bacbleunantes,modco_sacbleu</text:p>
          </table:table-cell>
          <table:table-cell table:style-name="ce23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233"/>
          <table:table-cell table:style-name="ce233" office:value-type="string" calcext:value-type="string">
            <text:p>NON</text:p>
          </table:table-cell>
          <table:table-cell table:style-name="ce24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3">
          <table:table-cell table:style-name="ce183" office:value-type="string" calcext:value-type="string">
            <text:p>cat_plastique_emballage</text:p>
          </table:table-cell>
          <table:table-cell table:style-name="ce236" office:value-type="string" calcext:value-type="string">
            <text:p>Plastique d’emballage</text:p>
          </table:table-cell>
          <table:table-cell table:style-name="ce239" office:value-type="string" calcext:value-type="string">
            <text:p>modco_bacjaunenantes,modco_bacbleuhorsnantes,modco_sacjaune</text:p>
          </table:table-cell>
          <table:table-cell table:style-name="ce233"/>
          <table:table-cell table:style-name="ce182" office:value-type="string" calcext:value-type="string">
            <text:p>cons_pasuniquementbouteilleflacon</text:p>
          </table:table-cell>
          <table:table-cell table:style-name="ce239" office:value-type="string" calcext:value-type="string">
            <text:p>OUI_ET_NON</text:p>
          </table:table-cell>
          <table:table-cell table:style-name="ce243"/>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emr</text:p>
          </table:table-cell>
          <table:table-cell table:style-name="ce233" office:value-type="string" calcext:value-type="string">
            <text:p>Emballages ménagers récupérés (EMR)</text:p>
          </table:table-cell>
          <table:table-cell table:style-name="ce233" office:value-type="string" calcext:value-type="string">
            <text:p>modco_decheterie,modco_ecopoint,modco_bacjaunehorsnantes,modco_sacjaune,modco_contembjournmag</text:p>
          </table:table-cell>
          <table:table-cell table:style-name="ce233" office:value-type="string" calcext:value-type="string">
            <text:p>Boîtes en carton plat ou ondulé, les étuis, les sacs et sachets en papier…</text:p>
          </table:table-cell>
          <table:table-cell table:style-name="ce233"/>
          <table:table-cell table:style-name="ce233" office:value-type="string" calcext:value-type="string">
            <text:p>OUI</text:p>
          </table:table-cell>
          <table:table-cell table:style-name="ce24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7">
          <table:table-cell table:style-name="ce233" office:value-type="string" calcext:value-type="string">
            <text:p>cat_ela</text:p>
          </table:table-cell>
          <table:table-cell table:style-name="ce233" office:value-type="string" calcext:value-type="string">
            <text:p>Emballages pour liquides alimentaires (ELA)</text:p>
          </table:table-cell>
          <table:table-cell table:style-name="ce226" office:value-type="string" calcext:value-type="string">
            <text:p>modco_bacjaunehorsnantes,modco_sacjaune,modco_contembjournmag</text:p>
          </table:table-cell>
          <table:table-cell table:style-name="ce23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233"/>
          <table:table-cell table:style-name="ce233" office:value-type="string" calcext:value-type="string">
            <text:p>OUI</text:p>
          </table:table-cell>
          <table:table-cell table:style-name="ce24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cier</text:p>
          </table:table-cell>
          <table:table-cell table:style-name="ce233" office:value-type="string" calcext:value-type="string">
            <text:p>Acier</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238" office:value-type="string" calcext:value-type="string">
            <text:p>cons_ferraille,cons_acier</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llu</text:p>
          </table:table-cell>
          <table:table-cell table:style-name="ce233" office:value-type="string" calcext:value-type="string">
            <text:p>Aluminium</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165" office:value-type="string" calcext:value-type="string">
            <text:p>cons_allu</text:p>
          </table:table-cell>
          <table:table-cell table:style-name="ce165"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uble</text:p>
          </table:table-cell>
          <table:table-cell table:style-name="ce233" office:value-type="string" calcext:value-type="string">
            <text:p>Meuble</text:p>
          </table:table-cell>
          <table:table-cell table:style-name="ce238" office:value-type="string" calcext:value-type="string">
            <text:p>modco_encombrant,modco_decheterie,smco_reprise</text:p>
          </table:table-cell>
          <table:table-cell table:style-name="ce238"/>
          <table:table-cell table:style-name="ce100"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10/17</text:p>
          </table:table-cell>
          <table:table-cell table:number-columns-repeated="219"/>
        </table:table-row>
        <table:table-row table:style-name="ro13">
          <table:table-cell table:style-name="ce233" office:value-type="string" calcext:value-type="string">
            <text:p>cat_encombrant</text:p>
          </table:table-cell>
          <table:table-cell table:style-name="ce233" office:value-type="string" calcext:value-type="string">
            <text:p>Encombrants</text:p>
          </table:table-cell>
          <table:table-cell table:style-name="ce238" office:value-type="string" calcext:value-type="string">
            <text:p>modco_encombrant,modco_decheterie</text:p>
          </table:table-cell>
          <table:table-cell table:style-name="ce238"/>
          <table:table-cell table:style-name="ce238" office:value-type="string" calcext:value-type="string">
            <text:p>cons_numerosencombrants,cons_encombrants</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organiquegros</text:p>
          </table:table-cell>
          <table:table-cell table:style-name="ce233" office:value-type="string" calcext:value-type="string">
            <text:p>Déchets organiques</text:p>
          </table:table-cell>
          <table:table-cell table:style-name="ce238" office:value-type="string" calcext:value-type="string">
            <text:p>modco_decheterie,modco_ecopoint,modco_compostage</text:p>
          </table:table-cell>
          <table:table-cell table:style-name="ce238" office:value-type="string" calcext:value-type="string">
            <text:p>déchets de jardin, sapin de noël</text:p>
          </table:table-cell>
          <table:table-cell table:style-name="ce238" office:value-type="string" calcext:value-type="string">
            <text:p>cons_compostage</text:p>
          </table:table-cell>
          <table:table-cell table:style-name="ce238"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3">
          <table:table-cell table:style-name="ce233" office:value-type="string" calcext:value-type="string">
            <text:p>cat_organique</text:p>
          </table:table-cell>
          <table:table-cell table:style-name="ce233" office:value-type="string" calcext:value-type="string">
            <text:p>Déchets organiques</text:p>
          </table:table-cell>
          <table:table-cell table:style-name="ce238" office:value-type="string" calcext:value-type="string">
            <text:p>modco_bacbleunantes,modco_sacbleu,modco_decheterie,modco_compostage</text:p>
          </table:table-cell>
          <table:table-cell table:style-name="ce238" office:value-type="string" calcext:value-type="string">
            <text:p>thé, épluchure, papier à usage unique (papier toilette, essuie-tout), plante, reste de repas (nourriture)</text:p>
          </table:table-cell>
          <table:table-cell table:style-name="ce238" office:value-type="string" calcext:value-type="string">
            <text:p>cons_compostag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apiercarton</text:p>
          </table:table-cell>
          <table:table-cell table:style-name="ce233" office:value-type="string" calcext:value-type="string">
            <text:p>Papiers cartons cartonnettes</text:p>
          </table:table-cell>
          <table:table-cell table:style-name="ce238" office:value-type="string" calcext:value-type="string">
            <text:p>modco_contpapiercarton,modco_bacjaunehorsnantes,modco_sacjaune,modco_contembjournmag</text:p>
          </table:table-cell>
          <table:table-cell table:style-name="ce238" table:number-columns-repeated="2"/>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text:p>
          </table:table-cell>
          <table:table-cell table:style-name="ce233" office:value-type="string" calcext:value-type="string">
            <text:p>Verre d'emballage</text:p>
          </table:table-cell>
          <table:table-cell table:style-name="ce170" office:value-type="string" calcext:value-type="string">
            <text:p>modco_contverre,modco_decheterie,modco_ecopoint</text:p>
          </table:table-cell>
          <table:table-cell table:style-name="ce241" office:value-type="string" calcext:value-type="string">
            <text:p>&lt;P&gt;Les bouteilles de verre et le verre d'emballage (bocaux...) sont &lt;B&gt;recyclable&lt;/B&gt;, contrairement aux autres types de verre et la vaisselle/porcelaine.&lt;/P&gt;</text:p>
          </table:table-cell>
          <table:table-cell table:style-name="ce238" office:value-type="string" calcext:value-type="string">
            <text:p>cons_verre</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nonvalovaisselleporcelaine</text:p>
          </table:table-cell>
          <table:table-cell table:style-name="ce233" office:value-type="string" calcext:value-type="string">
            <text:p>Vaisselle</text:p>
          </table:table-cell>
          <table:table-cell table:style-name="ce170" office:value-type="string" calcext:value-type="string">
            <text:p>modco_bacbleunantes,modco_sacbleu,modco_decheterie,modco_ecopoint,smco_vaisselle</text:p>
          </table:table-cell>
          <table:table-cell table:style-name="ce241" office:value-type="string" calcext:value-type="string">
            <text:p>&lt;P&gt;On ne recycle que les bouteilles de verre et le verre d'emballage (bocaux...). Les autres types de verre et la vaisselle/porcelaine ne sont &lt;B&gt;pas recyclables&lt;/B&gt;.&lt;/P&gt;</text:p>
          </table:table-cell>
          <table:table-cell table:style-name="ce238" office:value-type="string" calcext:value-type="string">
            <text:p>cons_verr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d3e</text:p>
          </table:table-cell>
          <table:table-cell table:style-name="ce233" office:value-type="string" calcext:value-type="string">
            <text:p>Déchets d'équipement électrique et électronique (D3E)</text:p>
          </table:table-cell>
          <table:table-cell table:style-name="ce238" office:value-type="string" calcext:value-type="string">
            <text:p>modco_decheterie,modco_ecopoint,smco_reprise,smco_reprise_1pour0</text:p>
          </table:table-cell>
          <table:table-cell table:style-name="ce238"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233" office:value-type="string" calcext:value-type="string">
            <text:p>cat_ddm</text:p>
          </table:table-cell>
          <table:table-cell table:style-name="ce233" office:value-type="string" calcext:value-type="string">
            <text:p>Les déchets dangereux des ménages (DDM)</text:p>
          </table:table-cell>
          <table:table-cell table:style-name="ce238" office:value-type="string" calcext:value-type="string">
            <text:p>modco_decheterie,modco_ecopoint</text:p>
          </table:table-cell>
          <table:table-cell table:style-name="ce238"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ddm_gros</text:p>
          </table:table-cell>
          <table:table-cell table:style-name="ce233" office:value-type="string" calcext:value-type="string">
            <text:p>Les déchets dangereux des ménages (DDM) trop gros</text:p>
          </table:table-cell>
          <table:table-cell table:style-name="ce238" office:value-type="string" calcext:value-type="string">
            <text:p>modco_decheterie</text:p>
          </table:table-cell>
          <table:table-cell table:style-name="ce238" office:value-type="string" calcext:value-type="string">
            <text:p>Idem cat_ddm mais que les gros déchets</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table:table-cell table:number-columns-repeated="219"/>
        </table:table-row>
        <table:table-row table:style-name="ro1">
          <table:table-cell table:style-name="ce233" office:value-type="string" calcext:value-type="string">
            <text:p>cat_vetement</text:p>
          </table:table-cell>
          <table:table-cell table:style-name="ce233" office:value-type="string" calcext:value-type="string">
            <text:p>Vêtements (propres)</text:p>
          </table:table-cell>
          <table:table-cell table:style-name="ce238" office:value-type="string" calcext:value-type="string">
            <text:p>smco_conteneurlerelais,smco_reempvet</text:p>
          </table:table-cell>
          <table:table-cell table:style-name="ce238"/>
          <table:table-cell table:style-name="ce238" office:value-type="string" calcext:value-type="string">
            <text:p>cons_lerelais</text:p>
          </table:table-cell>
          <table:table-cell table:style-name="ce238"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elo</text:p>
          </table:table-cell>
          <table:table-cell table:style-name="ce233" office:value-type="string" calcext:value-type="string">
            <text:p>Vélo/trottinette</text:p>
          </table:table-cell>
          <table:table-cell table:style-name="ce100" office:value-type="string" calcext:value-type="string">
            <text:p>smco_velo,modco_decheterie,modco_ecopoint</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lunette</text:p>
          </table:table-cell>
          <table:table-cell table:style-name="ce233" office:value-type="string" calcext:value-type="string">
            <text:p>Lunettes</text:p>
          </table:table-cell>
          <table:table-cell table:style-name="ce238" office:value-type="string" calcext:value-type="string">
            <text:p>modco_bacbleunantes,modco_sacbleu,smco_vendeurlunette</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strument</text:p>
          </table:table-cell>
          <table:table-cell table:style-name="ce233" office:value-type="string" calcext:value-type="string">
            <text:p>Instrument de musique</text:p>
          </table:table-cell>
          <table:table-cell table:style-name="ce238" office:value-type="string" calcext:value-type="string">
            <text:p>smco_reempdivers,modco_decheterie,modco_ecopoint,modco_encombra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fo</text:p>
          </table:table-cell>
          <table:table-cell table:style-name="ce233" office:value-type="string" calcext:value-type="string">
            <text:p>Équipements informatiques</text:p>
          </table:table-cell>
          <table:table-cell table:style-name="ce165" office:value-type="string" calcext:value-type="string">
            <text:p>smco_reempinfo,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26" office:value-type="string" calcext:value-type="string">
            <text:p>cat_ampouleseco</text:p>
          </table:table-cell>
          <table:table-cell table:style-name="ce226" office:value-type="string" calcext:value-type="string">
            <text:p>Ampoules basses consommations / néons</text:p>
          </table:table-cell>
          <table:table-cell table:style-name="ce170" office:value-type="string" calcext:value-type="string">
            <text:p>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8/2013</text:p>
          </table:table-cell>
          <table:table-cell table:number-columns-repeated="219"/>
        </table:table-row>
        <table:table-row table:style-name="ro13">
          <table:table-cell table:style-name="ce233" office:value-type="string" calcext:value-type="string">
            <text:p>cat_cartouche</text:p>
          </table:table-cell>
          <table:table-cell table:style-name="ce233" office:value-type="string" calcext:value-type="string">
            <text:p>Cartouche d'encre</text:p>
          </table:table-cell>
          <table:table-cell table:style-name="ce165" office:value-type="string" calcext:value-type="string">
            <text:p>modco_pointsdevent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ile</text:p>
          </table:table-cell>
          <table:table-cell table:style-name="ce233" office:value-type="string" calcext:value-type="string">
            <text:p>Pile</text:p>
          </table:table-cell>
          <table:table-cell table:style-name="ce240" office:value-type="string" calcext:value-type="string">
            <text:p>modco_decheterie,modco_ecopoint,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pile</text:p>
          </table:table-cell>
          <table:table-cell table:style-name="ce233" office:value-type="string" calcext:value-type="string">
            <text:p>Jouet (avec pile)</text:p>
          </table:table-cell>
          <table:table-cell table:style-name="ce165" office:value-type="string" calcext:value-type="string">
            <text:p>smco_reempjouet,modco_decheterie,modco_ecopoint</text:p>
          </table:table-cell>
          <table:table-cell table:style-name="ce238"/>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text:p>
          </table:table-cell>
          <table:table-cell table:style-name="ce233" office:value-type="string" calcext:value-type="string">
            <text:p>Jouet (sans pile)</text:p>
          </table:table-cell>
          <table:table-cell table:style-name="ce165" office:value-type="string" calcext:value-type="string">
            <text:p>smco_reempjouet,modco_bacbleunantes,modco_sacbleu</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batterie</text:p>
          </table:table-cell>
          <table:table-cell table:style-name="ce233" office:value-type="string" calcext:value-type="string">
            <text:p>Batterie</text:p>
          </table:table-cell>
          <table:table-cell table:style-name="ce165" office:value-type="string" calcext:value-type="string">
            <text:p>smco_garage,modco_decheterie,modco_ecopoint,smco_reprise_1pour0</text:p>
          </table:table-cell>
          <table:table-cell table:style-name="ce238"/>
          <table:table-cell table:style-name="ce241" office:value-type="string" calcext:value-type="string">
            <text:p>cons_toxique</text:p>
          </table:table-cell>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oiture</text:p>
          </table:table-cell>
          <table:table-cell table:style-name="ce233" office:value-type="string" calcext:value-type="string">
            <text:p>Voitures</text:p>
          </table:table-cell>
          <table:table-cell table:style-name="ce165" office:value-type="string" calcext:value-type="string">
            <text:p>smco_vendeurcassevoiture,modco_reprise</text:p>
          </table:table-cell>
          <table:table-cell table:style-name="ce238" table:number-columns-repeated="2"/>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dicament</text:p>
          </table:table-cell>
          <table:table-cell table:style-name="ce233" office:value-type="string" calcext:value-type="string">
            <text:p>Médicaments</text:p>
          </table:table-cell>
          <table:table-cell table:style-name="ce165" office:value-type="string" calcext:value-type="string">
            <text:p>smco_pharmaci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humour</text:p>
          </table:table-cell>
          <table:table-cell table:style-name="ce233" office:value-type="string" calcext:value-type="string">
            <text:p>Humour</text:p>
          </table:table-cell>
          <table:table-cell table:style-name="ce165" office:value-type="string" calcext:value-type="string">
            <text:p>modco_humour</text:p>
          </table:table-cell>
          <table:table-cell table:style-name="ce238" table:number-columns-repeated="2"/>
          <table:table-cell table:style-name="ce238" office:value-type="string" calcext:value-type="string">
            <text:p>PAS_POUBELLE</text:p>
          </table:table-cell>
          <table:table-cell table:style-name="ce245"/>
          <table:table-cell table:number-columns-repeated="219"/>
        </table:table-row>
        <table:table-row table:style-name="ro1">
          <table:table-cell table:style-name="ce70" office:value-type="string" calcext:value-type="string">
            <text:p>cat_metal_petit</text:p>
          </table:table-cell>
          <table:table-cell table:style-name="ce236" office:value-type="string" calcext:value-type="string">
            <text:p>Petit métal</text:p>
          </table:table-cell>
          <table:table-cell table:style-name="ce239" office:value-type="string" calcext:value-type="string">
            <text:p>modco_bacjaunenantes,modco_bacbleuhorsnantes,modco_sacjaune</text:p>
          </table:table-cell>
          <table:table-cell table:style-name="ce238" table:number-columns-repeated="2"/>
          <table:table-cell table:style-name="ce239" office:value-type="string" calcext:value-type="string">
            <text:p>OUI_ET_NON</text:p>
          </table:table-cell>
          <table:table-cell table:style-name="ce245"/>
          <table:table-cell table:number-columns-repeated="219"/>
        </table:table-row>
        <table:table-row table:style-name="ro13">
          <table:table-cell table:style-name="ce233" office:value-type="string" calcext:value-type="string">
            <text:p>cat_materiaux</text:p>
          </table:table-cell>
          <table:table-cell table:style-name="ce233" office:value-type="string" calcext:value-type="string">
            <text:p>Matériaux</text:p>
          </table:table-cell>
          <table:table-cell table:style-name="ce238" office:value-type="string" calcext:value-type="string">
            <text:p>modco_decheterie</text:p>
          </table:table-cell>
          <table:table-cell table:style-name="ce238"/>
          <table:table-cell table:style-name="ce242" office:value-type="string" calcext:value-type="string">
            <text:p>cons_paspoubelle</text:p>
          </table:table-cell>
          <table:table-cell table:style-name="ce238" office:value-type="string" calcext:value-type="string">
            <text:p>PAS_POUBELLE</text:p>
          </table:table-cell>
          <table:table-cell table:style-name="ce243"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234"/>
          <table:table-cell table:style-name="ce237"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5">
          <table:table-cell table:number-columns-repeated="226"/>
        </table:table-row>
        <table:table-row table:style-name="ro1">
          <table:table-cell table:number-columns-repeated="226"/>
        </table:table-row>
      </table:table>
      <table:table table:name="ModesDeCollecte" table:style-name="ta7" table:print="false">
        <table:table-column table:style-name="co142" table:default-cell-style-name="Default"/>
        <table:table-column table:style-name="co143" table:default-cell-style-name="Default"/>
        <table:table-column table:style-name="co144" table:number-columns-repeated="2" table:default-cell-style-name="Default"/>
        <table:table-column table:style-name="co105" table:default-cell-style-name="Default"/>
        <table:table-column table:style-name="co145" table:default-cell-style-name="Default"/>
        <table:table-column table:style-name="co146" table:number-columns-repeated="3" table:default-cell-style-name="Default"/>
        <table:table-column table:style-name="co147" table:number-columns-repeated="4" table:default-cell-style-name="Default"/>
        <table:table-column table:style-name="co56"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30" table:number-columns-repeated="2" table:default-cell-style-name="Default"/>
        <table:table-column table:style-name="co153" table:default-cell-style-name="Default"/>
        <table:table-column table:style-name="co30" table:number-columns-repeated="2" table:default-cell-style-name="Default"/>
        <table:table-column table:style-name="co41" table:default-cell-style-name="Default"/>
        <table:table-column table:style-name="co154" table:number-columns-repeated="4" table:default-cell-style-name="Default"/>
        <table:table-column table:style-name="co155" table:default-cell-style-name="Default"/>
        <table:table-column table:style-name="co21" table:number-columns-repeated="2" table:default-cell-style-name="Default"/>
        <table:table-column table:style-name="co156" table:default-cell-style-name="Default"/>
        <table:table-column table:style-name="co157" table:default-cell-style-name="Default"/>
        <table:table-column table:style-name="co158" table:number-columns-repeated="2" table:default-cell-style-name="Default"/>
        <table:table-column table:style-name="co159" table:number-columns-repeated="2"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160" table:number-columns-repeated="2" table:default-cell-style-name="Default"/>
        <table:table-column table:style-name="co21" table:default-cell-style-name="Default"/>
        <table:table-column table:style-name="co161" table:default-cell-style-name="Default"/>
        <table:table-column table:style-name="co162" table:number-columns-repeated="3" table:default-cell-style-name="Default"/>
        <table:table-column table:style-name="co160" table:default-cell-style-name="Default"/>
        <table:table-column table:style-name="co111" table:default-cell-style-name="Default"/>
        <table:table-column table:style-name="co162" table:default-cell-style-name="Default"/>
        <table:table-column table:style-name="co160" table:default-cell-style-name="Default"/>
        <table:table-column table:style-name="co163" table:default-cell-style-name="Default"/>
        <table:table-column table:style-name="co160" table:default-cell-style-name="Default"/>
        <table:table-column table:style-name="co162" table:default-cell-style-name="Default"/>
        <table:table-column table:style-name="co41" table:number-columns-repeated="219" table:default-cell-style-name="Default"/>
        <table:table-row table:style-name="ro1">
          <table:table-cell table:style-name="ce17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1">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18">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17">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Sous Modes de Collecte</text:p>
          </table:table-cell>
          <table:table-cell table:style-name="ce181" office:value-type="string" calcext:value-type="string">
            <text:p>Est un sous mode de collecte</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admis</text:p>
          </table:table-cell>
          <table:table-cell table:style-name="ce181" office:value-type="string" calcext:value-type="string">
            <text:p>Conseils</text:p>
          </table:table-cell>
          <table:table-cell table:style-name="ce181" office:value-type="string" calcext:value-type="string">
            <text:p>Fiches</text:p>
          </table:table-cell>
          <table:table-cell table:style-name="ce181" office:value-type="string" calcext:value-type="string">
            <text:p>Lieux</text:p>
          </table:table-cell>
          <table:table-cell table:style-name="ce181"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19">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1">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2">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3">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4">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82" office:value-type="string" calcext:value-type="string">
            <text:p>modco_contomr</text:p>
          </table:table-cell>
          <table:table-cell table:style-name="ce182" office:value-type="string" calcext:value-type="string">
            <text:p>Conteneurs ordures ménagers</text:p>
          </table:table-cell>
          <table:table-cell table:style-name="ce182" office:value-type="string" calcext:value-type="string">
            <text:p>Container for household waste</text:p>
          </table:table-cell>
          <table:table-cell table:style-name="ce182"/>
          <table:table-cell table:style-name="ce539" office:value-type="string" calcext:value-type="string">
            <text:p>false</text:p>
          </table:table-cell>
          <table:table-cell table:style-name="ce182" office:value-type="string" calcext:value-type="string">
            <text:p>On met les &lt;B&gt;déchets ménagers non recyclés&lt;/B&gt;.</text:p>
          </table:table-cell>
          <table:table-cell table:style-name="ce182" office:value-type="string" calcext:value-type="string">
            <text:p>It puts the &lt;B&gt; non-recycled household waste &lt;/b&gt;.</text:p>
          </table:table-cell>
          <table:table-cell table:style-name="ce182" table:number-columns-repeated="4"/>
          <table:table-cell table:style-name="ce303" office:value-type="string" calcext:value-type="string">
            <text:p>conteneur_enterre.png</text:p>
          </table:table-cell>
          <table:table-cell table:style-name="ce95" table:number-columns-repeated="2"/>
          <table:table-cell table:style-name="ce95" office:value-type="string" calcext:value-type="string">
            <text:p>conteneur,déchet,ménager</text:p>
          </table:table-cell>
          <table:table-cell table:style-name="ce95" office:value-type="string" calcext:value-type="string">
            <text:p>container,waste,household</text:p>
          </table:table-cell>
          <table:table-cell table:style-name="ce95"/>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182" office:value-type="string" calcext:value-type="string">
            <text:p>modco_dechetssecs</text:p>
          </table:table-cell>
          <table:table-cell table:style-name="ce182" office:value-type="string" calcext:value-type="string">
            <text:p>Conteneurs déchets secs</text:p>
          </table:table-cell>
          <table:table-cell table:style-name="ce182" office:value-type="string" calcext:value-type="string">
            <text:p>modco_decheterie,modco_ecopoint,smco_reprise,smco_reprise_1pour0</text:p>
          </table:table-cell>
          <table:table-cell table:style-name="ce182"/>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182" table:number-columns-repeated="3"/>
          <table:table-cell table:style-name="ce303" office:value-type="string" calcext:value-type="string">
            <text:p>conteneur_ordure_menageres_petit.png</text:p>
          </table:table-cell>
          <table:table-cell table:style-name="ce362"/>
          <table:table-cell table:style-name="ce95"/>
          <table:table-cell table:style-name="ce95" office:value-type="string" calcext:value-type="string">
            <text:p>conteneurs,déchets,secs</text:p>
          </table:table-cell>
          <table:table-cell table:style-name="ce95" office:value-type="string" calcext:value-type="string">
            <text:p>containers,waste,dry</text:p>
          </table:table-cell>
          <table:table-cell table:style-name="ce95"/>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8">
          <table:table-cell table:style-name="ce182" office:value-type="string" calcext:value-type="string">
            <text:p>modco_reemploi</text:p>
          </table:table-cell>
          <table:table-cell table:style-name="ce182" office:value-type="string" calcext:value-type="string">
            <text:p>Entreprises et assos spécialisées</text:p>
          </table:table-cell>
          <table:table-cell table:style-name="ce182" office:value-type="string" calcext:value-type="string">
            <text:p>Specialized companies and assos</text:p>
          </table:table-cell>
          <table:table-cell table:style-name="ce18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18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2"/>
          <table:table-cell table:style-name="ce182" office:value-type="string" calcext:value-type="string">
            <text:p>cons_deuxiemevie</text:p>
          </table:table-cell>
          <table:table-cell table:style-name="ce182" table:number-columns-repeated="2"/>
          <table:table-cell table:style-name="ce303" office:value-type="string" calcext:value-type="string">
            <text:p>structures_reemplois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entreprise,association,asso</text:p>
          </table:table-cell>
          <table:table-cell table:style-name="ce95" office:value-type="string" calcext:value-type="string">
            <text:p>company,association,asso</text:p>
          </table:table-cell>
          <table:table-cell table:style-name="ce95"/>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modco_pointsdevente</text:p>
          </table:table-cell>
          <table:table-cell table:style-name="ce182" office:value-type="string" calcext:value-type="string">
            <text:p>Reprise en points de vente</text:p>
          </table:table-cell>
          <table:table-cell table:style-name="ce182" office:value-type="string" calcext:value-type="string">
            <text:p>Recovery in retail outlets</text:p>
          </table:table-cell>
          <table:table-cell table:style-name="ce182"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Reprise,vente</text:p>
          </table:table-cell>
          <table:table-cell table:style-name="ce95" office:value-type="string" calcext:value-type="string">
            <text:p>recovery,sale</text:p>
          </table:table-cell>
          <table:table-cell table:style-name="ce95"/>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decheterie</text:p>
          </table:table-cell>
          <table:table-cell table:number-columns-repeated="2" table:style-name="ce182" office:value-type="string" calcext:value-type="string">
            <text:p>Déchèteries</text:p>
          </table:table-cell>
          <table:table-cell table:style-name="ce182"/>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182"/>
          <table:table-cell table:style-name="ce182" office:value-type="string" calcext:value-type="string">
            <text:p>fiche_ecopoint</text:p>
          </table:table-cell>
          <table:table-cell table:style-name="ce182"/>
          <table:table-cell table:style-name="ce568" office:value-type="string" calcext:value-type="string">
            <text:p>panneau_dechetterie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Déchèteries</text:p>
          </table:table-cell>
          <table:table-cell table:style-name="ce95" office:value-type="string" calcext:value-type="string">
            <text:p>déchèteries</text:p>
          </table:table-cell>
          <table:table-cell table:style-name="ce95"/>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2" office:value-type="string" calcext:value-type="string">
            <text:p>modco_compostage</text:p>
          </table:table-cell>
          <table:table-cell table:style-name="ce182" office:value-type="string" calcext:value-type="string">
            <text:p>Compostage</text:p>
          </table:table-cell>
          <table:table-cell table:style-name="ce182" office:value-type="string" calcext:value-type="string">
            <text:p>Composting</text:p>
          </table:table-cell>
          <table:table-cell table:style-name="ce182"/>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182"/>
          <table:table-cell table:style-name="ce182" office:value-type="string" calcext:value-type="string">
            <text:p>fiche_compostage</text:p>
          </table:table-cell>
          <table:table-cell table:style-name="ce182"/>
          <table:table-cell table:style-name="ce182" office:value-type="string" calcext:value-type="string">
            <text:p>composteur_mini.png</text:p>
          </table:table-cell>
          <table:table-cell table:style-name="ce362" office:value-type="string" calcext:value-type="string">
            <text:p>vérif le 03/2013</text:p>
          </table:table-cell>
          <table:table-cell table:style-name="ce95"/>
          <table:table-cell table:style-name="ce95" office:value-type="string" calcext:value-type="string">
            <text:p>Compostage</text:p>
          </table:table-cell>
          <table:table-cell table:style-name="ce95" office:value-type="string" calcext:value-type="string">
            <text:p>composting</text:p>
          </table:table-cell>
          <table:table-cell table:style-name="ce95"/>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encombrant</text:p>
          </table:table-cell>
          <table:table-cell table:style-name="ce182" office:value-type="string" calcext:value-type="string">
            <text:p>Point dépôt encombrant</text:p>
          </table:table-cell>
          <table:table-cell table:style-name="ce182" office:value-type="string" calcext:value-type="string">
            <text:p>Point bulky filing</text:p>
          </table:table-cell>
          <table:table-cell table:style-name="ce182"/>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182"/>
          <table:table-cell table:style-name="ce567" office:value-type="string" calcext:value-type="string">
            <text:p>encombrant</text:p>
          </table:table-cell>
          <table:table-cell table:style-name="ce567"/>
          <table:table-cell table:style-name="ce182" office:value-type="string" calcext:value-type="string">
            <text:p>nantes/encombrant_mini.png</text:p>
          </table:table-cell>
          <table:table-cell table:style-name="ce362"/>
          <table:table-cell table:style-name="ce95" office:value-type="string" calcext:value-type="string">
            <text:p>modco</text:p>
          </table:table-cell>
          <table:table-cell table:style-name="ce95" office:value-type="string" calcext:value-type="string">
            <text:p>Point,dépôt,encombrant</text:p>
          </table:table-cell>
          <table:table-cell table:style-name="ce95" office:value-type="string" calcext:value-type="string">
            <text:p>point deposit,bulky</text:p>
          </table:table-cell>
          <table:table-cell table:style-name="ce95"/>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182"/>
          <table:table-cell table:style-name="ce539" office:value-type="string" calcext:value-type="string">
            <text:p>false</text:p>
          </table:table-cell>
          <table:table-cell table:style-name="ce18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18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182"/>
          <table:table-cell table:style-name="ce182" office:value-type="string" calcext:value-type="string">
            <text:p>cons_lerelais</text:p>
          </table:table-cell>
          <table:table-cell table:style-name="ce182" office:value-type="string" calcext:value-type="string">
            <text:p>fiche_contvet</text:p>
          </table:table-cell>
          <table:table-cell table:style-name="ce182"/>
          <table:table-cell table:style-name="ce303" office:value-type="string" calcext:value-type="string">
            <text:p>conteneur_lerelais_mini.png</text:p>
          </table:table-cell>
          <table:table-cell table:style-name="ce362"/>
          <table:table-cell table:style-name="ce95" office:value-type="string" calcext:value-type="string">
            <text:p>modco</text:p>
          </table:table-cell>
          <table:table-cell table:style-name="ce95" office:value-type="string" calcext:value-type="string">
            <text:p>Conteneur,vêtements</text:p>
          </table:table-cell>
          <table:table-cell table:style-name="ce95" office:value-type="string" calcext:value-type="string">
            <text:p>container,clothing</text:p>
          </table:table-cell>
          <table:table-cell table:style-name="ce95"/>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electromenag <text:s/></text:p>
          </table:table-cell>
          <table:table-cell table:style-name="ce182" office:value-type="string" calcext:value-type="string">
            <text:p>Réemploi appareils électroménager</text:p>
          </table:table-cell>
          <table:table-cell table:style-name="ce182" office:value-type="string" calcext:value-type="string">
            <text:p>Reuse household appliances</text:p>
          </table:table-cell>
          <table:table-cell table:style-name="ce182"/>
          <table:table-cell table:style-name="ce539" office:value-type="string" calcext:value-type="string">
            <text:p>true</text:p>
          </table:table-cell>
          <table:table-cell table:style-name="ce182" office:value-type="string" calcext:value-type="string">
            <text:p>Réemploi des appareils électroménager</text:p>
          </table:table-cell>
          <table:table-cell table:style-name="ce182" office:value-type="string" calcext:value-type="string">
            <text:p>Reuse of household appliances</text:p>
          </table:table-cell>
          <table:table-cell table:style-name="ce182" table:number-columns-repeated="4"/>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appareil,électroménager</text:p>
          </table:table-cell>
          <table:table-cell table:style-name="ce95" office:value-type="string" calcext:value-type="string">
            <text:p>reuse,apparatus,appliances</text:p>
          </table:table-cell>
          <table:table-cell table:style-name="ce95"/>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info</text:p>
          </table:table-cell>
          <table:table-cell table:style-name="ce182" office:value-type="string" calcext:value-type="string">
            <text:p>Réemploi appareils informatique</text:p>
          </table:table-cell>
          <table:table-cell table:style-name="ce182" office:value-type="string" calcext:value-type="string">
            <text:p>Reuse computer devices</text:p>
          </table:table-cell>
          <table:table-cell table:style-name="ce182"/>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appareil,informatique</text:p>
          </table:table-cell>
          <table:table-cell table:style-name="ce95" office:value-type="string" calcext:value-type="string">
            <text:p>reuse,appliance,computer</text:p>
          </table:table-cell>
          <table:table-cell table:style-name="ce95"/>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cartouchetoner</text:p>
          </table:table-cell>
          <table:table-cell table:style-name="ce182" office:value-type="string" calcext:value-type="string">
            <text:p>Réemploi cartouches encres et tuners</text:p>
          </table:table-cell>
          <table:table-cell table:style-name="ce182" office:value-type="string" calcext:value-type="string">
            <text:p>Reuse ink cartridges and tuners</text:p>
          </table:table-cell>
          <table:table-cell table:style-name="ce182"/>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cartouche,encre,tuner</text:p>
          </table:table-cell>
          <table:table-cell table:style-name="ce95" office:value-type="string" calcext:value-type="string">
            <text:p>re-use,cartridges,ink,tuner</text:p>
          </table:table-cell>
          <table:table-cell table:style-name="ce95"/>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livreCD</text:p>
          </table:table-cell>
          <table:table-cell table:style-name="ce182" office:value-type="string" calcext:value-type="string">
            <text:p>Réemploi livre/BD/CD/DVD</text:p>
          </table:table-cell>
          <table:table-cell table:style-name="ce182" office:value-type="string" calcext:value-type="string">
            <text:p>Book reuse / BD / CD / DVD</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182" table:number-columns-repeated="2"/>
          <table:table-cell table:style-name="ce182" office:value-type="string" calcext:value-type="string">
            <text:p>stco_reemploi47,stco_reemploi51</text:p>
          </table:table-cell>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livre/BD/CD/DVD</text:p>
          </table:table-cell>
          <table:table-cell table:style-name="ce95" office:value-type="string" calcext:value-type="string">
            <text:p>reuse,book,bd,cd,dvd</text:p>
          </table:table-cell>
          <table:table-cell table:style-name="ce95"/>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jouet</text:p>
          </table:table-cell>
          <table:table-cell table:style-name="ce182" office:value-type="string" calcext:value-type="string">
            <text:p>Réemploi jouets</text:p>
          </table:table-cell>
          <table:table-cell table:style-name="ce182"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jouet</text:p>
          </table:table-cell>
          <table:table-cell table:style-name="ce95" office:value-type="string" calcext:value-type="string">
            <text:p>reuse,toy</text:p>
          </table:table-cell>
          <table:table-cell table:style-name="ce95"/>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meuble</text:p>
          </table:table-cell>
          <table:table-cell table:style-name="ce182" office:value-type="string" calcext:value-type="string">
            <text:p>Réemploi meubles</text:p>
          </table:table-cell>
          <table:table-cell table:style-name="ce182" office:value-type="string" calcext:value-type="string">
            <text:p>Reuse furniture</text:p>
          </table:table-cell>
          <table:table-cell table:style-name="ce182"/>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meuble</text:p>
          </table:table-cell>
          <table:table-cell table:style-name="ce95" office:value-type="string" calcext:value-type="string">
            <text:p>re-use furniture</text:p>
          </table:table-cell>
          <table:table-cell table:style-name="ce95"/>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vet</text:p>
          </table:table-cell>
          <table:table-cell table:style-name="ce182" office:value-type="string" calcext:value-type="string">
            <text:p>Réemploi vêtements</text:p>
          </table:table-cell>
          <table:table-cell table:style-name="ce182" office:value-type="string" calcext:value-type="string">
            <text:p>Reuse clothing</text:p>
          </table:table-cell>
          <table:table-cell table:style-name="ce182"/>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vêtement</text:p>
          </table:table-cell>
          <table:table-cell table:style-name="ce95" office:value-type="string" calcext:value-type="string">
            <text:p>reuse,clothing</text:p>
          </table:table-cell>
          <table:table-cell table:style-name="ce95"/>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divers</text:p>
          </table:table-cell>
          <table:table-cell table:style-name="ce182" office:value-type="string" calcext:value-type="string">
            <text:p>Réemploi Objets divers</text:p>
          </table:table-cell>
          <table:table-cell table:style-name="ce182" office:value-type="string" calcext:value-type="string">
            <text:p>Reuse Miscellaneous objects</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divers</text:p>
          </table:table-cell>
          <table:table-cell table:style-name="ce95" office:value-type="string" calcext:value-type="string">
            <text:p>reuse,various</text:p>
          </table:table-cell>
          <table:table-cell table:style-name="ce95"/>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aisselle</text:p>
          </table:table-cell>
          <table:table-cell table:style-name="ce182" office:value-type="string" calcext:value-type="string">
            <text:p>Réemploi Vaisselle</text:p>
          </table:table-cell>
          <table:table-cell table:style-name="ce182" office:value-type="string" calcext:value-type="string">
            <text:p>Reuse Crockery</text:p>
          </table:table-cell>
          <table:table-cell table:style-name="ce182"/>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vaisselle</text:p>
          </table:table-cell>
          <table:table-cell table:style-name="ce95" office:value-type="string" calcext:value-type="string">
            <text:p>reuse,dishes</text:p>
          </table:table-cell>
          <table:table-cell table:style-name="ce95"/>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smco_papier</text:p>
          </table:table-cell>
          <table:table-cell table:style-name="ce183" office:value-type="string" calcext:value-type="string">
            <text:p>Recyclage papier associations.</text:p>
          </table:table-cell>
          <table:table-cell table:style-name="ce183" office:value-type="string" calcext:value-type="string">
            <text:p>Paper recycling associations.</text:p>
          </table:table-cell>
          <table:table-cell table:style-name="ce182"/>
          <table:table-cell table:style-name="ce539" office:value-type="string" calcext:value-type="string">
            <text:p>true</text:p>
          </table:table-cell>
          <table:table-cell table:style-name="ce183" office:value-type="string" calcext:value-type="string">
            <text:p>Plusieurs organismes (associations ’Nantes écologie l air livre’, ‘La croix rouge’...) récupèrent les anciens livres.</text:p>
          </table:table-cell>
          <table:table-cell table:style-name="ce183" office:value-type="string" calcext:value-type="string">
            <text:p>Several organizations (associations ’Nantes écologie l air livre’, ‘La croix rouge’...) recover the ancient books.</text:p>
          </table:table-cell>
          <table:table-cell table:style-name="ce183" table:number-columns-repeated="4"/>
          <table:table-cell table:style-name="ce303" office:value-type="string" calcext:value-type="string">
            <text:p>reemploi_petit.png</text:p>
          </table:table-cell>
          <table:table-cell table:style-name="ce362"/>
          <table:table-cell table:style-name="ce95"/>
          <table:table-cell table:style-name="ce95" office:value-type="string" calcext:value-type="string">
            <text:p>Recyclage,papier,association</text:p>
          </table:table-cell>
          <table:table-cell table:style-name="ce95" office:value-type="string" calcext:value-type="string">
            <text:p>recycling paper combination</text:p>
          </table:table-cell>
          <table:table-cell table:style-name="ce95"/>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lunette</text:p>
          </table:table-cell>
          <table:table-cell table:style-name="ce182" office:value-type="string" calcext:value-type="string">
            <text:p>Vendeur lunette</text:p>
          </table:table-cell>
          <table:table-cell table:style-name="ce182" office:value-type="string" calcext:value-type="string">
            <text:p>Seller window</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2" table:number-columns-repeated="4"/>
          <table:table-cell table:style-name="ce303" office:value-type="string" calcext:value-type="string">
            <text:p>reemploi_petit.png</text:p>
          </table:table-cell>
          <table:table-cell table:style-name="ce362" table:number-columns-repeated="2"/>
          <table:table-cell table:style-name="ce362" office:value-type="string" calcext:value-type="string">
            <text:p>Vendeur,lunette</text:p>
          </table:table-cell>
          <table:table-cell table:style-name="ce362" office:value-type="string" calcext:value-type="string">
            <text:p>seller window</text:p>
          </table:table-cell>
          <table:table-cell table:style-name="ce362"/>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31">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cassevoiture</text:p>
          </table:table-cell>
          <table:table-cell table:style-name="ce182" office:value-type="string" calcext:value-type="string">
            <text:p>Casse automobile</text:p>
          </table:table-cell>
          <table:table-cell table:style-name="ce182" office:value-type="string" calcext:value-type="string">
            <text:p>Car breakers</text:p>
          </table:table-cell>
          <table:table-cell table:style-name="ce182"/>
          <table:table-cell table:style-name="ce539" office:value-type="string" calcext:value-type="string">
            <text:p>true</text:p>
          </table:table-cell>
          <table:table-cell table:style-name="ce182" office:value-type="string" calcext:value-type="string">
            <text:p>Les casses automobile ('fourrières') récupèrent les anciens véhicules.</text:p>
          </table:table-cell>
          <table:table-cell table:style-name="ce182" office:value-type="string" calcext:value-type="string">
            <text:p>The car breaks ('headland') recover older vehicles.</text:p>
          </table:table-cell>
          <table:table-cell table:style-name="ce182" table:number-columns-repeated="4"/>
          <table:table-cell table:style-name="ce303" office:value-type="string" calcext:value-type="string">
            <text:p>reemploi_petit.png</text:p>
          </table:table-cell>
          <table:table-cell table:style-name="ce362" office:value-type="string" calcext:value-type="string">
            <text:p>vérif le 03/2013</text:p>
          </table:table-cell>
          <table:table-cell table:style-name="ce362"/>
          <table:table-cell table:style-name="ce362" office:value-type="string" calcext:value-type="string">
            <text:p>Casse,automobile</text:p>
          </table:table-cell>
          <table:table-cell table:style-name="ce362" office:value-type="string" calcext:value-type="string">
            <text:p>car breakers</text:p>
          </table:table-cell>
          <table:table-cell table:style-name="ce362"/>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lo</text:p>
          </table:table-cell>
          <table:table-cell table:style-name="ce182" office:value-type="string" calcext:value-type="string">
            <text:p>Réemploi <text:s/>vélos</text:p>
          </table:table-cell>
          <table:table-cell table:style-name="ce182" office:value-type="string" calcext:value-type="string">
            <text:p>Reuse bike</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s ‘ATAO’, ‘Place aux vélos’, ‘Vélo Campus’) récupèrent les anciens vélos.</text:p>
          </table:table-cell>
          <table:table-cell table:style-name="ce182" office:value-type="string" calcext:value-type="string">
            <text:p>Several organizations (associations ‘ATAO’, ‘Place aux vélos’, ‘Vélo Campus’) recover old bikes.</text:p>
          </table:table-cell>
          <table:table-cell table:style-name="ce182" table:number-columns-repeated="2"/>
          <table:table-cell table:style-name="ce182" office:value-type="string" calcext:value-type="string">
            <text:p>stco_reemploi14</text:p>
          </table:table-cell>
          <table:table-cell table:style-name="ce182"/>
          <table:table-cell table:style-name="ce303" office:value-type="string" calcext:value-type="string">
            <text:p>reemploi_petit.png</text:p>
          </table:table-cell>
          <table:table-cell table:style-name="ce95" office:value-type="string" calcext:value-type="string">
            <text:p>Vérif le 03/2013</text:p>
          </table:table-cell>
          <table:table-cell table:style-name="ce95"/>
          <table:table-cell table:style-name="ce95" office:value-type="string" calcext:value-type="string">
            <text:p>Réemploi,vélos</text:p>
          </table:table-cell>
          <table:table-cell table:style-name="ce95" office:value-type="string" calcext:value-type="string">
            <text:p>reuse,bicycle</text:p>
          </table:table-cell>
          <table:table-cell table:style-name="ce95"/>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pharmacie</text:p>
          </table:table-cell>
          <table:table-cell table:style-name="ce182" office:value-type="string" calcext:value-type="string">
            <text:p>Pharmacie</text:p>
          </table:table-cell>
          <table:table-cell table:style-name="ce182" office:value-type="string" calcext:value-type="string">
            <text:p>Pharmacy</text:p>
          </table:table-cell>
          <table:table-cell table:style-name="ce182"/>
          <table:table-cell table:style-name="ce539" office:value-type="string" calcext:value-type="string">
            <text:p>true</text:p>
          </table:table-cell>
          <table:table-cell table:style-name="ce182" office:value-type="string" calcext:value-type="string">
            <text:p>Les pharmacies ont l'obligation de récupérer les anciens médicaments, avec ou sans conditionnement.</text:p>
          </table:table-cell>
          <table:table-cell table:style-name="ce182" office:value-type="string" calcext:value-type="string">
            <text:p>Pharmacies have the obligation to recover the older drugs, with or without conditioning.</text:p>
          </table:table-cell>
          <table:table-cell table:style-name="ce182"/>
          <table:table-cell table:style-name="ce567" office:value-type="string" calcext:value-type="string">
            <text:p>medicaments</text:p>
          </table:table-cell>
          <table:table-cell table:style-name="ce182" table:number-columns-repeated="2"/>
          <table:table-cell table:style-name="ce303" office:value-type="string" calcext:value-type="string">
            <text:p>reemploi_petit.png</text:p>
          </table:table-cell>
          <table:table-cell table:style-name="ce95" office:value-type="string" calcext:value-type="string">
            <text:p>Vérif le 03/2013</text:p>
          </table:table-cell>
          <table:table-cell table:style-name="ce95"/>
          <table:table-cell table:style-name="ce95" office:value-type="string" calcext:value-type="string">
            <text:p>Pharmacie</text:p>
          </table:table-cell>
          <table:table-cell table:style-name="ce95" office:value-type="string" calcext:value-type="string">
            <text:p>pharmacy</text:p>
          </table:table-cell>
          <table:table-cell table:style-name="ce95"/>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modco_humour</text:p>
          </table:table-cell>
          <table:table-cell table:style-name="ce182" office:value-type="string" calcext:value-type="string">
            <text:p>Don à Mieux trier à Nantes</text:p>
          </table:table-cell>
          <table:table-cell table:style-name="ce182" office:value-type="string" calcext:value-type="string">
            <text:p>Don to Mieux trier à Nantes</text:p>
          </table:table-cell>
          <table:table-cell table:style-name="ce182"/>
          <table:table-cell table:style-name="ce539" office:value-type="string" calcext:value-type="string">
            <text:p>false</text:p>
          </table:table-cell>
          <table:table-cell table:style-name="ce182" office:value-type="string" calcext:value-type="string">
            <text:p>Il n’existe aucun processus de tri, purquoi ne pas le donner à l’association Mieux trier à Nantes ?</text:p>
          </table:table-cell>
          <table:table-cell table:style-name="ce182" office:value-type="string" calcext:value-type="string">
            <text:p>There is no sorting process, why not give it to the association Mieux trier à Nantes</text:p>
          </table:table-cell>
          <table:table-cell table:style-name="ce182"/>
          <table:table-cell table:style-name="ce567"/>
          <table:table-cell table:style-name="ce182" table:number-columns-repeated="2"/>
          <table:table-cell table:style-name="ce303" office:value-type="string" calcext:value-type="string">
            <text:p>nantes/logo_mieuxtrieranantes.png</text:p>
          </table:table-cell>
          <table:table-cell table:style-name="ce95"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263"/>
        </table:table-row>
        <table:table-row table:style-name="ro2" table:number-rows-repeated="4">
          <table:table-cell table:number-columns-repeated="275"/>
        </table:table-row>
        <table:table-row table:style-name="ro1">
          <table:table-cell table:number-columns-repeated="275"/>
        </table:table-row>
        <table:table-row table:style-name="ro1">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5"/>
        </table:table-row>
        <table:table-row table:style-name="ro10">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182" office:value-type="string" calcext:value-type="string">
            <text:p>smco_vendeur_lampe_eco</text:p>
          </table:table-cell>
          <table:table-cell table:style-name="ce182" office:value-type="string" calcext:value-type="string">
            <text:p>Vendeur lampe économie énergi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number-columns-repeated="5"/>
          <table:table-cell/>
          <table:table-cell table:style-name="ce398"/>
          <table:table-cell table:number-columns-repeated="256"/>
        </table:table-row>
        <table:table-row table:style-name="ro1">
          <table:table-cell table:style-name="ce182" office:value-type="string" calcext:value-type="string">
            <text:p>smco_vendeurcartoucheencre</text:p>
          </table:table-cell>
          <table:table-cell table:style-name="ce182" office:value-type="string" calcext:value-type="string">
            <text:p>Vendeur cartouche d'encr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table-cell table:style-name="ce95" table:number-columns-repeated="4"/>
          <table:table-cell/>
          <table:table-cell table:style-name="ce398"/>
          <table:table-cell table:number-columns-repeated="256"/>
        </table:table-row>
        <table:table-row table:style-name="ro1" table:number-rows-repeated="1048516">
          <table:table-cell table:number-columns-repeated="275"/>
        </table:table-row>
        <table:table-row table:style-name="ro1">
          <table:table-cell table:number-columns-repeated="275"/>
        </table:table-row>
      </table:table>
      <table:table table:name="DiversDéchets" table:style-name="ta1" table:print="false">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21" table:number-columns-repeated="2" table:default-cell-style-name="Default"/>
        <table:table-column table:style-name="co168" table:default-cell-style-name="Default"/>
        <table:table-row table:style-name="ro1">
          <table:table-cell table:number-columns-repeated="7"/>
        </table:table-row>
        <table:table-row table:style-name="ro1">
          <table:table-cell office:value-type="string" calcext:value-type="string">
            <text:p><text:s/></text:p>
          </table:table-cell>
          <table:table-cell table:style-name="ce265"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2">
          <table:table-cell/>
          <table:table-cell table:style-name="ce144"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4"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4"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33">
          <table:table-cell/>
          <table:table-cell table:style-name="ce144"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7">
          <table:table-cell/>
          <table:table-cell table:style-name="ce144"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4"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1">
          <table:table-cell/>
          <table:table-cell table:style-name="ce267" office:value-type="string" calcext:value-type="string" table:number-columns-spanned="3" table:number-rows-spanned="1">
            <text:p>Les déchets verts</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8"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35">
          <table:table-cell/>
          <table:table-cell table:style-name="ce144"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18">
          <table:table-cell/>
          <table:table-cell table:style-name="ce269"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36">
          <table:table-cell/>
          <table:table-cell table:style-name="ce144"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équipement électrique et électronique (D3E)</text:p>
          </table:table-cell>
          <table:covered-table-cell table:number-columns-repeated="2" table:style-name="ce270"/>
          <table:table-cell table:number-columns-repeated="3"/>
        </table:table-row>
        <table:table-row table:style-name="ro18">
          <table:table-cell/>
          <table:table-cell table:style-name="ce144"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9" table:default-cell-style-name="Default"/>
        <table:table-column table:style-name="co170" table:default-cell-style-name="Default"/>
        <table:table-column table:style-name="co171"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37">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7">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37">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7">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9" table:default-cell-style-name="Default"/>
        <table:table-column table:style-name="co173" table:default-cell-style-name="Default"/>
        <table:table-column table:style-name="co174" table:default-cell-style-name="Default"/>
        <table:table-column table:style-name="co175" table:default-cell-style-name="Default"/>
        <table:table-column table:style-name="co176"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38">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38">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38">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7" table:default-cell-style-name="Default"/>
        <table:table-column table:style-name="co178" table:default-cell-style-name="Default"/>
        <table:table-column table:style-name="co10" table:number-columns-repeated="3" table:default-cell-style-name="Default"/>
        <table:table-column table:style-name="co179"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inLong'</text:span></text:p>
          </table:table-cell>
          <table:table-cell table:style-name="ce580" office:value-type="string" calcext:value-type="string">
            <text:p>-2.26</text:p>
          </table:table-cell>
          <table:table-cell table:style-name="ce362"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inLat</text:span></text:p>
          </table:table-cell>
          <table:table-cell table:style-name="ce580" office:value-type="string" calcext:value-type="string">
            <text:p>47.84</text:p>
          </table:table-cell>
          <table:table-cell table:style-name="ce362"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37">
          <table:table-cell table:style-name="ce362" office:value-type="string" calcext:value-type="string">
            <text:p>geo.boundsMaxLong</text:p>
          </table:table-cell>
          <table:table-cell table:style-name="ce580" office:value-type="string" calcext:value-type="string">
            <text:p>-1.13</text:p>
          </table:table-cell>
          <table:table-cell table:style-name="ce583"/>
          <table:table-cell table:style-name="ce362"/>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axLat</text:span></text:p>
          </table:table-cell>
          <table:table-cell table:style-name="ce580" office:value-type="string" calcext:value-type="string">
            <text:p>47.11</text:p>
          </table:table-cell>
          <table:table-cell table:style-name="ce362"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37">
          <table:table-cell table:style-name="ce578" office:value-type="string" calcext:value-type="string">
            <text:p>geo.defaultLat</text:p>
          </table:table-cell>
          <table:table-cell table:style-name="ce580" office:value-type="string" calcext:value-type="string">
            <text:p>47.21</text:p>
          </table:table-cell>
          <table:table-cell table:style-name="ce362"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37">
          <table:table-cell table:style-name="ce578" office:value-type="string" calcext:value-type="string">
            <text:p>geo.defaultLong</text:p>
          </table:table-cell>
          <table:table-cell table:style-name="ce581" office:value-type="string" calcext:value-type="string">
            <text:p>-1.54</text:p>
          </table:table-cell>
          <table:table-cell table:style-name="ce362"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37">
          <table:table-cell table:style-name="ce578" office:value-type="string" calcext:value-type="string">
            <text:p>geo.zoomInit</text:p>
          </table:table-cell>
          <table:table-cell table:style-name="ce582" office:value-type="float" office:value="14" calcext:value-type="float">
            <text:p>14</text:p>
          </table:table-cell>
          <table:table-cell table:style-name="ce362"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37">
          <table:table-cell table:style-name="ce578" office:value-type="string" calcext:value-type="string">
            <text:p>geo.zoomMin</text:p>
          </table:table-cell>
          <table:table-cell table:style-name="ce582" office:value-type="float" office:value="11" calcext:value-type="float">
            <text:p>11</text:p>
          </table:table-cell>
          <table:table-cell table:style-name="ce362"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37">
          <table:table-cell table:style-name="ce579" office:value-type="string" calcext:value-type="string">
            <text:p>geo.zoneDstance</text:p>
          </table:table-cell>
          <table:table-cell table:style-name="ce582" office:value-type="float" office:value="1500" calcext:value-type="float">
            <text:p>1500</text:p>
          </table:table-cell>
          <table:table-cell table:style-name="ce362"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37">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362"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37">
          <table:table-cell table:style-name="ce362" office:value-type="string" calcext:value-type="string">
            <text:p>pages.page1.nom</text:p>
          </table:table-cell>
          <table:table-cell table:style-name="ce582" office:value-type="string" calcext:value-type="string">
            <text:p>accueil_nantes</text:p>
          </table:table-cell>
          <table:table-cell table:style-name="ce362"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37">
          <table:table-cell table:style-name="ce362" office:value-type="string" calcext:value-type="string">
            <text:p>pages.page2.nom</text:p>
          </table:table-cell>
          <table:table-cell table:style-name="ce582" office:value-type="string" calcext:value-type="string">
            <text:p>dechets</text:p>
          </table:table-cell>
          <table:table-cell table:style-name="ce362"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37">
          <table:table-cell table:style-name="ce362" office:value-type="string" calcext:value-type="string">
            <text:p>pages.page3.nom</text:p>
          </table:table-cell>
          <table:table-cell table:style-name="ce582" office:value-type="string" calcext:value-type="string">
            <text:p>carte</text:p>
          </table:table-cell>
          <table:table-cell table:style-name="ce362"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37">
          <table:table-cell table:style-name="ce362" office:value-type="string" calcext:value-type="string">
            <text:p>pages.page4.nom</text:p>
          </table:table-cell>
          <table:table-cell table:style-name="ce582" office:value-type="string" calcext:value-type="string">
            <text:p>fiches</text:p>
          </table:table-cell>
          <table:table-cell table:style-name="ce362"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37">
          <table:table-cell table:style-name="ce362" office:value-type="string" calcext:value-type="string">
            <text:p>pages.page5.nom</text:p>
          </table:table-cell>
          <table:table-cell table:style-name="ce582" office:value-type="string" calcext:value-type="string">
            <text:p>lieux</text:p>
          </table:table-cell>
          <table:table-cell table:style-name="ce362"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37">
          <table:table-cell table:style-name="ce362" office:value-type="string" calcext:value-type="string">
            <text:p>pages.page6.nom</text:p>
          </table:table-cell>
          <table:table-cell table:style-name="ce582" office:value-type="string" calcext:value-type="string">
            <text:p>a_domicile</text:p>
          </table:table-cell>
          <table:table-cell table:style-name="ce362"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37">
          <table:table-cell table:style-name="ce362" office:value-type="string" calcext:value-type="string">
            <text:p>pages.page7.nom</text:p>
          </table:table-cell>
          <table:table-cell table:style-name="ce582" office:value-type="string" calcext:value-type="string">
            <text:p>trisacs_nantes</text:p>
          </table:table-cell>
          <table:table-cell table:style-name="ce362"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80" table:default-cell-style-name="Default"/>
        <table:table-column table:style-name="co181" table:default-cell-style-name="Default"/>
        <table:table-column table:style-name="co182"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52"/>
        </table:table-row>
        <table:table-row table:style-name="ro2">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6]);[.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osseadent-nom&quot;:&quot;Brosse à dent&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Metallise-nom&quot;:&quot;Papier métallisé&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osseadent-nom":"Brosse à dent",</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Metallise-nom":"Papier métallisé",</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6]);[.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osseadent-nom&quot;:&quot;Brosse à dent&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Metallise-nom&quot;:&quot;Metallized 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osseadent-nom":"Brosse à dent",</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Metallise-nom":"Metallized 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6]);[.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osseadent-concerne_aussi&quot;:&quot;brosse à dent&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Metallise-concerne_aussi&quot;:&quot;Papier beurre, papier café&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barquette de polystyrène, barquette de jambon&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écran,tv&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osseadent-concerne_aussi":"brosse à dent",</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Metallise-concerne_aussi":"Papier beurre, papier café",</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barquette de polystyrène, barquette de jambon",</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écran,tv",</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6]);[.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osseadent-concerne_aussi&quot;:&quot;toothbrush&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Metallise-concerne_aussi&quot;:&quot;butter paper, coffee paper&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tray, ham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osseadent-concerne_aussi":"toothbrush",</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Metallise-concerne_aussi":"butter paper, coffee paper",</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tray, ham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5]);[.C10])" office:value-type="string" office:string-value="&quot;cons_acier-nom&quot;:&quot;L'acier disparaît en 5-10 ans.&quot;,&#10;&quot;cons_alloproprete-nom&quot;:&quot;Des questions ... 02 40 41 9000&quot;,&#10;&quot;cons_allu-nom&quot;:&quot;L'aluminium se recycle à 100%&quot;,&#10;&quot;cons_ampoulemercure-nom&quot;:&quot;Le mercure est toxique&quot;,&#10;&quot;cons_arcencielvalorena-nom&quot;:&quot;2 sites d'incinération&quot;,&#10;&quot;cons_assocompostage-nom&quot;:&quot;2 assos sur compostage à Nantes&quot;,&#10;&quot;cons_bac_casse-nom&quot;:&quot;Bac cassé&quot;,&#10;&quot;cons_bacs-nom&quot;:&quot;Rappels sur les bacs&quot;,&#10;&quot;cons_batterievoiture-nom&quot;:&quot;Rapportez votre vieille batterie à un vendeur&quot;,&#10;&quot;cons_bouchon-nom&quot;:&quot;Bouchons acceptés&quot;,&#10;&quot;cons_bouchonamour-nom&quot;:&quot;Bouchon d'amour récupère les bouchons des bouteilles plastique&quot;,&#10;&quot;cons_bouchonliege-nom&quot;:&quot;Action Cancer 44 récupère les bouchons de liège&quot;,&#10;&quot;cons_bouteillepaspet-nom&quot;:&quot;Peut-on recycler les nouvelles bouteilles plastiques ...&quot;,&#10;&quot;cons_brosseadent -nom&quot;:&quot;Remplacer les brosses à dent en plastique&quot;,&#10;&quot;cons_capsulelait-nom&quot;:&quot;Que faire de l'opercule …&quot;,&#10;&quot;cons_collecte6h14h-nom&quot;:&quot;Les collectes ont lieu de 6h à 14h&quot;,&#10;&quot;cons_collecte6h21h-nom&quot;:&quot;Les collectes ont lieu de 6h à 21h&quot;,&#10;&quot;cons_collectes_bacs-nom&quot;:&quot;Une collecte par semaine pour les bacs&quot;,&#10;&quot;cons_compostage-nom&quot;:&quot;Compostage&quot;,&#10;&quot;cons_couverclemetal-nom&quot;:&quot;Bouchons métalliques&quot;,&#10;&quot;cons_dec_coucheBebe-nom&quot;:&quot;Couches lavables&quot;,&#10;&quot;cons_dechetecolimite2metres-nom&quot;:&quot;Limite de 2 mètres&quot;,&#10;&quot;cons_decheterieecopointquartheure-nom&quot;:&quot;Venir 15 minutes avant la fin&quot;,&#10;&quot;cons_deuxiemevie-nom&quot;:&quot;Deuxième vie&quot;,&#10;&quot;cons_distrisac_achat-nom&quot;:&quot;Achats de sacs Trisacs&quot;,&#10;&quot;cons_distrisac_piecesobligatoires-nom&quot;:&quot;Amener carte retrait pour  'dépôt' et  'rendez-vous'&quot;,&#10;&quot;cons_distrisac_relais-nom&quot;:&quot;Retrait de sacs en relais - 3 rouleaux par retrait, 2 retraits par an&quot;,&#10;&quot;cons_ecoparticipation-nom&quot;:&quot;Écoparticipation&quot;,&#10;&quot;cons_encombrants-nom&quot;:&quot;Collecte des encombrants&quot;,&#10;&quot;cons_fenetre_enveloppe-nom&quot;:&quot;Suppression fenêtre&quot;,&#10;&quot;cons_huileAlimentaire-nom&quot;:&quot;Mettre dans une bouteille&quot;,&#10;&quot;cons_lerelais-nom&quot;:&quot;Vous pouvez déposer dans les conteneurs 'Le Relais'&quot;,&#10;&quot;cons_medicamentembal-nom&quot;:&quot;Trier séparément les emballages.&quot;,&#10;&quot;cons_modular_phone-nom&quot;:&quot;70 kilos de matières rares.. pourquoi ne pas essayer le smartphone modulaire…&quot;,&#10;&quot;cons_nbconteneurverre-nom&quot;:&quot;879 conteneurs en verre&quot;,&#10;&quot;cons_nespresso-nom&quot;:&quot;Nespresso récupère ses capsules et soutien le recyclage du petit aluminium.&quot;,&#10;&quot;cons_noeudtrisac-nom&quot;:&quot;Double nœud&quot;,&#10;&quot;cons_numerosencombrants-nom&quot;:&quot;Numéros de téléphones des encombrants&quot;,&#10;&quot;cons_papieralu-nom&quot;:&quot;Petit aluminium non recyclé&quot;,&#10;&quot;cons_pasbouchonamour-nom&quot;:&quot;Ne pas mettre dans les bouchons d'amour&quot;,&#10;&quot;cons_passacpoubelle-nom&quot;:&quot;Utiliser uniquement les sacs Tri'sac.&quot;,&#10;&quot;cons_pastoxique-nom&quot;:&quot;Non recyclable car présence produits toxiques&quot;,&#10;&quot;cons_pasuniquementbouteilleflacon-nom&quot;:&quot;Tous les plastiques dans les bacs jaunes nantais&quot;,&#10;&quot;cons_pilerechargeable-nom&quot;:&quot;Pile rechargeable&quot;,&#10;&quot;cons_plus2vers-nom&quot;:&quot;Asso Plus2vers : partage de lombrics et conseils sur le lombricompostage&quot;,&#10;&quot;cons_potsmoutarde-nom&quot;:&quot;Les verres des pots de moutarde et Nutella&quot;,&#10;&quot;cons_proximite-nom&quot;:&quot;Des questions ... 0800 800 868&quot;,&#10;&quot;cons_recupmedicament-nom&quot;:&quot;Récupération des médicaments&quot;,&#10;&quot;cons_recuppdv1-nom&quot;:&quot;Les magasins récupèrent l'ancien pour l'achat d'un nouveau&quot;,&#10;&quot;cons_recuppdv2-nom&quot;:&quot;Les magasins qui les vendent récupèrent : cartouches d'imprimantes, piles, ampoules basse consommation, néon&quot;,&#10;&quot;cons_remplacergobelet-nom&quot;:&quot;Supprimer la vaisselle jetable&quot;,&#10;&quot;cons_sacs-nom&quot;:&quot;Rappels sur les sacs&quot;,&#10;&quot;cons_sans_bouchon_ni_couvercle-nom&quot;:&quot;Ni bouchon ni couvercle&quot;,&#10;&quot;cons_sansbouchon-nom&quot;:&quot;Que faire du bouchon / couvercle …&quot;,&#10;&quot;cons_souille-nom&quot;:&quot;Papiers souillés&quot;,&#10;&quot;cons_spirale-nom&quot;:&quot;Doit-on supprimer les spirales ...&quot;,&#10;&quot;cons_tetrapak-nom&quot;:&quot;Recyclage Tétrapak&quot;,&#10;&quot;cons_toxique-nom&quot;:&quot;Produit toxique&quot;,&#10;&quot;cons_trisac-nom&quot;:&quot;Quoi mettre dans les Tri'sac&quot;,&#10;&quot;cons_trop_petit-nom&quot;:&quot;Trop petit pour être trié&quot;,&#10;&quot;cons_vaissellebiodegradable-nom&quot;:&quot;Vaisselle bio-dégradable&quot;,&#10;" calcext:value-type="string">
            <text:p>"cons_acier-nom":"L'acier disparaît en 5-10 ans.",</text:p>
            <text:p>"cons_alloproprete-nom":"Des questions ... 02 40 41 9000",</text:p>
            <text:p>"cons_allu-nom":"L'aluminium se recycle à 100%",</text:p>
            <text:p>"cons_ampoulemercure-nom":"Le mercure est toxique",</text:p>
            <text:p>"cons_arcencielvalorena-nom":"2 sites d'incinération",</text:p>
            <text:p>"cons_assocompostage-nom":"2 assos sur compostage à Nantes",</text:p>
            <text:p>"cons_bac_casse-nom":"Bac cassé",</text:p>
            <text:p>"cons_bacs-nom":"Rappels sur les bacs",</text:p>
            <text:p>"cons_batterievoiture-nom":"Rapportez votre vieille batterie à un vendeur",</text:p>
            <text:p>"cons_bouchon-nom":"Bouchons acceptés",</text:p>
            <text:p>"cons_bouchonamour-nom":"Bouchon d'amour récupère les bouchons des bouteilles plastique",</text:p>
            <text:p>"cons_bouchonliege-nom":"Action Cancer 44 récupère les bouchons de liège",</text:p>
            <text:p>"cons_bouteillepaspet-nom":"Peut-on recycler les nouvelles bouteilles plastiques ...",</text:p>
            <text:p>"cons_brosseadent -nom":"Remplacer les brosses à dent en plastique",</text:p>
            <text:p>"cons_capsulelait-nom":"Que faire de l'opercule …",</text:p>
            <text:p>"cons_collecte6h14h-nom":"Les collectes ont lieu de 6h à 14h",</text:p>
            <text:p>"cons_collecte6h21h-nom":"Les collectes ont lieu de 6h à 21h",</text:p>
            <text:p>"cons_collectes_bacs-nom":"Une collecte par semaine pour les bacs",</text:p>
            <text:p>"cons_compostage-nom":"Compostage",</text:p>
            <text:p>"cons_couverclemetal-nom":"Bouchons métalliques",</text:p>
            <text:p>"cons_dec_coucheBebe-nom":"Couches lavables",</text:p>
            <text:p>"cons_dechetecolimite2metres-nom":"Limite de 2 mètres",</text:p>
            <text:p>"cons_decheterieecopointquartheure-nom":"Venir 15 minutes avant la fin",</text:p>
            <text:p>"cons_deuxiemevie-nom":"Deuxième vie",</text:p>
            <text:p>"cons_distrisac_achat-nom":"Achats de sacs Trisacs",</text:p>
            <text:p>"cons_distrisac_piecesobligatoires-nom":"Amener carte retrait pour  'dépôt' et  'rendez-vous'",</text:p>
            <text:p>"cons_distrisac_relais-nom":"Retrait de sacs en relais - 3 rouleaux par retrait, 2 retraits par an",</text:p>
            <text:p>"cons_ecoparticipation-nom":"Écoparticipation",</text:p>
            <text:p>"cons_encombrants-nom":"Collecte des encombrants",</text:p>
            <text:p>"cons_fenetre_enveloppe-nom":"Suppression fenêtre",</text:p>
            <text:p>"cons_huileAlimentaire-nom":"Mettre dans une bouteille",</text:p>
            <text:p>"cons_lerelais-nom":"Vous pouvez déposer dans les conteneurs 'Le Relais'",</text:p>
            <text:p>"cons_medicamentembal-nom":"Trier séparément les emballages.",</text:p>
            <text:p>"cons_modular_phone-nom":"70 kilos de matières rares.. pourquoi ne pas essayer le smartphone modulaire…",</text:p>
            <text:p>"cons_nbconteneurverre-nom":"879 conteneurs en verre",</text:p>
            <text:p>"cons_nespresso-nom":"Nespresso récupère ses capsules et soutien le recyclage du petit aluminium.",</text:p>
            <text:p>"cons_noeudtrisac-nom":"Double nœud",</text:p>
            <text:p>"cons_numerosencombrants-nom":"Numéros de téléphones des encombrants",</text:p>
            <text:p>"cons_papieralu-nom":"Petit aluminium non recyclé",</text:p>
            <text:p>"cons_pasbouchonamour-nom":"Ne pas mettre dans les bouchons d'amour",</text:p>
            <text:p>"cons_passacpoubelle-nom":"Utiliser uniquement les sacs Tri'sac.",</text:p>
            <text:p>"cons_pastoxique-nom":"Non recyclable car présence produits toxiques",</text:p>
            <text:p>"cons_pasuniquementbouteilleflacon-nom":"Tous les plastiques dans les bacs jaunes nantais",</text:p>
            <text:p>"cons_pilerechargeable-nom":"Pile rechargeable",</text:p>
            <text:p>"cons_plus2vers-nom":"Asso Plus2vers : partage de lombrics et conseils sur le lombricompostage",</text:p>
            <text:p>"cons_potsmoutarde-nom":"Les verres des pots de moutarde et Nutella",</text:p>
            <text:p>"cons_proximite-nom":"Des questions ... 0800 800 868",</text:p>
            <text:p>"cons_recupmedicament-nom":"Récupération des médicaments",</text:p>
            <text:p>"cons_recuppdv1-nom":"Les magasins récupèrent l'ancien pour l'achat d'un nouveau",</text:p>
            <text:p>"cons_recuppdv2-nom":"Les magasins qui les vendent récupèrent : cartouches d'imprimantes, piles, ampoules basse consommation, néon",</text:p>
            <text:p>"cons_remplacergobelet-nom":"Supprimer la vaisselle jetable",</text:p>
            <text:p>"cons_sacs-nom":"Rappels sur les sacs",</text:p>
            <text:p>"cons_sans_bouchon_ni_couvercle-nom":"Ni bouchon ni couvercle",</text:p>
            <text:p>"cons_sansbouchon-nom":"Que faire du bouchon / couvercle …",</text:p>
            <text:p>"cons_souille-nom":"Papiers souillés",</text:p>
            <text:p>"cons_spirale-nom":"Doit-on supprimer les spirales ...",</text:p>
            <text:p>"cons_tetrapak-nom":"Recyclage Tétrapak",</text:p>
            <text:p>"cons_toxique-nom":"Produit toxique",</text:p>
            <text:p>"cons_trisac-nom":"Quoi mettre dans les Tri'sac",</text:p>
            <text:p>"cons_trop_petit-nom":"Trop petit pour être trié",</text:p>
            <text:p>"cons_vaissellebiodegradable-nom":"Vaisselle bio-dégradable",</text:p>
            <text:p/>
          </table:table-cell>
          <table:table-cell table:style-name="ce279" table:formula="of:=GETTRADUCTION([.B10];COLUMN([Conseils.A5]);COLUMN([Conseils.C5]);ROW([Conseils.A5]);ROW([Conseils.A65]);[.C10])" office:value-type="string" office:string-value="&quot;cons_acier-nom&quot;:&quot;Steel disappears in 5-10 years.&quot;,&#10;&quot;cons_alloproprete-nom&quot;:&quot;Questions ? 02 40 41 9000&quot;,&#10;&quot;cons_allu-nom&quot;:&quot;Aluminium can be recycled to 100%!&quot;,&#10;&quot;cons_ampoulemercure-nom&quot;:&quot;Mercury is toxic&quot;,&#10;&quot;cons_arcencielvalorena-nom&quot;:&quot;2 burning sites&quot;,&#10;&quot;cons_assocompostage-nom&quot;:&quot;2 assos on composting in Nantes&quot;,&#10;&quot;cons_bac_casse-nom&quot;:&quot;Broken tray&quot;,&#10;&quot;cons_bacs-nom&quot;:&quot;Reminders on the bins&quot;,&#10;&quot;cons_batterievoiture-nom&quot;:&quot;Return your old battery to a seller &quot;,&#10;&quot;cons_bouchon-nom&quot;:&quot;Plugs accepted&quot;,&#10;&quot;cons_bouchonamour-nom&quot;:&quot;Love stopper recovers plastic plugs&quot;,&#10;&quot;cons_bouchonliege-nom&quot;:&quot;Cancer 44 retrieves corks&quot;,&#10;&quot;cons_bouteillepaspet-nom&quot;:&quot;Can the new plastic bottles be recycled ?&quot;,&#10;&quot;cons_brosseadent -nom&quot;:&quot;Replace plastic toothbrushes&quot;,&#10;&quot;cons_capsulelait-nom&quot;:&quot;What of the metal cap …&quot;,&#10;&quot;cons_collecte6h14h-nom&quot;:&quot;Collections take place from 6 to 14h&quot;,&#10;&quot;cons_collecte6h21h-nom&quot;:&quot;Collections take place from 6 to 21h&quot;,&#10;&quot;cons_collectes_bacs-nom&quot;:&quot;Per week for a collection bins&quot;,&#10;&quot;cons_compostage-nom&quot;:&quot;Composting&quot;,&#10;&quot;cons_couverclemetal-nom&quot;:&quot;Metal plugs&quot;,&#10;&quot;cons_dec_coucheBebe-nom&quot;:&quot;Cloth diapers&quot;,&#10;&quot;cons_dechetecolimite2metres-nom&quot;:&quot;Limit of 2 meters&quot;,&#10;&quot;cons_decheterieecopointquartheure-nom&quot;:&quot;Come 15 minutes before the end&quot;,&#10;&quot;cons_deuxiemevie-nom&quot;:&quot;Second Life&quot;,&#10;&quot;cons_distrisac_achat-nom&quot;:&quot;Trisacs shopping bags (2.20 € the 30 bags roll)&quot;,&#10;&quot;cons_distrisac_piecesobligatoires-nom&quot;:&quot;Bring card withdrawal for 'deposit' and 'go'&quot;,&#10;&quot;cons_distrisac_relais-nom&quot;:&quot;Relay bags withdrawal (3 rolls per withdrawal, two withdrawals per year)&quot;,&#10;&quot;cons_ecoparticipation-nom&quot;:&quot;Environmental fee&quot;,&#10;&quot;cons_encombrants-nom&quot;:&quot;Collection of bulky&quot;,&#10;&quot;cons_fenetre_enveloppe-nom&quot;:&quot;Removal window&quot;,&#10;&quot;cons_huileAlimentaire-nom&quot;:&quot;Put in a bottle&quot;,&#10;&quot;cons_lerelais-nom&quot;:&quot;You can file in the containers 'Le Relais'&quot;,&#10;&quot;cons_medicamentembal-nom&quot;:&quot;Sort packaging separately.&quot;,&#10;&quot;cons_modular_phone-nom&quot;:&quot;70 kilos of rare materials .. why not try the modular smartphone…&quot;,&#10;&quot;cons_nbconteneurverre-nom&quot;:&quot;879 glass containers&quot;,&#10;&quot;cons_nespresso-nom&quot;:&quot;Nespresso capsules and recovers its support recycling aluminum small.&quot;,&#10;&quot;cons_noeudtrisac-nom&quot;:&quot;Double knot&quot;,&#10;&quot;cons_numerosencombrants-nom&quot;:&quot;Bulky telephone numbers&quot;,&#10;&quot;cons_papieralu-nom&quot;:&quot;Breakfast not recycled aluminum&quot;,&#10;&quot;cons_pasbouchonamour-nom&quot;:&quot;Do not place in the caps of love&quot;,&#10;&quot;cons_passacpoubelle-nom&quot;:&quot;Use Tri'sac bags only.&quot;,&#10;&quot;cons_pastoxique-nom&quot;:&quot;Not recyclable as presence toxic&quot;,&#10;&quot;cons_pasuniquementbouteilleflacon-nom&quot;:&quot;All plastics in the yellow bins Nantes&quot;,&#10;&quot;cons_pilerechargeable-nom&quot;:&quot;Rechargeable battery&quot;,&#10;&quot;cons_plus2vers-nom&quot;:&quot;Asso Plus2vers: sharing earthworms and advice on vermicomposting&quot;,&#10;&quot;cons_potsmoutarde-nom&quot;:&quot;The glasses mustard pots and nutella&quot;,&#10;&quot;cons_proximite-nom&quot;:&quot;Questions ? 0800 800 868&quot;,&#10;&quot;cons_recupmedicament-nom&quot;:&quot;Retrieving drugs&quot;,&#10;&quot;cons_recuppdv1-nom&quot;:&quot;The stores recover the old device for the purchase of a new&quot;,&#10;&quot;cons_recuppdv2-nom&quot;:&quot;Stores that sell them recover: printer cartridges, batteries, energy saving light bulbs, neon&quot;,&#10;&quot;cons_remplacergobelet-nom&quot;:&quot;Remove disposable tableware&quot;,&#10;&quot;cons_sacs-nom&quot;:&quot;Reminders on bags&quot;,&#10;&quot;cons_sans_bouchon_ni_couvercle-nom&quot;:&quot;Neither cap or cover&quot;,&#10;&quot;cons_sansbouchon-nom&quot;:&quot;What cap / lid?&quot;,&#10;&quot;cons_souille-nom&quot;:&quot;Soiled paper&quot;,&#10;&quot;cons_spirale-nom&quot;:&quot;Should we remove the spirals ?&quot;,&#10;&quot;cons_tetrapak-nom&quot;:&quot;Tetrapak recycling&quot;,&#10;&quot;cons_toxique-nom&quot;:&quot;Toxicant&quot;,&#10;&quot;cons_trisac-nom&quot;:&quot;What to put in Tri'sac&quot;,&#10;&quot;cons_trop_petit-nom&quot;:&quot;Too small to be sorted&quot;,&#10;&quot;cons_vaissellebiodegradable-nom&quot;:&quot;Biodegradable Tableware&quot;,&#10;" calcext:value-type="string">
            <text:p>"cons_acier-nom":"Steel disappears in 5-10 years.",</text:p>
            <text:p>"cons_alloproprete-nom":"Questions ? 02 40 41 9000",</text:p>
            <text:p>"cons_allu-nom":"Aluminium can be recycled to 100%!",</text:p>
            <text:p>"cons_ampoulemercure-nom":"Mercury is toxic",</text:p>
            <text:p>"cons_arcencielvalorena-nom":"2 burning sites",</text:p>
            <text:p>"cons_assocompostage-nom":"2 assos on composting in Nantes",</text:p>
            <text:p>"cons_bac_casse-nom":"Broken tray",</text:p>
            <text:p>"cons_bacs-nom":"Reminders on the bins",</text:p>
            <text:p>"cons_batterievoiture-nom":"Return your old battery to a seller ",</text:p>
            <text:p>"cons_bouchon-nom":"Plugs accepted",</text:p>
            <text:p>"cons_bouchonamour-nom":"Love stopper recovers plastic plugs",</text:p>
            <text:p>"cons_bouchonliege-nom":"Cancer 44 retrieves corks",</text:p>
            <text:p>"cons_bouteillepaspet-nom":"Can the new plastic bottles be recycled ?",</text:p>
            <text:p>"cons_brosseadent -nom":"Replace plastic toothbrushes",</text:p>
            <text:p>"cons_capsulelait-nom":"What of the metal cap …",</text:p>
            <text:p>"cons_collecte6h14h-nom":"Collections take place from 6 to 14h",</text:p>
            <text:p>"cons_collecte6h21h-nom":"Collections take place from 6 to 21h",</text:p>
            <text:p>"cons_collectes_bacs-nom":"Per week for a collection bins",</text:p>
            <text:p>"cons_compostage-nom":"Composting",</text:p>
            <text:p>"cons_couverclemetal-nom":"Metal plugs",</text:p>
            <text:p>"cons_dec_coucheBebe-nom":"Cloth diapers",</text:p>
            <text:p>"cons_dechetecolimite2metres-nom":"Limit of 2 meters",</text:p>
            <text:p>"cons_decheterieecopointquartheure-nom":"Come 15 minutes before the end",</text:p>
            <text:p>"cons_deuxiemevie-nom":"Second Life",</text:p>
            <text:p>"cons_distrisac_achat-nom":"Trisacs shopping bags (2.20 € the 30 bags roll)",</text:p>
            <text:p>"cons_distrisac_piecesobligatoires-nom":"Bring card withdrawal for 'deposit' and 'go'",</text:p>
            <text:p>"cons_distrisac_relais-nom":"Relay bags withdrawal (3 rolls per withdrawal, two withdrawals per year)",</text:p>
            <text:p>"cons_ecoparticipation-nom":"Environmental fee",</text:p>
            <text:p>"cons_encombrants-nom":"Collection of bulky",</text:p>
            <text:p>"cons_fenetre_enveloppe-nom":"Removal window",</text:p>
            <text:p>"cons_huileAlimentaire-nom":"Put in a bottle",</text:p>
            <text:p>"cons_lerelais-nom":"You can file in the containers 'Le Relais'",</text:p>
            <text:p>"cons_medicamentembal-nom":"Sort packaging separately.",</text:p>
            <text:p>"cons_modular_phone-nom":"70 kilos of rare materials .. why not try the modular smartphone…",</text:p>
            <text:p>"cons_nbconteneurverre-nom":"879 glass containers",</text:p>
            <text:p>"cons_nespresso-nom":"Nespresso capsules and recovers its support recycling aluminum small.",</text:p>
            <text:p>"cons_noeudtrisac-nom":"Double knot",</text:p>
            <text:p>"cons_numerosencombrants-nom":"Bulky telephone numbers",</text:p>
            <text:p>"cons_papieralu-nom":"Breakfast not recycled aluminum",</text:p>
            <text:p>"cons_pasbouchonamour-nom":"Do not place in the caps of love",</text:p>
            <text:p>"cons_passacpoubelle-nom":"Use Tri'sac bags only.",</text:p>
            <text:p>"cons_pastoxique-nom":"Not recyclable as presence toxic",</text:p>
            <text:p>"cons_pasuniquementbouteilleflacon-nom":"All plastics in the yellow bins Nantes",</text:p>
            <text:p>"cons_pilerechargeable-nom":"Rechargeable battery",</text:p>
            <text:p>"cons_plus2vers-nom":"Asso Plus2vers: sharing earthworms and advice on vermicomposting",</text:p>
            <text:p>"cons_potsmoutarde-nom":"The glasses mustard pots and nutella",</text:p>
            <text:p>"cons_proximite-nom":"Questions ? 0800 800 868",</text:p>
            <text:p>"cons_recupmedicament-nom":"Retrieving drugs",</text:p>
            <text:p>"cons_recuppdv1-nom":"The stores recover the old device for the purchase of a new",</text:p>
            <text:p>"cons_recuppdv2-nom":"Stores that sell them recover: printer cartridges, batteries, energy saving light bulbs, neon",</text:p>
            <text:p>"cons_remplacergobelet-nom":"Remove disposable tableware",</text:p>
            <text:p>"cons_sacs-nom":"Reminders on bags",</text:p>
            <text:p>"cons_sans_bouchon_ni_couvercle-nom":"Neither cap or cover",</text:p>
            <text:p>"cons_sansbouchon-nom":"What cap / lid?",</text:p>
            <text:p>"cons_souille-nom":"Soiled paper",</text:p>
            <text:p>"cons_spirale-nom":"Should we remove the spirals ?",</text:p>
            <text:p>"cons_tetrapak-nom":"Tetrapak recycling",</text:p>
            <text:p>"cons_toxique-nom":"Toxicant",</text:p>
            <text:p>"cons_trisac-nom":"What to put in Tri'sac",</text:p>
            <text:p>"cons_trop_petit-nom":"Too small to be sorted",</text:p>
            <text:p>"cons_vaissellebiodegradable-nom":"Biodegradable Tableware",</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5]);[.C11])" office:value-type="string" office:string-value="&quot;cons_acier-concerne_aussi&quot;:&quot;fiche_acier&quot;,&#10;&quot;cons_alloproprete-concerne_aussi&quot;:&quot;&quot;,&#10;&quot;cons_allu-concerne_aussi&quot;:&quot;&quot;,&#10;&quot;cons_ampoulemercure-concerne_aussi&quot;:&quot;&quot;,&#10;&quot;cons_arcencielvalorena-concerne_aussi&quot;:&quot;&quot;,&#10;&quot;cons_assocompostage-concerne_aussi&quot;:&quot;&quot;,&#10;&quot;cons_bac_casse-concerne_aussi&quot;:&quot;&quot;,&#10;&quot;cons_bacs-concerne_aussi&quot;:&quot;fiche_bacjaune&quot;,&#10;&quot;cons_batterievoiture-concerne_aussi&quot;:&quot;&quot;,&#10;&quot;cons_bouchon-concerne_aussi&quot;:&quot;&quot;,&#10;&quot;cons_bouchonamour-concerne_aussi&quot;:&quot;fiche_bouchon_amour&quot;,&#10;&quot;cons_bouchonliege-concerne_aussi&quot;:&quot;&quot;,&#10;&quot;cons_bouteillepaspet-concerne_aussi&quot;:&quot;&quot;,&#10;&quot;cons_brosseadent -concerne_aussi&quot;:&quot;&quot;,&#10;&quot;cons_capsulelait-concerne_aussi&quot;:&quot;&quot;,&#10;&quot;cons_collecte6h14h-concerne_aussi&quot;:&quot;&quot;,&#10;&quot;cons_collecte6h21h-concerne_aussi&quot;:&quot;&quot;,&#10;&quot;cons_collectes_bacs-concerne_aussi&quot;:&quot;&quot;,&#10;&quot;cons_compostage-concerne_aussi&quot;:&quot;fiche_compostage&quot;,&#10;&quot;cons_couverclemetal-concerne_aussi&quot;:&quot;&quot;,&#10;&quot;cons_dec_coucheBebe-concerne_aussi&quot;:&quot;&quot;,&#10;&quot;cons_dechetecolimite2metres-concerne_aussi&quot;:&quot;&quot;,&#10;&quot;cons_decheterieecopointquartheure-concerne_aussi&quot;:&quot;&quot;,&#10;&quot;cons_deuxiemevie-concerne_aussi&quot;:&quot;&quot;,&#10;&quot;cons_distrisac_achat-concerne_aussi&quot;:&quot;&quot;,&#10;&quot;cons_distrisac_piecesobligatoires-concerne_aussi&quot;:&quot;&quot;,&#10;&quot;cons_distrisac_relais-concerne_aussi&quot;:&quot;&quot;,&#10;&quot;cons_ecoparticipation-concerne_aussi&quot;:&quot;&quot;,&#10;&quot;cons_encombrants-concerne_aussi&quot;:&quot;fiche_encombrant&quot;,&#10;&quot;cons_fenetre_enveloppe-concerne_aussi&quot;:&quot;&quot;,&#10;&quot;cons_huileAlimentaire-concerne_aussi&quot;:&quot;&quot;,&#10;&quot;cons_lerelais-concerne_aussi&quot;:&quot;fiche_contvet&quot;,&#10;&quot;cons_medicamentembal-concerne_aussi&quot;:&quot;&quot;,&#10;&quot;cons_modular_phone-concerne_aussi&quot;:&quot;&quot;,&#10;&quot;cons_nbconteneurverre-concerne_aussi&quot;:&quot;&quot;,&#10;&quot;cons_nespresso-concerne_aussi&quot;:&quot;&quot;,&#10;&quot;cons_noeudtrisac-concerne_aussi&quot;:&quot;&quot;,&#10;&quot;cons_numerosencombrants-concerne_aussi&quot;:&quot;&quot;,&#10;&quot;cons_papieralu-concerne_aussi&quot;:&quot;&quot;,&#10;&quot;cons_pasbouchonamour-concerne_aussi&quot;:&quot;&quot;,&#10;&quot;cons_passacpoubelle-concerne_aussi&quot;:&quot;&quot;,&#10;&quot;cons_pastoxique-concerne_aussi&quot;:&quot;&quot;,&#10;&quot;cons_pasuniquementbouteilleflacon-concerne_aussi&quot;:&quot;fiche_pet&quot;,&#10;&quot;cons_pilerechargeable-concerne_aussi&quot;:&quot;&quot;,&#10;&quot;cons_plus2vers-concerne_aussi&quot;:&quot;&quot;,&#10;&quot;cons_potsmoutarde-concerne_aussi&quot;:&quot;&quot;,&#10;&quot;cons_proximite-concerne_aussi&quot;:&quot;fiche_telephone&quot;,&#10;&quot;cons_recupmedicament-concerne_aussi&quot;:&quot;fiche_medicament&quot;,&#10;&quot;cons_recuppdv1-concerne_aussi&quot;:&quot;fiche_reprise&quot;,&#10;&quot;cons_recuppdv2-concerne_aussi&quot;:&quot; &quot;,&#10;&quot;cons_remplacergobelet-concerne_aussi&quot;:&quot;&quot;,&#10;&quot;cons_sacs-concerne_aussi&quot;:&quot;fiche_sacjaune&quot;,&#10;&quot;cons_sans_bouchon_ni_couvercle-concerne_aussi&quot;:&quot;&quot;,&#10;&quot;cons_sansbouchon-concerne_aussi&quot;:&quot;&quot;,&#10;&quot;cons_souille-concerne_aussi&quot;:&quot;&quot;,&#10;&quot;cons_spirale-concerne_aussi&quot;:&quot;&quot;,&#10;&quot;cons_tetrapak-concerne_aussi&quot;:&quot;fiche_tetrapak&quot;,&#10;&quot;cons_toxique-concerne_aussi&quot;:&quot;&quot;,&#10;&quot;cons_trisac-concerne_aussi&quot;:&quot;&quot;,&#10;&quot;cons_trop_petit-concerne_aussi&quot;:&quot;&quot;,&#10;&quot;cons_vaissellebiodegradable-concerne_aussi&quot;:&quot;&quot;,&#10;" calcext:value-type="string">
            <text:p>"cons_acier-concerne_aussi":"fiche_acier",</text:p>
            <text:p>"cons_alloproprete-concerne_aussi":"",</text:p>
            <text:p>"cons_allu-concerne_aussi":"",</text:p>
            <text:p>"cons_ampoulemercure-concerne_aussi":"",</text:p>
            <text:p>"cons_arcencielvalorena-concerne_aussi":"",</text:p>
            <text:p>"cons_assocompostage-concerne_aussi":"",</text:p>
            <text:p>"cons_bac_casse-concerne_aussi":"",</text:p>
            <text:p>"cons_bacs-concerne_aussi":"fiche_bacjaune",</text:p>
            <text:p>"cons_batterievoiture-concerne_aussi":"",</text:p>
            <text:p>"cons_bouchon-concerne_aussi":"",</text:p>
            <text:p>"cons_bouchonamour-concerne_aussi":"fiche_bouchon_amour",</text:p>
            <text:p>"cons_bouchonliege-concerne_aussi":"",</text:p>
            <text:p>"cons_bouteillepaspet-concerne_aussi":"",</text:p>
            <text:p>"cons_brosseadent -concerne_aussi":"",</text:p>
            <text:p>"cons_capsulelait-concerne_aussi":"",</text:p>
            <text:p>"cons_collecte6h14h-concerne_aussi":"",</text:p>
            <text:p>"cons_collecte6h21h-concerne_aussi":"",</text:p>
            <text:p>"cons_collectes_bacs-concerne_aussi":"",</text:p>
            <text:p>"cons_compostage-concerne_aussi":"fiche_compostage",</text:p>
            <text:p>"cons_couverclemetal-concerne_aussi":"",</text:p>
            <text:p>"cons_dec_coucheBebe-concerne_aussi":"",</text:p>
            <text:p>"cons_dechetecolimite2metres-concerne_aussi":"",</text:p>
            <text:p>"cons_decheterieecopointquartheure-concerne_aussi":"",</text:p>
            <text:p>"cons_deuxiemevie-concerne_aussi":"",</text:p>
            <text:p>"cons_distrisac_achat-concerne_aussi":"",</text:p>
            <text:p>"cons_distrisac_piecesobligatoires-concerne_aussi":"",</text:p>
            <text:p>"cons_distrisac_relais-concerne_aussi":"",</text:p>
            <text:p>"cons_ecoparticipation-concerne_aussi":"",</text:p>
            <text:p>"cons_encombrants-concerne_aussi":"fiche_encombrant",</text:p>
            <text:p>"cons_fenetre_enveloppe-concerne_aussi":"",</text:p>
            <text:p>"cons_huileAlimentaire-concerne_aussi":"",</text:p>
            <text:p>"cons_lerelais-concerne_aussi":"fiche_contvet",</text:p>
            <text:p>"cons_medicamentembal-concerne_aussi":"",</text:p>
            <text:p>"cons_modular_phone-concerne_aussi":"",</text:p>
            <text:p>"cons_nbconteneurverre-concerne_aussi":"",</text:p>
            <text:p>"cons_nespresso-concerne_aussi":"",</text:p>
            <text:p>"cons_noeudtrisac-concerne_aussi":"",</text:p>
            <text:p>"cons_numerosencombrants-concerne_aussi":"",</text:p>
            <text:p>"cons_papieralu-concerne_aussi":"",</text:p>
            <text:p>"cons_pasbouchonamour-concerne_aussi":"",</text:p>
            <text:p>"cons_passacpoubelle-concerne_aussi":"",</text:p>
            <text:p>"cons_pastoxique-concerne_aussi":"",</text:p>
            <text:p>"cons_pasuniquementbouteilleflacon-concerne_aussi":"fiche_pet",</text:p>
            <text:p>"cons_pilerechargeable-concerne_aussi":"",</text:p>
            <text:p>"cons_plus2vers-concerne_aussi":"",</text:p>
            <text:p>"cons_potsmoutarde-concerne_aussi":"",</text:p>
            <text:p>"cons_proximite-concerne_aussi":"fiche_telephone",</text:p>
            <text:p>"cons_recupmedicament-concerne_aussi":"fiche_medicament",</text:p>
            <text:p>"cons_recuppdv1-concerne_aussi":"fiche_reprise",</text:p>
            <text:p>"cons_recuppdv2-concerne_aussi":" ",</text:p>
            <text:p>"cons_remplacergobelet-concerne_aussi":"",</text:p>
            <text:p>"cons_sacs-concerne_aussi":"fiche_sacjaune",</text:p>
            <text:p>"cons_sans_bouchon_ni_couvercle-concerne_aussi":"",</text:p>
            <text:p>"cons_sansbouchon-concerne_aussi":"",</text:p>
            <text:p>"cons_souille-concerne_aussi":"",</text:p>
            <text:p>"cons_spirale-concerne_aussi":"",</text:p>
            <text:p>"cons_tetrapak-concerne_aussi":"fiche_tetrapak",</text:p>
            <text:p>"cons_toxique-concerne_aussi":"",</text:p>
            <text:p>"cons_trisac-concerne_aussi":"",</text:p>
            <text:p>"cons_trop_petit-concerne_aussi":"",</text:p>
            <text:p>"cons_vaissellebiodegradable-concerne_aussi":"",</text:p>
            <text:p/>
          </table:table-cell>
          <table:table-cell table:style-name="ce279" table:formula="of:=GETTRADUCTION([.B11];COLUMN([Conseils.A5]);COLUMN([Conseils.H5]);ROW([Conseils.A5]);ROW([Conseils.A65]);[.C11])" office:value-type="string" office:string-value="&quot;cons_acier-concerne_aussi&quot;:&quot;Vérif le 03/2013&quot;,&#10;&quot;cons_alloproprete-concerne_aussi&quot;:&quot;&quot;,&#10;&quot;cons_allu-concerne_aussi&quot;:&quot;&quot;,&#10;&quot;cons_ampoulemercure-concerne_aussi&quot;:&quot;&quot;,&#10;&quot;cons_arcencielvalorena-concerne_aussi&quot;:&quot;Vérif le 03/2013&quot;,&#10;&quot;cons_assocompostage-concerne_aussi&quot;:&quot;&quot;,&#10;&quot;cons_bac_casse-concerne_aussi&quot;:&quot;Vérif le 03/2013&quot;,&#10;&quot;cons_bacs-concerne_aussi&quot;:&quot;&quot;,&#10;&quot;cons_batterievoiture-concerne_aussi&quot;:&quot;09/2018&quot;,&#10;&quot;cons_bouchon-concerne_aussi&quot;:&quot;&quot;,&#10;&quot;cons_bouchonamour-concerne_aussi&quot;:&quot;&quot;,&#10;&quot;cons_bouchonliege-concerne_aussi&quot;:&quot;&quot;,&#10;&quot;cons_bouteillepaspet-concerne_aussi&quot;:&quot;Vérif le 04/2017&quot;,&#10;&quot;cons_brosseadent -concerne_aussi&quot;:&quot;&quot;,&#10;&quot;cons_capsulelait-concerne_aussi&quot;:&quot;&quot;,&#10;&quot;cons_collecte6h14h-concerne_aussi&quot;:&quot;&quot;,&#10;&quot;cons_collecte6h21h-concerne_aussi&quot;:&quot;&quot;,&#10;&quot;cons_collectes_bacs-concerne_aussi&quot;:&quot;Vérif le 03/2013&quot;,&#10;&quot;cons_compostage-concerne_aussi&quot;:&quot;Vérif le 04/2013&quot;,&#10;&quot;cons_couverclemetal-concerne_aussi&quot;:&quot;Vérif le 06/2013&quot;,&#10;&quot;cons_dec_coucheBebe-concerne_aussi&quot;:&quot;&quot;,&#10;&quot;cons_dechetecolimite2metres-concerne_aussi&quot;:&quot;&quot;,&#10;&quot;cons_decheterieecopointquartheure-concerne_aussi&quot;:&quot;&quot;,&#10;&quot;cons_deuxiemevie-concerne_aussi&quot;:&quot;&quot;,&#10;&quot;cons_distrisac_achat-concerne_aussi&quot;:&quot;Vérif le 04/2013&quot;,&#10;&quot;cons_distrisac_piecesobligatoires-concerne_aussi&quot;:&quot;A VERIFIER&quot;,&#10;&quot;cons_distrisac_relais-concerne_aussi&quot;:&quot;Vérif le 04/2013&quot;,&#10;&quot;cons_ecoparticipation-concerne_aussi&quot;:&quot;Vérif le 03/2013&quot;,&#10;&quot;cons_encombrants-concerne_aussi&quot;:&quot;Vérif le 03/2013&quot;,&#10;&quot;cons_fenetre_enveloppe-concerne_aussi&quot;:&quot;&quot;,&#10;&quot;cons_huileAlimentaire-concerne_aussi&quot;:&quot;&quot;,&#10;&quot;cons_lerelais-concerne_aussi&quot;:&quot;&quot;,&#10;&quot;cons_medicamentembal-concerne_aussi&quot;:&quot;&quot;,&#10;&quot;cons_modular_phone-concerne_aussi&quot;:&quot;&quot;,&#10;&quot;cons_nbconteneurverre-concerne_aussi&quot;:&quot;Vérif le 03/2013&quot;,&#10;&quot;cons_nespresso-concerne_aussi&quot;:&quot;&quot;,&#10;&quot;cons_noeudtrisac-concerne_aussi&quot;:&quot;Vérif le 03/2013&quot;,&#10;&quot;cons_numerosencombrants-concerne_aussi&quot;:&quot;Vérif le 03/2013&quot;,&#10;&quot;cons_papieralu-concerne_aussi&quot;:&quot;&quot;,&#10;&quot;cons_pasbouchonamour-concerne_aussi&quot;:&quot;&quot;,&#10;&quot;cons_passacpoubelle-concerne_aussi&quot;:&quot;Vérif le 03/2013&quot;,&#10;&quot;cons_pastoxique-concerne_aussi&quot;:&quot;&quot;,&#10;&quot;cons_pasuniquementbouteilleflacon-concerne_aussi&quot;:&quot;&quot;,&#10;&quot;cons_pilerechargeable-concerne_aussi&quot;:&quot;Vérif le 03/2013&quot;,&#10;&quot;cons_plus2vers-concerne_aussi&quot;:&quot;&quot;,&#10;&quot;cons_potsmoutarde-concerne_aussi&quot;:&quot;&quot;,&#10;&quot;cons_proximite-concerne_aussi&quot;:&quot;&quot;,&#10;&quot;cons_recupmedicament-concerne_aussi&quot;:&quot;&quot;,&#10;&quot;cons_recuppdv1-concerne_aussi&quot;:&quot; &quot;,&#10;&quot;cons_recuppdv2-concerne_aussi&quot;:&quot; &quot;,&#10;&quot;cons_remplacergobelet-concerne_aussi&quot;:&quot;&quot;,&#10;&quot;cons_sacs-concerne_aussi&quot;:&quot;&quot;,&#10;&quot;cons_sans_bouchon_ni_couvercle-concerne_aussi&quot;:&quot;&quot;,&#10;&quot;cons_sansbouchon-concerne_aussi&quot;:&quot;&quot;,&#10;&quot;cons_souille-concerne_aussi&quot;:&quot;&quot;,&#10;&quot;cons_spirale-concerne_aussi&quot;:&quot;Vérif le 09/2015&quot;,&#10;&quot;cons_tetrapak-concerne_aussi&quot;:&quot;&quot;,&#10;&quot;cons_toxique-concerne_aussi&quot;:&quot;&quot;,&#10;&quot;cons_trisac-concerne_aussi&quot;:&quot;Vérif le 03/2013&quot;,&#10;&quot;cons_trop_petit-concerne_aussi&quot;:&quot;Vérif le 04/2015&quot;,&#10;&quot;cons_vaissellebiodegradable-concerne_aussi&quot;:&quot;&quot;,&#10;" calcext:value-type="string">
            <text:p>"cons_acier-concerne_aussi":"Vérif le 03/2013",</text:p>
            <text:p>"cons_alloproprete-concerne_aussi":"",</text:p>
            <text:p>"cons_allu-concerne_aussi":"",</text:p>
            <text:p>"cons_ampoulemercure-concerne_aussi":"",</text:p>
            <text:p>"cons_arcencielvalorena-concerne_aussi":"Vérif le 03/2013",</text:p>
            <text:p>"cons_assocompostage-concerne_aussi":"",</text:p>
            <text:p>"cons_bac_casse-concerne_aussi":"Vérif le 03/2013",</text:p>
            <text:p>"cons_bacs-concerne_aussi":"",</text:p>
            <text:p>"cons_batterievoiture-concerne_aussi":"09/2018",</text:p>
            <text:p>"cons_bouchon-concerne_aussi":"",</text:p>
            <text:p>"cons_bouchonamour-concerne_aussi":"",</text:p>
            <text:p>"cons_bouchonliege-concerne_aussi":"",</text:p>
            <text:p>"cons_bouteillepaspet-concerne_aussi":"Vérif le 04/2017",</text:p>
            <text:p>"cons_brosseadent -concerne_aussi":"",</text:p>
            <text:p>"cons_capsulelait-concerne_aussi":"",</text:p>
            <text:p>"cons_collecte6h14h-concerne_aussi":"",</text:p>
            <text:p>"cons_collecte6h21h-concerne_aussi":"",</text:p>
            <text:p>"cons_collectes_bacs-concerne_aussi":"Vérif le 03/2013",</text:p>
            <text:p>"cons_compostage-concerne_aussi":"Vérif le 04/2013",</text:p>
            <text:p>"cons_couverclemetal-concerne_aussi":"Vérif le 06/2013",</text:p>
            <text:p>"cons_dec_coucheBebe-concerne_aussi":"",</text:p>
            <text:p>"cons_dechetecolimite2metres-concerne_aussi":"",</text:p>
            <text:p>"cons_decheterieecopointquartheure-concerne_aussi":"",</text:p>
            <text:p>"cons_deuxiemevie-concerne_aussi":"",</text:p>
            <text:p>"cons_distrisac_achat-concerne_aussi":"Vérif le 04/2013",</text:p>
            <text:p>"cons_distrisac_piecesobligatoires-concerne_aussi":"A VERIFIER",</text:p>
            <text:p>"cons_distrisac_relais-concerne_aussi":"Vérif le 04/2013",</text:p>
            <text:p>"cons_ecoparticipation-concerne_aussi":"Vérif le 03/2013",</text:p>
            <text:p>"cons_encombrants-concerne_aussi":"Vérif le 03/2013",</text:p>
            <text:p>"cons_fenetre_enveloppe-concerne_aussi":"",</text:p>
            <text:p>"cons_huileAlimentaire-concerne_aussi":"",</text:p>
            <text:p>"cons_lerelais-concerne_aussi":"",</text:p>
            <text:p>"cons_medicamentembal-concerne_aussi":"",</text:p>
            <text:p>"cons_modular_phone-concerne_aussi":"",</text:p>
            <text:p>"cons_nbconteneurverre-concerne_aussi":"Vérif le 03/2013",</text:p>
            <text:p>"cons_nespresso-concerne_aussi":"",</text:p>
            <text:p>"cons_noeudtrisac-concerne_aussi":"Vérif le 03/2013",</text:p>
            <text:p>"cons_numerosencombrants-concerne_aussi":"Vérif le 03/2013",</text:p>
            <text:p>"cons_papieralu-concerne_aussi":"",</text:p>
            <text:p>"cons_pasbouchonamour-concerne_aussi":"",</text:p>
            <text:p>"cons_passacpoubelle-concerne_aussi":"Vérif le 03/2013",</text:p>
            <text:p>"cons_pastoxique-concerne_aussi":"",</text:p>
            <text:p>"cons_pasuniquementbouteilleflacon-concerne_aussi":"",</text:p>
            <text:p>"cons_pilerechargeable-concerne_aussi":"Vérif le 03/2013",</text:p>
            <text:p>"cons_plus2vers-concerne_aussi":"",</text:p>
            <text:p>"cons_potsmoutarde-concerne_aussi":"",</text:p>
            <text:p>"cons_proximite-concerne_aussi":"",</text:p>
            <text:p>"cons_recupmedicament-concerne_aussi":"",</text:p>
            <text:p>"cons_recuppdv1-concerne_aussi":" ",</text:p>
            <text:p>"cons_recuppdv2-concerne_aussi":" ",</text:p>
            <text:p>"cons_remplacergobelet-concerne_aussi":"",</text:p>
            <text:p>"cons_sacs-concerne_aussi":"",</text:p>
            <text:p>"cons_sans_bouchon_ni_couvercle-concerne_aussi":"",</text:p>
            <text:p>"cons_sansbouchon-concerne_aussi":"",</text:p>
            <text:p>"cons_souille-concerne_aussi":"",</text:p>
            <text:p>"cons_spirale-concerne_aussi":"Vérif le 09/2015",</text:p>
            <text:p>"cons_tetrapak-concerne_aussi":"",</text:p>
            <text:p>"cons_toxique-concerne_aussi":"",</text:p>
            <text:p>"cons_trisac-concerne_aussi":"Vérif le 03/2013",</text:p>
            <text:p>"cons_trop_petit-concerne_aussi":"Vérif le 04/2015",</text:p>
            <text:p>"cons_vaissellebiodegradable-concerne_aussi":"",</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table table:name="Annuaire" table:style-name="ta1">
        <office:forms form:automatic-focus="false" form:apply-design-mode="false"/>
        <table:table-column table:style-name="co10" table:number-columns-repeated="41" table:default-cell-style-name="Default"/>
        <table:table-row table:style-name="ro1">
          <table:table-cell table:number-columns-repeated="41"/>
        </table:table-row>
        <table:table-row table:style-name="ro1">
          <table:table-cell table:style-name="ce428" office:value-type="string" calcext:value-type="string">
            <text:p>code</text:p>
          </table:table-cell>
          <table:table-cell table:style-name="ce428" office:value-type="string" calcext:value-type="string">
            <text:p>nom_</text:p>
          </table:table-cell>
          <table:table-cell table:style-name="ce428" office:value-type="string" calcext:value-type="string">
            <text:p>activites_</text:p>
          </table:table-cell>
          <table:table-cell table:style-name="ce428" office:value-type="string" calcext:value-type="string">
            <text:p>breve_description_</text:p>
          </table:table-cell>
          <table:table-cell table:style-name="ce428" office:value-type="string" calcext:value-type="string">
            <text:p>objets_ou_materiaux_concernes_</text:p>
          </table:table-cell>
          <table:table-cell table:style-name="ce428" office:value-type="string" calcext:value-type="string">
            <text:p>lactivite_de_la_structure_est-elle_en_sommeil_ou_a_letat_de_projet__</text:p>
          </table:table-cell>
          <table:table-cell table:style-name="ce428" office:value-type="string" calcext:value-type="string">
            <text:p>statut_juridique_</text:p>
          </table:table-cell>
          <table:table-cell table:style-name="ce428" office:value-type="string" calcext:value-type="string">
            <text:p>nombre_de_personnes_physiques_adherentes_ou_membres_du_projet</text:p>
          </table:table-cell>
          <table:table-cell table:style-name="ce428" office:value-type="string" calcext:value-type="string">
            <text:p>nombre_de_personnes_morales_adherentes_de_la_structure_</text:p>
          </table:table-cell>
          <table:table-cell table:style-name="ce428" office:value-type="string" calcext:value-type="string">
            <text:p>nombre_de_salaries</text:p>
          </table:table-cell>
          <table:table-cell table:style-name="ce428" office:value-type="string" calcext:value-type="string">
            <text:p>secteur_geographique_dintervention</text:p>
          </table:table-cell>
          <table:table-cell table:style-name="ce428" office:value-type="string" calcext:value-type="string">
            <text:p>description_complete</text:p>
          </table:table-cell>
          <table:table-cell table:style-name="ce428" office:value-type="string" calcext:value-type="string">
            <text:p>site_internet</text:p>
          </table:table-cell>
          <table:table-cell table:style-name="ce428" office:value-type="string" calcext:value-type="string">
            <text:p>numero_de_telephone</text:p>
          </table:table-cell>
          <table:table-cell table:style-name="ce428" office:value-type="string" calcext:value-type="string">
            <text:p>e-mail</text:p>
          </table:table-cell>
          <table:table-cell table:style-name="ce428" office:value-type="string" calcext:value-type="string">
            <text:p>nom_du_premier_local</text:p>
          </table:table-cell>
          <table:table-cell table:style-name="ce428" office:value-type="string" calcext:value-type="string">
            <text:p>adresse_du_premier_local</text:p>
          </table:table-cell>
          <table:table-cell table:style-name="ce428" office:value-type="string" calcext:value-type="string">
            <text:p>code_postal_du_premier_local</text:p>
          </table:table-cell>
          <table:table-cell table:style-name="ce428" office:value-type="string" calcext:value-type="string">
            <text:p>ville_du_premier_local</text:p>
          </table:table-cell>
          <table:table-cell table:style-name="ce428" office:value-type="string" calcext:value-type="string">
            <text:p>nom_du_deuxieme_local</text:p>
          </table:table-cell>
          <table:table-cell table:style-name="ce428" office:value-type="string" calcext:value-type="string">
            <text:p>adresse_du_deuxieme_local</text:p>
          </table:table-cell>
          <table:table-cell table:style-name="ce428" office:value-type="string" calcext:value-type="string">
            <text:p>code_postal_du_deuxieme_local</text:p>
          </table:table-cell>
          <table:table-cell table:style-name="ce428" office:value-type="string" calcext:value-type="string">
            <text:p>ville_du_deuxieme_local</text:p>
          </table:table-cell>
          <table:table-cell table:style-name="ce428" office:value-type="string" calcext:value-type="string">
            <text:p>logo</text:p>
          </table:table-cell>
          <table:table-cell table:style-name="ce428" office:value-type="string" calcext:value-type="string">
            <text:p>page_facebook</text:p>
          </table:table-cell>
          <table:table-cell table:style-name="ce428" office:value-type="string" calcext:value-type="string">
            <text:p>nom_du_premier_contact</text:p>
          </table:table-cell>
          <table:table-cell table:style-name="ce428" office:value-type="string" calcext:value-type="string">
            <text:p>fonction_du_premier_contact</text:p>
          </table:table-cell>
          <table:table-cell table:style-name="ce428" office:value-type="string" calcext:value-type="string">
            <text:p>moyen_de_joindre_le_premier_contact</text:p>
          </table:table-cell>
          <table:table-cell table:style-name="ce428" office:value-type="string" calcext:value-type="string">
            <text:p>nom_du_deuxieme_contact</text:p>
          </table:table-cell>
          <table:table-cell table:style-name="ce428" office:value-type="string" calcext:value-type="string">
            <text:p>fonction_du_deuxieme_contact</text:p>
          </table:table-cell>
          <table:table-cell table:style-name="ce428" office:value-type="string" calcext:value-type="string">
            <text:p>moyen_de_joindre_le_deuxieme_contact</text:p>
          </table:table-cell>
          <table:table-cell table:style-name="ce428" office:value-type="string" calcext:value-type="string">
            <text:p>la_structure_est_une_antenne_locale_dune_structure_nationale_dont_le_siege_nest_pas_en_pays_de_la_loire</text:p>
          </table:table-cell>
          <table:table-cell table:style-name="ce428" office:value-type="string" calcext:value-type="string">
            <text:p>lien_vers_fiche_de_presentation_de_la_structure_chez_ecopole</text:p>
          </table:table-cell>
          <table:table-cell table:style-name="ce428" office:value-type="string" calcext:value-type="string">
            <text:p>lien_vers_fiche_de_presentation_du_deuxieme_local_chez_cartoquartiers</text:p>
          </table:table-cell>
          <table:table-cell table:style-name="ce428" office:value-type="string" calcext:value-type="string">
            <text:p>lien_vers_fiche_de_presentation_structure_dans_annuaire_ville_de_nantes</text:p>
          </table:table-cell>
          <table:table-cell table:style-name="ce428" office:value-type="string" calcext:value-type="string">
            <text:p>lien_vers_fiche_de_presentation_du_premier_local_chez_cartoquartiers</text:p>
          </table:table-cell>
          <table:table-cell table:style-name="ce428" office:value-type="string" calcext:value-type="string">
            <text:p>lien_vers_noeud_openstreetmap_du_premier_local</text:p>
          </table:table-cell>
          <table:table-cell table:style-name="ce428" office:value-type="string" calcext:value-type="string">
            <text:p>lien_vers_noeud_openstreetmap_du_deuxieme_local</text:p>
          </table:table-cell>
          <table:table-cell table:style-name="ce428" office:value-type="string" calcext:value-type="string">
            <text:p>video_de_presentation</text:p>
          </table:table-cell>
          <table:table-cell/>
          <table:table-cell table:style-name="ce366" office:value-type="string" calcext:value-type="string">
            <text:p><text:span text:style-name="T2">var</text:span><text:span text:style-name="T3"> _annuaireData = [</text:span></text:p>
          </table:table-cell>
        </table:table-row>
        <table:table-row table:style-name="ro39">
          <table:table-cell office:value-type="string" calcext:value-type="string">
            <text:p>annuaire_001</text:p>
          </table:table-cell>
          <table:table-cell office:value-type="string" calcext:value-type="string">
            <text:p>Mon Repair'Shop</text:p>
          </table:table-cell>
          <table:table-cell office:value-type="string" calcext:value-type="string">
            <text:p>Réparation et revente</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appareils électriques ou électroniqu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office:value-type="float" office:value="0" calcext:value-type="float">
            <text:p>0</text:p>
          </table:table-cell>
          <table:table-cell office:value-type="string" calcext:value-type="string">
            <text:p>2-5</text:p>
          </table:table-cell>
          <table:table-cell office:value-type="string" calcext:value-type="string">
            <text:p>Vignoble clissonnais et sud Nantes</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https://www.monrepairshop.fr/,</text:p>
          </table:table-cell>
          <table:table-cell/>
          <table:table-cell office:value-type="string" calcext:value-type="string">
            <text:p>contact@monrepairshop.fr</text:p>
          </table:table-cell>
          <table:table-cell office:value-type="string" calcext:value-type="string">
            <text:p>Mon Repair'Shop</text:p>
          </table:table-cell>
          <table:table-cell office:value-type="string" calcext:value-type="string">
            <text:p>Rue de la clairière</text:p>
          </table:table-cell>
          <table:table-cell office:value-type="float" office:value="44190" calcext:value-type="float">
            <text:p>44190</text:p>
          </table:table-cell>
          <table:table-cell office:value-type="string" calcext:value-type="string">
            <text:p>Saint Hilaire de Clisson</text:p>
          </table:table-cell>
          <table:table-cell table:number-columns-repeated="4"/>
          <table:table-cell office:value-type="float" office:value="1677" calcext:value-type="float">
            <text:p>1677</text:p>
          </table:table-cell>
          <table:table-cell office:value-type="string" calcext:value-type="string">
            <text:p>https://www.facebook.com/MonRepair/?ref=bookmarks</text:p>
          </table:table-cell>
          <table:table-cell office:value-type="string" calcext:value-type="string">
            <text:p>Centis Gwendoline</text:p>
          </table:table-cell>
          <table:table-cell office:value-type="string" calcext:value-type="string">
            <text:p>Chargée de projet</text:p>
          </table:table-cell>
          <table:table-cell office:value-type="string" calcext:value-type="string">
            <text:p>gwendoline.centis@monrepairshop.fr</text:p>
          </table:table-cell>
          <table:table-cell office:value-type="string" calcext:value-type="string">
            <text:p>Eric Rayer</text:p>
          </table:table-cell>
          <table:table-cell office:value-type="string" calcext:value-type="string">
            <text:p>Porteur de projet</text:p>
          </table:table-cell>
          <table:table-cell office:value-type="string" calcext:value-type="string">
            <text:p>eric@monrepairshop.fr</text:p>
          </table:table-cell>
          <table:table-cell office:value-type="string" calcext:value-type="string">
            <text:p>Non</text:p>
          </table:table-cell>
          <table:table-cell table:number-columns-repeated="8"/>
          <table:table-cell table:style-name="ce534" table:formula="of:=JSONANNUAIRE([.A3]; [.B3]; [.C3]; [.D3]; [.E3]; [.F3]; [.G3]; [.H3]; [.I3]; [.J3]; [.K3]; [.L3]; [.M3]; [.N3]; [.O3]; [.P3]; [.Q3]; [.R3]; [.S3]; [.T3]; [.U3]; [.V3]; [.W3]; [.X3]; [.Y3]; [.Z3]; [.AA3]; [.AB3]; [.AC3]; [.AD3]; [.AE3]; [.AF3]; [.AG3]; [.AH3]; [.AI3]; [.AJ3]; [.AK3]; [.AL3]; [.AM3]; [.AN3])" office:value-type="string" office:string-value="   {&#10;      &quot;code&quot;:&quot;annuaire_001&quot;,&#10;      &quot;nom&quot;:&quot;Mon Repair'Shop&quot;,&#10;      &quot;nom_en&quot;:&quot;Mon Repair'Shop&quot;,&#10;      &quot;description&quot;:&quot;Mon Repair'Shop est une conciergerie de la réparation d'équipements électriques et électroniques. Nous vendons également des appareils ainsi que des pièces détachées d'occasion.&quot;,&#10;      &quot;statut&quot;:&quot;Association&quot;,&#10;      &quot;secteur_geographique&quot;:&quot;Vignoble clissonnais et sud Nantes&quot;,&#10;      &quot;url&quot;:&quot;https://www.monrepairshop.fr/,&quot;,&#10;      &quot;email&quot;:&quot;contact@monrepairshop.fr&quot;,&#10;      &quot;facebook&quot;:&quot;https://www.facebook.com/MonRepair/?ref=bookmarks&quot;,&#10;      &quot;adresseTemp&quot;:&quot;Rue de la clairière 44190 Saint Hilaire de Clisson&quot;,&#10;      &quot;objets_recuperes&quot;:&quot;appareils électriques ou électroniques&quot;,&#10;      &quot;mots_cles&quot;:&quot;appareils électriques ou électroniques&quot;&#10;   }," calcext:value-type="string">
            <text:p>   {</text:p>
            <text:p>      "code":"annuaire_001",</text:p>
            <text:p>      "nom":"Mon Repair'Shop",</text:p>
            <text:p>      "nom_en":"Mon Repair'Shop",</text:p>
            <text:p>      "description":"Mon Repair'Shop est une conciergerie de la réparation d'équipements électriques et électroniques. Nous vendons également des appareils ainsi que des pièces détachées d'occasion.",</text:p>
            <text:p>      "statut":"Association",</text:p>
            <text:p>      "secteur_geographique":"Vignoble clissonnais et sud Nantes",</text:p>
            <text:p>      "url":"https://www.monrepairshop.fr/,",</text:p>
            <text:p>      "email":"contact@monrepairshop.fr",</text:p>
            <text:p>      "facebook":"https://www.facebook.com/MonRepair/?ref=bookmarks",</text:p>
            <text:p>      "adresseTemp":"Rue de la clairière 44190 Saint Hilaire de Clisson",</text:p>
            <text:p>      "objets_recuperes":"appareils électriques ou électroniques",</text:p>
            <text:p>      "mots_cles":"appareils électriques ou électroniques"</text:p>
            <text:p>   },</text:p>
          </table:table-cell>
        </table:table-row>
        <table:table-row table:style-name="ro39">
          <table:table-cell office:value-type="string" calcext:value-type="string">
            <text:p>annuaire_002</text:p>
          </table:table-cell>
          <table:table-cell office:value-type="string" calcext:value-type="string">
            <text:p>Réseau éco-événement (REEVE)</text:p>
          </table:table-cell>
          <table:table-cell office:value-type="string" calcext:value-type="string">
            <text:p>Accompagnement d'écoles dans une démarche zéro déchetAccompagnement des professionnels sur la réduction des déchets dus à leurs métiersFormations (zéro déchet ou économie circulaire, transition énergétique...)Information sur la réduction des déchets à la source (hors stand)Sensibilisation au gaspillage alimentaireTri des déchets sur événements</text:p>
          </table:table-cell>
          <table:table-cell office:value-type="string" calcext:value-type="string">
            <text:p>Le Réseau éco-événement (REEVE) est une association basée à Nantes et dont les actions s’étendent sur la région des Pays de la Loire. Son objectif est d’accompagner les acteurs de la filière événementiel dans la mise en place de démarches éco-responsables (formations, groupes de travail, label événement éco-engagé, outils partagés…).</text:p>
          </table:table-cell>
          <table:table-cell office:value-type="string" calcext:value-type="string">
            <text:p>__toutes les matières habituelles d'un particulier_toutes les matières d'une entreprise non spécialiséevaisselle jeta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plus de 50</text:p>
          </table:table-cell>
          <table:table-cell office:value-type="float" office:value="0" calcext:value-type="float">
            <text:p>0</text:p>
          </table:table-cell>
          <table:table-cell office:value-type="string" calcext:value-type="string">
            <text:p>Pays de la Loire, France entière</text:p>
          </table:table-cell>
          <table:table-cell office:value-type="string" calcext:value-type="string">
            <text:p>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able:table-cell>
          <table:table-cell office:value-type="string" calcext:value-type="string">
            <text:p>https://www.reseau-eco-evenement.net/,</text:p>
          </table:table-cell>
          <table:table-cell/>
          <table:table-cell office:value-type="string" calcext:value-type="string">
            <text:p>bonjour@reseau-eco-evenement.net</text:p>
          </table:table-cell>
          <table:table-cell office:value-type="string" calcext:value-type="string">
            <text:p>Kéran</text:p>
          </table:table-cell>
          <table:table-cell office:value-type="string" calcext:value-type="string">
            <text:p>4 rue René Viviani</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string" calcext:value-type="string">
            <text:p>1663,REEVE</text:p>
          </table:table-cell>
          <table:table-cell office:value-type="string" calcext:value-type="string">
            <text:p>https://www.facebook.com/reseauecoevenements/</text:p>
          </table:table-cell>
          <table:table-cell office:value-type="string" calcext:value-type="string">
            <text:p>Dominique Béhar</text:p>
          </table:table-cell>
          <table:table-cell office:value-type="string" calcext:value-type="string">
            <text:p>Coordinateur</text:p>
          </table:table-cell>
          <table:table-cell office:value-type="string" calcext:value-type="string">
            <text:p>bonjour@reseau-eco-evenement.net</text:p>
          </table:table-cell>
          <table:table-cell table:number-columns-repeated="3"/>
          <table:table-cell office:value-type="string" calcext:value-type="string">
            <text:p>Non</text:p>
          </table:table-cell>
          <table:table-cell office:value-type="string" calcext:value-type="string">
            <text:p>http://www.ecopole.com/adherents/reseau-eco-evenement/,</text:p>
          </table:table-cell>
          <table:table-cell table:number-columns-repeated="7"/>
          <table:table-cell table:style-name="ce534" table:formula="of:=JSONANNUAIRE([.A4]; [.B4]; [.C4]; [.D4]; [.E4]; [.F4]; [.G4]; [.H4]; [.I4]; [.J4]; [.K4]; [.L4]; [.M4]; [.N4]; [.O4]; [.P4]; [.Q4]; [.R4]; [.S4]; [.T4]; [.U4]; [.V4]; [.W4]; [.X4]; [.Y4]; [.Z4]; [.AA4]; [.AB4]; [.AC4]; [.AD4]; [.AE4]; [.AF4]; [.AG4]; [.AH4]; [.AI4]; [.AJ4]; [.AK4]; [.AL4]; [.AM4]; [.AN4])" office:value-type="string" office:string-value="   {&#10;      &quot;code&quot;:&quot;annuaire_002&quot;,&#10;      &quot;nom&quot;:&quot;Réseau éco-événement (REEVE)&quot;,&#10;      &quot;nom_en&quot;:&quot;Réseau éco-événement (REEVE)&quot;,&#10;      &quot;description&quot;:&quot;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quot;,&#10;      &quot;statut&quot;:&quot;Association&quot;,&#10;      &quot;secteur_geographique&quot;:&quot;Pays de la Loire, France entière&quot;,&#10;      &quot;url&quot;:&quot;https://www.reseau-eco-evenement.net/,&quot;,&#10;      &quot;email&quot;:&quot;bonjour@reseau-eco-evenement.net&quot;,&#10;      &quot;facebook&quot;:&quot;https://www.facebook.com/reseauecoevenements/&quot;,&#10;      &quot;adresseTemp&quot;:&quot;4 rue René Viviani 44200 Nantes&quot;,&#10;      &quot;objets_recuperes&quot;:&quot;__toutes les matières habituelles d'un particulier_toutes les matières d'une entreprise non spécialiséevaisselle jetable&quot;,&#10;      &quot;mots_cles&quot;:&quot;__toutes les matières habituelles d'un particulier_toutes les matières d'une entreprise non spécialiséevaisselle jetable&quot;&#10;   }," calcext:value-type="string">
            <text:p>   {</text:p>
            <text:p>      "code":"annuaire_002",</text:p>
            <text:p>      "nom":"Réseau éco-événement (REEVE)",</text:p>
            <text:p>      "nom_en":"Réseau éco-événement (REEVE)",</text:p>
            <text:p>      "description":"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ext:p>      "statut":"Association",</text:p>
            <text:p>      "secteur_geographique":"Pays de la Loire, France entière",</text:p>
            <text:p>      "url":"https://www.reseau-eco-evenement.net/,",</text:p>
            <text:p>      "email":"bonjour@reseau-eco-evenement.net",</text:p>
            <text:p>      "facebook":"https://www.facebook.com/reseauecoevenements/",</text:p>
            <text:p>      "adresseTemp":"4 rue René Viviani 44200 Nantes",</text:p>
            <text:p>      "objets_recuperes":"__toutes les matières habituelles d'un particulier_toutes les matières d'une entreprise non spécialiséevaisselle jetable",</text:p>
            <text:p>      "mots_cles":"__toutes les matières habituelles d'un particulier_toutes les matières d'une entreprise non spécialiséevaisselle jetable"</text:p>
            <text:p>   },</text:p>
          </table:table-cell>
        </table:table-row>
        <table:table-row table:style-name="ro39">
          <table:table-cell office:value-type="string" calcext:value-type="string">
            <text:p>annuaire_003</text:p>
          </table:table-cell>
          <table:table-cell office:value-type="string" calcext:value-type="string">
            <text:p>La Vie Claire Nantes</text:p>
          </table:table-cell>
          <table:table-cell office:value-type="string" calcext:value-type="string">
            <text:p>Vente de produits zéro déchet</text:p>
          </table:table-cell>
          <table:table-cell office:value-type="string" calcext:value-type="string">
            <text:p>Épicerie/Magasin bio à Nantes. Vente de produits en vrac : épicerie, fruits et légumes, droguerie écologique...</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table:table-cell office:value-type="float" office:value="0" calcext:value-type="float">
            <text:p>0</text:p>
          </table:table-cell>
          <table:table-cell office:value-type="string" calcext:value-type="string">
            <text:p>5-10</text:p>
          </table:table-cell>
          <table:table-cell/>
          <table:table-cell office:value-type="string" calcext:value-type="string">
            <text:p>La Vie claire est une entreprise française de distribution spécialisée dans la vente de produits biologiques. </text:p>
          </table:table-cell>
          <table:table-cell/>
          <table:table-cell office:value-type="float" office:value="251845761" calcext:value-type="float">
            <text:p>251845761</text:p>
          </table:table-cell>
          <table:table-cell office:value-type="string" calcext:value-type="string">
            <text:p>lavieclairenantes@gmail.com</text:p>
          </table:table-cell>
          <table:table-cell table:number-columns-repeated="9"/>
          <table:table-cell office:value-type="string" calcext:value-type="string">
            <text:p>https://www.facebook.com/LaVieClaireNantes/</text:p>
          </table:table-cell>
          <table:table-cell office:value-type="string" calcext:value-type="string">
            <text:p>Anne de Montgolfier</text:p>
          </table:table-cell>
          <table:table-cell office:value-type="string" calcext:value-type="string">
            <text:p>Gérante</text:p>
          </table:table-cell>
          <table:table-cell office:value-type="float" office:value="251845761" calcext:value-type="float">
            <text:p>251845761</text:p>
          </table:table-cell>
          <table:table-cell table:number-columns-repeated="12"/>
          <table:table-cell table:style-name="ce534" table:formula="of:=JSONANNUAIRE([.A5]; [.B5]; [.C5]; [.D5]; [.E5]; [.F5]; [.G5]; [.H5]; [.I5]; [.J5]; [.K5]; [.L5]; [.M5]; [.N5]; [.O5]; [.P5]; [.Q5]; [.R5]; [.S5]; [.T5]; [.U5]; [.V5]; [.W5]; [.X5]; [.Y5]; [.Z5]; [.AA5]; [.AB5]; [.AC5]; [.AD5]; [.AE5]; [.AF5]; [.AG5]; [.AH5]; [.AI5]; [.AJ5]; [.AK5]; [.AL5]; [.AM5]; [.AN5])" office:value-type="string" office:string-value="   {&#10;      &quot;code&quot;:&quot;annuaire_003&quot;,&#10;      &quot;nom&quot;:&quot;La Vie Claire Nantes&quot;,&#10;      &quot;nom_en&quot;:&quot;La Vie Claire Nantes&quot;,&#10;      &quot;description&quot;:&quot;La Vie claire est une entreprise française de distribution spécialisée dans la vente de produits biologiques. &quot;,&#10;      &quot;statut&quot;:&quot;Entreprise privée &quot;,&#10;      &quot;email&quot;:&quot;lavieclairenantes@gmail.com&quot;,&#10;      &quot;facebook&quot;:&quot;https://www.facebook.com/LaVieClaireNantes/&quot;,&#10;      &quot;tel&quot;:&quot;251845761&quot;,&#10;      &quot;adresseTemp&quot;:&quot;  &quot;,&#10;      &quot;objets_recuperes&quot;:&quot;bocaux&quot;,&#10;      &quot;mots_cles&quot;:&quot;bocaux&quot;&#10;   }," calcext:value-type="string">
            <text:p>   {</text:p>
            <text:p>      "code":"annuaire_003",</text:p>
            <text:p>      "nom":"La Vie Claire Nantes",</text:p>
            <text:p>      "nom_en":"La Vie Claire Nantes",</text:p>
            <text:p>      "description":"La Vie claire est une entreprise française de distribution spécialisée dans la vente de produits biologiques. ",</text:p>
            <text:p>      "statut":"Entreprise privée ",</text:p>
            <text:p>      "email":"lavieclairenantes@gmail.com",</text:p>
            <text:p>      "facebook":"https://www.facebook.com/LaVieClaireNantes/",</text:p>
            <text:p>      "tel":"251845761",</text:p>
            <text:p>      "adresseTemp":"  ",</text:p>
            <text:p>      "objets_recuperes":"bocaux",</text:p>
            <text:p>      "mots_cles":"bocaux"</text:p>
            <text:p>   },</text:p>
          </table:table-cell>
        </table:table-row>
        <table:table-row table:style-name="ro39">
          <table:table-cell office:value-type="string" calcext:value-type="string">
            <text:p>annuaire_004</text:p>
          </table:table-cell>
          <table:table-cell office:value-type="string" calcext:value-type="string">
            <text:p>Ateliers du Bocage</text:p>
          </table:table-cell>
          <table:table-cell office:value-type="string" calcext:value-type="string">
            <text:p>Accompagnement des professionnels sur la réduction des déchets dus à leurs métiersCollecte des meubles des professionnelsCollecte des ordinateurs chez les professionnelsCollecte globale (5 flux) des "déchets" en entrepriseInformation sur le recyclage (hors stand)Recyclage des ordinateurs / téléphones portablesStand sensibilisation réduction "déchets"Vente de produits d'occasion</text:p>
          </table:table-cell>
          <table:table-cell office:value-type="string" calcext:value-type="string">
            <text:p>Les Ateliers du Bocage est une entreprise d’insertion et entreprise adaptée, membre du mouvement Emmaüs. Son expertise est reconnue sur plusieurs activités, notamment de tri et réemploi de téléphones, livres, matériel informatique et cartouches d'encre et de mise à disposition de logiciels à tarifs solidaires pour les associations.</text:p>
          </table:table-cell>
          <table:table-cell office:value-type="string" calcext:value-type="string">
            <text:p>bois (hors meubles)livresmégotmeubleordinateurs</text:p>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plus de 100</text:p>
          </table:table-cell>
          <table:table-cell office:value-type="string" calcext:value-type="string">
            <text:p>plus de 50</text:p>
          </table:table-cell>
          <table:table-cell office:value-type="string" calcext:value-type="string">
            <text:p>plus</text:p>
          </table:table-cell>
          <table:table-cell office:value-type="string" calcext:value-type="string">
            <text:p>France entière</text:p>
          </table:table-cell>
          <table:table-cell office:value-type="string" calcext:value-type="string">
            <text:p>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able:table-cell>
          <table:table-cell office:value-type="string" calcext:value-type="string">
            <text:p>https://ateliers-du-bocage.fr,Les Ateliers du Bocage et sa Bootique</text:p>
          </table:table-cell>
          <table:table-cell office:value-type="float" office:value="549810972" calcext:value-type="float">
            <text:p>549810972</text:p>
          </table:table-cell>
          <table:table-cell office:value-type="string" calcext:value-type="string">
            <text:p>contact@adb-emmaus.com</text:p>
          </table:table-cell>
          <table:table-cell office:value-type="string" calcext:value-type="string">
            <text:p>Les Ateliers du Bocage - Solidatech</text:p>
          </table:table-cell>
          <table:table-cell office:value-type="string" calcext:value-type="string">
            <text:p>La Cantine numérique - 11 rue de la Noue bras de fer</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Les Ateliers du Bocage, siège social</text:p>
          </table:table-cell>
          <table:table-cell office:value-type="string" calcext:value-type="string">
            <text:p>La Boujalière</text:p>
          </table:table-cell>
          <table:table-cell office:value-type="float" office:value="79140" calcext:value-type="float">
            <text:p>79140</text:p>
          </table:table-cell>
          <table:table-cell office:value-type="string" calcext:value-type="string">
            <text:p>Le Pin</text:p>
          </table:table-cell>
          <table:table-cell/>
          <table:table-cell office:value-type="string" calcext:value-type="string">
            <text:p>https://www.facebook.com</text:p>
          </table:table-cell>
          <table:table-cell office:value-type="string" calcext:value-type="string">
            <text:p>Tiphaine GREMMEL</text:p>
          </table:table-cell>
          <table:table-cell office:value-type="string" calcext:value-type="string">
            <text:p>Responsable communication</text:p>
          </table:table-cell>
          <table:table-cell office:value-type="string" calcext:value-type="string">
            <text:p>tgremmel@adb-emmaus.com</text:p>
          </table:table-cell>
          <table:table-cell table:number-columns-repeated="2" office:value-type="string" calcext:value-type="string">
            <text:p>Accueil</text:p>
          </table:table-cell>
          <table:table-cell office:value-type="string" calcext:value-type="string">
            <text:p>05 49 81 09 72</text:p>
          </table:table-cell>
          <table:table-cell office:value-type="string" calcext:value-type="string">
            <text:p>Oui</text:p>
          </table:table-cell>
          <table:table-cell table:number-columns-repeated="6"/>
          <table:table-cell office:value-type="string" calcext:value-type="string">
            <text:p>https://www.youtube.com/watch?v=s5LIdL5i9UI&amp;list=PLhjs3oF0ODeMkc3Myt132zAecZdoso2Xe&amp;index=15,Le Monde présente en vidéo un service des Ateliers du Bocage, le réemploi de smartphones</text:p>
          </table:table-cell>
          <table:table-cell/>
          <table:table-cell table:style-name="ce534" table:formula="of:=JSONANNUAIRE([.A6]; [.B6]; [.C6]; [.D6]; [.E6]; [.F6]; [.G6]; [.H6]; [.I6]; [.J6]; [.K6]; [.L6]; [.M6]; [.N6]; [.O6]; [.P6]; [.Q6]; [.R6]; [.S6]; [.T6]; [.U6]; [.V6]; [.W6]; [.X6]; [.Y6]; [.Z6]; [.AA6]; [.AB6]; [.AC6]; [.AD6]; [.AE6]; [.AF6]; [.AG6]; [.AH6]; [.AI6]; [.AJ6]; [.AK6]; [.AL6]; [.AM6]; [.AN6])" office:value-type="string" office:string-value="   {&#10;      &quot;code&quot;:&quot;annuaire_004&quot;,&#10;      &quot;nom&quot;:&quot;Ateliers du Bocage&quot;,&#10;      &quot;nom_en&quot;:&quot;Ateliers du Bocage&quot;,&#10;      &quot;description&quot;:&quot;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quot;,&#10;      &quot;statut&quot;:&quot;SCOP&quot;,&#10;      &quot;secteur_geographique&quot;:&quot;France entière&quot;,&#10;      &quot;url&quot;:&quot;https://ateliers-du-bocage.fr,Les Ateliers du Bocage et sa Bootique&quot;,&#10;      &quot;email&quot;:&quot;contact@adb-emmaus.com&quot;,&#10;      &quot;facebook&quot;:&quot;https://www.facebook.com&quot;,&#10;      &quot;tel&quot;:&quot;549810972&quot;,&#10;      &quot;adresseTemp&quot;:&quot;La Cantine numérique - 11 rue de la Noue bras de fer 44000 Nantes&quot;,&#10;      &quot;objets_recuperes&quot;:&quot;bois (hors meubles)livresmégotmeubleordinateurs&quot;,&#10;      &quot;mots_cles&quot;:&quot;bois (hors meubles)livresmégotmeubleordinateurs&quot;,&#10;      &quot;video&quot;:&quot;https://www.youtube.com/watch?v=s5LIdL5i9UI&amp;list=PLhjs3oF0ODeMkc3Myt132zAecZdoso2Xe&amp;index=15,Le Monde présente en vidéo un service des Ateliers du Bocage, le réemploi de smartphones&quot;&#10;   }," calcext:value-type="string">
            <text:p>   {</text:p>
            <text:p>      "code":"annuaire_004",</text:p>
            <text:p>      "nom":"Ateliers du Bocage",</text:p>
            <text:p>      "nom_en":"Ateliers du Bocage",</text:p>
            <text:p>      "description":"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ext:p>      "statut":"SCOP",</text:p>
            <text:p>      "secteur_geographique":"France entière",</text:p>
            <text:p>      "url":"https://ateliers-du-bocage.fr,Les Ateliers du Bocage et sa Bootique",</text:p>
            <text:p>      "email":"contact@adb-emmaus.com",</text:p>
            <text:p>      "facebook":"https://www.facebook.com",</text:p>
            <text:p>      "tel":"549810972",</text:p>
            <text:p>      "adresseTemp":"La Cantine numérique - 11 rue de la Noue bras de fer 44000 Nantes",</text:p>
            <text:p>      "objets_recuperes":"bois (hors meubles)livresmégotmeubleordinateurs",</text:p>
            <text:p>      "mots_cles":"bois (hors meubles)livresmégotmeubleordinateurs",</text:p>
            <text:p>      "video":"https://www.youtube.com/watch?v=s5LIdL5i9UI&amp;list=PLhjs3oF0ODeMkc3Myt132zAecZdoso2Xe&amp;index=15,Le Monde présente en vidéo un service des Ateliers du Bocage, le réemploi de smartphones"</text:p>
            <text:p>   },</text:p>
          </table:table-cell>
        </table:table-row>
        <table:table-row table:style-name="ro39">
          <table:table-cell office:value-type="string" calcext:value-type="string">
            <text:p>annuaire_005</text:p>
          </table:table-cell>
          <table:table-cell office:value-type="string" calcext:value-type="string">
            <text:p>L'AMUSE-BOUCHE</text:p>
          </table:table-cell>
          <table:table-cell office:value-type="string" calcext:value-type="string">
            <text:p>Restauration zéro déchet</text:p>
          </table:table-cell>
          <table:table-cell office:value-type="string" calcext:value-type="string">
            <text:p>Traiteur événementiel en livraison, spécialisé en cocktails . Installation en jolie vaisselle lavable. Zéro plastique</text:p>
          </table:table-cell>
          <table:table-cell office:value-type="string" calcext:value-type="string">
            <text:p>vaisselle jetable</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Loire-Atlantique</text:p>
          </table:table-cell>
          <table:table-cell office:value-type="string" calcext:value-type="string">
            <text:p>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able:table-cell>
          <table:table-cell office:value-type="string" calcext:value-type="string">
            <text:p>https://www.amusebouche-nantes.fr/traiteur-saint-sebastien-sur-loire,L'Amuse-Bouche</text:p>
          </table:table-cell>
          <table:table-cell office:value-type="float" office:value="650924159" calcext:value-type="float">
            <text:p>650924159</text:p>
          </table:table-cell>
          <table:table-cell office:value-type="string" calcext:value-type="string">
            <text:p>contact@amusebouche-nantes.fr</text:p>
          </table:table-cell>
          <table:table-cell table:number-columns-repeated="2"/>
          <table:table-cell table:number-columns-repeated="2" office:value-type="float" office:value="44230" calcext:value-type="float">
            <text:p>44230</text:p>
          </table:table-cell>
          <table:table-cell office:value-type="string" calcext:value-type="string">
            <text:p>Saint-Sébastien-sur-Loire</text:p>
          </table:table-cell>
          <table:table-cell/>
          <table:table-cell office:value-type="float" office:value="44230" calcext:value-type="float">
            <text:p>44230</text:p>
          </table:table-cell>
          <table:table-cell office:value-type="string" calcext:value-type="string">
            <text:p>Saint-Sébastien-sur-Loire</text:p>
          </table:table-cell>
          <table:table-cell office:value-type="float" office:value="1634" calcext:value-type="float">
            <text:p>1634</text:p>
          </table:table-cell>
          <table:table-cell office:value-type="string" calcext:value-type="string">
            <text:p>https://www.facebook.com/lamusebouchenantes</text:p>
          </table:table-cell>
          <table:table-cell office:value-type="string" calcext:value-type="string">
            <text:p>Séverine RENOU</text:p>
          </table:table-cell>
          <table:table-cell office:value-type="string" calcext:value-type="string">
            <text:p>cheffe et gérante</text:p>
          </table:table-cell>
          <table:table-cell office:value-type="float" office:value="650924159" calcext:value-type="float">
            <text:p>650924159</text:p>
          </table:table-cell>
          <table:table-cell table:number-columns-repeated="3"/>
          <table:table-cell office:value-type="string" calcext:value-type="string">
            <text:p>Non</text:p>
          </table:table-cell>
          <table:table-cell table:number-columns-repeated="8"/>
          <table:table-cell table:style-name="ce534" table:formula="of:=JSONANNUAIRE([.A7]; [.B7]; [.C7]; [.D7]; [.E7]; [.F7]; [.G7]; [.H7]; [.I7]; [.J7]; [.K7]; [.L7]; [.M7]; [.N7]; [.O7]; [.P7]; [.Q7]; [.R7]; [.S7]; [.T7]; [.U7]; [.V7]; [.W7]; [.X7]; [.Y7]; [.Z7]; [.AA7]; [.AB7]; [.AC7]; [.AD7]; [.AE7]; [.AF7]; [.AG7]; [.AH7]; [.AI7]; [.AJ7]; [.AK7]; [.AL7]; [.AM7]; [.AN7])" office:value-type="string" office:string-value="   {&#10;      &quot;code&quot;:&quot;annuaire_005&quot;,&#10;      &quot;nom&quot;:&quot;L'AMUSE-BOUCHE&quot;,&#10;      &quot;nom_en&quot;:&quot;L'AMUSE-BOUCHE&quot;,&#10;      &quot;description&quot;:&quot;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quot;,&#10;      &quot;statut&quot;:&quot;Entreprise privée &quot;,&#10;      &quot;secteur_geographique&quot;:&quot;Loire-Atlantique&quot;,&#10;      &quot;url&quot;:&quot;https://www.amusebouche-nantes.fr/traiteur-saint-sebastien-sur-loire,L'Amuse-Bouche&quot;,&#10;      &quot;email&quot;:&quot;contact@amusebouche-nantes.fr&quot;,&#10;      &quot;facebook&quot;:&quot;https://www.facebook.com/lamusebouchenantes&quot;,&#10;      &quot;tel&quot;:&quot;650924159&quot;,&#10;      &quot;adresseTemp&quot;:&quot; 44230 44230&quot;,&#10;      &quot;objets_recuperes&quot;:&quot;vaisselle jetable&quot;,&#10;      &quot;mots_cles&quot;:&quot;vaisselle jetable&quot;&#10;   }," calcext:value-type="string">
            <text:p>   {</text:p>
            <text:p>      "code":"annuaire_005",</text:p>
            <text:p>      "nom":"L'AMUSE-BOUCHE",</text:p>
            <text:p>      "nom_en":"L'AMUSE-BOUCHE",</text:p>
            <text:p>      "description":"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ext:p>      "statut":"Entreprise privée ",</text:p>
            <text:p>      "secteur_geographique":"Loire-Atlantique",</text:p>
            <text:p>      "url":"https://www.amusebouche-nantes.fr/traiteur-saint-sebastien-sur-loire,L'Amuse-Bouche",</text:p>
            <text:p>      "email":"contact@amusebouche-nantes.fr",</text:p>
            <text:p>      "facebook":"https://www.facebook.com/lamusebouchenantes",</text:p>
            <text:p>      "tel":"650924159",</text:p>
            <text:p>      "adresseTemp":" 44230 44230",</text:p>
            <text:p>      "objets_recuperes":"vaisselle jetable",</text:p>
            <text:p>      "mots_cles":"vaisselle jetable"</text:p>
            <text:p>   },</text:p>
          </table:table-cell>
        </table:table-row>
        <table:table-row table:style-name="ro39">
          <table:table-cell office:value-type="string" calcext:value-type="string">
            <text:p>annuaire_006</text:p>
          </table:table-cell>
          <table:table-cell office:value-type="string" calcext:value-type="string">
            <text:p>Epilogue</text:p>
          </table:table-cell>
          <table:table-cell office:value-type="string" calcext:value-type="string">
            <text:p>Atelier de couture de tissus récupérésVente de produits zéro déchet</text:p>
          </table:table-cell>
          <table:table-cell office:value-type="string" calcext:value-type="string">
            <text:p>Confection artisanale d'articles Zéro Déchet à partir de tissus recyclés : Serviettes hygiéniques, Protège-slip, Coussinets d'allaitement, Cotons démaquillants, Sac à vrac, Sacs à pain, Essuie-tout, Tawashi, Mouchoirs, Serviettes de tabl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Vannes</text:p>
          </table:table-cell>
          <table:table-cell office:value-type="string" calcext:value-type="string">
            <text:p>Auto-entreprise</text:p>
          </table:table-cell>
          <table:table-cell office:value-type="string" calcext:value-type="string">
            <text:p>https://epilogue-couture.jimdofree.com/,</text:p>
          </table:table-cell>
          <table:table-cell/>
          <table:table-cell office:value-type="string" calcext:value-type="string">
            <text:p>epilogue.couture@gmail.com</text:p>
          </table:table-cell>
          <table:table-cell/>
          <table:table-cell office:value-type="string" calcext:value-type="string">
            <text:p>2 ruelle de la porte Notre Dame</text:p>
          </table:table-cell>
          <table:table-cell office:value-type="float" office:value="56000" calcext:value-type="float">
            <text:p>56000</text:p>
          </table:table-cell>
          <table:table-cell office:value-type="string" calcext:value-type="string">
            <text:p>Vannes</text:p>
          </table:table-cell>
          <table:table-cell table:number-columns-repeated="4"/>
          <table:table-cell office:value-type="float" office:value="1627" calcext:value-type="float">
            <text:p>1627</text:p>
          </table:table-cell>
          <table:table-cell/>
          <table:table-cell office:value-type="string" calcext:value-type="string">
            <text:p>Noémie Poudret</text:p>
          </table:table-cell>
          <table:table-cell office:value-type="string" calcext:value-type="string">
            <text:p>Couturièr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8"/>
          <table:table-cell table:style-name="ce534" table:formula="of:=JSONANNUAIRE([.A8]; [.B8]; [.C8]; [.D8]; [.E8]; [.F8]; [.G8]; [.H8]; [.I8]; [.J8]; [.K8]; [.L8]; [.M8]; [.N8]; [.O8]; [.P8]; [.Q8]; [.R8]; [.S8]; [.T8]; [.U8]; [.V8]; [.W8]; [.X8]; [.Y8]; [.Z8]; [.AA8]; [.AB8]; [.AC8]; [.AD8]; [.AE8]; [.AF8]; [.AG8]; [.AH8]; [.AI8]; [.AJ8]; [.AK8]; [.AL8]; [.AM8]; [.AN8])" office:value-type="string" office:string-value="   {&#10;      &quot;code&quot;:&quot;annuaire_006&quot;,&#10;      &quot;nom&quot;:&quot;Epilogue&quot;,&#10;      &quot;nom_en&quot;:&quot;Epilogue&quot;,&#10;      &quot;description&quot;:&quot;Auto-entreprise&quot;,&#10;      &quot;statut&quot;:&quot;Entreprise privée &quot;,&#10;      &quot;secteur_geographique&quot;:&quot;Vannes&quot;,&#10;      &quot;url&quot;:&quot;https://epilogue-couture.jimdofree.com/,&quot;,&#10;      &quot;email&quot;:&quot;epilogue.couture@gmail.com&quot;,&#10;      &quot;adresseTemp&quot;:&quot;2 ruelle de la porte Notre Dame 56000 Vannes&quot;,&#10;      &quot;objets_recuperes&quot;:&quot;tissus et vêtements&quot;,&#10;      &quot;mots_cles&quot;:&quot;tissus et vêtements&quot;&#10;   }," calcext:value-type="string">
            <text:p>   {</text:p>
            <text:p>      "code":"annuaire_006",</text:p>
            <text:p>      "nom":"Epilogue",</text:p>
            <text:p>      "nom_en":"Epilogue",</text:p>
            <text:p>      "description":"Auto-entreprise",</text:p>
            <text:p>      "statut":"Entreprise privée ",</text:p>
            <text:p>      "secteur_geographique":"Vannes",</text:p>
            <text:p>      "url":"https://epilogue-couture.jimdofree.com/,",</text:p>
            <text:p>      "email":"epilogue.couture@gmail.com",</text:p>
            <text:p>      "adresseTemp":"2 ruelle de la porte Notre Dame 56000 Vannes",</text:p>
            <text:p>      "objets_recuperes":"tissus et vêtements",</text:p>
            <text:p>      "mots_cles":"tissus et vêtements"</text:p>
            <text:p>   },</text:p>
          </table:table-cell>
        </table:table-row>
        <table:table-row table:style-name="ro39">
          <table:table-cell office:value-type="string" calcext:value-type="string">
            <text:p>annuaire_007</text:p>
          </table:table-cell>
          <table:table-cell office:value-type="string" calcext:value-type="string">
            <text:p>MéGO! par Encova</text:p>
          </table:table-cell>
          <table:table-cell office:value-type="string" calcext:value-type="string">
            <text:p>Récupération de mégotsTri des déchets sur événements</text:p>
          </table:table-cell>
          <table:table-cell office:value-type="string" calcext:value-type="string">
            <text:p>MéGO! est un service de tri et de recyclage matière de mégots de cigarettes (filtres usagés), solution unique en France.\nL’objectif de ce service national est donc de récupérer les mégots de cigarettes au sein de vos locaux afin de les recycler.</text:p>
          </table:table-cell>
          <table:table-cell office:value-type="string" calcext:value-type="string">
            <text:p>mégot</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5-10</text:p>
          </table:table-cell>
          <table:table-cell office:value-type="string" calcext:value-type="string">
            <text:p>France / Luxembourg / Belgique</text:p>
          </table:table-cell>
          <table:table-cell office:value-type="string" calcext:value-type="string">
            <text:p>Collecte et revalorisation des mégots.\nConception de mobilier à base de mégots</text:p>
          </table:table-cell>
          <table:table-cell office:value-type="string" calcext:value-type="string">
            <text:p>https://encova.fr/,</text:p>
          </table:table-cell>
          <table:table-cell office:value-type="string" calcext:value-type="string">
            <text:p>06 11 74 57 12</text:p>
          </table:table-cell>
          <table:table-cell office:value-type="string" calcext:value-type="string">
            <text:p>a.rossignol@encova.fr</text:p>
          </table:table-cell>
          <table:table-cell/>
          <table:table-cell office:value-type="string" calcext:value-type="string">
            <text:p>15 rue de la Montaubonnière </text:p>
          </table:table-cell>
          <table:table-cell office:value-type="float" office:value="44470" calcext:value-type="float">
            <text:p>44470</text:p>
          </table:table-cell>
          <table:table-cell office:value-type="string" calcext:value-type="string">
            <text:p>CARQUEFOU</text:p>
          </table:table-cell>
          <table:table-cell table:number-columns-repeated="4"/>
          <table:table-cell office:value-type="float" office:value="1621" calcext:value-type="float">
            <text:p>1621</text:p>
          </table:table-cell>
          <table:table-cell/>
          <table:table-cell office:value-type="string" calcext:value-type="string">
            <text:p>ROSSIGNOL ARNAUD</text:p>
          </table:table-cell>
          <table:table-cell office:value-type="string" calcext:value-type="string">
            <text:p>Directeur</text:p>
          </table:table-cell>
          <table:table-cell office:value-type="string" calcext:value-type="string">
            <text:p>06 11 74 57 12</text:p>
          </table:table-cell>
          <table:table-cell table:number-columns-repeated="3"/>
          <table:table-cell office:value-type="string" calcext:value-type="string">
            <text:p>Oui</text:p>
          </table:table-cell>
          <table:table-cell table:number-columns-repeated="6"/>
          <table:table-cell office:value-type="string" calcext:value-type="string">
            <text:p>https://www.youtube.com/watch?v=XOrFtsrgbx8,</text:p>
          </table:table-cell>
          <table:table-cell/>
          <table:table-cell table:style-name="ce534" table:formula="of:=JSONANNUAIRE([.A9]; [.B9]; [.C9]; [.D9]; [.E9]; [.F9]; [.G9]; [.H9]; [.I9]; [.J9]; [.K9]; [.L9]; [.M9]; [.N9]; [.O9]; [.P9]; [.Q9]; [.R9]; [.S9]; [.T9]; [.U9]; [.V9]; [.W9]; [.X9]; [.Y9]; [.Z9]; [.AA9]; [.AB9]; [.AC9]; [.AD9]; [.AE9]; [.AF9]; [.AG9]; [.AH9]; [.AI9]; [.AJ9]; [.AK9]; [.AL9]; [.AM9]; [.AN9])" office:value-type="string" office:string-value="   {&#10;      &quot;code&quot;:&quot;annuaire_007&quot;,&#10;      &quot;nom&quot;:&quot;MéGO! par Encova&quot;,&#10;      &quot;nom_en&quot;:&quot;MéGO! par Encova&quot;,&#10;      &quot;description&quot;:&quot;Collecte et revalorisation des mégots.\nConception de mobilier à base de mégots&quot;,&#10;      &quot;statut&quot;:&quot;Entreprise privée &quot;,&#10;      &quot;secteur_geographique&quot;:&quot;France / Luxembourg / Belgique&quot;,&#10;      &quot;url&quot;:&quot;https://encova.fr/,&quot;,&#10;      &quot;email&quot;:&quot;a.rossignol@encova.fr&quot;,&#10;      &quot;tel&quot;:&quot;06 11 74 57 12&quot;,&#10;      &quot;adresseTemp&quot;:&quot;15 rue de la Montaubonnière  44470 CARQUEFOU&quot;,&#10;      &quot;objets_recuperes&quot;:&quot;mégot&quot;,&#10;      &quot;mots_cles&quot;:&quot;mégot&quot;,&#10;      &quot;video&quot;:&quot;https://www.youtube.com/watch?v=XOrFtsrgbx8,&quot;&#10;   }," calcext:value-type="string">
            <text:p>   {</text:p>
            <text:p>      "code":"annuaire_007",</text:p>
            <text:p>      "nom":"MéGO! par Encova",</text:p>
            <text:p>      "nom_en":"MéGO! par Encova",</text:p>
            <text:p>      "description":"Collecte et revalorisation des mégots.\nConception de mobilier à base de mégots",</text:p>
            <text:p>      "statut":"Entreprise privée ",</text:p>
            <text:p>      "secteur_geographique":"France / Luxembourg / Belgique",</text:p>
            <text:p>      "url":"https://encova.fr/,",</text:p>
            <text:p>      "email":"a.rossignol@encova.fr",</text:p>
            <text:p>      "tel":"06 11 74 57 12",</text:p>
            <text:p>      "adresseTemp":"15 rue de la Montaubonnière  44470 CARQUEFOU",</text:p>
            <text:p>      "objets_recuperes":"mégot",</text:p>
            <text:p>      "mots_cles":"mégot",</text:p>
            <text:p>      "video":"https://www.youtube.com/watch?v=XOrFtsrgbx8,"</text:p>
            <text:p>   },</text:p>
          </table:table-cell>
        </table:table-row>
        <table:table-row table:style-name="ro39">
          <table:table-cell office:value-type="string" calcext:value-type="string">
            <text:p>annuaire_008</text:p>
          </table:table-cell>
          <table:table-cell office:value-type="string" calcext:value-type="string">
            <text:p>Environnements Solidaires</text:p>
          </table:table-cell>
          <table:table-cell office:value-type="string" calcext:value-type="string">
            <text:p>Collecte des encombrants ou gestion déménagementsInformation sur la réduction des déchets à la source (hors stand)Information sur le recyclage (hors stand)Organise des espaces de gratuité (inclus boîtes à don et boîtes à livres)Récupération articles puériculture, jouets, livres ou vêtements enfantsRécupération des livres en bon étatSensibilisation au gaspillage alimentaireSolutions de récupération des matières organiques (compostage...)Stand sensibilisation réduction "déchets"Tri des déchets sur événements</text:p>
          </table:table-cell>
          <table:table-cell office:value-type="string" calcext:value-type="string">
            <text:p>Amélioration du cadre de vie des habitants du Grand Bellevue <text:s/>en répondant de manière participative à la problématique des dépôts d’encombrants dans le parc de logements sociaux en favorisant le réemploi sur le quartier, le lien social et l’insertion socioprofessionnelle des habitants.</text:p>
          </table:table-cell>
          <table:table-cell office:value-type="string" calcext:value-type="string">
            <text:p>__toutes les matières habituelles d'un particulierarticles puériculture (poussettes, vêtements...)déchets organiques riches (restes alimentaires...)déchets verts (pelousedéchets verts (pelouse, taille de haie...)encombrantjouetlivresmeu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string" calcext:value-type="string">
            <text:p>5-10</text:p>
          </table:table-cell>
          <table:table-cell office:value-type="string" calcext:value-type="string">
            <text:p>Grand Bellevue</text:p>
          </table:table-cell>
          <table:table-cell office:value-type="string" calcext:value-type="string">
            <text:p>Environnements Solidaires mène depuis 7 ans, en partenariat avec les bailleurs sociaux, <text:s/>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able:table-cell>
          <table:table-cell office:value-type="string" calcext:value-type="string">
            <text:p>https://www.environnements-solidaires.org/,</text:p>
          </table:table-cell>
          <table:table-cell office:value-type="float" office:value="667752969" calcext:value-type="float">
            <text:p>667752969</text:p>
          </table:table-cell>
          <table:table-cell office:value-type="string" calcext:value-type="string">
            <text:p>anne.durand@environnements-solidaires.org</text:p>
          </table:table-cell>
          <table:table-cell office:value-type="string" calcext:value-type="string">
            <text:p>Bureau Environnements solidaires</text:p>
          </table:table-cell>
          <table:table-cell office:value-type="string" calcext:value-type="string">
            <text:p>1 rue de Cahors</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Petite ferme urbaine</text:p>
          </table:table-cell>
          <table:table-cell office:value-type="string" calcext:value-type="string">
            <text:p>1 rue de l'Orne</text:p>
          </table:table-cell>
          <table:table-cell office:value-type="float" office:value="44800" calcext:value-type="float">
            <text:p>44800</text:p>
          </table:table-cell>
          <table:table-cell office:value-type="string" calcext:value-type="string">
            <text:p>Saint Herblain</text:p>
          </table:table-cell>
          <table:table-cell office:value-type="float" office:value="1614" calcext:value-type="float">
            <text:p>1614</text:p>
          </table:table-cell>
          <table:table-cell office:value-type="string" calcext:value-type="string">
            <text:p>https://www.facebook.com/assoenvironnementssolidaires/</text:p>
          </table:table-cell>
          <table:table-cell office:value-type="string" calcext:value-type="string">
            <text:p>Anne DURAND</text:p>
          </table:table-cell>
          <table:table-cell office:value-type="string" calcext:value-type="string">
            <text:p>Directrice</text:p>
          </table:table-cell>
          <table:table-cell office:value-type="string" calcext:value-type="string">
            <text:p>anne.durand@environnements-solidaires</text:p>
          </table:table-cell>
          <table:table-cell office:value-type="string" calcext:value-type="string">
            <text:p>Xavier HEDAN</text:p>
          </table:table-cell>
          <table:table-cell office:value-type="string" calcext:value-type="string">
            <text:p>Encadrant technique et pédagogique</text:p>
          </table:table-cell>
          <table:table-cell office:value-type="float" office:value="671584748" calcext:value-type="float">
            <text:p>671584748</text:p>
          </table:table-cell>
          <table:table-cell office:value-type="string" calcext:value-type="string">
            <text:p>Non</text:p>
          </table:table-cell>
          <table:table-cell table:number-columns-repeated="8"/>
          <table:table-cell table:style-name="ce534" table:formula="of:=JSONANNUAIRE([.A10]; [.B10]; [.C10]; [.D10]; [.E10]; [.F10]; [.G10]; [.H10]; [.I10]; [.J10]; [.K10]; [.L10]; [.M10]; [.N10]; [.O10]; [.P10]; [.Q10]; [.R10]; [.S10]; [.T10]; [.U10]; [.V10]; [.W10]; [.X10]; [.Y10]; [.Z10]; [.AA10]; [.AB10]; [.AC10]; [.AD10]; [.AE10]; [.AF10]; [.AG10]; [.AH10]; [.AI10]; [.AJ10]; [.AK10]; [.AL10]; [.AM10]; [.AN10])" office:value-type="string" office:string-value="   {&#10;      &quot;code&quot;:&quot;annuaire_008&quot;,&#10;      &quot;nom&quot;:&quot;Environnements Solidaires&quot;,&#10;      &quot;nom_en&quot;:&quot;Environnements Solidaires&quot;,&#10;      &quot;description&quot;:&quot;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quot;,&#10;      &quot;statut&quot;:&quot;Association&quot;,&#10;      &quot;secteur_geographique&quot;:&quot;Grand Bellevue&quot;,&#10;      &quot;url&quot;:&quot;https://www.environnements-solidaires.org/,&quot;,&#10;      &quot;email&quot;:&quot;anne.durand@environnements-solidaires.org&quot;,&#10;      &quot;facebook&quot;:&quot;https://www.facebook.com/assoenvironnementssolidaires/&quot;,&#10;      &quot;tel&quot;:&quot;667752969&quot;,&#10;      &quot;adresseTemp&quot;:&quot;1 rue de Cahors 44800 Saint Herblain&quot;,&#10;      &quot;objets_recuperes&quot;:&quot;__toutes les matières habituelles d'un particulierarticles puériculture (poussettes, vêtements...)déchets organiques riches (restes alimentaires...)déchets verts (pelousedéchets verts (pelouse, taille de haie...)encombrantjouetlivresmeuble&quot;,&#10;      &quot;mots_cles&quot;:&quot;__toutes les matières habituelles d'un particulierarticles puériculture (poussettes, vêtements...)déchets organiques riches (restes alimentaires...)déchets verts (pelousedéchets verts (pelouse, taille de haie...)encombrantjouetlivresmeuble&quot;&#10;   }," calcext:value-type="string">
            <text:p>   {</text:p>
            <text:p>      "code":"annuaire_008",</text:p>
            <text:p>      "nom":"Environnements Solidaires",</text:p>
            <text:p>      "nom_en":"Environnements Solidaires",</text:p>
            <text:p>      "description":"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ext:p>      "statut":"Association",</text:p>
            <text:p>      "secteur_geographique":"Grand Bellevue",</text:p>
            <text:p>      "url":"https://www.environnements-solidaires.org/,",</text:p>
            <text:p>      "email":"anne.durand@environnements-solidaires.org",</text:p>
            <text:p>      "facebook":"https://www.facebook.com/assoenvironnementssolidaires/",</text:p>
            <text:p>      "tel":"667752969",</text:p>
            <text:p>      "adresseTemp":"1 rue de Cahors 44800 Saint Herblain",</text:p>
            <text:p>      "objets_recuperes":"__toutes les matières habituelles d'un particulierarticles puériculture (poussettes, vêtements...)déchets organiques riches (restes alimentaires...)déchets verts (pelousedéchets verts (pelouse, taille de haie...)encombrantjouetlivresmeuble",</text:p>
            <text:p>      "mots_cles":"__toutes les matières habituelles d'un particulierarticles puériculture (poussettes, vêtements...)déchets organiques riches (restes alimentaires...)déchets verts (pelousedéchets verts (pelouse, taille de haie...)encombrantjouetlivresmeuble"</text:p>
            <text:p>   },</text:p>
          </table:table-cell>
        </table:table-row>
        <table:table-row table:style-name="ro39">
          <table:table-cell office:value-type="string" calcext:value-type="string">
            <text:p>annuaire_009</text:p>
          </table:table-cell>
          <table:table-cell office:value-type="string" calcext:value-type="string">
            <text:p>Primesautier</text:p>
          </table:table-cell>
          <table:table-cell office:value-type="string" calcext:value-type="string">
            <text:p>Restauration zéro déchet</text:p>
          </table:table-cell>
          <table:table-cell office:value-type="string" calcext:value-type="string">
            <text:p>Traiteur végétal, je vous propose une cuisine locale et de saison à partir de produits exclusivement biologiques.</text:p>
          </table:table-cell>
          <table:table-cell office:value-type="string" calcext:value-type="string">
            <text:p>bocauxbouteilles de verredéchets organiques riches (restes alimentaire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plus largement Pays de La Loire et Morbihan</text:p>
          </table:table-cell>
          <table:table-cell office:value-type="string" calcext:value-type="string">
            <text:p>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text:s/>\nJe n'utilise aucun contenant jetable mais de la jolie céramique réalisée par des artisans <text:s/>je travaille au maximum les produits et composte mes matières organiques <text:s/>j'ai une consommation raisonnée de l'eau et de l'énergie <text:s/>je suis adhérente Enercoop et je privilégie les boissons en bouteilles consignées. \nJe serais ravie de vous faire découvrir ma cuisine et de vous montrer que traiteur peut très bien rimer avec consommation raisonnée ! </text:p>
          </table:table-cell>
          <table:table-cell office:value-type="string" calcext:value-type="string">
            <text:p>https://www.primesautier.com,</text:p>
          </table:table-cell>
          <table:table-cell/>
          <table:table-cell office:value-type="string" calcext:value-type="string">
            <text:p>annelaure@primesautier.com</text:p>
          </table:table-cell>
          <table:table-cell table:number-columns-repeated="2"/>
          <table:table-cell office:value-type="float" office:value="44240" calcext:value-type="float">
            <text:p>44240</text:p>
          </table:table-cell>
          <table:table-cell office:value-type="string" calcext:value-type="string">
            <text:p>La Chapelle sur Erdre</text:p>
          </table:table-cell>
          <table:table-cell table:number-columns-repeated="4"/>
          <table:table-cell office:value-type="float" office:value="1600" calcext:value-type="float">
            <text:p>1600</text:p>
          </table:table-cell>
          <table:table-cell office:value-type="string" calcext:value-type="string">
            <text:p>https://www.facebook.com/primesautier.cuisinevegetale/</text:p>
          </table:table-cell>
          <table:table-cell office:value-type="string" calcext:value-type="string">
            <text:p>Anne-Laure</text:p>
          </table:table-cell>
          <table:table-cell office:value-type="string" calcext:value-type="string">
            <text:p>Dirigeante et cheffe</text:p>
          </table:table-cell>
          <table:table-cell office:value-type="string" calcext:value-type="string">
            <text:p>annelaure@primesautier.com</text:p>
          </table:table-cell>
          <table:table-cell table:number-columns-repeated="3"/>
          <table:table-cell office:value-type="string" calcext:value-type="string">
            <text:p>Non</text:p>
          </table:table-cell>
          <table:table-cell table:number-columns-repeated="8"/>
          <table:table-cell table:style-name="ce534" table:formula="of:=JSONANNUAIRE([.A11]; [.B11]; [.C11]; [.D11]; [.E11]; [.F11]; [.G11]; [.H11]; [.I11]; [.J11]; [.K11]; [.L11]; [.M11]; [.N11]; [.O11]; [.P11]; [.Q11]; [.R11]; [.S11]; [.T11]; [.U11]; [.V11]; [.W11]; [.X11]; [.Y11]; [.Z11]; [.AA11]; [.AB11]; [.AC11]; [.AD11]; [.AE11]; [.AF11]; [.AG11]; [.AH11]; [.AI11]; [.AJ11]; [.AK11]; [.AL11]; [.AM11]; [.AN11])" office:value-type="string" office:string-value="   {&#10;      &quot;code&quot;:&quot;annuaire_009&quot;,&#10;      &quot;nom&quot;:&quot;Primesautier&quot;,&#10;      &quot;nom_en&quot;:&quot;Primesautier&quot;,&#10;      &quot;description&quot;:&quot;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quot;,&#10;      &quot;statut&quot;:&quot;Entreprise privée &quot;,&#10;      &quot;secteur_geographique&quot;:&quot;Nantes et plus largement Pays de La Loire et Morbihan&quot;,&#10;      &quot;url&quot;:&quot;https://www.primesautier.com,&quot;,&#10;      &quot;email&quot;:&quot;annelaure@primesautier.com&quot;,&#10;      &quot;facebook&quot;:&quot;https://www.facebook.com/primesautier.cuisinevegetale/&quot;,&#10;      &quot;adresseTemp&quot;:&quot; 44240 La Chapelle sur Erdre&quot;,&#10;      &quot;objets_recuperes&quot;:&quot;bocauxbouteilles de verredéchets organiques riches (restes alimentaires...)&quot;,&#10;      &quot;mots_cles&quot;:&quot;bocauxbouteilles de verredéchets organiques riches (restes alimentaires...)&quot;&#10;   }," calcext:value-type="string">
            <text:p>   {</text:p>
            <text:p>      "code":"annuaire_009",</text:p>
            <text:p>      "nom":"Primesautier",</text:p>
            <text:p>      "nom_en":"Primesautier",</text:p>
            <text:p>      "description":"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text:p>
            <text:p>      "statut":"Entreprise privée ",</text:p>
            <text:p>      "secteur_geographique":"Nantes et plus largement Pays de La Loire et Morbihan",</text:p>
            <text:p>      "url":"https://www.primesautier.com,",</text:p>
            <text:p>      "email":"annelaure@primesautier.com",</text:p>
            <text:p>      "facebook":"https://www.facebook.com/primesautier.cuisinevegetale/",</text:p>
            <text:p>      "adresseTemp":" 44240 La Chapelle sur Erdre",</text:p>
            <text:p>      "objets_recuperes":"bocauxbouteilles de verredéchets organiques riches (restes alimentaires...)",</text:p>
            <text:p>      "mots_cles":"bocauxbouteilles de verredéchets organiques riches (restes alimentaires...)"</text:p>
            <text:p>   },</text:p>
          </table:table-cell>
        </table:table-row>
        <table:table-row table:style-name="ro39">
          <table:table-cell office:value-type="string" calcext:value-type="string">
            <text:p>annuaire_010</text:p>
          </table:table-cell>
          <table:table-cell office:value-type="string" calcext:value-type="string">
            <text:p>Le P'tit Poids</text:p>
          </table:table-cell>
          <table:table-cell office:value-type="string" calcext:value-type="string">
            <text:p>Atelier de couture de tissus récupérésAteliers produits zéro "déchet"Vente de produits en vracVente de produits zéro déchet</text:p>
          </table:table-cell>
          <table:table-cell office:value-type="string" calcext:value-type="string">
            <text:p>Epicerie vrac, locale et bio. Organisation d'ateliers zéro déchet, couture, nathuro.</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Couëron</text:p>
          </table:table-cell>
          <table:table-cell table:number-columns-repeated="2"/>
          <table:table-cell office:value-type="float" office:value="983028722" calcext:value-type="float">
            <text:p>983028722</text:p>
          </table:table-cell>
          <table:table-cell office:value-type="string" calcext:value-type="string">
            <text:p>contact@epicerie-leptitpoids.fr</text:p>
          </table:table-cell>
          <table:table-cell office:value-type="string" calcext:value-type="string">
            <text:p>Anaïs Pichon</text:p>
          </table:table-cell>
          <table:table-cell office:value-type="string" calcext:value-type="string">
            <text:p>8 rue Alcide Charles d'Orbigny</text:p>
          </table:table-cell>
          <table:table-cell office:value-type="float" office:value="44220" calcext:value-type="float">
            <text:p>44220</text:p>
          </table:table-cell>
          <table:table-cell office:value-type="string" calcext:value-type="string">
            <text:p>Couëron</text:p>
          </table:table-cell>
          <table:table-cell table:number-columns-repeated="4"/>
          <table:table-cell office:value-type="float" office:value="1597" calcext:value-type="float">
            <text:p>1597</text:p>
          </table:table-cell>
          <table:table-cell office:value-type="string" calcext:value-type="string">
            <text:p>https://www.facebook.com/epicerie.leptitpoids/</text:p>
          </table:table-cell>
          <table:table-cell office:value-type="string" calcext:value-type="string">
            <text:p>Anaïs Pichon</text:p>
          </table:table-cell>
          <table:table-cell office:value-type="string" calcext:value-type="string">
            <text:p>Gérante</text:p>
          </table:table-cell>
          <table:table-cell office:value-type="string" calcext:value-type="string">
            <text:p>contact@epicerie-leptitpoids.fr</text:p>
          </table:table-cell>
          <table:table-cell table:number-columns-repeated="3"/>
          <table:table-cell office:value-type="string" calcext:value-type="string">
            <text:p>Non</text:p>
          </table:table-cell>
          <table:table-cell table:number-columns-repeated="5"/>
          <table:table-cell office:value-type="string" calcext:value-type="string">
            <text:p>https://www.openstreetmap.org/search?query=Le%20P'tit%20Poids#map=19/47.21025/-1.72822,</text:p>
          </table:table-cell>
          <table:table-cell table:number-columns-repeated="2"/>
          <table:table-cell table:style-name="ce534" table:formula="of:=JSONANNUAIRE([.A12]; [.B12]; [.C12]; [.D12]; [.E12]; [.F12]; [.G12]; [.H12]; [.I12]; [.J12]; [.K12]; [.L12]; [.M12]; [.N12]; [.O12]; [.P12]; [.Q12]; [.R12]; [.S12]; [.T12]; [.U12]; [.V12]; [.W12]; [.X12]; [.Y12]; [.Z12]; [.AA12]; [.AB12]; [.AC12]; [.AD12]; [.AE12]; [.AF12]; [.AG12]; [.AH12]; [.AI12]; [.AJ12]; [.AK12]; [.AL12]; [.AM12]; [.AN12])" office:value-type="string" office:string-value="   {&#10;      &quot;code&quot;:&quot;annuaire_010&quot;,&#10;      &quot;nom&quot;:&quot;Le P'tit Poids&quot;,&#10;      &quot;nom_en&quot;:&quot;Le P'tit Poids&quot;,&#10;      &quot;statut&quot;:&quot;Entreprise privée &quot;,&#10;      &quot;secteur_geographique&quot;:&quot;Couëron&quot;,&#10;      &quot;email&quot;:&quot;contact@epicerie-leptitpoids.fr&quot;,&#10;      &quot;facebook&quot;:&quot;https://www.facebook.com/epicerie.leptitpoids/&quot;,&#10;      &quot;tel&quot;:&quot;983028722&quot;,&#10;      &quot;adresseTemp&quot;:&quot;8 rue Alcide Charles d'Orbigny 44220 Couëron&quot;,&#10;      &quot;objets_recuperes&quot;:&quot;bocaux&quot;,&#10;      &quot;mots_cles&quot;:&quot;bocaux&quot;&#10;   }," calcext:value-type="string">
            <text:p>   {</text:p>
            <text:p>      "code":"annuaire_010",</text:p>
            <text:p>      "nom":"Le P'tit Poids",</text:p>
            <text:p>      "nom_en":"Le P'tit Poids",</text:p>
            <text:p>      "statut":"Entreprise privée ",</text:p>
            <text:p>      "secteur_geographique":"Couëron",</text:p>
            <text:p>      "email":"contact@epicerie-leptitpoids.fr",</text:p>
            <text:p>      "facebook":"https://www.facebook.com/epicerie.leptitpoids/",</text:p>
            <text:p>      "tel":"983028722",</text:p>
            <text:p>      "adresseTemp":"8 rue Alcide Charles d'Orbigny 44220 Couëron",</text:p>
            <text:p>      "objets_recuperes":"bocaux",</text:p>
            <text:p>      "mots_cles":"bocaux"</text:p>
            <text:p>   },</text:p>
          </table:table-cell>
        </table:table-row>
        <table:table-row table:style-name="ro39">
          <table:table-cell office:value-type="string" calcext:value-type="string">
            <text:p>annuaire_011</text:p>
          </table:table-cell>
          <table:table-cell office:value-type="string" calcext:value-type="string">
            <text:p>Vrac en Retz</text:p>
          </table:table-cell>
          <table:table-cell office:value-type="string" calcext:value-type="string">
            <text:p>Vente de produits en vracVente de produits zéro déchet</text:p>
          </table:table-cell>
          <table:table-cell office:value-type="string" calcext:value-type="string">
            <text:p>Épicerie Vrac ambulante du Pays de Retz - présente sur des marchés communaux, chez des producteurs (Maraîchers et Paysans Boulanger) en vente direct et dans des AMAP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Retz</text:p>
          </table:table-cell>
          <table:table-cell office:value-type="string" calcext:value-type="string">
            <text:p>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text:s text:c="81"/>\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text:s/>\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text:s/>(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text:s/>mon Père à Rouans - Maraîchers bio le mercredi soir à partir de 16h30 <text:s/>(dates à précises)</text:p>
          </table:table-cell>
          <table:table-cell/>
          <table:table-cell office:value-type="string" calcext:value-type="string">
            <text:p>06 83 72 47 39</text:p>
          </table:table-cell>
          <table:table-cell office:value-type="string" calcext:value-type="string">
            <text:p>vracenretz@gmail.com</text:p>
          </table:table-cell>
          <table:table-cell table:number-columns-repeated="8"/>
          <table:table-cell office:value-type="float" office:value="1590" calcext:value-type="float">
            <text:p>1590</text:p>
          </table:table-cell>
          <table:table-cell office:value-type="string" calcext:value-type="string">
            <text:p>https://m.me/vracenretz?fbclid=IwAR11C09ni_tMKBmseMTzv8zDCPUv6HpUrXtUufaICPiExI3vh5LqRFHLyeQ</text:p>
          </table:table-cell>
          <table:table-cell office:value-type="string" calcext:value-type="string">
            <text:p>Aline Blot</text:p>
          </table:table-cell>
          <table:table-cell office:value-type="string" calcext:value-type="string">
            <text:p>Gérante</text:p>
          </table:table-cell>
          <table:table-cell office:value-type="string" calcext:value-type="string">
            <text:p>06 83 72 47 39 ou vracenretz@gmail.com</text:p>
          </table:table-cell>
          <table:table-cell table:number-columns-repeated="3"/>
          <table:table-cell office:value-type="string" calcext:value-type="string">
            <text:p>Non</text:p>
          </table:table-cell>
          <table:table-cell table:number-columns-repeated="8"/>
          <table:table-cell table:style-name="ce534" table:formula="of:=JSONANNUAIRE([.A13]; [.B13]; [.C13]; [.D13]; [.E13]; [.F13]; [.G13]; [.H13]; [.I13]; [.J13]; [.K13]; [.L13]; [.M13]; [.N13]; [.O13]; [.P13]; [.Q13]; [.R13]; [.S13]; [.T13]; [.U13]; [.V13]; [.W13]; [.X13]; [.Y13]; [.Z13]; [.AA13]; [.AB13]; [.AC13]; [.AD13]; [.AE13]; [.AF13]; [.AG13]; [.AH13]; [.AI13]; [.AJ13]; [.AK13]; [.AL13]; [.AM13]; [.AN13])" office:value-type="string" office:string-value="   {&#10;      &quot;code&quot;:&quot;annuaire_011&quot;,&#10;      &quot;nom&quot;:&quot;Vrac en Retz&quot;,&#10;      &quot;nom_en&quot;:&quot;Vrac en Retz&quot;,&#10;      &quot;description&quot;:&quot;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quot;,&#10;      &quot;statut&quot;:&quot;Entreprise privée &quot;,&#10;      &quot;secteur_geographique&quot;:&quot;Pays de Retz&quot;,&#10;      &quot;email&quot;:&quot;vracenretz@gmail.com&quot;,&#10;      &quot;facebook&quot;:&quot;https://m.me/vracenretz?fbclid=IwAR11C09ni_tMKBmseMTzv8zDCPUv6HpUrXtUufaICPiExI3vh5LqRFHLyeQ&quot;,&#10;      &quot;tel&quot;:&quot;06 83 72 47 39&quot;,&#10;      &quot;adresseTemp&quot;:&quot;  &quot;&#10;   }," calcext:value-type="string">
            <text:p>   {</text:p>
            <text:p>      "code":"annuaire_011",</text:p>
            <text:p>      "nom":"Vrac en Retz",</text:p>
            <text:p>      "nom_en":"Vrac en Retz",</text:p>
            <text:p>      "description":"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text:p>
            <text:p>      "statut":"Entreprise privée ",</text:p>
            <text:p>      "secteur_geographique":"Pays de Retz",</text:p>
            <text:p>      "email":"vracenretz@gmail.com",</text:p>
            <text:p>      "facebook":"https://m.me/vracenretz?fbclid=IwAR11C09ni_tMKBmseMTzv8zDCPUv6HpUrXtUufaICPiExI3vh5LqRFHLyeQ",</text:p>
            <text:p>      "tel":"06 83 72 47 39",</text:p>
            <text:p>      "adresseTemp":"  "</text:p>
            <text:p>   },</text:p>
          </table:table-cell>
        </table:table-row>
        <table:table-row table:style-name="ro39">
          <table:table-cell office:value-type="string" calcext:value-type="string">
            <text:p>annuaire_012</text:p>
          </table:table-cell>
          <table:table-cell office:value-type="string" calcext:value-type="string">
            <text:p>Alterboutik</text:p>
          </table:table-cell>
          <table:table-cell office:value-type="string" calcext:value-type="string">
            <text:p>Organise des espaces de gratuité (inclus boîtes à don et boîtes à livres)</text:p>
          </table:table-cell>
          <table:table-cell office:value-type="string" calcext:value-type="string">
            <text:p>Le but de l’association est de proposer à tout public, un lieu de dons entre personnes, sans transaction d’argent ou de monnaie alternative, ni échange, ni troc. \n\n</text:p>
          </table:table-cell>
          <table:table-cell office:value-type="string" calcext:value-type="string">
            <text:p>__toutes les matières habituelles d'un particulierbocauxjouetordinateurs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string" calcext:value-type="string">
            <text:p>3-5</text:p>
          </table:table-cell>
          <table:table-cell office:value-type="float" office:value="0" calcext:value-type="float">
            <text:p>0</text:p>
          </table:table-cell>
          <table:table-cell office:value-type="string" calcext:value-type="string">
            <text:p>REZE</text:p>
          </table:table-cell>
          <table:table-cell/>
          <table:table-cell office:value-type="string" calcext:value-type="string">
            <text:p>http://alterboutik.wordpress.com,</text:p>
          </table:table-cell>
          <table:table-cell/>
          <table:table-cell office:value-type="string" calcext:value-type="string">
            <text:p>alterboutik@gmail.com</text:p>
          </table:table-cell>
          <table:table-cell office:value-type="string" calcext:value-type="string">
            <text:p>CSC Jaunais Blordière</text:p>
          </table:table-cell>
          <table:table-cell office:value-type="string" calcext:value-type="string">
            <text:p>3 square du Jaunais </text:p>
          </table:table-cell>
          <table:table-cell office:value-type="float" office:value="44400" calcext:value-type="float">
            <text:p>44400</text:p>
          </table:table-cell>
          <table:table-cell office:value-type="string" calcext:value-type="string">
            <text:p>REZE</text:p>
          </table:table-cell>
          <table:table-cell table:number-columns-repeated="4"/>
          <table:table-cell office:value-type="float" office:value="1586" calcext:value-type="float">
            <text:p>1586</text:p>
          </table:table-cell>
          <table:table-cell office:value-type="string" calcext:value-type="string">
            <text:p>https://www.facebook.com/AlterBoutikReze</text:p>
          </table:table-cell>
          <table:table-cell office:value-type="string" calcext:value-type="string">
            <text:p>Christine BANNIER</text:p>
          </table:table-cell>
          <table:table-cell office:value-type="string" calcext:value-type="string">
            <text:p>cofondatrice</text:p>
          </table:table-cell>
          <table:table-cell office:value-type="string" calcext:value-type="string">
            <text:p>alterboutik@gmail.com</text:p>
          </table:table-cell>
          <table:table-cell table:number-columns-repeated="3"/>
          <table:table-cell office:value-type="string" calcext:value-type="string">
            <text:p>Non</text:p>
          </table:table-cell>
          <table:table-cell table:number-columns-repeated="8"/>
          <table:table-cell table:style-name="ce534" table:formula="of:=JSONANNUAIRE([.A14]; [.B14]; [.C14]; [.D14]; [.E14]; [.F14]; [.G14]; [.H14]; [.I14]; [.J14]; [.K14]; [.L14]; [.M14]; [.N14]; [.O14]; [.P14]; [.Q14]; [.R14]; [.S14]; [.T14]; [.U14]; [.V14]; [.W14]; [.X14]; [.Y14]; [.Z14]; [.AA14]; [.AB14]; [.AC14]; [.AD14]; [.AE14]; [.AF14]; [.AG14]; [.AH14]; [.AI14]; [.AJ14]; [.AK14]; [.AL14]; [.AM14]; [.AN14])" office:value-type="string" office:string-value="   {&#10;      &quot;code&quot;:&quot;annuaire_012&quot;,&#10;      &quot;nom&quot;:&quot;Alterboutik&quot;,&#10;      &quot;nom_en&quot;:&quot;Alterboutik&quot;,&#10;      &quot;statut&quot;:&quot;Association&quot;,&#10;      &quot;secteur_geographique&quot;:&quot;REZE&quot;,&#10;      &quot;url&quot;:&quot;http://alterboutik.wordpress.com,&quot;,&#10;      &quot;email&quot;:&quot;alterboutik@gmail.com&quot;,&#10;      &quot;facebook&quot;:&quot;https://www.facebook.com/AlterBoutikReze&quot;,&#10;      &quot;adresseTemp&quot;:&quot;3 square du Jaunais  44400 REZE&quot;,&#10;      &quot;objets_recuperes&quot;:&quot;__toutes les matières habituelles d'un particulierbocauxjouetordinateurstissus et vêtements&quot;,&#10;      &quot;mots_cles&quot;:&quot;__toutes les matières habituelles d'un particulierbocauxjouetordinateurstissus et vêtements&quot;&#10;   }," calcext:value-type="string">
            <text:p>   {</text:p>
            <text:p>      "code":"annuaire_012",</text:p>
            <text:p>      "nom":"Alterboutik",</text:p>
            <text:p>      "nom_en":"Alterboutik",</text:p>
            <text:p>      "statut":"Association",</text:p>
            <text:p>      "secteur_geographique":"REZE",</text:p>
            <text:p>      "url":"http://alterboutik.wordpress.com,",</text:p>
            <text:p>      "email":"alterboutik@gmail.com",</text:p>
            <text:p>      "facebook":"https://www.facebook.com/AlterBoutikReze",</text:p>
            <text:p>      "adresseTemp":"3 square du Jaunais  44400 REZE",</text:p>
            <text:p>      "objets_recuperes":"__toutes les matières habituelles d'un particulierbocauxjouetordinateurstissus et vêtements",</text:p>
            <text:p>      "mots_cles":"__toutes les matières habituelles d'un particulierbocauxjouetordinateurstissus et vêtements"</text:p>
            <text:p>   },</text:p>
          </table:table-cell>
        </table:table-row>
        <table:table-row table:style-name="ro39">
          <table:table-cell office:value-type="string" calcext:value-type="string">
            <text:p>annuaire_013</text:p>
          </table:table-cell>
          <table:table-cell office:value-type="string" calcext:value-type="string">
            <text:p>Nâga</text:p>
          </table:table-cell>
          <table:table-cell office:value-type="string" calcext:value-type="string">
            <text:p>Auto-réparationCollecte des ordinateurs chez les professionnelsFormations (zéro déchet ou économie circulaire, transition énergétique...)Information sur la réduction des déchets à la source (hors stand)Information sur le recyclage (hors stand)Recyclage des ordinateurs / téléphones portablesSites informatique ou applications (hors blogs)</text:p>
          </table:table-cell>
          <table:table-cell office:value-type="string" calcext:value-type="string">
            <text:p>Récupération d'ordinateurs, reconditionnement sous Linux et redistribution aux adhérent·e·s.</text:p>
          </table:table-cell>
          <table:table-cell office:value-type="string" calcext:value-type="string">
            <text:p>ordinateur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11-2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able:table-cell>
          <table:table-cell office:value-type="string" calcext:value-type="string">
            <text:p>https://www.naga44.org/,</text:p>
          </table:table-cell>
          <table:table-cell office:value-type="string" calcext:value-type="string">
            <text:p>02 85 52 31 22</text:p>
          </table:table-cell>
          <table:table-cell office:value-type="string" calcext:value-type="string">
            <text:p>contact@naga44.org</text:p>
          </table:table-cell>
          <table:table-cell office:value-type="string" calcext:value-type="string">
            <text:p>La Bonneterie</text:p>
          </table:table-cell>
          <table:table-cell office:value-type="string" calcext:value-type="string">
            <text:p>17 chemin fontaine LAUNAY</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float" office:value="1582" calcext:value-type="float">
            <text:p>1582</text:p>
          </table:table-cell>
          <table:table-cell/>
          <table:table-cell table:number-columns-repeated="2" office:value-type="string" calcext:value-type="string">
            <text:p>Association</text:p>
          </table:table-cell>
          <table:table-cell office:value-type="string" calcext:value-type="string">
            <text:p>02 85 52 31 22, contact@naga44.org</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3453,</text:p>
          </table:table-cell>
          <table:table-cell office:value-type="string" calcext:value-type="string">
            <text:p>https://www.cartoquartiers.fr/obj/3/1459,</text:p>
          </table:table-cell>
          <table:table-cell office:value-type="string" calcext:value-type="string">
            <text:p>https://www.openstreetmap.org/node/4185626789,</text:p>
          </table:table-cell>
          <table:table-cell table:number-columns-repeated="3"/>
          <table:table-cell table:style-name="ce534" table:formula="of:=JSONANNUAIRE([.A15]; [.B15]; [.C15]; [.D15]; [.E15]; [.F15]; [.G15]; [.H15]; [.I15]; [.J15]; [.K15]; [.L15]; [.M15]; [.N15]; [.O15]; [.P15]; [.Q15]; [.R15]; [.S15]; [.T15]; [.U15]; [.V15]; [.W15]; [.X15]; [.Y15]; [.Z15]; [.AA15]; [.AB15]; [.AC15]; [.AD15]; [.AE15]; [.AF15]; [.AG15]; [.AH15]; [.AI15]; [.AJ15]; [.AK15]; [.AL15]; [.AM15]; [.AN15])" office:value-type="string" office:string-value="   {&#10;      &quot;code&quot;:&quot;annuaire_013&quot;,&#10;      &quot;nom&quot;:&quot;Nâga&quot;,&#10;      &quot;nom_en&quot;:&quot;Nâga&quot;,&#10;      &quot;description&quot;:&quot;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quot;,&#10;      &quot;statut&quot;:&quot;Association&quot;,&#10;      &quot;secteur_geographique&quot;:&quot;Nantes Métropole&quot;,&#10;      &quot;url&quot;:&quot;https://www.naga44.org/,&quot;,&#10;      &quot;email&quot;:&quot;contact@naga44.org&quot;,&#10;      &quot;tel&quot;:&quot;02 85 52 31 22&quot;,&#10;      &quot;adresseTemp&quot;:&quot;17 chemin fontaine LAUNAY 44400 Rezé&quot;,&#10;      &quot;objets_recuperes&quot;:&quot;ordinateurs&quot;,&#10;      &quot;mots_cles&quot;:&quot;ordinateurs&quot;,&#10;      &quot;openstreetmap&quot;:&quot;https://www.openstreetmap.org/node/4185626789,&quot;&#10;   }," calcext:value-type="string">
            <text:p>   {</text:p>
            <text:p>      "code":"annuaire_013",</text:p>
            <text:p>      "nom":"Nâga",</text:p>
            <text:p>      "nom_en":"Nâga",</text:p>
            <text:p>      "description":"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ext:p>      "statut":"Association",</text:p>
            <text:p>      "secteur_geographique":"Nantes Métropole",</text:p>
            <text:p>      "url":"https://www.naga44.org/,",</text:p>
            <text:p>      "email":"contact@naga44.org",</text:p>
            <text:p>      "tel":"02 85 52 31 22",</text:p>
            <text:p>      "adresseTemp":"17 chemin fontaine LAUNAY 44400 Rezé",</text:p>
            <text:p>      "objets_recuperes":"ordinateurs",</text:p>
            <text:p>      "mots_cles":"ordinateurs",</text:p>
            <text:p>      "openstreetmap":"https://www.openstreetmap.org/node/4185626789,"</text:p>
            <text:p>   },</text:p>
          </table:table-cell>
        </table:table-row>
        <table:table-row table:style-name="ro39">
          <table:table-cell office:value-type="string" calcext:value-type="string">
            <text:p>annuaire_014</text:p>
          </table:table-cell>
          <table:table-cell office:value-type="string" calcext:value-type="string">
            <text:p>Bidules chouettes</text:p>
          </table:table-cell>
          <table:table-cell office:value-type="string" calcext:value-type="string">
            <text:p>Récupération articles puériculture, jouets, livres ou vêtements enfants</text:p>
          </table:table-cell>
          <table:table-cell office:value-type="string" calcext:value-type="string">
            <text:p>Recyclerie de jouets et inclusion sociale. \nAssociation à but non lucratif, qui collecte et valorise des jeux et des jouets de seconde main, pour les revendre à petits prix, tout en développant des actions de solidarité. \nNantes &amp;amp alentours. </text:p>
          </table:table-cell>
          <table:table-cell office:value-type="string" calcext:value-type="string">
            <text:p>articles puériculture (poussettes, vêtements...)jouetliv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objet d’encourager l’insertion sociale et professionnelle de personnes éloignées de l’emploi, de soutenir la parentalité et de participer au renforcement des solidarités locales <text:s/>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able:table-cell>
          <table:table-cell/>
          <table:table-cell office:value-type="float" office:value="670303920" calcext:value-type="float">
            <text:p>670303920</text:p>
          </table:table-cell>
          <table:table-cell office:value-type="string" calcext:value-type="string">
            <text:p>bonjour.biduleschouettes@gmail.com</text:p>
          </table:table-cell>
          <table:table-cell table:number-columns-repeated="8"/>
          <table:table-cell office:value-type="float" office:value="1577" calcext:value-type="float">
            <text:p>1577</text:p>
          </table:table-cell>
          <table:table-cell office:value-type="string" calcext:value-type="string">
            <text:p>https://www.facebook.com/biduleschouettes</text:p>
          </table:table-cell>
          <table:table-cell office:value-type="string" calcext:value-type="string">
            <text:p>Diane BÉGARD</text:p>
          </table:table-cell>
          <table:table-cell office:value-type="string" calcext:value-type="string">
            <text:p>Chargée de projet / Présidente</text:p>
          </table:table-cell>
          <table:table-cell office:value-type="string" calcext:value-type="string">
            <text:p>bonjour.biduleschouettes@gmail.com</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6978#infonantesResult,</text:p>
          </table:table-cell>
          <table:table-cell table:number-columns-repeated="5"/>
          <table:table-cell table:style-name="ce534" table:formula="of:=JSONANNUAIRE([.A16]; [.B16]; [.C16]; [.D16]; [.E16]; [.F16]; [.G16]; [.H16]; [.I16]; [.J16]; [.K16]; [.L16]; [.M16]; [.N16]; [.O16]; [.P16]; [.Q16]; [.R16]; [.S16]; [.T16]; [.U16]; [.V16]; [.W16]; [.X16]; [.Y16]; [.Z16]; [.AA16]; [.AB16]; [.AC16]; [.AD16]; [.AE16]; [.AF16]; [.AG16]; [.AH16]; [.AI16]; [.AJ16]; [.AK16]; [.AL16]; [.AM16]; [.AN16])" office:value-type="string" office:string-value="   {&#10;      &quot;code&quot;:&quot;annuaire_014&quot;,&#10;      &quot;nom&quot;:&quot;Bidules chouettes&quot;,&#10;      &quot;nom_en&quot;:&quot;Bidules chouettes&quot;,&#10;      &quot;description&quot;:&quot;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quot;,&#10;      &quot;statut&quot;:&quot;Association&quot;,&#10;      &quot;secteur_geographique&quot;:&quot;Nantes métropole&quot;,&#10;      &quot;email&quot;:&quot;bonjour.biduleschouettes@gmail.com&quot;,&#10;      &quot;facebook&quot;:&quot;https://www.facebook.com/biduleschouettes&quot;,&#10;      &quot;tel&quot;:&quot;670303920&quot;,&#10;      &quot;adresseTemp&quot;:&quot;  &quot;,&#10;      &quot;objets_recuperes&quot;:&quot;articles puériculture (poussettes, vêtements...)jouetlivres&quot;,&#10;      &quot;mots_cles&quot;:&quot;articles puériculture (poussettes, vêtements...)jouetlivres&quot;&#10;   }," calcext:value-type="string">
            <text:p>   {</text:p>
            <text:p>      "code":"annuaire_014",</text:p>
            <text:p>      "nom":"Bidules chouettes",</text:p>
            <text:p>      "nom_en":"Bidules chouettes",</text:p>
            <text:p>      "description":"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ext:p>      "statut":"Association",</text:p>
            <text:p>      "secteur_geographique":"Nantes métropole",</text:p>
            <text:p>      "email":"bonjour.biduleschouettes@gmail.com",</text:p>
            <text:p>      "facebook":"https://www.facebook.com/biduleschouettes",</text:p>
            <text:p>      "tel":"670303920",</text:p>
            <text:p>      "adresseTemp":"  ",</text:p>
            <text:p>      "objets_recuperes":"articles puériculture (poussettes, vêtements...)jouetlivres",</text:p>
            <text:p>      "mots_cles":"articles puériculture (poussettes, vêtements...)jouetlivres"</text:p>
            <text:p>   },</text:p>
          </table:table-cell>
        </table:table-row>
        <table:table-row table:style-name="ro39">
          <table:table-cell office:value-type="string" calcext:value-type="string">
            <text:p>annuaire_015</text:p>
          </table:table-cell>
          <table:table-cell office:value-type="string" calcext:value-type="string">
            <text:p>la boite à récup</text:p>
          </table:table-cell>
          <table:table-cell office:value-type="string" calcext:value-type="string">
            <text:p>Éditeur de magazine papier ou vidéoRécupération des livres en bon étatRécupére des objets usagés, les vérifie/nettoie et les revendsRecyclage de tissu/vêtement (hors atelier couture)Recyclage des articles de sportVente de produits d'occasion</text:p>
          </table:table-cell>
          <table:table-cell office:value-type="string" calcext:value-type="string">
            <text:p>recyclerie de quartier , récupère des objets en bon état (vinyls, jeux, jouets, vêtements)pour revente à petit prix.</text:p>
          </table:table-cell>
          <table:table-cell office:value-type="string" calcext:value-type="string">
            <text:p>anciens bijouxjouetlivresmeuble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2-5</text:p>
          </table:table-cell>
          <table:table-cell office:value-type="string" calcext:value-type="string">
            <text:p>quartier BREIL BARBERIE</text:p>
          </table:table-cell>
          <table:table-cell table:number-columns-repeated="2"/>
          <table:table-cell office:value-type="string" calcext:value-type="string">
            <text:p>06.99.62.12.45</text:p>
          </table:table-cell>
          <table:table-cell office:value-type="string" calcext:value-type="string">
            <text:p>laboitearecup@gmail.com</text:p>
          </table:table-cell>
          <table:table-cell office:value-type="string" calcext:value-type="string">
            <text:p>LA BOITE A RECUP</text:p>
          </table:table-cell>
          <table:table-cell office:value-type="string" calcext:value-type="string">
            <text:p>60 avenue Courteline </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LA BOITE A RECUP</text:p>
          </table:table-cell>
          <table:table-cell office:value-type="string" calcext:value-type="string">
            <text:p>42 Boulevard Jean XXIII</text:p>
          </table:table-cell>
          <table:table-cell office:value-type="float" office:value="44100" calcext:value-type="float">
            <text:p>44100</text:p>
          </table:table-cell>
          <table:table-cell office:value-type="string" calcext:value-type="string">
            <text:p>NANTES</text:p>
          </table:table-cell>
          <table:table-cell/>
          <table:table-cell office:value-type="string" calcext:value-type="string">
            <text:p>la boite à récup</text:p>
          </table:table-cell>
          <table:table-cell office:value-type="string" calcext:value-type="string">
            <text:p>chenais</text:p>
          </table:table-cell>
          <table:table-cell office:value-type="string" calcext:value-type="string">
            <text:p>président</text:p>
          </table:table-cell>
          <table:table-cell office:value-type="string" calcext:value-type="string">
            <text:p>06.99.62.12.45</text:p>
          </table:table-cell>
          <table:table-cell table:number-columns-repeated="3"/>
          <table:table-cell office:value-type="string" calcext:value-type="string">
            <text:p>Non</text:p>
          </table:table-cell>
          <table:table-cell table:number-columns-repeated="8"/>
          <table:table-cell table:style-name="ce534" table:formula="of:=JSONANNUAIRE([.A17]; [.B17]; [.C17]; [.D17]; [.E17]; [.F17]; [.G17]; [.H17]; [.I17]; [.J17]; [.K17]; [.L17]; [.M17]; [.N17]; [.O17]; [.P17]; [.Q17]; [.R17]; [.S17]; [.T17]; [.U17]; [.V17]; [.W17]; [.X17]; [.Y17]; [.Z17]; [.AA17]; [.AB17]; [.AC17]; [.AD17]; [.AE17]; [.AF17]; [.AG17]; [.AH17]; [.AI17]; [.AJ17]; [.AK17]; [.AL17]; [.AM17]; [.AN17])" office:value-type="string" office:string-value="   {&#10;      &quot;code&quot;:&quot;annuaire_015&quot;,&#10;      &quot;nom&quot;:&quot;la boite à récup&quot;,&#10;      &quot;nom_en&quot;:&quot;la boite à récup&quot;,&#10;      &quot;statut&quot;:&quot;Association&quot;,&#10;      &quot;secteur_geographique&quot;:&quot;quartier BREIL BARBERIE&quot;,&#10;      &quot;email&quot;:&quot;laboitearecup@gmail.com&quot;,&#10;      &quot;facebook&quot;:&quot;la boite à récup&quot;,&#10;      &quot;tel&quot;:&quot;06.99.62.12.45&quot;,&#10;      &quot;adresseTemp&quot;:&quot;60 avenue Courteline  44800 SAINT HERBLAIN&quot;,&#10;      &quot;objets_recuperes&quot;:&quot;anciens bijouxjouetlivresmeubletissus et vêtements&quot;,&#10;      &quot;mots_cles&quot;:&quot;anciens bijouxjouetlivresmeubletissus et vêtements&quot;&#10;   }," calcext:value-type="string">
            <text:p>   {</text:p>
            <text:p>      "code":"annuaire_015",</text:p>
            <text:p>      "nom":"la boite à récup",</text:p>
            <text:p>      "nom_en":"la boite à récup",</text:p>
            <text:p>      "statut":"Association",</text:p>
            <text:p>      "secteur_geographique":"quartier BREIL BARBERIE",</text:p>
            <text:p>      "email":"laboitearecup@gmail.com",</text:p>
            <text:p>      "facebook":"la boite à récup",</text:p>
            <text:p>      "tel":"06.99.62.12.45",</text:p>
            <text:p>      "adresseTemp":"60 avenue Courteline  44800 SAINT HERBLAIN",</text:p>
            <text:p>      "objets_recuperes":"anciens bijouxjouetlivresmeubletissus et vêtements",</text:p>
            <text:p>      "mots_cles":"anciens bijouxjouetlivresmeubletissus et vêtements"</text:p>
            <text:p>   },</text:p>
          </table:table-cell>
        </table:table-row>
        <table:table-row table:style-name="ro39">
          <table:table-cell office:value-type="string" calcext:value-type="string">
            <text:p>annuaire_016</text:p>
          </table:table-cell>
          <table:table-cell office:value-type="string" calcext:value-type="string">
            <text:p>Ecopôle - CPIE Pays de Nantes</text:p>
          </table:table-cell>
          <table:table-cell office:value-type="string" calcext:value-type="string">
            <text:p>Accompagnement d'écoles dans une démarche zéro déchetInformation sur la réduction des déchets à la source (hors stand)Information sur le recyclage (hors stand)Sensibilisation au gaspillage alimentaireSensibilisation ou ateliers avec des scolairesSolution contre gaspillage alimentaireStand de conseil sur le recyclageStand sensibilisation réduction "déchets"</text:p>
          </table:table-cell>
          <table:table-cell office:value-type="string" calcext:value-type="string">
            <text:p>Ecopôle, association labellisée CPIE Pays de Nantes, est un réseau d'associations, d'entreprises, de collectivités, de particuliers... agissant pour l'environnement et le développement durable dans l'agglomération nantaise. Comme tête de réseau, Ecopôle constitue un espace local d'information, d'échange, de médiation et de coopération.</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plus de 50</text:p>
          </table:table-cell>
          <table:table-cell office:value-type="string" calcext:value-type="string">
            <text:p>10-25</text:p>
          </table:table-cell>
          <table:table-cell office:value-type="string" calcext:value-type="string">
            <text:p>Nantes Métropole</text:p>
          </table:table-cell>
          <table:table-cell office:value-type="string" calcext:value-type="string">
            <text:p>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able:table-cell>
          <table:table-cell office:value-type="string" calcext:value-type="string">
            <text:p>http://www.ecopole.com/,</text:p>
          </table:table-cell>
          <table:table-cell office:value-type="string" calcext:value-type="string">
            <text:p>02.40.48.54.54</text:p>
          </table:table-cell>
          <table:table-cell office:value-type="string" calcext:value-type="string">
            <text:p>contact@ecopole.com</text:p>
          </table:table-cell>
          <table:table-cell/>
          <table:table-cell office:value-type="string" calcext:value-type="string">
            <text:p>17 rue de Bouillé </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556" calcext:value-type="float">
            <text:p>1556</text:p>
          </table:table-cell>
          <table:table-cell office:value-type="string" calcext:value-type="string">
            <text:p>https://www.facebook.com/ecopole.cpie/</text:p>
          </table:table-cell>
          <table:table-cell office:value-type="string" calcext:value-type="string">
            <text:p>Florian ROQUINARC'H</text:p>
          </table:table-cell>
          <table:table-cell office:value-type="string" calcext:value-type="string">
            <text:p>Chargé de mission DD</text:p>
          </table:table-cell>
          <table:table-cell office:value-type="string" calcext:value-type="string">
            <text:p>02.40.48.56.98 - florian.roquinarch@ecopole.com</text:p>
          </table:table-cell>
          <table:table-cell table:number-columns-repeated="3"/>
          <table:table-cell office:value-type="string" calcext:value-type="string">
            <text:p>Non</text:p>
          </table:table-cell>
          <table:table-cell table:number-columns-repeated="8"/>
          <table:table-cell table:style-name="ce534" table:formula="of:=JSONANNUAIRE([.A18]; [.B18]; [.C18]; [.D18]; [.E18]; [.F18]; [.G18]; [.H18]; [.I18]; [.J18]; [.K18]; [.L18]; [.M18]; [.N18]; [.O18]; [.P18]; [.Q18]; [.R18]; [.S18]; [.T18]; [.U18]; [.V18]; [.W18]; [.X18]; [.Y18]; [.Z18]; [.AA18]; [.AB18]; [.AC18]; [.AD18]; [.AE18]; [.AF18]; [.AG18]; [.AH18]; [.AI18]; [.AJ18]; [.AK18]; [.AL18]; [.AM18]; [.AN18])" office:value-type="string" office:string-value="   {&#10;      &quot;code&quot;:&quot;annuaire_016&quot;,&#10;      &quot;nom&quot;:&quot;Ecopôle - CPIE Pays de Nantes&quot;,&#10;      &quot;nom_en&quot;:&quot;Ecopôle - CPIE Pays de Nantes&quot;,&#10;      &quot;description&quot;:&quot;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quot;,&#10;      &quot;statut&quot;:&quot;Association&quot;,&#10;      &quot;secteur_geographique&quot;:&quot;Nantes Métropole&quot;,&#10;      &quot;url&quot;:&quot;http://www.ecopole.com/,&quot;,&#10;      &quot;email&quot;:&quot;contact@ecopole.com&quot;,&#10;      &quot;facebook&quot;:&quot;https://www.facebook.com/ecopole.cpie/&quot;,&#10;      &quot;tel&quot;:&quot;02.40.48.54.54&quot;,&#10;      &quot;adresseTemp&quot;:&quot;17 rue de Bouillé  44000 NANTES&quot;,&#10;      &quot;objets_recuperes&quot;:&quot;__toutes les matières habituelles d'un particulier&quot;,&#10;      &quot;mots_cles&quot;:&quot;__toutes les matières habituelles d'un particulier&quot;&#10;   }," calcext:value-type="string">
            <text:p>   {</text:p>
            <text:p>      "code":"annuaire_016",</text:p>
            <text:p>      "nom":"Ecopôle - CPIE Pays de Nantes",</text:p>
            <text:p>      "nom_en":"Ecopôle - CPIE Pays de Nantes",</text:p>
            <text:p>      "description":"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ext:p>      "statut":"Association",</text:p>
            <text:p>      "secteur_geographique":"Nantes Métropole",</text:p>
            <text:p>      "url":"http://www.ecopole.com/,",</text:p>
            <text:p>      "email":"contact@ecopole.com",</text:p>
            <text:p>      "facebook":"https://www.facebook.com/ecopole.cpie/",</text:p>
            <text:p>      "tel":"02.40.48.54.54",</text:p>
            <text:p>      "adresseTemp":"17 rue de Bouillé  440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17</text:p>
          </table:table-cell>
          <table:table-cell office:value-type="string" calcext:value-type="string">
            <text:p>l'Atelier du Bocal</text:p>
          </table:table-cell>
          <table:table-cell office:value-type="string" calcext:value-type="string">
            <text:p>Vente de produits en vracVente de produits zéro déchet</text:p>
          </table:table-cell>
          <table:table-cell office:value-type="string" calcext:value-type="string">
            <text:p>Epicerie zéro déchet en quelques clics livrée en point de retrait ou à domicile sur Nantes et son agglomération.\nTous les contenants sont consigné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2-5</text:p>
          </table:table-cell>
          <table:table-cell office:value-type="string" calcext:value-type="string">
            <text:p>Nantes et agglomération</text:p>
          </table:table-cell>
          <table:table-cell office:value-type="string" calcext:value-type="string">
            <text:p>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able:table-cell>
          <table:table-cell office:value-type="string" calcext:value-type="string">
            <text:p>https://www.latelierdubocal.com/,</text:p>
          </table:table-cell>
          <table:table-cell office:value-type="float" office:value="240973417" calcext:value-type="float">
            <text:p>240973417</text:p>
          </table:table-cell>
          <table:table-cell office:value-type="string" calcext:value-type="string">
            <text:p>contact@latelierdubocal.com</text:p>
          </table:table-cell>
          <table:table-cell office:value-type="string" calcext:value-type="string">
            <text:p>l'Atelier du Bocal</text:p>
          </table:table-cell>
          <table:table-cell office:value-type="string" calcext:value-type="string">
            <text:p>14 rue des halles </text:p>
          </table:table-cell>
          <table:table-cell office:value-type="float" office:value="44430" calcext:value-type="float">
            <text:p>44430</text:p>
          </table:table-cell>
          <table:table-cell office:value-type="string" calcext:value-type="string">
            <text:p>Le loroux bottereau</text:p>
          </table:table-cell>
          <table:table-cell table:number-columns-repeated="4"/>
          <table:table-cell office:value-type="float" office:value="1548" calcext:value-type="float">
            <text:p>1548</text:p>
          </table:table-cell>
          <table:table-cell office:value-type="string" calcext:value-type="string">
            <text:p>https://www.facebook.com/Latelier-du-bocal-392818371580363/</text:p>
          </table:table-cell>
          <table:table-cell office:value-type="string" calcext:value-type="string">
            <text:p>Justine MERIT</text:p>
          </table:table-cell>
          <table:table-cell office:value-type="string" calcext:value-type="string">
            <text:p>Directeur général</text:p>
          </table:table-cell>
          <table:table-cell office:value-type="float" office:value="771811666" calcext:value-type="float">
            <text:p>771811666</text:p>
          </table:table-cell>
          <table:table-cell office:value-type="string" calcext:value-type="string">
            <text:p>Julie MERIT</text:p>
          </table:table-cell>
          <table:table-cell office:value-type="string" calcext:value-type="string">
            <text:p>Président</text:p>
          </table:table-cell>
          <table:table-cell office:value-type="float" office:value="632272375" calcext:value-type="float">
            <text:p>632272375</text:p>
          </table:table-cell>
          <table:table-cell office:value-type="string" calcext:value-type="string">
            <text:p>Non</text:p>
          </table:table-cell>
          <table:table-cell table:number-columns-repeated="8"/>
          <table:table-cell table:style-name="ce534" table:formula="of:=JSONANNUAIRE([.A19]; [.B19]; [.C19]; [.D19]; [.E19]; [.F19]; [.G19]; [.H19]; [.I19]; [.J19]; [.K19]; [.L19]; [.M19]; [.N19]; [.O19]; [.P19]; [.Q19]; [.R19]; [.S19]; [.T19]; [.U19]; [.V19]; [.W19]; [.X19]; [.Y19]; [.Z19]; [.AA19]; [.AB19]; [.AC19]; [.AD19]; [.AE19]; [.AF19]; [.AG19]; [.AH19]; [.AI19]; [.AJ19]; [.AK19]; [.AL19]; [.AM19]; [.AN19])" office:value-type="string" office:string-value="   {&#10;      &quot;code&quot;:&quot;annuaire_017&quot;,&#10;      &quot;nom&quot;:&quot;l'Atelier du Bocal&quot;,&#10;      &quot;nom_en&quot;:&quot;l'Atelier du Bocal&quot;,&#10;      &quot;description&quot;:&quot;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quot;,&#10;      &quot;statut&quot;:&quot;Entreprise privée &quot;,&#10;      &quot;secteur_geographique&quot;:&quot;Nantes et agglomération&quot;,&#10;      &quot;url&quot;:&quot;https://www.latelierdubocal.com/,&quot;,&#10;      &quot;email&quot;:&quot;contact@latelierdubocal.com&quot;,&#10;      &quot;facebook&quot;:&quot;https://www.facebook.com/Latelier-du-bocal-392818371580363/&quot;,&#10;      &quot;tel&quot;:&quot;240973417&quot;,&#10;      &quot;adresseTemp&quot;:&quot;14 rue des halles  44430 Le loroux bottereau&quot;&#10;   }," calcext:value-type="string">
            <text:p>   {</text:p>
            <text:p>      "code":"annuaire_017",</text:p>
            <text:p>      "nom":"l'Atelier du Bocal",</text:p>
            <text:p>      "nom_en":"l'Atelier du Bocal",</text:p>
            <text:p>      "description":"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ext:p>      "statut":"Entreprise privée ",</text:p>
            <text:p>      "secteur_geographique":"Nantes et agglomération",</text:p>
            <text:p>      "url":"https://www.latelierdubocal.com/,",</text:p>
            <text:p>      "email":"contact@latelierdubocal.com",</text:p>
            <text:p>      "facebook":"https://www.facebook.com/Latelier-du-bocal-392818371580363/",</text:p>
            <text:p>      "tel":"240973417",</text:p>
            <text:p>      "adresseTemp":"14 rue des halles  44430 Le loroux bottereau"</text:p>
            <text:p>   },</text:p>
          </table:table-cell>
        </table:table-row>
        <table:table-row table:style-name="ro39">
          <table:table-cell office:value-type="string" calcext:value-type="string">
            <text:p>annuaire_018</text:p>
          </table:table-cell>
          <table:table-cell office:value-type="string" calcext:value-type="string">
            <text:p>Julie Audureau</text:p>
          </table:table-cell>
          <table:table-cell office:value-type="string" calcext:value-type="string">
            <text:p>Détournement (upcycling)</text:p>
          </table:table-cell>
          <table:table-cell office:value-type="string" calcext:value-type="string">
            <text:p>Détournement d'objets anciens en objets décoratifs : luminaires, miroirs, patères, cache pot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100km</text:p>
          </table:table-cell>
          <table:table-cell office:value-type="string" calcext:value-type="string">
            <text:p>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able:table-cell>
          <table:table-cell office:value-type="string" calcext:value-type="string">
            <text:p>https://www.unik-market.com/boutique/julie-audureau,</text:p>
          </table:table-cell>
          <table:table-cell office:value-type="float" office:value="619538509" calcext:value-type="float">
            <text:p>619538509</text:p>
          </table:table-cell>
          <table:table-cell office:value-type="string" calcext:value-type="string">
            <text:p>julieaudureau.creatrice@gmail.com</text:p>
          </table:table-cell>
          <table:table-cell office:value-type="string" calcext:value-type="string">
            <text:p>Julie Audureau</text:p>
          </table:table-cell>
          <table:table-cell office:value-type="string" calcext:value-type="string">
            <text:p>218 rue des Hêtres</text:p>
          </table:table-cell>
          <table:table-cell office:value-type="float" office:value="85560" calcext:value-type="float">
            <text:p>85560</text:p>
          </table:table-cell>
          <table:table-cell office:value-type="string" calcext:value-type="string">
            <text:p>Longeville sur Mer</text:p>
          </table:table-cell>
          <table:table-cell table:number-columns-repeated="4"/>
          <table:table-cell office:value-type="float" office:value="1539" calcext:value-type="float">
            <text:p>1539</text:p>
          </table:table-cell>
          <table:table-cell office:value-type="string" calcext:value-type="string">
            <text:p>https://www.facebook.com/julieaudureaucreatrice/</text:p>
          </table:table-cell>
          <table:table-cell office:value-type="string" calcext:value-type="string">
            <text:p>Julie Audureau</text:p>
          </table:table-cell>
          <table:table-cell office:value-type="string" calcext:value-type="string">
            <text:p>Multi casquette !</text:p>
          </table:table-cell>
          <table:table-cell office:value-type="float" office:value="619538509" calcext:value-type="float">
            <text:p>619538509</text:p>
          </table:table-cell>
          <table:table-cell table:number-columns-repeated="3"/>
          <table:table-cell office:value-type="string" calcext:value-type="string">
            <text:p>Non</text:p>
          </table:table-cell>
          <table:table-cell table:number-columns-repeated="8"/>
          <table:table-cell table:style-name="ce534" table:formula="of:=JSONANNUAIRE([.A20]; [.B20]; [.C20]; [.D20]; [.E20]; [.F20]; [.G20]; [.H20]; [.I20]; [.J20]; [.K20]; [.L20]; [.M20]; [.N20]; [.O20]; [.P20]; [.Q20]; [.R20]; [.S20]; [.T20]; [.U20]; [.V20]; [.W20]; [.X20]; [.Y20]; [.Z20]; [.AA20]; [.AB20]; [.AC20]; [.AD20]; [.AE20]; [.AF20]; [.AG20]; [.AH20]; [.AI20]; [.AJ20]; [.AK20]; [.AL20]; [.AM20]; [.AN20])" office:value-type="string" office:string-value="   {&#10;      &quot;code&quot;:&quot;annuaire_018&quot;,&#10;      &quot;nom&quot;:&quot;Julie Audureau&quot;,&#10;      &quot;nom_en&quot;:&quot;Julie Audureau&quot;,&#10;      &quot;description&quot;:&quot;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quot;,&#10;      &quot;statut&quot;:&quot;Entreprise privée &quot;,&#10;      &quot;secteur_geographique&quot;:&quot;100km&quot;,&#10;      &quot;url&quot;:&quot;https://www.unik-market.com/boutique/julie-audureau,&quot;,&#10;      &quot;email&quot;:&quot;julieaudureau.creatrice@gmail.com&quot;,&#10;      &quot;facebook&quot;:&quot;https://www.facebook.com/julieaudureaucreatrice/&quot;,&#10;      &quot;tel&quot;:&quot;619538509&quot;,&#10;      &quot;adresseTemp&quot;:&quot;218 rue des Hêtres 85560 Longeville sur Mer&quot;,&#10;      &quot;objets_recuperes&quot;:&quot;__toutes les matières habituelles d'un particulier&quot;,&#10;      &quot;mots_cles&quot;:&quot;__toutes les matières habituelles d'un particulier&quot;&#10;   }," calcext:value-type="string">
            <text:p>   {</text:p>
            <text:p>      "code":"annuaire_018",</text:p>
            <text:p>      "nom":"Julie Audureau",</text:p>
            <text:p>      "nom_en":"Julie Audureau",</text:p>
            <text:p>      "description":"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ext:p>      "statut":"Entreprise privée ",</text:p>
            <text:p>      "secteur_geographique":"100km",</text:p>
            <text:p>      "url":"https://www.unik-market.com/boutique/julie-audureau,",</text:p>
            <text:p>      "email":"julieaudureau.creatrice@gmail.com",</text:p>
            <text:p>      "facebook":"https://www.facebook.com/julieaudureaucreatrice/",</text:p>
            <text:p>      "tel":"619538509",</text:p>
            <text:p>      "adresseTemp":"218 rue des Hêtres 85560 Longeville sur Mer",</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19</text:p>
          </table:table-cell>
          <table:table-cell office:value-type="string" calcext:value-type="string">
            <text:p>Les Boîtes Vertes</text:p>
          </table:table-cell>
          <table:table-cell office:value-type="string" calcext:value-type="string">
            <text:p>Atelier sur compostage ou lombricompostageAteliers produits zéro "déchet"Blog (ou chaîne utube) sur le zéro déchetFormations (zéro déchet ou économie circulaire, transition énergétique...)Organise des espaces de gratuité (inclus boîtes à don et boîtes à livres)Organise ou tient des conférencesSensibilisation au gaspillage alimentaireSensibilisation ou ateliers avec des scolairesSolution contre gaspillage alimentaireSolutions de récupération des matières organiques (compostage...)Vente de produits zéro déchet</text:p>
          </table:table-cell>
          <table:table-cell office:value-type="string" calcext:value-type="string">
            <text:p>Défis citoyens zéro déchet - Lombricompostage formation, sensibilisation - Plateforme d'entre-aide pour le lombricompostage</text:p>
          </table:table-cell>
          <table:table-cell office:value-type="string" calcext:value-type="string">
            <text:p>cheveuxdéchets organiques riches (restes alimentaires...)déchets verts (pelousedéchets verts (pelouse, taille de haie...)papier et cartonnett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 Départementn région - Blog : monde</text:p>
          </table:table-cell>
          <table:table-cell office:value-type="string" calcext:value-type="string">
            <text:p>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able:table-cell>
          <table:table-cell office:value-type="string" calcext:value-type="string">
            <text:p>https://lesboitesvertes.fr,</text:p>
          </table:table-cell>
          <table:table-cell office:value-type="float" office:value="681149611" calcext:value-type="float">
            <text:p>681149611</text:p>
          </table:table-cell>
          <table:table-cell office:value-type="string" calcext:value-type="string">
            <text:p>contact@lesboitesvertes.fr</text:p>
          </table:table-cell>
          <table:table-cell office:value-type="string" calcext:value-type="string">
            <text:p>Siège</text:p>
          </table:table-cell>
          <table:table-cell office:value-type="string" calcext:value-type="string">
            <text:p>25 avenue Joliot-Curie</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string" calcext:value-type="string">
            <text:p>1523,logo les boites vertes</text:p>
          </table:table-cell>
          <table:table-cell office:value-type="string" calcext:value-type="string">
            <text:p>https://www.facebook.com/Boites.Vertes/</text:p>
          </table:table-cell>
          <table:table-cell office:value-type="string" calcext:value-type="string">
            <text:p>David REGNIER GARNELO</text:p>
          </table:table-cell>
          <table:table-cell office:value-type="string" calcext:value-type="string">
            <text:p>Coordinateur</text:p>
          </table:table-cell>
          <table:table-cell office:value-type="string" calcext:value-type="string">
            <text:p>0681149611, david.regnier@lesboitesvertes.fr</text:p>
          </table:table-cell>
          <table:table-cell table:number-columns-repeated="3"/>
          <table:table-cell office:value-type="string" calcext:value-type="string">
            <text:p>Non</text:p>
          </table:table-cell>
          <table:table-cell office:value-type="string" calcext:value-type="string">
            <text:p>http://www.ecopole.com/adherents/boites-vertes-les/,</text:p>
          </table:table-cell>
          <table:table-cell/>
          <table:table-cell office:value-type="string" calcext:value-type="string">
            <text:p>https://www.nantes.fr/infonantes/association/20053,</text:p>
          </table:table-cell>
          <table:table-cell table:number-columns-repeated="5"/>
          <table:table-cell table:style-name="ce534" table:formula="of:=JSONANNUAIRE([.A21]; [.B21]; [.C21]; [.D21]; [.E21]; [.F21]; [.G21]; [.H21]; [.I21]; [.J21]; [.K21]; [.L21]; [.M21]; [.N21]; [.O21]; [.P21]; [.Q21]; [.R21]; [.S21]; [.T21]; [.U21]; [.V21]; [.W21]; [.X21]; [.Y21]; [.Z21]; [.AA21]; [.AB21]; [.AC21]; [.AD21]; [.AE21]; [.AF21]; [.AG21]; [.AH21]; [.AI21]; [.AJ21]; [.AK21]; [.AL21]; [.AM21]; [.AN21])" office:value-type="string" office:string-value="   {&#10;      &quot;code&quot;:&quot;annuaire_019&quot;,&#10;      &quot;nom&quot;:&quot;Les Boîtes Vertes&quot;,&#10;      &quot;nom_en&quot;:&quot;Les Boîtes Vertes&quot;,&#10;      &quot;description&quot;:&quot;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quot;,&#10;      &quot;statut&quot;:&quot;Association&quot;,&#10;      &quot;secteur_geographique&quot;:&quot;Nantes Métropole, Départementn région - Blog : monde&quot;,&#10;      &quot;url&quot;:&quot;https://lesboitesvertes.fr,&quot;,&#10;      &quot;email&quot;:&quot;contact@lesboitesvertes.fr&quot;,&#10;      &quot;facebook&quot;:&quot;https://www.facebook.com/Boites.Vertes/&quot;,&#10;      &quot;tel&quot;:&quot;681149611&quot;,&#10;      &quot;adresseTemp&quot;:&quot;25 avenue Joliot-Curie 44400 Rezé&quot;,&#10;      &quot;objets_recuperes&quot;:&quot;cheveuxdéchets organiques riches (restes alimentaires...)déchets verts (pelousedéchets verts (pelouse, taille de haie...)papier et cartonnette&quot;,&#10;      &quot;mots_cles&quot;:&quot;cheveuxdéchets organiques riches (restes alimentaires...)déchets verts (pelousedéchets verts (pelouse, taille de haie...)papier et cartonnette&quot;&#10;   }," calcext:value-type="string">
            <text:p>   {</text:p>
            <text:p>      "code":"annuaire_019",</text:p>
            <text:p>      "nom":"Les Boîtes Vertes",</text:p>
            <text:p>      "nom_en":"Les Boîtes Vertes",</text:p>
            <text:p>      "description":"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ext:p>      "statut":"Association",</text:p>
            <text:p>      "secteur_geographique":"Nantes Métropole, Départementn région - Blog : monde",</text:p>
            <text:p>      "url":"https://lesboitesvertes.fr,",</text:p>
            <text:p>      "email":"contact@lesboitesvertes.fr",</text:p>
            <text:p>      "facebook":"https://www.facebook.com/Boites.Vertes/",</text:p>
            <text:p>      "tel":"681149611",</text:p>
            <text:p>      "adresseTemp":"25 avenue Joliot-Curie 44400 Rezé",</text:p>
            <text:p>      "objets_recuperes":"cheveuxdéchets organiques riches (restes alimentaires...)déchets verts (pelousedéchets verts (pelouse, taille de haie...)papier et cartonnette",</text:p>
            <text:p>      "mots_cles":"cheveuxdéchets organiques riches (restes alimentaires...)déchets verts (pelousedéchets verts (pelouse, taille de haie...)papier et cartonnette"</text:p>
            <text:p>   },</text:p>
          </table:table-cell>
        </table:table-row>
        <table:table-row table:style-name="ro39">
          <table:table-cell office:value-type="string" calcext:value-type="string">
            <text:p>annuaire_020</text:p>
          </table:table-cell>
          <table:table-cell office:value-type="string" calcext:value-type="string">
            <text:p>ICI LE BONHEUR EST FAIT MAISON</text:p>
          </table:table-cell>
          <table:table-cell office:value-type="string" calcext:value-type="string">
            <text:p>Ateliers produits zéro "déchet"Blog (ou chaîne utube) sur le zéro déchetBox cadeau zéro déchetConseils ou gestions des couches lavablesCréateur d'objets du mode de vie zéro déchet (cosmétiques, lingettes, couches....)Fabrication de produits zéro déchetOrganise ou tient des conférencesVente de produits zéro déchet</text:p>
          </table:table-cell>
          <table:table-cell office:value-type="string" calcext:value-type="string">
            <text:p>1ère marque de vente à domicile d'articles et accessoires zéro déchet !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20</text:p>
          </table:table-cell>
          <table:table-cell office:value-type="string" calcext:value-type="string">
            <text:p>1-2</text:p>
          </table:table-cell>
          <table:table-cell office:value-type="float" office:value="0" calcext:value-type="float">
            <text:p>0</text:p>
          </table:table-cell>
          <table:table-cell office:value-type="string" calcext:value-type="string">
            <text:p>PAYS DE LA LOIRE ET FRANCE</text:p>
          </table:table-cell>
          <table:table-cell office:value-type="string" calcext:value-type="string">
            <text:p>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able:table-cell>
          <table:table-cell office:value-type="string" calcext:value-type="string">
            <text:p>http://www.icilebonheurestfaitmaison.fr,</text:p>
          </table:table-cell>
          <table:table-cell office:value-type="float" office:value="670733309" calcext:value-type="float">
            <text:p>670733309</text:p>
          </table:table-cell>
          <table:table-cell office:value-type="string" calcext:value-type="string">
            <text:p>contact@icilebonheurestfaitmaison.fr</text:p>
          </table:table-cell>
          <table:table-cell table:number-columns-repeated="8"/>
          <table:table-cell office:value-type="string" calcext:value-type="string">
            <text:p>1513,Logo ici le bonheur est fait maison</text:p>
          </table:table-cell>
          <table:table-cell office:value-type="string" calcext:value-type="string">
            <text:p>https://www.facebook.com/icilebonheurestfaitmaison/</text:p>
          </table:table-cell>
          <table:table-cell office:value-type="string" calcext:value-type="string">
            <text:p>BOURRIGAULT Elodie</text:p>
          </table:table-cell>
          <table:table-cell office:value-type="string" calcext:value-type="string">
            <text:p>créatrice-gérante</text:p>
          </table:table-cell>
          <table:table-cell office:value-type="string" calcext:value-type="string">
            <text:p>0670733309 - contact@icilebonheurestfaitmaison.fr</text:p>
          </table:table-cell>
          <table:table-cell table:number-columns-repeated="3"/>
          <table:table-cell office:value-type="string" calcext:value-type="string">
            <text:p>Non</text:p>
          </table:table-cell>
          <table:table-cell table:number-columns-repeated="6"/>
          <table:table-cell office:value-type="string" calcext:value-type="string">
            <text:p>https://youtu.be/vfa_wXNLYsQ,</text:p>
          </table:table-cell>
          <table:table-cell/>
          <table:table-cell table:style-name="ce534" table:formula="of:=JSONANNUAIRE([.A22]; [.B22]; [.C22]; [.D22]; [.E22]; [.F22]; [.G22]; [.H22]; [.I22]; [.J22]; [.K22]; [.L22]; [.M22]; [.N22]; [.O22]; [.P22]; [.Q22]; [.R22]; [.S22]; [.T22]; [.U22]; [.V22]; [.W22]; [.X22]; [.Y22]; [.Z22]; [.AA22]; [.AB22]; [.AC22]; [.AD22]; [.AE22]; [.AF22]; [.AG22]; [.AH22]; [.AI22]; [.AJ22]; [.AK22]; [.AL22]; [.AM22]; [.AN22])" office:value-type="string" office:string-value="   {&#10;      &quot;code&quot;:&quot;annuaire_020&quot;,&#10;      &quot;nom&quot;:&quot;ICI LE BONHEUR EST FAIT MAISON&quot;,&#10;      &quot;nom_en&quot;:&quot;ICI LE BONHEUR EST FAIT MAISON&quot;,&#10;      &quot;description&quot;:&quot;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quot;,&#10;      &quot;statut&quot;:&quot;Entreprise privée &quot;,&#10;      &quot;secteur_geographique&quot;:&quot;PAYS DE LA LOIRE ET FRANCE&quot;,&#10;      &quot;url&quot;:&quot;http://www.icilebonheurestfaitmaison.fr,&quot;,&#10;      &quot;email&quot;:&quot;contact@icilebonheurestfaitmaison.fr&quot;,&#10;      &quot;facebook&quot;:&quot;https://www.facebook.com/icilebonheurestfaitmaison/&quot;,&#10;      &quot;tel&quot;:&quot;670733309&quot;,&#10;      &quot;adresseTemp&quot;:&quot;  &quot;,&#10;      &quot;objets_recuperes&quot;:&quot;__toutes les matières habituelles d'un particulier&quot;,&#10;      &quot;mots_cles&quot;:&quot;__toutes les matières habituelles d'un particulier&quot;,&#10;      &quot;video&quot;:&quot;https://youtu.be/vfa_wXNLYsQ,&quot;&#10;   }," calcext:value-type="string">
            <text:p>   {</text:p>
            <text:p>      "code":"annuaire_020",</text:p>
            <text:p>      "nom":"ICI LE BONHEUR EST FAIT MAISON",</text:p>
            <text:p>      "nom_en":"ICI LE BONHEUR EST FAIT MAISON",</text:p>
            <text:p>      "description":"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ext:p>      "statut":"Entreprise privée ",</text:p>
            <text:p>      "secteur_geographique":"PAYS DE LA LOIRE ET FRANCE",</text:p>
            <text:p>      "url":"http://www.icilebonheurestfaitmaison.fr,",</text:p>
            <text:p>      "email":"contact@icilebonheurestfaitmaison.fr",</text:p>
            <text:p>      "facebook":"https://www.facebook.com/icilebonheurestfaitmaison/",</text:p>
            <text:p>      "tel":"670733309",</text:p>
            <text:p>      "adresseTemp":"  ",</text:p>
            <text:p>      "objets_recuperes":"__toutes les matières habituelles d'un particulier",</text:p>
            <text:p>      "mots_cles":"__toutes les matières habituelles d'un particulier",</text:p>
            <text:p>      "video":"https://youtu.be/vfa_wXNLYsQ,"</text:p>
            <text:p>   },</text:p>
          </table:table-cell>
        </table:table-row>
        <table:table-row table:style-name="ro39">
          <table:table-cell office:value-type="string" calcext:value-type="string">
            <text:p>annuaire_021</text:p>
          </table:table-cell>
          <table:table-cell office:value-type="string" calcext:value-type="string">
            <text:p>Bout' à Bout'</text:p>
          </table:table-cell>
          <table:table-cell office:value-type="string" calcext:value-type="string">
            <text:p>Gestion et/ou développement de contenants consignés</text:p>
          </table:table-cell>
          <table:table-cell office:value-type="string" calcext:value-type="string">
            <text:p>Association qui vise à développer une filière régionale de réemploi des contenants (bouteilles en verre, fûts de bière, bocaux, ...)</text:p>
          </table:table-cell>
          <table:table-cell office:value-type="string" calcext:value-type="string">
            <text:p>bocauxbouteilles de verrefuts de bièr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3-5</text:p>
          </table:table-cell>
          <table:table-cell office:value-type="string" calcext:value-type="string">
            <text:p>2-5</text:p>
          </table:table-cell>
          <table:table-cell office:value-type="string" calcext:value-type="string">
            <text:p>Région pays de la Loire et prochainement Bretagne</text:p>
          </table:table-cell>
          <table:table-cell office:value-type="string" calcext:value-type="string">
            <text:p>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able:table-cell>
          <table:table-cell office:value-type="string" calcext:value-type="string">
            <text:p>http://www.boutabout.org/,</text:p>
          </table:table-cell>
          <table:table-cell/>
          <table:table-cell office:value-type="string" calcext:value-type="string">
            <text:p>contact@boutabout.org</text:p>
          </table:table-cell>
          <table:table-cell table:number-columns-repeated="8"/>
          <table:table-cell office:value-type="float" office:value="1505" calcext:value-type="float">
            <text:p>1505</text:p>
          </table:table-cell>
          <table:table-cell office:value-type="string" calcext:value-type="string">
            <text:p>https://www.facebook.com/boutaboutconsigne/</text:p>
          </table:table-cell>
          <table:table-cell office:value-type="string" calcext:value-type="string">
            <text:p>Emilie</text:p>
          </table:table-cell>
          <table:table-cell office:value-type="string" calcext:value-type="string">
            <text:p>Chargée de communication</text:p>
          </table:table-cell>
          <table:table-cell office:value-type="string" calcext:value-type="string">
            <text:p>contact@boutabout.org</text:p>
          </table:table-cell>
          <table:table-cell office:value-type="string" calcext:value-type="string">
            <text:p>Célie</text:p>
          </table:table-cell>
          <table:table-cell office:value-type="string" calcext:value-type="string">
            <text:p>Coordinatrice</text:p>
          </table:table-cell>
          <table:table-cell office:value-type="string" calcext:value-type="string">
            <text:p>contact@boutabout.org</text:p>
          </table:table-cell>
          <table:table-cell office:value-type="string" calcext:value-type="string">
            <text:p>Non</text:p>
          </table:table-cell>
          <table:table-cell table:number-columns-repeated="8"/>
          <table:table-cell table:style-name="ce534" table:formula="of:=JSONANNUAIRE([.A23]; [.B23]; [.C23]; [.D23]; [.E23]; [.F23]; [.G23]; [.H23]; [.I23]; [.J23]; [.K23]; [.L23]; [.M23]; [.N23]; [.O23]; [.P23]; [.Q23]; [.R23]; [.S23]; [.T23]; [.U23]; [.V23]; [.W23]; [.X23]; [.Y23]; [.Z23]; [.AA23]; [.AB23]; [.AC23]; [.AD23]; [.AE23]; [.AF23]; [.AG23]; [.AH23]; [.AI23]; [.AJ23]; [.AK23]; [.AL23]; [.AM23]; [.AN23])" office:value-type="string" office:string-value="   {&#10;      &quot;code&quot;:&quot;annuaire_021&quot;,&#10;      &quot;nom&quot;:&quot;Bout' à Bout'&quot;,&#10;      &quot;nom_en&quot;:&quot;Bout' à Bout'&quot;,&#10;      &quot;description&quot;:&quot;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quot;,&#10;      &quot;statut&quot;:&quot;Association&quot;,&#10;      &quot;secteur_geographique&quot;:&quot;Région pays de la Loire et prochainement Bretagne&quot;,&#10;      &quot;url&quot;:&quot;http://www.boutabout.org/,&quot;,&#10;      &quot;email&quot;:&quot;contact@boutabout.org&quot;,&#10;      &quot;facebook&quot;:&quot;https://www.facebook.com/boutaboutconsigne/&quot;,&#10;      &quot;adresseTemp&quot;:&quot;  &quot;,&#10;      &quot;objets_recuperes&quot;:&quot;bocauxbouteilles de verrefuts de bière&quot;,&#10;      &quot;mots_cles&quot;:&quot;bocauxbouteilles de verrefuts de bière&quot;&#10;   }," calcext:value-type="string">
            <text:p>   {</text:p>
            <text:p>      "code":"annuaire_021",</text:p>
            <text:p>      "nom":"Bout' à Bout'",</text:p>
            <text:p>      "nom_en":"Bout' à Bout'",</text:p>
            <text:p>      "description":"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ext:p>      "statut":"Association",</text:p>
            <text:p>      "secteur_geographique":"Région pays de la Loire et prochainement Bretagne",</text:p>
            <text:p>      "url":"http://www.boutabout.org/,",</text:p>
            <text:p>      "email":"contact@boutabout.org",</text:p>
            <text:p>      "facebook":"https://www.facebook.com/boutaboutconsigne/",</text:p>
            <text:p>      "adresseTemp":"  ",</text:p>
            <text:p>      "objets_recuperes":"bocauxbouteilles de verrefuts de bière",</text:p>
            <text:p>      "mots_cles":"bocauxbouteilles de verrefuts de bière"</text:p>
            <text:p>   },</text:p>
          </table:table-cell>
        </table:table-row>
        <table:table-row table:style-name="ro39">
          <table:table-cell office:value-type="string" calcext:value-type="string">
            <text:p>annuaire_022</text:p>
          </table:table-cell>
          <table:table-cell office:value-type="string" calcext:value-type="string">
            <text:p>Les Autres Possibles</text:p>
          </table:table-cell>
          <table:table-cell office:value-type="string" calcext:value-type="string">
            <text:p>Éditeur de magazine papier ou vidéo</text:p>
          </table:table-cell>
          <table:table-cell office:value-type="string" calcext:value-type="string">
            <text:p>Le magazine Les Autres Possibles informe les citoyens sur les solutions durables et solidaires du territoire nantais, autour de différentes thématiques : déchets, récup, biodiversité, changement climatiqu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2-5</text:p>
          </table:table-cell>
          <table:table-cell office:value-type="string" calcext:value-type="string">
            <text:p>Nantes</text:p>
          </table:table-cell>
          <table:table-cell office:value-type="string" calcext:value-type="string">
            <text:p>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able:table-cell>
          <table:table-cell office:value-type="string" calcext:value-type="string">
            <text:p>https://lesautrespossibles.fr/,</text:p>
          </table:table-cell>
          <table:table-cell/>
          <table:table-cell office:value-type="string" calcext:value-type="string">
            <text:p>redaction@lesautrespossibles.fr</text:p>
          </table:table-cell>
          <table:table-cell office:value-type="string" calcext:value-type="string">
            <text:p>Bureaux</text:p>
          </table:table-cell>
          <table:table-cell office:value-type="string" calcext:value-type="string">
            <text:p>4 place du 51e régiment d'artillerie</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string" calcext:value-type="string">
            <text:p>1496,Logo Les Autres Possibles</text:p>
          </table:table-cell>
          <table:table-cell office:value-type="string" calcext:value-type="string">
            <text:p>https://www.facebook.com/lemapnantes/</text:p>
          </table:table-cell>
          <table:table-cell office:value-type="string" calcext:value-type="string">
            <text:p>Marie Le Douaran</text:p>
          </table:table-cell>
          <table:table-cell office:value-type="string" calcext:value-type="string">
            <text:p>Chargée de communication</text:p>
          </table:table-cell>
          <table:table-cell office:value-type="string" calcext:value-type="string">
            <text:p>marie.ledouaran@lesautrespossibles.fr</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4726,</text:p>
          </table:table-cell>
          <table:table-cell table:number-columns-repeated="5"/>
          <table:table-cell table:style-name="ce534" table:formula="of:=JSONANNUAIRE([.A24]; [.B24]; [.C24]; [.D24]; [.E24]; [.F24]; [.G24]; [.H24]; [.I24]; [.J24]; [.K24]; [.L24]; [.M24]; [.N24]; [.O24]; [.P24]; [.Q24]; [.R24]; [.S24]; [.T24]; [.U24]; [.V24]; [.W24]; [.X24]; [.Y24]; [.Z24]; [.AA24]; [.AB24]; [.AC24]; [.AD24]; [.AE24]; [.AF24]; [.AG24]; [.AH24]; [.AI24]; [.AJ24]; [.AK24]; [.AL24]; [.AM24]; [.AN24])" office:value-type="string" office:string-value="   {&#10;      &quot;code&quot;:&quot;annuaire_022&quot;,&#10;      &quot;nom&quot;:&quot;Les Autres Possibles&quot;,&#10;      &quot;nom_en&quot;:&quot;Les Autres Possibles&quot;,&#10;      &quot;description&quot;:&quot;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quot;,&#10;      &quot;statut&quot;:&quot;Association&quot;,&#10;      &quot;secteur_geographique&quot;:&quot;Nantes&quot;,&#10;      &quot;url&quot;:&quot;https://lesautrespossibles.fr/,&quot;,&#10;      &quot;email&quot;:&quot;redaction@lesautrespossibles.fr&quot;,&#10;      &quot;facebook&quot;:&quot;https://www.facebook.com/lemapnantes/&quot;,&#10;      &quot;adresseTemp&quot;:&quot;4 place du 51e régiment d'artillerie 44000 Nantes&quot;&#10;   }," calcext:value-type="string">
            <text:p>   {</text:p>
            <text:p>      "code":"annuaire_022",</text:p>
            <text:p>      "nom":"Les Autres Possibles",</text:p>
            <text:p>      "nom_en":"Les Autres Possibles",</text:p>
            <text:p>      "description":"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ext:p>      "statut":"Association",</text:p>
            <text:p>      "secteur_geographique":"Nantes",</text:p>
            <text:p>      "url":"https://lesautrespossibles.fr/,",</text:p>
            <text:p>      "email":"redaction@lesautrespossibles.fr",</text:p>
            <text:p>      "facebook":"https://www.facebook.com/lemapnantes/",</text:p>
            <text:p>      "adresseTemp":"4 place du 51e régiment d'artillerie 44000 Nantes"</text:p>
            <text:p>   },</text:p>
          </table:table-cell>
        </table:table-row>
        <table:table-row table:style-name="ro39">
          <table:table-cell office:value-type="string" calcext:value-type="string">
            <text:p>annuaire_023</text:p>
          </table:table-cell>
          <table:table-cell office:value-type="string" calcext:value-type="string">
            <text:p>ZERO WASTE NANTES</text:p>
          </table:table-cell>
          <table:table-cell office:value-type="string" calcext:value-type="string">
            <text:p>Accompagnement d'écoles dans une démarche zéro déchetAteliers produits zéro "déchet"Blog (ou chaîne utube) sur le zéro déchetFormations (zéro déchet ou économie circulaire, transition énergétique...)Groupe de pression (manifestes, pétitions, alertes...)Information sur la réduction des déchets à la source (hors stand)Information sur le recyclage (hors stand)Propose ou loue de la vaisselle non jetableSensibilisation au gaspillage alimentaireSensibilisation ou ateliers avec des scolairesStand sensibilisation réduction "déchets"</text:p>
          </table:table-cell>
          <table:table-cell office:value-type="string" calcext:value-type="string">
            <text:p>Association citoyenne à Nantes et alentours pour la réduction des déchets et une meilleure gestion des ressources. Nous sommes un groupe local et relai des campagnes de l'association Zero Waste Franc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Nantes Métropole et alentours</text:p>
          </table:table-cell>
          <table:table-cell office:value-type="string" calcext:value-type="string">
            <text:p>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able:table-cell>
          <table:table-cell office:value-type="string" calcext:value-type="string">
            <text:p>https://zerowastenantes.fr/,</text:p>
          </table:table-cell>
          <table:table-cell/>
          <table:table-cell office:value-type="string" calcext:value-type="string">
            <text:p>info@zerowastenantes.fr</text:p>
          </table:table-cell>
          <table:table-cell table:number-columns-repeated="8"/>
          <table:table-cell office:value-type="float" office:value="1492" calcext:value-type="float">
            <text:p>1492</text:p>
          </table:table-cell>
          <table:table-cell office:value-type="string" calcext:value-type="string">
            <text:p>https://www.facebook.com/zerowastenantes/</text:p>
          </table:table-cell>
          <table:table-cell office:value-type="string" calcext:value-type="string">
            <text:p>Amandine FEUPIER</text:p>
          </table:table-cell>
          <table:table-cell office:value-type="string" calcext:value-type="string">
            <text:p>Membre active</text:p>
          </table:table-cell>
          <table:table-cell office:value-type="string" calcext:value-type="string">
            <text:p>info@zerowastenantes.fr</text:p>
          </table:table-cell>
          <table:table-cell table:number-columns-repeated="3"/>
          <table:table-cell office:value-type="string" calcext:value-type="string">
            <text:p>Oui</text:p>
          </table:table-cell>
          <table:table-cell office:value-type="string" calcext:value-type="string">
            <text:p>http://www.ecopole.com/adherents/zero-waste-nantes/,</text:p>
          </table:table-cell>
          <table:table-cell table:number-columns-repeated="7"/>
          <table:table-cell table:style-name="ce534" table:formula="of:=JSONANNUAIRE([.A25]; [.B25]; [.C25]; [.D25]; [.E25]; [.F25]; [.G25]; [.H25]; [.I25]; [.J25]; [.K25]; [.L25]; [.M25]; [.N25]; [.O25]; [.P25]; [.Q25]; [.R25]; [.S25]; [.T25]; [.U25]; [.V25]; [.W25]; [.X25]; [.Y25]; [.Z25]; [.AA25]; [.AB25]; [.AC25]; [.AD25]; [.AE25]; [.AF25]; [.AG25]; [.AH25]; [.AI25]; [.AJ25]; [.AK25]; [.AL25]; [.AM25]; [.AN25])" office:value-type="string" office:string-value="   {&#10;      &quot;code&quot;:&quot;annuaire_023&quot;,&#10;      &quot;nom&quot;:&quot;ZERO WASTE NANTES&quot;,&#10;      &quot;nom_en&quot;:&quot;ZERO WASTE NANTES&quot;,&#10;      &quot;description&quot;:&quot;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quot;,&#10;      &quot;statut&quot;:&quot;Association&quot;,&#10;      &quot;secteur_geographique&quot;:&quot;Nantes Métropole et alentours&quot;,&#10;      &quot;url&quot;:&quot;https://zerowastenantes.fr/,&quot;,&#10;      &quot;email&quot;:&quot;info@zerowastenantes.fr&quot;,&#10;      &quot;facebook&quot;:&quot;https://www.facebook.com/zerowastenantes/&quot;,&#10;      &quot;adresseTemp&quot;:&quot;  &quot;&#10;   }," calcext:value-type="string">
            <text:p>   {</text:p>
            <text:p>      "code":"annuaire_023",</text:p>
            <text:p>      "nom":"ZERO WASTE NANTES",</text:p>
            <text:p>      "nom_en":"ZERO WASTE NANTES",</text:p>
            <text:p>      "description":"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ext:p>      "statut":"Association",</text:p>
            <text:p>      "secteur_geographique":"Nantes Métropole et alentours",</text:p>
            <text:p>      "url":"https://zerowastenantes.fr/,",</text:p>
            <text:p>      "email":"info@zerowastenantes.fr",</text:p>
            <text:p>      "facebook":"https://www.facebook.com/zerowastenantes/",</text:p>
            <text:p>      "adresseTemp":"  "</text:p>
            <text:p>   },</text:p>
          </table:table-cell>
        </table:table-row>
        <table:table-row table:style-name="ro39">
          <table:table-cell office:value-type="string" calcext:value-type="string">
            <text:p>annuaire_024</text:p>
          </table:table-cell>
          <table:table-cell office:value-type="string" calcext:value-type="string">
            <text:p>Fédération des Amis de l'Erdre</text:p>
          </table:table-cell>
          <table:table-cell office:value-type="string" calcext:value-type="string">
            <text:p>Organise des collectes citoyenne de déchetsSensibilisation ou ateliers avec des scolaires</text:p>
          </table:table-cell>
          <table:table-cell office:value-type="string" calcext:value-type="string">
            <text:p>La Fédération des Amis de l’Erdre est une association de protection et de valorisation de l'Erdre, ses affluents, ses marais et sa biodiversité. <text:s/></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6-10</text:p>
          </table:table-cell>
          <table:table-cell office:value-type="string" calcext:value-type="string">
            <text:p>1-2</text:p>
          </table:table-cell>
          <table:table-cell office:value-type="string" calcext:value-type="string">
            <text:p>Nantes métropole, Nantes à Nort-sur-Erdre</text:p>
          </table:table-cell>
          <table:table-cell office:value-type="string" calcext:value-type="string">
            <text:p>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able:table-cell>
          <table:table-cell office:value-type="string" calcext:value-type="string">
            <text:p>http://www.federation-des-amis-de-l-erdre.org/,</text:p>
          </table:table-cell>
          <table:table-cell office:value-type="string" calcext:value-type="string">
            <text:p>02 40 49 01 33</text:p>
          </table:table-cell>
          <table:table-cell office:value-type="string" calcext:value-type="string">
            <text:p>contact@fdamiserdre.fr</text:p>
          </table:table-cell>
          <table:table-cell office:value-type="string" calcext:value-type="string">
            <text:p>Maison des associations du Port Boyer</text:p>
          </table:table-cell>
          <table:table-cell office:value-type="string" calcext:value-type="string">
            <text:p>80, rue du Port Boyer\n</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87" calcext:value-type="float">
            <text:p>1487</text:p>
          </table:table-cell>
          <table:table-cell office:value-type="string" calcext:value-type="string">
            <text:p>https://www.facebook.com/fdamis.delerdre/</text:p>
          </table:table-cell>
          <table:table-cell office:value-type="string" calcext:value-type="string">
            <text:p>Gwendoline Monnier</text:p>
          </table:table-cell>
          <table:table-cell office:value-type="string" calcext:value-type="string">
            <text:p>Médiatrice rivière</text:p>
          </table:table-cell>
          <table:table-cell office:value-type="string" calcext:value-type="string">
            <text:p>contact@fdamiserdre.fr 06 78 00 16 11</text:p>
          </table:table-cell>
          <table:table-cell table:number-columns-repeated="3"/>
          <table:table-cell office:value-type="string" calcext:value-type="string">
            <text:p>Non</text:p>
          </table:table-cell>
          <table:table-cell office:value-type="string" calcext:value-type="string">
            <text:p>http://www.ecopole.com/adherents/federation-des-amis-de-lerdre-la/,</text:p>
          </table:table-cell>
          <table:table-cell table:number-columns-repeated="7"/>
          <table:table-cell table:style-name="ce534" table:formula="of:=JSONANNUAIRE([.A26]; [.B26]; [.C26]; [.D26]; [.E26]; [.F26]; [.G26]; [.H26]; [.I26]; [.J26]; [.K26]; [.L26]; [.M26]; [.N26]; [.O26]; [.P26]; [.Q26]; [.R26]; [.S26]; [.T26]; [.U26]; [.V26]; [.W26]; [.X26]; [.Y26]; [.Z26]; [.AA26]; [.AB26]; [.AC26]; [.AD26]; [.AE26]; [.AF26]; [.AG26]; [.AH26]; [.AI26]; [.AJ26]; [.AK26]; [.AL26]; [.AM26]; [.AN26])" office:value-type="string" office:string-value="   {&#10;      &quot;code&quot;:&quot;annuaire_024&quot;,&#10;      &quot;nom&quot;:&quot;Fédération des Amis de l'Erdre&quot;,&#10;      &quot;nom_en&quot;:&quot;Fédération des Amis de l'Erdre&quot;,&#10;      &quot;description&quot;:&quot;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quot;,&#10;      &quot;statut&quot;:&quot;Association&quot;,&#10;      &quot;secteur_geographique&quot;:&quot;Nantes métropole, Nantes à Nort-sur-Erdre&quot;,&#10;      &quot;url&quot;:&quot;http://www.federation-des-amis-de-l-erdre.org/,&quot;,&#10;      &quot;email&quot;:&quot;contact@fdamiserdre.fr&quot;,&#10;      &quot;facebook&quot;:&quot;https://www.facebook.com/fdamis.delerdre/&quot;,&#10;      &quot;tel&quot;:&quot;02 40 49 01 33&quot;,&#10;      &quot;adresseTemp&quot;:&quot;80, rue du Port Boyer\n 44300 Nantes&quot;&#10;   }," calcext:value-type="string">
            <text:p>   {</text:p>
            <text:p>      "code":"annuaire_024",</text:p>
            <text:p>      "nom":"Fédération des Amis de l'Erdre",</text:p>
            <text:p>      "nom_en":"Fédération des Amis de l'Erdre",</text:p>
            <text:p>      "description":"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ext:p>      "statut":"Association",</text:p>
            <text:p>      "secteur_geographique":"Nantes métropole, Nantes à Nort-sur-Erdre",</text:p>
            <text:p>      "url":"http://www.federation-des-amis-de-l-erdre.org/,",</text:p>
            <text:p>      "email":"contact@fdamiserdre.fr",</text:p>
            <text:p>      "facebook":"https://www.facebook.com/fdamis.delerdre/",</text:p>
            <text:p>      "tel":"02 40 49 01 33",</text:p>
            <text:p>      "adresseTemp":"80, rue du Port Boyer\n 44300 Nantes"</text:p>
            <text:p>   },</text:p>
          </table:table-cell>
        </table:table-row>
        <table:table-row table:style-name="ro39">
          <table:table-cell office:value-type="string" calcext:value-type="string">
            <text:p>annuaire_025</text:p>
          </table:table-cell>
          <table:table-cell office:value-type="string" calcext:value-type="string">
            <text:p>Ateliers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s produits zéro "déchet"Créateur d'objets du mode de vie zéro déchet (cosmétiques, lingettes, couches....)Détournement (upcycling)Fabrication de produits zéro déchetFormations (zéro déchet ou économie circulaire, transition énergétique...)Sensibilisation au gaspillage alimentaireSensibilisation ou ateliers avec des scolairesSolution contre gaspillage alimentaireStand sensibilisation réduction "déchets"</text:p>
          </table:table-cell>
          <table:table-cell office:value-type="string" calcext:value-type="string">
            <text:p>Des ateliers pour apprendre à tout faire soi-même : cosmétiques, produits ménagers, accessoires lavables en couture...</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Loire Atlantique</text:p>
          </table:table-cell>
          <table:table-cell/>
          <table:table-cell office:value-type="string" calcext:value-type="string">
            <text:p>http://atelierszerodechet.fr/,</text:p>
          </table:table-cell>
          <table:table-cell office:value-type="string" calcext:value-type="string">
            <text:p>06 33 28 52 75</text:p>
          </table:table-cell>
          <table:table-cell office:value-type="string" calcext:value-type="string">
            <text:p>contact@atelierszerodechet.fr</text:p>
          </table:table-cell>
          <table:table-cell table:number-columns-repeated="8"/>
          <table:table-cell office:value-type="float" office:value="1478" calcext:value-type="float">
            <text:p>1478</text:p>
          </table:table-cell>
          <table:table-cell office:value-type="string" calcext:value-type="string">
            <text:p>https://www.facebook.com/atelierszerodechet/?modal=admin_todo_tour</text:p>
          </table:table-cell>
          <table:table-cell office:value-type="string" calcext:value-type="string">
            <text:p>Joséphine Dabilly</text:p>
          </table:table-cell>
          <table:table-cell office:value-type="string" calcext:value-type="string">
            <text:p>Fondatrice</text:p>
          </table:table-cell>
          <table:table-cell office:value-type="string" calcext:value-type="string">
            <text:p>06 33 28 52 75 / contact@atelierszerodechet.fr</text:p>
          </table:table-cell>
          <table:table-cell table:number-columns-repeated="3"/>
          <table:table-cell office:value-type="string" calcext:value-type="string">
            <text:p>Non</text:p>
          </table:table-cell>
          <table:table-cell office:value-type="string" calcext:value-type="string">
            <text:p>http://www.ecopole.com/adherents/ateliers-zero-dechet/,</text:p>
          </table:table-cell>
          <table:table-cell table:number-columns-repeated="7"/>
          <table:table-cell table:style-name="ce534" table:formula="of:=JSONANNUAIRE([.A27]; [.B27]; [.C27]; [.D27]; [.E27]; [.F27]; [.G27]; [.H27]; [.I27]; [.J27]; [.K27]; [.L27]; [.M27]; [.N27]; [.O27]; [.P27]; [.Q27]; [.R27]; [.S27]; [.T27]; [.U27]; [.V27]; [.W27]; [.X27]; [.Y27]; [.Z27]; [.AA27]; [.AB27]; [.AC27]; [.AD27]; [.AE27]; [.AF27]; [.AG27]; [.AH27]; [.AI27]; [.AJ27]; [.AK27]; [.AL27]; [.AM27]; [.AN27])" office:value-type="string" office:string-value="   {&#10;      &quot;code&quot;:&quot;annuaire_025&quot;,&#10;      &quot;nom&quot;:&quot;Ateliers zéro déchet&quot;,&#10;      &quot;nom_en&quot;:&quot;Ateliers zéro déchet&quot;,&#10;      &quot;statut&quot;:&quot;Entreprise privée &quot;,&#10;      &quot;secteur_geographique&quot;:&quot;Loire Atlantique&quot;,&#10;      &quot;url&quot;:&quot;http://atelierszerodechet.fr/,&quot;,&#10;      &quot;email&quot;:&quot;contact@atelierszerodechet.fr&quot;,&#10;      &quot;facebook&quot;:&quot;https://www.facebook.com/atelierszerodechet/?modal=admin_todo_tour&quot;,&#10;      &quot;tel&quot;:&quot;06 33 28 52 75&quot;,&#10;      &quot;adresseTemp&quot;:&quot;  &quot;&#10;   }," calcext:value-type="string">
            <text:p>   {</text:p>
            <text:p>      "code":"annuaire_025",</text:p>
            <text:p>      "nom":"Ateliers zéro déchet",</text:p>
            <text:p>      "nom_en":"Ateliers zéro déchet",</text:p>
            <text:p>      "statut":"Entreprise privée ",</text:p>
            <text:p>      "secteur_geographique":"Loire Atlantique",</text:p>
            <text:p>      "url":"http://atelierszerodechet.fr/,",</text:p>
            <text:p>      "email":"contact@atelierszerodechet.fr",</text:p>
            <text:p>      "facebook":"https://www.facebook.com/atelierszerodechet/?modal=admin_todo_tour",</text:p>
            <text:p>      "tel":"06 33 28 52 75",</text:p>
            <text:p>      "adresseTemp":"  "</text:p>
            <text:p>   },</text:p>
          </table:table-cell>
        </table:table-row>
        <table:table-row table:style-name="ro39">
          <table:table-cell office:value-type="string" calcext:value-type="string">
            <text:p>annuaire_026</text:p>
          </table:table-cell>
          <table:table-cell office:value-type="string" calcext:value-type="string">
            <text:p>Nous and Co</text:p>
          </table:table-cell>
          <table:table-cell office:value-type="string" calcext:value-type="string">
            <text:p>Organise des espaces de gratuité (inclus boîtes à don et boîtes à livres)Prête ou loue des biens au lieu de les posséderPropose ou loue de la vaisselle non jetableRécupération des livres en bon état</text:p>
          </table:table-cell>
          <table:table-cell office:value-type="string" calcext:value-type="string">
            <text:p>Nous and Co développe des projets d'économie du partage : boîtes à dons, Boutique du Partage (dons et prêts d'objets) à Nante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text:p>
          </table:table-cell>
          <table:table-cell office:value-type="string" calcext:value-type="string">
            <text:p>Nous and Co est une association spécialiste des pratiques de consommation non-marchandes : le don, le prêt, l'échange, la mise en bien commun.\n\nElle développe et promeut ces pratiques, aussi regroupées sous le nom d' "économie du partage" <text:s/>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able:table-cell>
          <table:table-cell office:value-type="string" calcext:value-type="string">
            <text:p>https://www.nousandco.fr/,</text:p>
          </table:table-cell>
          <table:table-cell office:value-type="float" office:value="634396386" calcext:value-type="float">
            <text:p>634396386</text:p>
          </table:table-cell>
          <table:table-cell office:value-type="string" calcext:value-type="string">
            <text:p>contact@nousandco.fr</text:p>
          </table:table-cell>
          <table:table-cell office:value-type="string" calcext:value-type="string">
            <text:p>La Boutique du Partage</text:p>
          </table:table-cell>
          <table:table-cell office:value-type="string" calcext:value-type="string">
            <text:p>09 rue Jules Noël</text:p>
          </table:table-cell>
          <table:table-cell office:value-type="float" office:value="44100" calcext:value-type="float">
            <text:p>44100</text:p>
          </table:table-cell>
          <table:table-cell office:value-type="string" calcext:value-type="string">
            <text:p>Nantes</text:p>
          </table:table-cell>
          <table:table-cell office:value-type="string" calcext:value-type="string">
            <text:p>Nous and Co</text:p>
          </table:table-cell>
          <table:table-cell office:value-type="string" calcext:value-type="string">
            <text:p>08 rue Saint-Domingue</text:p>
          </table:table-cell>
          <table:table-cell office:value-type="float" office:value="44200" calcext:value-type="float">
            <text:p>44200</text:p>
          </table:table-cell>
          <table:table-cell office:value-type="string" calcext:value-type="string">
            <text:p>Nantes</text:p>
          </table:table-cell>
          <table:table-cell office:value-type="float" office:value="1473" calcext:value-type="float">
            <text:p>1473</text:p>
          </table:table-cell>
          <table:table-cell office:value-type="string" calcext:value-type="string">
            <text:p>https://www.facebook.com/AssoNousandCo/</text:p>
          </table:table-cell>
          <table:table-cell office:value-type="string" calcext:value-type="string">
            <text:p>Emilie Le Goff</text:p>
          </table:table-cell>
          <table:table-cell office:value-type="string" calcext:value-type="string">
            <text:p>Chargée de projets</text:p>
          </table:table-cell>
          <table:table-cell office:value-type="float" office:value="634396386" calcext:value-type="float">
            <text:p>634396386</text:p>
          </table:table-cell>
          <table:table-cell table:number-columns-repeated="3"/>
          <table:table-cell office:value-type="string" calcext:value-type="string">
            <text:p>Non</text:p>
          </table:table-cell>
          <table:table-cell table:number-columns-repeated="8"/>
          <table:table-cell table:style-name="ce534" table:formula="of:=JSONANNUAIRE([.A28]; [.B28]; [.C28]; [.D28]; [.E28]; [.F28]; [.G28]; [.H28]; [.I28]; [.J28]; [.K28]; [.L28]; [.M28]; [.N28]; [.O28]; [.P28]; [.Q28]; [.R28]; [.S28]; [.T28]; [.U28]; [.V28]; [.W28]; [.X28]; [.Y28]; [.Z28]; [.AA28]; [.AB28]; [.AC28]; [.AD28]; [.AE28]; [.AF28]; [.AG28]; [.AH28]; [.AI28]; [.AJ28]; [.AK28]; [.AL28]; [.AM28]; [.AN28])" office:value-type="string" office:string-value="   {&#10;      &quot;code&quot;:&quot;annuaire_026&quot;,&#10;      &quot;nom&quot;:&quot;Nous and Co&quot;,&#10;      &quot;nom_en&quot;:&quot;Nous and Co&quot;,&#10;      &quot;description&quot;:&quot;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quot;,&#10;      &quot;statut&quot;:&quot;Association&quot;,&#10;      &quot;secteur_geographique&quot;:&quot;Nantes&quot;,&#10;      &quot;url&quot;:&quot;https://www.nousandco.fr/,&quot;,&#10;      &quot;email&quot;:&quot;contact@nousandco.fr&quot;,&#10;      &quot;facebook&quot;:&quot;https://www.facebook.com/AssoNousandCo/&quot;,&#10;      &quot;tel&quot;:&quot;634396386&quot;,&#10;      &quot;adresseTemp&quot;:&quot;09 rue Jules Noël 44100 Nantes&quot;,&#10;      &quot;objets_recuperes&quot;:&quot;__toutes les matières habituelles d'un particulier&quot;,&#10;      &quot;mots_cles&quot;:&quot;__toutes les matières habituelles d'un particulier&quot;&#10;   }," calcext:value-type="string">
            <text:p>   {</text:p>
            <text:p>      "code":"annuaire_026",</text:p>
            <text:p>      "nom":"Nous and Co",</text:p>
            <text:p>      "nom_en":"Nous and Co",</text:p>
            <text:p>      "description":"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ext:p>      "statut":"Association",</text:p>
            <text:p>      "secteur_geographique":"Nantes",</text:p>
            <text:p>      "url":"https://www.nousandco.fr/,",</text:p>
            <text:p>      "email":"contact@nousandco.fr",</text:p>
            <text:p>      "facebook":"https://www.facebook.com/AssoNousandCo/",</text:p>
            <text:p>      "tel":"634396386",</text:p>
            <text:p>      "adresseTemp":"09 rue Jules Noël 441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27</text:p>
          </table:table-cell>
          <table:table-cell office:value-type="string" calcext:value-type="string">
            <text:p>OASIS environnement</text:p>
          </table:table-cell>
          <table:table-cell office:value-type="string" calcext:value-type="string">
            <text:p>Accompagnement des professionnels sur la réduction des déchets dus à leurs métiersFormations (zéro déchet ou économie circulaire, transition énergétique...)</text:p>
          </table:table-cell>
          <table:table-cell office:value-type="string" calcext:value-type="string">
            <text:p>OASIS environnement accompagne les entreprises et leurs salariés vers un objectif ZERO déchet au bureau. Grâce à des diagnostics déchets, des formations et des défis, OASIS environnement apporte toutes les solutions pour réduire et mieux valoriser les déchets de bureau. </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1-2</text:p>
          </table:table-cell>
          <table:table-cell office:value-type="string" calcext:value-type="string">
            <text:p>Région Pays de la Loire</text:p>
          </table:table-cell>
          <table:table-cell office:value-type="string" calcext:value-type="string">
            <text:p>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able:table-cell>
          <table:table-cell office:value-type="string" calcext:value-type="string">
            <text:p>http://www.oasis-environnement.org/,</text:p>
          </table:table-cell>
          <table:table-cell office:value-type="string" calcext:value-type="string">
            <text:p>07 69 49 90 17</text:p>
          </table:table-cell>
          <table:table-cell office:value-type="string" calcext:value-type="string">
            <text:p>contact@oasis-environnement.org</text:p>
          </table:table-cell>
          <table:table-cell office:value-type="string" calcext:value-type="string">
            <text:p>OASIS environnement</text:p>
          </table:table-cell>
          <table:table-cell office:value-type="string" calcext:value-type="string">
            <text:p>6 bis rue Léon Jost</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59" calcext:value-type="float">
            <text:p>1459</text:p>
          </table:table-cell>
          <table:table-cell office:value-type="string" calcext:value-type="string">
            <text:p>https://www.facebook.com/OASISenvironnement/</text:p>
          </table:table-cell>
          <table:table-cell office:value-type="string" calcext:value-type="string">
            <text:p>Cédric HENRAT</text:p>
          </table:table-cell>
          <table:table-cell office:value-type="string" calcext:value-type="string">
            <text:p>Coordinateur</text:p>
          </table:table-cell>
          <table:table-cell office:value-type="string" calcext:value-type="string">
            <text:p>07 69 49 90 17</text:p>
          </table:table-cell>
          <table:table-cell table:number-columns-repeated="3"/>
          <table:table-cell office:value-type="string" calcext:value-type="string">
            <text:p>Non</text:p>
          </table:table-cell>
          <table:table-cell office:value-type="string" calcext:value-type="string">
            <text:p>http://www.ecopole.com/adherents/oasis-environnement-agir-pour-une-ville-sans-dechet/,</text:p>
          </table:table-cell>
          <table:table-cell table:number-columns-repeated="7"/>
          <table:table-cell table:style-name="ce534" table:formula="of:=JSONANNUAIRE([.A29]; [.B29]; [.C29]; [.D29]; [.E29]; [.F29]; [.G29]; [.H29]; [.I29]; [.J29]; [.K29]; [.L29]; [.M29]; [.N29]; [.O29]; [.P29]; [.Q29]; [.R29]; [.S29]; [.T29]; [.U29]; [.V29]; [.W29]; [.X29]; [.Y29]; [.Z29]; [.AA29]; [.AB29]; [.AC29]; [.AD29]; [.AE29]; [.AF29]; [.AG29]; [.AH29]; [.AI29]; [.AJ29]; [.AK29]; [.AL29]; [.AM29]; [.AN29])" office:value-type="string" office:string-value="   {&#10;      &quot;code&quot;:&quot;annuaire_027&quot;,&#10;      &quot;nom&quot;:&quot;OASIS environnement&quot;,&#10;      &quot;nom_en&quot;:&quot;OASIS environnement&quot;,&#10;      &quot;description&quot;:&quot;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quot;,&#10;      &quot;statut&quot;:&quot;Association&quot;,&#10;      &quot;secteur_geographique&quot;:&quot;Région Pays de la Loire&quot;,&#10;      &quot;url&quot;:&quot;http://www.oasis-environnement.org/,&quot;,&#10;      &quot;email&quot;:&quot;contact@oasis-environnement.org&quot;,&#10;      &quot;facebook&quot;:&quot;https://www.facebook.com/OASISenvironnement/&quot;,&#10;      &quot;tel&quot;:&quot;07 69 49 90 17&quot;,&#10;      &quot;adresseTemp&quot;:&quot;6 bis rue Léon Jost 44300 NANTES&quot;,&#10;      &quot;objets_recuperes&quot;:&quot;_toutes les matières d'une entreprise non spécialisée&quot;,&#10;      &quot;mots_cles&quot;:&quot;_toutes les matières d'une entreprise non spécialisée&quot;&#10;   }," calcext:value-type="string">
            <text:p>   {</text:p>
            <text:p>      "code":"annuaire_027",</text:p>
            <text:p>      "nom":"OASIS environnement",</text:p>
            <text:p>      "nom_en":"OASIS environnement",</text:p>
            <text:p>      "description":"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ext:p>      "statut":"Association",</text:p>
            <text:p>      "secteur_geographique":"Région Pays de la Loire",</text:p>
            <text:p>      "url":"http://www.oasis-environnement.org/,",</text:p>
            <text:p>      "email":"contact@oasis-environnement.org",</text:p>
            <text:p>      "facebook":"https://www.facebook.com/OASISenvironnement/",</text:p>
            <text:p>      "tel":"07 69 49 90 17",</text:p>
            <text:p>      "adresseTemp":"6 bis rue Léon Jost 44300 NANTES",</text:p>
            <text:p>      "objets_recuperes":"_toutes les matières d'une entreprise non spécialisée",</text:p>
            <text:p>      "mots_cles":"_toutes les matières d'une entreprise non spécialisée"</text:p>
            <text:p>   },</text:p>
          </table:table-cell>
        </table:table-row>
        <table:table-row table:style-name="ro39">
          <table:table-cell office:value-type="string" calcext:value-type="string">
            <text:p>annuaire_028</text:p>
          </table:table-cell>
          <table:table-cell office:value-type="string" calcext:value-type="string">
            <text:p>Bootcamp Edeni Nantes</text:p>
          </table:table-cell>
          <table:table-cell office:value-type="string" calcext:value-type="string">
            <text:p>Formations (zéro déchet ou économie circulaire, transition énergétique...)</text:p>
          </table:table-cell>
          <table:table-cell office:value-type="string" calcext:value-type="string">
            <text:p>Le bootcamp Edeni transition écologique c'est une aventure collective pour passer des convictions à l'action sur le zéro déchet et la transition écologique. Concrètement : 6 soirées de formation, un accompagnement quotidien de 6 semaines et une base documentaire synthèse de 5 ans de recherches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text:p>
          </table:table-cell>
          <table:table-cell office:value-type="string" calcext:value-type="string">
            <text:p>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able:table-cell>
          <table:table-cell office:value-type="string" calcext:value-type="string">
            <text:p>https://www.edeni.fr/,https://www.facebook.com/bootcampedenipaysdelaloire/</text:p>
          </table:table-cell>
          <table:table-cell/>
          <table:table-cell office:value-type="string" calcext:value-type="string">
            <text:p>contact@edeni.fr</text:p>
          </table:table-cell>
          <table:table-cell table:number-columns-repeated="6"/>
          <table:table-cell office:value-type="string" calcext:value-type="string">
            <text:p>mathilde.bres@hotmail.fr</text:p>
          </table:table-cell>
          <table:table-cell office:value-type="string" calcext:value-type="string">
            <text:p>Nantes</text:p>
          </table:table-cell>
          <table:table-cell office:value-type="float" office:value="1450" calcext:value-type="float">
            <text:p>1450</text:p>
          </table:table-cell>
          <table:table-cell office:value-type="string" calcext:value-type="string">
            <text:p>https://www.facebook.com/bootcampedenipaysdelaloire/</text:p>
          </table:table-cell>
          <table:table-cell office:value-type="string" calcext:value-type="string">
            <text:p>Mathilde BRES</text:p>
          </table:table-cell>
          <table:table-cell office:value-type="string" calcext:value-type="string">
            <text:p>Formatrice du bootcamp</text:p>
          </table:table-cell>
          <table:table-cell office:value-type="string" calcext:value-type="string">
            <text:p>https://www.facebook.com/bootcampedenipaysdelaloire/</text:p>
          </table:table-cell>
          <table:table-cell table:number-columns-repeated="3"/>
          <table:table-cell office:value-type="string" calcext:value-type="string">
            <text:p>Oui</text:p>
          </table:table-cell>
          <table:table-cell table:number-columns-repeated="8"/>
          <table:table-cell table:style-name="ce534" table:formula="of:=JSONANNUAIRE([.A30]; [.B30]; [.C30]; [.D30]; [.E30]; [.F30]; [.G30]; [.H30]; [.I30]; [.J30]; [.K30]; [.L30]; [.M30]; [.N30]; [.O30]; [.P30]; [.Q30]; [.R30]; [.S30]; [.T30]; [.U30]; [.V30]; [.W30]; [.X30]; [.Y30]; [.Z30]; [.AA30]; [.AB30]; [.AC30]; [.AD30]; [.AE30]; [.AF30]; [.AG30]; [.AH30]; [.AI30]; [.AJ30]; [.AK30]; [.AL30]; [.AM30]; [.AN30])" office:value-type="string" office:string-value="   {&#10;      &quot;code&quot;:&quot;annuaire_028&quot;,&#10;      &quot;nom&quot;:&quot;Bootcamp Edeni Nantes&quot;,&#10;      &quot;nom_en&quot;:&quot;Bootcamp Edeni Nantes&quot;,&#10;      &quot;description&quot;:&quot;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quot;,&#10;      &quot;statut&quot;:&quot;Porteur(s) de projet (sans statut particulier)&quot;,&#10;      &quot;secteur_geographique&quot;:&quot;Nantes&quot;,&#10;      &quot;url&quot;:&quot;https://www.edeni.fr/,https://www.facebook.com/bootcampedenipaysdelaloire/&quot;,&#10;      &quot;email&quot;:&quot;contact@edeni.fr&quot;,&#10;      &quot;facebook&quot;:&quot;https://www.facebook.com/bootcampedenipaysdelaloire/&quot;,&#10;      &quot;adresseTemp&quot;:&quot;  &quot;,&#10;      &quot;objets_recuperes&quot;:&quot;__toutes les matières habituelles d'un particulier&quot;,&#10;      &quot;mots_cles&quot;:&quot;__toutes les matières habituelles d'un particulier&quot;&#10;   }," calcext:value-type="string">
            <text:p>   {</text:p>
            <text:p>      "code":"annuaire_028",</text:p>
            <text:p>      "nom":"Bootcamp Edeni Nantes",</text:p>
            <text:p>      "nom_en":"Bootcamp Edeni Nantes",</text:p>
            <text:p>      "description":"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ext:p>      "statut":"Porteur(s) de projet (sans statut particulier)",</text:p>
            <text:p>      "secteur_geographique":"Nantes",</text:p>
            <text:p>      "url":"https://www.edeni.fr/,https://www.facebook.com/bootcampedenipaysdelaloire/",</text:p>
            <text:p>      "email":"contact@edeni.fr",</text:p>
            <text:p>      "facebook":"https://www.facebook.com/bootcampedenipaysdelaloire/",</text:p>
            <text:p>      "adresseTemp":"  ",</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29</text:p>
          </table:table-cell>
          <table:table-cell office:value-type="string" calcext:value-type="string">
            <text:p>SupporTerre</text:p>
          </table:table-cell>
          <table:table-cell office:value-type="string" calcext:value-type="string">
            <text:p>Accompagnement des professionnels sur la réduction des déchets dus à leurs métiersFormations (zéro déchet ou économie circulaire, transition énergétique...)Information sur la réduction des déchets à la source (hors stand)Organise des collectes citoyenne de déchetsOrganise ou tient des conférencesRécupére des objets usagés, les vérifie/nettoie et les revendsRecyclage de tissu/vêtement (hors atelier couture)Recyclage des articles de sportRéparation et reventeSensibilisation ou ateliers avec des scolairesStand de conseil sur le recyclageStand sensibilisation réduction "déchets"Vente de produits d'occasion</text:p>
          </table:table-cell>
          <table:table-cell office:value-type="string" calcext:value-type="string">
            <text:p>L'association SupporTerre lie les enjeux du sport et du développement durable. Nous avons ouvert la première recyclerie du sport de la région = collecte, valorisation et vente des articles de sport inutilisés à des prix accessibles.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string" calcext:value-type="string">
            <text:p>1-2</text:p>
          </table:table-cell>
          <table:table-cell office:value-type="string" calcext:value-type="string">
            <text:p>Nantes et sa métropole, département, région Pays de la Loire</text:p>
          </table:table-cell>
          <table:table-cell/>
          <table:table-cell office:value-type="string" calcext:value-type="string">
            <text:p>http://www.supporterre.fr/,</text:p>
          </table:table-cell>
          <table:table-cell/>
          <table:table-cell office:value-type="string" calcext:value-type="string">
            <text:p>contact@supporterre.fr</text:p>
          </table:table-cell>
          <table:table-cell office:value-type="string" calcext:value-type="string">
            <text:p>Recyclerie du sport</text:p>
          </table:table-cell>
          <table:table-cell office:value-type="string" calcext:value-type="string">
            <text:p>29 rue Corentin Bourveau</text:p>
          </table:table-cell>
          <table:table-cell office:value-type="float" office:value="44100" calcext:value-type="float">
            <text:p>44100</text:p>
          </table:table-cell>
          <table:table-cell office:value-type="string" calcext:value-type="string">
            <text:p>Nantes</text:p>
          </table:table-cell>
          <table:table-cell table:number-columns-repeated="4"/>
          <table:table-cell office:value-type="float" office:value="1442" calcext:value-type="float">
            <text:p>1442</text:p>
          </table:table-cell>
          <table:table-cell office:value-type="string" calcext:value-type="string">
            <text:p><text:s/>www.facebook.com/supporterre</text:p>
          </table:table-cell>
          <table:table-cell office:value-type="string" calcext:value-type="string">
            <text:p>SupporTerre</text:p>
          </table:table-cell>
          <table:table-cell table:number-columns-repeated="2" office:value-type="string" calcext:value-type="string">
            <text:p>-</text:p>
          </table:table-cell>
          <table:table-cell table:number-columns-repeated="3"/>
          <table:table-cell office:value-type="string" calcext:value-type="string">
            <text:p>Non</text:p>
          </table:table-cell>
          <table:table-cell table:number-columns-repeated="8"/>
          <table:table-cell table:style-name="ce534" table:formula="of:=JSONANNUAIRE([.A31]; [.B31]; [.C31]; [.D31]; [.E31]; [.F31]; [.G31]; [.H31]; [.I31]; [.J31]; [.K31]; [.L31]; [.M31]; [.N31]; [.O31]; [.P31]; [.Q31]; [.R31]; [.S31]; [.T31]; [.U31]; [.V31]; [.W31]; [.X31]; [.Y31]; [.Z31]; [.AA31]; [.AB31]; [.AC31]; [.AD31]; [.AE31]; [.AF31]; [.AG31]; [.AH31]; [.AI31]; [.AJ31]; [.AK31]; [.AL31]; [.AM31]; [.AN31])" office:value-type="string" office:string-value="   {&#10;      &quot;code&quot;:&quot;annuaire_029&quot;,&#10;      &quot;nom&quot;:&quot;SupporTerre&quot;,&#10;      &quot;nom_en&quot;:&quot;SupporTerre&quot;,&#10;      &quot;statut&quot;:&quot;Association&quot;,&#10;      &quot;secteur_geographique&quot;:&quot;Nantes et sa métropole, département, région Pays de la Loire&quot;,&#10;      &quot;url&quot;:&quot;http://www.supporterre.fr/,&quot;,&#10;      &quot;email&quot;:&quot;contact@supporterre.fr&quot;,&#10;      &quot;facebook&quot;:&quot; www.facebook.com/supporterre&quot;,&#10;      &quot;adresseTemp&quot;:&quot;29 rue Corentin Bourveau 44100 Nantes&quot;,&#10;      &quot;objets_recuperes&quot;:&quot;tissus et vêtements&quot;,&#10;      &quot;mots_cles&quot;:&quot;tissus et vêtements&quot;&#10;   }," calcext:value-type="string">
            <text:p>   {</text:p>
            <text:p>      "code":"annuaire_029",</text:p>
            <text:p>      "nom":"SupporTerre",</text:p>
            <text:p>      "nom_en":"SupporTerre",</text:p>
            <text:p>      "statut":"Association",</text:p>
            <text:p>      "secteur_geographique":"Nantes et sa métropole, département, région Pays de la Loire",</text:p>
            <text:p>      "url":"http://www.supporterre.fr/,",</text:p>
            <text:p>      "email":"contact@supporterre.fr",</text:p>
            <text:p>      "facebook":" www.facebook.com/supporterre",</text:p>
            <text:p>      "adresseTemp":"29 rue Corentin Bourveau 44100 Nantes",</text:p>
            <text:p>      "objets_recuperes":"tissus et vêtements",</text:p>
            <text:p>      "mots_cles":"tissus et vêtements"</text:p>
            <text:p>   },</text:p>
          </table:table-cell>
        </table:table-row>
        <table:table-row table:style-name="ro39">
          <table:table-cell office:value-type="string" calcext:value-type="string">
            <text:p>annuaire_030</text:p>
          </table:table-cell>
          <table:table-cell office:value-type="string" calcext:value-type="string">
            <text:p>Vrac Facile</text:p>
          </table:table-cell>
          <table:table-cell office:value-type="string" calcext:value-type="string">
            <text:p>Vente de produits en vracVente de produits zéro déchet</text:p>
          </table:table-cell>
          <table:table-cell office:value-type="string" calcext:value-type="string">
            <text:p>Epicerie bio, sans emaballage si possible local en livraison ou sur les marchés dans l'agglomération nantaise (44).</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Agglomération nantaise (44)</text:p>
          </table:table-cell>
          <table:table-cell office:value-type="string" calcext:value-type="string">
            <text:p>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text:s/>: Marché de Zola\nVendredi matin : Marché de la marrière - Nantes\nVendredi soir : Marché d'Orvault Chantilly\nSamedi matin : Marché de Ste-luce-sur-Loire\nDimanche matin : Marché de Basse-Indre\n</text:p>
          </table:table-cell>
          <table:table-cell office:value-type="string" calcext:value-type="string">
            <text:p>https://www.vracfacile.fr,</text:p>
          </table:table-cell>
          <table:table-cell office:value-type="string" calcext:value-type="string">
            <text:p>06 83 45 56 13</text:p>
          </table:table-cell>
          <table:table-cell office:value-type="string" calcext:value-type="string">
            <text:p>nicolas@vracfacile.fr</text:p>
          </table:table-cell>
          <table:table-cell table:number-columns-repeated="8"/>
          <table:table-cell office:value-type="float" office:value="1430" calcext:value-type="float">
            <text:p>1430</text:p>
          </table:table-cell>
          <table:table-cell office:value-type="string" calcext:value-type="string">
            <text:p>https://www.facebook.com/Vracfacile</text:p>
          </table:table-cell>
          <table:table-cell office:value-type="string" calcext:value-type="string">
            <text:p>Nicolas Massé</text:p>
          </table:table-cell>
          <table:table-cell office:value-type="string" calcext:value-type="string">
            <text:p>Gérant</text:p>
          </table:table-cell>
          <table:table-cell office:value-type="string" calcext:value-type="string">
            <text:p>06 83 45 56 13</text:p>
          </table:table-cell>
          <table:table-cell table:number-columns-repeated="3"/>
          <table:table-cell office:value-type="string" calcext:value-type="string">
            <text:p>Non</text:p>
          </table:table-cell>
          <table:table-cell table:number-columns-repeated="6"/>
          <table:table-cell office:value-type="string" calcext:value-type="string">
            <text:p>https://www.facebook.com/Vracfacile/videos/470476810250532,</text:p>
          </table:table-cell>
          <table:table-cell/>
          <table:table-cell table:style-name="ce534" table:formula="of:=JSONANNUAIRE([.A32]; [.B32]; [.C32]; [.D32]; [.E32]; [.F32]; [.G32]; [.H32]; [.I32]; [.J32]; [.K32]; [.L32]; [.M32]; [.N32]; [.O32]; [.P32]; [.Q32]; [.R32]; [.S32]; [.T32]; [.U32]; [.V32]; [.W32]; [.X32]; [.Y32]; [.Z32]; [.AA32]; [.AB32]; [.AC32]; [.AD32]; [.AE32]; [.AF32]; [.AG32]; [.AH32]; [.AI32]; [.AJ32]; [.AK32]; [.AL32]; [.AM32]; [.AN32])" office:value-type="string" office:string-value="   {&#10;      &quot;code&quot;:&quot;annuaire_030&quot;,&#10;      &quot;nom&quot;:&quot;Vrac Facile&quot;,&#10;      &quot;nom_en&quot;:&quot;Vrac Facile&quot;,&#10;      &quot;description&quot;:&quot;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quot;,&#10;      &quot;statut&quot;:&quot;Entreprise privée &quot;,&#10;      &quot;secteur_geographique&quot;:&quot;Agglomération nantaise (44)&quot;,&#10;      &quot;url&quot;:&quot;https://www.vracfacile.fr,&quot;,&#10;      &quot;email&quot;:&quot;nicolas@vracfacile.fr&quot;,&#10;      &quot;facebook&quot;:&quot;https://www.facebook.com/Vracfacile&quot;,&#10;      &quot;tel&quot;:&quot;06 83 45 56 13&quot;,&#10;      &quot;adresseTemp&quot;:&quot;  &quot;,&#10;      &quot;video&quot;:&quot;https://www.facebook.com/Vracfacile/videos/470476810250532,&quot;&#10;   }," calcext:value-type="string">
            <text:p>   {</text:p>
            <text:p>      "code":"annuaire_030",</text:p>
            <text:p>      "nom":"Vrac Facile",</text:p>
            <text:p>      "nom_en":"Vrac Facile",</text:p>
            <text:p>      "description":"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text:p>
            <text:p>      "statut":"Entreprise privée ",</text:p>
            <text:p>      "secteur_geographique":"Agglomération nantaise (44)",</text:p>
            <text:p>      "url":"https://www.vracfacile.fr,",</text:p>
            <text:p>      "email":"nicolas@vracfacile.fr",</text:p>
            <text:p>      "facebook":"https://www.facebook.com/Vracfacile",</text:p>
            <text:p>      "tel":"06 83 45 56 13",</text:p>
            <text:p>      "adresseTemp":"  ",</text:p>
            <text:p>      "video":"https://www.facebook.com/Vracfacile/videos/470476810250532,"</text:p>
            <text:p>   },</text:p>
          </table:table-cell>
        </table:table-row>
        <table:table-row table:style-name="ro39">
          <table:table-cell office:value-type="string" calcext:value-type="string">
            <text:p>annuaire_031</text:p>
          </table:table-cell>
          <table:table-cell office:value-type="string" calcext:value-type="string">
            <text:p>Le Drive en Bocal</text:p>
          </table:table-cell>
          <table:table-cell table:number-columns-repeated="3"/>
          <table:table-cell office:value-type="string" calcext:value-type="string">
            <text:p>La structure est active.</text:p>
          </table:table-cell>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table:table-cell office:value-type="string" calcext:value-type="string">
            <text:p>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able:table-cell>
          <table:table-cell office:value-type="string" calcext:value-type="string">
            <text:p>http://www.ledriveenbocal.com,</text:p>
          </table:table-cell>
          <table:table-cell office:value-type="string" calcext:value-type="string">
            <text:p>06-30-20-17-34</text:p>
          </table:table-cell>
          <table:table-cell office:value-type="string" calcext:value-type="string">
            <text:p>contact@ledriveenbocal.com</text:p>
          </table:table-cell>
          <table:table-cell/>
          <table:table-cell office:value-type="string" calcext:value-type="string">
            <text:p>ZAC LE chêne ferré</text:p>
          </table:table-cell>
          <table:table-cell office:value-type="float" office:value="44120" calcext:value-type="float">
            <text:p>44120</text:p>
          </table:table-cell>
          <table:table-cell office:value-type="string" calcext:value-type="string">
            <text:p>Vertou</text:p>
          </table:table-cell>
          <table:table-cell table:number-columns-repeated="4"/>
          <table:table-cell office:value-type="float" office:value="1423" calcext:value-type="float">
            <text:p>1423</text:p>
          </table:table-cell>
          <table:table-cell office:value-type="string" calcext:value-type="string">
            <text:p>www.facebook.com/ledriveenbocal</text:p>
          </table:table-cell>
          <table:table-cell office:value-type="string" calcext:value-type="string">
            <text:p>LEMENAND</text:p>
          </table:table-cell>
          <table:table-cell office:value-type="string" calcext:value-type="string">
            <text:p>Co gérante</text:p>
          </table:table-cell>
          <table:table-cell office:value-type="string" calcext:value-type="string">
            <text:p>contact@ledriveenbocal.com</text:p>
          </table:table-cell>
          <table:table-cell office:value-type="string" calcext:value-type="string">
            <text:p>DOLLET</text:p>
          </table:table-cell>
          <table:table-cell office:value-type="string" calcext:value-type="string">
            <text:p>Co-gérante</text:p>
          </table:table-cell>
          <table:table-cell office:value-type="string" calcext:value-type="string">
            <text:p>07-87-30-03-74</text:p>
          </table:table-cell>
          <table:table-cell office:value-type="string" calcext:value-type="string">
            <text:p>Non</text:p>
          </table:table-cell>
          <table:table-cell table:number-columns-repeated="8"/>
          <table:table-cell table:style-name="ce534" table:formula="of:=JSONANNUAIRE([.A33]; [.B33]; [.C33]; [.D33]; [.E33]; [.F33]; [.G33]; [.H33]; [.I33]; [.J33]; [.K33]; [.L33]; [.M33]; [.N33]; [.O33]; [.P33]; [.Q33]; [.R33]; [.S33]; [.T33]; [.U33]; [.V33]; [.W33]; [.X33]; [.Y33]; [.Z33]; [.AA33]; [.AB33]; [.AC33]; [.AD33]; [.AE33]; [.AF33]; [.AG33]; [.AH33]; [.AI33]; [.AJ33]; [.AK33]; [.AL33]; [.AM33]; [.AN33])" office:value-type="string" office:string-value="   {&#10;      &quot;code&quot;:&quot;annuaire_031&quot;,&#10;      &quot;nom&quot;:&quot;Le Drive en Bocal&quot;,&#10;      &quot;nom_en&quot;:&quot;Le Drive en Bocal&quot;,&#10;      &quot;description&quot;:&quot;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quot;,&#10;      &quot;url&quot;:&quot;http://www.ledriveenbocal.com,&quot;,&#10;      &quot;email&quot;:&quot;contact@ledriveenbocal.com&quot;,&#10;      &quot;facebook&quot;:&quot;www.facebook.com/ledriveenbocal&quot;,&#10;      &quot;tel&quot;:&quot;06-30-20-17-34&quot;,&#10;      &quot;adresseTemp&quot;:&quot;ZAC LE chêne ferré 44120 Vertou&quot;&#10;   }," calcext:value-type="string">
            <text:p>   {</text:p>
            <text:p>      "code":"annuaire_031",</text:p>
            <text:p>      "nom":"Le Drive en Bocal",</text:p>
            <text:p>      "nom_en":"Le Drive en Bocal",</text:p>
            <text:p>      "description":"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ext:p>      "url":"http://www.ledriveenbocal.com,",</text:p>
            <text:p>      "email":"contact@ledriveenbocal.com",</text:p>
            <text:p>      "facebook":"www.facebook.com/ledriveenbocal",</text:p>
            <text:p>      "tel":"06-30-20-17-34",</text:p>
            <text:p>      "adresseTemp":"ZAC LE chêne ferré 44120 Vertou"</text:p>
            <text:p>   },</text:p>
          </table:table-cell>
        </table:table-row>
        <table:table-row table:style-name="ro39">
          <table:table-cell office:value-type="string" calcext:value-type="string">
            <text:p>annuaire_032</text:p>
          </table:table-cell>
          <table:table-cell office:value-type="string" calcext:value-type="string">
            <text:p>BricoLowtech</text:p>
          </table:table-cell>
          <table:table-cell office:value-type="string" calcext:value-type="string">
            <text:p>Atelier de couture de tissus récupérésAtelier sur compostage ou lombricompostageAteliers produits zéro "déchet"Fabrication de produits zéro déchetSensibilisation au gaspillage alimentaireSolutions de récupération des matières organiques (compostage...)Stand sensibilisation réduction "déchets"</text:p>
          </table:table-cell>
          <table:table-cell office:value-type="string" calcext:value-type="string">
            <text:p>La BricoLowtech a pour objectif de favoriser l'émergence et le partage de pratiques alternatives et écologiques pour répondre aux besoins essentiels du quotidien. L'association anime le partage de savoir-faire dans le quartier Nantes Sud, expérimente les low-tech et propose une solution de "compostage" en appartement avec le seau bokashi.</text:p>
          </table:table-cell>
          <table:table-cell office:value-type="string" calcext:value-type="string">
            <text:p>__toutes les matières habituelles d'un particulierdéchets organiques riches (restes alimentai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Principalement le quartier Nantes Sud et quartiers avoisinants</text:p>
          </table:table-cell>
          <table:table-cell office:value-type="string" calcext:value-type="string">
            <text:p>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able:table-cell>
          <table:table-cell/>
          <table:table-cell office:value-type="float" office:value="695918724" calcext:value-type="float">
            <text:p>695918724</text:p>
          </table:table-cell>
          <table:table-cell office:value-type="string" calcext:value-type="string">
            <text:p>bricoLowtech@gmail.com</text:p>
          </table:table-cell>
          <table:table-cell/>
          <table:table-cell office:value-type="string" calcext:value-type="string">
            <text:p>4, place du muguet Nantais (à la Maison des Confluences)\n</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411" calcext:value-type="float">
            <text:p>1411</text:p>
          </table:table-cell>
          <table:table-cell office:value-type="string" calcext:value-type="string">
            <text:p>https://www.facebook.com/BricoLowtech/</text:p>
          </table:table-cell>
          <table:table-cell office:value-type="string" calcext:value-type="string">
            <text:p>Anne-Sophie Leroux</text:p>
          </table:table-cell>
          <table:table-cell office:value-type="string" calcext:value-type="string">
            <text:p>Co-présidente</text:p>
          </table:table-cell>
          <table:table-cell office:value-type="string" calcext:value-type="string">
            <text:p>bricolowtech@gmail.com</text:p>
          </table:table-cell>
          <table:table-cell office:value-type="string" calcext:value-type="string">
            <text:p>Claude Legros</text:p>
          </table:table-cell>
          <table:table-cell office:value-type="string" calcext:value-type="string">
            <text:p>Co-président</text:p>
          </table:table-cell>
          <table:table-cell office:value-type="string" calcext:value-type="string">
            <text:p>bricolowtech@gmail.com</text:p>
          </table:table-cell>
          <table:table-cell office:value-type="string" calcext:value-type="string">
            <text:p>Non</text:p>
          </table:table-cell>
          <table:table-cell table:number-columns-repeated="2"/>
          <table:table-cell office:value-type="string" calcext:value-type="string">
            <text:p>https://www.nantes.fr/infonantes/association/25756,</text:p>
          </table:table-cell>
          <table:table-cell table:number-columns-repeated="5"/>
          <table:table-cell table:style-name="ce534" table:formula="of:=JSONANNUAIRE([.A34]; [.B34]; [.C34]; [.D34]; [.E34]; [.F34]; [.G34]; [.H34]; [.I34]; [.J34]; [.K34]; [.L34]; [.M34]; [.N34]; [.O34]; [.P34]; [.Q34]; [.R34]; [.S34]; [.T34]; [.U34]; [.V34]; [.W34]; [.X34]; [.Y34]; [.Z34]; [.AA34]; [.AB34]; [.AC34]; [.AD34]; [.AE34]; [.AF34]; [.AG34]; [.AH34]; [.AI34]; [.AJ34]; [.AK34]; [.AL34]; [.AM34]; [.AN34])" office:value-type="string" office:string-value="   {&#10;      &quot;code&quot;:&quot;annuaire_032&quot;,&#10;      &quot;nom&quot;:&quot;BricoLowtech&quot;,&#10;      &quot;nom_en&quot;:&quot;BricoLowtech&quot;,&#10;      &quot;description&quot;:&quot;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quot;,&#10;      &quot;statut&quot;:&quot;Association&quot;,&#10;      &quot;secteur_geographique&quot;:&quot;Principalement le quartier Nantes Sud et quartiers avoisinants&quot;,&#10;      &quot;email&quot;:&quot;bricoLowtech@gmail.com&quot;,&#10;      &quot;facebook&quot;:&quot;https://www.facebook.com/BricoLowtech/&quot;,&#10;      &quot;tel&quot;:&quot;695918724&quot;,&#10;      &quot;adresseTemp&quot;:&quot;4, place du muguet Nantais (à la Maison des Confluences)\n 44200 Nantes&quot;,&#10;      &quot;objets_recuperes&quot;:&quot;__toutes les matières habituelles d'un particulierdéchets organiques riches (restes alimentaires...)&quot;,&#10;      &quot;mots_cles&quot;:&quot;__toutes les matières habituelles d'un particulierdéchets organiques riches (restes alimentaires...)&quot;&#10;   }," calcext:value-type="string">
            <text:p>   {</text:p>
            <text:p>      "code":"annuaire_032",</text:p>
            <text:p>      "nom":"BricoLowtech",</text:p>
            <text:p>      "nom_en":"BricoLowtech",</text:p>
            <text:p>      "description":"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ext:p>      "statut":"Association",</text:p>
            <text:p>      "secteur_geographique":"Principalement le quartier Nantes Sud et quartiers avoisinants",</text:p>
            <text:p>      "email":"bricoLowtech@gmail.com",</text:p>
            <text:p>      "facebook":"https://www.facebook.com/BricoLowtech/",</text:p>
            <text:p>      "tel":"695918724",</text:p>
            <text:p>      "adresseTemp":"4, place du muguet Nantais (à la Maison des Confluences)\n 44200 Nantes",</text:p>
            <text:p>      "objets_recuperes":"__toutes les matières habituelles d'un particulierdéchets organiques riches (restes alimentaires...)",</text:p>
            <text:p>      "mots_cles":"__toutes les matières habituelles d'un particulierdéchets organiques riches (restes alimentaires...)"</text:p>
            <text:p>   },</text:p>
          </table:table-cell>
        </table:table-row>
        <table:table-row table:style-name="ro39">
          <table:table-cell office:value-type="string" calcext:value-type="string">
            <text:p>annuaire_033</text:p>
          </table:table-cell>
          <table:table-cell office:value-type="string" calcext:value-type="string">
            <text:p>L'Atelier du Furoshiki</text:p>
          </table:table-cell>
          <table:table-cell office:value-type="string" calcext:value-type="string">
            <text:p>Ateliers produits zéro "déchet"Créateur d'objets du mode de vie zéro déchet (cosmétiques, lingettes, couches....)Détournement (upcycling)Fabrication de produits zéro déchetFormations (zéro déchet ou économie circulaire, transition énergétique...)Information sur la réduction des déchets à la source (hors stand)Organise ou tient des conférencesRecyclage de tissu/vêtement (hors atelier couture)Sensibilisation ou ateliers avec des scolairesVente de produits d'occasionVente de produits zéro déchet</text:p>
          </table:table-cell>
          <table:table-cell office:value-type="string" calcext:value-type="string">
            <text:p>Depuis 10 ans, <text:s/>L’Atelier du Furoshiki propose des animations autour du furoshiki, technique japonaise du pliage et nouage de tissu utilisée pour emballer les cadeaux, le transport des objets de la vie quotidienne et qui permet de réduire ses déchets à la sourc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Agglomération nantaise principalement, mais aussi dans toute la France.</text:p>
          </table:table-cell>
          <table:table-cell office:value-type="string" calcext:value-type="string">
            <text:p>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able:table-cell>
          <table:table-cell office:value-type="string" calcext:value-type="string">
            <text:p>http://www.latelierdufuroshiki.fr,</text:p>
          </table:table-cell>
          <table:table-cell office:value-type="string" calcext:value-type="string">
            <text:p>06 83 71 59 41</text:p>
          </table:table-cell>
          <table:table-cell office:value-type="string" calcext:value-type="string">
            <text:p>contact@latelierdufuroshiki.fr</text:p>
          </table:table-cell>
          <table:table-cell/>
          <table:table-cell office:value-type="string" calcext:value-type="string">
            <text:p>L'Atelier du Furoshiki n'a pas de local. Il intervient au sein de structures : écoles, collectivités, musées, médiathèques, entreprises, etc.</text:p>
          </table:table-cell>
          <table:table-cell table:number-columns-repeated="7"/>
          <table:table-cell office:value-type="string" calcext:value-type="string">
            <text:p>https://www.facebook.com/latelierdufuroshiki/?ref=bookmarks</text:p>
          </table:table-cell>
          <table:table-cell office:value-type="string" calcext:value-type="string">
            <text:p>Le Marec Aurélie</text:p>
          </table:table-cell>
          <table:table-cell office:value-type="string" calcext:value-type="string">
            <text:p>micro-entrepreneur</text:p>
          </table:table-cell>
          <table:table-cell office:value-type="string" calcext:value-type="string">
            <text:p>06 83 71 59 41 ou contact@latelierdufuroshiki.fr</text:p>
          </table:table-cell>
          <table:table-cell table:number-columns-repeated="3"/>
          <table:table-cell office:value-type="string" calcext:value-type="string">
            <text:p>Non</text:p>
          </table:table-cell>
          <table:table-cell office:value-type="string" calcext:value-type="string">
            <text:p>http://www.ecopole.com/adherents/atelier-du-furoshiki-l/,</text:p>
          </table:table-cell>
          <table:table-cell table:number-columns-repeated="7"/>
          <table:table-cell table:style-name="ce534" table:formula="of:=JSONANNUAIRE([.A35]; [.B35]; [.C35]; [.D35]; [.E35]; [.F35]; [.G35]; [.H35]; [.I35]; [.J35]; [.K35]; [.L35]; [.M35]; [.N35]; [.O35]; [.P35]; [.Q35]; [.R35]; [.S35]; [.T35]; [.U35]; [.V35]; [.W35]; [.X35]; [.Y35]; [.Z35]; [.AA35]; [.AB35]; [.AC35]; [.AD35]; [.AE35]; [.AF35]; [.AG35]; [.AH35]; [.AI35]; [.AJ35]; [.AK35]; [.AL35]; [.AM35]; [.AN35])" office:value-type="string" office:string-value="   {&#10;      &quot;code&quot;:&quot;annuaire_033&quot;,&#10;      &quot;nom&quot;:&quot;L'Atelier du Furoshiki&quot;,&#10;      &quot;nom_en&quot;:&quot;L'Atelier du Furoshiki&quot;,&#10;      &quot;description&quot;:&quot;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quot;,&#10;      &quot;statut&quot;:&quot;Entreprise privée &quot;,&#10;      &quot;secteur_geographique&quot;:&quot;Agglomération nantaise principalement, mais aussi dans toute la France.&quot;,&#10;      &quot;url&quot;:&quot;http://www.latelierdufuroshiki.fr,&quot;,&#10;      &quot;email&quot;:&quot;contact@latelierdufuroshiki.fr&quot;,&#10;      &quot;facebook&quot;:&quot;https://www.facebook.com/latelierdufuroshiki/?ref=bookmarks&quot;,&#10;      &quot;tel&quot;:&quot;06 83 71 59 41&quot;,&#10;      &quot;adresseTemp&quot;:&quot;L'Atelier du Furoshiki n'a pas de local. Il intervient au sein de structures : écoles, collectivités, musées, médiathèques, entreprises, etc.  &quot;,&#10;      &quot;objets_recuperes&quot;:&quot;tissus et vêtements&quot;,&#10;      &quot;mots_cles&quot;:&quot;tissus et vêtements&quot;&#10;   }," calcext:value-type="string">
            <text:p>   {</text:p>
            <text:p>      "code":"annuaire_033",</text:p>
            <text:p>      "nom":"L'Atelier du Furoshiki",</text:p>
            <text:p>      "nom_en":"L'Atelier du Furoshiki",</text:p>
            <text:p>      "description":"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ext:p>      "statut":"Entreprise privée ",</text:p>
            <text:p>      "secteur_geographique":"Agglomération nantaise principalement, mais aussi dans toute la France.",</text:p>
            <text:p>      "url":"http://www.latelierdufuroshiki.fr,",</text:p>
            <text:p>      "email":"contact@latelierdufuroshiki.fr",</text:p>
            <text:p>      "facebook":"https://www.facebook.com/latelierdufuroshiki/?ref=bookmarks",</text:p>
            <text:p>      "tel":"06 83 71 59 41",</text:p>
            <text:p>      "adresseTemp":"L'Atelier du Furoshiki n'a pas de local. Il intervient au sein de structures : écoles, collectivités, musées, médiathèques, entreprises, etc.  ",</text:p>
            <text:p>      "objets_recuperes":"tissus et vêtements",</text:p>
            <text:p>      "mots_cles":"tissus et vêtements"</text:p>
            <text:p>   },</text:p>
          </table:table-cell>
        </table:table-row>
        <table:table-row table:style-name="ro39">
          <table:table-cell office:value-type="string" calcext:value-type="string">
            <text:p>annuaire_034</text:p>
          </table:table-cell>
          <table:table-cell office:value-type="string" calcext:value-type="string">
            <text:p>Le Zeste en Plus</text:p>
          </table:table-cell>
          <table:table-cell office:value-type="string" calcext:value-type="string">
            <text:p>Cours de cuisine zéro déchet zéro gaspiOrganise ou tient des conférencesSensibilisation au gaspillage alimentaireStand sensibilisation réduction "déchets"</text:p>
          </table:table-cell>
          <table:table-cell office:value-type="string" calcext:value-type="string">
            <text:p>Le Zeste en Plus accompagne les particuliers, les entreprises et les collectivités vers une alimentation durable. </text:p>
          </table:table-cell>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office:value-type="string" calcext:value-type="string">
            <text:p>Pays de la Loire</text:p>
          </table:table-cell>
          <table:table-cell office:value-type="string" calcext:value-type="string">
            <text:p>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able:table-cell>
          <table:table-cell office:value-type="string" calcext:value-type="string">
            <text:p>http://lezesteenplus.com/,</text:p>
          </table:table-cell>
          <table:table-cell office:value-type="float" office:value="679058919" calcext:value-type="float">
            <text:p>679058919</text:p>
          </table:table-cell>
          <table:table-cell office:value-type="string" calcext:value-type="string">
            <text:p>contact@lezesteenplus.com</text:p>
          </table:table-cell>
          <table:table-cell office:value-type="string" calcext:value-type="string">
            <text:p>Solilab</text:p>
          </table:table-cell>
          <table:table-cell office:value-type="string" calcext:value-type="string">
            <text:p>8 rue St Domingue</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398" calcext:value-type="float">
            <text:p>1398</text:p>
          </table:table-cell>
          <table:table-cell office:value-type="string" calcext:value-type="string">
            <text:p>https://www.facebook.com/LeZesteenPlus/</text:p>
          </table:table-cell>
          <table:table-cell office:value-type="string" calcext:value-type="string">
            <text:p>Emilie GUILLOU</text:p>
          </table:table-cell>
          <table:table-cell office:value-type="string" calcext:value-type="string">
            <text:p>Dirigeante</text:p>
          </table:table-cell>
          <table:table-cell office:value-type="string" calcext:value-type="string">
            <text:p>emilie@lezesteenplus.com</text:p>
          </table:table-cell>
          <table:table-cell office:value-type="string" calcext:value-type="string">
            <text:p>Julie COUTEAU</text:p>
          </table:table-cell>
          <table:table-cell office:value-type="string" calcext:value-type="string">
            <text:p>Co-dirigeante</text:p>
          </table:table-cell>
          <table:table-cell office:value-type="string" calcext:value-type="string">
            <text:p>julie@lezesteenplus.com</text:p>
          </table:table-cell>
          <table:table-cell office:value-type="string" calcext:value-type="string">
            <text:p>Non</text:p>
          </table:table-cell>
          <table:table-cell table:number-columns-repeated="8"/>
          <table:table-cell table:style-name="ce534" table:formula="of:=JSONANNUAIRE([.A36]; [.B36]; [.C36]; [.D36]; [.E36]; [.F36]; [.G36]; [.H36]; [.I36]; [.J36]; [.K36]; [.L36]; [.M36]; [.N36]; [.O36]; [.P36]; [.Q36]; [.R36]; [.S36]; [.T36]; [.U36]; [.V36]; [.W36]; [.X36]; [.Y36]; [.Z36]; [.AA36]; [.AB36]; [.AC36]; [.AD36]; [.AE36]; [.AF36]; [.AG36]; [.AH36]; [.AI36]; [.AJ36]; [.AK36]; [.AL36]; [.AM36]; [.AN36])" office:value-type="string" office:string-value="   {&#10;      &quot;code&quot;:&quot;annuaire_034&quot;,&#10;      &quot;nom&quot;:&quot;Le Zeste en Plus&quot;,&#10;      &quot;nom_en&quot;:&quot;Le Zeste en Plus&quot;,&#10;      &quot;description&quot;:&quot;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quot;,&#10;      &quot;statut&quot;:&quot;SCOP&quot;,&#10;      &quot;secteur_geographique&quot;:&quot;Pays de la Loire&quot;,&#10;      &quot;url&quot;:&quot;http://lezesteenplus.com/,&quot;,&#10;      &quot;email&quot;:&quot;contact@lezesteenplus.com&quot;,&#10;      &quot;facebook&quot;:&quot;https://www.facebook.com/LeZesteenPlus/&quot;,&#10;      &quot;tel&quot;:&quot;679058919&quot;,&#10;      &quot;adresseTemp&quot;:&quot;8 rue St Domingue 44200 NANTES&quot;&#10;   }," calcext:value-type="string">
            <text:p>   {</text:p>
            <text:p>      "code":"annuaire_034",</text:p>
            <text:p>      "nom":"Le Zeste en Plus",</text:p>
            <text:p>      "nom_en":"Le Zeste en Plus",</text:p>
            <text:p>      "description":"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ext:p>      "statut":"SCOP",</text:p>
            <text:p>      "secteur_geographique":"Pays de la Loire",</text:p>
            <text:p>      "url":"http://lezesteenplus.com/,",</text:p>
            <text:p>      "email":"contact@lezesteenplus.com",</text:p>
            <text:p>      "facebook":"https://www.facebook.com/LeZesteenPlus/",</text:p>
            <text:p>      "tel":"679058919",</text:p>
            <text:p>      "adresseTemp":"8 rue St Domingue 44200 NANTES"</text:p>
            <text:p>   },</text:p>
          </table:table-cell>
        </table:table-row>
        <table:table-row table:style-name="ro39">
          <table:table-cell office:value-type="string" calcext:value-type="string">
            <text:p>annuaire_035</text:p>
          </table:table-cell>
          <table:table-cell office:value-type="string" calcext:value-type="string">
            <text:p>Plastic Pickup</text:p>
          </table:table-cell>
          <table:table-cell office:value-type="string" calcext:value-type="string">
            <text:p>Organise des collectes citoyenne de déchets</text:p>
          </table:table-cell>
          <table:table-cell office:value-type="string" calcext:value-type="string">
            <text:p>Organise des collectes de déchets citoyens et des prestations auprès des écoles et entreprises pour sensibiliser sur les déchets dans l'environnement et nos océans. Sur les plages, dans le vignoble et en vill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float" office:value="0" calcext:value-type="float">
            <text:p>0</text:p>
          </table:table-cell>
          <table:table-cell office:value-type="string" calcext:value-type="string">
            <text:p>Région Nantaise et littoral atlantique proche</text:p>
          </table:table-cell>
          <table:table-cell/>
          <table:table-cell office:value-type="string" calcext:value-type="string">
            <text:p>http://www.plastic-pickup.fr,</text:p>
          </table:table-cell>
          <table:table-cell/>
          <table:table-cell office:value-type="string" calcext:value-type="string">
            <text:p>contact@plastic-pickup.fr</text:p>
          </table:table-cell>
          <table:table-cell table:number-columns-repeated="8"/>
          <table:table-cell office:value-type="float" office:value="1383" calcext:value-type="float">
            <text:p>1383</text:p>
          </table:table-cell>
          <table:table-cell office:value-type="string" calcext:value-type="string">
            <text:p>www.facebook.com/ppnantes</text:p>
          </table:table-cell>
          <table:table-cell office:value-type="string" calcext:value-type="string">
            <text:p>Laurent Authier</text:p>
          </table:table-cell>
          <table:table-cell office:value-type="string" calcext:value-type="string">
            <text:p>Président</text:p>
          </table:table-cell>
          <table:table-cell office:value-type="string" calcext:value-type="string">
            <text:p>laurent@plastic-pickup.fr</text:p>
          </table:table-cell>
          <table:table-cell table:number-columns-repeated="3"/>
          <table:table-cell office:value-type="string" calcext:value-type="string">
            <text:p>Non</text:p>
          </table:table-cell>
          <table:table-cell table:number-columns-repeated="8"/>
          <table:table-cell table:style-name="ce534" table:formula="of:=JSONANNUAIRE([.A37]; [.B37]; [.C37]; [.D37]; [.E37]; [.F37]; [.G37]; [.H37]; [.I37]; [.J37]; [.K37]; [.L37]; [.M37]; [.N37]; [.O37]; [.P37]; [.Q37]; [.R37]; [.S37]; [.T37]; [.U37]; [.V37]; [.W37]; [.X37]; [.Y37]; [.Z37]; [.AA37]; [.AB37]; [.AC37]; [.AD37]; [.AE37]; [.AF37]; [.AG37]; [.AH37]; [.AI37]; [.AJ37]; [.AK37]; [.AL37]; [.AM37]; [.AN37])" office:value-type="string" office:string-value="   {&#10;      &quot;code&quot;:&quot;annuaire_035&quot;,&#10;      &quot;nom&quot;:&quot;Plastic Pickup&quot;,&#10;      &quot;nom_en&quot;:&quot;Plastic Pickup&quot;,&#10;      &quot;statut&quot;:&quot;Association&quot;,&#10;      &quot;secteur_geographique&quot;:&quot;Région Nantaise et littoral atlantique proche&quot;,&#10;      &quot;url&quot;:&quot;http://www.plastic-pickup.fr,&quot;,&#10;      &quot;email&quot;:&quot;contact@plastic-pickup.fr&quot;,&#10;      &quot;facebook&quot;:&quot;www.facebook.com/ppnantes&quot;,&#10;      &quot;adresseTemp&quot;:&quot;  &quot;&#10;   }," calcext:value-type="string">
            <text:p>   {</text:p>
            <text:p>      "code":"annuaire_035",</text:p>
            <text:p>      "nom":"Plastic Pickup",</text:p>
            <text:p>      "nom_en":"Plastic Pickup",</text:p>
            <text:p>      "statut":"Association",</text:p>
            <text:p>      "secteur_geographique":"Région Nantaise et littoral atlantique proche",</text:p>
            <text:p>      "url":"http://www.plastic-pickup.fr,",</text:p>
            <text:p>      "email":"contact@plastic-pickup.fr",</text:p>
            <text:p>      "facebook":"www.facebook.com/ppnantes",</text:p>
            <text:p>      "adresseTemp":"  "</text:p>
            <text:p>   },</text:p>
          </table:table-cell>
        </table:table-row>
        <table:table-row table:style-name="ro39">
          <table:table-cell office:value-type="string" calcext:value-type="string">
            <text:p>annuaire_036</text:p>
          </table:table-cell>
          <table:table-cell office:value-type="string" calcext:value-type="string">
            <text:p>Les autruches utopistes</text:p>
          </table:table-cell>
          <table:table-cell office:value-type="string" calcext:value-type="string">
            <text:p>Éditeur de magazine papier ou vidéoOrganise ou tient des conférences</text:p>
          </table:table-cell>
          <table:table-cell office:value-type="string" calcext:value-type="string">
            <text:p>Association Loi 1901 créée en mars 2019, engagée dans la démarche zéro déchet. Avec notre projet de webdocumentaire « De l’autre côté » on souhaite promouvoir avec des outils médiatiques ce mouvement du zéro déchet comme une solution collectiv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Bordeaux, Nantes, Paris</text:p>
          </table:table-cell>
          <table:table-cell office:value-type="string" calcext:value-type="string">
            <text:p>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able:table-cell>
          <table:table-cell office:value-type="string" calcext:value-type="string">
            <text:p>http://autruchesutopistes.com/,</text:p>
          </table:table-cell>
          <table:table-cell/>
          <table:table-cell office:value-type="string" calcext:value-type="string">
            <text:p>autruches.utopistes@ecomail-asso.com</text:p>
          </table:table-cell>
          <table:table-cell table:number-columns-repeated="8"/>
          <table:table-cell office:value-type="float" office:value="1362" calcext:value-type="float">
            <text:p>1362</text:p>
          </table:table-cell>
          <table:table-cell office:value-type="string" calcext:value-type="string">
            <text:p>https://www.facebook.com/autruchesutopistes/</text:p>
          </table:table-cell>
          <table:table-cell office:value-type="string" calcext:value-type="string">
            <text:p>Charlotte Muckensturm</text:p>
          </table:table-cell>
          <table:table-cell office:value-type="string" calcext:value-type="string">
            <text:p>président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6"/>
          <table:table-cell office:value-type="string" calcext:value-type="string">
            <text:p>https://vimeo.com/330510487,</text:p>
          </table:table-cell>
          <table:table-cell/>
          <table:table-cell table:style-name="ce534" table:formula="of:=JSONANNUAIRE([.A38]; [.B38]; [.C38]; [.D38]; [.E38]; [.F38]; [.G38]; [.H38]; [.I38]; [.J38]; [.K38]; [.L38]; [.M38]; [.N38]; [.O38]; [.P38]; [.Q38]; [.R38]; [.S38]; [.T38]; [.U38]; [.V38]; [.W38]; [.X38]; [.Y38]; [.Z38]; [.AA38]; [.AB38]; [.AC38]; [.AD38]; [.AE38]; [.AF38]; [.AG38]; [.AH38]; [.AI38]; [.AJ38]; [.AK38]; [.AL38]; [.AM38]; [.AN38])" office:value-type="string" office:string-value="   {&#10;      &quot;code&quot;:&quot;annuaire_036&quot;,&#10;      &quot;nom&quot;:&quot;Les autruches utopistes&quot;,&#10;      &quot;nom_en&quot;:&quot;Les autruches utopistes&quot;,&#10;      &quot;description&quot;:&quot;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quot;,&#10;      &quot;statut&quot;:&quot;Association&quot;,&#10;      &quot;secteur_geographique&quot;:&quot;Bordeaux, Nantes, Paris&quot;,&#10;      &quot;url&quot;:&quot;http://autruchesutopistes.com/,&quot;,&#10;      &quot;email&quot;:&quot;autruches.utopistes@ecomail-asso.com&quot;,&#10;      &quot;facebook&quot;:&quot;https://www.facebook.com/autruchesutopistes/&quot;,&#10;      &quot;adresseTemp&quot;:&quot;  &quot;,&#10;      &quot;objets_recuperes&quot;:&quot;__toutes les matières habituelles d'un particulier&quot;,&#10;      &quot;mots_cles&quot;:&quot;__toutes les matières habituelles d'un particulier&quot;,&#10;      &quot;video&quot;:&quot;https://vimeo.com/330510487,&quot;&#10;   }," calcext:value-type="string">
            <text:p>   {</text:p>
            <text:p>      "code":"annuaire_036",</text:p>
            <text:p>      "nom":"Les autruches utopistes",</text:p>
            <text:p>      "nom_en":"Les autruches utopistes",</text:p>
            <text:p>      "description":"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ext:p>      "statut":"Association",</text:p>
            <text:p>      "secteur_geographique":"Bordeaux, Nantes, Paris",</text:p>
            <text:p>      "url":"http://autruchesutopistes.com/,",</text:p>
            <text:p>      "email":"autruches.utopistes@ecomail-asso.com",</text:p>
            <text:p>      "facebook":"https://www.facebook.com/autruchesutopistes/",</text:p>
            <text:p>      "adresseTemp":"  ",</text:p>
            <text:p>      "objets_recuperes":"__toutes les matières habituelles d'un particulier",</text:p>
            <text:p>      "mots_cles":"__toutes les matières habituelles d'un particulier",</text:p>
            <text:p>      "video":"https://vimeo.com/330510487,"</text:p>
            <text:p>   },</text:p>
          </table:table-cell>
        </table:table-row>
        <table:table-row table:style-name="ro39">
          <table:table-cell office:value-type="string" calcext:value-type="string">
            <text:p>annuaire_037</text:p>
          </table:table-cell>
          <table:table-cell office:value-type="string" calcext:value-type="string">
            <text:p>Terra 21</text:p>
          </table:table-cell>
          <table:table-cell office:value-type="string" calcext:value-type="string">
            <text:p>Accompagnement des professionnels sur la réduction des déchets dus à leurs métiersInformation sur la réduction des déchets à la source (hors stand)Information sur le recyclage (hors stand)Organise ou tient des conférencesSensibilisation au gaspillage alimentaireSensibilisation ou ateliers avec des scolairesStand sensibilisation réduction "déchets"</text:p>
          </table:table-cell>
          <table:table-cell office:value-type="string" calcext:value-type="string">
            <text:p>Terra 21 est un bureau d'études installé à Nantes (bilan carbone, gestion des déchets, management environnemental, sensibilisation)</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la Loire, France entière</text:p>
          </table:table-cell>
          <table:table-cell office:value-type="string" calcext:value-type="string">
            <text:p>Terra 21 est un <text:s/>bureau d'étude qui accompagne les organisations privées et publiques dans la prise en compte et le déploiement de démarches environnementales (déchets - ressources, énergie, biodiversité, relation aux parties prenantes)</text:p>
          </table:table-cell>
          <table:table-cell office:value-type="string" calcext:value-type="string">
            <text:p>http://uq3r!q!hkIt@5en%EFVdRjlI,</text:p>
          </table:table-cell>
          <table:table-cell office:value-type="float" office:value="689981628" calcext:value-type="float">
            <text:p>689981628</text:p>
          </table:table-cell>
          <table:table-cell office:value-type="string" calcext:value-type="string">
            <text:p>herve.fournier@terra21.fr</text:p>
          </table:table-cell>
          <table:table-cell office:value-type="string" calcext:value-type="string">
            <text:p>4 rue René Viviani 44100 Nantes</text:p>
          </table:table-cell>
          <table:table-cell table:number-columns-repeated="7"/>
          <table:table-cell office:value-type="float" office:value="1342" calcext:value-type="float">
            <text:p>1342</text:p>
          </table:table-cell>
          <table:table-cell office:value-type="string" calcext:value-type="string">
            <text:p>https://www.facebook.com/terra21sarl/</text:p>
          </table:table-cell>
          <table:table-cell office:value-type="string" calcext:value-type="string">
            <text:p>Hervé Fournier</text:p>
          </table:table-cell>
          <table:table-cell office:value-type="string" calcext:value-type="string">
            <text:p>Directeur</text:p>
          </table:table-cell>
          <table:table-cell office:value-type="string" calcext:value-type="string">
            <text:p>herve.fournier@terra21.fr</text:p>
          </table:table-cell>
          <table:table-cell table:number-columns-repeated="3"/>
          <table:table-cell office:value-type="string" calcext:value-type="string">
            <text:p>Non</text:p>
          </table:table-cell>
          <table:table-cell office:value-type="string" calcext:value-type="string">
            <text:p>http://www.ecopole.com/adherents/terra-21/,</text:p>
          </table:table-cell>
          <table:table-cell table:number-columns-repeated="7"/>
          <table:table-cell table:style-name="ce534" table:formula="of:=JSONANNUAIRE([.A39]; [.B39]; [.C39]; [.D39]; [.E39]; [.F39]; [.G39]; [.H39]; [.I39]; [.J39]; [.K39]; [.L39]; [.M39]; [.N39]; [.O39]; [.P39]; [.Q39]; [.R39]; [.S39]; [.T39]; [.U39]; [.V39]; [.W39]; [.X39]; [.Y39]; [.Z39]; [.AA39]; [.AB39]; [.AC39]; [.AD39]; [.AE39]; [.AF39]; [.AG39]; [.AH39]; [.AI39]; [.AJ39]; [.AK39]; [.AL39]; [.AM39]; [.AN39])" office:value-type="string" office:string-value="   {&#10;      &quot;code&quot;:&quot;annuaire_037&quot;,&#10;      &quot;nom&quot;:&quot;Terra 21&quot;,&#10;      &quot;nom_en&quot;:&quot;Terra 21&quot;,&#10;      &quot;description&quot;:&quot;Terra 21 est un  bureau d'étude qui accompagne les organisations privées et publiques dans la prise en compte et le déploiement de démarches environnementales (déchets - ressources, énergie, biodiversité, relation aux parties prenantes)&quot;,&#10;      &quot;secteur_geographique&quot;:&quot;Pays de la Loire, France entière&quot;,&#10;      &quot;url&quot;:&quot;http://uq3r!q!hkIt@5en%EFVdRjlI,&quot;,&#10;      &quot;email&quot;:&quot;herve.fournier@terra21.fr&quot;,&#10;      &quot;facebook&quot;:&quot;https://www.facebook.com/terra21sarl/&quot;,&#10;      &quot;tel&quot;:&quot;689981628&quot;,&#10;      &quot;adresseTemp&quot;:&quot;  &quot;,&#10;      &quot;objets_recuperes&quot;:&quot;_toutes les matières d'une entreprise non spécialisée&quot;,&#10;      &quot;mots_cles&quot;:&quot;_toutes les matières d'une entreprise non spécialisée&quot;&#10;   }," calcext:value-type="string">
            <text:p>   {</text:p>
            <text:p>      "code":"annuaire_037",</text:p>
            <text:p>      "nom":"Terra 21",</text:p>
            <text:p>      "nom_en":"Terra 21",</text:p>
            <text:p>      "description":"Terra 21 est un  bureau d'étude qui accompagne les organisations privées et publiques dans la prise en compte et le déploiement de démarches environnementales (déchets - ressources, énergie, biodiversité, relation aux parties prenantes)",</text:p>
            <text:p>      "secteur_geographique":"Pays de la Loire, France entière",</text:p>
            <text:p>      "url":"http://uq3r!q!hkIt@5en%EFVdRjlI,",</text:p>
            <text:p>      "email":"herve.fournier@terra21.fr",</text:p>
            <text:p>      "facebook":"https://www.facebook.com/terra21sarl/",</text:p>
            <text:p>      "tel":"689981628",</text:p>
            <text:p>      "adresseTemp":"  ",</text:p>
            <text:p>      "objets_recuperes":"_toutes les matières d'une entreprise non spécialisée",</text:p>
            <text:p>      "mots_cles":"_toutes les matières d'une entreprise non spécialisée"</text:p>
            <text:p>   },</text:p>
          </table:table-cell>
        </table:table-row>
        <table:table-row table:style-name="ro39">
          <table:table-cell office:value-type="string" calcext:value-type="string">
            <text:p>annuaire_038</text:p>
          </table:table-cell>
          <table:table-cell office:value-type="string" calcext:value-type="string">
            <text:p>Compost In Situ</text:p>
          </table:table-cell>
          <table:table-cell office:value-type="string" calcext:value-type="string">
            <text:p>Solutions de récupération des matières organiques (compostage...)</text:p>
          </table:table-cell>
          <table:table-cell office:value-type="string" calcext:value-type="string">
            <text:p>Coopérative proposant des solutions clé en main de compostage local, par la collecte de vos bio-déchets et la gestion de silos de compostage</text:p>
          </table:table-cell>
          <table:table-cell office:value-type="string" calcext:value-type="string">
            <text:p>déchets organiques riches (restes alimentaires...)déchets verts (pelousetaille de haie...)vaisselle jetable</text:p>
          </table:table-cell>
          <table:table-cell office:value-type="string" calcext:value-type="string">
            <text:p>La structure est active.</text:p>
          </table:table-cell>
          <table:table-cell office:value-type="string" calcext:value-type="string">
            <text:p>SCOP</text:p>
          </table:table-cell>
          <table:table-cell table:number-columns-repeated="2" office:value-type="string" calcext:value-type="string">
            <text:p>11-20</text:p>
          </table:table-cell>
          <table:table-cell office:value-type="string" calcext:value-type="string">
            <text:p>2-5</text:p>
          </table:table-cell>
          <table:table-cell office:value-type="string" calcext:value-type="string">
            <text:p>Loire-Atlantique</text:p>
          </table:table-cell>
          <table:table-cell office:value-type="string" calcext:value-type="string">
            <text:p>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able:table-cell>
          <table:table-cell office:value-type="string" calcext:value-type="string">
            <text:p>https://compostinsitu.fr/,</text:p>
          </table:table-cell>
          <table:table-cell office:value-type="string" calcext:value-type="string">
            <text:p>02 40 77 85 21</text:p>
          </table:table-cell>
          <table:table-cell office:value-type="string" calcext:value-type="string">
            <text:p>direction.nantes@compostinsitu.fr</text:p>
          </table:table-cell>
          <table:table-cell office:value-type="string" calcext:value-type="string">
            <text:p>Titi Forum</text:p>
          </table:table-cell>
          <table:table-cell office:value-type="string" calcext:value-type="string">
            <text:p>7, rue Louis Blériot</text:p>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Plateforme</text:p>
          </table:table-cell>
          <table:table-cell office:value-type="string" calcext:value-type="string">
            <text:p>Le Télégraphe</text:p>
          </table:table-cell>
          <table:table-cell/>
          <table:table-cell office:value-type="string" calcext:value-type="string">
            <text:p>Treillières</text:p>
          </table:table-cell>
          <table:table-cell office:value-type="float" office:value="1334" calcext:value-type="float">
            <text:p>1334</text:p>
          </table:table-cell>
          <table:table-cell office:value-type="string" calcext:value-type="string">
            <text:p>https://www.facebook.com/compostinsitu/</text:p>
          </table:table-cell>
          <table:table-cell office:value-type="string" calcext:value-type="string">
            <text:p>Dana Pfeuty</text:p>
          </table:table-cell>
          <table:table-cell office:value-type="string" calcext:value-type="string">
            <text:p>Directeur</text:p>
          </table:table-cell>
          <table:table-cell office:value-type="string" calcext:value-type="string">
            <text:p>07 62 13 23 80</text:p>
          </table:table-cell>
          <table:table-cell office:value-type="string" calcext:value-type="string">
            <text:p>Florent Peylet</text:p>
          </table:table-cell>
          <table:table-cell office:value-type="string" calcext:value-type="string">
            <text:p>Agent</text:p>
          </table:table-cell>
          <table:table-cell office:value-type="string" calcext:value-type="string">
            <text:p>f.peylet@compostinsitu.fr</text:p>
          </table:table-cell>
          <table:table-cell office:value-type="string" calcext:value-type="string">
            <text:p>Non</text:p>
          </table:table-cell>
          <table:table-cell table:number-columns-repeated="8"/>
          <table:table-cell table:style-name="ce534" table:formula="of:=JSONANNUAIRE([.A40]; [.B40]; [.C40]; [.D40]; [.E40]; [.F40]; [.G40]; [.H40]; [.I40]; [.J40]; [.K40]; [.L40]; [.M40]; [.N40]; [.O40]; [.P40]; [.Q40]; [.R40]; [.S40]; [.T40]; [.U40]; [.V40]; [.W40]; [.X40]; [.Y40]; [.Z40]; [.AA40]; [.AB40]; [.AC40]; [.AD40]; [.AE40]; [.AF40]; [.AG40]; [.AH40]; [.AI40]; [.AJ40]; [.AK40]; [.AL40]; [.AM40]; [.AN40])" office:value-type="string" office:string-value="   {&#10;      &quot;code&quot;:&quot;annuaire_038&quot;,&#10;      &quot;nom&quot;:&quot;Compost In Situ&quot;,&#10;      &quot;nom_en&quot;:&quot;Compost In Situ&quot;,&#10;      &quot;description&quot;:&quot;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quot;,&#10;      &quot;statut&quot;:&quot;SCOP&quot;,&#10;      &quot;secteur_geographique&quot;:&quot;Loire-Atlantique&quot;,&#10;      &quot;url&quot;:&quot;https://compostinsitu.fr/,&quot;,&#10;      &quot;email&quot;:&quot;direction.nantes@compostinsitu.fr&quot;,&#10;      &quot;facebook&quot;:&quot;https://www.facebook.com/compostinsitu/&quot;,&#10;      &quot;tel&quot;:&quot;02 40 77 85 21&quot;,&#10;      &quot;adresseTemp&quot;:&quot;7, rue Louis Blériot 44700 Orvault&quot;,&#10;      &quot;objets_recuperes&quot;:&quot;déchets organiques riches (restes alimentaires...)déchets verts (pelousetaille de haie...)vaisselle jetable&quot;,&#10;      &quot;mots_cles&quot;:&quot;déchets organiques riches (restes alimentaires...)déchets verts (pelousetaille de haie...)vaisselle jetable&quot;&#10;   }," calcext:value-type="string">
            <text:p>   {</text:p>
            <text:p>      "code":"annuaire_038",</text:p>
            <text:p>      "nom":"Compost In Situ",</text:p>
            <text:p>      "nom_en":"Compost In Situ",</text:p>
            <text:p>      "description":"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ext:p>      "statut":"SCOP",</text:p>
            <text:p>      "secteur_geographique":"Loire-Atlantique",</text:p>
            <text:p>      "url":"https://compostinsitu.fr/,",</text:p>
            <text:p>      "email":"direction.nantes@compostinsitu.fr",</text:p>
            <text:p>      "facebook":"https://www.facebook.com/compostinsitu/",</text:p>
            <text:p>      "tel":"02 40 77 85 21",</text:p>
            <text:p>      "adresseTemp":"7, rue Louis Blériot 44700 Orvault",</text:p>
            <text:p>      "objets_recuperes":"déchets organiques riches (restes alimentaires...)déchets verts (pelousetaille de haie...)vaisselle jetable",</text:p>
            <text:p>      "mots_cles":"déchets organiques riches (restes alimentaires...)déchets verts (pelousetaille de haie...)vaisselle jetable"</text:p>
            <text:p>   },</text:p>
          </table:table-cell>
        </table:table-row>
        <table:table-row table:style-name="ro39">
          <table:table-cell office:value-type="string" calcext:value-type="string">
            <text:p>annuaire_039</text:p>
          </table:table-cell>
          <table:table-cell office:value-type="string" calcext:value-type="string">
            <text:p>AREMACS</text:p>
          </table:table-cell>
          <table:table-cell office:value-type="string" calcext:value-type="string">
            <text:p>Sensibilisation au gaspillage alimentaireStand de conseil sur le recyclageStand sensibilisation réduction "déchets"Tri des déchets sur événements</text:p>
          </table:table-cell>
          <table:table-cell office:value-type="string" calcext:value-type="string">
            <text:p>Association pour le respect de l'environnement lors de manifestations culturelles et sportives\nConseil &amp; gestion éco-responsable des déchets sur événements. Animation et stands de sensibilisation aux enjeux du tri, du zéro déchet et du gaspillage alimentaire. </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0-25</text:p>
          </table:table-cell>
          <table:table-cell office:value-type="string" calcext:value-type="string">
            <text:p>National dont antenne régionale Grand Ouest basée à Nantes (puis Ile de France, Sud Ouest, Sud Est, Auvergne Rhône Alpes)</text:p>
          </table:table-cell>
          <table:table-cell office:value-type="string" calcext:value-type="string">
            <text:p>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text:s text:c="5"/>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able:table-cell>
          <table:table-cell office:value-type="string" calcext:value-type="string">
            <text:p>https://aremacs.com/,</text:p>
          </table:table-cell>
          <table:table-cell office:value-type="float" office:value="601011593" calcext:value-type="float">
            <text:p>601011593</text:p>
          </table:table-cell>
          <table:table-cell office:value-type="string" calcext:value-type="string">
            <text:p>nantes@aremacs.com</text:p>
          </table:table-cell>
          <table:table-cell office:value-type="string" calcext:value-type="string">
            <text:p>Le Solilab</text:p>
          </table:table-cell>
          <table:table-cell office:value-type="string" calcext:value-type="string">
            <text:p>8 rue de Saint Domingue </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288" calcext:value-type="float">
            <text:p>1288</text:p>
          </table:table-cell>
          <table:table-cell office:value-type="string" calcext:value-type="string">
            <text:p>https://www.facebook.com/AremacsPaysDeLaLoire/</text:p>
          </table:table-cell>
          <table:table-cell office:value-type="string" calcext:value-type="string">
            <text:p>Fanny Garcia</text:p>
          </table:table-cell>
          <table:table-cell office:value-type="string" calcext:value-type="string">
            <text:p>Chargée de projets</text:p>
          </table:table-cell>
          <table:table-cell office:value-type="float" office:value="768610606" calcext:value-type="float">
            <text:p>768610606</text:p>
          </table:table-cell>
          <table:table-cell office:value-type="string" calcext:value-type="string">
            <text:p>Coralie Lepecq</text:p>
          </table:table-cell>
          <table:table-cell office:value-type="string" calcext:value-type="string">
            <text:p>Responsable d'antenne régionale</text:p>
          </table:table-cell>
          <table:table-cell office:value-type="float" office:value="601011593" calcext:value-type="float">
            <text:p>601011593</text:p>
          </table:table-cell>
          <table:table-cell office:value-type="string" calcext:value-type="string">
            <text:p>Oui</text:p>
          </table:table-cell>
          <table:table-cell office:value-type="string" calcext:value-type="string">
            <text:p>http://www.ecopole.com/adherents/aremacs-pays-de-la-loire/,</text:p>
          </table:table-cell>
          <table:table-cell table:number-columns-repeated="5"/>
          <table:table-cell office:value-type="string" calcext:value-type="string">
            <text:p>https://www.youtube.com/watch?v=0nJkdqj4vEY,</text:p>
          </table:table-cell>
          <table:table-cell/>
          <table:table-cell table:style-name="ce534" table:formula="of:=JSONANNUAIRE([.A41]; [.B41]; [.C41]; [.D41]; [.E41]; [.F41]; [.G41]; [.H41]; [.I41]; [.J41]; [.K41]; [.L41]; [.M41]; [.N41]; [.O41]; [.P41]; [.Q41]; [.R41]; [.S41]; [.T41]; [.U41]; [.V41]; [.W41]; [.X41]; [.Y41]; [.Z41]; [.AA41]; [.AB41]; [.AC41]; [.AD41]; [.AE41]; [.AF41]; [.AG41]; [.AH41]; [.AI41]; [.AJ41]; [.AK41]; [.AL41]; [.AM41]; [.AN41])" office:value-type="string" office:string-value="   {&#10;      &quot;code&quot;:&quot;annuaire_039&quot;,&#10;      &quot;nom&quot;:&quot;AREMACS&quot;,&#10;      &quot;nom_en&quot;:&quot;AREMACS&quot;,&#10;      &quot;description&quot;:&quot;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quot;,&#10;      &quot;statut&quot;:&quot;Association&quot;,&#10;      &quot;secteur_geographique&quot;:&quot;National dont antenne régionale Grand Ouest basée à Nantes (puis Ile de France, Sud Ouest, Sud Est, Auvergne Rhône Alpes)&quot;,&#10;      &quot;url&quot;:&quot;https://aremacs.com/,&quot;,&#10;      &quot;email&quot;:&quot;nantes@aremacs.com&quot;,&#10;      &quot;facebook&quot;:&quot;https://www.facebook.com/AremacsPaysDeLaLoire/&quot;,&#10;      &quot;tel&quot;:&quot;601011593&quot;,&#10;      &quot;adresseTemp&quot;:&quot;8 rue de Saint Domingue  44200 Nantes&quot;,&#10;      &quot;video&quot;:&quot;https://www.youtube.com/watch?v=0nJkdqj4vEY,&quot;&#10;   }," calcext:value-type="string">
            <text:p>   {</text:p>
            <text:p>      "code":"annuaire_039",</text:p>
            <text:p>      "nom":"AREMACS",</text:p>
            <text:p>      "nom_en":"AREMACS",</text:p>
            <text:p>      "description":"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ext:p>      "statut":"Association",</text:p>
            <text:p>      "secteur_geographique":"National dont antenne régionale Grand Ouest basée à Nantes (puis Ile de France, Sud Ouest, Sud Est, Auvergne Rhône Alpes)",</text:p>
            <text:p>      "url":"https://aremacs.com/,",</text:p>
            <text:p>      "email":"nantes@aremacs.com",</text:p>
            <text:p>      "facebook":"https://www.facebook.com/AremacsPaysDeLaLoire/",</text:p>
            <text:p>      "tel":"601011593",</text:p>
            <text:p>      "adresseTemp":"8 rue de Saint Domingue  44200 Nantes",</text:p>
            <text:p>      "video":"https://www.youtube.com/watch?v=0nJkdqj4vEY,"</text:p>
            <text:p>   },</text:p>
          </table:table-cell>
        </table:table-row>
        <table:table-row table:style-name="ro39">
          <table:table-cell office:value-type="string" calcext:value-type="string">
            <text:p>annuaire_040</text:p>
          </table:table-cell>
          <table:table-cell office:value-type="string" calcext:value-type="string">
            <text:p>Rebelote</text:p>
          </table:table-cell>
          <table:table-cell office:value-type="string" calcext:value-type="string">
            <text:p>Sites informatique ou applications (hors blogs)Vente de produits d'occasion</text:p>
          </table:table-cell>
          <table:table-cell office:value-type="string" calcext:value-type="string">
            <text:p>Rebelote, c'est la seconde main de vos boutiques, en un clic. Vous y trouverez de tout. Toujours de seconde main. Toujours près de chez vous. Toujours de vos boutiques : recycleries, friperies, revendeurs, dépôts-ventes,...</text:p>
          </table:table-cell>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21-50</text:p>
          </table:table-cell>
          <table:table-cell office:value-type="string" calcext:value-type="string">
            <text:p>11-20</text:p>
          </table:table-cell>
          <table:table-cell office:value-type="string" calcext:value-type="string">
            <text:p>1-2</text:p>
          </table:table-cell>
          <table:table-cell office:value-type="string" calcext:value-type="string">
            <text:p>Bassin nantais</text:p>
          </table:table-cell>
          <table:table-cell/>
          <table:table-cell office:value-type="string" calcext:value-type="string">
            <text:p>http://www.rebelote.co,</text:p>
          </table:table-cell>
          <table:table-cell/>
          <table:table-cell office:value-type="string" calcext:value-type="string">
            <text:p>equipe.rebelote@gmail.com</text:p>
          </table:table-cell>
          <table:table-cell table:number-columns-repeated="8"/>
          <table:table-cell office:value-type="float" office:value="1184" calcext:value-type="float">
            <text:p>1184</text:p>
          </table:table-cell>
          <table:table-cell office:value-type="string" calcext:value-type="string">
            <text:p>https://www.facebook.com/rebelote.co/</text:p>
          </table:table-cell>
          <table:table-cell table:number-columns-repeated="6"/>
          <table:table-cell office:value-type="string" calcext:value-type="string">
            <text:p>Non</text:p>
          </table:table-cell>
          <table:table-cell table:number-columns-repeated="8"/>
          <table:table-cell table:style-name="ce534" table:formula="of:=JSONANNUAIRE([.A42]; [.B42]; [.C42]; [.D42]; [.E42]; [.F42]; [.G42]; [.H42]; [.I42]; [.J42]; [.K42]; [.L42]; [.M42]; [.N42]; [.O42]; [.P42]; [.Q42]; [.R42]; [.S42]; [.T42]; [.U42]; [.V42]; [.W42]; [.X42]; [.Y42]; [.Z42]; [.AA42]; [.AB42]; [.AC42]; [.AD42]; [.AE42]; [.AF42]; [.AG42]; [.AH42]; [.AI42]; [.AJ42]; [.AK42]; [.AL42]; [.AM42]; [.AN42])" office:value-type="string" office:string-value="   {&#10;      &quot;code&quot;:&quot;annuaire_040&quot;,&#10;      &quot;nom&quot;:&quot;Rebelote&quot;,&#10;      &quot;nom_en&quot;:&quot;Rebelote&quot;,&#10;      &quot;statut&quot;:&quot;Porteur(s) de projet (sans statut particulier)&quot;,&#10;      &quot;secteur_geographique&quot;:&quot;Bassin nantais&quot;,&#10;      &quot;url&quot;:&quot;http://www.rebelote.co,&quot;,&#10;      &quot;email&quot;:&quot;equipe.rebelote@gmail.com&quot;,&#10;      &quot;facebook&quot;:&quot;https://www.facebook.com/rebelote.co/&quot;,&#10;      &quot;adresseTemp&quot;:&quot;  &quot;&#10;   }," calcext:value-type="string">
            <text:p>   {</text:p>
            <text:p>      "code":"annuaire_040",</text:p>
            <text:p>      "nom":"Rebelote",</text:p>
            <text:p>      "nom_en":"Rebelote",</text:p>
            <text:p>      "statut":"Porteur(s) de projet (sans statut particulier)",</text:p>
            <text:p>      "secteur_geographique":"Bassin nantais",</text:p>
            <text:p>      "url":"http://www.rebelote.co,",</text:p>
            <text:p>      "email":"equipe.rebelote@gmail.com",</text:p>
            <text:p>      "facebook":"https://www.facebook.com/rebelote.co/",</text:p>
            <text:p>      "adresseTemp":"  "</text:p>
            <text:p>   },</text:p>
          </table:table-cell>
        </table:table-row>
        <table:table-row table:style-name="ro39">
          <table:table-cell office:value-type="string" calcext:value-type="string">
            <text:p>annuaire_041</text:p>
          </table:table-cell>
          <table:table-cell office:value-type="string" calcext:value-type="string">
            <text:p>La Galerie du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 sur compostage ou lombricompostageAteliers produits zéro "déchet"Conseils ou gestions des couches lavablesPrête ou loue des biens au lieu de les posséderSensibilisation ou ateliers avec des scolaires</text:p>
          </table:table-cell>
          <table:table-cell office:value-type="string" calcext:value-type="string">
            <text:p>Tiers lieux dédié à la réduction des déchets en hyper centre de Nantes.\nOuvert au grand public.\nPermanence les mercredis 14h-17h et samedi 14h-17h.\nAteliers les autres jours de l'anné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float" office:value="0" calcext:value-type="float">
            <text:p>0</text:p>
          </table:table-cell>
          <table:table-cell office:value-type="string" calcext:value-type="string">
            <text:p>Uniquement à la Galerie</text:p>
          </table:table-cell>
          <table:table-cell office:value-type="string" calcext:value-type="string">
            <text:p>&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able:table-cell>
          <table:table-cell office:value-type="string" calcext:value-type="string">
            <text:p>http://lagalerieduzerodechet.fr,</text:p>
          </table:table-cell>
          <table:table-cell/>
          <table:table-cell office:value-type="string" calcext:value-type="string">
            <text:p>contact@lagalerieduzerodechet.fr</text:p>
          </table:table-cell>
          <table:table-cell office:value-type="string" calcext:value-type="string">
            <text:p>La Galerie du Zéro Déchet</text:p>
          </table:table-cell>
          <table:table-cell office:value-type="string" calcext:value-type="string">
            <text:p>5 rue Fénelon (entrée place Dulcie September)</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170" calcext:value-type="float">
            <text:p>1170</text:p>
          </table:table-cell>
          <table:table-cell office:value-type="string" calcext:value-type="string">
            <text:p>https://facebook.com/LaGalerieDuZeroDechet</text:p>
          </table:table-cell>
          <table:table-cell office:value-type="string" calcext:value-type="string">
            <text:p>Christian Renoulin</text:p>
          </table:table-cell>
          <table:table-cell office:value-type="string" calcext:value-type="string">
            <text:p>Président de l'association</text:p>
          </table:table-cell>
          <table:table-cell office:value-type="string" calcext:value-type="string">
            <text:p>Mail à contact@lagalerieduzerodechet.fr</text:p>
          </table:table-cell>
          <table:table-cell table:number-columns-repeated="3"/>
          <table:table-cell office:value-type="string" calcext:value-type="string">
            <text:p>Non</text:p>
          </table:table-cell>
          <table:table-cell table:number-columns-repeated="8"/>
          <table:table-cell table:style-name="ce534" table:formula="of:=JSONANNUAIRE([.A43]; [.B43]; [.C43]; [.D43]; [.E43]; [.F43]; [.G43]; [.H43]; [.I43]; [.J43]; [.K43]; [.L43]; [.M43]; [.N43]; [.O43]; [.P43]; [.Q43]; [.R43]; [.S43]; [.T43]; [.U43]; [.V43]; [.W43]; [.X43]; [.Y43]; [.Z43]; [.AA43]; [.AB43]; [.AC43]; [.AD43]; [.AE43]; [.AF43]; [.AG43]; [.AH43]; [.AI43]; [.AJ43]; [.AK43]; [.AL43]; [.AM43]; [.AN43])" office:value-type="string" office:string-value="   {&#10;      &quot;code&quot;:&quot;annuaire_041&quot;,&#10;      &quot;nom&quot;:&quot;La Galerie du Zéro Déchet&quot;,&#10;      &quot;nom_en&quot;:&quot;La Galerie du Zéro Déchet&quot;,&#10;      &quot;description&quot;:&quot;&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quot;,&#10;      &quot;statut&quot;:&quot;Association&quot;,&#10;      &quot;secteur_geographique&quot;:&quot;Uniquement à la Galerie&quot;,&#10;      &quot;url&quot;:&quot;http://lagalerieduzerodechet.fr,&quot;,&#10;      &quot;email&quot;:&quot;contact@lagalerieduzerodechet.fr&quot;,&#10;      &quot;facebook&quot;:&quot;https://facebook.com/LaGalerieDuZeroDechet&quot;,&#10;      &quot;adresseTemp&quot;:&quot;5 rue Fénelon (entrée place Dulcie September) 44000 Nantes&quot;,&#10;      &quot;objets_recuperes&quot;:&quot;__toutes les matières habituelles d'un particulier&quot;,&#10;      &quot;mots_cles&quot;:&quot;__toutes les matières habituelles d'un particulier&quot;&#10;   }," calcext:value-type="string">
            <text:p>   {</text:p>
            <text:p>      "code":"annuaire_041",</text:p>
            <text:p>      "nom":"La Galerie du Zéro Déchet",</text:p>
            <text:p>      "nom_en":"La Galerie du Zéro Déchet",</text:p>
            <text:p>      "description":"&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ext:p>      "statut":"Association",</text:p>
            <text:p>      "secteur_geographique":"Uniquement à la Galerie",</text:p>
            <text:p>      "url":"http://lagalerieduzerodechet.fr,",</text:p>
            <text:p>      "email":"contact@lagalerieduzerodechet.fr",</text:p>
            <text:p>      "facebook":"https://facebook.com/LaGalerieDuZeroDechet",</text:p>
            <text:p>      "adresseTemp":"5 rue Fénelon (entrée place Dulcie September) 440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42</text:p>
          </table:table-cell>
          <table:table-cell office:value-type="string" calcext:value-type="string">
            <text:p>Mieux trier à Nantes</text:p>
          </table:table-cell>
          <table:table-cell office:value-type="string" calcext:value-type="string">
            <text:p>Information sur la réduction des déchets à la source (hors stand)Information sur le recyclage (hors stand)Sites informatique ou applications (hors blogs)</text:p>
          </table:table-cell>
          <table:table-cell office:value-type="string" calcext:value-type="string">
            <text:p>Création d'outils libres sur la réduction des déchets :\n- application "Mieux trier à Nantes" : trier précisément,\n- création de cartes sur la réduction des déchets : CartoVrac.fr ( magasins de vrac CoReparation.fr (Repairs Cafés...), CartOccase.fr (produits d'occasion et dons),\n- jeu de carte "apprendre à trier".</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les environs.</text:p>
          </table:table-cell>
          <table:table-cell office:value-type="string" calcext:value-type="string">
            <text:p>&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able:table-cell>
          <table:table-cell office:value-type="string" calcext:value-type="string">
            <text:p>https://mieuxtrieranantes.wordpress.com/,</text:p>
          </table:table-cell>
          <table:table-cell/>
          <table:table-cell office:value-type="string" calcext:value-type="string">
            <text:p>mieuxtrieranantes@gmail.com</text:p>
          </table:table-cell>
          <table:table-cell table:number-columns-repeated="8"/>
          <table:table-cell office:value-type="float" office:value="1152" calcext:value-type="float">
            <text:p>1152</text:p>
          </table:table-cell>
          <table:table-cell office:value-type="string" calcext:value-type="string">
            <text:p>https://www.facebook.com/Mieux-trier-%C3%A0-Nantes-266725983531595/</text:p>
          </table:table-cell>
          <table:table-cell office:value-type="string" calcext:value-type="string">
            <text:p>Christian Renoulin</text:p>
          </table:table-cell>
          <table:table-cell office:value-type="string" calcext:value-type="string">
            <text:p>Membre actif</text:p>
          </table:table-cell>
          <table:table-cell office:value-type="string" calcext:value-type="string">
            <text:p>Le mail mieuxtrieranantes@gmail.com c'est très bien.</text:p>
          </table:table-cell>
          <table:table-cell office:value-type="string" calcext:value-type="string">
            <text:p>Matthieu Weber</text:p>
          </table:table-cell>
          <table:table-cell office:value-type="string" calcext:value-type="string">
            <text:p>Président de l'association</text:p>
          </table:table-cell>
          <table:table-cell/>
          <table:table-cell office:value-type="string" calcext:value-type="string">
            <text:p>Non</text:p>
          </table:table-cell>
          <table:table-cell office:value-type="string" calcext:value-type="string">
            <text:p>http://www.ecopole.com/adherents/mieux-trier-a-nantes/,</text:p>
          </table:table-cell>
          <table:table-cell/>
          <table:table-cell office:value-type="string" calcext:value-type="string">
            <text:p>https://www.nantes.fr/infonantes/association/22448#infonantesResult,</text:p>
          </table:table-cell>
          <table:table-cell table:number-columns-repeated="5"/>
          <table:table-cell table:style-name="ce534" table:formula="of:=JSONANNUAIRE([.A44]; [.B44]; [.C44]; [.D44]; [.E44]; [.F44]; [.G44]; [.H44]; [.I44]; [.J44]; [.K44]; [.L44]; [.M44]; [.N44]; [.O44]; [.P44]; [.Q44]; [.R44]; [.S44]; [.T44]; [.U44]; [.V44]; [.W44]; [.X44]; [.Y44]; [.Z44]; [.AA44]; [.AB44]; [.AC44]; [.AD44]; [.AE44]; [.AF44]; [.AG44]; [.AH44]; [.AI44]; [.AJ44]; [.AK44]; [.AL44]; [.AM44]; [.AN44])" office:value-type="string" office:string-value="   {&#10;      &quot;code&quot;:&quot;annuaire_042&quot;,&#10;      &quot;nom&quot;:&quot;Mieux trier à Nantes&quot;,&#10;      &quot;nom_en&quot;:&quot;Mieux trier à Nantes&quot;,&#10;      &quot;description&quot;:&quot;&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quot;,&#10;      &quot;statut&quot;:&quot;Association&quot;,&#10;      &quot;secteur_geographique&quot;:&quot;Nantes et les environs.&quot;,&#10;      &quot;url&quot;:&quot;https://mieuxtrieranantes.wordpress.com/,&quot;,&#10;      &quot;email&quot;:&quot;mieuxtrieranantes@gmail.com&quot;,&#10;      &quot;facebook&quot;:&quot;https://www.facebook.com/Mieux-trier-%C3%A0-Nantes-266725983531595/&quot;,&#10;      &quot;adresseTemp&quot;:&quot;  &quot;,&#10;      &quot;objets_recuperes&quot;:&quot;__toutes les matières habituelles d'un particulier&quot;,&#10;      &quot;mots_cles&quot;:&quot;__toutes les matières habituelles d'un particulier&quot;&#10;   }," calcext:value-type="string">
            <text:p>   {</text:p>
            <text:p>      "code":"annuaire_042",</text:p>
            <text:p>      "nom":"Mieux trier à Nantes",</text:p>
            <text:p>      "nom_en":"Mieux trier à Nantes",</text:p>
            <text:p>      "description":"&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ext:p>      "statut":"Association",</text:p>
            <text:p>      "secteur_geographique":"Nantes et les environs.",</text:p>
            <text:p>      "url":"https://mieuxtrieranantes.wordpress.com/,",</text:p>
            <text:p>      "email":"mieuxtrieranantes@gmail.com",</text:p>
            <text:p>      "facebook":"https://www.facebook.com/Mieux-trier-%C3%A0-Nantes-266725983531595/",</text:p>
            <text:p>      "adresseTemp":"  ",</text:p>
            <text:p>      "objets_recuperes":"__toutes les matières habituelles d'un particulier",</text:p>
            <text:p>      "mots_cles":"__toutes les matières habituelles d'un particulier"</text:p>
            <text:p>   },</text:p>
          </table:table-cell>
        </table:table-row>
        <table:table-row table:style-name="ro1" table:number-rows-repeated="2">
          <table:table-cell table:number-columns-repeated="40"/>
          <table:table-cell table:style-name="ce534"/>
        </table:table-row>
        <table:table-row table:style-name="ro1">
          <table:table-cell table:number-columns-repeated="40"/>
          <table:table-cell table:style-name="ce535" office:value-type="string" calcext:value-type="string">
            <text:p>{}]</text:p>
          </table:table-cell>
        </table:table-row>
        <table:table-row table:style-name="ro1" table:number-rows-repeated="1048528">
          <table:table-cell table:number-columns-repeated="41"/>
        </table:table-row>
        <table:table-row table:style-name="ro1">
          <table:table-cell table:number-columns-repeated="41"/>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81" table:display-filter-buttons="true" table:orientation="column"/>
        <table:database-range table:name="__Anonymous_Sheet_DB__2" table:target-range-address="Docs.A4:Docs.K21" table:display-filter-buttons="true" table:orientation="column"/>
        <table:database-range table:name="__Anonymous_Sheet_DB__3" table:target-range-address="Conseils.A4:Conseils.I6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30">00/00/0000</text:date>, <text:time style:data-style-name="N2" text:time-value="10:53:27.24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3DT17M53S</meta:editing-duration>
    <meta:editing-cycles>1836</meta:editing-cycles>
    <meta:generator>LibreOffice/6.2.4.2$Windows_X86_64 LibreOffice_project/2412653d852ce75f65fbfa83fb7e7b669a126d64</meta:generator>
    <meta:creation-date>2013-06-24T19:02:37.47</meta:creation-date>
    <dc:date>2020-08-30T11:02:05.381000000</dc:date>
    <meta:document-statistic meta:table-count="15" meta:cell-count="6982"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Annuaire(colCode as String, colNom as String, colActivites as String, colBreveDescription as String, colObjetsOuMateriauxConcernes as String, colLactiviteDeLaStructureEstElleEnSommeilOuALetatDeProjet as String, colStatutJuridique as String, colNombreDePersonnesPhysiquesAdherentesOuMembresDuProjet as String, colNombreDePersonnesMoralesAdherentesDeLaStructure as String, colNombreDeSalaries as String, colSecteurGeographiqueDintervention as String, colDescriptionComplete as String, colSiteInternet as String, colNumeroDeTelephone as String, colEMail as String, colNomDuPremierLocal as String, colAdresseDuPremierLocal as String, colCodePostalDuPremierLocal as String, colVilleDuPremierLocal as String, colNomDuDeuxiemeLocal as String, colAdresseDuDeuxiemeLocal as String, colCodePostalDuDeuxiemeLocal as String, colVilleDuDeuxiemeLocal as String, colLogo as String, colPageFacebook as String, colNomDuPremierContact as String, colFonctionDuPremierContact as String, colMoyenDeJoindreLePremierContact as String, colNomDuDeuxiemeContact as String, colFonctionDuDeuxiemeContact as String, colMoyenDeJoindreLeDeuxiemeContact as String, colLaStructureEstUneAntenneLocaleDuneStructureNationaleDontLeSiegeNestPasEnPaysDeLaLoire as String, colLienVersFicheDePresentationDeLaStructureChezEcopole as String, colLienVersFicheDePresentationDuDeuxiemeLocalChezCartoquartiers as String, colLienVersFicheDePresentationStructureDansAnnuaireVilleDeNantes as String, colLienVersFicheDePresentationDuPremierLocalChezCartoquartiers as String, colLienVersNoeudOpenstreetmapDuPremierLocal as String, colLienVersNoeudOpenstreetmapDuDeuxiemeLocal as String, colVideoDePresentation as String)
	Result = "   {" &amp; chr(10) &amp; "      " &amp; getCleValeurPasVide("code",colCode,"," &amp; chr(10) &amp; "      ")
	Result = Result &amp; getCleValeurPasVide("nom",colNom,"," &amp; chr(10) &amp; "      ")
	Result = Result &amp; getCleValeurPasVide("nom_en",colNom,"," &amp; chr(10) &amp; "      ")
	Result = Result &amp; getCleValeurPasVide("description",colDescriptionComplete,"," &amp; chr(10) &amp; "      ")
	Result = Result &amp; getCleValeurPasVide("statut",colStatutJuridique,"," &amp; chr(10) &amp; "      ")
	Result = Result &amp; getCleValeurPasVide("secteur_geographique",colSecteurGeographiqueDintervention,"," &amp; chr(10) &amp; "      ")
	Result = Result &amp; getCleValeurPasVide("url",colSiteInternet,"," &amp; chr(10) &amp; "      ")
	Result = Result &amp; getCleValeurPasVide("email",colEMail,"," &amp; chr(10) &amp; "      ")
	Result = Result &amp; getCleValeurPasVide("facebook",colPageFacebook,"," &amp; chr(10) &amp; "      ")
	Result = Result &amp; getCleValeurPasVide("tel",colNumeroDeTelephone,"," &amp; chr(10) &amp; "      ")
	If colAdresseDuPremierLocal = 0 Then
		colAdresseDuPremierLocal = ""
	EndIf
	If colCodePostalDuPremierLocal = 0 Then
		colCodePostalDuPremierLocal = ""
	EndIf
	If colVilleDuPremierLocal = 0 Then
		colVilleDuPremierLocal = ""
	EndIf
	Result = Result &amp; getCleValeurPasVide("adresseTemp", colAdresseDuPremierLocal  &amp; " " &amp; colCodePostalDuPremierLocal &amp; " " &amp; colVilleDuPremierLocal,",")
	Result = Result &amp; getCleValeurPasVide("mots_cles","","," &amp; chr(10) &amp; "      ")
	Result = Result &amp; getCleValeurPasVide("objets_recuperes",colObjetsOuMateriauxConcernes,"," &amp; chr(10) &amp; "      ")
	Result = Result &amp; getCleValeurPasVide("mots_cles",colObjetsOuMateriauxConcernes,"," &amp; chr(10) &amp; "      ")
	Result = Result &amp; getCleValeurPasVide("video",colVideoDePresentation,"," &amp; chr(10) &amp; "      ")
	Result = Result &amp; getCleValeurPasVide("openstreetmap",colLienVersNoeudOpenstreetmapDuPremierLocal,"," &amp; chr(10) &amp; "      ")
	Result = Result &amp;  "},"
	Result = UtilReplace(Result, "," &amp; chr(10) &amp; "      }",  chr(10) &amp; "   }")
	JsonAnnuair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